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1.24mm"/>
    </style:style>
    <style:style style:name="co3" style:family="table-column">
      <style:table-column-properties fo:break-before="auto" style:column-width="20mm"/>
    </style:style>
    <style:style style:name="co4" style:family="table-column">
      <style:table-column-properties fo:break-before="auto" style:column-width="39.76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19.77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6.14mm"/>
    </style:style>
    <style:style style:name="co10" style:family="table-column">
      <style:table-column-properties fo:break-before="auto" style:column-width="25.9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2.21mm"/>
    </style:style>
    <style:style style:name="co13" style:family="table-column">
      <style:table-column-properties fo:break-before="auto" style:column-width="3.81mm"/>
    </style:style>
    <style:style style:name="co14" style:family="table-column">
      <style:table-column-properties fo:break-before="auto" style:column-width="28.75mm"/>
    </style:style>
    <style:style style:name="co15" style:family="table-column">
      <style:table-column-properties fo:break-before="auto" style:column-width="16.99mm"/>
    </style:style>
    <style:style style:name="co16" style:family="table-column">
      <style:table-column-properties fo:break-before="auto" style:column-width="14.99mm"/>
    </style:style>
    <style:style style:name="co17" style:family="table-column">
      <style:table-column-properties fo:break-before="auto" style:column-width="30.71mm"/>
    </style:style>
    <style:style style:name="co18" style:family="table-column">
      <style:table-column-properties fo:break-before="auto" style:column-width="22.14mm"/>
    </style:style>
    <style:style style:name="co19" style:family="table-column">
      <style:table-column-properties fo:break-before="auto" style:column-width="13.49mm"/>
    </style:style>
    <style:style style:name="co20" style:family="table-column">
      <style:table-column-properties fo:break-before="auto" style:column-width="13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10.88mm"/>
    </style:style>
    <style:style style:name="co23" style:family="table-column">
      <style:table-column-properties fo:break-before="auto" style:column-width="27.59mm"/>
    </style:style>
    <style:style style:name="co24" style:family="table-column">
      <style:table-column-properties fo:break-before="auto" style:column-width="23.41mm"/>
    </style:style>
    <style:style style:name="co25" style:family="table-column">
      <style:table-column-properties fo:break-before="auto" style:column-width="14.01mm"/>
    </style:style>
    <style:style style:name="co26" style:family="table-column">
      <style:table-column-properties fo:break-before="auto" style:column-width="11.98mm"/>
    </style:style>
    <style:style style:name="co27" style:family="table-column">
      <style:table-column-properties fo:break-before="auto" style:column-width="18.5mm"/>
    </style:style>
    <style:style style:name="co28" style:family="table-column">
      <style:table-column-properties fo:break-before="auto" style:column-width="46.62mm"/>
    </style:style>
    <style:style style:name="co29" style:family="table-column">
      <style:table-column-properties fo:break-before="auto" style:column-width="31.4mm"/>
    </style:style>
    <style:style style:name="co30" style:family="table-column">
      <style:table-column-properties fo:break-before="auto" style:column-width="26.49mm"/>
    </style:style>
    <style:style style:name="co31" style:family="table-column">
      <style:table-column-properties fo:break-before="auto" style:column-width="27.87mm"/>
    </style:style>
    <style:style style:name="co32" style:family="table-column">
      <style:table-column-properties fo:break-before="auto" style:column-width="25.59mm"/>
    </style:style>
    <style:style style:name="co33" style:family="table-column">
      <style:table-column-properties fo:break-before="auto" style:column-width="1.8mm"/>
    </style:style>
    <style:style style:name="co34" style:family="table-column">
      <style:table-column-properties fo:break-before="auto" style:column-width="26.55mm"/>
    </style:style>
    <style:style style:name="co35" style:family="table-column">
      <style:table-column-properties fo:break-before="auto" style:column-width="26.67mm"/>
    </style:style>
    <style:style style:name="co36" style:family="table-column">
      <style:table-column-properties fo:break-before="auto" style:column-width="45.31mm"/>
    </style:style>
    <style:style style:name="co37" style:family="table-column">
      <style:table-column-properties fo:break-before="auto" style:column-width="30.3mm"/>
    </style:style>
    <style:style style:name="co38" style:family="table-column">
      <style:table-column-properties fo:break-before="auto" style:column-width="13.72mm"/>
    </style:style>
    <style:style style:name="ro1" style:family="table-row">
      <style:table-row-properties style:row-height="1.94mm" fo:break-before="auto" style:use-optimal-row-height="false"/>
    </style:style>
    <style:style style:name="ro2" style:family="table-row">
      <style:table-row-properties style:row-height="5.5mm" fo:break-before="auto" style:use-optimal-row-height="false"/>
    </style:style>
    <style:style style:name="ro3" style:family="table-row">
      <style:table-row-properties style:row-height="2.47mm" fo:break-before="auto" style:use-optimal-row-height="false"/>
    </style:style>
    <style:style style:name="ro4" style:family="table-row">
      <style:table-row-properties style:row-height="2.29mm" fo:break-before="auto" style:use-optimal-row-height="false"/>
    </style:style>
    <style:style style:name="ro5" style:family="table-row">
      <style:table-row-properties style:row-height="3.53mm" fo:break-before="auto" style:use-optimal-row-height="false"/>
    </style:style>
    <style:style style:name="ro6" style:family="table-row">
      <style:table-row-properties style:row-height="4.06mm" fo:break-before="auto" style:use-optimal-row-height="false"/>
    </style:style>
    <style:style style:name="ro7" style:family="table-row">
      <style:table-row-properties style:row-height="3mm" fo:break-before="auto" style:use-optimal-row-height="fals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1.92mm" fo:break-before="auto" style:use-optimal-row-height="false"/>
    </style:style>
    <style:style style:name="ro10" style:family="table-row">
      <style:table-row-properties style:row-height="6.7mm" fo:break-before="auto" style:use-optimal-row-height="false"/>
    </style:style>
    <style:style style:name="ro11" style:family="table-row">
      <style:table-row-properties style:row-height="3.35mm" fo:break-before="auto" style:use-optimal-row-height="false"/>
    </style:style>
    <style:style style:name="ro12" style:family="table-row">
      <style:table-row-properties style:row-height="1.76mm" fo:break-before="auto" style:use-optimal-row-height="false"/>
    </style:style>
    <style:style style:name="ro13" style:family="table-row">
      <style:table-row-properties style:row-height="3mm" fo:break-before="page" style:use-optimal-row-height="false"/>
    </style:style>
    <style:style style:name="ro14" style:family="table-row">
      <style:table-row-properties style:row-height="1.75mm" fo:break-before="auto" style:use-optimal-row-height="false"/>
    </style:style>
    <style:style style:name="ro15" style:family="table-row">
      <style:table-row-properties style:row-height="6.53mm" fo:break-before="auto" style:use-optimal-row-height="false"/>
    </style:style>
    <style:style style:name="ro16" style:family="table-row">
      <style:table-row-properties style:row-height="3.16mm" fo:break-before="auto" style:use-optimal-row-height="false"/>
    </style:style>
    <style:style style:name="ro17" style:family="table-row">
      <style:table-row-properties style:row-height="3.18mm" fo:break-before="auto" style:use-optimal-row-height="false"/>
    </style:style>
    <style:style style:name="ro18" style:family="table-row">
      <style:table-row-properties style:row-height="6.05mm" fo:break-before="auto" style:use-optimal-row-height="true"/>
    </style:style>
    <style:style style:name="ro19" style:family="table-row">
      <style:table-row-properties style:row-height="2.1mm" fo:break-before="auto" style:use-optimal-row-height="false"/>
    </style:style>
    <style:style style:name="ro20" style:family="table-row">
      <style:table-row-properties style:row-height="7.2mm" fo:break-before="auto" style:use-optimal-row-height="false"/>
    </style:style>
    <style:style style:name="ro21" style:family="table-row">
      <style:table-row-properties style:row-height="22.23mm" fo:break-before="auto" style:use-optimal-row-height="false"/>
    </style:style>
    <style:style style:name="ro22" style:family="table-row">
      <style:table-row-properties style:row-height="2.8mm" fo:break-before="auto" style:use-optimal-row-height="false"/>
    </style:style>
    <style:style style:name="ro23" style:family="table-row">
      <style:table-row-properties style:row-height="5.45mm" fo:break-before="auto" style:use-optimal-row-height="true"/>
    </style:style>
    <style:style style:name="ro24" style:family="table-row">
      <style:table-row-properties style:row-height="5.52mm" fo:break-before="auto" style:use-optimal-row-height="true"/>
    </style:style>
    <style:style style:name="ro25" style:family="table-row">
      <style:table-row-properties style:row-height="2.72mm" fo:break-before="auto" style:use-optimal-row-height="false"/>
    </style:style>
    <style:style style:name="ro26" style:family="table-row">
      <style:table-row-properties style:row-height="4.52mm" fo:break-before="auto" style:use-optimal-row-height="true"/>
    </style:style>
    <style:style style:name="ro27" style:family="table-row">
      <style:table-row-properties style:row-height="4.52mm" fo:break-before="page" style:use-optimal-row-height="true"/>
    </style:style>
    <style:style style:name="ro28" style:family="table-row">
      <style:table-row-properties style:row-height="4.87mm" fo:break-before="auto" style:use-optimal-row-height="true"/>
    </style:style>
    <style:style style:name="ro29" style:family="table-row">
      <style:table-row-properties style:row-height="7.62mm" fo:break-before="auto" style:use-optimal-row-height="false"/>
    </style:style>
    <style:style style:name="ro30" style:family="table-row">
      <style:table-row-properties style:row-height="21.17mm" fo:break-before="auto" style:use-optimal-row-height="false"/>
    </style:style>
    <style:style style:name="ro31" style:family="table-row">
      <style:table-row-properties style:row-height="2.06mm" fo:break-before="auto" style:use-optimal-row-height="false"/>
    </style:style>
    <style:style style:name="ro32" style:family="table-row">
      <style:table-row-properties style:row-height="5.93mm" fo:break-before="auto" style:use-optimal-row-height="true"/>
    </style:style>
    <style:style style:name="ro33" style:family="table-row">
      <style:table-row-properties style:row-height="20.11mm" fo:break-before="auto" style:use-optimal-row-height="false"/>
    </style:style>
    <style:style style:name="ro34" style:family="table-row">
      <style:table-row-properties style:row-height="19.9mm" fo:break-before="auto" style:use-optimal-row-height="false"/>
    </style:style>
    <style:style style:name="ro35" style:family="table-row">
      <style:table-row-properties style:row-height="5.72mm" fo:break-before="auto" style:use-optimal-row-height="true"/>
    </style:style>
    <style:style style:name="ro36" style:family="table-row">
      <style:table-row-properties style:row-height="7.83mm" fo:break-before="auto" style:use-optimal-row-height="false"/>
    </style:style>
    <style:style style:name="ro37" style:family="table-row">
      <style:table-row-properties style:row-height="3.37mm" fo:break-before="auto" style:use-optimal-row-height="false"/>
    </style:style>
    <style:style style:name="ro38" style:family="table-row">
      <style:table-row-properties style:row-height="19.47mm" fo:break-before="auto" style:use-optimal-row-height="false"/>
    </style:style>
    <style:style style:name="ro39" style:family="table-row">
      <style:table-row-properties style:row-height="19.69mm" fo:break-before="auto" style:use-optimal-row-height="false"/>
    </style:style>
    <style:style style:name="ro40" style:family="table-row">
      <style:table-row-properties style:row-height="2.52mm" fo:break-before="auto" style:use-optimal-row-height="false"/>
    </style:style>
    <style:style style:name="ro41" style:family="table-row">
      <style:table-row-properties style:row-height="22.86mm" fo:break-before="auto" style:use-optimal-row-height="false"/>
    </style:style>
    <style:style style:name="ro42" style:family="table-row">
      <style:table-row-properties style:row-height="2.4mm" fo:break-before="auto" style:use-optimal-row-height="false"/>
    </style:style>
    <style:style style:name="ro43" style:family="table-row">
      <style:table-row-properties style:row-height="2.65mm" fo:break-before="auto" style:use-optimal-row-height="false"/>
    </style:style>
    <style:style style:name="ro44" style:family="table-row">
      <style:table-row-properties style:row-height="2.19mm" fo:break-before="auto" style:use-optimal-row-height="false"/>
    </style:style>
    <style:style style:name="ro45" style:family="table-row">
      <style:table-row-properties style:row-height="5.5mm" fo:break-before="page" style:use-optimal-row-height="false"/>
    </style:style>
    <style:style style:name="ro46" style:family="table-row">
      <style:table-row-properties style:row-height="27.09mm" fo:break-before="auto" style:use-optimal-row-height="false"/>
    </style:style>
    <style:style style:name="ro47" style:family="table-row">
      <style:table-row-properties style:row-height="27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0" number:automatic-order="true" number:format-source="language">
      <number:year/>
      <number:text>/</number:text>
      <number:month/>
      <number:text>/</number:text>
      <number:day/>
    </number:date-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" style:family="table-cell" style:parent-style-name="Default">
      <style:text-properties fo:font-size="11pt" style:font-size-asian="11pt" style:font-size-complex="11pt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2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ff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1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9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0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1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fo:wrap-option="no-wrap" fo:border-left="none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23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" style:family="table-cell" style:parent-style-name="Default" style:data-style-name="N137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2" style:family="table-cell" style:parent-style-name="Default" style:data-style-name="N14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3" style:family="table-cell" style:parent-style-name="Default" style:data-style-name="N140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1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5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1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ce176" style:family="table-cell" style:parent-style-name="Default">
      <style:table-cell-properties fo:border-bottom="none" fo:background-color="#ffffff" fo:border-left="none" fo:border-right="0.06pt solid #000000" fo:border-top="0.06pt solid #000000"/>
      <style:text-properties fo:color="#000000" style:font-name="Sans" fo:font-size="11pt" style:font-size-asian="11pt" style:font-size-complex="11pt"/>
    </style:style>
    <style:style style:name="ce265" style:family="table-cell" style:parent-style-name="Default">
      <style:table-cell-properties fo:border-bottom="none" fo:background-color="#ffffff" fo:border-left="none" fo:border-right="0.06pt solid #000000" fo:border-top="none"/>
      <style:text-properties fo:font-size="11pt" style:font-size-asian="11pt" style:font-size-complex="11pt"/>
    </style:style>
    <style:style style:name="ce266" style:family="table-cell" style:parent-style-name="Default">
      <style:table-cell-properties fo:border-bottom="0.06pt solid #000000" fo:background-color="#ffffff" fo:border-left="none" fo:border-right="0.06pt solid #000000" fo:border-top="none"/>
      <style:text-properties fo:font-size="11pt" style:font-size-asian="11pt" style:font-size-complex="11pt"/>
    </style:style>
    <style:style style:name="ce74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8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9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4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8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9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7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5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0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2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2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0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6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1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7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3" style:family="table-cell" style:parent-style-name="Default" style:data-style-name="N1">
      <style:table-cell-properties fo:background-color="#99ffff" fo:border="none"/>
      <style:text-properties fo:color="#000000" style:text-underline-style="solid" style:text-underline-width="auto" style:text-underline-color="font-color"/>
    </style:style>
    <style:style style:name="ce18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4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3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75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3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28" style:family="table-cell" style:parent-style-name="Default" style:data-style-name="N2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2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293" style:family="table-cell" style:parent-style-name="Default">
      <style:table-cell-properties fo:background-color="#ffffff"/>
    </style:style>
    <style:style style:name="ce213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1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2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2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3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5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6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7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58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85" style:family="table-cell" style:parent-style-name="Default" style:data-style-name="N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05" style:family="table-cell" style:parent-style-name="Default" style:data-style-name="N1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5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7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8" style:family="table-cell" style:parent-style-name="Default" style:data-style-name="N137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69" style:family="table-cell" style:parent-style-name="Default" style:data-style-name="N1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38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89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4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4" style:family="table-cell" style:parent-style-name="Default" style:data-style-name="N1">
      <style:table-cell-properties style:glyph-orientation-vertical="auto" fo:border-bottom="none" fo:background-color="#99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0" style:family="table-cell" style:parent-style-name="Default" style:data-style-name="N2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27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solid" style:text-underline-width="auto" style:text-underline-color="font-color"/>
    </style:style>
    <style:style style:name="ce23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71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top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81" style:family="table-cell" style:parent-style-name="Default">
      <style:table-cell-properties fo:background-color="#ffffff" style:text-align-source="fix" style:repeat-content="false" fo:border="4.99pt solid #0000ff" fo:padding="0.35mm" style:vertical-align="middle"/>
      <style:paragraph-properties fo:text-align="center"/>
      <style:text-properties fo:color="#000000" style:font-name="Sans" fo:font-size="11pt" fo:font-weight="bold" style:font-size-asian="11pt" style:font-weight-asian="normal" style:font-size-complex="11pt" style:font-weight-complex="normal"/>
    </style:style>
    <style:style style:name="ce235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236" style:family="table-cell" style:parent-style-name="Default">
      <style:table-cell-properties fo:border-bottom="none" fo:background-color="#ffffff" fo:border-left="0.06pt solid #000000" fo:border-right="0.06pt solid #000000" fo:border-top="0.06pt solid #000000"/>
    </style:style>
    <style:style style:name="ce249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50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17" style:family="table-cell" style:parent-style-name="Default">
      <style:table-cell-properties fo:background-color="#ffffff" style:text-align-source="fix" style:repeat-content="false" fo:border="4.99pt solid #000000" style:vertical-align="middle"/>
      <style:paragraph-properties fo:text-align="center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24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31" style:family="table-cell" style:parent-style-name="Default">
      <style:table-cell-properties fo:border-bottom="0.14pt solid #0000ff" fo:background-color="#ffffff" fo:border-left="none" fo:border-right="0.14pt solid #0000ff" fo:border-top="0.14pt solid #0000ff"/>
      <style:text-properties fo:color="#000000"/>
    </style:style>
    <style:style style:name="ce26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59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34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/>
    </style:style>
    <style:style style:name="ce26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263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264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445" style:family="table-cell" style:parent-style-name="Default" style:data-style-name="N3">
      <style:table-cell-properties fo:border-bottom="none" fo:background-color="#ffffff" fo:border-left="0.06pt solid #000000" fo:border-right="0.06pt solid #000000" fo:border-top="0.06pt solid #000000"/>
    </style:style>
    <style:style style:name="ce277" style:family="table-cell" style:parent-style-name="Default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446" style:family="table-cell" style:parent-style-name="Default" style:data-style-name="N3">
      <style:table-cell-properties fo:border="0.06pt solid #000000"/>
    </style:style>
    <style:style style:name="ce449" style:family="table-cell" style:parent-style-name="Default" style:data-style-name="N4">
      <style:table-cell-properties fo:border="0.06pt solid #000000"/>
      <style:map style:condition="cell-content()&lt;10" style:apply-style-name="Default" style:base-cell-address="World_E_Asian_Ratio.E6"/>
      <style:map style:condition="cell-content()&lt;=100" style:apply-style-name="Times10" style:base-cell-address="World_E_Asian_Ratio.E6"/>
      <style:map style:condition="cell-content()&lt;500" style:apply-style-name="Times100" style:base-cell-address="World_E_Asian_Ratio.E6"/>
      <style:map style:condition="cell-content()&lt;1000" style:apply-style-name="Times500" style:base-cell-address="World_E_Asian_Ratio.E6"/>
      <style:map style:condition="cell-content()&gt;=1000" style:apply-style-name="Times1000" style:base-cell-address="World_E_Asian_Ratio.E6"/>
    </style:style>
    <style:style style:name="ce287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ce423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_Asian_Ratio.E39"/>
      <style:map style:condition="cell-content()&lt;100" style:apply-style-name="Times10" style:base-cell-address="World_E_Asian_Ratio.E39"/>
      <style:map style:condition="cell-content()&lt;500" style:apply-style-name="Times100" style:base-cell-address="World_E_Asian_Ratio.E39"/>
      <style:map style:condition="cell-content()&lt;1000" style:apply-style-name="Times500" style:base-cell-address="World_E_Asian_Ratio.E39"/>
      <style:map style:condition="cell-content()&gt;=1000" style:apply-style-name="Times1000" style:base-cell-address="World_E_Asian_Ratio.E39"/>
    </style:style>
    <style:style style:name="ce431" style:family="table-cell" style:parent-style-name="Default" style:data-style-name="N150">
      <style:table-cell-properties fo:border="0.06pt solid #000000"/>
      <style:map style:condition="cell-content()&lt;10" style:apply-style-name="Default" style:base-cell-address="World_E_Asian_Ratio.E39"/>
      <style:map style:condition="cell-content()&lt;100" style:apply-style-name="Times10" style:base-cell-address="World_E_Asian_Ratio.E39"/>
      <style:map style:condition="cell-content()&lt;500" style:apply-style-name="Times100" style:base-cell-address="World_E_Asian_Ratio.E39"/>
      <style:map style:condition="cell-content()&lt;1000" style:apply-style-name="Times500" style:base-cell-address="World_E_Asian_Ratio.E39"/>
      <style:map style:condition="cell-content()&gt;=1000" style:apply-style-name="Times1000" style:base-cell-address="World_E_Asian_Ratio.E39"/>
    </style:style>
    <style:style style:name="ce340" style:family="table-cell" style:parent-style-name="Default" style:data-style-name="N1">
      <style:table-cell-properties fo:border-bottom="none" fo:background-color="#ffffff" fo:border-left="none" fo:border-right="none" fo:border-top="0.06pt solid #000000"/>
    </style:style>
    <style:style style:name="ce294" style:family="table-cell" style:parent-style-name="Default" style:data-style-name="N1">
      <style:table-cell-properties fo:background-color="#ffff66" fo:border="none"/>
      <style:text-properties fo:color="#000000" style:text-underline-style="solid" style:text-underline-width="auto" style:text-underline-color="font-color"/>
    </style:style>
    <style:style style:name="ce296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ce297" style:family="table-cell" style:parent-style-name="Default" style:data-style-name="N1">
      <style:table-cell-properties fo:background-color="#ff3333" fo:border="none"/>
      <style:text-properties fo:color="#ffffff"/>
    </style:style>
    <style:style style:name="ce300" style:family="table-cell" style:parent-style-name="Default" style:data-style-name="N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14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30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20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322" style:family="table-cell" style:parent-style-name="Default" style:data-style-name="N1">
      <style:table-cell-properties fo:border-bottom="none" fo:background-color="#99ffff" fo:border-left="none" fo:border-right="0.06pt solid #000000" fo:border-top="none"/>
      <style:text-properties fo:color="#000000" style:text-underline-style="none"/>
    </style:style>
    <style:style style:name="ce323" style:family="table-cell" style:parent-style-name="Default" style:data-style-name="N1">
      <style:table-cell-properties fo:border-bottom="none" fo:background-color="#ffff66" fo:border-left="none" fo:border-right="0.06pt solid #000000" fo:border-top="none"/>
      <style:text-properties fo:color="#000000" style:text-underline-style="none"/>
    </style:style>
    <style:style style:name="ce324" style:family="table-cell" style:parent-style-name="Default" style:data-style-name="N1">
      <style:table-cell-properties fo:border-bottom="none" fo:background-color="#ffcc00" fo:border-left="none" fo:border-right="0.06pt solid #000000" fo:border-top="none"/>
      <style:text-properties fo:color="#000000" style:text-underline-style="none"/>
    </style:style>
    <style:style style:name="ce325" style:family="table-cell" style:parent-style-name="Default" style:data-style-name="N1">
      <style:table-cell-properties fo:border-bottom="none" fo:background-color="#ff3333" fo:border-left="none" fo:border-right="0.06pt solid #000000" fo:border-top="none"/>
      <style:text-properties fo:color="#ffffff"/>
    </style:style>
    <style:style style:name="ce351" style:family="table-cell" style:parent-style-name="Default" style:data-style-name="N1">
      <style:table-cell-properties fo:border-bottom="none" fo:background-color="#ffffff" fo:border-left="none" fo:border-right="0.06pt solid #000000" fo:border-top="0.06pt solid #000000"/>
    </style:style>
    <style:style style:name="ce327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name-complex="Noto Sans CJK T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360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362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365" style:family="table-cell" style:parent-style-name="Default">
      <style:table-cell-properties fo:border-bottom="none" fo:background-color="#0000ff" fo:border-left="none" fo:border-right="none" fo:border-top="0.06pt solid #000000"/>
      <style:text-properties fo:color="#ffffff" fo:font-weight="bold" style:font-weight-asian="bold" style:font-weight-complex="bold"/>
    </style:style>
    <style:style style:name="ce366" style:family="table-cell" style:parent-style-name="Default">
      <style:table-cell-properties fo:border-bottom="none" fo:background-color="#000000" fo:border-left="none" fo:border-right="none" fo:border-top="0.06pt solid #000000"/>
      <style:text-properties fo:color="#ffffff" fo:font-weight="bold" style:font-weight-asian="bold" style:font-weight-complex="bold"/>
    </style:style>
    <style:style style:name="ce310" style:family="table-cell" style:parent-style-name="Default" style:data-style-name="N1">
      <style:table-cell-properties fo:background-color="#ffffff" fo:border="0.06pt solid #000000"/>
    </style:style>
    <style:style style:name="ce276" style:family="table-cell" style:parent-style-name="Default" style:data-style-name="N1">
      <style:table-cell-properties fo:border="0.06pt solid #000000"/>
    </style:style>
    <style:style style:name="ce278" style:family="table-cell" style:parent-style-name="Default" style:data-style-name="N2">
      <style:table-cell-properties fo:border="0.06pt solid #000000"/>
    </style:style>
    <style:style style:name="ce413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Asian_perM_Ratio.E6"/>
      <style:map style:condition="cell-content()&lt;=100" style:apply-style-name="Times10" style:base-cell-address="World_EAsian_perM_Ratio.E6"/>
      <style:map style:condition="cell-content()&lt;500" style:apply-style-name="Times100" style:base-cell-address="World_EAsian_perM_Ratio.E6"/>
      <style:map style:condition="cell-content()&lt;1000" style:apply-style-name="Times500" style:base-cell-address="World_EAsian_perM_Ratio.E6"/>
      <style:map style:condition="cell-content()&gt;=1000" style:apply-style-name="Times1000" style:base-cell-address="World_EAsian_perM_Ratio.E6"/>
    </style:style>
    <style:style style:name="ce382" style:family="table-cell" style:parent-style-name="Default" style:data-style-name="N150">
      <style:table-cell-properties fo:border="0.06pt solid #000000"/>
      <style:map style:condition="cell-content()&lt;10" style:apply-style-name="Default" style:base-cell-address="World_EAsian_perM_Ratio.E6"/>
      <style:map style:condition="cell-content()&lt;=100" style:apply-style-name="Times10" style:base-cell-address="World_EAsian_perM_Ratio.E6"/>
      <style:map style:condition="cell-content()&lt;500" style:apply-style-name="Times100" style:base-cell-address="World_EAsian_perM_Ratio.E6"/>
      <style:map style:condition="cell-content()&lt;1000" style:apply-style-name="Times500" style:base-cell-address="World_EAsian_perM_Ratio.E6"/>
      <style:map style:condition="cell-content()&gt;=1000" style:apply-style-name="Times1000" style:base-cell-address="World_EAsian_perM_Ratio.E6"/>
    </style:style>
    <style:style style:name="ce371" style:family="table-cell" style:parent-style-name="Default" style:data-style-name="N1">
      <style:table-cell-properties fo:border="0.06pt solid #000000"/>
      <style:map style:condition="cell-content()&lt;10" style:apply-style-name="Default" style:base-cell-address="World_EAsian_perM_Ratio.E37"/>
      <style:map style:condition="cell-content()&lt;100" style:apply-style-name="Times10" style:base-cell-address="World_EAsian_perM_Ratio.E37"/>
      <style:map style:condition="cell-content()&lt;500" style:apply-style-name="Times100" style:base-cell-address="World_EAsian_perM_Ratio.E37"/>
      <style:map style:condition="cell-content()&lt;1000" style:apply-style-name="Times500" style:base-cell-address="World_EAsian_perM_Ratio.E37"/>
      <style:map style:condition="cell-content()&gt;=1000" style:apply-style-name="Times1000" style:base-cell-address="World_EAsian_perM_Ratio.E37"/>
    </style:style>
    <style:style style:name="ce372" style:family="table-cell" style:parent-style-name="Default" style:data-style-name="N150">
      <style:table-cell-properties fo:border="0.06pt solid #000000"/>
      <style:map style:condition="cell-content()&lt;10" style:apply-style-name="Default" style:base-cell-address="World_EAsian_perM_Ratio.E37"/>
      <style:map style:condition="cell-content()&lt;100" style:apply-style-name="Times10" style:base-cell-address="World_EAsian_perM_Ratio.E37"/>
      <style:map style:condition="cell-content()&lt;500" style:apply-style-name="Times100" style:base-cell-address="World_EAsian_perM_Ratio.E37"/>
      <style:map style:condition="cell-content()&lt;1000" style:apply-style-name="Times500" style:base-cell-address="World_EAsian_perM_Ratio.E37"/>
      <style:map style:condition="cell-content()&gt;=1000" style:apply-style-name="Times1000" style:base-cell-address="World_EAsian_perM_Ratio.E37"/>
    </style:style>
    <style:style style:name="ce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4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0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20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6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36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3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44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48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51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52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55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56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0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1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2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3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64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5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6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7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8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69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0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1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3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4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5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76" style:family="table-cell" style:parent-style-name="Default" style:data-style-name="N4">
      <style:text-properties fo:font-size="11pt" style:font-size-asian="11pt" style:font-size-complex="11pt"/>
    </style:style>
    <style:style style:name="ce477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78" style:family="table-cell" style:parent-style-name="Default" style:data-style-name="N4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0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outline="false" style:text-line-through-style="none" style:text-line-through-type="none" style:font-name="Sans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TC" style:font-size-asian="11pt" style:language-asian="zh" style:country-asian="TW" style:font-style-asian="normal" style:font-weight-asian="normal" style:font-name-complex="Noto Sans CJK TC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 style:data-style-name="N4">
      <style:table-cell-properties fo:background-color="#ffffff"/>
    </style:style>
    <style:style style:name="ce482" style:family="table-cell" style:parent-style-name="Default" style:data-style-name="N4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483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start"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50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I54"/>
      <style:map style:condition="cell-content()&lt;100" style:apply-style-name="Times10" style:base-cell-address="Euro_E_Asian.I54"/>
      <style:map style:condition="cell-content()&lt;500" style:apply-style-name="Times100" style:base-cell-address="Euro_E_Asian.I54"/>
      <style:map style:condition="cell-content()&lt;1000" style:apply-style-name="Times500" style:base-cell-address="Euro_E_Asian.I54"/>
      <style:map style:condition="cell-content()&gt;=1000" style:apply-style-name="Times1000" style:base-cell-address="Euro_E_Asian.I54"/>
    </style:style>
    <style:style style:name="ce485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I71"/>
      <style:map style:condition="cell-content()&lt;100" style:apply-style-name="Times10" style:base-cell-address="Euro_E_Asian.I71"/>
      <style:map style:condition="cell-content()&lt;500" style:apply-style-name="Times100" style:base-cell-address="Euro_E_Asian.I71"/>
      <style:map style:condition="cell-content()&lt;1000" style:apply-style-name="Times500" style:base-cell-address="Euro_E_Asian.I71"/>
      <style:map style:condition="cell-content()&gt;=1000" style:apply-style-name="Times1000" style:base-cell-address="Euro_E_Asian.I71"/>
    </style:style>
    <style:style style:name="ce28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88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J55"/>
      <style:map style:condition="cell-content()&lt;100" style:apply-style-name="Times10" style:base-cell-address="Euro_E_Asian.J55"/>
      <style:map style:condition="cell-content()&lt;500" style:apply-style-name="Times100" style:base-cell-address="Euro_E_Asian.J55"/>
      <style:map style:condition="cell-content()&lt;1000" style:apply-style-name="Times500" style:base-cell-address="Euro_E_Asian.J55"/>
      <style:map style:condition="cell-content()&gt;=1000" style:apply-style-name="Times1000" style:base-cell-address="Euro_E_Asian.J55"/>
    </style:style>
    <style:style style:name="ce489" style:family="table-cell" style:parent-style-name="Default" style:data-style-name="N2">
      <style:table-cell-properties fo:border="0.06pt solid #000000"/>
      <style:map style:condition="cell-content()&lt;10" style:apply-style-name="Default" style:base-cell-address="Euro_E_Asian.J72"/>
      <style:map style:condition="cell-content()&lt;100" style:apply-style-name="Times10" style:base-cell-address="Euro_E_Asian.J72"/>
      <style:map style:condition="cell-content()&lt;500" style:apply-style-name="Times100" style:base-cell-address="Euro_E_Asian.J72"/>
      <style:map style:condition="cell-content()&lt;1000" style:apply-style-name="Times500" style:base-cell-address="Euro_E_Asian.J72"/>
      <style:map style:condition="cell-content()&gt;=1000" style:apply-style-name="Times1000" style:base-cell-address="Euro_E_Asian.J72"/>
    </style:style>
    <style:style style:name="ce490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&lt;10" style:apply-style-name="Default" style:base-cell-address="Euro_E_Asian.J72"/>
      <style:map style:condition="cell-content()&lt;100" style:apply-style-name="Times10" style:base-cell-address="Euro_E_Asian.J72"/>
      <style:map style:condition="cell-content()&lt;500" style:apply-style-name="Times100" style:base-cell-address="Euro_E_Asian.J72"/>
      <style:map style:condition="cell-content()&lt;1000" style:apply-style-name="Times500" style:base-cell-address="Euro_E_Asian.J72"/>
      <style:map style:condition="cell-content()&gt;=1000" style:apply-style-name="Times1000" style:base-cell-address="Euro_E_Asian.J72"/>
    </style:style>
    <style:style style:name="ce491" style:family="table-cell" style:parent-style-name="Times100">
      <style:table-cell-properties fo:border-bottom="none" fo:border-left="none" fo:border-right="0.06pt solid #000000" fo:border-top="none"/>
    </style:style>
    <style:style style:name="ce492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380" style:family="table-cell" style:parent-style-name="Default">
      <style:table-cell-properties fo:background-color="transparent"/>
    </style:style>
    <style:style style:name="ce494" style:family="table-cell" style:parent-style-name="Default">
      <style:table-cell-properties fo:background-color="#ffffff" style:text-align-source="fix" style:repeat-content="false" fo:border="4.99pt solid #0000ff" fo:padding="0.35mm" style:vertical-align="middle"/>
      <style:paragraph-properties fo:text-align="center"/>
      <style:text-properties fo:color="#000000" style:font-name="Sans" fo:font-size="11pt" fo:font-weight="bold" style:font-size-asian="11pt" style:font-weight-asian="bold" style:font-size-complex="11pt" style:font-weight-complex="bold"/>
    </style:style>
    <style:style style:name="ce457" style:family="table-cell" style:parent-style-name="Default" style:data-style-name="N3">
      <style:table-cell-properties fo:border-bottom="none" fo:background-color="#ffffff" fo:border-left="0.06pt solid #000000" fo:border-right="0.06pt solid #000000" fo:border-top="0.06pt solid #000000"/>
      <style:text-properties style:font-name="Liberation Sans" fo:font-size="10pt"/>
    </style:style>
    <style:style style:name="ce458" style:family="table-cell" style:parent-style-name="Default" style:data-style-name="N140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519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520" style:family="table-cell" style:parent-style-name="Default" style:data-style-name="N150">
      <style:table-cell-properties fo:border="0.06pt solid #000000"/>
      <style:map style:condition="cell-content()&lt;10" style:apply-style-name="Default" style:base-cell-address="Euro_E_Asian_Ratio.E6"/>
      <style:map style:condition="cell-content()&lt;=100" style:apply-style-name="Times10" style:base-cell-address="Euro_E_Asian_Ratio.E6"/>
      <style:map style:condition="cell-content()&lt;500" style:apply-style-name="Times100" style:base-cell-address="Euro_E_Asian_Ratio.E6"/>
      <style:map style:condition="cell-content()&lt;1000" style:apply-style-name="Times500" style:base-cell-address="Euro_E_Asian_Ratio.E6"/>
      <style:map style:condition="cell-content()&gt;=1000" style:apply-style-name="Times1000" style:base-cell-address="Euro_E_Asian_Ratio.E6"/>
    </style:style>
    <style:style style:name="ce521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Ratio.E27"/>
      <style:map style:condition="cell-content()&lt;100" style:apply-style-name="Times10" style:base-cell-address="Euro_E_Asian_Ratio.E27"/>
      <style:map style:condition="cell-content()&lt;500" style:apply-style-name="Times100" style:base-cell-address="Euro_E_Asian_Ratio.E27"/>
      <style:map style:condition="cell-content()&lt;1000" style:apply-style-name="Times500" style:base-cell-address="Euro_E_Asian_Ratio.E27"/>
      <style:map style:condition="cell-content()&gt;=1000" style:apply-style-name="Times1000" style:base-cell-address="Euro_E_Asian_Ratio.E27"/>
    </style:style>
    <style:style style:name="ce522" style:family="table-cell" style:parent-style-name="Default" style:data-style-name="N150">
      <style:table-cell-properties fo:border="0.06pt solid #000000"/>
      <style:map style:condition="cell-content()&lt;10" style:apply-style-name="Default" style:base-cell-address="Euro_E_Asian_Ratio.E27"/>
      <style:map style:condition="cell-content()&lt;100" style:apply-style-name="Times10" style:base-cell-address="Euro_E_Asian_Ratio.E27"/>
      <style:map style:condition="cell-content()&lt;500" style:apply-style-name="Times100" style:base-cell-address="Euro_E_Asian_Ratio.E27"/>
      <style:map style:condition="cell-content()&lt;1000" style:apply-style-name="Times500" style:base-cell-address="Euro_E_Asian_Ratio.E27"/>
      <style:map style:condition="cell-content()&gt;=1000" style:apply-style-name="Times1000" style:base-cell-address="Euro_E_Asian_Ratio.E27"/>
    </style:style>
    <style:style style:name="ce517" style:family="table-cell" style:parent-style-name="Default" style:data-style-name="N3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524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perM_Ratio.E6"/>
      <style:map style:condition="cell-content()&lt;=100" style:apply-style-name="Times10" style:base-cell-address="Euro_E_Asian_perM_Ratio.E6"/>
      <style:map style:condition="cell-content()&lt;500" style:apply-style-name="Times100" style:base-cell-address="Euro_E_Asian_perM_Ratio.E6"/>
      <style:map style:condition="cell-content()&lt;1000" style:apply-style-name="Times500" style:base-cell-address="Euro_E_Asian_perM_Ratio.E6"/>
      <style:map style:condition="cell-content()&gt;=1000" style:apply-style-name="Times1000" style:base-cell-address="Euro_E_Asian_perM_Ratio.E6"/>
    </style:style>
    <style:style style:name="ce525" style:family="table-cell" style:parent-style-name="Default" style:data-style-name="N1">
      <style:table-cell-properties fo:border="0.06pt solid #000000"/>
      <style:map style:condition="cell-content()&lt;10" style:apply-style-name="Default" style:base-cell-address="Euro_E_Asian_perM_Ratio.E27"/>
      <style:map style:condition="cell-content()&lt;100" style:apply-style-name="Times10" style:base-cell-address="Euro_E_Asian_perM_Ratio.E27"/>
      <style:map style:condition="cell-content()&lt;500" style:apply-style-name="Times100" style:base-cell-address="Euro_E_Asian_perM_Ratio.E27"/>
      <style:map style:condition="cell-content()&lt;1000" style:apply-style-name="Times500" style:base-cell-address="Euro_E_Asian_perM_Ratio.E27"/>
      <style:map style:condition="cell-content()&gt;=1000" style:apply-style-name="Times1000" style:base-cell-address="Euro_E_Asian_perM_Ratio.E27"/>
    </style:style>
    <style:style style:name="ce367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8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0.06pt solid #000000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9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29" style:family="table-cell" style:parent-style-name="Default" style:data-style-name="N3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237" style:family="table-cell" style:parent-style-name="Default">
      <style:table-cell-properties fo:border-bottom="none" fo:background-color="#ffffff" fo:border-left="0.06pt solid #000000" fo:border-right="0.06pt solid #000000" fo:border-top="none"/>
      <style:text-properties fo:font-size="11pt" style:font-size-asian="11pt" style:font-size-complex="11pt"/>
    </style:style>
    <style:style style:name="ce373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75" style:family="table-cell" style:parent-style-name="Default">
      <style:table-cell-properties fo:border-bottom="0.06pt solid #000000" fo:background-color="#ffffff" fo:border-left="0.06pt solid #000000" fo:border-right="none" fo:border-top="0.06pt solid #000000"/>
      <style:text-properties fo:color="#000000" style:font-name="Sans" fo:font-size="11pt" style:font-size-asian="11pt" style:font-size-complex="11pt"/>
    </style:style>
    <style:style style:name="ce377" style:family="table-cell" style:parent-style-name="Default">
      <style:table-cell-properties fo:border-bottom="0.06pt solid #000000" fo:background-color="#ffffff" fo:border-left="0.06pt solid #000000" fo:border-right="none" fo:border-top="none"/>
      <style:text-properties style:text-underline-style="solid" style:text-underline-width="auto" style:text-underline-color="font-color"/>
    </style:style>
    <style:style style:name="ce272" style:family="table-cell" style:parent-style-name="Default">
      <style:table-cell-properties fo:background-color="#ffffff" fo:border="0.06pt solid #000000"/>
    </style:style>
    <style:style style:name="ce378" style:family="table-cell" style:parent-style-name="Default">
      <style:table-cell-properties fo:border-bottom="0.06pt solid #000000" fo:background-color="#ffffff" fo:border-left="none" fo:border-right="none" fo:border-top="none"/>
      <style:text-properties style:text-underline-style="solid" style:text-underline-width="auto" style:text-underline-color="font-color"/>
    </style:style>
    <style:style style:name="ce51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mm"/>
    </style:style>
    <style:style style:name="ce379" style:family="table-cell" style:parent-style-name="Default">
      <style:table-cell-properties style:glyph-orientation-vertical="auto" fo:border-bottom="none" fo:background-color="#ffffff" style:text-align-source="fix" style:repeat-content="false" fo:border-left="none" style:direction="ttb" fo:border-right="0.06pt solid #000000" style:rotation-angle="0" fo:border-top="0.06pt solid #000000"/>
      <style:paragraph-properties fo:text-align="end" fo:margin-left="0mm"/>
    </style:style>
    <style:style style:name="ce518" style:family="table-cell" style:parent-style-name="Default" style:data-style-name="N3">
      <style:table-cell-properties fo:background-color="#ffffff" fo:border="0.06pt solid #000000"/>
    </style:style>
    <style:style style:name="ce335" style:family="table-cell" style:parent-style-name="Default" style:data-style-name="N1">
      <style:table-cell-properties fo:border-bottom="none" fo:background-color="#ffffff" fo:border-left="0.06pt solid #000000" fo:border-right="0.06pt solid #000000" fo:border-top="0.06pt solid #000000"/>
    </style:style>
    <style:style style:name="ce38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</style:style>
    <style:style style:name="ce558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Ratio.E7"/>
      <style:map style:condition="cell-content()&lt;=100" style:apply-style-name="Times10" style:base-cell-address="USA_Top_E_Asian_Ratio.E7"/>
      <style:map style:condition="cell-content()&lt;500" style:apply-style-name="Times100" style:base-cell-address="USA_Top_E_Asian_Ratio.E7"/>
      <style:map style:condition="cell-content()&lt;1000" style:apply-style-name="Times500" style:base-cell-address="USA_Top_E_Asian_Ratio.E7"/>
      <style:map style:condition="cell-content()&gt;=1000" style:apply-style-name="Times1000" style:base-cell-address="USA_Top_E_Asian_Ratio.E7"/>
    </style:style>
    <style:style style:name="ce559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Ratio.E7"/>
      <style:map style:condition="cell-content()&lt;=100" style:apply-style-name="Times10" style:base-cell-address="USA_Top_E_Asian_Ratio.E7"/>
      <style:map style:condition="cell-content()&lt;500" style:apply-style-name="Times100" style:base-cell-address="USA_Top_E_Asian_Ratio.E7"/>
      <style:map style:condition="cell-content()&lt;1000" style:apply-style-name="Times500" style:base-cell-address="USA_Top_E_Asian_Ratio.E7"/>
      <style:map style:condition="cell-content()&gt;=1000" style:apply-style-name="Times1000" style:base-cell-address="USA_Top_E_Asian_Ratio.E7"/>
    </style:style>
    <style:style style:name="ce388" style:family="table-cell" style:parent-style-name="Times500">
      <style:table-cell-properties fo:border-bottom="0.06pt solid #000000" fo:background-color="#ffffff" fo:border-left="none" fo:border-right="none" fo:border-top="none"/>
    </style:style>
    <style:style style:name="ce389" style:family="table-cell" style:parent-style-name="Times500">
      <style:table-cell-properties fo:background-color="transparent"/>
    </style:style>
    <style:style style:name="ce549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Ratio.E31"/>
      <style:map style:condition="cell-content()&lt;=100" style:apply-style-name="Times10" style:base-cell-address="USA_Top_E_Asian_Ratio.E31"/>
      <style:map style:condition="cell-content()&lt;500" style:apply-style-name="Times100" style:base-cell-address="USA_Top_E_Asian_Ratio.E31"/>
      <style:map style:condition="cell-content()&lt;1000" style:apply-style-name="Times500" style:base-cell-address="USA_Top_E_Asian_Ratio.E31"/>
      <style:map style:condition="cell-content()&gt;=1000" style:apply-style-name="Times1000" style:base-cell-address="USA_Top_E_Asian_Ratio.E31"/>
    </style:style>
    <style:style style:name="ce550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Ratio.E31"/>
      <style:map style:condition="cell-content()&lt;=100" style:apply-style-name="Times10" style:base-cell-address="USA_Top_E_Asian_Ratio.E31"/>
      <style:map style:condition="cell-content()&lt;500" style:apply-style-name="Times100" style:base-cell-address="USA_Top_E_Asian_Ratio.E31"/>
      <style:map style:condition="cell-content()&lt;1000" style:apply-style-name="Times500" style:base-cell-address="USA_Top_E_Asian_Ratio.E31"/>
      <style:map style:condition="cell-content()&gt;=1000" style:apply-style-name="Times1000" style:base-cell-address="USA_Top_E_Asian_Ratio.E31"/>
    </style:style>
    <style:style style:name="ce393" style:family="table-cell" style:parent-style-name="Default" style:data-style-name="N1">
      <style:table-cell-properties fo:border-bottom="0.06pt solid #000000" fo:background-color="#ffffff" fo:border-left="none" fo:border-right="none" fo:border-top="none"/>
      <style:text-properties fo:color="#000000" style:text-underline-style="none"/>
    </style:style>
    <style:style style:name="ce394" style:family="table-cell" style:parent-style-name="Default" style:data-style-name="N1">
      <style:table-cell-properties fo:background-color="transparent" fo:border="none"/>
      <style:text-properties fo:color="#000000" style:text-underline-style="none"/>
    </style:style>
    <style:style style:name="ce339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399" style:family="table-cell" style:parent-style-name="Default" style:data-style-name="N1">
      <style:table-cell-properties fo:border-bottom="0.06pt solid #000000" fo:background-color="#ffffff" fo:border-left="none" fo:border-right="0.06pt solid #000000" fo:border-top="none"/>
      <style:text-properties fo:color="#000000" style:text-underline-style="none"/>
    </style:style>
    <style:style style:name="ce401" style:family="table-cell" style:parent-style-name="Default">
      <style:table-cell-properties style:glyph-orientation-vertical="auto" style:text-align-source="fix" style:repeat-content="false" fo:border="none" style:direction="ttb" style:rotation-angle="0"/>
      <style:paragraph-properties fo:text-align="end" fo:margin-left="0mm"/>
    </style:style>
    <style:style style:name="ce532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533" style:family="table-cell" style:parent-style-name="Default">
      <style:table-cell-properties fo:border-bottom="none" fo:background-color="#0000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ffffff" style:font-name="Sans" fo:font-size="11pt" fo:font-weight="bold" style:font-size-asian="11pt" style:font-weight-asian="bold" style:font-size-complex="11pt" style:font-weight-complex="bold"/>
    </style:style>
    <style:style style:name="ce534" style:family="table-cell" style:parent-style-name="Default" style:data-style-name="N2">
      <style:table-cell-properties fo:background-color="#ffffff" fo:border="0.06pt solid #000000"/>
    </style:style>
    <style:style style:name="ce561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perM_Ratio.E7"/>
      <style:map style:condition="cell-content()&lt;=100" style:apply-style-name="Times10" style:base-cell-address="USA_Top_E_Asian_perM_Ratio.E7"/>
      <style:map style:condition="cell-content()&lt;500" style:apply-style-name="Times100" style:base-cell-address="USA_Top_E_Asian_perM_Ratio.E7"/>
      <style:map style:condition="cell-content()&lt;1000" style:apply-style-name="Times500" style:base-cell-address="USA_Top_E_Asian_perM_Ratio.E7"/>
      <style:map style:condition="cell-content()&gt;=1000" style:apply-style-name="Times1000" style:base-cell-address="USA_Top_E_Asian_perM_Ratio.E7"/>
    </style:style>
    <style:style style:name="ce562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perM_Ratio.E7"/>
      <style:map style:condition="cell-content()&lt;=100" style:apply-style-name="Times10" style:base-cell-address="USA_Top_E_Asian_perM_Ratio.E7"/>
      <style:map style:condition="cell-content()&lt;500" style:apply-style-name="Times100" style:base-cell-address="USA_Top_E_Asian_perM_Ratio.E7"/>
      <style:map style:condition="cell-content()&lt;1000" style:apply-style-name="Times500" style:base-cell-address="USA_Top_E_Asian_perM_Ratio.E7"/>
      <style:map style:condition="cell-content()&gt;=1000" style:apply-style-name="Times1000" style:base-cell-address="USA_Top_E_Asian_perM_Ratio.E7"/>
    </style:style>
    <style:style style:name="ce563" style:family="table-cell" style:parent-style-name="Default" style:data-style-name="N1">
      <style:table-cell-properties fo:border="0.06pt solid #000000"/>
      <style:map style:condition="cell-content()&lt;10" style:apply-style-name="Default" style:base-cell-address="USA_Top_E_Asian_perM_Ratio.E31"/>
      <style:map style:condition="cell-content()&lt;100" style:apply-style-name="Times10" style:base-cell-address="USA_Top_E_Asian_perM_Ratio.E31"/>
      <style:map style:condition="cell-content()&lt;500" style:apply-style-name="Times100" style:base-cell-address="USA_Top_E_Asian_perM_Ratio.E31"/>
      <style:map style:condition="cell-content()&lt;1000" style:apply-style-name="Times500" style:base-cell-address="USA_Top_E_Asian_perM_Ratio.E31"/>
      <style:map style:condition="cell-content()&gt;=1000" style:apply-style-name="Times1000" style:base-cell-address="USA_Top_E_Asian_perM_Ratio.E31"/>
    </style:style>
    <style:style style:name="ce564" style:family="table-cell" style:parent-style-name="Default" style:data-style-name="N150">
      <style:table-cell-properties fo:border="0.06pt solid #000000"/>
      <style:map style:condition="cell-content()&lt;10" style:apply-style-name="Default" style:base-cell-address="USA_Top_E_Asian_perM_Ratio.E31"/>
      <style:map style:condition="cell-content()&lt;100" style:apply-style-name="Times10" style:base-cell-address="USA_Top_E_Asian_perM_Ratio.E31"/>
      <style:map style:condition="cell-content()&lt;500" style:apply-style-name="Times100" style:base-cell-address="USA_Top_E_Asian_perM_Ratio.E31"/>
      <style:map style:condition="cell-content()&lt;1000" style:apply-style-name="Times500" style:base-cell-address="USA_Top_E_Asian_perM_Ratio.E31"/>
      <style:map style:condition="cell-content()&gt;=1000" style:apply-style-name="Times1000" style:base-cell-address="USA_Top_E_Asian_perM_Ratio.E31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1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bold" style:text-underline-mode="continuous" style:text-overline-mode="continuous" style:text-line-through-mode="continuous" style:font-size-asian="11pt" style:font-size-complex="11pt"/>
    </style:style>
    <style:style style:name="ce17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1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6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407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solid" style:text-underline-width="auto" style:text-underline-color="font-color" fo:font-weight="normal" style:text-underline-mode="continuous" style:text-overline-mode="continuous" style:text-line-through-mode="continuous" style:font-size-asian="11pt" style:font-size-complex="11pt"/>
    </style:style>
    <style:style style:name="ce363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6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7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8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18" style:family="table-cell" style:parent-style-name="Default">
      <style:table-cell-properties fo:border-bottom="none" fo:background-color="#ffffff" fo:border-left="0.06pt solid #000000" fo:border-right="none" fo:border-top="none"/>
      <style:text-properties fo:font-size="11pt" style:font-size-asian="11pt" style:font-size-complex="11pt"/>
    </style:style>
    <style:style style:name="ce409" style:family="table-cell" style:parent-style-name="Default">
      <style:table-cell-properties fo:border-bottom="none" fo:background-color="#ffffff" fo:border-left="0.06pt solid #000000" fo:border-right="none" fo:border-top="none"/>
      <style:text-properties fo:color="#000000" style:font-name="Sans" fo:font-size="11pt" style:font-size-asian="11pt" style:font-size-complex="11pt"/>
    </style:style>
    <style:style style:name="ce183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4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fo:wrap-option="no-wrap" fo:border-left="0.06pt solid #000000" fo:border-right="0.06pt solid #000000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86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17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155" style:family="table-cell" style:parent-style-name="Default">
      <style:table-cell-properties fo:background-color="#ffffff"/>
      <style:text-properties fo:font-size="11pt" style:font-size-asian="11pt" style:font-size-complex="11pt"/>
    </style:style>
    <style:style style:name="ce415" style:family="table-cell" style:parent-style-name="Default">
      <style:table-cell-properties fo:background-color="#ffffff"/>
      <style:text-properties fo:color="#000000" style:font-name="Sans" fo:font-size="11pt" style:font-size-asian="11pt" style:font-size-complex="11pt"/>
    </style:style>
    <style:style style:name="ce33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style:use-window-font-color="true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398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6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7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404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0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none" style:rotation-angle="0" style:rotation-align="none" style:shrink-to-fit="false" fo:border-top="0.06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1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wrap" fo:border-left="0.06pt solid #000000" fo:border-right="none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593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2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4" style:family="table-cell" style:parent-style-name="Default" style:data-style-name="N1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4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6" style:family="table-cell" style:parent-style-name="Default" style:data-style-name="N1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1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8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0.06pt solid #000000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09" style:family="table-cell" style:parent-style-name="Default" style:data-style-name="N3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fix" style:repeat-content="false" fo:wrap-option="no-wrap" fo:border-left="0.06pt solid #000000" fo:border-right="0.06pt solid #000000" style:rotation-angle="0" style:rotation-align="none" style:shrink-to-fit="false" fo:border-top="non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9" style:family="table-cell" style:parent-style-name="Default" style:data-style-name="N30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cc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8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0.06pt solid #000000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12" style:family="table-cell" style:parent-style-name="Default" style:data-style-name="N1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295" style:family="table-cell" style:parent-style-name="Default">
      <style:table-cell-properties style:glyph-orientation-vertical="auto" fo:border-bottom="0.06pt solid #000000" fo:background-color="#ffffff" style:cell-protect="protected" style:print-content="true" style:diagonal-bl-tr="none" style:diagonal-tl-br="none" style:text-align-source="value-type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439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3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0" style:family="table-cell" style:parent-style-name="Default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none" style:rotation-angle="0" style:rotation-align="none" style:shrink-to-fit="false" fo:border-top="non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4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424" style:family="table-cell" style:parent-style-name="Default">
      <style:table-cell-properties fo:border-bottom="none" fo:border-left="none" fo:border-right="0.06pt solid #000000" fo:border-top="0.06pt solid #000000"/>
    </style:style>
    <style:style style:name="ce425" style:family="table-cell" style:parent-style-name="Default" style:data-style-name="N1">
      <style:table-cell-properties fo:background-color="#ffffff"/>
    </style:style>
    <style:style style:name="ce61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61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27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641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28"/>
      <style:map style:condition="cell-content()&lt;100" style:apply-style-name="Times10" style:base-cell-address="CitiesRatio.E28"/>
      <style:map style:condition="cell-content()&lt;500" style:apply-style-name="Times100" style:base-cell-address="CitiesRatio.E28"/>
      <style:map style:condition="cell-content()&lt;1000" style:apply-style-name="Times500" style:base-cell-address="CitiesRatio.E28"/>
      <style:map style:condition="cell-content()&gt;=1000" style:apply-style-name="Times1000" style:base-cell-address="CitiesRatio.E28"/>
    </style:style>
    <style:style style:name="ce642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9"/>
      <style:map style:condition="cell-content()&lt;100" style:apply-style-name="Times10" style:base-cell-address="CitiesRatio.E29"/>
      <style:map style:condition="cell-content()&lt;500" style:apply-style-name="Times100" style:base-cell-address="CitiesRatio.E29"/>
      <style:map style:condition="cell-content()&lt;1000" style:apply-style-name="Times500" style:base-cell-address="CitiesRatio.E29"/>
      <style:map style:condition="cell-content()&gt;=1000" style:apply-style-name="Times1000" style:base-cell-address="CitiesRatio.E29"/>
    </style:style>
    <style:style style:name="ce42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29"/>
      <style:map style:condition="cell-content()&lt;100" style:apply-style-name="Times10" style:base-cell-address="CitiesRatio.E29"/>
      <style:map style:condition="cell-content()&lt;500" style:apply-style-name="Times100" style:base-cell-address="CitiesRatio.E29"/>
      <style:map style:condition="cell-content()&lt;1000" style:apply-style-name="Times500" style:base-cell-address="CitiesRatio.E29"/>
      <style:map style:condition="cell-content()&gt;=1000" style:apply-style-name="Times1000" style:base-cell-address="CitiesRatio.E29"/>
    </style:style>
    <style:style style:name="ce663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Ratio.E35"/>
      <style:map style:condition="cell-content()&lt;100" style:apply-style-name="Times10" style:base-cell-address="CitiesRatio.E35"/>
      <style:map style:condition="cell-content()&lt;500" style:apply-style-name="Times100" style:base-cell-address="CitiesRatio.E35"/>
      <style:map style:condition="cell-content()&lt;1000" style:apply-style-name="Times500" style:base-cell-address="CitiesRatio.E35"/>
      <style:map style:condition="cell-content()&gt;=1000" style:apply-style-name="Times1000" style:base-cell-address="CitiesRatio.E35"/>
    </style:style>
    <style:style style:name="ce430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E29"/>
      <style:map style:condition="cell-content()&lt;100" style:apply-style-name="Times10" style:base-cell-address="CitiesRatio.E29"/>
      <style:map style:condition="cell-content()&lt;500" style:apply-style-name="Times100" style:base-cell-address="CitiesRatio.E29"/>
      <style:map style:condition="cell-content()&lt;1000" style:apply-style-name="Times500" style:base-cell-address="CitiesRatio.E29"/>
      <style:map style:condition="cell-content()&gt;=1000" style:apply-style-name="Times1000" style:base-cell-address="CitiesRatio.E29"/>
    </style:style>
    <style:style style:name="ce646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28"/>
      <style:map style:condition="cell-content()&lt;100" style:apply-style-name="Times10" style:base-cell-address="CitiesRatio.E28"/>
      <style:map style:condition="cell-content()&lt;500" style:apply-style-name="Times100" style:base-cell-address="CitiesRatio.E28"/>
      <style:map style:condition="cell-content()&lt;1000" style:apply-style-name="Times500" style:base-cell-address="CitiesRatio.E28"/>
      <style:map style:condition="cell-content()&gt;=1000" style:apply-style-name="Times1000" style:base-cell-address="CitiesRatio.E28"/>
    </style:style>
    <style:style style:name="ce644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E35"/>
      <style:map style:condition="cell-content()&lt;100" style:apply-style-name="Times10" style:base-cell-address="CitiesRatio.E35"/>
      <style:map style:condition="cell-content()&lt;500" style:apply-style-name="Times100" style:base-cell-address="CitiesRatio.E35"/>
      <style:map style:condition="cell-content()&lt;1000" style:apply-style-name="Times500" style:base-cell-address="CitiesRatio.E35"/>
      <style:map style:condition="cell-content()&gt;=1000" style:apply-style-name="Times1000" style:base-cell-address="CitiesRatio.E35"/>
    </style:style>
    <style:style style:name="ce459" style:family="table-cell" style:parent-style-name="Default" style:data-style-name="N0">
      <style:table-cell-properties style:glyph-orientation-vertical="auto" style:text-align-source="fix" style:repeat-content="false" fo:border="0.06pt solid #000000" style:direction="ttb" style:rotation-angle="0"/>
      <style:paragraph-properties fo:text-align="end" fo:margin-left="0mm"/>
    </style:style>
    <style:style style:name="ce623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6"/>
      <style:map style:condition="cell-content()&lt;=100" style:apply-style-name="Times10" style:base-cell-address="CitiesRatio.M6"/>
      <style:map style:condition="cell-content()&lt;500" style:apply-style-name="Times100" style:base-cell-address="CitiesRatio.M6"/>
      <style:map style:condition="cell-content()&lt;1000" style:apply-style-name="Times500" style:base-cell-address="CitiesRatio.M6"/>
      <style:map style:condition="cell-content()&gt;=1000" style:apply-style-name="Times1000" style:base-cell-address="CitiesRatio.M6"/>
    </style:style>
    <style:style style:name="ce653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28"/>
      <style:map style:condition="cell-content()&lt;100" style:apply-style-name="Times10" style:base-cell-address="CitiesRatio.M28"/>
      <style:map style:condition="cell-content()&lt;500" style:apply-style-name="Times100" style:base-cell-address="CitiesRatio.M28"/>
      <style:map style:condition="cell-content()&lt;1000" style:apply-style-name="Times500" style:base-cell-address="CitiesRatio.M28"/>
      <style:map style:condition="cell-content()&gt;=1000" style:apply-style-name="Times1000" style:base-cell-address="CitiesRatio.M28"/>
    </style:style>
    <style:style style:name="ce625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29"/>
      <style:map style:condition="cell-content()&lt;100" style:apply-style-name="Times10" style:base-cell-address="CitiesRatio.M29"/>
      <style:map style:condition="cell-content()&lt;500" style:apply-style-name="Times100" style:base-cell-address="CitiesRatio.M29"/>
      <style:map style:condition="cell-content()&lt;1000" style:apply-style-name="Times500" style:base-cell-address="CitiesRatio.M29"/>
      <style:map style:condition="cell-content()&gt;=1000" style:apply-style-name="Times1000" style:base-cell-address="CitiesRatio.M29"/>
    </style:style>
    <style:style style:name="ce626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Ratio.M35"/>
      <style:map style:condition="cell-content()&lt;100" style:apply-style-name="Times10" style:base-cell-address="CitiesRatio.M35"/>
      <style:map style:condition="cell-content()&lt;500" style:apply-style-name="Times100" style:base-cell-address="CitiesRatio.M35"/>
      <style:map style:condition="cell-content()&lt;1000" style:apply-style-name="Times500" style:base-cell-address="CitiesRatio.M35"/>
      <style:map style:condition="cell-content()&gt;=1000" style:apply-style-name="Times1000" style:base-cell-address="CitiesRatio.M35"/>
    </style:style>
    <style:style style:name="ce435" style:family="table-cell" style:parent-style-name="Default" style:data-style-name="N1">
      <style:table-cell-properties fo:background-color="#ffffff"/>
      <style:map style:condition="cell-content()&lt;10" style:apply-style-name="Default" style:base-cell-address="CitiesRatio.M37"/>
      <style:map style:condition="cell-content()&lt;100" style:apply-style-name="Times10" style:base-cell-address="CitiesRatio.M37"/>
      <style:map style:condition="cell-content()&lt;500" style:apply-style-name="Times100" style:base-cell-address="CitiesRatio.M37"/>
      <style:map style:condition="cell-content()&lt;1000" style:apply-style-name="Times500" style:base-cell-address="CitiesRatio.M37"/>
      <style:map style:condition="cell-content()&gt;=1000" style:apply-style-name="Times1000" style:base-cell-address="CitiesRatio.M37"/>
    </style:style>
    <style:style style:name="ce437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E6"/>
      <style:map style:condition="cell-content()&lt;=100" style:apply-style-name="Times10" style:base-cell-address="CitiesRatio.E6"/>
      <style:map style:condition="cell-content()&lt;500" style:apply-style-name="Times100" style:base-cell-address="CitiesRatio.E6"/>
      <style:map style:condition="cell-content()&lt;1000" style:apply-style-name="Times500" style:base-cell-address="CitiesRatio.E6"/>
      <style:map style:condition="cell-content()&gt;=1000" style:apply-style-name="Times1000" style:base-cell-address="CitiesRatio.E6"/>
    </style:style>
    <style:style style:name="ce438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Ratio.M37"/>
      <style:map style:condition="cell-content()&lt;100" style:apply-style-name="Times10" style:base-cell-address="CitiesRatio.M37"/>
      <style:map style:condition="cell-content()&lt;500" style:apply-style-name="Times100" style:base-cell-address="CitiesRatio.M37"/>
      <style:map style:condition="cell-content()&lt;1000" style:apply-style-name="Times500" style:base-cell-address="CitiesRatio.M37"/>
      <style:map style:condition="cell-content()&gt;=1000" style:apply-style-name="Times1000" style:base-cell-address="CitiesRatio.M37"/>
    </style:style>
    <style:style style:name="ce657" style:family="table-cell" style:parent-style-name="Default" style:data-style-name="N3">
      <style:table-cell-properties style:glyph-orientation-vertical="auto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6pt solid #000000" fo:border-right="0.06pt solid #000000" style:rotation-angle="0" style:rotation-align="none" style:shrink-to-fit="false" fo:border-top="0.06pt solid #000000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ize-asian="10pt" style:font-size-complex="10pt"/>
    </style:style>
    <style:style style:name="ce640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43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45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47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27"/>
      <style:map style:condition="cell-content()&lt;100" style:apply-style-name="Times10" style:base-cell-address="Cities_perM_ratio.E27"/>
      <style:map style:condition="cell-content()&lt;500" style:apply-style-name="Times100" style:base-cell-address="Cities_perM_ratio.E27"/>
      <style:map style:condition="cell-content()&lt;1000" style:apply-style-name="Times500" style:base-cell-address="Cities_perM_ratio.E27"/>
      <style:map style:condition="cell-content()&gt;=1000" style:apply-style-name="Times1000" style:base-cell-address="Cities_perM_ratio.E27"/>
    </style:style>
    <style:style style:name="ce64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28"/>
      <style:map style:condition="cell-content()&lt;100" style:apply-style-name="Times10" style:base-cell-address="Cities_perM_ratio.E28"/>
      <style:map style:condition="cell-content()&lt;500" style:apply-style-name="Times100" style:base-cell-address="Cities_perM_ratio.E28"/>
      <style:map style:condition="cell-content()&lt;1000" style:apply-style-name="Times500" style:base-cell-address="Cities_perM_ratio.E28"/>
      <style:map style:condition="cell-content()&gt;=1000" style:apply-style-name="Times1000" style:base-cell-address="Cities_perM_ratio.E28"/>
    </style:style>
    <style:style style:name="ce649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E28"/>
      <style:map style:condition="cell-content()&lt;100" style:apply-style-name="Times10" style:base-cell-address="Cities_perM_ratio.E28"/>
      <style:map style:condition="cell-content()&lt;500" style:apply-style-name="Times100" style:base-cell-address="Cities_perM_ratio.E28"/>
      <style:map style:condition="cell-content()&lt;1000" style:apply-style-name="Times500" style:base-cell-address="Cities_perM_ratio.E28"/>
      <style:map style:condition="cell-content()&gt;=1000" style:apply-style-name="Times1000" style:base-cell-address="Cities_perM_ratio.E28"/>
    </style:style>
    <style:style style:name="ce650" style:family="table-cell" style:parent-style-name="Default" style:data-style-name="N150">
      <style:table-cell-properties fo:border="0.06pt solid #000000"/>
      <style:map style:condition="cell-content()&lt;10" style:apply-style-name="Default" style:base-cell-address="Cities_perM_ratio.E34"/>
      <style:map style:condition="cell-content()&lt;100" style:apply-style-name="Times10" style:base-cell-address="Cities_perM_ratio.E34"/>
      <style:map style:condition="cell-content()&lt;500" style:apply-style-name="Times100" style:base-cell-address="Cities_perM_ratio.E34"/>
      <style:map style:condition="cell-content()&lt;1000" style:apply-style-name="Times500" style:base-cell-address="Cities_perM_ratio.E34"/>
      <style:map style:condition="cell-content()&gt;=1000" style:apply-style-name="Times1000" style:base-cell-address="Cities_perM_ratio.E34"/>
    </style:style>
    <style:style style:name="ce651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E28"/>
      <style:map style:condition="cell-content()&lt;100" style:apply-style-name="Times10" style:base-cell-address="Cities_perM_ratio.E28"/>
      <style:map style:condition="cell-content()&lt;500" style:apply-style-name="Times100" style:base-cell-address="Cities_perM_ratio.E28"/>
      <style:map style:condition="cell-content()&lt;1000" style:apply-style-name="Times500" style:base-cell-address="Cities_perM_ratio.E28"/>
      <style:map style:condition="cell-content()&gt;=1000" style:apply-style-name="Times1000" style:base-cell-address="Cities_perM_ratio.E28"/>
    </style:style>
    <style:style style:name="ce652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E34"/>
      <style:map style:condition="cell-content()&lt;100" style:apply-style-name="Times10" style:base-cell-address="Cities_perM_ratio.E34"/>
      <style:map style:condition="cell-content()&lt;500" style:apply-style-name="Times100" style:base-cell-address="Cities_perM_ratio.E34"/>
      <style:map style:condition="cell-content()&lt;1000" style:apply-style-name="Times500" style:base-cell-address="Cities_perM_ratio.E34"/>
      <style:map style:condition="cell-content()&gt;=1000" style:apply-style-name="Times1000" style:base-cell-address="Cities_perM_ratio.E34"/>
    </style:style>
    <style:style style:name="ce346" style:family="table-cell" style:parent-style-name="Default" style:data-style-name="N2">
      <style:table-cell-properties fo:border="0.06pt solid #000000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55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6"/>
      <style:map style:condition="cell-content()&lt;=100" style:apply-style-name="Times10" style:base-cell-address="Cities_perM_ratio.M6"/>
      <style:map style:condition="cell-content()&lt;500" style:apply-style-name="Times100" style:base-cell-address="Cities_perM_ratio.M6"/>
      <style:map style:condition="cell-content()&lt;1000" style:apply-style-name="Times500" style:base-cell-address="Cities_perM_ratio.M6"/>
      <style:map style:condition="cell-content()&gt;=1000" style:apply-style-name="Times1000" style:base-cell-address="Cities_perM_ratio.M6"/>
    </style:style>
    <style:style style:name="ce656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27"/>
      <style:map style:condition="cell-content()&lt;100" style:apply-style-name="Times10" style:base-cell-address="Cities_perM_ratio.M27"/>
      <style:map style:condition="cell-content()&lt;500" style:apply-style-name="Times100" style:base-cell-address="Cities_perM_ratio.M27"/>
      <style:map style:condition="cell-content()&lt;1000" style:apply-style-name="Times500" style:base-cell-address="Cities_perM_ratio.M27"/>
      <style:map style:condition="cell-content()&gt;=1000" style:apply-style-name="Times1000" style:base-cell-address="Cities_perM_ratio.M27"/>
    </style:style>
    <style:style style:name="ce658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28"/>
      <style:map style:condition="cell-content()&lt;100" style:apply-style-name="Times10" style:base-cell-address="Cities_perM_ratio.M28"/>
      <style:map style:condition="cell-content()&lt;500" style:apply-style-name="Times100" style:base-cell-address="Cities_perM_ratio.M28"/>
      <style:map style:condition="cell-content()&lt;1000" style:apply-style-name="Times500" style:base-cell-address="Cities_perM_ratio.M28"/>
      <style:map style:condition="cell-content()&gt;=1000" style:apply-style-name="Times1000" style:base-cell-address="Cities_perM_ratio.M28"/>
    </style:style>
    <style:style style:name="ce659" style:family="table-cell" style:parent-style-name="Default" style:data-style-name="N1">
      <style:table-cell-properties fo:border="0.06pt solid #000000"/>
      <style:map style:condition="cell-content()&lt;10" style:apply-style-name="Default" style:base-cell-address="Cities_perM_ratio.M34"/>
      <style:map style:condition="cell-content()&lt;100" style:apply-style-name="Times10" style:base-cell-address="Cities_perM_ratio.M34"/>
      <style:map style:condition="cell-content()&lt;500" style:apply-style-name="Times100" style:base-cell-address="Cities_perM_ratio.M34"/>
      <style:map style:condition="cell-content()&lt;1000" style:apply-style-name="Times500" style:base-cell-address="Cities_perM_ratio.M34"/>
      <style:map style:condition="cell-content()&gt;=1000" style:apply-style-name="Times1000" style:base-cell-address="Cities_perM_ratio.M34"/>
    </style:style>
    <style:style style:name="ce660" style:family="table-cell" style:parent-style-name="Default" style:data-style-name="N1">
      <style:table-cell-properties fo:background-color="#ffffff"/>
      <style:map style:condition="cell-content()&lt;10" style:apply-style-name="Default" style:base-cell-address="Cities_perM_ratio.M36"/>
      <style:map style:condition="cell-content()&lt;100" style:apply-style-name="Times10" style:base-cell-address="Cities_perM_ratio.M36"/>
      <style:map style:condition="cell-content()&lt;500" style:apply-style-name="Times100" style:base-cell-address="Cities_perM_ratio.M36"/>
      <style:map style:condition="cell-content()&lt;1000" style:apply-style-name="Times500" style:base-cell-address="Cities_perM_ratio.M36"/>
      <style:map style:condition="cell-content()&gt;=1000" style:apply-style-name="Times1000" style:base-cell-address="Cities_perM_ratio.M36"/>
    </style:style>
    <style:style style:name="ce661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_perM_ratio.E6"/>
      <style:map style:condition="cell-content()&lt;=100" style:apply-style-name="Times10" style:base-cell-address="Cities_perM_ratio.E6"/>
      <style:map style:condition="cell-content()&lt;500" style:apply-style-name="Times100" style:base-cell-address="Cities_perM_ratio.E6"/>
      <style:map style:condition="cell-content()&lt;1000" style:apply-style-name="Times500" style:base-cell-address="Cities_perM_ratio.E6"/>
      <style:map style:condition="cell-content()&gt;=1000" style:apply-style-name="Times1000" style:base-cell-address="Cities_perM_ratio.E6"/>
    </style:style>
    <style:style style:name="ce662" style:family="table-cell" style:parent-style-name="Default" style:data-style-name="N1">
      <style:table-cell-properties fo:border-bottom="none" fo:background-color="#ffffff" fo:border-left="none" fo:border-right="0.06pt solid #000000" fo:border-top="none"/>
      <style:map style:condition="cell-content()&lt;10" style:apply-style-name="Default" style:base-cell-address="Cities_perM_ratio.M36"/>
      <style:map style:condition="cell-content()&lt;100" style:apply-style-name="Times10" style:base-cell-address="Cities_perM_ratio.M36"/>
      <style:map style:condition="cell-content()&lt;500" style:apply-style-name="Times100" style:base-cell-address="Cities_perM_ratio.M36"/>
      <style:map style:condition="cell-content()&lt;1000" style:apply-style-name="Times500" style:base-cell-address="Cities_perM_ratio.M36"/>
      <style:map style:condition="cell-content()&gt;=1000" style:apply-style-name="Times1000" style:base-cell-address="Cities_perM_ratio.M36"/>
    </style:style>
    <style:style style:name="ce67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4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ccffcc" gnm:pattern-colour="#000000" gnm:pattern="0" style:vertical-align="middle"/>
      <style:paragraph-properties fo:text-align="center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7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ccffcc" gnm:pattern-colour="#000000" gnm:pattern="0" style:vertical-align="top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7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fix" style:repeat-content="false" fo:wrap-option="no-wrap" fo:border="0.06pt solid #000000" style:rotation-angle="0" style:rotation-align="none" style:shrink-to-fit="false" gnm:background-colour="#ccffcc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weight-asian="normal" style:font-size-complex="11pt" style:font-weight-complex="normal"/>
    </style:style>
    <style:style style:name="ce679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0" style:family="table-cell" style:parent-style-name="Default" style:data-style-name="N3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1" style:family="table-cell" style:parent-style-name="Default" style:data-style-name="N4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ccffcc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ce682" style:family="table-cell" style:parent-style-name="Default" style:data-style-name="N2">
      <style:table-cell-properties style:glyph-orientation-vertical="auto" fo:border-bottom="none" fo:background-color="#ffffff" style:cell-protect="protected" style:print-content="true" style:diagonal-bl-tr="none" style:diagonal-tl-br="none" style:text-align-source="fix" style:repeat-content="false" fo:wrap-option="no-wrap" fo:border-left="none" fo:border-right="0.06pt solid #000000" style:rotation-angle="0" style:rotation-align="none" style:shrink-to-fit="false" fo:border-top="none" gnm:background-colour="#ffffff" gnm:pattern-colour="#000000" gnm:pattern="0" style:vertical-align="bottom"/>
      <style:paragraph-properties fo:text-align="end" fo:margin-left="0mm"/>
      <style:text-properties fo:color="#000000" style:text-line-through-style="none" style:text-line-through-type="none" style:font-name="Sans" fo:font-size="11pt" fo:font-style="normal" style:text-underline-style="none" fo:font-weight="normal" style:text-underline-mode="continuous" style:text-overline-mode="continuous" style:text-line-through-mode="continuous" style:font-size-asian="11pt" style:font-size-complex="11pt"/>
    </style:style>
    <style:style style:name="gr1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6.63mm" fo:padding-top="0.25mm" fo:padding-bottom="0.25mm" fo:padding-left="0.25mm" fo:padding-right="0.25mm"/>
    </style:style>
    <style:style style:name="gr2" style:family="graphic">
      <style:graphic-properties svg:stroke-width="0.5mm" draw:marker-start-width="2.75mm" draw:marker-end-width="2.75mm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9.47mm" fo:padding-top="0.25mm" fo:padding-bottom="0.25mm" fo:padding-left="0.25mm" fo:padding-right="0.25mm"/>
    </style:style>
    <style:style style:name="gr4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5.09mm" fo:padding-top="0.25mm" fo:padding-bottom="0.25mm" fo:padding-left="0.25mm" fo:padding-right="0.25mm"/>
    </style:style>
    <style:style style:name="gr5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6.69mm" fo:padding-top="0.25mm" fo:padding-bottom="0.25mm" fo:padding-left="0.25mm" fo:padding-right="0.25mm"/>
    </style:style>
    <style:style style:name="gr6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27.33mm" fo:padding-top="0.25mm" fo:padding-bottom="0.25mm" fo:padding-left="0.25mm" fo:padding-right="0.25mm"/>
    </style:style>
    <style:style style:name="gr7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2.19mm" fo:padding-top="0.25mm" fo:padding-bottom="0.25mm" fo:padding-left="0.25mm" fo:padding-right="0.25mm"/>
    </style:style>
    <style:style style:name="gr8" style:family="graphic">
      <style:graphic-properties svg:stroke-width="0.5mm" draw:marker-start-width="2.75mm" draw:marker-end-width="2.75mm" draw:fill-color="#ffffff" draw:textarea-horizontal-align="justify" draw:textarea-vertical-align="middle" draw:auto-grow-height="false" fo:min-height="6.23mm" fo:min-width="32.41mm" fo:padding-top="0.25mm" fo:padding-bottom="0.25mm" fo:padding-left="0.25mm" fo:padding-right="0.25mm"/>
    </style:style>
    <style:style style:name="gr9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9pt" style:font-size-asian="9pt" style:font-weight-asian="normal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9pt" style:font-size-asian="9pt" style:font-weight-asian="normal"/>
    </style:style>
    <style:style style:name="T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Sans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ffffff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color="#000000" style:font-name="Sans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Noto Sans CJK TC" style:font-name-complex="Noto Sans CJK TC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ARS History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1">
          <table:table-cell table:style-name="ce8"/>
          <table:table-cell table:style-name="ce22"/>
          <table:table-cell table:style-name="ce122" table:number-columns-repeated="7"/>
          <table:table-cell table:number-columns-repeated="55"/>
        </table:table-row>
        <table:table-row table:style-name="ro2">
          <table:table-cell table:style-name="ce8"/>
          <table:table-cell table:style-name="ce30" office:value-type="string" calcext:value-type="string">
            <text:p>2003 SARS outbreak</text:p>
          </table:table-cell>
          <table:table-cell table:style-name="ce158" table:number-columns-repeated="2"/>
          <table:table-cell table:style-name="ce218" office:value-type="string" calcext:value-type="string">
            <text:p>2003 年 SARS 事件</text:p>
          </table:table-cell>
          <table:table-cell table:style-name="ce158" table:number-columns-repeated="3"/>
          <table:table-cell table:style-name="ce151" office:value-type="string" calcext:value-type="string">
            <text:p>Historical Data</text:p>
          </table:table-cell>
          <table:table-cell table:style-name="ce176" office:value-type="string" calcext:value-type="string">
            <text:p>歷史資料</text:p>
          </table:table-cell>
          <table:table-cell table:number-columns-repeated="54"/>
        </table:table-row>
        <table:table-row table:style-name="ro3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Hong Kong and Taiwan was hit hard by SARS in 2003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Wearing face mask or face shield is a common knowledge now.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60" office:value-type="string" calcext:value-type="string">
            <text:p>香港及台灣受到 2003 年 SARS 事件重擊，市民帶口罩或面罩現在已經成為普通常識。</text:p>
          </table:table-cell>
          <table:table-cell table:style-name="ce159" table:number-columns-repeated="6"/>
          <table:table-cell table:style-name="ce265"/>
          <table:table-cell table:number-columns-repeated="54"/>
        </table:table-row>
        <table:table-row table:style-name="ro4">
          <table:table-cell table:style-name="ce8"/>
          <table:table-cell table:style-name="ce44"/>
          <table:table-cell table:style-name="ce161" table:number-columns-repeated="7"/>
          <table:table-cell table:style-name="ce266"/>
          <table:table-cell table:number-columns-repeated="54"/>
        </table:table-row>
        <table:table-row table:style-name="ro2">
          <table:table-cell table:style-name="ce8"/>
          <table:table-cell table:style-name="ce30"/>
          <table:table-cell table:style-name="ce162"/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2003 SARS outbreak</text:p>
          </table:table-cell>
          <table:table-cell table:style-name="ce16"/>
          <table:table-cell table:style-name="ce199"/>
          <table:table-cell table:style-name="ce220"/>
          <table:table-cell table:style-name="ce230" table:number-columns-repeated="2"/>
          <table:table-cell table:number-columns-repeated="3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historical data</text:p>
          </table:table-cell>
          <table:covered-table-cell table:style-name="ce16"/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4" office:value-type="string" calcext:value-type="string">
            <text:p>China (mainland)</text:p>
          </table:table-cell>
          <table:table-cell table:style-name="ce25" office:value-type="string" calcext:value-type="string">
            <text:p>中國大陸</text:p>
          </table:table-cell>
          <table:table-cell table:style-name="ce25" office:value-type="float" office:value="5327" calcext:value-type="float">
            <text:p>5327</text:p>
          </table:table-cell>
          <table:table-cell table:style-name="ce25" office:value-type="float" office:value="349" calcext:value-type="float">
            <text:p>349</text:p>
          </table:table-cell>
          <table:table-cell table:style-name="ce62" table:formula="of:=1433783686/1000000" office:value-type="float" office:value="1433.783686" calcext:value-type="float">
            <text:p>1,433.8</text:p>
          </table:table-cell>
          <table:table-cell table:style-name="ce65" table:formula="of:=[.F11]/[.H11]" office:value-type="float" office:value="3.71534426846589" calcext:value-type="float">
            <text:p>3.72</text:p>
          </table:table-cell>
          <table:table-cell table:style-name="ce74" table:formula="of:=[.G11]/[.H11]" office:value-type="float" office:value="0.243411892189712" calcext:value-type="float">
            <text:p>0.2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5" office:value-type="string" calcext:value-type="string" table:number-columns-spanned="2" table:number-rows-spanned="1">
            <text:p><text:s/>2003 年 SARS 事件</text:p>
          </table:table-cell>
          <table:covered-table-cell table:style-name="ce17"/>
          <table:table-cell table:style-name="ce25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25" office:value-type="float" office:value="1755" calcext:value-type="float">
            <text:p>1755</text:p>
          </table:table-cell>
          <table:table-cell table:style-name="ce25" office:value-type="float" office:value="299" calcext:value-type="float">
            <text:p>299</text:p>
          </table:table-cell>
          <table:table-cell table:style-name="ce62" table:formula="of:=7436154/1000000" office:value-type="float" office:value="7.436154" calcext:value-type="float">
            <text:p>7.4</text:p>
          </table:table-cell>
          <table:table-cell table:style-name="ce46" table:formula="of:=[.F12]/[.H12]" office:value-type="float" office:value="236.009098251596" calcext:value-type="float">
            <text:p>236.01</text:p>
          </table:table-cell>
          <table:table-cell table:style-name="ce46" table:formula="of:=[.G12]/[.H12]" office:value-type="float" office:value="40.2089574799016" calcext:value-type="float">
            <text:p>40.21</text:p>
          </table:table-cell>
          <table:table-cell table:number-columns-repeated="54"/>
        </table:table-row>
        <table:table-row table:style-name="ro2">
          <table:table-cell table:style-name="ce8" office:value-type="string" calcext:value-type="string">
            <text:p>=</text:p>
          </table:table-cell>
          <table:table-cell table:style-name="ce45" office:value-type="string" calcext:value-type="string" table:number-columns-spanned="2" table:number-rows-spanned="1">
            <text:p>歷史數據</text:p>
          </table:table-cell>
          <table:covered-table-cell table:style-name="ce17"/>
          <table:table-cell table:style-name="ce25" office:value-type="string" calcext:value-type="string">
            <text:p>Taiwan</text:p>
          </table:table-cell>
          <table:table-cell table:style-name="ce24" office:value-type="string" calcext:value-type="string">
            <text:p>台灣</text:p>
          </table:table-cell>
          <table:table-cell table:style-name="ce25" office:value-type="float" office:value="346" calcext:value-type="float">
            <text:p>346</text:p>
          </table:table-cell>
          <table:table-cell table:style-name="ce25" office:value-type="float" office:value="73" calcext:value-type="float">
            <text:p>73</text:p>
          </table:table-cell>
          <table:table-cell table:style-name="ce62" table:formula="of:=23773876/1000000" office:value-type="float" office:value="23.773876" calcext:value-type="float">
            <text:p>23.8</text:p>
          </table:table-cell>
          <table:table-cell table:style-name="ce46" table:formula="of:=[.F13]/[.H13]" office:value-type="float" office:value="14.5537900508945" calcext:value-type="float">
            <text:p>14.55</text:p>
          </table:table-cell>
          <table:table-cell table:style-name="ce46" table:formula="of:=[.G13]/[.H13]" office:value-type="float" office:value="3.07059732287659" calcext:value-type="float">
            <text:p>3.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7"/>
          <table:table-cell table:style-name="ce25" office:value-type="string" calcext:value-type="string">
            <text:p>Canada</text:p>
          </table:table-cell>
          <table:table-cell table:style-name="ce25" office:value-type="string" calcext:value-type="string">
            <text:p>加拿大</text:p>
          </table:table-cell>
          <table:table-cell table:style-name="ce25" office:value-type="float" office:value="251" calcext:value-type="float">
            <text:p>251</text:p>
          </table:table-cell>
          <table:table-cell table:style-name="ce25" office:value-type="float" office:value="43" calcext:value-type="float">
            <text:p>43</text:p>
          </table:table-cell>
          <table:table-cell table:style-name="ce62" table:formula="of:=37968566/1000000" office:value-type="float" office:value="37.968566" calcext:value-type="float">
            <text:p>38.0</text:p>
          </table:table-cell>
          <table:table-cell table:style-name="ce46" table:formula="of:=[.F14]/[.H14]" office:value-type="float" office:value="6.61073162468132" calcext:value-type="float">
            <text:p>6.61</text:p>
          </table:table-cell>
          <table:table-cell table:style-name="ce46" table:formula="of:=[.G14]/[.H14]" office:value-type="float" office:value="1.13251577633983" calcext:value-type="float">
            <text:p>1.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44"/>
          <table:table-cell table:style-name="ce18"/>
          <table:table-cell table:style-name="ce26" office:value-type="string" calcext:value-type="string">
            <text:p>Singapore</text:p>
          </table:table-cell>
          <table:table-cell table:style-name="ce33" office:value-type="string" calcext:value-type="string">
            <text:p>新加玻</text:p>
          </table:table-cell>
          <table:table-cell table:style-name="ce26" office:value-type="float" office:value="238" calcext:value-type="float">
            <text:p>238</text:p>
          </table:table-cell>
          <table:table-cell table:style-name="ce26" office:value-type="float" office:value="33" calcext:value-type="float">
            <text:p>33</text:p>
          </table:table-cell>
          <table:table-cell table:style-name="ce63" table:formula="of:=5804337/1000000" office:value-type="float" office:value="5.804337" calcext:value-type="float">
            <text:p>5.8</text:p>
          </table:table-cell>
          <table:table-cell table:style-name="ce67" table:formula="of:=[.F15]/[.H15]" office:value-type="float" office:value="41.0038217973905" calcext:value-type="float">
            <text:p>41.00</text:p>
          </table:table-cell>
          <table:table-cell table:style-name="ce67" table:formula="of:=[.G15]/[.H15]" office:value-type="float" office:value="5.68540386266338" calcext:value-type="float">
            <text:p>5.69</text:p>
          </table:table-cell>
          <table:table-cell table:number-columns-repeated="54"/>
        </table:table-row>
        <table:table-row table:style-name="ro5">
          <table:table-cell table:style-name="ce8"/>
          <table:table-cell table:style-name="ce31"/>
          <table:table-cell table:style-name="ce159" table:number-columns-repeated="7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 office:value-type="string" calcext:value-type="string">
            <text:p><text:span text:style-name="T2">Hong Kong and China comparison  香港與中國大陸</text:span>比較</text:p>
          </table:table-cell>
          <table:table-cell table:style-name="ce159" table:number-columns-repeated="3"/>
          <table:table-cell table:style-name="ce37" office:value-type="string" calcext:value-type="string">
            <text:p>Hong Kong</text:p>
          </table:table-cell>
          <table:table-cell table:style-name="ce37" office:value-type="string" calcext:value-type="string">
            <text:p>China</text:p>
          </table:table-cell>
          <table:table-cell table:style-name="ce37"/>
          <table:table-cell table:style-name="ce159"/>
          <table:table-cell table:style-name="ce26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38" office:value-type="string" calcext:value-type="string">
            <text:p>香港</text:p>
          </table:table-cell>
          <table:table-cell table:style-name="ce38" office:value-type="string" calcext:value-type="string">
            <text:p>中國大陸</text:p>
          </table:table-cell>
          <table:table-cell table:style-name="ce37"/>
          <table:table-cell table:style-name="ce159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12]" office:value-type="float" office:value="236.009098251596" calcext:value-type="float">
            <text:p>236.01</text:p>
          </table:table-cell>
          <table:table-cell table:style-name="ce39" table:formula="of:=[.I11]" office:value-type="float" office:value="3.71534426846589" calcext:value-type="float">
            <text:p>3.72</text:p>
          </table:table-cell>
          <table:table-cell table:style-name="ce19"/>
          <table:table-cell table:style-name="ce141" table:formula="of:=[.F19]/[.G19]" office:value-type="float" office:value="63.5228073626262" calcext:value-type="float">
            <text:p>64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0" table:formula="of:=[.J12]" office:value-type="float" office:value="40.2089574799016" calcext:value-type="float">
            <text:p>40.2090</text:p>
          </table:table-cell>
          <table:table-cell table:style-name="ce40" table:formula="of:=[.J11]" office:value-type="float" office:value="0.243411892189712" calcext:value-type="float">
            <text:p>0.2434</text:p>
          </table:table-cell>
          <table:table-cell table:style-name="ce19" table:number-columns-repeated="2"/>
          <table:table-cell table:style-name="Times500" table:formula="of:=[.F20]/[.G20]" office:value-type="float" office:value="165.18896064685" calcext:value-type="float">
            <text:p>165</text:p>
          </table:table-cell>
          <table:table-cell table:number-columns-repeated="54"/>
        </table:table-row>
        <table:table-row table:style-name="ro6">
          <table:table-cell table:style-name="ce8"/>
          <table:table-cell table:style-name="ce31"/>
          <table:table-cell table:style-name="ce19" table:number-columns-repeated="3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9" office:value-type="string" calcext:value-type="string">
            <text:p>In 2003, Hong Kong cases per million was 64 times and deaths per million was 165 times of China.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在 2003 年，香港的每百萬感染病例數是中國大陸的 64 倍，每百萬死亡人數是 165 倍。</text:p>
          </table:table-cell>
          <table:table-cell table:style-name="ce19" table:number-columns-repeated="2"/>
          <table:table-cell table:style-name="ce39" table:number-columns-repeated="2"/>
          <table:table-cell table:style-name="ce19" table:number-columns-repeated="2"/>
          <table:table-cell table:style-name="ce60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Hong Kong people did not know the importance of face mask and face shield and learned the lesson.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office:value-type="string" calcext:value-type="string">
            <text:p>當時香港人還末知道口罩及面罩的重要性，上了重要的一課。</text:p>
          </table:table-cell>
          <table:table-cell table:style-name="ce159" table:number-columns-repeated="6"/>
          <table:table-cell table:style-name="ce55"/>
          <table:table-cell table:number-columns-repeated="54"/>
        </table:table-row>
        <table:table-row table:style-name="ro7">
          <table:table-cell table:style-name="ce8"/>
          <table:table-cell table:style-name="ce44"/>
          <table:table-cell table:style-name="ce161" table:number-columns-repeated="7"/>
          <table:table-cell table:style-name="ce61"/>
          <table:table-cell table:number-columns-repeated="54"/>
        </table:table-row>
        <table:table-row table:style-name="ro2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 table:number-columns-repeated="10"/>
          <table:table-cell table:number-columns-repeated="54"/>
        </table:table-row>
        <table:table-row table:style-name="ro2" table:number-rows-repeated="1047997">
          <table:table-cell table:number-columns-repeated="64"/>
        </table:table-row>
        <table:table-row table:style-name="ro8" table:number-rows-repeated="550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World_E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12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2" table:default-cell-style-name="ce2"/>
        <table:table-row table:style-name="ro1">
          <table:table-cell table:style-name="ce8"/>
          <table:table-cell table:style-name="ce22" table:number-columns-repeated="2"/>
          <table:table-cell table:style-name="ce122" table:number-columns-repeated="7"/>
          <table:table-cell table:number-columns-repeated="52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218"/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office:value-type="string" calcext:value-type="string">
            <text:p>2020-04-13</text:p>
          </table:table-cell>
          <table:table-cell table:number-columns-repeated="52"/>
        </table:table-row>
        <table:table-row table:style-name="ro9">
          <table:table-cell table:style-name="ce8"/>
          <table:table-cell table:style-name="ce44"/>
          <table:table-cell table:style-name="ce119"/>
          <table:table-cell table:style-name="ce161" table:number-columns-repeated="6"/>
          <table:table-cell table:style-name="ce61"/>
          <table:table-cell table:number-columns-repeated="52"/>
        </table:table-row>
        <table:table-row table:style-name="ro2">
          <table:table-cell table:style-name="ce8"/>
          <table:table-cell table:style-name="ce88" office:value-type="string" calcext:value-type="string">
            <text:p>World Top-20 countries and territories (Excluding China &amp; Korea) 世界前十位國家或地區 <text:s/>（不包括中國及南韓）</text:p>
          </table:table-cell>
          <table:table-cell table:style-name="ce121"/>
          <table:table-cell table:style-name="ce139" table:number-columns-repeated="6"/>
          <table:table-cell table:style-name="ce246"/>
          <table:table-cell table:number-columns-repeated="52"/>
        </table:table-row>
        <table:table-row table:style-name="ro2">
          <table:table-cell table:style-name="ce8"/>
          <table:table-cell table:style-name="ce89"/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2"/>
        </table:table-row>
        <table:table-row table:style-name="ro10">
          <table:table-cell table:style-name="ce8"/>
          <table:table-cell table:style-name="ce90"/>
          <table:table-cell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2"/>
          <table:table-cell table:number-columns-repeated="3" table:style-name="ce230" office:value-type="string" calcext:value-type="string">
            <text:p>million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1"/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2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187" table:number-columns-repeated="2"/>
          <table:table-cell table:style-name="ce208" table:number-columns-repeated="3"/>
          <table:table-cell table:number-columns-repeated="52"/>
        </table:table-row>
        <table:table-row-group>
          <table:table-row table:style-name="ro2">
            <table:table-cell table:style-name="ce8"/>
            <table:table-cell table:style-name="ce93"/>
            <table:table-cell table:style-name="ce93" office:value-type="float" office:value="1" calcext:value-type="float">
              <text:p>1</text:p>
            </table:table-cell>
            <table:table-cell table:style-name="ce166" office:value-type="string" calcext:value-type="string">
              <text:p>USA</text:p>
            </table:table-cell>
            <table:table-cell table:style-name="ce166" office:value-type="string" calcext:value-type="string">
              <text:p>美國</text:p>
            </table:table-cell>
            <table:table-cell table:style-name="ce154" office:value-type="float" office:value="614180" calcext:value-type="float">
              <text:p>614,180</text:p>
            </table:table-cell>
            <table:table-cell table:style-name="ce154" office:value-type="float" office:value="26061" calcext:value-type="float">
              <text:p>26,061</text:p>
            </table:table-cell>
            <table:table-cell table:style-name="ce213" table:formula="of:=329968629" office:value-type="float" office:value="329968629" calcext:value-type="float">
              <text:p>329,968,629</text:p>
            </table:table-cell>
            <table:table-cell table:style-name="ce223" table:formula="of:=[.F9]*1000000/[.H9]" office:value-type="float" office:value="1861.32845980337" calcext:value-type="float">
              <text:p>1861.33</text:p>
            </table:table-cell>
            <table:table-cell table:style-name="ce223" table:formula="of:=[.G9]*1000000/[.H9]" office:value-type="float" office:value="78.9802354211073" calcext:value-type="float">
              <text:p>78.98</text:p>
            </table:table-cell>
            <table:table-cell table:number-columns-repeated="52"/>
          </table:table-row>
        </table:table-row-group>
        <table:table-row table:style-name="ro2">
          <table:table-cell table:style-name="ce8"/>
          <table:table-cell table:style-name="ce93"/>
          <table:table-cell table:style-name="ce93" office:value-type="float" office:value="2" calcext:value-type="float">
            <text:p>2</text:p>
          </table:table-cell>
          <table:table-cell table:style-name="ce166" office:value-type="string" calcext:value-type="string">
            <text:p>Spain</text:p>
          </table:table-cell>
          <table:table-cell table:style-name="ce166" office:value-type="string" calcext:value-type="string">
            <text:p>西班牙</text:p>
          </table:table-cell>
          <table:table-cell table:style-name="ce154" office:value-type="float" office:value="177633" calcext:value-type="float">
            <text:p>177,633</text:p>
          </table:table-cell>
          <table:table-cell table:style-name="ce154" office:value-type="float" office:value="18579" calcext:value-type="float">
            <text:p>18,579</text:p>
          </table:table-cell>
          <table:table-cell table:style-name="ce213" office:value-type="float" office:value="47564296" calcext:value-type="float">
            <text:p>47,564,296</text:p>
          </table:table-cell>
          <table:table-cell table:style-name="ce223" table:formula="of:=[.F10]*1000000/[.H10]" office:value-type="float" office:value="3734.58696834281" calcext:value-type="float">
            <text:p>3734.59</text:p>
          </table:table-cell>
          <table:table-cell table:style-name="ce223" table:formula="of:=[.G10]*1000000/[.H10]" office:value-type="float" office:value="390.608114960852" calcext:value-type="float">
            <text:p>390.61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3" calcext:value-type="float">
            <text:p>3</text:p>
          </table:table-cell>
          <table:table-cell table:style-name="ce166" office:value-type="string" calcext:value-type="string">
            <text:p>Italy</text:p>
          </table:table-cell>
          <table:table-cell table:style-name="ce166" office:value-type="string" calcext:value-type="string">
            <text:p>意大利</text:p>
          </table:table-cell>
          <table:table-cell table:style-name="ce154" office:value-type="float" office:value="162488" calcext:value-type="float">
            <text:p>162,488</text:p>
          </table:table-cell>
          <table:table-cell table:style-name="ce154" office:value-type="float" office:value="21067" calcext:value-type="float">
            <text:p>21,067</text:p>
          </table:table-cell>
          <table:table-cell table:style-name="ce213" office:value-type="float" office:value="60238522" calcext:value-type="float">
            <text:p>60,238,522</text:p>
          </table:table-cell>
          <table:table-cell table:style-name="ce223" table:formula="of:=[.F11]*1000000/[.H11]" office:value-type="float" office:value="2697.4101389805" calcext:value-type="float">
            <text:p>2697.41</text:p>
          </table:table-cell>
          <table:table-cell table:style-name="ce223" table:formula="of:=[.G11]*1000000/[.H11]" office:value-type="float" office:value="349.726376088709" calcext:value-type="float">
            <text:p>349.7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4" calcext:value-type="float">
            <text:p>4</text:p>
          </table:table-cell>
          <table:table-cell table:style-name="ce166" office:value-type="string" calcext:value-type="string">
            <text:p>Germany</text:p>
          </table:table-cell>
          <table:table-cell table:style-name="ce166" office:value-type="string" calcext:value-type="string">
            <text:p>德國</text:p>
          </table:table-cell>
          <table:table-cell table:style-name="ce154" office:value-type="float" office:value="132210" calcext:value-type="float">
            <text:p>132,210</text:p>
          </table:table-cell>
          <table:table-cell table:style-name="ce154" office:value-type="float" office:value="3495" calcext:value-type="float">
            <text:p>3,495</text:p>
          </table:table-cell>
          <table:table-cell table:style-name="ce213" table:formula="of:=83517045" office:value-type="float" office:value="83517045" calcext:value-type="float">
            <text:p>83,517,045</text:p>
          </table:table-cell>
          <table:table-cell table:style-name="ce223" table:formula="of:=[.F12]*1000000/[.H12]" office:value-type="float" office:value="1583.03014672035" calcext:value-type="float">
            <text:p>1583.03</text:p>
          </table:table-cell>
          <table:table-cell table:style-name="ce223" table:formula="of:=[.G12]*1000000/[.H12]" office:value-type="float" office:value="41.8477449722988" calcext:value-type="float">
            <text:p>41.8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5" calcext:value-type="float">
            <text:p>5</text:p>
          </table:table-cell>
          <table:table-cell table:style-name="ce166" office:value-type="string" calcext:value-type="string">
            <text:p>France</text:p>
          </table:table-cell>
          <table:table-cell table:style-name="ce166" office:value-type="string" calcext:value-type="string">
            <text:p>法國</text:p>
          </table:table-cell>
          <table:table-cell table:style-name="ce154" office:value-type="float" office:value="103573" calcext:value-type="float">
            <text:p>103,573</text:p>
          </table:table-cell>
          <table:table-cell table:style-name="ce154" office:value-type="float" office:value="15729" calcext:value-type="float">
            <text:p>15,729</text:p>
          </table:table-cell>
          <table:table-cell table:style-name="ce213" table:formula="of:=67076000" office:value-type="float" office:value="67076000" calcext:value-type="float">
            <text:p>67,076,000</text:p>
          </table:table-cell>
          <table:table-cell table:style-name="ce223" table:formula="of:=[.F13]*1000000/[.H13]" office:value-type="float" office:value="1544.1141391854" calcext:value-type="float">
            <text:p>1544.11</text:p>
          </table:table-cell>
          <table:table-cell table:style-name="ce223" table:formula="of:=[.G13]*1000000/[.H13]" office:value-type="float" office:value="234.495199475222" calcext:value-type="float">
            <text:p>234.5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6" calcext:value-type="float">
            <text:p>6</text:p>
          </table:table-cell>
          <table:table-cell table:style-name="ce166" office:value-type="string" calcext:value-type="string">
            <text:p>United Kingdom</text:p>
          </table:table-cell>
          <table:table-cell table:style-name="ce166" office:value-type="string" calcext:value-type="string">
            <text:p>英國</text:p>
          </table:table-cell>
          <table:table-cell table:style-name="ce154" office:value-type="float" office:value="93873" calcext:value-type="float">
            <text:p>93,873</text:p>
          </table:table-cell>
          <table:table-cell table:style-name="ce154" office:value-type="float" office:value="12107" calcext:value-type="float">
            <text:p>12,107</text:p>
          </table:table-cell>
          <table:table-cell table:style-name="ce213" table:formula="of:=66435550" office:value-type="float" office:value="66435550" calcext:value-type="float">
            <text:p>66,435,550</text:p>
          </table:table-cell>
          <table:table-cell table:style-name="ce223" table:formula="of:=[.F14]*1000000/[.H14]" office:value-type="float" office:value="1412.99349519948" calcext:value-type="float">
            <text:p>1412.99</text:p>
          </table:table-cell>
          <table:table-cell table:style-name="ce223" table:formula="of:=[.G14]*1000000/[.H14]" office:value-type="float" office:value="182.23676932004" calcext:value-type="float">
            <text:p>182.24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7" calcext:value-type="float">
            <text:p>7</text:p>
          </table:table-cell>
          <table:table-cell table:style-name="ce166" office:value-type="string" calcext:value-type="string">
            <text:p>Iran</text:p>
          </table:table-cell>
          <table:table-cell table:style-name="ce166" office:value-type="string" calcext:value-type="string">
            <text:p>伊朗</text:p>
          </table:table-cell>
          <table:table-cell table:style-name="ce154" office:value-type="float" office:value="76389" calcext:value-type="float">
            <text:p>76,389</text:p>
          </table:table-cell>
          <table:table-cell table:style-name="ce154" office:value-type="float" office:value="4777" calcext:value-type="float">
            <text:p>4,777</text:p>
          </table:table-cell>
          <table:table-cell table:style-name="ce213" table:formula="of:=83341976" office:value-type="float" office:value="83341976" calcext:value-type="float">
            <text:p>83,341,976</text:p>
          </table:table-cell>
          <table:table-cell table:style-name="ce223" table:formula="of:=[.F15]*1000000/[.H15]" office:value-type="float" office:value="916.572940387207" calcext:value-type="float">
            <text:p>916.57</text:p>
          </table:table-cell>
          <table:table-cell table:style-name="ce223" table:formula="of:=[.G15]*1000000/[.H15]" office:value-type="float" office:value="57.3180554298353" calcext:value-type="float">
            <text:p>57.32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8" calcext:value-type="float">
            <text:p>8</text:p>
          </table:table-cell>
          <table:table-cell table:style-name="ce166" office:value-type="string" calcext:value-type="string">
            <text:p>Turkey</text:p>
          </table:table-cell>
          <table:table-cell table:style-name="ce166" office:value-type="string" calcext:value-type="string">
            <text:p>土耳其</text:p>
          </table:table-cell>
          <table:table-cell table:style-name="ce154" office:value-type="float" office:value="65111" calcext:value-type="float">
            <text:p>65,111</text:p>
          </table:table-cell>
          <table:table-cell table:style-name="ce154" office:value-type="float" office:value="1403" calcext:value-type="float">
            <text:p>1,403</text:p>
          </table:table-cell>
          <table:table-cell table:style-name="ce213" table:formula="of:=83154997" office:value-type="float" office:value="83154997" calcext:value-type="float">
            <text:p>83,154,997</text:p>
          </table:table-cell>
          <table:table-cell table:style-name="ce223" table:formula="of:=[.F16]*1000000/[.H16]" office:value-type="float" office:value="783.0076645905" calcext:value-type="float">
            <text:p>783.01</text:p>
          </table:table-cell>
          <table:table-cell table:style-name="ce223" table:formula="of:=[.G16]*1000000/[.H16]" office:value-type="float" office:value="16.8721069161965" calcext:value-type="float">
            <text:p>16.8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9" calcext:value-type="float">
            <text:p>9</text:p>
          </table:table-cell>
          <table:table-cell table:style-name="ce166" office:value-type="string" calcext:value-type="string">
            <text:p>Belgium</text:p>
          </table:table-cell>
          <table:table-cell table:style-name="ce166" office:value-type="string" calcext:value-type="string">
            <text:p>比利時</text:p>
          </table:table-cell>
          <table:table-cell table:style-name="ce157" office:value-type="float" office:value="33573" calcext:value-type="float">
            <text:p>33,573</text:p>
          </table:table-cell>
          <table:table-cell table:style-name="ce157" office:value-type="float" office:value="4440" calcext:value-type="float">
            <text:p>4,440</text:p>
          </table:table-cell>
          <table:table-cell table:style-name="ce213" table:formula="of:=11539328" office:value-type="float" office:value="11539328" calcext:value-type="float">
            <text:p>11,539,328</text:p>
          </table:table-cell>
          <table:table-cell table:style-name="ce223" table:formula="of:=[.F17]*1000000/[.H17]" office:value-type="float" office:value="2909.4415203381" calcext:value-type="float">
            <text:p>2909.44</text:p>
          </table:table-cell>
          <table:table-cell table:style-name="ce223" table:formula="of:=[.G17]*1000000/[.H17]" office:value-type="float" office:value="384.771106255061" calcext:value-type="float">
            <text:p>384.7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0" calcext:value-type="float">
            <text:p>10</text:p>
          </table:table-cell>
          <table:table-cell table:style-name="ce166" office:value-type="string" calcext:value-type="string">
            <text:p>Netherlands</text:p>
          </table:table-cell>
          <table:table-cell table:style-name="ce166" office:value-type="string" calcext:value-type="string">
            <text:p>荷蘭</text:p>
          </table:table-cell>
          <table:table-cell table:style-name="ce157" office:value-type="float" office:value="27419" calcext:value-type="float">
            <text:p>27,419</text:p>
          </table:table-cell>
          <table:table-cell table:style-name="ce157" office:value-type="float" office:value="2945" calcext:value-type="float">
            <text:p>2,945</text:p>
          </table:table-cell>
          <table:table-cell table:style-name="ce213" table:formula="of:=17097130" office:value-type="float" office:value="17097130" calcext:value-type="float">
            <text:p>17,097,130</text:p>
          </table:table-cell>
          <table:table-cell table:style-name="ce223" table:formula="of:=[.F18]*1000000/[.H18]" office:value-type="float" office:value="1603.71945466871" calcext:value-type="float">
            <text:p>1603.72</text:p>
          </table:table-cell>
          <table:table-cell table:style-name="ce223" table:formula="of:=[.G18]*1000000/[.H18]" office:value-type="float" office:value="172.251132207569" calcext:value-type="float">
            <text:p>172.2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1" calcext:value-type="float">
            <text:p>11</text:p>
          </table:table-cell>
          <table:table-cell table:style-name="ce166" office:value-type="string" calcext:value-type="string">
            <text:p>Canada</text:p>
          </table:table-cell>
          <table:table-cell table:style-name="ce166" office:value-type="string" calcext:value-type="string">
            <text:p>加拿大</text:p>
          </table:table-cell>
          <table:table-cell table:style-name="ce157" office:value-type="float" office:value="27063" calcext:value-type="float">
            <text:p>27,063</text:p>
          </table:table-cell>
          <table:table-cell table:style-name="ce157" office:value-type="float" office:value="903" calcext:value-type="float">
            <text:p>903</text:p>
          </table:table-cell>
          <table:table-cell table:style-name="ce213" table:formula="of:=37983772" office:value-type="float" office:value="37983772" calcext:value-type="float">
            <text:p>37,983,772</text:p>
          </table:table-cell>
          <table:table-cell table:style-name="ce223" table:formula="of:=[.F19]*1000000/[.H19]" office:value-type="float" office:value="712.488480606929" calcext:value-type="float">
            <text:p>712.49</text:p>
          </table:table-cell>
          <table:table-cell table:style-name="ce223" table:formula="of:=[.G19]*1000000/[.H19]" office:value-type="float" office:value="23.7733103494829" calcext:value-type="float">
            <text:p>23.7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2" calcext:value-type="float">
            <text:p>12</text:p>
          </table:table-cell>
          <table:table-cell table:style-name="ce166" office:value-type="string" calcext:value-type="string">
            <text:p>Switzerland</text:p>
          </table:table-cell>
          <table:table-cell table:style-name="ce166" office:value-type="string" calcext:value-type="string">
            <text:p>瑞士</text:p>
          </table:table-cell>
          <table:table-cell table:style-name="ce154" office:value-type="float" office:value="25994" calcext:value-type="float">
            <text:p>25,994</text:p>
          </table:table-cell>
          <table:table-cell table:style-name="ce154" office:value-type="float" office:value="1183" calcext:value-type="float">
            <text:p>1,183</text:p>
          </table:table-cell>
          <table:table-cell table:style-name="ce213" table:formula="of:=8591365" office:value-type="float" office:value="8591365" calcext:value-type="float">
            <text:p>8,591,365</text:p>
          </table:table-cell>
          <table:table-cell table:style-name="ce223" table:formula="of:=[.F20]*1000000/[.H20]" office:value-type="float" office:value="3025.59604905623" calcext:value-type="float">
            <text:p>3025.60</text:p>
          </table:table-cell>
          <table:table-cell table:style-name="ce223" table:formula="of:=[.G20]*1000000/[.H20]" office:value-type="float" office:value="137.696396323518" calcext:value-type="float">
            <text:p>137.7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3" calcext:value-type="float">
            <text:p>13</text:p>
          </table:table-cell>
          <table:table-cell table:style-name="ce166" office:value-type="string" calcext:value-type="string">
            <text:p>Brazil</text:p>
          </table:table-cell>
          <table:table-cell table:style-name="ce166" office:value-type="string" calcext:value-type="string">
            <text:p>巴西</text:p>
          </table:table-cell>
          <table:table-cell table:style-name="ce154" office:value-type="float" office:value="25262" calcext:value-type="float">
            <text:p>25,262</text:p>
          </table:table-cell>
          <table:table-cell table:style-name="ce154" office:value-type="float" office:value="1532" calcext:value-type="float">
            <text:p>1,532</text:p>
          </table:table-cell>
          <table:table-cell table:style-name="ce213" table:formula="of:=211354365" office:value-type="float" office:value="211354365" calcext:value-type="float">
            <text:p>211,354,365</text:p>
          </table:table-cell>
          <table:table-cell table:style-name="ce223" table:formula="of:=[.F21]*1000000/[.H21]" office:value-type="float" office:value="119.524382664157" calcext:value-type="float">
            <text:p>119.52</text:p>
          </table:table-cell>
          <table:table-cell table:style-name="ce223" table:formula="of:=[.G21]*1000000/[.H21]" office:value-type="float" office:value="7.24848999451703" calcext:value-type="float">
            <text:p>7.2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4" calcext:value-type="float">
            <text:p>14</text:p>
          </table:table-cell>
          <table:table-cell table:style-name="ce166" office:value-type="string" calcext:value-type="string">
            <text:p>Russia</text:p>
          </table:table-cell>
          <table:table-cell table:style-name="ce166" office:value-type="string" calcext:value-type="string">
            <text:p>俄羅斯</text:p>
          </table:table-cell>
          <table:table-cell table:style-name="ce154" office:value-type="float" office:value="24490" calcext:value-type="float">
            <text:p>24,490</text:p>
          </table:table-cell>
          <table:table-cell table:style-name="ce154" office:value-type="float" office:value="198" calcext:value-type="float">
            <text:p>198</text:p>
          </table:table-cell>
          <table:table-cell table:style-name="ce213" table:formula="of:=146745698" office:value-type="float" office:value="146745698" calcext:value-type="float">
            <text:p>146,745,698</text:p>
          </table:table-cell>
          <table:table-cell table:style-name="ce223" table:formula="of:=[.F22]*1000000/[.H22]" office:value-type="float" office:value="166.88734548116" calcext:value-type="float">
            <text:p>166.89</text:p>
          </table:table-cell>
          <table:table-cell table:style-name="ce223" table:formula="of:=[.G22]*1000000/[.H22]" office:value-type="float" office:value="1.34927294427398" calcext:value-type="float">
            <text:p>1.35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5" calcext:value-type="float">
            <text:p>15</text:p>
          </table:table-cell>
          <table:table-cell table:style-name="ce166" office:value-type="string" calcext:value-type="string">
            <text:p>Portugal</text:p>
          </table:table-cell>
          <table:table-cell table:style-name="ce166" office:value-type="string" calcext:value-type="string">
            <text:p>葡萄牙</text:p>
          </table:table-cell>
          <table:table-cell table:style-name="ce154" office:value-type="float" office:value="17448" calcext:value-type="float">
            <text:p>17,448</text:p>
          </table:table-cell>
          <table:table-cell table:style-name="ce154" office:value-type="float" office:value="567" calcext:value-type="float">
            <text:p>567</text:p>
          </table:table-cell>
          <table:table-cell table:style-name="ce213" table:formula="of:=10276617" office:value-type="float" office:value="10276617" calcext:value-type="float">
            <text:p>10,276,617</text:p>
          </table:table-cell>
          <table:table-cell table:style-name="ce223" table:formula="of:=[.F23]*1000000/[.H23]" office:value-type="float" office:value="1697.83499764563" calcext:value-type="float">
            <text:p>1697.83</text:p>
          </table:table-cell>
          <table:table-cell table:style-name="ce223" table:formula="of:=[.G23]*1000000/[.H23]" office:value-type="float" office:value="55.173798926242" calcext:value-type="float">
            <text:p>55.1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6" calcext:value-type="float">
            <text:p>16</text:p>
          </table:table-cell>
          <table:table-cell table:style-name="ce166" office:value-type="string" calcext:value-type="string">
            <text:p>Austria</text:p>
          </table:table-cell>
          <table:table-cell table:style-name="ce166" office:value-type="string" calcext:value-type="string">
            <text:p>奧地利</text:p>
          </table:table-cell>
          <table:table-cell table:style-name="ce154" office:value-type="float" office:value="14234" calcext:value-type="float">
            <text:p>14,234</text:p>
          </table:table-cell>
          <table:table-cell table:style-name="ce154" office:value-type="float" office:value="384" calcext:value-type="float">
            <text:p>384</text:p>
          </table:table-cell>
          <table:table-cell table:style-name="ce213" table:formula="of:=8955102" office:value-type="float" office:value="8955102" calcext:value-type="float">
            <text:p>8,955,102</text:p>
          </table:table-cell>
          <table:table-cell table:style-name="ce223" table:formula="of:=[.F24]*1000000/[.H24]" office:value-type="float" office:value="1589.48496622372" calcext:value-type="float">
            <text:p>1589.48</text:p>
          </table:table-cell>
          <table:table-cell table:style-name="ce223" table:formula="of:=[.G24]*1000000/[.H24]" office:value-type="float" office:value="42.8805836047429" calcext:value-type="float">
            <text:p>42.88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7" calcext:value-type="float">
            <text:p>17</text:p>
          </table:table-cell>
          <table:table-cell table:style-name="ce166" office:value-type="string" calcext:value-type="string">
            <text:p>Israel</text:p>
          </table:table-cell>
          <table:table-cell table:style-name="ce166" office:value-type="string" calcext:value-type="string">
            <text:p>以色列</text:p>
          </table:table-cell>
          <table:table-cell table:style-name="ce154" office:value-type="float" office:value="12200" calcext:value-type="float">
            <text:p>12,200</text:p>
          </table:table-cell>
          <table:table-cell table:style-name="ce154" office:value-type="float" office:value="126" calcext:value-type="float">
            <text:p>126</text:p>
          </table:table-cell>
          <table:table-cell table:style-name="ce213" table:formula="of:=9181800" office:value-type="float" office:value="9181800" calcext:value-type="float">
            <text:p>9,181,800</text:p>
          </table:table-cell>
          <table:table-cell table:style-name="ce223" table:formula="of:=[.F25]*1000000/[.H25]" office:value-type="float" office:value="1328.71550240694" calcext:value-type="float">
            <text:p>1328.72</text:p>
          </table:table-cell>
          <table:table-cell table:style-name="ce223" table:formula="of:=[.G25]*1000000/[.H25]" office:value-type="float" office:value="13.722799451088" calcext:value-type="float">
            <text:p>13.72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8" calcext:value-type="float">
            <text:p>18</text:p>
          </table:table-cell>
          <table:table-cell table:style-name="ce166" office:value-type="string" calcext:value-type="string">
            <text:p>Sweden</text:p>
          </table:table-cell>
          <table:table-cell table:style-name="ce166" office:value-type="string" calcext:value-type="string">
            <text:p>瑞典</text:p>
          </table:table-cell>
          <table:table-cell table:style-name="ce154" office:value-type="float" office:value="11445" calcext:value-type="float">
            <text:p>11,445</text:p>
          </table:table-cell>
          <table:table-cell table:style-name="ce154" office:value-type="float" office:value="1033" calcext:value-type="float">
            <text:p>1,033</text:p>
          </table:table-cell>
          <table:table-cell table:style-name="ce213" table:formula="of:=10333456" office:value-type="float" office:value="10333456" calcext:value-type="float">
            <text:p>10,333,456</text:p>
          </table:table-cell>
          <table:table-cell table:style-name="ce223" table:formula="of:=[.F26]*1000000/[.H26]" office:value-type="float" office:value="1107.56749726326" calcext:value-type="float">
            <text:p>1107.57</text:p>
          </table:table-cell>
          <table:table-cell table:style-name="ce223" table:formula="of:=[.G26]*1000000/[.H26]" office:value-type="float" office:value="99.9665552357314" calcext:value-type="float">
            <text:p>99.97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19" calcext:value-type="float">
            <text:p>19</text:p>
          </table:table-cell>
          <table:table-cell table:style-name="ce166" office:value-type="string" calcext:value-type="string">
            <text:p>Ireland</text:p>
          </table:table-cell>
          <table:table-cell table:style-name="ce166" office:value-type="string" calcext:value-type="string">
            <text:p>愛爾蘭</text:p>
          </table:table-cell>
          <table:table-cell table:style-name="ce154" office:value-type="float" office:value="11479" calcext:value-type="float">
            <text:p>11,479</text:p>
          </table:table-cell>
          <table:table-cell table:style-name="ce154" office:value-type="float" office:value="406" calcext:value-type="float">
            <text:p>406</text:p>
          </table:table-cell>
          <table:table-cell table:style-name="ce213" office:value-type="float" office:value="4921500" calcext:value-type="float">
            <text:p>4,921,500</text:p>
          </table:table-cell>
          <table:table-cell table:style-name="ce223" table:formula="of:=[.F27]*1000000/[.H27]" office:value-type="float" office:value="2332.41897795388" calcext:value-type="float">
            <text:p>2332.42</text:p>
          </table:table-cell>
          <table:table-cell table:style-name="ce223" table:formula="of:=[.G27]*1000000/[.H27]" office:value-type="float" office:value="82.4951742354973" calcext:value-type="float">
            <text:p>82.5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3"/>
          <table:table-cell table:style-name="ce93" office:value-type="float" office:value="20" calcext:value-type="float">
            <text:p>20</text:p>
          </table:table-cell>
          <table:table-cell table:style-name="ce166" office:value-type="string" calcext:value-type="string">
            <text:p>India</text:p>
          </table:table-cell>
          <table:table-cell table:style-name="ce166" office:value-type="string" calcext:value-type="string">
            <text:p>印度</text:p>
          </table:table-cell>
          <table:table-cell table:style-name="ce154" office:value-type="float" office:value="11439" calcext:value-type="float">
            <text:p>11,439</text:p>
          </table:table-cell>
          <table:table-cell table:style-name="ce154" office:value-type="float" office:value="377" calcext:value-type="float">
            <text:p>377</text:p>
          </table:table-cell>
          <table:table-cell table:style-name="ce213" office:value-type="float" office:value="1360979857" calcext:value-type="float">
            <text:p>1,360,979,857</text:p>
          </table:table-cell>
          <table:table-cell table:style-name="ce223" table:formula="of:=[.F28]*1000000/[.H28]" office:value-type="float" office:value="8.40497377030614" calcext:value-type="float">
            <text:p>8.40</text:p>
          </table:table-cell>
          <table:table-cell table:style-name="ce223" table:formula="of:=[.G28]*1000000/[.H28]" office:value-type="float" office:value="0.277006303995578" calcext:value-type="float">
            <text:p>0.28</text:p>
          </table:table-cell>
          <table:table-cell table:number-columns-repeated="52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2"/>
        </table:table-row>
        <table:table-row table:style-name="ro2">
          <table:table-cell table:style-name="ce8"/>
          <table:table-cell table:style-name="ce85"/>
          <table:table-cell table:style-name="ce158"/>
          <table:table-cell table:style-name="ce158" office:value-type="string" calcext:value-type="string">
            <text:p>World Top-20 Total</text:p>
          </table:table-cell>
          <table:table-cell table:style-name="ce158" office:value-type="string" calcext:value-type="string">
            <text:p>世界前二十位總計</text:p>
          </table:table-cell>
          <table:table-cell table:style-name="ce175" table:formula="of:=SUM([.F9:.F28])" office:value-type="float" office:value="1667503" calcext:value-type="float">
            <text:p>1,667,503</text:p>
          </table:table-cell>
          <table:table-cell table:style-name="ce175" table:formula="of:=SUM([.G9:.G28])" office:value-type="float" office:value="117312" calcext:value-type="float">
            <text:p>117,312</text:p>
          </table:table-cell>
          <table:table-cell table:style-name="ce175" table:formula="of:=SUM([.H9:.H28])" office:value-type="float" office:value="2659257005" calcext:value-type="float">
            <text:p>2,659,257,005</text:p>
          </table:table-cell>
          <table:table-cell table:style-name="ce206" table:formula="of:=[.F30]*1000000/[.H30]" office:value-type="float" office:value="627.055977239026" calcext:value-type="float">
            <text:p>627.06</text:p>
          </table:table-cell>
          <table:table-cell table:style-name="ce206" table:formula="of:=[.G30]*1000000/[.H30]" office:value-type="float" office:value="44.1145777859858" calcext:value-type="float">
            <text:p>44.11</text:p>
          </table:table-cell>
          <table:table-cell table:number-columns-repeated="52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2"/>
        </table:table-row>
        <table:table-row table:style-name="ro3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2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2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2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218"/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13" calcext:value-type="string">
            <text:p>2020-04-13</text:p>
          </table:table-cell>
          <table:table-cell table:number-columns-repeated="52"/>
        </table:table-row>
        <table:table-row table:style-name="ro14">
          <table:table-cell table:style-name="ce8"/>
          <table:table-cell table:style-name="ce44"/>
          <table:table-cell table:style-name="ce119"/>
          <table:table-cell table:style-name="ce161" table:number-columns-repeated="6"/>
          <table:table-cell table:style-name="ce61"/>
          <table:table-cell table:number-columns-repeated="52"/>
        </table:table-row>
        <table:table-row table:style-name="ro2">
          <table:table-cell table:style-name="ce8"/>
          <table:table-cell table:style-name="ce88" office:value-type="string" calcext:value-type="string">
            <text:p>East Asian countries and territories 東亞國家或地區 </text:p>
          </table:table-cell>
          <table:table-cell table:style-name="ce121"/>
          <table:table-cell table:style-name="ce130" table:number-columns-repeated="3"/>
          <table:table-cell table:style-name="ce189" table:number-columns-repeated="3"/>
          <table:table-cell table:style-name="ce238"/>
          <table:table-cell table:number-columns-repeated="52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2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3" table:number-columns-repeated="2"/>
          <table:table-cell table:style-name="ce169" table:number-columns-repeated="7"/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04"/>
          <table:table-cell table:style-name="ce204" office:value-type="string" calcext:value-type="string">
            <text:p>China</text:p>
          </table:table-cell>
          <table:table-cell table:style-name="ce204" office:value-type="string" calcext:value-type="string">
            <text:p>中國大陸</text:p>
          </table:table-cell>
          <table:table-cell table:style-name="ce41" office:value-type="float" office:value="82295" calcext:value-type="float">
            <text:p>82,295</text:p>
          </table:table-cell>
          <table:table-cell table:style-name="ce41" office:value-type="float" office:value="3342" calcext:value-type="float">
            <text:p>3,342</text:p>
          </table:table-cell>
          <table:table-cell table:style-name="ce251" table:formula="of:=1433783686" office:value-type="float" office:value="1433783686" calcext:value-type="float">
            <text:p>1,433,783,686</text:p>
          </table:table-cell>
          <table:table-cell table:style-name="ce257" table:formula="of:=[.F42]*1000000/[.H42]" office:value-type="float" office:value="57.3970821425569" calcext:value-type="float">
            <text:p>57.40</text:p>
          </table:table-cell>
          <table:table-cell table:style-name="ce46" table:formula="of:=[.G42]*1000000/[.H42]" office:value-type="float" office:value="2.330895540682" calcext:value-type="float">
            <text:p>2.3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04"/>
          <table:table-cell table:style-name="ce204" office:value-type="string" calcext:value-type="string">
            <text:p>Korea</text:p>
          </table:table-cell>
          <table:table-cell table:style-name="ce204" office:value-type="string" calcext:value-type="string">
            <text:p>南韓</text:p>
          </table:table-cell>
          <table:table-cell table:style-name="ce41" office:value-type="float" office:value="10591" calcext:value-type="float">
            <text:p>10,591</text:p>
          </table:table-cell>
          <table:table-cell table:style-name="ce41" office:value-type="float" office:value="225" calcext:value-type="float">
            <text:p>225</text:p>
          </table:table-cell>
          <table:table-cell table:style-name="ce251" table:formula="of:=51225308" office:value-type="float" office:value="51225308" calcext:value-type="float">
            <text:p>51,225,308</text:p>
          </table:table-cell>
          <table:table-cell table:style-name="ce257" table:formula="of:=[.F43]*1000000/[.H43]" office:value-type="float" office:value="206.753271254123" calcext:value-type="float">
            <text:p>206.75</text:p>
          </table:table-cell>
          <table:table-cell table:style-name="ce46" table:formula="of:=[.G43]*1000000/[.H43]" office:value-type="float" office:value="4.39236012011875" calcext:value-type="float">
            <text:p>4.39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04"/>
          <table:table-cell table:style-name="ce204" office:value-type="string" calcext:value-type="string">
            <text:p>Malaysia</text:p>
          </table:table-cell>
          <table:table-cell table:style-name="ce204" office:value-type="string" calcext:value-type="string">
            <text:p>馬來西亞</text:p>
          </table:table-cell>
          <table:table-cell table:style-name="ce157" office:value-type="float" office:value="5072" calcext:value-type="float">
            <text:p>5,072</text:p>
          </table:table-cell>
          <table:table-cell table:style-name="ce157" office:value-type="float" office:value="83" calcext:value-type="float">
            <text:p>83</text:p>
          </table:table-cell>
          <table:table-cell table:style-name="ce251" table:formula="of:=31949777" office:value-type="float" office:value="31949777" calcext:value-type="float">
            <text:p>31,949,777</text:p>
          </table:table-cell>
          <table:table-cell table:style-name="ce257" table:formula="of:=[.F44]*1000000/[.H44]" office:value-type="float" office:value="158.749151832891" calcext:value-type="float">
            <text:p>158.75</text:p>
          </table:table-cell>
          <table:table-cell table:style-name="ce46" table:formula="of:=[.G44]*1000000/[.H44]" office:value-type="float" office:value="2.59782720862183" calcext:value-type="float">
            <text:p>2.6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04"/>
          <table:table-cell table:style-name="ce204" office:value-type="string" calcext:value-type="string">
            <text:p>Philippines</text:p>
          </table:table-cell>
          <table:table-cell table:style-name="ce204" office:value-type="string" calcext:value-type="string">
            <text:p>菲律賓</text:p>
          </table:table-cell>
          <table:table-cell table:style-name="ce157" office:value-type="float" office:value="5453" calcext:value-type="float">
            <text:p>5,453</text:p>
          </table:table-cell>
          <table:table-cell table:style-name="ce157" office:value-type="float" office:value="349" calcext:value-type="float">
            <text:p>349</text:p>
          </table:table-cell>
          <table:table-cell table:style-name="ce251" table:formula="of:=108477674" office:value-type="float" office:value="108477674" calcext:value-type="float">
            <text:p>108,477,674</text:p>
          </table:table-cell>
          <table:table-cell table:style-name="ce257" table:formula="of:=[.F45]*1000000/[.H45]" office:value-type="float" office:value="50.268408225641" calcext:value-type="float">
            <text:p>50.27</text:p>
          </table:table-cell>
          <table:table-cell table:style-name="ce46" table:formula="of:=[.G45]*1000000/[.H45]" office:value-type="float" office:value="3.21725187433499" calcext:value-type="float">
            <text:p>3.22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04"/>
          <table:table-cell table:style-name="ce204" office:value-type="string" calcext:value-type="string">
            <text:p>Japan</text:p>
          </table:table-cell>
          <table:table-cell table:style-name="ce204" office:value-type="string" calcext:value-type="string">
            <text:p>日本</text:p>
          </table:table-cell>
          <table:table-cell table:style-name="ce157" office:value-type="float" office:value="8100" calcext:value-type="float">
            <text:p>8,100</text:p>
          </table:table-cell>
          <table:table-cell table:style-name="ce157" office:value-type="float" office:value="119" calcext:value-type="float">
            <text:p>119</text:p>
          </table:table-cell>
          <table:table-cell table:style-name="ce251" table:formula="of:=126860301" office:value-type="float" office:value="126860301" calcext:value-type="float">
            <text:p>126,860,301</text:p>
          </table:table-cell>
          <table:table-cell table:style-name="ce257" table:formula="of:=[.F46]*1000000/[.H46]" office:value-type="float" office:value="63.8497617942748" calcext:value-type="float">
            <text:p>63.85</text:p>
          </table:table-cell>
          <table:table-cell table:style-name="ce46" table:formula="of:=[.G46]*1000000/[.H46]" office:value-type="float" office:value="0.938039710310951" calcext:value-type="float">
            <text:p>0.94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04"/>
          <table:table-cell table:style-name="ce204" office:value-type="string" calcext:value-type="string">
            <text:p>Indonesia</text:p>
          </table:table-cell>
          <table:table-cell table:style-name="ce204" office:value-type="string" calcext:value-type="string">
            <text:p>印尼</text:p>
          </table:table-cell>
          <table:table-cell table:style-name="ce41" office:value-type="float" office:value="5988" calcext:value-type="float">
            <text:p>5,988</text:p>
          </table:table-cell>
          <table:table-cell table:style-name="ce41" office:value-type="float" office:value="469" calcext:value-type="float">
            <text:p>469</text:p>
          </table:table-cell>
          <table:table-cell table:style-name="ce251" table:formula="of:=266911900" office:value-type="float" office:value="266911900" calcext:value-type="float">
            <text:p>266,911,900</text:p>
          </table:table-cell>
          <table:table-cell table:style-name="ce257" table:formula="of:=[.F47]*1000000/[.H47]" office:value-type="float" office:value="22.4343687935982" calcext:value-type="float">
            <text:p>22.43</text:p>
          </table:table-cell>
          <table:table-cell table:style-name="ce46" table:formula="of:=[.G47]*1000000/[.H47]" office:value-type="float" office:value="1.75713409555737" calcext:value-type="float">
            <text:p>1.76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table:number-columns-repeated="2"/>
          <table:table-cell table:style-name="ce25" office:value-type="string" calcext:value-type="string">
            <text:p>Singapore</text:p>
          </table:table-cell>
          <table:table-cell table:style-name="ce25" office:value-type="string" calcext:value-type="string">
            <text:p>新加玻</text:p>
          </table:table-cell>
          <table:table-cell table:style-name="ce157" office:value-type="float" office:value="3252" calcext:value-type="float">
            <text:p>3,252</text:p>
          </table:table-cell>
          <table:table-cell table:style-name="ce157" office:value-type="float" office:value="10" calcext:value-type="float">
            <text:p>10</text:p>
          </table:table-cell>
          <table:table-cell table:style-name="ce251" table:formula="of:=5804337" office:value-type="float" office:value="5804337" calcext:value-type="float">
            <text:p>5,804,337</text:p>
          </table:table-cell>
          <table:table-cell table:style-name="ce257" table:formula="of:=[.F48]*1000000/[.H48]" office:value-type="float" office:value="560.270707920646" calcext:value-type="float">
            <text:p>560.27</text:p>
          </table:table-cell>
          <table:table-cell table:style-name="ce46" table:formula="of:=[.G48]*1000000/[.H48]" office:value-type="float" office:value="1.72284965535254" calcext:value-type="float">
            <text:p>1.72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04"/>
          <table:table-cell table:style-name="ce204" office:value-type="string" calcext:value-type="string">
            <text:p>Thailand</text:p>
          </table:table-cell>
          <table:table-cell table:style-name="ce204" office:value-type="string" calcext:value-type="string">
            <text:p>泰國</text:p>
          </table:table-cell>
          <table:table-cell table:style-name="ce41" office:value-type="float" office:value="2613" calcext:value-type="float">
            <text:p>2,613</text:p>
          </table:table-cell>
          <table:table-cell table:style-name="ce41" office:value-type="float" office:value="41" calcext:value-type="float">
            <text:p>41</text:p>
          </table:table-cell>
          <table:table-cell table:style-name="ce251" table:formula="of:=66487830" office:value-type="float" office:value="66487830" calcext:value-type="float">
            <text:p>66,487,830</text:p>
          </table:table-cell>
          <table:table-cell table:style-name="ce257" table:formula="of:=[.F49]*1000000/[.H49]" office:value-type="float" office:value="39.3004253560388" calcext:value-type="float">
            <text:p>39.30</text:p>
          </table:table-cell>
          <table:table-cell table:style-name="ce46" table:formula="of:=[.G49]*1000000/[.H49]" office:value-type="float" office:value="0.616654205739607" calcext:value-type="float">
            <text:p>0.62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04"/>
          <table:table-cell table:style-name="ce204" office:value-type="string" calcext:value-type="string">
            <text:p>Hong Kong</text:p>
          </table:table-cell>
          <table:table-cell table:style-name="ce204" office:value-type="string" calcext:value-type="string">
            <text:p>香港</text:p>
          </table:table-cell>
          <table:table-cell table:style-name="ce41" office:value-type="float" office:value="1017" calcext:value-type="float">
            <text:p>1,017</text:p>
          </table:table-cell>
          <table:table-cell table:style-name="ce41" office:value-type="float" office:value="4" calcext:value-type="float">
            <text:p>4</text:p>
          </table:table-cell>
          <table:table-cell table:style-name="ce251" table:formula="of:=7500700" office:value-type="float" office:value="7500700" calcext:value-type="float">
            <text:p>7,500,700</text:p>
          </table:table-cell>
          <table:table-cell table:style-name="ce257" table:formula="of:=[.F50]*1000000/[.H50]" office:value-type="float" office:value="135.587345181116" calcext:value-type="float">
            <text:p>135.59</text:p>
          </table:table-cell>
          <table:table-cell table:style-name="ce46" table:formula="of:=[.G50]*1000000/[.H50]" office:value-type="float" office:value="0.533283560201048" calcext:value-type="float">
            <text:p>0.53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04"/>
          <table:table-cell table:style-name="ce204" office:value-type="string" calcext:value-type="string">
            <text:p>Taiwan</text:p>
          </table:table-cell>
          <table:table-cell table:style-name="ce204" office:value-type="string" calcext:value-type="string">
            <text:p>台灣</text:p>
          </table:table-cell>
          <table:table-cell table:style-name="ce41" office:value-type="float" office:value="395" calcext:value-type="float">
            <text:p>395</text:p>
          </table:table-cell>
          <table:table-cell table:style-name="ce41" office:value-type="float" office:value="6" calcext:value-type="float">
            <text:p>6</text:p>
          </table:table-cell>
          <table:table-cell table:style-name="ce251" table:formula="of:=23773876" office:value-type="float" office:value="23773876" calcext:value-type="float">
            <text:p>23,773,876</text:p>
          </table:table-cell>
          <table:table-cell table:style-name="ce257" table:formula="of:=[.F51]*1000000/[.H51]" office:value-type="float" office:value="16.6148759251541" calcext:value-type="float">
            <text:p>16.61</text:p>
          </table:table-cell>
          <table:table-cell table:style-name="ce46" table:formula="of:=[.G51]*1000000/[.H51]" office:value-type="float" office:value="0.25237786215424" calcext:value-type="float">
            <text:p>0.25</text:p>
          </table:table-cell>
          <table:table-cell table:number-columns-repeated="52"/>
        </table:table-row>
        <table:table-row table:style-name="ro16">
          <table:table-cell table:style-name="ce8"/>
          <table:table-cell table:style-name="ce105" table:number-columns-repeated="2"/>
          <table:table-cell table:style-name="ce216" table:number-columns-repeated="2"/>
          <table:table-cell table:style-name="ce42" table:number-columns-repeated="2"/>
          <table:table-cell table:style-name="ce252"/>
          <table:table-cell table:style-name="ce258"/>
          <table:table-cell table:style-name="ce47"/>
          <table:table-cell table:number-columns-repeated="52"/>
        </table:table-row>
        <table:table-row table:style-name="ro2">
          <table:table-cell table:style-name="ce8"/>
          <table:table-cell table:style-name="ce106" table:number-columns-repeated="2"/>
          <table:table-cell table:style-name="ce106" office:value-type="string" calcext:value-type="string">
            <text:p>East Asian Total</text:p>
          </table:table-cell>
          <table:table-cell table:style-name="ce146" office:value-type="string" calcext:value-type="string">
            <text:p>東亞總計</text:p>
          </table:table-cell>
          <table:table-cell table:style-name="ce41" table:formula="of:=SUM([.F42:.F52])" office:value-type="float" office:value="124776" calcext:value-type="float">
            <text:p>124,776</text:p>
          </table:table-cell>
          <table:table-cell table:style-name="ce41" table:formula="of:=SUM([.G42:.G52])" office:value-type="float" office:value="4648" calcext:value-type="float">
            <text:p>4,648</text:p>
          </table:table-cell>
          <table:table-cell table:style-name="ce251" table:formula="of:=SUM([.H42:.H51])" office:value-type="float" office:value="2122775389" calcext:value-type="float">
            <text:p>2,122,775,389</text:p>
          </table:table-cell>
          <table:table-cell table:style-name="ce257" table:formula="of:=[.F53]*1000000/[.H53]" office:value-type="float" office:value="58.7796526408664" calcext:value-type="float">
            <text:p>58.78</text:p>
          </table:table-cell>
          <table:table-cell table:style-name="ce46" table:formula="of:=[.G53]*1000000/[.H53]" office:value-type="float" office:value="2.18958634252378" calcext:value-type="float">
            <text:p>2.19</text:p>
          </table:table-cell>
          <table:table-cell table:number-columns-repeated="52"/>
        </table:table-row>
        <table:table-row table:style-name="ro3">
          <table:table-cell table:style-name="ce8"/>
          <table:table-cell table:style-name="ce107" table:number-columns-repeated="2"/>
          <table:table-cell table:style-name="ce147" table:number-columns-repeated="2"/>
          <table:table-cell table:style-name="ce216" table:number-columns-repeated="3"/>
          <table:table-cell table:style-name="ce258" table:number-columns-repeated="2"/>
          <table:table-cell table:number-columns-repeated="52"/>
        </table:table-row>
        <table:table-row table:style-name="ro17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2"/>
        </table:table-row>
        <table:table-row table:style-name="ro7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/>
          <table:table-cell table:style-name="ce108" office:value-type="string" calcext:value-type="string">
            <text:p>World and East Asian Top-10 Comparison 世界及東亞比較</text:p>
          </table:table-cell>
          <table:table-cell table:style-name="ce123"/>
          <table:table-cell table:style-name="ce148" table:number-columns-repeated="6"/>
          <table:table-cell table:style-name="ce289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131" office:value-type="string" calcext:value-type="string">
            <text:p>World 世界</text:p>
          </table:table-cell>
          <table:table-cell table:style-name="ce142" office:value-type="string" calcext:value-type="string">
            <text:p>East Asia 東亞</text:p>
          </table:table-cell>
          <table:table-cell table:style-name="ce171" table:number-columns-repeated="2"/>
          <table:table-cell table:style-name="ce274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228" table:formula="of:=[.I30]" office:value-type="float" office:value="627.055977239026" calcext:value-type="float">
            <text:p>627.06</text:p>
          </table:table-cell>
          <table:table-cell table:style-name="ce228" table:formula="of:=[.I53]" office:value-type="float" office:value="58.7796526408664" calcext:value-type="float">
            <text:p>58.78</text:p>
          </table:table-cell>
          <table:table-cell table:style-name="ce171"/>
          <table:table-cell table:style-name="ce205" table:formula="of:=[.F60]/[.G60]" office:value-type="float" office:value="10.6679088607452" calcext:value-type="float">
            <text:p>11</text:p>
          </table:table-cell>
          <table:table-cell table:style-name="ce274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71" table:number-columns-repeated="2"/>
          <table:table-cell table:style-name="ce228" table:formula="of:=[.J30]" office:value-type="float" office:value="44.1145777859858" calcext:value-type="float">
            <text:p>44.11</text:p>
          </table:table-cell>
          <table:table-cell table:style-name="ce39" table:formula="of:=[.J53]" office:value-type="float" office:value="2.18958634252378" calcext:value-type="float">
            <text:p>2.19</text:p>
          </table:table-cell>
          <table:table-cell table:style-name="ce171" table:number-columns-repeated="2"/>
          <table:table-cell table:style-name="ce224" table:formula="of:=[.F61]/[.G61]" office:value-type="float" office:value="20.1474483692377" calcext:value-type="float">
            <text:p>20</text:p>
          </table:table-cell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49" table:number-columns-repeated="2"/>
          <table:table-cell table:style-name="ce190" table:number-columns-repeated="2"/>
          <table:table-cell table:style-name="ce149" table:number-columns-repeated="2"/>
          <table:table-cell table:style-name="ce290"/>
          <table:table-cell table:number-columns-repeated="52"/>
        </table:table-row>
        <table:table-row table:style-name="ro2">
          <table:table-cell table:style-name="ce8"/>
          <table:table-cell table:style-name="ce115"/>
          <table:table-cell table:style-name="ce124" table:number-columns-repeated="7"/>
          <table:table-cell table:style-name="ce248"/>
          <table:table-cell table:number-columns-repeated="52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19"/>
          <table:table-cell table:style-name="ce293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52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49" table:number-columns-repeated="6"/>
          <table:table-cell table:style-name="ce232"/>
          <table:table-cell table:number-columns-repeated="52"/>
        </table:table-row>
        <table:table-row table:style-name="ro2">
          <table:table-cell table:style-name="ce8" table:number-columns-repeated="10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The following East Asia countries are excluded because of too few cases or zero deaths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Vietnam, Cambodia, Macau, Myanmar, Laos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由於以下國家或地區有太少案例或無人死亡而難以計算比例，故此排除 :</text:p>
          </table:table-cell>
          <table:table-cell table:style-name="ce8" table:number-columns-repeated="7"/>
          <table:table-cell table:number-columns-repeated="52"/>
        </table:table-row>
        <table:table-row table:style-name="ro2">
          <table:table-cell table:style-name="ce8" table:number-columns-repeated="2"/>
          <table:table-cell table:style-name="ce8" office:value-type="string" calcext:value-type="string">
            <text:p><text:span text:style-name="T3">越南，柬甫寨，澳門，緬甸，</text:span>寮國</text:p>
          </table:table-cell>
          <table:table-cell table:style-name="ce8" table:number-columns-repeated="7"/>
          <table:table-cell table:number-columns-repeated="52"/>
        </table:table-row>
        <table:table-row table:style-name="ro2" table:number-rows-repeated="6">
          <table:table-cell table:style-name="ce8" table:number-columns-repeated="10"/>
          <table:table-cell table:number-columns-repeated="52"/>
        </table:table-row>
        <table:table-row table:style-name="ro2" table:number-rows-repeated="1047934">
          <table:table-cell table:number-columns-repeated="62"/>
        </table:table-row>
        <table:table-row table:style-name="ro8" table:number-rows-repeated="565">
          <table:table-cell table:number-columns-repeated="62"/>
        </table:table-row>
        <table:table-row table:style-name="ro8">
          <table:table-cell table:number-columns-repeated="62"/>
        </table:table-row>
      </table:table>
      <table:table table:name="World_E_Asian_Ratio" table:style-name="ta1">
        <office:forms form:automatic-focus="false" form:apply-design-mode="false"/>
        <table:table-column table:style-name="co13" table:default-cell-style-name="Default"/>
        <table:table-column table:style-name="co14" table:default-cell-style-name="ce236"/>
        <table:table-column table:style-name="co15" table:default-cell-style-name="ce236"/>
        <table:table-column table:style-name="co15" table:default-cell-style-name="ce445"/>
        <table:table-column table:style-name="co16" table:number-columns-repeated="10" table:default-cell-style-name="ce449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35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0">
          <table:table-cell/>
          <table:table-cell table:style-name="ce271" office:value-type="string" calcext:value-type="string">
            <text:p>World Top-20 and East Asian countries <text:s/>世界前二十位及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21">
          <table:table-cell/>
          <table:table-cell table:style-name="ce281" office:value-type="string" calcext:value-type="string" table:number-columns-spanned="2" table:number-rows-spanned="1">
            <text:p><text:span text:style-name="T2">Cases ratio </text:span></text:p>
            <text:p><text:span text:style-name="T2">確診個案倍數</text:span></text:p>
          </table:table-cell>
          <table:covered-table-cell table:style-name="ce331"/>
          <table:table-cell table:style-name="ce263"/>
          <table:table-cell table:style-name="ce277" table:formula="of:=COM.MICROSOFT.CONCAT([$World_E_Asian.E42] ; CHAR(10);[$World_E_Asian.D4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$World_E_Asian.$E43] ; CHAR(10); [$World_E_Asian.$D4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$World_E_Asian.$E44] ; CHAR(10);  [$World_E_Asian.$D4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$World_E_Asian.$E45] ; CHAR(10); [$World_E_Asian.$D4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$World_E_Asian.$E46] ; CHAR(10); [$World_E_Asian.$D4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$World_E_Asian.$E47] ; CHAR(10);  [$World_E_Asian.$D4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$World_E_Asian.$E48] ; CHAR(10); [$World_E_Asian.$D48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$World_E_Asian.$E49] ; CHAR(10); [$World_E_Asian.$D49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$World_E_Asian.$E50] ; CHAR(10); [$World_E_Asian.$D5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.$E51] ; CHAR(10); [$World_E_Asian.$D5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F42]" office:value-type="float" office:value="82295" calcext:value-type="float">
            <text:p>82,295</text:p>
          </table:table-cell>
          <table:table-cell table:style-name="ce446" table:formula="of:=[$World_E_Asian.F43]" office:value-type="float" office:value="10591" calcext:value-type="float">
            <text:p>10,591</text:p>
          </table:table-cell>
          <table:table-cell table:style-name="ce446" table:formula="of:=[$World_E_Asian.F44]" office:value-type="float" office:value="5072" calcext:value-type="float">
            <text:p>5,072</text:p>
          </table:table-cell>
          <table:table-cell table:style-name="ce446" table:formula="of:=[$World_E_Asian.F45]" office:value-type="float" office:value="5453" calcext:value-type="float">
            <text:p>5,453</text:p>
          </table:table-cell>
          <table:table-cell table:style-name="ce446" table:formula="of:=[$World_E_Asian.F46]" office:value-type="float" office:value="8100" calcext:value-type="float">
            <text:p>8,100</text:p>
          </table:table-cell>
          <table:table-cell table:style-name="ce446" table:formula="of:=[$World_E_Asian.F47]" office:value-type="float" office:value="5988" calcext:value-type="float">
            <text:p>5,988</text:p>
          </table:table-cell>
          <table:table-cell table:style-name="ce446" table:formula="of:=[$World_E_Asian.F48]" office:value-type="float" office:value="3252" calcext:value-type="float">
            <text:p>3,252</text:p>
          </table:table-cell>
          <table:table-cell table:style-name="ce446" table:formula="of:=[$World_E_Asian.F49]" office:value-type="float" office:value="2613" calcext:value-type="float">
            <text:p>2,613</text:p>
          </table:table-cell>
          <table:table-cell table:style-name="ce446" table:formula="of:=[$World_E_Asian.F50]" office:value-type="float" office:value="1017" calcext:value-type="float">
            <text:p>1,017</text:p>
          </table:table-cell>
          <table:table-cell table:style-name="ce446" table:formula="of:=[$World_E_Asian.F51]" office:value-type="float" office:value="395" calcext:value-type="float">
            <text:p>395</text:p>
          </table:table-cell>
          <table:table-cell table:number-columns-repeated="33"/>
        </table:table-row>
        <table:table-row table:style-name="ro2">
          <table:table-cell/>
          <table:table-cell table:formula="of:=[$World_E_Asian.D9]" office:value-type="string" office:string-value="USA" calcext:value-type="string">
            <text:p>USA</text:p>
          </table:table-cell>
          <table:table-cell table:formula="of:=[$World_E_Asian.E9]" office:value-type="string" office:string-value="美國" calcext:value-type="string">
            <text:p>美國</text:p>
          </table:table-cell>
          <table:table-cell table:formula="of:=[$World_E_Asian.F9]" office:value-type="float" office:value="614180" calcext:value-type="float">
            <text:p>614,180</text:p>
          </table:table-cell>
          <table:table-cell table:formula="of:=[.$D6]/[.E$5]" office:value-type="float" office:value="7.46315085971201" calcext:value-type="float">
            <text:p>7.46</text:p>
          </table:table-cell>
          <table:table-cell table:formula="of:=[.$D6]/[.F$5]" office:value-type="float" office:value="57.990746860542" calcext:value-type="float">
            <text:p>57.99</text:p>
          </table:table-cell>
          <table:table-cell table:formula="of:=[.$D6]/[.G$5]" office:value-type="float" office:value="121.092271293375" calcext:value-type="float">
            <text:p>121.09</text:p>
          </table:table-cell>
          <table:table-cell table:formula="of:=[.$D6]/[.H$5]" office:value-type="float" office:value="112.631578947368" calcext:value-type="float">
            <text:p>112.63</text:p>
          </table:table-cell>
          <table:table-cell table:formula="of:=[.$D6]/[.I$5]" office:value-type="float" office:value="75.8246913580247" calcext:value-type="float">
            <text:p>75.82</text:p>
          </table:table-cell>
          <table:table-cell table:formula="of:=[.$D6]/[.J$5]" office:value-type="float" office:value="102.568470273881" calcext:value-type="float">
            <text:p>102.57</text:p>
          </table:table-cell>
          <table:table-cell table:formula="of:=[.$D6]/[.K$5]" office:value-type="float" office:value="188.862238622386" calcext:value-type="float">
            <text:p>188.86</text:p>
          </table:table-cell>
          <table:table-cell table:formula="of:=[.$D6]/[.L$5]" office:value-type="float" office:value="235.047837734405" calcext:value-type="float">
            <text:p>235.05</text:p>
          </table:table-cell>
          <table:table-cell table:formula="of:=[.$D6]/[.M$5]" office:value-type="float" office:value="603.913470993117" calcext:value-type="float">
            <text:p>603.91</text:p>
          </table:table-cell>
          <table:table-cell table:formula="of:=[.$D6]/[.N$5]" office:value-type="float" office:value="1554.88607594937" calcext:value-type="float">
            <text:p>1,554.89</text:p>
          </table:table-cell>
          <table:table-cell table:number-columns-repeated="33"/>
        </table:table-row>
        <table:table-row table:style-name="ro2">
          <table:table-cell/>
          <table:table-cell table:formula="of:=[$World_E_Asian.D10]" office:value-type="string" office:string-value="Spain" calcext:value-type="string">
            <text:p>Spain</text:p>
          </table:table-cell>
          <table:table-cell table:formula="of:=[$World_E_Asian.E10]" office:value-type="string" office:string-value="西班牙" calcext:value-type="string">
            <text:p>西班牙</text:p>
          </table:table-cell>
          <table:table-cell table:formula="of:=[$World_E_Asian.F10]" office:value-type="float" office:value="177633" calcext:value-type="float">
            <text:p>177,633</text:p>
          </table:table-cell>
          <table:table-cell table:formula="of:=[.$D7]/[.E$5]" office:value-type="float" office:value="2.15849079530956" calcext:value-type="float">
            <text:p>2.16</text:p>
          </table:table-cell>
          <table:table-cell table:formula="of:=[.$D7]/[.F$5]" office:value-type="float" office:value="16.7720706260032" calcext:value-type="float">
            <text:p>16.77</text:p>
          </table:table-cell>
          <table:table-cell table:formula="of:=[.$D7]/[.G$5]" office:value-type="float" office:value="35.0222791798107" calcext:value-type="float">
            <text:p>35.02</text:p>
          </table:table-cell>
          <table:table-cell table:formula="of:=[.$D7]/[.H$5]" office:value-type="float" office:value="32.5752796625711" calcext:value-type="float">
            <text:p>32.58</text:p>
          </table:table-cell>
          <table:table-cell table:formula="of:=[.$D7]/[.I$5]" office:value-type="float" office:value="21.93" calcext:value-type="float">
            <text:p>21.93</text:p>
          </table:table-cell>
          <table:table-cell table:formula="of:=[.$D7]/[.J$5]" office:value-type="float" office:value="29.6648296593186" calcext:value-type="float">
            <text:p>29.66</text:p>
          </table:table-cell>
          <table:table-cell table:formula="of:=[.$D7]/[.K$5]" office:value-type="float" office:value="54.6226937269373" calcext:value-type="float">
            <text:p>54.62</text:p>
          </table:table-cell>
          <table:table-cell table:formula="of:=[.$D7]/[.L$5]" office:value-type="float" office:value="67.9804822043628" calcext:value-type="float">
            <text:p>67.98</text:p>
          </table:table-cell>
          <table:table-cell table:formula="of:=[.$D7]/[.M$5]" office:value-type="float" office:value="174.663716814159" calcext:value-type="float">
            <text:p>174.66</text:p>
          </table:table-cell>
          <table:table-cell table:formula="of:=[.$D7]/[.N$5]" office:value-type="float" office:value="449.703797468354" calcext:value-type="float">
            <text:p>449.70</text:p>
          </table:table-cell>
          <table:table-cell table:number-columns-repeated="33"/>
        </table:table-row>
        <table:table-row table:style-name="ro2">
          <table:table-cell/>
          <table:table-cell table:formula="of:=[$World_E_Asian.D11]" office:value-type="string" office:string-value="Italy" calcext:value-type="string">
            <text:p>Italy</text:p>
          </table:table-cell>
          <table:table-cell table:formula="of:=[$World_E_Asian.E11]" office:value-type="string" office:string-value="意大利" calcext:value-type="string">
            <text:p>意大利</text:p>
          </table:table-cell>
          <table:table-cell table:formula="of:=[$World_E_Asian.F11]" office:value-type="float" office:value="162488" calcext:value-type="float">
            <text:p>162,488</text:p>
          </table:table-cell>
          <table:table-cell table:formula="of:=[.$D8]/[.E$5]" office:value-type="float" office:value="1.97445774348381" calcext:value-type="float">
            <text:p>1.97</text:p>
          </table:table-cell>
          <table:table-cell table:formula="of:=[.$D8]/[.F$5]" office:value-type="float" office:value="15.342082900576" calcext:value-type="float">
            <text:p>15.34</text:p>
          </table:table-cell>
          <table:table-cell table:formula="of:=[.$D8]/[.G$5]" office:value-type="float" office:value="32.0362776025237" calcext:value-type="float">
            <text:p>32.04</text:p>
          </table:table-cell>
          <table:table-cell table:formula="of:=[.$D8]/[.H$5]" office:value-type="float" office:value="29.7979094076655" calcext:value-type="float">
            <text:p>29.80</text:p>
          </table:table-cell>
          <table:table-cell table:formula="of:=[.$D8]/[.I$5]" office:value-type="float" office:value="20.0602469135802" calcext:value-type="float">
            <text:p>20.06</text:p>
          </table:table-cell>
          <table:table-cell table:formula="of:=[.$D8]/[.J$5]" office:value-type="float" office:value="27.1356045424182" calcext:value-type="float">
            <text:p>27.14</text:p>
          </table:table-cell>
          <table:table-cell table:formula="of:=[.$D8]/[.K$5]" office:value-type="float" office:value="49.9655596555966" calcext:value-type="float">
            <text:p>49.97</text:p>
          </table:table-cell>
          <table:table-cell table:formula="of:=[.$D8]/[.L$5]" office:value-type="float" office:value="62.1844623038653" calcext:value-type="float">
            <text:p>62.18</text:p>
          </table:table-cell>
          <table:table-cell table:formula="of:=[.$D8]/[.M$5]" office:value-type="float" office:value="159.771878072763" calcext:value-type="float">
            <text:p>159.77</text:p>
          </table:table-cell>
          <table:table-cell table:formula="of:=[.$D8]/[.N$5]" office:value-type="float" office:value="411.362025316456" calcext:value-type="float">
            <text:p>411.36</text:p>
          </table:table-cell>
          <table:table-cell table:number-columns-repeated="33"/>
        </table:table-row>
        <table:table-row table:style-name="ro2">
          <table:table-cell/>
          <table:table-cell table:formula="of:=[$World_E_Asian.D12]" office:value-type="string" office:string-value="Germany" calcext:value-type="string">
            <text:p>Germany</text:p>
          </table:table-cell>
          <table:table-cell table:formula="of:=[$World_E_Asian.E12]" office:value-type="string" office:string-value="德國" calcext:value-type="string">
            <text:p>德國</text:p>
          </table:table-cell>
          <table:table-cell table:formula="of:=[$World_E_Asian.F12]" office:value-type="float" office:value="132210" calcext:value-type="float">
            <text:p>132,210</text:p>
          </table:table-cell>
          <table:table-cell table:formula="of:=[.$D9]/[.E$5]" office:value-type="float" office:value="1.60653745671061" calcext:value-type="float">
            <text:p>1.61</text:p>
          </table:table-cell>
          <table:table-cell table:formula="of:=[.$D9]/[.F$5]" office:value-type="float" office:value="12.4832404872061" calcext:value-type="float">
            <text:p>12.48</text:p>
          </table:table-cell>
          <table:table-cell table:formula="of:=[.$D9]/[.G$5]" office:value-type="float" office:value="26.0666403785489" calcext:value-type="float">
            <text:p>26.07</text:p>
          </table:table-cell>
          <table:table-cell table:formula="of:=[.$D9]/[.H$5]" office:value-type="float" office:value="24.2453695213644" calcext:value-type="float">
            <text:p>24.25</text:p>
          </table:table-cell>
          <table:table-cell table:formula="of:=[.$D9]/[.I$5]" office:value-type="float" office:value="16.3222222222222" calcext:value-type="float">
            <text:p>16.32</text:p>
          </table:table-cell>
          <table:table-cell table:formula="of:=[.$D9]/[.J$5]" office:value-type="float" office:value="22.0791583166333" calcext:value-type="float">
            <text:p>22.08</text:p>
          </table:table-cell>
          <table:table-cell table:formula="of:=[.$D9]/[.K$5]" office:value-type="float" office:value="40.6549815498155" calcext:value-type="float">
            <text:p>40.65</text:p>
          </table:table-cell>
          <table:table-cell table:formula="of:=[.$D9]/[.L$5]" office:value-type="float" office:value="50.5970149253731" calcext:value-type="float">
            <text:p>50.60</text:p>
          </table:table-cell>
          <table:table-cell table:formula="of:=[.$D9]/[.M$5]" office:value-type="float" office:value="130" calcext:value-type="float">
            <text:p>130.00</text:p>
          </table:table-cell>
          <table:table-cell table:formula="of:=[.$D9]/[.N$5]" office:value-type="float" office:value="334.708860759494" calcext:value-type="float">
            <text:p>334.71</text:p>
          </table:table-cell>
          <table:table-cell table:number-columns-repeated="33"/>
        </table:table-row>
        <table:table-row table:style-name="ro2">
          <table:table-cell/>
          <table:table-cell table:formula="of:=[$World_E_Asian.D13]" office:value-type="string" office:string-value="France" calcext:value-type="string">
            <text:p>France</text:p>
          </table:table-cell>
          <table:table-cell table:formula="of:=[$World_E_Asian.E13]" office:value-type="string" office:string-value="法國" calcext:value-type="string">
            <text:p>法國</text:p>
          </table:table-cell>
          <table:table-cell table:formula="of:=[$World_E_Asian.F13]" office:value-type="float" office:value="103573" calcext:value-type="float">
            <text:p>103,573</text:p>
          </table:table-cell>
          <table:table-cell table:formula="of:=[.$D10]/[.E$5]" office:value-type="float" office:value="1.25855762804545" calcext:value-type="float">
            <text:p>1.26</text:p>
          </table:table-cell>
          <table:table-cell table:formula="of:=[.$D10]/[.F$5]" office:value-type="float" office:value="9.77934094986309" calcext:value-type="float">
            <text:p>9.78</text:p>
          </table:table-cell>
          <table:table-cell table:formula="of:=[.$D10]/[.G$5]" office:value-type="float" office:value="20.4205441640379" calcext:value-type="float">
            <text:p>20.42</text:p>
          </table:table-cell>
          <table:table-cell table:formula="of:=[.$D10]/[.H$5]" office:value-type="float" office:value="18.993764900055" calcext:value-type="float">
            <text:p>18.99</text:p>
          </table:table-cell>
          <table:table-cell table:formula="of:=[.$D10]/[.I$5]" office:value-type="float" office:value="12.7867901234568" calcext:value-type="float">
            <text:p>12.79</text:p>
          </table:table-cell>
          <table:table-cell table:formula="of:=[.$D10]/[.J$5]" office:value-type="float" office:value="17.2967601870408" calcext:value-type="float">
            <text:p>17.30</text:p>
          </table:table-cell>
          <table:table-cell table:formula="of:=[.$D10]/[.K$5]" office:value-type="float" office:value="31.8490159901599" calcext:value-type="float">
            <text:p>31.85</text:p>
          </table:table-cell>
          <table:table-cell table:formula="of:=[.$D10]/[.L$5]" office:value-type="float" office:value="39.6375813241485" calcext:value-type="float">
            <text:p>39.64</text:p>
          </table:table-cell>
          <table:table-cell table:formula="of:=[.$D10]/[.M$5]" office:value-type="float" office:value="101.841691248771" calcext:value-type="float">
            <text:p>101.84</text:p>
          </table:table-cell>
          <table:table-cell table:formula="of:=[.$D10]/[.N$5]" office:value-type="float" office:value="262.210126582278" calcext:value-type="float">
            <text:p>262.21</text:p>
          </table:table-cell>
          <table:table-cell table:number-columns-repeated="33"/>
        </table:table-row>
        <table:table-row table:style-name="ro2">
          <table:table-cell/>
          <table:table-cell table:formula="of:=[$World_E_Asian.D15]" office:value-type="string" office:string-value="Iran" calcext:value-type="string">
            <text:p>Iran</text:p>
          </table:table-cell>
          <table:table-cell table:formula="of:=[$World_E_Asian.E15]" office:value-type="string" office:string-value="伊朗" calcext:value-type="string">
            <text:p>伊朗</text:p>
          </table:table-cell>
          <table:table-cell table:formula="of:=[$World_E_Asian.F15]" office:value-type="float" office:value="76389" calcext:value-type="float">
            <text:p>76,389</text:p>
          </table:table-cell>
          <table:table-cell table:formula="of:=[.$D11]/[.E$5]" office:value-type="float" office:value="0.928233793061547" calcext:value-type="float">
            <text:p>0.93</text:p>
          </table:table-cell>
          <table:table-cell table:formula="of:=[.$D11]/[.F$5]" office:value-type="float" office:value="7.21263336795392" calcext:value-type="float">
            <text:p>7.21</text:p>
          </table:table-cell>
          <table:table-cell table:formula="of:=[.$D11]/[.G$5]" office:value-type="float" office:value="15.0609227129338" calcext:value-type="float">
            <text:p>15.06</text:p>
          </table:table-cell>
          <table:table-cell table:formula="of:=[.$D11]/[.H$5]" office:value-type="float" office:value="14.0086191087475" calcext:value-type="float">
            <text:p>14.01</text:p>
          </table:table-cell>
          <table:table-cell table:formula="of:=[.$D11]/[.I$5]" office:value-type="float" office:value="9.43074074074074" calcext:value-type="float">
            <text:p>9.43</text:p>
          </table:table-cell>
          <table:table-cell table:formula="of:=[.$D11]/[.J$5]" office:value-type="float" office:value="12.7570140280561" calcext:value-type="float">
            <text:p>12.76</text:p>
          </table:table-cell>
          <table:table-cell table:formula="of:=[.$D11]/[.K$5]" office:value-type="float" office:value="23.489852398524" calcext:value-type="float">
            <text:p>23.49</text:p>
          </table:table-cell>
          <table:table-cell table:formula="of:=[.$D11]/[.L$5]" office:value-type="float" office:value="29.2342135476464" calcext:value-type="float">
            <text:p>29.23</text:p>
          </table:table-cell>
          <table:table-cell table:formula="of:=[.$D11]/[.M$5]" office:value-type="float" office:value="75.1120943952802" calcext:value-type="float">
            <text:p>75.11</text:p>
          </table:table-cell>
          <table:table-cell table:formula="of:=[.$D11]/[.N$5]" office:value-type="float" office:value="193.389873417722" calcext:value-type="float">
            <text:p>193.39</text:p>
          </table:table-cell>
          <table:table-cell table:number-columns-repeated="33"/>
        </table:table-row>
        <table:table-row table:style-name="ro2">
          <table:table-cell/>
          <table:table-cell table:formula="of:=[$World_E_Asian.D14]" office:value-type="string" office:string-value="United Kingdom" calcext:value-type="string">
            <text:p>United Kingdom</text:p>
          </table:table-cell>
          <table:table-cell table:formula="of:=[$World_E_Asian.E14]" office:value-type="string" office:string-value="英國" calcext:value-type="string">
            <text:p>英國</text:p>
          </table:table-cell>
          <table:table-cell table:formula="of:=[$World_E_Asian.F14]" office:value-type="float" office:value="93873" calcext:value-type="float">
            <text:p>93,873</text:p>
          </table:table-cell>
          <table:table-cell table:formula="of:=[.$D12]/[.E$5]" office:value-type="float" office:value="1.14068898474998" calcext:value-type="float">
            <text:p>1.14</text:p>
          </table:table-cell>
          <table:table-cell table:formula="of:=[.$D12]/[.F$5]" office:value-type="float" office:value="8.86346898309886" calcext:value-type="float">
            <text:p>8.86</text:p>
          </table:table-cell>
          <table:table-cell table:formula="of:=[.$D12]/[.G$5]" office:value-type="float" office:value="18.5080835962145" calcext:value-type="float">
            <text:p>18.51</text:p>
          </table:table-cell>
          <table:table-cell table:formula="of:=[.$D12]/[.H$5]" office:value-type="float" office:value="17.2149275628095" calcext:value-type="float">
            <text:p>17.21</text:p>
          </table:table-cell>
          <table:table-cell table:formula="of:=[.$D12]/[.I$5]" office:value-type="float" office:value="11.5892592592593" calcext:value-type="float">
            <text:p>11.59</text:p>
          </table:table-cell>
          <table:table-cell table:formula="of:=[.$D12]/[.J$5]" office:value-type="float" office:value="15.6768537074148" calcext:value-type="float">
            <text:p>15.68</text:p>
          </table:table-cell>
          <table:table-cell table:formula="of:=[.$D12]/[.K$5]" office:value-type="float" office:value="28.8662361623616" calcext:value-type="float">
            <text:p>28.87</text:p>
          </table:table-cell>
          <table:table-cell table:formula="of:=[.$D12]/[.L$5]" office:value-type="float" office:value="35.9253731343284" calcext:value-type="float">
            <text:p>35.93</text:p>
          </table:table-cell>
          <table:table-cell table:formula="of:=[.$D12]/[.M$5]" office:value-type="float" office:value="92.3038348082596" calcext:value-type="float">
            <text:p>92.30</text:p>
          </table:table-cell>
          <table:table-cell table:formula="of:=[.$D12]/[.N$5]" office:value-type="float" office:value="237.653164556962" calcext:value-type="float">
            <text:p>237.65</text:p>
          </table:table-cell>
          <table:table-cell table:number-columns-repeated="33"/>
        </table:table-row>
        <table:table-row table:style-name="ro2">
          <table:table-cell/>
          <table:table-cell table:formula="of:=[$World_E_Asian.D16]" office:value-type="string" office:string-value="Turkey" calcext:value-type="string">
            <text:p>Turkey</text:p>
          </table:table-cell>
          <table:table-cell table:formula="of:=[$World_E_Asian.E16]" office:value-type="string" office:string-value="土耳其" calcext:value-type="string">
            <text:p>土耳其</text:p>
          </table:table-cell>
          <table:table-cell table:formula="of:=[$World_E_Asian.F16]" office:value-type="float" office:value="65111" calcext:value-type="float">
            <text:p>65,111</text:p>
          </table:table-cell>
          <table:table-cell table:formula="of:=[.$D13]/[.E$5]" office:value-type="float" office:value="0.791190230269154" calcext:value-type="float">
            <text:p>0.79</text:p>
          </table:table-cell>
          <table:table-cell table:formula="of:=[.$D13]/[.F$5]" office:value-type="float" office:value="6.14776697195732" calcext:value-type="float">
            <text:p>6.15</text:p>
          </table:table-cell>
          <table:table-cell table:formula="of:=[.$D13]/[.G$5]" office:value-type="float" office:value="12.8373422712934" calcext:value-type="float">
            <text:p>12.84</text:p>
          </table:table-cell>
          <table:table-cell table:formula="of:=[.$D13]/[.H$5]" office:value-type="float" office:value="11.9403997799377" calcext:value-type="float">
            <text:p>11.94</text:p>
          </table:table-cell>
          <table:table-cell table:formula="of:=[.$D13]/[.I$5]" office:value-type="float" office:value="8.03839506172839" calcext:value-type="float">
            <text:p>8.04</text:p>
          </table:table-cell>
          <table:table-cell table:formula="of:=[.$D13]/[.J$5]" office:value-type="float" office:value="10.873580494322" calcext:value-type="float">
            <text:p>10.87</text:p>
          </table:table-cell>
          <table:table-cell table:formula="of:=[.$D13]/[.K$5]" office:value-type="float" office:value="20.0218327183272" calcext:value-type="float">
            <text:p>20.02</text:p>
          </table:table-cell>
          <table:table-cell table:formula="of:=[.$D13]/[.L$5]" office:value-type="float" office:value="24.9181017986988" calcext:value-type="float">
            <text:p>24.92</text:p>
          </table:table-cell>
          <table:table-cell table:formula="of:=[.$D13]/[.M$5]" office:value-type="float" office:value="64.0226155358899" calcext:value-type="float">
            <text:p>64.02</text:p>
          </table:table-cell>
          <table:table-cell table:formula="of:=[.$D13]/[.N$5]" office:value-type="float" office:value="164.837974683544" calcext:value-type="float">
            <text:p>164.84</text:p>
          </table:table-cell>
          <table:table-cell table:number-columns-repeated="33"/>
        </table:table-row>
        <table:table-row table:style-name="ro2">
          <table:table-cell/>
          <table:table-cell table:formula="of:=[$World_E_Asian.D17]" office:value-type="string" office:string-value="Belgium" calcext:value-type="string">
            <text:p>Belgium</text:p>
          </table:table-cell>
          <table:table-cell table:formula="of:=[$World_E_Asian.E17]" office:value-type="string" office:string-value="比利時" calcext:value-type="string">
            <text:p>比利時</text:p>
          </table:table-cell>
          <table:table-cell table:formula="of:=[$World_E_Asian.F17]" office:value-type="float" office:value="33573" calcext:value-type="float">
            <text:p>33,573</text:p>
          </table:table-cell>
          <table:table-cell table:formula="of:=[.$D14]/[.E$5]" office:value-type="float" office:value="0.407959171274075" calcext:value-type="float">
            <text:p>0.41</text:p>
          </table:table-cell>
          <table:table-cell table:formula="of:=[.$D14]/[.F$5]" office:value-type="float" office:value="3.16995562269852" calcext:value-type="float">
            <text:p>3.17</text:p>
          </table:table-cell>
          <table:table-cell table:formula="of:=[.$D14]/[.G$5]" office:value-type="float" office:value="6.61928233438486" calcext:value-type="float">
            <text:p>6.62</text:p>
          </table:table-cell>
          <table:table-cell table:formula="of:=[.$D14]/[.H$5]" office:value-type="float" office:value="6.15679442508711" calcext:value-type="float">
            <text:p>6.16</text:p>
          </table:table-cell>
          <table:table-cell table:formula="of:=[.$D14]/[.I$5]" office:value-type="float" office:value="4.14481481481482" calcext:value-type="float">
            <text:p>4.14</text:p>
          </table:table-cell>
          <table:table-cell table:formula="of:=[.$D14]/[.J$5]" office:value-type="float" office:value="5.60671342685371" calcext:value-type="float">
            <text:p>5.61</text:p>
          </table:table-cell>
          <table:table-cell table:formula="of:=[.$D14]/[.K$5]" office:value-type="float" office:value="10.3238007380074" calcext:value-type="float">
            <text:p>10.32</text:p>
          </table:table-cell>
          <table:table-cell table:formula="of:=[.$D14]/[.L$5]" office:value-type="float" office:value="12.8484500574053" calcext:value-type="float">
            <text:p>12.85</text:p>
          </table:table-cell>
          <table:table-cell table:formula="of:=[.$D14]/[.M$5]" office:value-type="float" office:value="33.0117994100295" calcext:value-type="float">
            <text:p>33.01</text:p>
          </table:table-cell>
          <table:table-cell table:formula="of:=[.$D14]/[.N$5]" office:value-type="float" office:value="84.9949367088608" calcext:value-type="float">
            <text:p>84.99</text:p>
          </table:table-cell>
          <table:table-cell table:number-columns-repeated="33"/>
        </table:table-row>
        <table:table-row table:style-name="ro2">
          <table:table-cell/>
          <table:table-cell table:formula="of:=[$World_E_Asian.D18]" office:value-type="string" office:string-value="Netherlands" calcext:value-type="string">
            <text:p>Netherlands</text:p>
          </table:table-cell>
          <table:table-cell table:formula="of:=[$World_E_Asian.E18]" office:value-type="string" office:string-value="荷蘭" calcext:value-type="string">
            <text:p>荷蘭</text:p>
          </table:table-cell>
          <table:table-cell table:formula="of:=[$World_E_Asian.F18]" office:value-type="float" office:value="27419" calcext:value-type="float">
            <text:p>27,419</text:p>
          </table:table-cell>
          <table:table-cell table:formula="of:=[.$D15]/[.E$5]" office:value-type="float" office:value="0.333179415517346" calcext:value-type="float">
            <text:p>0.33</text:p>
          </table:table-cell>
          <table:table-cell table:formula="of:=[.$D15]/[.F$5]" office:value-type="float" office:value="2.58889623265036" calcext:value-type="float">
            <text:p>2.59</text:p>
          </table:table-cell>
          <table:table-cell table:formula="of:=[.$D15]/[.G$5]" office:value-type="float" office:value="5.40595425867508" calcext:value-type="float">
            <text:p>5.41</text:p>
          </table:table-cell>
          <table:table-cell table:formula="of:=[.$D15]/[.H$5]" office:value-type="float" office:value="5.02824133504493" calcext:value-type="float">
            <text:p>5.03</text:p>
          </table:table-cell>
          <table:table-cell table:formula="of:=[.$D15]/[.I$5]" office:value-type="float" office:value="3.38506172839506" calcext:value-type="float">
            <text:p>3.39</text:p>
          </table:table-cell>
          <table:table-cell table:formula="of:=[.$D15]/[.J$5]" office:value-type="float" office:value="4.57899131596526" calcext:value-type="float">
            <text:p>4.58</text:p>
          </table:table-cell>
          <table:table-cell table:formula="of:=[.$D15]/[.K$5]" office:value-type="float" office:value="8.43142681426814" calcext:value-type="float">
            <text:p>8.43</text:p>
          </table:table-cell>
          <table:table-cell table:formula="of:=[.$D15]/[.L$5]" office:value-type="float" office:value="10.4933027171833" calcext:value-type="float">
            <text:p>10.49</text:p>
          </table:table-cell>
          <table:table-cell table:formula="of:=[.$D15]/[.M$5]" office:value-type="float" office:value="26.960668633235" calcext:value-type="float">
            <text:p>26.96</text:p>
          </table:table-cell>
          <table:table-cell table:formula="of:=[.$D15]/[.N$5]" office:value-type="float" office:value="69.4151898734177" calcext:value-type="float">
            <text:p>69.42</text:p>
          </table:table-cell>
          <table:table-cell table:number-columns-repeated="33"/>
        </table:table-row>
        <table:table-row table:style-name="ro2">
          <table:table-cell/>
          <table:table-cell table:formula="of:=[$World_E_Asian.D20]" office:value-type="string" office:string-value="Switzerland" calcext:value-type="string">
            <text:p>Switzerland</text:p>
          </table:table-cell>
          <table:table-cell table:formula="of:=[$World_E_Asian.E20]" office:value-type="string" office:string-value="瑞士" calcext:value-type="string">
            <text:p>瑞士</text:p>
          </table:table-cell>
          <table:table-cell table:formula="of:=[$World_E_Asian.F20]" office:value-type="float" office:value="25994" calcext:value-type="float">
            <text:p>25,994</text:p>
          </table:table-cell>
          <table:table-cell table:formula="of:=[.$D16]/[.E$5]" office:value-type="float" office:value="0.315863661218786" calcext:value-type="float">
            <text:p>0.32</text:p>
          </table:table-cell>
          <table:table-cell table:formula="of:=[.$D16]/[.F$5]" office:value-type="float" office:value="2.45434803134737" calcext:value-type="float">
            <text:p>2.45</text:p>
          </table:table-cell>
          <table:table-cell table:formula="of:=[.$D16]/[.G$5]" office:value-type="float" office:value="5.125" calcext:value-type="float">
            <text:p>5.13</text:p>
          </table:table-cell>
          <table:table-cell table:formula="of:=[.$D16]/[.H$5]" office:value-type="float" office:value="4.76691729323308" calcext:value-type="float">
            <text:p>4.77</text:p>
          </table:table-cell>
          <table:table-cell table:formula="of:=[.$D16]/[.I$5]" office:value-type="float" office:value="3.20913580246914" calcext:value-type="float">
            <text:p>3.21</text:p>
          </table:table-cell>
          <table:table-cell table:formula="of:=[.$D16]/[.J$5]" office:value-type="float" office:value="4.34101536406146" calcext:value-type="float">
            <text:p>4.34</text:p>
          </table:table-cell>
          <table:table-cell table:formula="of:=[.$D16]/[.K$5]" office:value-type="float" office:value="7.99323493234932" calcext:value-type="float">
            <text:p>7.99</text:p>
          </table:table-cell>
          <table:table-cell table:formula="of:=[.$D16]/[.L$5]" office:value-type="float" office:value="9.94795254496747" calcext:value-type="float">
            <text:p>9.95</text:p>
          </table:table-cell>
          <table:table-cell table:formula="of:=[.$D16]/[.M$5]" office:value-type="float" office:value="25.5594886922321" calcext:value-type="float">
            <text:p>25.56</text:p>
          </table:table-cell>
          <table:table-cell table:formula="of:=[.$D16]/[.N$5]" office:value-type="float" office:value="65.8075949367089" calcext:value-type="float">
            <text:p>65.81</text:p>
          </table:table-cell>
          <table:table-cell table:number-columns-repeated="33"/>
        </table:table-row>
        <table:table-row table:style-name="ro2">
          <table:table-cell/>
          <table:table-cell table:formula="of:=[$World_E_Asian.D19]" office:value-type="string" office:string-value="Canada" calcext:value-type="string">
            <text:p>Canada</text:p>
          </table:table-cell>
          <table:table-cell table:formula="of:=[$World_E_Asian.E19]" office:value-type="string" office:string-value="加拿大" calcext:value-type="string">
            <text:p>加拿大</text:p>
          </table:table-cell>
          <table:table-cell table:formula="of:=[$World_E_Asian.F19]" office:value-type="float" office:value="27063" calcext:value-type="float">
            <text:p>27,063</text:p>
          </table:table-cell>
          <table:table-cell table:formula="of:=[.$D17]/[.E$5]" office:value-type="float" office:value="0.328853514794337" calcext:value-type="float">
            <text:p>0.33</text:p>
          </table:table-cell>
          <table:table-cell table:formula="of:=[.$D17]/[.F$5]" office:value-type="float" office:value="2.55528278727221" calcext:value-type="float">
            <text:p>2.56</text:p>
          </table:table-cell>
          <table:table-cell table:formula="of:=[.$D17]/[.G$5]" office:value-type="float" office:value="5.33576498422713" calcext:value-type="float">
            <text:p>5.34</text:p>
          </table:table-cell>
          <table:table-cell table:formula="of:=[.$D17]/[.H$5]" office:value-type="float" office:value="4.96295617091509" calcext:value-type="float">
            <text:p>4.96</text:p>
          </table:table-cell>
          <table:table-cell table:formula="of:=[.$D17]/[.I$5]" office:value-type="float" office:value="3.34111111111111" calcext:value-type="float">
            <text:p>3.34</text:p>
          </table:table-cell>
          <table:table-cell table:formula="of:=[.$D17]/[.J$5]" office:value-type="float" office:value="4.51953907815631" calcext:value-type="float">
            <text:p>4.52</text:p>
          </table:table-cell>
          <table:table-cell table:formula="of:=[.$D17]/[.K$5]" office:value-type="float" office:value="8.3219557195572" calcext:value-type="float">
            <text:p>8.32</text:p>
          </table:table-cell>
          <table:table-cell table:formula="of:=[.$D17]/[.L$5]" office:value-type="float" office:value="10.3570608495982" calcext:value-type="float">
            <text:p>10.36</text:p>
          </table:table-cell>
          <table:table-cell table:formula="of:=[.$D17]/[.M$5]" office:value-type="float" office:value="26.6106194690265" calcext:value-type="float">
            <text:p>26.61</text:p>
          </table:table-cell>
          <table:table-cell table:formula="of:=[.$D17]/[.N$5]" office:value-type="float" office:value="68.5139240506329" calcext:value-type="float">
            <text:p>68.51</text:p>
          </table:table-cell>
          <table:table-cell table:number-columns-repeated="33"/>
        </table:table-row>
        <table:table-row table:style-name="ro2">
          <table:table-cell/>
          <table:table-cell table:formula="of:=[$World_E_Asian.D21]" office:value-type="string" office:string-value="Brazil" calcext:value-type="string">
            <text:p>Brazil</text:p>
          </table:table-cell>
          <table:table-cell table:formula="of:=[$World_E_Asian.E21]" office:value-type="string" office:string-value="巴西" calcext:value-type="string">
            <text:p>巴西</text:p>
          </table:table-cell>
          <table:table-cell table:formula="of:=[$World_E_Asian.F21]" office:value-type="float" office:value="25262" calcext:value-type="float">
            <text:p>25,262</text:p>
          </table:table-cell>
          <table:table-cell table:formula="of:=[.$D18]/[.E$5]" office:value-type="float" office:value="0.306968831642263" calcext:value-type="float">
            <text:p>0.31</text:p>
          </table:table-cell>
          <table:table-cell table:formula="of:=[.$D18]/[.F$5]" office:value-type="float" office:value="2.38523274478331" calcext:value-type="float">
            <text:p>2.39</text:p>
          </table:table-cell>
          <table:table-cell table:formula="of:=[.$D18]/[.G$5]" office:value-type="float" office:value="4.98067823343849" calcext:value-type="float">
            <text:p>4.98</text:p>
          </table:table-cell>
          <table:table-cell table:formula="of:=[.$D18]/[.H$5]" office:value-type="float" office:value="4.63267925912342" calcext:value-type="float">
            <text:p>4.63</text:p>
          </table:table-cell>
          <table:table-cell table:formula="of:=[.$D18]/[.I$5]" office:value-type="float" office:value="3.11876543209877" calcext:value-type="float">
            <text:p>3.12</text:p>
          </table:table-cell>
          <table:table-cell table:formula="of:=[.$D18]/[.J$5]" office:value-type="float" office:value="4.2187708750835" calcext:value-type="float">
            <text:p>4.22</text:p>
          </table:table-cell>
          <table:table-cell table:formula="of:=[.$D18]/[.K$5]" office:value-type="float" office:value="7.76814268142681" calcext:value-type="float">
            <text:p>7.77</text:p>
          </table:table-cell>
          <table:table-cell table:formula="of:=[.$D18]/[.L$5]" office:value-type="float" office:value="9.66781477229238" calcext:value-type="float">
            <text:p>9.67</text:p>
          </table:table-cell>
          <table:table-cell table:formula="of:=[.$D18]/[.M$5]" office:value-type="float" office:value="24.8397246804326" calcext:value-type="float">
            <text:p>24.84</text:p>
          </table:table-cell>
          <table:table-cell table:formula="of:=[.$D18]/[.N$5]" office:value-type="float" office:value="63.9544303797468" calcext:value-type="float">
            <text:p>63.95</text:p>
          </table:table-cell>
          <table:table-cell table:number-columns-repeated="33"/>
        </table:table-row>
        <table:table-row table:style-name="ro2">
          <table:table-cell/>
          <table:table-cell table:formula="of:=[$World_E_Asian.D23]" office:value-type="string" office:string-value="Portugal" calcext:value-type="string">
            <text:p>Portugal</text:p>
          </table:table-cell>
          <table:table-cell table:formula="of:=[$World_E_Asian.E23]" office:value-type="string" office:string-value="葡萄牙" calcext:value-type="string">
            <text:p>葡萄牙</text:p>
          </table:table-cell>
          <table:table-cell table:formula="of:=[$World_E_Asian.F23]" office:value-type="float" office:value="17448" calcext:value-type="float">
            <text:p>17,448</text:p>
          </table:table-cell>
          <table:table-cell table:formula="of:=[.$D19]/[.E$5]" office:value-type="float" office:value="0.212017741053527" calcext:value-type="float">
            <text:p>0.21</text:p>
          </table:table-cell>
          <table:table-cell table:formula="of:=[.$D19]/[.F$5]" office:value-type="float" office:value="1.64743650269096" calcext:value-type="float">
            <text:p>1.65</text:p>
          </table:table-cell>
          <table:table-cell table:formula="of:=[.$D19]/[.G$5]" office:value-type="float" office:value="3.44006309148265" calcext:value-type="float">
            <text:p>3.44</text:p>
          </table:table-cell>
          <table:table-cell table:formula="of:=[.$D19]/[.H$5]" office:value-type="float" office:value="3.199706583532" calcext:value-type="float">
            <text:p>3.20</text:p>
          </table:table-cell>
          <table:table-cell table:formula="of:=[.$D19]/[.I$5]" office:value-type="float" office:value="2.15407407407407" calcext:value-type="float">
            <text:p>2.15</text:p>
          </table:table-cell>
          <table:table-cell table:formula="of:=[.$D19]/[.J$5]" office:value-type="float" office:value="2.91382765531062" calcext:value-type="float">
            <text:p>2.91</text:p>
          </table:table-cell>
          <table:table-cell table:formula="of:=[.$D19]/[.K$5]" office:value-type="float" office:value="5.36531365313653" calcext:value-type="float">
            <text:p>5.37</text:p>
          </table:table-cell>
          <table:table-cell table:formula="of:=[.$D19]/[.L$5]" office:value-type="float" office:value="6.67738231917336" calcext:value-type="float">
            <text:p>6.68</text:p>
          </table:table-cell>
          <table:table-cell table:formula="of:=[.$D19]/[.M$5]" office:value-type="float" office:value="17.1563421828909" calcext:value-type="float">
            <text:p>17.16</text:p>
          </table:table-cell>
          <table:table-cell table:formula="of:=[.$D19]/[.N$5]" office:value-type="float" office:value="44.1721518987342" calcext:value-type="float">
            <text:p>44.17</text:p>
          </table:table-cell>
          <table:table-cell table:number-columns-repeated="33"/>
        </table:table-row>
        <table:table-row table:style-name="ro2">
          <table:table-cell/>
          <table:table-cell table:formula="of:=[$World_E_Asian.D22]" office:value-type="string" office:string-value="Russia" calcext:value-type="string">
            <text:p>Russia</text:p>
          </table:table-cell>
          <table:table-cell table:formula="of:=[$World_E_Asian.E22]" office:value-type="string" office:string-value="俄羅斯" calcext:value-type="string">
            <text:p>俄羅斯</text:p>
          </table:table-cell>
          <table:table-cell table:formula="of:=[$World_E_Asian.F22]" office:value-type="float" office:value="24490" calcext:value-type="float">
            <text:p>24,490</text:p>
          </table:table-cell>
          <table:table-cell table:formula="of:=[.$D20]/[.E$5]" office:value-type="float" office:value="0.297587945804727" calcext:value-type="float">
            <text:p>0.30</text:p>
          </table:table-cell>
          <table:table-cell table:formula="of:=[.$D20]/[.F$5]" office:value-type="float" office:value="2.31234066660372" calcext:value-type="float">
            <text:p>2.31</text:p>
          </table:table-cell>
          <table:table-cell table:formula="of:=[.$D20]/[.G$5]" office:value-type="float" office:value="4.82847003154574" calcext:value-type="float">
            <text:p>4.83</text:p>
          </table:table-cell>
          <table:table-cell table:formula="of:=[.$D20]/[.H$5]" office:value-type="float" office:value="4.49110581331377" calcext:value-type="float">
            <text:p>4.49</text:p>
          </table:table-cell>
          <table:table-cell table:formula="of:=[.$D20]/[.I$5]" office:value-type="float" office:value="3.02345679012346" calcext:value-type="float">
            <text:p>3.02</text:p>
          </table:table-cell>
          <table:table-cell table:formula="of:=[.$D20]/[.J$5]" office:value-type="float" office:value="4.08984635938544" calcext:value-type="float">
            <text:p>4.09</text:p>
          </table:table-cell>
          <table:table-cell table:formula="of:=[.$D20]/[.K$5]" office:value-type="float" office:value="7.53075030750308" calcext:value-type="float">
            <text:p>7.53</text:p>
          </table:table-cell>
          <table:table-cell table:formula="of:=[.$D20]/[.L$5]" office:value-type="float" office:value="9.37236892460773" calcext:value-type="float">
            <text:p>9.37</text:p>
          </table:table-cell>
          <table:table-cell table:formula="of:=[.$D20]/[.M$5]" office:value-type="float" office:value="24.0806293018682" calcext:value-type="float">
            <text:p>24.08</text:p>
          </table:table-cell>
          <table:table-cell table:formula="of:=[.$D20]/[.N$5]" office:value-type="float" office:value="62" calcext:value-type="float">
            <text:p>62.00</text:p>
          </table:table-cell>
          <table:table-cell table:number-columns-repeated="33"/>
        </table:table-row>
        <table:table-row table:style-name="ro2">
          <table:table-cell/>
          <table:table-cell table:formula="of:=[$World_E_Asian.D24]" office:value-type="string" office:string-value="Austria" calcext:value-type="string">
            <text:p>Austria</text:p>
          </table:table-cell>
          <table:table-cell table:formula="of:=[$World_E_Asian.E24]" office:value-type="string" office:string-value="奧地利" calcext:value-type="string">
            <text:p>奧地利</text:p>
          </table:table-cell>
          <table:table-cell table:formula="of:=[$World_E_Asian.F24]" office:value-type="float" office:value="14234" calcext:value-type="float">
            <text:p>14,234</text:p>
          </table:table-cell>
          <table:table-cell table:formula="of:=[.$D21]/[.E$5]" office:value-type="float" office:value="0.172963120481196" calcext:value-type="float">
            <text:p>0.17</text:p>
          </table:table-cell>
          <table:table-cell table:formula="of:=[.$D21]/[.F$5]" office:value-type="float" office:value="1.34397129638372" calcext:value-type="float">
            <text:p>1.34</text:p>
          </table:table-cell>
          <table:table-cell table:formula="of:=[.$D21]/[.G$5]" office:value-type="float" office:value="2.8063880126183" calcext:value-type="float">
            <text:p>2.81</text:p>
          </table:table-cell>
          <table:table-cell table:formula="of:=[.$D21]/[.H$5]" office:value-type="float" office:value="2.61030625343847" calcext:value-type="float">
            <text:p>2.61</text:p>
          </table:table-cell>
          <table:table-cell table:formula="of:=[.$D21]/[.I$5]" office:value-type="float" office:value="1.75728395061728" calcext:value-type="float">
            <text:p>1.76</text:p>
          </table:table-cell>
          <table:table-cell table:formula="of:=[.$D21]/[.J$5]" office:value-type="float" office:value="2.37708750835003" calcext:value-type="float">
            <text:p>2.38</text:p>
          </table:table-cell>
          <table:table-cell table:formula="of:=[.$D21]/[.K$5]" office:value-type="float" office:value="4.3769987699877" calcext:value-type="float">
            <text:p>4.38</text:p>
          </table:table-cell>
          <table:table-cell table:formula="of:=[.$D21]/[.L$5]" office:value-type="float" office:value="5.44737849215461" calcext:value-type="float">
            <text:p>5.45</text:p>
          </table:table-cell>
          <table:table-cell table:formula="of:=[.$D21]/[.M$5]" office:value-type="float" office:value="13.9960668633235" calcext:value-type="float">
            <text:p>14.00</text:p>
          </table:table-cell>
          <table:table-cell table:formula="of:=[.$D21]/[.N$5]" office:value-type="float" office:value="36.0354430379747" calcext:value-type="float">
            <text:p>36.04</text:p>
          </table:table-cell>
          <table:table-cell table:number-columns-repeated="33"/>
        </table:table-row>
        <table:table-row table:style-name="ro2">
          <table:table-cell/>
          <table:table-cell table:formula="of:=[$World_E_Asian.D25]" office:value-type="string" office:string-value="Israel" calcext:value-type="string">
            <text:p>Israel</text:p>
          </table:table-cell>
          <table:table-cell table:formula="of:=[$World_E_Asian.E25]" office:value-type="string" office:string-value="以色列" calcext:value-type="string">
            <text:p>以色列</text:p>
          </table:table-cell>
          <table:table-cell table:formula="of:=[$World_E_Asian.F25]" office:value-type="float" office:value="12200" calcext:value-type="float">
            <text:p>12,200</text:p>
          </table:table-cell>
          <table:table-cell table:formula="of:=[.$D22]/[.E$5]" office:value-type="float" office:value="0.148247159608725" calcext:value-type="float">
            <text:p>0.15</text:p>
          </table:table-cell>
          <table:table-cell table:formula="of:=[.$D22]/[.F$5]" office:value-type="float" office:value="1.1519214427344" calcext:value-type="float">
            <text:p>1.15</text:p>
          </table:table-cell>
          <table:table-cell table:formula="of:=[.$D22]/[.G$5]" office:value-type="float" office:value="2.40536277602524" calcext:value-type="float">
            <text:p>2.41</text:p>
          </table:table-cell>
          <table:table-cell table:formula="of:=[.$D22]/[.H$5]" office:value-type="float" office:value="2.23730056849441" calcext:value-type="float">
            <text:p>2.24</text:p>
          </table:table-cell>
          <table:table-cell table:formula="of:=[.$D22]/[.I$5]" office:value-type="float" office:value="1.50617283950617" calcext:value-type="float">
            <text:p>1.51</text:p>
          </table:table-cell>
          <table:table-cell table:formula="of:=[.$D22]/[.J$5]" office:value-type="float" office:value="2.0374081496326" calcext:value-type="float">
            <text:p>2.04</text:p>
          </table:table-cell>
          <table:table-cell table:formula="of:=[.$D22]/[.K$5]" office:value-type="float" office:value="3.75153751537515" calcext:value-type="float">
            <text:p>3.75</text:p>
          </table:table-cell>
          <table:table-cell table:formula="of:=[.$D22]/[.L$5]" office:value-type="float" office:value="4.6689628779181" calcext:value-type="float">
            <text:p>4.67</text:p>
          </table:table-cell>
          <table:table-cell table:formula="of:=[.$D22]/[.M$5]" office:value-type="float" office:value="11.9960668633235" calcext:value-type="float">
            <text:p>12.00</text:p>
          </table:table-cell>
          <table:table-cell table:formula="of:=[.$D22]/[.N$5]" office:value-type="float" office:value="30.8860759493671" calcext:value-type="float">
            <text:p>30.89</text:p>
          </table:table-cell>
          <table:table-cell table:number-columns-repeated="33"/>
        </table:table-row>
        <table:table-row table:style-name="ro2">
          <table:table-cell/>
          <table:table-cell table:formula="of:=[$World_E_Asian.D26]" office:value-type="string" office:string-value="Sweden" calcext:value-type="string">
            <text:p>Sweden</text:p>
          </table:table-cell>
          <table:table-cell table:formula="of:=[$World_E_Asian.E26]" office:value-type="string" office:string-value="瑞典" calcext:value-type="string">
            <text:p>瑞典</text:p>
          </table:table-cell>
          <table:table-cell table:formula="of:=[$World_E_Asian.F26]" office:value-type="float" office:value="11445" calcext:value-type="float">
            <text:p>11,445</text:p>
          </table:table-cell>
          <table:table-cell table:formula="of:=[.$D23]/[.E$5]" office:value-type="float" office:value="0.139072847682119" calcext:value-type="float">
            <text:p>0.14</text:p>
          </table:table-cell>
          <table:table-cell table:formula="of:=[.$D23]/[.F$5]" office:value-type="float" office:value="1.08063450099141" calcext:value-type="float">
            <text:p>1.08</text:p>
          </table:table-cell>
          <table:table-cell table:formula="of:=[.$D23]/[.G$5]" office:value-type="float" office:value="2.25650630914826" calcext:value-type="float">
            <text:p>2.26</text:p>
          </table:table-cell>
          <table:table-cell table:formula="of:=[.$D23]/[.H$5]" office:value-type="float" office:value="2.09884467265725" calcext:value-type="float">
            <text:p>2.10</text:p>
          </table:table-cell>
          <table:table-cell table:formula="of:=[.$D23]/[.I$5]" office:value-type="float" office:value="1.41296296296296" calcext:value-type="float">
            <text:p>1.41</text:p>
          </table:table-cell>
          <table:table-cell table:formula="of:=[.$D23]/[.J$5]" office:value-type="float" office:value="1.91132264529058" calcext:value-type="float">
            <text:p>1.91</text:p>
          </table:table-cell>
          <table:table-cell table:formula="of:=[.$D23]/[.K$5]" office:value-type="float" office:value="3.51937269372694" calcext:value-type="float">
            <text:p>3.52</text:p>
          </table:table-cell>
          <table:table-cell table:formula="of:=[.$D23]/[.L$5]" office:value-type="float" office:value="4.38002296211251" calcext:value-type="float">
            <text:p>4.38</text:p>
          </table:table-cell>
          <table:table-cell table:formula="of:=[.$D23]/[.M$5]" office:value-type="float" office:value="11.2536873156342" calcext:value-type="float">
            <text:p>11.25</text:p>
          </table:table-cell>
          <table:table-cell table:formula="of:=[.$D23]/[.N$5]" office:value-type="float" office:value="28.9746835443038" calcext:value-type="float">
            <text:p>28.97</text:p>
          </table:table-cell>
          <table:table-cell table:number-columns-repeated="33"/>
        </table:table-row>
        <table:table-row table:style-name="ro2">
          <table:table-cell/>
          <table:table-cell table:formula="of:=[$World_E_Asian.D27]" office:value-type="string" office:string-value="Ireland" calcext:value-type="string">
            <text:p>Ireland</text:p>
          </table:table-cell>
          <table:table-cell table:formula="of:=[$World_E_Asian.E27]" office:value-type="string" office:string-value="愛爾蘭" calcext:value-type="string">
            <text:p>愛爾蘭</text:p>
          </table:table-cell>
          <table:table-cell table:formula="of:=[$World_E_Asian.F27]" office:value-type="float" office:value="11479" calcext:value-type="float">
            <text:p>11,479</text:p>
          </table:table-cell>
          <table:table-cell table:formula="of:=[.$D24]/[.E$5]" office:value-type="float" office:value="0.13948599550398" calcext:value-type="float">
            <text:p>0.14</text:p>
          </table:table-cell>
          <table:table-cell table:formula="of:=[.$D24]/[.F$5]" office:value-type="float" office:value="1.0838447738646" calcext:value-type="float">
            <text:p>1.08</text:p>
          </table:table-cell>
          <table:table-cell table:formula="of:=[.$D24]/[.G$5]" office:value-type="float" office:value="2.26320977917981" calcext:value-type="float">
            <text:p>2.26</text:p>
          </table:table-cell>
          <table:table-cell table:formula="of:=[.$D24]/[.H$5]" office:value-type="float" office:value="2.10507977260224" calcext:value-type="float">
            <text:p>2.11</text:p>
          </table:table-cell>
          <table:table-cell table:formula="of:=[.$D24]/[.I$5]" office:value-type="float" office:value="1.41716049382716" calcext:value-type="float">
            <text:p>1.42</text:p>
          </table:table-cell>
          <table:table-cell table:formula="of:=[.$D24]/[.J$5]" office:value-type="float" office:value="1.91700066800267" calcext:value-type="float">
            <text:p>1.92</text:p>
          </table:table-cell>
          <table:table-cell table:formula="of:=[.$D24]/[.K$5]" office:value-type="float" office:value="3.52982779827798" calcext:value-type="float">
            <text:p>3.53</text:p>
          </table:table-cell>
          <table:table-cell table:formula="of:=[.$D24]/[.L$5]" office:value-type="float" office:value="4.39303482587065" calcext:value-type="float">
            <text:p>4.39</text:p>
          </table:table-cell>
          <table:table-cell table:formula="of:=[.$D24]/[.M$5]" office:value-type="float" office:value="11.2871189773845" calcext:value-type="float">
            <text:p>11.29</text:p>
          </table:table-cell>
          <table:table-cell table:formula="of:=[.$D24]/[.N$5]" office:value-type="float" office:value="29.0607594936709" calcext:value-type="float">
            <text:p>29.06</text:p>
          </table:table-cell>
          <table:table-cell table:number-columns-repeated="33"/>
        </table:table-row>
        <table:table-row table:style-name="ro2">
          <table:table-cell/>
          <table:table-cell table:formula="of:=[$World_E_Asian.D28]" office:value-type="string" office:string-value="India" calcext:value-type="string">
            <text:p>India</text:p>
          </table:table-cell>
          <table:table-cell table:formula="of:=[$World_E_Asian.E28]" office:value-type="string" office:string-value="印度" calcext:value-type="string">
            <text:p>印度</text:p>
          </table:table-cell>
          <table:table-cell table:formula="of:=[$World_E_Asian.F28]" office:value-type="float" office:value="11439" calcext:value-type="float">
            <text:p>11,439</text:p>
          </table:table-cell>
          <table:table-cell table:formula="of:=[.$D25]/[.E$5]" office:value-type="float" office:value="0.138999939242967" calcext:value-type="float">
            <text:p>0.14</text:p>
          </table:table-cell>
          <table:table-cell table:formula="of:=[.$D25]/[.F$5]" office:value-type="float" office:value="1.08006798224908" calcext:value-type="float">
            <text:p>1.08</text:p>
          </table:table-cell>
          <table:table-cell table:formula="of:=[.$D25]/[.G$5]" office:value-type="float" office:value="2.25532334384858" calcext:value-type="float">
            <text:p>2.26</text:p>
          </table:table-cell>
          <table:table-cell table:formula="of:=[.$D25]/[.H$5]" office:value-type="float" office:value="2.09774436090226" calcext:value-type="float">
            <text:p>2.10</text:p>
          </table:table-cell>
          <table:table-cell table:formula="of:=[.$D25]/[.I$5]" office:value-type="float" office:value="1.41222222222222" calcext:value-type="float">
            <text:p>1.41</text:p>
          </table:table-cell>
          <table:table-cell table:formula="of:=[.$D25]/[.J$5]" office:value-type="float" office:value="1.91032064128257" calcext:value-type="float">
            <text:p>1.91</text:p>
          </table:table-cell>
          <table:table-cell table:formula="of:=[.$D25]/[.K$5]" office:value-type="float" office:value="3.51752767527675" calcext:value-type="float">
            <text:p>3.52</text:p>
          </table:table-cell>
          <table:table-cell table:formula="of:=[.$D25]/[.L$5]" office:value-type="float" office:value="4.37772675086108" calcext:value-type="float">
            <text:p>4.38</text:p>
          </table:table-cell>
          <table:table-cell table:formula="of:=[.$D25]/[.M$5]" office:value-type="float" office:value="11.2477876106195" calcext:value-type="float">
            <text:p>11.25</text:p>
          </table:table-cell>
          <table:table-cell table:formula="of:=[.$D25]/[.N$5]" office:value-type="float" office:value="28.9594936708861" calcext:value-type="float">
            <text:p>28.96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25];&quot;&gt;=&quot; &amp; 10) - COUNTIF([.E6:.N25];&quot;&gt;&quot; &amp; 100)" office:value-type="float" office:value="76" calcext:value-type="float">
            <text:p>76</text:p>
          </table:table-cell>
          <table:table-cell table:number-columns-repeated="30"/>
          <table:table-cell table:style-name="ce327" table:number-columns-repeated="3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25];&quot;&gt;=&quot; &amp; 100) - COUNTIF([.E6:.N25];&quot;&gt;&quot; &amp; 500)" office:value-type="float" office:value="16" calcext:value-type="float">
            <text:p>16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/>500 times or more death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6:.N25];&quot;&gt;=&quot; &amp; 500) - COUNTIF([.E6:.N25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/>1000 times death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6:.N25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27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35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29">
          <table:table-cell/>
          <table:table-cell table:style-name="ce271" office:value-type="string" calcext:value-type="string">
            <text:p>World Top-20 and East Asian countries <text:s/>世界前二十位及東亞國家或地區</text:p>
          </table:table-cell>
          <table:table-cell table:style-name="ce256"/>
          <table:table-cell table:style-name="ce262" table:number-columns-repeated="3"/>
          <table:table-cell table:style-name="ce256" table:number-columns-repeated="4"/>
          <table:table-cell table:style-name="ce314"/>
          <table:table-cell table:style-name="ce256"/>
          <table:table-cell table:style-name="ce314"/>
          <table:table-cell table:style-name="ce320"/>
          <table:table-cell table:number-columns-repeated="33"/>
        </table:table-row>
        <table:table-row table:style-name="ro30">
          <table:table-cell/>
          <table:table-cell table:style-name="ce317" office:value-type="string" calcext:value-type="string" table:number-columns-spanned="2" table:number-rows-spanned="1">
            <text:p><text:span text:style-name="T2">Deaths ratio </text:span></text:p>
            <text:p><text:span text:style-name="T2">死亡人數比例</text:span></text:p>
          </table:table-cell>
          <table:covered-table-cell table:style-name="ce334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L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$G42]" office:value-type="float" office:value="3342" calcext:value-type="float">
            <text:p>3,342</text:p>
          </table:table-cell>
          <table:table-cell table:style-name="ce446" table:formula="of:=[$World_E_Asian.$G43]" office:value-type="float" office:value="225" calcext:value-type="float">
            <text:p>225</text:p>
          </table:table-cell>
          <table:table-cell table:style-name="ce446" table:formula="of:=[$World_E_Asian.$G44]" office:value-type="float" office:value="83" calcext:value-type="float">
            <text:p>83</text:p>
          </table:table-cell>
          <table:table-cell table:style-name="ce446" table:formula="of:=[$World_E_Asian.$G45]" office:value-type="float" office:value="349" calcext:value-type="float">
            <text:p>349</text:p>
          </table:table-cell>
          <table:table-cell table:style-name="ce446" table:formula="of:=[$World_E_Asian.$G46]" office:value-type="float" office:value="119" calcext:value-type="float">
            <text:p>119</text:p>
          </table:table-cell>
          <table:table-cell table:style-name="ce446" table:formula="of:=[$World_E_Asian.$G47]" office:value-type="float" office:value="469" calcext:value-type="float">
            <text:p>469</text:p>
          </table:table-cell>
          <table:table-cell table:style-name="ce446" table:formula="of:=[$World_E_Asian.G49]" office:value-type="float" office:value="41" calcext:value-type="float">
            <text:p>41</text:p>
          </table:table-cell>
          <table:table-cell table:style-name="ce446" table:formula="of:=[$World_E_Asian.G48]" office:value-type="float" office:value="10" calcext:value-type="float">
            <text:p>10</text:p>
          </table:table-cell>
          <table:table-cell table:style-name="ce446" table:formula="of:=[$World_E_Asian.$G50]" office:value-type="float" office:value="4" calcext:value-type="float">
            <text:p>4</text:p>
          </table:table-cell>
          <table:table-cell table:style-name="ce446" table:formula="of:=[$World_E_Asian.$G51]" office:value-type="float" office:value="6" calcext:value-type="float">
            <text:p>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6]" office:value-type="string" office:string-value="USA" calcext:value-type="string">
            <text:p>USA</text:p>
          </table:table-cell>
          <table:table-cell table:style-name="ce244" table:formula="of:=[.C6]" office:value-type="string" office:string-value="美國" calcext:value-type="string">
            <text:p>美國</text:p>
          </table:table-cell>
          <table:table-cell table:formula="of:=[$World_E_Asian.G9]" office:value-type="float" office:value="26061" calcext:value-type="float">
            <text:p>26,061</text:p>
          </table:table-cell>
          <table:table-cell table:style-name="ce423" table:formula="of:=[.$D39]/[.E$38]" office:value-type="float" office:value="7.79802513464991" calcext:value-type="float">
            <text:p>8</text:p>
          </table:table-cell>
          <table:table-cell table:style-name="ce423" table:formula="of:=[.$D39]/[.F$38]" office:value-type="float" office:value="115.826666666667" calcext:value-type="float">
            <text:p>116</text:p>
          </table:table-cell>
          <table:table-cell table:style-name="ce423" table:formula="of:=[.$D39]/[.G$38]" office:value-type="float" office:value="313.987951807229" calcext:value-type="float">
            <text:p>314</text:p>
          </table:table-cell>
          <table:table-cell table:style-name="ce423" table:formula="of:=[.$D39]/[.H$38]" office:value-type="float" office:value="74.6733524355301" calcext:value-type="float">
            <text:p>75</text:p>
          </table:table-cell>
          <table:table-cell table:style-name="ce423" table:formula="of:=[.$D39]/[.I$38]" office:value-type="float" office:value="219" calcext:value-type="float">
            <text:p>219</text:p>
          </table:table-cell>
          <table:table-cell table:style-name="ce423" table:formula="of:=[.$D39]/[.J$38]" office:value-type="float" office:value="55.5671641791045" calcext:value-type="float">
            <text:p>56</text:p>
          </table:table-cell>
          <table:table-cell table:style-name="ce423" table:formula="of:=[.$D39]/[.K$38]" office:value-type="float" office:value="635.634146341463" calcext:value-type="float">
            <text:p>636</text:p>
          </table:table-cell>
          <table:table-cell table:style-name="ce423" table:formula="of:=[.$D39]/[.L$38]" office:value-type="float" office:value="2606.1" calcext:value-type="float">
            <text:p>2606</text:p>
          </table:table-cell>
          <table:table-cell table:style-name="ce423" table:formula="of:=[.$D39]/[.M$38]" office:value-type="float" office:value="6515.25" calcext:value-type="float">
            <text:p>6515</text:p>
          </table:table-cell>
          <table:table-cell table:style-name="ce423" table:formula="of:=[.$D39]/[.N$38]" office:value-type="float" office:value="4343.5" calcext:value-type="float">
            <text:p>434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7]" office:value-type="string" office:string-value="Spain" calcext:value-type="string">
            <text:p>Spain</text:p>
          </table:table-cell>
          <table:table-cell table:style-name="ce244" table:formula="of:=[.C7]" office:value-type="string" office:string-value="西班牙" calcext:value-type="string">
            <text:p>西班牙</text:p>
          </table:table-cell>
          <table:table-cell table:formula="of:=[$World_E_Asian.G10]" office:value-type="float" office:value="18579" calcext:value-type="float">
            <text:p>18,579</text:p>
          </table:table-cell>
          <table:table-cell table:style-name="ce423" table:formula="of:=[.$D40]/[.E$38]" office:value-type="float" office:value="5.55924596050269" calcext:value-type="float">
            <text:p>6</text:p>
          </table:table-cell>
          <table:table-cell table:style-name="ce423" table:formula="of:=[.$D40]/[.F$38]" office:value-type="float" office:value="82.5733333333333" calcext:value-type="float">
            <text:p>83</text:p>
          </table:table-cell>
          <table:table-cell table:style-name="ce423" table:formula="of:=[.$D40]/[.G$38]" office:value-type="float" office:value="223.843373493976" calcext:value-type="float">
            <text:p>224</text:p>
          </table:table-cell>
          <table:table-cell table:style-name="ce423" table:formula="of:=[.$D40]/[.H$38]" office:value-type="float" office:value="53.2349570200573" calcext:value-type="float">
            <text:p>53</text:p>
          </table:table-cell>
          <table:table-cell table:style-name="ce423" table:formula="of:=[.$D40]/[.I$38]" office:value-type="float" office:value="156.126050420168" calcext:value-type="float">
            <text:p>156</text:p>
          </table:table-cell>
          <table:table-cell table:style-name="ce423" table:formula="of:=[.$D40]/[.J$38]" office:value-type="float" office:value="39.6140724946695" calcext:value-type="float">
            <text:p>40</text:p>
          </table:table-cell>
          <table:table-cell table:style-name="ce423" table:formula="of:=[.$D40]/[.K$38]" office:value-type="float" office:value="453.146341463415" calcext:value-type="float">
            <text:p>453</text:p>
          </table:table-cell>
          <table:table-cell table:style-name="ce423" table:formula="of:=[.$D40]/[.L$38]" office:value-type="float" office:value="1857.9" calcext:value-type="float">
            <text:p>1858</text:p>
          </table:table-cell>
          <table:table-cell table:style-name="ce423" table:formula="of:=[.$D40]/[.M$38]" office:value-type="float" office:value="4644.75" calcext:value-type="float">
            <text:p>4645</text:p>
          </table:table-cell>
          <table:table-cell table:style-name="ce423" table:formula="of:=[.$D40]/[.N$38]" office:value-type="float" office:value="3096.5" calcext:value-type="float">
            <text:p>309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8]" office:value-type="string" office:string-value="Italy" calcext:value-type="string">
            <text:p>Italy</text:p>
          </table:table-cell>
          <table:table-cell table:style-name="ce244" table:formula="of:=[.C8]" office:value-type="string" office:string-value="意大利" calcext:value-type="string">
            <text:p>意大利</text:p>
          </table:table-cell>
          <table:table-cell table:formula="of:=[$World_E_Asian.G11]" office:value-type="float" office:value="21067" calcext:value-type="float">
            <text:p>21,067</text:p>
          </table:table-cell>
          <table:table-cell table:style-name="ce423" table:formula="of:=[.$D41]/[.E$38]" office:value-type="float" office:value="6.30371035308199" calcext:value-type="float">
            <text:p>6</text:p>
          </table:table-cell>
          <table:table-cell table:style-name="ce423" table:formula="of:=[.$D41]/[.F$38]" office:value-type="float" office:value="93.6311111111111" calcext:value-type="float">
            <text:p>94</text:p>
          </table:table-cell>
          <table:table-cell table:style-name="ce423" table:formula="of:=[.$D41]/[.G$38]" office:value-type="float" office:value="253.819277108434" calcext:value-type="float">
            <text:p>254</text:p>
          </table:table-cell>
          <table:table-cell table:style-name="ce423" table:formula="of:=[.$D41]/[.H$38]" office:value-type="float" office:value="60.3638968481375" calcext:value-type="float">
            <text:p>60</text:p>
          </table:table-cell>
          <table:table-cell table:style-name="ce423" table:formula="of:=[.$D41]/[.I$38]" office:value-type="float" office:value="177.033613445378" calcext:value-type="float">
            <text:p>177</text:p>
          </table:table-cell>
          <table:table-cell table:style-name="ce423" table:formula="of:=[.$D41]/[.J$38]" office:value-type="float" office:value="44.9189765458422" calcext:value-type="float">
            <text:p>45</text:p>
          </table:table-cell>
          <table:table-cell table:style-name="ce423" table:formula="of:=[.$D41]/[.K$38]" office:value-type="float" office:value="513.829268292683" calcext:value-type="float">
            <text:p>514</text:p>
          </table:table-cell>
          <table:table-cell table:style-name="ce423" table:formula="of:=[.$D41]/[.L$38]" office:value-type="float" office:value="2106.7" calcext:value-type="float">
            <text:p>2107</text:p>
          </table:table-cell>
          <table:table-cell table:style-name="ce423" table:formula="of:=[.$D41]/[.M$38]" office:value-type="float" office:value="5266.75" calcext:value-type="float">
            <text:p>5267</text:p>
          </table:table-cell>
          <table:table-cell table:style-name="ce423" table:formula="of:=[.$D41]/[.N$38]" office:value-type="float" office:value="3511.16666666667" calcext:value-type="float">
            <text:p>351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9]" office:value-type="string" office:string-value="Germany" calcext:value-type="string">
            <text:p>Germany</text:p>
          </table:table-cell>
          <table:table-cell table:style-name="ce244" table:formula="of:=[.C9]" office:value-type="string" office:string-value="德國" calcext:value-type="string">
            <text:p>德國</text:p>
          </table:table-cell>
          <table:table-cell table:formula="of:=[$World_E_Asian.G12]" office:value-type="float" office:value="3495" calcext:value-type="float">
            <text:p>3,495</text:p>
          </table:table-cell>
          <table:table-cell table:style-name="ce423" table:formula="of:=[.$D42]/[.E$38]" office:value-type="float" office:value="1.04578096947935" calcext:value-type="float">
            <text:p>1</text:p>
          </table:table-cell>
          <table:table-cell table:style-name="ce423" table:formula="of:=[.$D42]/[.F$38]" office:value-type="float" office:value="15.5333333333333" calcext:value-type="float">
            <text:p>16</text:p>
          </table:table-cell>
          <table:table-cell table:style-name="ce423" table:formula="of:=[.$D42]/[.G$38]" office:value-type="float" office:value="42.1084337349398" calcext:value-type="float">
            <text:p>42</text:p>
          </table:table-cell>
          <table:table-cell table:style-name="ce423" table:formula="of:=[.$D42]/[.H$38]" office:value-type="float" office:value="10.0143266475645" calcext:value-type="float">
            <text:p>10</text:p>
          </table:table-cell>
          <table:table-cell table:style-name="ce423" table:formula="of:=[.$D42]/[.I$38]" office:value-type="float" office:value="29.3697478991597" calcext:value-type="float">
            <text:p>29</text:p>
          </table:table-cell>
          <table:table-cell table:style-name="ce423" table:formula="of:=[.$D42]/[.J$38]" office:value-type="float" office:value="7.45202558635395" calcext:value-type="float">
            <text:p>7</text:p>
          </table:table-cell>
          <table:table-cell table:style-name="ce423" table:formula="of:=[.$D42]/[.K$38]" office:value-type="float" office:value="85.2439024390244" calcext:value-type="float">
            <text:p>85</text:p>
          </table:table-cell>
          <table:table-cell table:style-name="ce423" table:formula="of:=[.$D42]/[.L$38]" office:value-type="float" office:value="349.5" calcext:value-type="float">
            <text:p>350</text:p>
          </table:table-cell>
          <table:table-cell table:style-name="ce423" table:formula="of:=[.$D42]/[.M$38]" office:value-type="float" office:value="873.75" calcext:value-type="float">
            <text:p>874</text:p>
          </table:table-cell>
          <table:table-cell table:style-name="ce423" table:formula="of:=[.$D42]/[.N$38]" office:value-type="float" office:value="582.5" calcext:value-type="float">
            <text:p>58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0]" office:value-type="string" office:string-value="France" calcext:value-type="string">
            <text:p>France</text:p>
          </table:table-cell>
          <table:table-cell table:style-name="ce244" table:formula="of:=[.C10]" office:value-type="string" office:string-value="法國" calcext:value-type="string">
            <text:p>法國</text:p>
          </table:table-cell>
          <table:table-cell table:formula="of:=[$World_E_Asian.G13]" office:value-type="float" office:value="15729" calcext:value-type="float">
            <text:p>15,729</text:p>
          </table:table-cell>
          <table:table-cell table:style-name="ce423" table:formula="of:=[.$D43]/[.E$38]" office:value-type="float" office:value="4.7064631956912" calcext:value-type="float">
            <text:p>5</text:p>
          </table:table-cell>
          <table:table-cell table:style-name="ce423" table:formula="of:=[.$D43]/[.F$38]" office:value-type="float" office:value="69.9066666666667" calcext:value-type="float">
            <text:p>70</text:p>
          </table:table-cell>
          <table:table-cell table:style-name="ce423" table:formula="of:=[.$D43]/[.G$38]" office:value-type="float" office:value="189.506024096386" calcext:value-type="float">
            <text:p>190</text:p>
          </table:table-cell>
          <table:table-cell table:style-name="ce423" table:formula="of:=[.$D43]/[.H$38]" office:value-type="float" office:value="45.0687679083095" calcext:value-type="float">
            <text:p>45</text:p>
          </table:table-cell>
          <table:table-cell table:style-name="ce423" table:formula="of:=[.$D43]/[.I$38]" office:value-type="float" office:value="132.176470588235" calcext:value-type="float">
            <text:p>132</text:p>
          </table:table-cell>
          <table:table-cell table:style-name="ce423" table:formula="of:=[.$D43]/[.J$38]" office:value-type="float" office:value="33.5373134328358" calcext:value-type="float">
            <text:p>34</text:p>
          </table:table-cell>
          <table:table-cell table:style-name="ce423" table:formula="of:=[.$D43]/[.K$38]" office:value-type="float" office:value="383.634146341463" calcext:value-type="float">
            <text:p>384</text:p>
          </table:table-cell>
          <table:table-cell table:style-name="ce423" table:formula="of:=[.$D43]/[.L$38]" office:value-type="float" office:value="1572.9" calcext:value-type="float">
            <text:p>1573</text:p>
          </table:table-cell>
          <table:table-cell table:style-name="ce423" table:formula="of:=[.$D43]/[.M$38]" office:value-type="float" office:value="3932.25" calcext:value-type="float">
            <text:p>3932</text:p>
          </table:table-cell>
          <table:table-cell table:style-name="ce423" table:formula="of:=[.$D43]/[.N$38]" office:value-type="float" office:value="2621.5" calcext:value-type="float">
            <text:p>262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1]" office:value-type="string" office:string-value="Iran" calcext:value-type="string">
            <text:p>Iran</text:p>
          </table:table-cell>
          <table:table-cell table:style-name="ce244" table:formula="of:=[.C11]" office:value-type="string" office:string-value="伊朗" calcext:value-type="string">
            <text:p>伊朗</text:p>
          </table:table-cell>
          <table:table-cell table:formula="of:=[$World_E_Asian.G15]" office:value-type="float" office:value="4777" calcext:value-type="float">
            <text:p>4,777</text:p>
          </table:table-cell>
          <table:table-cell table:style-name="ce423" table:formula="of:=[.$D44]/[.E$38]" office:value-type="float" office:value="1.42938360263315" calcext:value-type="float">
            <text:p>1</text:p>
          </table:table-cell>
          <table:table-cell table:style-name="ce423" table:formula="of:=[.$D44]/[.F$38]" office:value-type="float" office:value="21.2311111111111" calcext:value-type="float">
            <text:p>21</text:p>
          </table:table-cell>
          <table:table-cell table:style-name="ce423" table:formula="of:=[.$D44]/[.G$38]" office:value-type="float" office:value="57.5542168674699" calcext:value-type="float">
            <text:p>58</text:p>
          </table:table-cell>
          <table:table-cell table:style-name="ce423" table:formula="of:=[.$D44]/[.H$38]" office:value-type="float" office:value="13.6876790830946" calcext:value-type="float">
            <text:p>14</text:p>
          </table:table-cell>
          <table:table-cell table:style-name="ce423" table:formula="of:=[.$D44]/[.I$38]" office:value-type="float" office:value="40.1428571428571" calcext:value-type="float">
            <text:p>40</text:p>
          </table:table-cell>
          <table:table-cell table:style-name="ce423" table:formula="of:=[.$D44]/[.J$38]" office:value-type="float" office:value="10.1855010660981" calcext:value-type="float">
            <text:p>10</text:p>
          </table:table-cell>
          <table:table-cell table:style-name="ce423" table:formula="of:=[.$D44]/[.K$38]" office:value-type="float" office:value="116.512195121951" calcext:value-type="float">
            <text:p>117</text:p>
          </table:table-cell>
          <table:table-cell table:style-name="ce423" table:formula="of:=[.$D44]/[.L$38]" office:value-type="float" office:value="477.7" calcext:value-type="float">
            <text:p>478</text:p>
          </table:table-cell>
          <table:table-cell table:style-name="ce423" table:formula="of:=[.$D44]/[.M$38]" office:value-type="float" office:value="1194.25" calcext:value-type="float">
            <text:p>1194</text:p>
          </table:table-cell>
          <table:table-cell table:style-name="ce423" table:formula="of:=[.$D44]/[.N$38]" office:value-type="float" office:value="796.166666666667" calcext:value-type="float">
            <text:p>79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2]" office:value-type="string" office:string-value="United Kingdom" calcext:value-type="string">
            <text:p>United Kingdom</text:p>
          </table:table-cell>
          <table:table-cell table:style-name="ce244" table:formula="of:=[.C12]" office:value-type="string" office:string-value="英國" calcext:value-type="string">
            <text:p>英國</text:p>
          </table:table-cell>
          <table:table-cell table:formula="of:=[$World_E_Asian.G14]" office:value-type="float" office:value="12107" calcext:value-type="float">
            <text:p>12,107</text:p>
          </table:table-cell>
          <table:table-cell table:style-name="ce423" table:formula="of:=[.$D45]/[.E$38]" office:value-type="float" office:value="3.62268102932376" calcext:value-type="float">
            <text:p>4</text:p>
          </table:table-cell>
          <table:table-cell table:style-name="ce423" table:formula="of:=[.$D45]/[.F$38]" office:value-type="float" office:value="53.8088888888889" calcext:value-type="float">
            <text:p>54</text:p>
          </table:table-cell>
          <table:table-cell table:style-name="ce423" table:formula="of:=[.$D45]/[.G$38]" office:value-type="float" office:value="145.867469879518" calcext:value-type="float">
            <text:p>146</text:p>
          </table:table-cell>
          <table:table-cell table:style-name="ce423" table:formula="of:=[.$D45]/[.H$38]" office:value-type="float" office:value="34.6905444126075" calcext:value-type="float">
            <text:p>35</text:p>
          </table:table-cell>
          <table:table-cell table:style-name="ce423" table:formula="of:=[.$D45]/[.I$38]" office:value-type="float" office:value="101.739495798319" calcext:value-type="float">
            <text:p>102</text:p>
          </table:table-cell>
          <table:table-cell table:style-name="ce423" table:formula="of:=[.$D45]/[.J$38]" office:value-type="float" office:value="25.8144989339019" calcext:value-type="float">
            <text:p>26</text:p>
          </table:table-cell>
          <table:table-cell table:style-name="ce423" table:formula="of:=[.$D45]/[.K$38]" office:value-type="float" office:value="295.292682926829" calcext:value-type="float">
            <text:p>295</text:p>
          </table:table-cell>
          <table:table-cell table:style-name="ce423" table:formula="of:=[.$D45]/[.L$38]" office:value-type="float" office:value="1210.7" calcext:value-type="float">
            <text:p>1211</text:p>
          </table:table-cell>
          <table:table-cell table:style-name="ce423" table:formula="of:=[.$D45]/[.M$38]" office:value-type="float" office:value="3026.75" calcext:value-type="float">
            <text:p>3027</text:p>
          </table:table-cell>
          <table:table-cell table:style-name="ce423" table:formula="of:=[.$D45]/[.N$38]" office:value-type="float" office:value="2017.83333333333" calcext:value-type="float">
            <text:p>201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3]" office:value-type="string" office:string-value="Turkey" calcext:value-type="string">
            <text:p>Turkey</text:p>
          </table:table-cell>
          <table:table-cell table:style-name="ce244" table:formula="of:=[.C13]" office:value-type="string" office:string-value="土耳其" calcext:value-type="string">
            <text:p>土耳其</text:p>
          </table:table-cell>
          <table:table-cell table:formula="of:=[$World_E_Asian.G16]" office:value-type="float" office:value="1403" calcext:value-type="float">
            <text:p>1,403</text:p>
          </table:table-cell>
          <table:table-cell table:style-name="ce431" table:formula="of:=[.$D46]/[.E$38]" office:value-type="float" office:value="0.419808497905446" calcext:value-type="float">
            <text:p>0.4</text:p>
          </table:table-cell>
          <table:table-cell table:style-name="ce423" table:formula="of:=[.$D46]/[.F$38]" office:value-type="float" office:value="6.23555555555556" calcext:value-type="float">
            <text:p>6</text:p>
          </table:table-cell>
          <table:table-cell table:style-name="ce423" table:formula="of:=[.$D46]/[.G$38]" office:value-type="float" office:value="16.9036144578313" calcext:value-type="float">
            <text:p>17</text:p>
          </table:table-cell>
          <table:table-cell table:style-name="ce423" table:formula="of:=[.$D46]/[.H$38]" office:value-type="float" office:value="4.02005730659026" calcext:value-type="float">
            <text:p>4</text:p>
          </table:table-cell>
          <table:table-cell table:style-name="ce423" table:formula="of:=[.$D46]/[.I$38]" office:value-type="float" office:value="11.7899159663866" calcext:value-type="float">
            <text:p>12</text:p>
          </table:table-cell>
          <table:table-cell table:style-name="ce423" table:formula="of:=[.$D46]/[.J$38]" office:value-type="float" office:value="2.99147121535181" calcext:value-type="float">
            <text:p>3</text:p>
          </table:table-cell>
          <table:table-cell table:style-name="ce423" table:formula="of:=[.$D46]/[.K$38]" office:value-type="float" office:value="34.2195121951219" calcext:value-type="float">
            <text:p>34</text:p>
          </table:table-cell>
          <table:table-cell table:style-name="ce423" table:formula="of:=[.$D46]/[.L$38]" office:value-type="float" office:value="140.3" calcext:value-type="float">
            <text:p>140</text:p>
          </table:table-cell>
          <table:table-cell table:style-name="ce423" table:formula="of:=[.$D46]/[.M$38]" office:value-type="float" office:value="350.75" calcext:value-type="float">
            <text:p>351</text:p>
          </table:table-cell>
          <table:table-cell table:style-name="ce423" table:formula="of:=[.$D46]/[.N$38]" office:value-type="float" office:value="233.833333333333" calcext:value-type="float">
            <text:p>23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4]" office:value-type="string" office:string-value="Belgium" calcext:value-type="string">
            <text:p>Belgium</text:p>
          </table:table-cell>
          <table:table-cell table:style-name="ce244" table:formula="of:=[.C14]" office:value-type="string" office:string-value="比利時" calcext:value-type="string">
            <text:p>比利時</text:p>
          </table:table-cell>
          <table:table-cell table:formula="of:=[$World_E_Asian.G17]" office:value-type="float" office:value="4440" calcext:value-type="float">
            <text:p>4,440</text:p>
          </table:table-cell>
          <table:table-cell table:style-name="ce423" table:formula="of:=[.$D47]/[.E$38]" office:value-type="float" office:value="1.32854578096948" calcext:value-type="float">
            <text:p>1</text:p>
          </table:table-cell>
          <table:table-cell table:style-name="ce423" table:formula="of:=[.$D47]/[.F$38]" office:value-type="float" office:value="19.7333333333333" calcext:value-type="float">
            <text:p>20</text:p>
          </table:table-cell>
          <table:table-cell table:style-name="ce423" table:formula="of:=[.$D47]/[.G$38]" office:value-type="float" office:value="53.4939759036145" calcext:value-type="float">
            <text:p>53</text:p>
          </table:table-cell>
          <table:table-cell table:style-name="ce423" table:formula="of:=[.$D47]/[.H$38]" office:value-type="float" office:value="12.7220630372493" calcext:value-type="float">
            <text:p>13</text:p>
          </table:table-cell>
          <table:table-cell table:style-name="ce423" table:formula="of:=[.$D47]/[.I$38]" office:value-type="float" office:value="37.3109243697479" calcext:value-type="float">
            <text:p>37</text:p>
          </table:table-cell>
          <table:table-cell table:style-name="ce423" table:formula="of:=[.$D47]/[.J$38]" office:value-type="float" office:value="9.46695095948827" calcext:value-type="float">
            <text:p>9</text:p>
          </table:table-cell>
          <table:table-cell table:style-name="ce423" table:formula="of:=[.$D47]/[.K$38]" office:value-type="float" office:value="108.292682926829" calcext:value-type="float">
            <text:p>108</text:p>
          </table:table-cell>
          <table:table-cell table:style-name="ce423" table:formula="of:=[.$D47]/[.L$38]" office:value-type="float" office:value="444" calcext:value-type="float">
            <text:p>444</text:p>
          </table:table-cell>
          <table:table-cell table:style-name="ce423" table:formula="of:=[.$D47]/[.M$38]" office:value-type="float" office:value="1110" calcext:value-type="float">
            <text:p>1110</text:p>
          </table:table-cell>
          <table:table-cell table:style-name="ce423" table:formula="of:=[.$D47]/[.N$38]" office:value-type="float" office:value="740" calcext:value-type="float">
            <text:p>74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5]" office:value-type="string" office:string-value="Netherlands" calcext:value-type="string">
            <text:p>Netherlands</text:p>
          </table:table-cell>
          <table:table-cell table:style-name="ce244" table:formula="of:=[.C15]" office:value-type="string" office:string-value="荷蘭" calcext:value-type="string">
            <text:p>荷蘭</text:p>
          </table:table-cell>
          <table:table-cell table:formula="of:=[$World_E_Asian.G18]" office:value-type="float" office:value="2945" calcext:value-type="float">
            <text:p>2,945</text:p>
          </table:table-cell>
          <table:table-cell table:style-name="ce431" table:formula="of:=[.$D48]/[.E$38]" office:value-type="float" office:value="0.881208856971873" calcext:value-type="float">
            <text:p>0.9</text:p>
          </table:table-cell>
          <table:table-cell table:style-name="ce423" table:formula="of:=[.$D48]/[.F$38]" office:value-type="float" office:value="13.0888888888889" calcext:value-type="float">
            <text:p>13</text:p>
          </table:table-cell>
          <table:table-cell table:style-name="ce423" table:formula="of:=[.$D48]/[.G$38]" office:value-type="float" office:value="35.4819277108434" calcext:value-type="float">
            <text:p>35</text:p>
          </table:table-cell>
          <table:table-cell table:style-name="ce423" table:formula="of:=[.$D48]/[.H$38]" office:value-type="float" office:value="8.43839541547278" calcext:value-type="float">
            <text:p>8</text:p>
          </table:table-cell>
          <table:table-cell table:style-name="ce423" table:formula="of:=[.$D48]/[.I$38]" office:value-type="float" office:value="24.7478991596639" calcext:value-type="float">
            <text:p>25</text:p>
          </table:table-cell>
          <table:table-cell table:style-name="ce423" table:formula="of:=[.$D48]/[.J$38]" office:value-type="float" office:value="6.27931769722815" calcext:value-type="float">
            <text:p>6</text:p>
          </table:table-cell>
          <table:table-cell table:style-name="ce423" table:formula="of:=[.$D48]/[.K$38]" office:value-type="float" office:value="71.8292682926829" calcext:value-type="float">
            <text:p>72</text:p>
          </table:table-cell>
          <table:table-cell table:style-name="ce423" table:formula="of:=[.$D48]/[.L$38]" office:value-type="float" office:value="294.5" calcext:value-type="float">
            <text:p>295</text:p>
          </table:table-cell>
          <table:table-cell table:style-name="ce423" table:formula="of:=[.$D48]/[.M$38]" office:value-type="float" office:value="736.25" calcext:value-type="float">
            <text:p>736</text:p>
          </table:table-cell>
          <table:table-cell table:style-name="ce423" table:formula="of:=[.$D48]/[.N$38]" office:value-type="float" office:value="490.833333333333" calcext:value-type="float">
            <text:p>49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6]" office:value-type="string" office:string-value="Switzerland" calcext:value-type="string">
            <text:p>Switzerland</text:p>
          </table:table-cell>
          <table:table-cell table:style-name="ce244" table:formula="of:=[.C16]" office:value-type="string" office:string-value="瑞士" calcext:value-type="string">
            <text:p>瑞士</text:p>
          </table:table-cell>
          <table:table-cell table:formula="of:=[$World_E_Asian.G20]" office:value-type="float" office:value="1183" calcext:value-type="float">
            <text:p>1,183</text:p>
          </table:table-cell>
          <table:table-cell table:style-name="ce431" table:formula="of:=[.$D49]/[.E$38]" office:value-type="float" office:value="0.353979652902454" calcext:value-type="float">
            <text:p>0.4</text:p>
          </table:table-cell>
          <table:table-cell table:style-name="ce423" table:formula="of:=[.$D49]/[.F$38]" office:value-type="float" office:value="5.25777777777778" calcext:value-type="float">
            <text:p>5</text:p>
          </table:table-cell>
          <table:table-cell table:style-name="ce423" table:formula="of:=[.$D49]/[.G$38]" office:value-type="float" office:value="14.2530120481928" calcext:value-type="float">
            <text:p>14</text:p>
          </table:table-cell>
          <table:table-cell table:style-name="ce423" table:formula="of:=[.$D49]/[.H$38]" office:value-type="float" office:value="3.38968481375358" calcext:value-type="float">
            <text:p>3</text:p>
          </table:table-cell>
          <table:table-cell table:style-name="ce423" table:formula="of:=[.$D49]/[.I$38]" office:value-type="float" office:value="9.94117647058824" calcext:value-type="float">
            <text:p>10</text:p>
          </table:table-cell>
          <table:table-cell table:style-name="ce423" table:formula="of:=[.$D49]/[.J$38]" office:value-type="float" office:value="2.52238805970149" calcext:value-type="float">
            <text:p>3</text:p>
          </table:table-cell>
          <table:table-cell table:style-name="ce423" table:formula="of:=[.$D49]/[.K$38]" office:value-type="float" office:value="28.8536585365854" calcext:value-type="float">
            <text:p>29</text:p>
          </table:table-cell>
          <table:table-cell table:style-name="ce423" table:formula="of:=[.$D49]/[.L$38]" office:value-type="float" office:value="118.3" calcext:value-type="float">
            <text:p>118</text:p>
          </table:table-cell>
          <table:table-cell table:style-name="ce423" table:formula="of:=[.$D49]/[.M$38]" office:value-type="float" office:value="295.75" calcext:value-type="float">
            <text:p>296</text:p>
          </table:table-cell>
          <table:table-cell table:style-name="ce423" table:formula="of:=[.$D49]/[.N$38]" office:value-type="float" office:value="197.166666666667" calcext:value-type="float">
            <text:p>19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7]" office:value-type="string" office:string-value="Canada" calcext:value-type="string">
            <text:p>Canada</text:p>
          </table:table-cell>
          <table:table-cell table:style-name="ce244" table:formula="of:=[.C17]" office:value-type="string" office:string-value="加拿大" calcext:value-type="string">
            <text:p>加拿大</text:p>
          </table:table-cell>
          <table:table-cell table:formula="of:=[$World_E_Asian.G19]" office:value-type="float" office:value="903" calcext:value-type="float">
            <text:p>903</text:p>
          </table:table-cell>
          <table:table-cell table:style-name="ce431" table:formula="of:=[.$D50]/[.E$38]" office:value-type="float" office:value="0.270197486535009" calcext:value-type="float">
            <text:p>0.3</text:p>
          </table:table-cell>
          <table:table-cell table:style-name="ce423" table:formula="of:=[.$D50]/[.F$38]" office:value-type="float" office:value="4.01333333333333" calcext:value-type="float">
            <text:p>4</text:p>
          </table:table-cell>
          <table:table-cell table:style-name="ce423" table:formula="of:=[.$D50]/[.G$38]" office:value-type="float" office:value="10.8795180722892" calcext:value-type="float">
            <text:p>11</text:p>
          </table:table-cell>
          <table:table-cell table:style-name="ce423" table:formula="of:=[.$D50]/[.H$38]" office:value-type="float" office:value="2.58739255014327" calcext:value-type="float">
            <text:p>3</text:p>
          </table:table-cell>
          <table:table-cell table:style-name="ce423" table:formula="of:=[.$D50]/[.I$38]" office:value-type="float" office:value="7.58823529411765" calcext:value-type="float">
            <text:p>8</text:p>
          </table:table-cell>
          <table:table-cell table:style-name="ce423" table:formula="of:=[.$D50]/[.J$38]" office:value-type="float" office:value="1.92537313432836" calcext:value-type="float">
            <text:p>2</text:p>
          </table:table-cell>
          <table:table-cell table:style-name="ce423" table:formula="of:=[.$D50]/[.K$38]" office:value-type="float" office:value="22.0243902439024" calcext:value-type="float">
            <text:p>22</text:p>
          </table:table-cell>
          <table:table-cell table:style-name="ce423" table:formula="of:=[.$D50]/[.L$38]" office:value-type="float" office:value="90.3" calcext:value-type="float">
            <text:p>90</text:p>
          </table:table-cell>
          <table:table-cell table:style-name="ce423" table:formula="of:=[.$D50]/[.M$38]" office:value-type="float" office:value="225.75" calcext:value-type="float">
            <text:p>226</text:p>
          </table:table-cell>
          <table:table-cell table:style-name="ce423" table:formula="of:=[.$D50]/[.N$38]" office:value-type="float" office:value="150.5" calcext:value-type="float">
            <text:p>15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8]" office:value-type="string" office:string-value="Brazil" calcext:value-type="string">
            <text:p>Brazil</text:p>
          </table:table-cell>
          <table:table-cell table:style-name="ce244" table:formula="of:=[.C18]" office:value-type="string" office:string-value="巴西" calcext:value-type="string">
            <text:p>巴西</text:p>
          </table:table-cell>
          <table:table-cell table:formula="of:=[$World_E_Asian.G21]" office:value-type="float" office:value="1532" calcext:value-type="float">
            <text:p>1,532</text:p>
          </table:table-cell>
          <table:table-cell table:style-name="ce431" table:formula="of:=[.$D51]/[.E$38]" office:value-type="float" office:value="0.458408138839019" calcext:value-type="float">
            <text:p>0.5</text:p>
          </table:table-cell>
          <table:table-cell table:style-name="ce423" table:formula="of:=[.$D51]/[.F$38]" office:value-type="float" office:value="6.80888888888889" calcext:value-type="float">
            <text:p>7</text:p>
          </table:table-cell>
          <table:table-cell table:style-name="ce423" table:formula="of:=[.$D51]/[.G$38]" office:value-type="float" office:value="18.4578313253012" calcext:value-type="float">
            <text:p>18</text:p>
          </table:table-cell>
          <table:table-cell table:style-name="ce423" table:formula="of:=[.$D51]/[.H$38]" office:value-type="float" office:value="4.38968481375358" calcext:value-type="float">
            <text:p>4</text:p>
          </table:table-cell>
          <table:table-cell table:style-name="ce423" table:formula="of:=[.$D51]/[.I$38]" office:value-type="float" office:value="12.8739495798319" calcext:value-type="float">
            <text:p>13</text:p>
          </table:table-cell>
          <table:table-cell table:style-name="ce423" table:formula="of:=[.$D51]/[.J$38]" office:value-type="float" office:value="3.26652452025586" calcext:value-type="float">
            <text:p>3</text:p>
          </table:table-cell>
          <table:table-cell table:style-name="ce423" table:formula="of:=[.$D51]/[.K$38]" office:value-type="float" office:value="37.3658536585366" calcext:value-type="float">
            <text:p>37</text:p>
          </table:table-cell>
          <table:table-cell table:style-name="ce423" table:formula="of:=[.$D51]/[.L$38]" office:value-type="float" office:value="153.2" calcext:value-type="float">
            <text:p>153</text:p>
          </table:table-cell>
          <table:table-cell table:style-name="ce423" table:formula="of:=[.$D51]/[.M$38]" office:value-type="float" office:value="383" calcext:value-type="float">
            <text:p>383</text:p>
          </table:table-cell>
          <table:table-cell table:style-name="ce423" table:formula="of:=[.$D51]/[.N$38]" office:value-type="float" office:value="255.333333333333" calcext:value-type="float">
            <text:p>25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19]" office:value-type="string" office:string-value="Portugal" calcext:value-type="string">
            <text:p>Portugal</text:p>
          </table:table-cell>
          <table:table-cell table:style-name="ce244" table:formula="of:=[.C19]" office:value-type="string" office:string-value="葡萄牙" calcext:value-type="string">
            <text:p>葡萄牙</text:p>
          </table:table-cell>
          <table:table-cell table:formula="of:=[$World_E_Asian.G23]" office:value-type="float" office:value="567" calcext:value-type="float">
            <text:p>567</text:p>
          </table:table-cell>
          <table:table-cell table:style-name="ce431" table:formula="of:=[.$D52]/[.E$38]" office:value-type="float" office:value="0.169658886894075" calcext:value-type="float">
            <text:p>0.2</text:p>
          </table:table-cell>
          <table:table-cell table:style-name="ce423" table:formula="of:=[.$D52]/[.F$38]" office:value-type="float" office:value="2.52" calcext:value-type="float">
            <text:p>3</text:p>
          </table:table-cell>
          <table:table-cell table:style-name="ce423" table:formula="of:=[.$D52]/[.G$38]" office:value-type="float" office:value="6.83132530120482" calcext:value-type="float">
            <text:p>7</text:p>
          </table:table-cell>
          <table:table-cell table:style-name="ce423" table:formula="of:=[.$D52]/[.H$38]" office:value-type="float" office:value="1.62464183381089" calcext:value-type="float">
            <text:p>2</text:p>
          </table:table-cell>
          <table:table-cell table:style-name="ce423" table:formula="of:=[.$D52]/[.I$38]" office:value-type="float" office:value="4.76470588235294" calcext:value-type="float">
            <text:p>5</text:p>
          </table:table-cell>
          <table:table-cell table:style-name="ce423" table:formula="of:=[.$D52]/[.J$38]" office:value-type="float" office:value="1.2089552238806" calcext:value-type="float">
            <text:p>1</text:p>
          </table:table-cell>
          <table:table-cell table:style-name="ce423" table:formula="of:=[.$D52]/[.K$38]" office:value-type="float" office:value="13.8292682926829" calcext:value-type="float">
            <text:p>14</text:p>
          </table:table-cell>
          <table:table-cell table:style-name="ce423" table:formula="of:=[.$D52]/[.L$38]" office:value-type="float" office:value="56.7" calcext:value-type="float">
            <text:p>57</text:p>
          </table:table-cell>
          <table:table-cell table:style-name="ce423" table:formula="of:=[.$D52]/[.M$38]" office:value-type="float" office:value="141.75" calcext:value-type="float">
            <text:p>142</text:p>
          </table:table-cell>
          <table:table-cell table:style-name="ce423" table:formula="of:=[.$D52]/[.N$38]" office:value-type="float" office:value="94.5" calcext:value-type="float">
            <text:p>9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0]" office:value-type="string" office:string-value="Russia" calcext:value-type="string">
            <text:p>Russia</text:p>
          </table:table-cell>
          <table:table-cell table:style-name="ce244" table:formula="of:=[.C20]" office:value-type="string" office:string-value="俄羅斯" calcext:value-type="string">
            <text:p>俄羅斯</text:p>
          </table:table-cell>
          <table:table-cell table:formula="of:=[$World_E_Asian.G22]" office:value-type="float" office:value="198" calcext:value-type="float">
            <text:p>198</text:p>
          </table:table-cell>
          <table:table-cell table:style-name="ce431" table:formula="of:=[.$D53]/[.E$38]" office:value-type="float" office:value="0.059245960502693" calcext:value-type="float">
            <text:p>0.1</text:p>
          </table:table-cell>
          <table:table-cell table:style-name="ce423" table:formula="of:=[.$D53]/[.F$38]" office:value-type="float" office:value="0.88" calcext:value-type="float">
            <text:p>1</text:p>
          </table:table-cell>
          <table:table-cell table:style-name="ce423" table:formula="of:=[.$D53]/[.G$38]" office:value-type="float" office:value="2.3855421686747" calcext:value-type="float">
            <text:p>2</text:p>
          </table:table-cell>
          <table:table-cell table:style-name="ce423" table:formula="of:=[.$D53]/[.H$38]" office:value-type="float" office:value="0.567335243553009" calcext:value-type="float">
            <text:p>1</text:p>
          </table:table-cell>
          <table:table-cell table:style-name="ce423" table:formula="of:=[.$D53]/[.I$38]" office:value-type="float" office:value="1.66386554621849" calcext:value-type="float">
            <text:p>2</text:p>
          </table:table-cell>
          <table:table-cell table:style-name="ce423" table:formula="of:=[.$D53]/[.J$38]" office:value-type="float" office:value="0.422174840085288" calcext:value-type="float">
            <text:p>0</text:p>
          </table:table-cell>
          <table:table-cell table:style-name="ce423" table:formula="of:=[.$D53]/[.K$38]" office:value-type="float" office:value="4.82926829268293" calcext:value-type="float">
            <text:p>5</text:p>
          </table:table-cell>
          <table:table-cell table:style-name="ce423" table:formula="of:=[.$D53]/[.L$38]" office:value-type="float" office:value="19.8" calcext:value-type="float">
            <text:p>20</text:p>
          </table:table-cell>
          <table:table-cell table:style-name="ce423" table:formula="of:=[.$D53]/[.M$38]" office:value-type="float" office:value="49.5" calcext:value-type="float">
            <text:p>50</text:p>
          </table:table-cell>
          <table:table-cell table:style-name="ce423" table:formula="of:=[.$D53]/[.N$38]" office:value-type="float" office:value="33" calcext:value-type="float">
            <text:p>3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1]" office:value-type="string" office:string-value="Austria" calcext:value-type="string">
            <text:p>Austria</text:p>
          </table:table-cell>
          <table:table-cell table:style-name="ce244" table:formula="of:=[.C21]" office:value-type="string" office:string-value="奧地利" calcext:value-type="string">
            <text:p>奧地利</text:p>
          </table:table-cell>
          <table:table-cell table:formula="of:=[$World_E_Asian.G24]" office:value-type="float" office:value="384" calcext:value-type="float">
            <text:p>384</text:p>
          </table:table-cell>
          <table:table-cell table:style-name="ce431" table:formula="of:=[.$D54]/[.E$38]" office:value-type="float" office:value="0.114901256732496" calcext:value-type="float">
            <text:p>0.1</text:p>
          </table:table-cell>
          <table:table-cell table:style-name="ce423" table:formula="of:=[.$D54]/[.F$38]" office:value-type="float" office:value="1.70666666666667" calcext:value-type="float">
            <text:p>2</text:p>
          </table:table-cell>
          <table:table-cell table:style-name="ce423" table:formula="of:=[.$D54]/[.G$38]" office:value-type="float" office:value="4.62650602409639" calcext:value-type="float">
            <text:p>5</text:p>
          </table:table-cell>
          <table:table-cell table:style-name="ce423" table:formula="of:=[.$D54]/[.H$38]" office:value-type="float" office:value="1.10028653295129" calcext:value-type="float">
            <text:p>1</text:p>
          </table:table-cell>
          <table:table-cell table:style-name="ce423" table:formula="of:=[.$D54]/[.I$38]" office:value-type="float" office:value="3.22689075630252" calcext:value-type="float">
            <text:p>3</text:p>
          </table:table-cell>
          <table:table-cell table:style-name="ce423" table:formula="of:=[.$D54]/[.J$38]" office:value-type="float" office:value="0.818763326226013" calcext:value-type="float">
            <text:p>1</text:p>
          </table:table-cell>
          <table:table-cell table:style-name="ce423" table:formula="of:=[.$D54]/[.K$38]" office:value-type="float" office:value="9.36585365853659" calcext:value-type="float">
            <text:p>9</text:p>
          </table:table-cell>
          <table:table-cell table:style-name="ce423" table:formula="of:=[.$D54]/[.L$38]" office:value-type="float" office:value="38.4" calcext:value-type="float">
            <text:p>38</text:p>
          </table:table-cell>
          <table:table-cell table:style-name="ce423" table:formula="of:=[.$D54]/[.M$38]" office:value-type="float" office:value="96" calcext:value-type="float">
            <text:p>96</text:p>
          </table:table-cell>
          <table:table-cell table:style-name="ce423" table:formula="of:=[.$D54]/[.N$38]" office:value-type="float" office:value="64" calcext:value-type="float">
            <text:p>6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2]" office:value-type="string" office:string-value="Israel" calcext:value-type="string">
            <text:p>Israel</text:p>
          </table:table-cell>
          <table:table-cell table:style-name="ce244" table:formula="of:=[.C22]" office:value-type="string" office:string-value="以色列" calcext:value-type="string">
            <text:p>以色列</text:p>
          </table:table-cell>
          <table:table-cell table:formula="of:=[$World_E_Asian.G25]" office:value-type="float" office:value="126" calcext:value-type="float">
            <text:p>126</text:p>
          </table:table-cell>
          <table:table-cell table:style-name="ce431" table:formula="of:=[.$D55]/[.E$38]" office:value-type="float" office:value="0.0377019748653501" calcext:value-type="float">
            <text:p>0.0</text:p>
          </table:table-cell>
          <table:table-cell table:style-name="ce423" table:formula="of:=[.$D55]/[.F$38]" office:value-type="float" office:value="0.56" calcext:value-type="float">
            <text:p>1</text:p>
          </table:table-cell>
          <table:table-cell table:style-name="ce423" table:formula="of:=[.$D55]/[.G$38]" office:value-type="float" office:value="1.51807228915663" calcext:value-type="float">
            <text:p>2</text:p>
          </table:table-cell>
          <table:table-cell table:style-name="ce423" table:formula="of:=[.$D55]/[.H$38]" office:value-type="float" office:value="0.361031518624642" calcext:value-type="float">
            <text:p>0</text:p>
          </table:table-cell>
          <table:table-cell table:style-name="ce423" table:formula="of:=[.$D55]/[.I$38]" office:value-type="float" office:value="1.05882352941176" calcext:value-type="float">
            <text:p>1</text:p>
          </table:table-cell>
          <table:table-cell table:style-name="ce423" table:formula="of:=[.$D55]/[.J$38]" office:value-type="float" office:value="0.26865671641791" calcext:value-type="float">
            <text:p>0</text:p>
          </table:table-cell>
          <table:table-cell table:style-name="ce423" table:formula="of:=[.$D55]/[.K$38]" office:value-type="float" office:value="3.07317073170732" calcext:value-type="float">
            <text:p>3</text:p>
          </table:table-cell>
          <table:table-cell table:style-name="ce423" table:formula="of:=[.$D55]/[.L$38]" office:value-type="float" office:value="12.6" calcext:value-type="float">
            <text:p>13</text:p>
          </table:table-cell>
          <table:table-cell table:style-name="ce423" table:formula="of:=[.$D55]/[.M$38]" office:value-type="float" office:value="31.5" calcext:value-type="float">
            <text:p>32</text:p>
          </table:table-cell>
          <table:table-cell table:style-name="ce423" table:formula="of:=[.$D55]/[.N$38]" office:value-type="float" office:value="21" calcext:value-type="float">
            <text:p>21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3]" office:value-type="string" office:string-value="Sweden" calcext:value-type="string">
            <text:p>Sweden</text:p>
          </table:table-cell>
          <table:table-cell table:style-name="ce244" table:formula="of:=[.C23]" office:value-type="string" office:string-value="瑞典" calcext:value-type="string">
            <text:p>瑞典</text:p>
          </table:table-cell>
          <table:table-cell table:formula="of:=[$World_E_Asian.G26]" office:value-type="float" office:value="1033" calcext:value-type="float">
            <text:p>1,033</text:p>
          </table:table-cell>
          <table:table-cell table:style-name="ce431" table:formula="of:=[.$D56]/[.E$38]" office:value-type="float" office:value="0.309096349491323" calcext:value-type="float">
            <text:p>0.3</text:p>
          </table:table-cell>
          <table:table-cell table:style-name="ce423" table:formula="of:=[.$D56]/[.F$38]" office:value-type="float" office:value="4.59111111111111" calcext:value-type="float">
            <text:p>5</text:p>
          </table:table-cell>
          <table:table-cell table:style-name="ce423" table:formula="of:=[.$D56]/[.G$38]" office:value-type="float" office:value="12.4457831325301" calcext:value-type="float">
            <text:p>12</text:p>
          </table:table-cell>
          <table:table-cell table:style-name="ce423" table:formula="of:=[.$D56]/[.H$38]" office:value-type="float" office:value="2.95988538681948" calcext:value-type="float">
            <text:p>3</text:p>
          </table:table-cell>
          <table:table-cell table:style-name="ce423" table:formula="of:=[.$D56]/[.I$38]" office:value-type="float" office:value="8.68067226890756" calcext:value-type="float">
            <text:p>9</text:p>
          </table:table-cell>
          <table:table-cell table:style-name="ce423" table:formula="of:=[.$D56]/[.J$38]" office:value-type="float" office:value="2.20255863539446" calcext:value-type="float">
            <text:p>2</text:p>
          </table:table-cell>
          <table:table-cell table:style-name="ce423" table:formula="of:=[.$D56]/[.K$38]" office:value-type="float" office:value="25.1951219512195" calcext:value-type="float">
            <text:p>25</text:p>
          </table:table-cell>
          <table:table-cell table:style-name="ce423" table:formula="of:=[.$D56]/[.L$38]" office:value-type="float" office:value="103.3" calcext:value-type="float">
            <text:p>103</text:p>
          </table:table-cell>
          <table:table-cell table:style-name="ce423" table:formula="of:=[.$D56]/[.M$38]" office:value-type="float" office:value="258.25" calcext:value-type="float">
            <text:p>258</text:p>
          </table:table-cell>
          <table:table-cell table:style-name="ce423" table:formula="of:=[.$D56]/[.N$38]" office:value-type="float" office:value="172.166666666667" calcext:value-type="float">
            <text:p>17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4]" office:value-type="string" office:string-value="Ireland" calcext:value-type="string">
            <text:p>Ireland</text:p>
          </table:table-cell>
          <table:table-cell table:style-name="ce244" table:formula="of:=[.C24]" office:value-type="string" office:string-value="愛爾蘭" calcext:value-type="string">
            <text:p>愛爾蘭</text:p>
          </table:table-cell>
          <table:table-cell table:formula="of:=[$World_E_Asian.G27]" office:value-type="float" office:value="406" calcext:value-type="float">
            <text:p>406</text:p>
          </table:table-cell>
          <table:table-cell table:style-name="ce431" table:formula="of:=[.$D57]/[.E$38]" office:value-type="float" office:value="0.121484141232795" calcext:value-type="float">
            <text:p>0.1</text:p>
          </table:table-cell>
          <table:table-cell table:style-name="ce423" table:formula="of:=[.$D57]/[.F$38]" office:value-type="float" office:value="1.80444444444444" calcext:value-type="float">
            <text:p>2</text:p>
          </table:table-cell>
          <table:table-cell table:style-name="ce423" table:formula="of:=[.$D57]/[.G$38]" office:value-type="float" office:value="4.89156626506024" calcext:value-type="float">
            <text:p>5</text:p>
          </table:table-cell>
          <table:table-cell table:style-name="ce423" table:formula="of:=[.$D57]/[.H$38]" office:value-type="float" office:value="1.16332378223496" calcext:value-type="float">
            <text:p>1</text:p>
          </table:table-cell>
          <table:table-cell table:style-name="ce423" table:formula="of:=[.$D57]/[.I$38]" office:value-type="float" office:value="3.41176470588235" calcext:value-type="float">
            <text:p>3</text:p>
          </table:table-cell>
          <table:table-cell table:style-name="ce423" table:formula="of:=[.$D57]/[.J$38]" office:value-type="float" office:value="0.865671641791045" calcext:value-type="float">
            <text:p>1</text:p>
          </table:table-cell>
          <table:table-cell table:style-name="ce423" table:formula="of:=[.$D57]/[.K$38]" office:value-type="float" office:value="9.90243902439024" calcext:value-type="float">
            <text:p>10</text:p>
          </table:table-cell>
          <table:table-cell table:style-name="ce423" table:formula="of:=[.$D57]/[.L$38]" office:value-type="float" office:value="40.6" calcext:value-type="float">
            <text:p>41</text:p>
          </table:table-cell>
          <table:table-cell table:style-name="ce423" table:formula="of:=[.$D57]/[.M$38]" office:value-type="float" office:value="101.5" calcext:value-type="float">
            <text:p>102</text:p>
          </table:table-cell>
          <table:table-cell table:style-name="ce423" table:formula="of:=[.$D57]/[.N$38]" office:value-type="float" office:value="67.6666666666667" calcext:value-type="float">
            <text:p>6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.B25]" office:value-type="string" office:string-value="India" calcext:value-type="string">
            <text:p>India</text:p>
          </table:table-cell>
          <table:table-cell table:style-name="ce244" table:formula="of:=[.C25]" office:value-type="string" office:string-value="印度" calcext:value-type="string">
            <text:p>印度</text:p>
          </table:table-cell>
          <table:table-cell table:formula="of:=[$World_E_Asian.G28]" office:value-type="float" office:value="377" calcext:value-type="float">
            <text:p>377</text:p>
          </table:table-cell>
          <table:table-cell table:style-name="ce431" table:formula="of:=[.$D58]/[.E$38]" office:value-type="float" office:value="0.112806702573309" calcext:value-type="float">
            <text:p>0.1</text:p>
          </table:table-cell>
          <table:table-cell table:style-name="ce423" table:formula="of:=[.$D58]/[.F$38]" office:value-type="float" office:value="1.67555555555556" calcext:value-type="float">
            <text:p>2</text:p>
          </table:table-cell>
          <table:table-cell table:style-name="ce423" table:formula="of:=[.$D58]/[.G$38]" office:value-type="float" office:value="4.5421686746988" calcext:value-type="float">
            <text:p>5</text:p>
          </table:table-cell>
          <table:table-cell table:style-name="ce423" table:formula="of:=[.$D58]/[.H$38]" office:value-type="float" office:value="1.08022922636103" calcext:value-type="float">
            <text:p>1</text:p>
          </table:table-cell>
          <table:table-cell table:style-name="ce423" table:formula="of:=[.$D58]/[.I$38]" office:value-type="float" office:value="3.16806722689076" calcext:value-type="float">
            <text:p>3</text:p>
          </table:table-cell>
          <table:table-cell table:style-name="ce423" table:formula="of:=[.$D58]/[.J$38]" office:value-type="float" office:value="0.803837953091684" calcext:value-type="float">
            <text:p>1</text:p>
          </table:table-cell>
          <table:table-cell table:style-name="ce423" table:formula="of:=[.$D58]/[.K$38]" office:value-type="float" office:value="9.19512195121951" calcext:value-type="float">
            <text:p>9</text:p>
          </table:table-cell>
          <table:table-cell table:style-name="ce423" table:formula="of:=[.$D58]/[.L$38]" office:value-type="float" office:value="37.7" calcext:value-type="float">
            <text:p>38</text:p>
          </table:table-cell>
          <table:table-cell table:style-name="ce423" table:formula="of:=[.$D58]/[.M$38]" office:value-type="float" office:value="94.25" calcext:value-type="float">
            <text:p>94</text:p>
          </table:table-cell>
          <table:table-cell table:style-name="ce423" table:formula="of:=[.$D58]/[.N$38]" office:value-type="float" office:value="62.8333333333333" calcext:value-type="float">
            <text:p>63</text:p>
          </table:table-cell>
          <table:table-cell table:number-columns-repeated="33"/>
        </table:table-row>
        <table:table-row table:style-name="ro31">
          <table:table-cell/>
          <table:table-cell table:style-name="ce249"/>
          <table:table-cell table:style-name="ce259" table:number-columns-repeated="2"/>
          <table:table-cell table:style-name="ce340" table:number-columns-repeated="9"/>
          <table:table-cell table:style-name="ce351"/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9:.N58];&quot;&gt;=&quot; &amp; 10) - COUNTIF([.E39:.N58];&quot;&gt;&quot; &amp; 100)" office:value-type="float" office:value="62" calcext:value-type="float">
            <text:p>62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9:.N58];&quot;&gt;=&quot; &amp; 100) - COUNTIF([.E39:.N58];&quot;&gt;&quot; &amp; 500)" office:value-type="float" office:value="37" calcext:value-type="float">
            <text:p>37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9:.N58];&quot;&gt;=&quot; &amp; 500) - COUNTIF([.E39:.N58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9:.N58];&quot;&gt;&quot; &amp; 1000)" office:value-type="float" office:value="17" calcext:value-type="float">
            <text:p>17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World_E_Asian_Ratio.E39:World_E_Asian_Ratio.N58">
            <calcext:condition calcext:apply-style-name="Default" calcext:value="&lt;10" calcext:base-cell-address="World_E_Asian_Ratio.E39"/>
            <calcext:condition calcext:apply-style-name="Times10" calcext:value="&lt;100" calcext:base-cell-address="World_E_Asian_Ratio.E39"/>
            <calcext:condition calcext:apply-style-name="Times100" calcext:value="&lt;500" calcext:base-cell-address="World_E_Asian_Ratio.E39"/>
            <calcext:condition calcext:apply-style-name="Times500" calcext:value="&lt;1000" calcext:base-cell-address="World_E_Asian_Ratio.E39"/>
            <calcext:condition calcext:apply-style-name="Times1000" calcext:value="&gt;=1000" calcext:base-cell-address="World_E_Asian_Ratio.E39"/>
          </calcext:conditional-format>
          <calcext:conditional-format calcext:target-range-address="World_E_Asian_Ratio.E39:World_E_Asian_Ratio.N58 World_E_Asian_Ratio.E6:World_E_Asian_Ratio.N25">
            <calcext:condition calcext:apply-style-name="Default" calcext:value="&lt;10" calcext:base-cell-address="World_E_Asian_Ratio.E6"/>
            <calcext:condition calcext:apply-style-name="Times10" calcext:value="&lt;=100" calcext:base-cell-address="World_E_Asian_Ratio.E6"/>
            <calcext:condition calcext:apply-style-name="Times100" calcext:value="&lt;500" calcext:base-cell-address="World_E_Asian_Ratio.E6"/>
            <calcext:condition calcext:apply-style-name="Times500" calcext:value="&lt;1000" calcext:base-cell-address="World_E_Asian_Ratio.E6"/>
            <calcext:condition calcext:apply-style-name="Times1000" calcext:value="&gt;=1000" calcext:base-cell-address="World_E_Asian_Ratio.E6"/>
          </calcext:conditional-format>
        </calcext:conditional-formats>
      </table:table>
      <table:table table:name="World_EAsian_perM_Ratio" table:style-name="ta1">
        <office:forms form:automatic-focus="false" form:apply-design-mode="false"/>
        <table:table-column table:style-name="co13" table:default-cell-style-name="Default"/>
        <table:table-column table:style-name="co17" table:default-cell-style-name="ce236"/>
        <table:table-column table:style-name="co18" table:default-cell-style-name="ce236"/>
        <table:table-column table:style-name="co19" table:default-cell-style-name="ce310"/>
        <table:table-column table:style-name="co20" table:number-columns-repeated="7" table:default-cell-style-name="ce413"/>
        <table:table-column table:style-name="co20" table:default-cell-style-name="ce371"/>
        <table:table-column table:style-name="co20" table:number-columns-repeated="2" table:default-cell-style-name="ce413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3">
          <table:table-cell/>
          <table:table-cell table:style-name="ce360" office:value-type="string" calcext:value-type="string" table:number-columns-spanned="2" table:number-rows-spanned="1">
            <text:p><text:span text:style-name="T2">Cases per million ratio </text:span></text:p>
            <text:p><text:span text:style-name="T2">每百萬確診個案比例</text:span></text:p>
          </table:table-cell>
          <table:covered-table-cell table:style-name="ce365"/>
          <table:table-cell table:style-name="ce263"/>
          <table:table-cell table:style-name="ce277" table:formula="of:=COM.MICROSOFT.CONCAT([$World_E_Asian.E42] ; CHAR(10);[$World_E_Asian.D4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$World_E_Asian.E43] ; CHAR(10);[$World_E_Asian.D4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$World_E_Asian.E44] ; CHAR(10);[$World_E_Asian.D4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$World_E_Asian.E45] ; CHAR(10);[$World_E_Asian.D4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$World_E_Asian.E46] ; CHAR(10);[$World_E_Asian.D4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$World_E_Asian.E47] ; CHAR(10);[$World_E_Asian.D4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$World_E_Asian.E49] ; CHAR(10);[$World_E_Asian.D49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$World_E_Asian.E48] ; CHAR(10);[$World_E_Asian.D48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$World_E_Asian.E50] ; CHAR(10);[$World_E_Asian.D5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.E51] ; CHAR(10);[$World_E_Asian.D5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World_E_Asian.I42]" office:value-type="float" office:value="57.3970821425569" calcext:value-type="float">
            <text:p>57</text:p>
          </table:table-cell>
          <table:table-cell table:style-name="ce278" table:formula="of:=[$World_E_Asian.I43]" office:value-type="float" office:value="206.753271254123" calcext:value-type="float">
            <text:p>206.75</text:p>
          </table:table-cell>
          <table:table-cell table:style-name="ce278" table:formula="of:=[$World_E_Asian.I44]" office:value-type="float" office:value="158.749151832891" calcext:value-type="float">
            <text:p>158.75</text:p>
          </table:table-cell>
          <table:table-cell table:style-name="ce278" table:formula="of:=[$World_E_Asian.I45]" office:value-type="float" office:value="50.268408225641" calcext:value-type="float">
            <text:p>50.27</text:p>
          </table:table-cell>
          <table:table-cell table:style-name="ce278" table:formula="of:=[$World_E_Asian.I46]" office:value-type="float" office:value="63.8497617942748" calcext:value-type="float">
            <text:p>63.85</text:p>
          </table:table-cell>
          <table:table-cell table:style-name="ce278" table:formula="of:=[$World_E_Asian.I47]" office:value-type="float" office:value="22.4343687935982" calcext:value-type="float">
            <text:p>22.43</text:p>
          </table:table-cell>
          <table:table-cell table:style-name="ce278" table:formula="of:=[$World_E_Asian.I49]" office:value-type="float" office:value="39.3004253560388" calcext:value-type="float">
            <text:p>39.30</text:p>
          </table:table-cell>
          <table:table-cell table:style-name="ce278" table:formula="of:=[$World_E_Asian.I48]" office:value-type="float" office:value="560.270707920646" calcext:value-type="float">
            <text:p>560.27</text:p>
          </table:table-cell>
          <table:table-cell table:style-name="ce278" table:formula="of:=[$World_E_Asian.I50]" office:value-type="float" office:value="135.587345181116" calcext:value-type="float">
            <text:p>135.59</text:p>
          </table:table-cell>
          <table:table-cell table:style-name="ce278" table:formula="of:=[$World_E_Asian.I51]" office:value-type="float" office:value="16.6148759251541" calcext:value-type="float">
            <text:p>16.61</text:p>
          </table:table-cell>
          <table:table-cell table:number-columns-repeated="33"/>
        </table:table-row>
        <table:table-row table:style-name="ro2">
          <table:table-cell/>
          <table:table-cell table:formula="of:=[$World_E_Asian.D9]" office:value-type="string" office:string-value="USA" calcext:value-type="string">
            <text:p>USA</text:p>
          </table:table-cell>
          <table:table-cell table:formula="of:=[$World_E_Asian.E9]" office:value-type="string" office:string-value="美國" calcext:value-type="string">
            <text:p>美國</text:p>
          </table:table-cell>
          <table:table-cell table:formula="of:=[$World_E_Asian.I9]" office:value-type="float" office:value="1861.32845980337" calcext:value-type="float">
            <text:p>1861</text:p>
          </table:table-cell>
          <table:table-cell table:formula="of:=[.$D6]/[.E$5]" office:value-type="float" office:value="32.4289735701268" calcext:value-type="float">
            <text:p>32</text:p>
          </table:table-cell>
          <table:table-cell table:formula="of:=[.$D6]/[.F$5]" office:value-type="float" office:value="9.00265542843861" calcext:value-type="float">
            <text:p>9</text:p>
          </table:table-cell>
          <table:table-cell table:formula="of:=[.$D6]/[.G$5]" office:value-type="float" office:value="11.7249663277743" calcext:value-type="float">
            <text:p>12</text:p>
          </table:table-cell>
          <table:table-cell table:formula="of:=[.$D6]/[.H$5]" office:value-type="float" office:value="37.0277978854708" calcext:value-type="float">
            <text:p>37</text:p>
          </table:table-cell>
          <table:table-cell table:formula="of:=[.$D6]/[.I$5]" office:value-type="float" office:value="29.1516899593237" calcext:value-type="float">
            <text:p>29</text:p>
          </table:table-cell>
          <table:table-cell table:formula="of:=[.$D6]/[.J$5]" office:value-type="float" office:value="82.9677213978276" calcext:value-type="float">
            <text:p>83</text:p>
          </table:table-cell>
          <table:table-cell table:formula="of:=[.$D6]/[.K$5]" office:value-type="float" office:value="47.3615347147219" calcext:value-type="float">
            <text:p>47</text:p>
          </table:table-cell>
          <table:table-cell table:style-name="ce413" table:formula="of:=[.$D6]/[.L$5]" office:value-type="float" office:value="3.32219484882833" calcext:value-type="float">
            <text:p>3</text:p>
          </table:table-cell>
          <table:table-cell table:formula="of:=[.$D6]/[.M$5]" office:value-type="float" office:value="13.7278922108625" calcext:value-type="float">
            <text:p>14</text:p>
          </table:table-cell>
          <table:table-cell table:formula="of:=[.$D6]/[.N$5]" office:value-type="float" office:value="112.027827844649" calcext:value-type="float">
            <text:p>112</text:p>
          </table:table-cell>
          <table:table-cell table:number-columns-repeated="33"/>
        </table:table-row>
        <table:table-row table:style-name="ro2">
          <table:table-cell/>
          <table:table-cell table:formula="of:=[$World_E_Asian.D10]" office:value-type="string" office:string-value="Spain" calcext:value-type="string">
            <text:p>Spain</text:p>
          </table:table-cell>
          <table:table-cell table:formula="of:=[$World_E_Asian.E10]" office:value-type="string" office:string-value="西班牙" calcext:value-type="string">
            <text:p>西班牙</text:p>
          </table:table-cell>
          <table:table-cell table:formula="of:=[$World_E_Asian.I10]" office:value-type="float" office:value="3734.58696834281" calcext:value-type="float">
            <text:p>3735</text:p>
          </table:table-cell>
          <table:table-cell table:formula="of:=[.$D7]/[.E$5]" office:value-type="float" office:value="65.0657982764216" calcext:value-type="float">
            <text:p>65</text:p>
          </table:table-cell>
          <table:table-cell table:formula="of:=[.$D7]/[.F$5]" office:value-type="float" office:value="18.0630127189261" calcext:value-type="float">
            <text:p>18</text:p>
          </table:table-cell>
          <table:table-cell table:formula="of:=[.$D7]/[.G$5]" office:value-type="float" office:value="23.5250829703586" calcext:value-type="float">
            <text:p>24</text:p>
          </table:table-cell>
          <table:table-cell table:formula="of:=[.$D7]/[.H$5]" office:value-type="float" office:value="74.292922735474" calcext:value-type="float">
            <text:p>74</text:p>
          </table:table-cell>
          <table:table-cell table:formula="of:=[.$D7]/[.I$5]" office:value-type="float" office:value="58.4902255450181" calcext:value-type="float">
            <text:p>58</text:p>
          </table:table-cell>
          <table:table-cell table:formula="of:=[.$D7]/[.J$5]" office:value-type="float" office:value="166.467218342622" calcext:value-type="float">
            <text:p>166</text:p>
          </table:table-cell>
          <table:table-cell table:formula="of:=[.$D7]/[.K$5]" office:value-type="float" office:value="95.0266297249874" calcext:value-type="float">
            <text:p>95</text:p>
          </table:table-cell>
          <table:table-cell table:style-name="ce413" table:formula="of:=[.$D7]/[.L$5]" office:value-type="float" office:value="6.66568306275215" calcext:value-type="float">
            <text:p>7</text:p>
          </table:table-cell>
          <table:table-cell table:formula="of:=[.$D7]/[.M$5]" office:value-type="float" office:value="27.5437723436076" calcext:value-type="float">
            <text:p>28</text:p>
          </table:table-cell>
          <table:table-cell table:formula="of:=[.$D7]/[.N$5]" office:value-type="float" office:value="224.773689864805" calcext:value-type="float">
            <text:p>225</text:p>
          </table:table-cell>
          <table:table-cell table:number-columns-repeated="33"/>
        </table:table-row>
        <table:table-row table:style-name="ro2">
          <table:table-cell/>
          <table:table-cell table:formula="of:=[$World_E_Asian.D11]" office:value-type="string" office:string-value="Italy" calcext:value-type="string">
            <text:p>Italy</text:p>
          </table:table-cell>
          <table:table-cell table:formula="of:=[$World_E_Asian.E11]" office:value-type="string" office:string-value="意大利" calcext:value-type="string">
            <text:p>意大利</text:p>
          </table:table-cell>
          <table:table-cell table:formula="of:=[$World_E_Asian.I11]" office:value-type="float" office:value="2697.4101389805" calcext:value-type="float">
            <text:p>2697</text:p>
          </table:table-cell>
          <table:table-cell table:formula="of:=[.$D8]/[.E$5]" office:value-type="float" office:value="46.995596958761" calcext:value-type="float">
            <text:p>47</text:p>
          </table:table-cell>
          <table:table-cell table:formula="of:=[.$D8]/[.F$5]" office:value-type="float" office:value="13.0465173422339" calcext:value-type="float">
            <text:p>13</text:p>
          </table:table-cell>
          <table:table-cell table:formula="of:=[.$D8]/[.G$5]" office:value-type="float" office:value="16.9916507133214" calcext:value-type="float">
            <text:p>17</text:p>
          </table:table-cell>
          <table:table-cell table:formula="of:=[.$D8]/[.H$5]" office:value-type="float" office:value="53.6601462865618" calcext:value-type="float">
            <text:p>54</text:p>
          </table:table-cell>
          <table:table-cell table:formula="of:=[.$D8]/[.I$5]" office:value-type="float" office:value="42.2462052038912" calcext:value-type="float">
            <text:p>42</text:p>
          </table:table-cell>
          <table:table-cell table:formula="of:=[.$D8]/[.J$5]" office:value-type="float" office:value="120.235615443312" calcext:value-type="float">
            <text:p>120</text:p>
          </table:table-cell>
          <table:table-cell table:formula="of:=[.$D8]/[.K$5]" office:value-type="float" office:value="68.6356474400352" calcext:value-type="float">
            <text:p>69</text:p>
          </table:table-cell>
          <table:table-cell table:style-name="ce413" table:formula="of:=[.$D8]/[.L$5]" office:value-type="float" office:value="4.81447646797653" calcext:value-type="float">
            <text:p>5</text:p>
          </table:table-cell>
          <table:table-cell table:formula="of:=[.$D8]/[.M$5]" office:value-type="float" office:value="19.8942617792046" calcext:value-type="float">
            <text:p>20</text:p>
          </table:table-cell>
          <table:table-cell table:formula="of:=[.$D8]/[.N$5]" office:value-type="float" office:value="162.34909915257" calcext:value-type="float">
            <text:p>162</text:p>
          </table:table-cell>
          <table:table-cell table:number-columns-repeated="33"/>
        </table:table-row>
        <table:table-row table:style-name="ro2">
          <table:table-cell/>
          <table:table-cell table:formula="of:=[$World_E_Asian.D12]" office:value-type="string" office:string-value="Germany" calcext:value-type="string">
            <text:p>Germany</text:p>
          </table:table-cell>
          <table:table-cell table:formula="of:=[$World_E_Asian.E12]" office:value-type="string" office:string-value="德國" calcext:value-type="string">
            <text:p>德國</text:p>
          </table:table-cell>
          <table:table-cell table:formula="of:=[$World_E_Asian.I12]" office:value-type="float" office:value="1583.03014672035" calcext:value-type="float">
            <text:p>1583</text:p>
          </table:table-cell>
          <table:table-cell table:formula="of:=[.$D9]/[.E$5]" office:value-type="float" office:value="27.5803244281405" calcext:value-type="float">
            <text:p>28</text:p>
          </table:table-cell>
          <table:table-cell table:formula="of:=[.$D9]/[.F$5]" office:value-type="float" office:value="7.65661475205694" calcext:value-type="float">
            <text:p>8</text:p>
          </table:table-cell>
          <table:table-cell table:formula="of:=[.$D9]/[.G$5]" office:value-type="float" office:value="9.97189672160734" calcext:value-type="float">
            <text:p>10</text:p>
          </table:table-cell>
          <table:table-cell table:formula="of:=[.$D9]/[.H$5]" office:value-type="float" office:value="31.4915511072991" calcext:value-type="float">
            <text:p>31</text:p>
          </table:table-cell>
          <table:table-cell table:formula="of:=[.$D9]/[.I$5]" office:value-type="float" office:value="24.7930470253108" calcext:value-type="float">
            <text:p>25</text:p>
          </table:table-cell>
          <table:table-cell table:formula="of:=[.$D9]/[.J$5]" office:value-type="float" office:value="70.5627228153652" calcext:value-type="float">
            <text:p>71</text:p>
          </table:table-cell>
          <table:table-cell table:formula="of:=[.$D9]/[.K$5]" office:value-type="float" office:value="40.2802293455865" calcext:value-type="float">
            <text:p>40</text:p>
          </table:table-cell>
          <table:table-cell table:style-name="ce413" table:formula="of:=[.$D9]/[.L$5]" office:value-type="float" office:value="2.82547369394968" calcext:value-type="float">
            <text:p>3</text:p>
          </table:table-cell>
          <table:table-cell table:formula="of:=[.$D9]/[.M$5]" office:value-type="float" office:value="11.6753532168194" calcext:value-type="float">
            <text:p>12</text:p>
          </table:table-cell>
          <table:table-cell table:formula="of:=[.$D9]/[.N$5]" office:value-type="float" office:value="95.2778795250415" calcext:value-type="float">
            <text:p>95</text:p>
          </table:table-cell>
          <table:table-cell table:number-columns-repeated="33"/>
        </table:table-row>
        <table:table-row table:style-name="ro2">
          <table:table-cell/>
          <table:table-cell table:formula="of:=[$World_E_Asian.D13]" office:value-type="string" office:string-value="France" calcext:value-type="string">
            <text:p>France</text:p>
          </table:table-cell>
          <table:table-cell table:formula="of:=[$World_E_Asian.E13]" office:value-type="string" office:string-value="法國" calcext:value-type="string">
            <text:p>法國</text:p>
          </table:table-cell>
          <table:table-cell table:formula="of:=[$World_E_Asian.I13]" office:value-type="float" office:value="1544.1141391854" calcext:value-type="float">
            <text:p>1544</text:p>
          </table:table-cell>
          <table:table-cell table:formula="of:=[.$D10]/[.E$5]" office:value-type="float" office:value="26.9023107368122" calcext:value-type="float">
            <text:p>27</text:p>
          </table:table-cell>
          <table:table-cell table:formula="of:=[.$D10]/[.F$5]" office:value-type="float" office:value="7.46839036605864" calcext:value-type="float">
            <text:p>7</text:p>
          </table:table-cell>
          <table:table-cell table:formula="of:=[.$D10]/[.G$5]" office:value-type="float" office:value="9.7267552069244" calcext:value-type="float">
            <text:p>10</text:p>
          </table:table-cell>
          <table:table-cell table:formula="of:=[.$D10]/[.H$5]" office:value-type="float" office:value="30.7173867979726" calcext:value-type="float">
            <text:p>31</text:p>
          </table:table-cell>
          <table:table-cell table:formula="of:=[.$D10]/[.I$5]" office:value-type="float" office:value="24.1835536389402" calcext:value-type="float">
            <text:p>24</text:p>
          </table:table-cell>
          <table:table-cell table:formula="of:=[.$D10]/[.J$5]" office:value-type="float" office:value="68.8280625762926" calcext:value-type="float">
            <text:p>69</text:p>
          </table:table-cell>
          <table:table-cell table:formula="of:=[.$D10]/[.K$5]" office:value-type="float" office:value="39.2900108636645" calcext:value-type="float">
            <text:p>39</text:p>
          </table:table-cell>
          <table:table-cell table:style-name="ce413" table:formula="of:=[.$D10]/[.L$5]" office:value-type="float" office:value="2.75601440046032" calcext:value-type="float">
            <text:p>3</text:p>
          </table:table-cell>
          <table:table-cell table:formula="of:=[.$D10]/[.M$5]" office:value-type="float" office:value="11.3883352249636" calcext:value-type="float">
            <text:p>11</text:p>
          </table:table-cell>
          <table:table-cell table:formula="of:=[.$D10]/[.N$5]" office:value-type="float" office:value="92.9356406957987" calcext:value-type="float">
            <text:p>93</text:p>
          </table:table-cell>
          <table:table-cell table:number-columns-repeated="33"/>
        </table:table-row>
        <table:table-row table:style-name="ro2">
          <table:table-cell/>
          <table:table-cell table:formula="of:=[$World_E_Asian.D15]" office:value-type="string" office:string-value="Iran" calcext:value-type="string">
            <text:p>Iran</text:p>
          </table:table-cell>
          <table:table-cell table:formula="of:=[$World_E_Asian.E15]" office:value-type="string" office:string-value="伊朗" calcext:value-type="string">
            <text:p>伊朗</text:p>
          </table:table-cell>
          <table:table-cell table:formula="of:=[$World_E_Asian.I15]" office:value-type="float" office:value="916.572940387207" calcext:value-type="float">
            <text:p>917</text:p>
          </table:table-cell>
          <table:table-cell table:formula="of:=[.$D11]/[.E$5]" office:value-type="float" office:value="15.9689814564217" calcext:value-type="float">
            <text:p>16</text:p>
          </table:table-cell>
          <table:table-cell table:formula="of:=[.$D11]/[.F$5]" office:value-type="float" office:value="4.43317261597586" calcext:value-type="float">
            <text:p>4</text:p>
          </table:table-cell>
          <table:table-cell table:formula="of:=[.$D11]/[.G$5]" office:value-type="float" office:value="5.77371866119983" calcext:value-type="float">
            <text:p>6</text:p>
          </table:table-cell>
          <table:table-cell table:formula="of:=[.$D11]/[.H$5]" office:value-type="float" office:value="18.233577961589" calcext:value-type="float">
            <text:p>18</text:p>
          </table:table-cell>
          <table:table-cell table:formula="of:=[.$D11]/[.I$5]" office:value-type="float" office:value="14.3551505069106" calcext:value-type="float">
            <text:p>14</text:p>
          </table:table-cell>
          <table:table-cell table:formula="of:=[.$D11]/[.J$5]" office:value-type="float" office:value="40.8557489992211" calcext:value-type="float">
            <text:p>41</text:p>
          </table:table-cell>
          <table:table-cell table:formula="of:=[.$D11]/[.K$5]" office:value-type="float" office:value="23.3222142529907" calcext:value-type="float">
            <text:p>23</text:p>
          </table:table-cell>
          <table:table-cell table:style-name="ce413" table:formula="of:=[.$D11]/[.L$5]" office:value-type="float" office:value="1.63594656552529" calcext:value-type="float">
            <text:p>2</text:p>
          </table:table-cell>
          <table:table-cell table:formula="of:=[.$D11]/[.M$5]" office:value-type="float" office:value="6.76001834214584" calcext:value-type="float">
            <text:p>7</text:p>
          </table:table-cell>
          <table:table-cell table:formula="of:=[.$D11]/[.N$5]" office:value-type="float" office:value="55.1658010879009" calcext:value-type="float">
            <text:p>55</text:p>
          </table:table-cell>
          <table:table-cell table:number-columns-repeated="33"/>
        </table:table-row>
        <table:table-row table:style-name="ro2">
          <table:table-cell/>
          <table:table-cell table:formula="of:=[$World_E_Asian.D14]" office:value-type="string" office:string-value="United Kingdom" calcext:value-type="string">
            <text:p>United Kingdom</text:p>
          </table:table-cell>
          <table:table-cell table:formula="of:=[$World_E_Asian.E14]" office:value-type="string" office:string-value="英國" calcext:value-type="string">
            <text:p>英國</text:p>
          </table:table-cell>
          <table:table-cell table:formula="of:=[$World_E_Asian.I14]" office:value-type="float" office:value="1412.99349519948" calcext:value-type="float">
            <text:p>1413</text:p>
          </table:table-cell>
          <table:table-cell table:formula="of:=[.$D12]/[.E$5]" office:value-type="float" office:value="24.6178628329927" calcext:value-type="float">
            <text:p>25</text:p>
          </table:table-cell>
          <table:table-cell table:formula="of:=[.$D12]/[.F$5]" office:value-type="float" office:value="6.83420139680767" calcext:value-type="float">
            <text:p>7</text:p>
          </table:table-cell>
          <table:table-cell table:formula="of:=[.$D12]/[.G$5]" office:value-type="float" office:value="8.90079398148148" calcext:value-type="float">
            <text:p>9</text:p>
          </table:table-cell>
          <table:table-cell table:formula="of:=[.$D12]/[.H$5]" office:value-type="float" office:value="28.1089762949514" calcext:value-type="float">
            <text:p>28</text:p>
          </table:table-cell>
          <table:table-cell table:formula="of:=[.$D12]/[.I$5]" office:value-type="float" office:value="22.1299728533393" calcext:value-type="float">
            <text:p>22</text:p>
          </table:table-cell>
          <table:table-cell table:formula="of:=[.$D12]/[.J$5]" office:value-type="float" office:value="62.9834299417727" calcext:value-type="float">
            <text:p>63</text:p>
          </table:table-cell>
          <table:table-cell table:formula="of:=[.$D12]/[.K$5]" office:value-type="float" office:value="35.9536438193375" calcext:value-type="float">
            <text:p>36</text:p>
          </table:table-cell>
          <table:table-cell table:style-name="ce413" table:formula="of:=[.$D12]/[.L$5]" office:value-type="float" office:value="2.52198352550605" calcext:value-type="float">
            <text:p>3</text:p>
          </table:table-cell>
          <table:table-cell table:formula="of:=[.$D12]/[.M$5]" office:value-type="float" office:value="10.42127857369" calcext:value-type="float">
            <text:p>10</text:p>
          </table:table-cell>
          <table:table-cell table:formula="of:=[.$D12]/[.N$5]" office:value-type="float" office:value="85.0438788447572" calcext:value-type="float">
            <text:p>85</text:p>
          </table:table-cell>
          <table:table-cell table:number-columns-repeated="33"/>
        </table:table-row>
        <table:table-row table:style-name="ro2">
          <table:table-cell/>
          <table:table-cell table:formula="of:=[$World_E_Asian.D16]" office:value-type="string" office:string-value="Turkey" calcext:value-type="string">
            <text:p>Turkey</text:p>
          </table:table-cell>
          <table:table-cell table:formula="of:=[$World_E_Asian.E16]" office:value-type="string" office:string-value="土耳其" calcext:value-type="string">
            <text:p>土耳其</text:p>
          </table:table-cell>
          <table:table-cell table:formula="of:=[$World_E_Asian.I16]" office:value-type="float" office:value="783.0076645905" calcext:value-type="float">
            <text:p>783</text:p>
          </table:table-cell>
          <table:table-cell table:formula="of:=[.$D13]/[.E$5]" office:value-type="float" office:value="13.6419419831438" calcext:value-type="float">
            <text:p>14</text:p>
          </table:table-cell>
          <table:table-cell table:formula="of:=[.$D13]/[.F$5]" office:value-type="float" office:value="3.78715973798593" calcext:value-type="float">
            <text:p>4</text:p>
          </table:table-cell>
          <table:table-cell table:formula="of:=[.$D13]/[.G$5]" office:value-type="float" office:value="4.93235809798053" calcext:value-type="float">
            <text:p>5</text:p>
          </table:table-cell>
          <table:table-cell table:formula="of:=[.$D13]/[.H$5]" office:value-type="float" office:value="15.5765358846414" calcext:value-type="float">
            <text:p>16</text:p>
          </table:table-cell>
          <table:table-cell table:formula="of:=[.$D13]/[.I$5]" office:value-type="float" office:value="12.2632824710195" calcext:value-type="float">
            <text:p>12</text:p>
          </table:table-cell>
          <table:table-cell table:formula="of:=[.$D13]/[.J$5]" office:value-type="float" office:value="34.9021482081518" calcext:value-type="float">
            <text:p>35</text:p>
          </table:table-cell>
          <table:table-cell table:formula="of:=[.$D13]/[.K$5]" office:value-type="float" office:value="19.9236435101378" calcext:value-type="float">
            <text:p>20</text:p>
          </table:table-cell>
          <table:table-cell table:style-name="ce413" table:formula="of:=[.$D13]/[.L$5]" office:value-type="float" office:value="1.39755238587522" calcext:value-type="float">
            <text:p>1</text:p>
          </table:table-cell>
          <table:table-cell table:formula="of:=[.$D13]/[.M$5]" office:value-type="float" office:value="5.77493175004323" calcext:value-type="float">
            <text:p>6</text:p>
          </table:table-cell>
          <table:table-cell table:formula="of:=[.$D13]/[.N$5]" office:value-type="float" office:value="47.1269041139851" calcext:value-type="float">
            <text:p>47</text:p>
          </table:table-cell>
          <table:table-cell table:number-columns-repeated="33"/>
        </table:table-row>
        <table:table-row table:style-name="ro2">
          <table:table-cell/>
          <table:table-cell table:formula="of:=[$World_E_Asian.D17]" office:value-type="string" office:string-value="Belgium" calcext:value-type="string">
            <text:p>Belgium</text:p>
          </table:table-cell>
          <table:table-cell table:formula="of:=[$World_E_Asian.E17]" office:value-type="string" office:string-value="比利時" calcext:value-type="string">
            <text:p>比利時</text:p>
          </table:table-cell>
          <table:table-cell table:formula="of:=[$World_E_Asian.I17]" office:value-type="float" office:value="2909.4415203381" calcext:value-type="float">
            <text:p>2909</text:p>
          </table:table-cell>
          <table:table-cell table:formula="of:=[.$D14]/[.E$5]" office:value-type="float" office:value="50.6897112489435" calcext:value-type="float">
            <text:p>51</text:p>
          </table:table-cell>
          <table:table-cell table:formula="of:=[.$D14]/[.F$5]" office:value-type="float" office:value="14.0720458868197" calcext:value-type="float">
            <text:p>14</text:p>
          </table:table-cell>
          <table:table-cell table:formula="of:=[.$D14]/[.G$5]" office:value-type="float" office:value="18.3272885980566" calcext:value-type="float">
            <text:p>18</text:p>
          </table:table-cell>
          <table:table-cell table:formula="of:=[.$D14]/[.H$5]" office:value-type="float" office:value="57.8781310774437" calcext:value-type="float">
            <text:p>58</text:p>
          </table:table-cell>
          <table:table-cell table:formula="of:=[.$D14]/[.I$5]" office:value-type="float" office:value="45.5669909891344" calcext:value-type="float">
            <text:p>46</text:p>
          </table:table-cell>
          <table:table-cell table:formula="of:=[.$D14]/[.J$5]" office:value-type="float" office:value="129.686800957303" calcext:value-type="float">
            <text:p>130</text:p>
          </table:table-cell>
          <table:table-cell table:formula="of:=[.$D14]/[.K$5]" office:value-type="float" office:value="74.0307895901956" calcext:value-type="float">
            <text:p>74</text:p>
          </table:table-cell>
          <table:table-cell table:style-name="ce413" table:formula="of:=[.$D14]/[.L$5]" office:value-type="float" office:value="5.19292099195408" calcext:value-type="float">
            <text:p>5</text:p>
          </table:table-cell>
          <table:table-cell table:formula="of:=[.$D14]/[.M$5]" office:value-type="float" office:value="21.4580609750246" calcext:value-type="float">
            <text:p>21</text:p>
          </table:table-cell>
          <table:table-cell table:formula="of:=[.$D14]/[.N$5]" office:value-type="float" office:value="175.110637807011" calcext:value-type="float">
            <text:p>175</text:p>
          </table:table-cell>
          <table:table-cell table:number-columns-repeated="33"/>
        </table:table-row>
        <table:table-row table:style-name="ro2">
          <table:table-cell/>
          <table:table-cell table:formula="of:=[$World_E_Asian.D18]" office:value-type="string" office:string-value="Netherlands" calcext:value-type="string">
            <text:p>Netherlands</text:p>
          </table:table-cell>
          <table:table-cell table:formula="of:=[$World_E_Asian.E18]" office:value-type="string" office:string-value="荷蘭" calcext:value-type="string">
            <text:p>荷蘭</text:p>
          </table:table-cell>
          <table:table-cell table:formula="of:=[$World_E_Asian.I18]" office:value-type="float" office:value="1603.71945466871" calcext:value-type="float">
            <text:p>1604</text:p>
          </table:table-cell>
          <table:table-cell table:formula="of:=[.$D15]/[.E$5]" office:value-type="float" office:value="27.9407836566597" calcext:value-type="float">
            <text:p>28</text:p>
          </table:table-cell>
          <table:table-cell table:formula="of:=[.$D15]/[.F$5]" office:value-type="float" office:value="7.75668237286343" calcext:value-type="float">
            <text:p>8</text:p>
          </table:table-cell>
          <table:table-cell table:formula="of:=[.$D15]/[.G$5]" office:value-type="float" office:value="10.1022237671977" calcext:value-type="float">
            <text:p>10</text:p>
          </table:table-cell>
          <table:table-cell table:formula="of:=[.$D15]/[.H$5]" office:value-type="float" office:value="31.9031278545773" calcext:value-type="float">
            <text:p>32</text:p>
          </table:table-cell>
          <table:table-cell table:formula="of:=[.$D15]/[.I$5]" office:value-type="float" office:value="25.1170781159047" calcext:value-type="float">
            <text:p>25</text:p>
          </table:table-cell>
          <table:table-cell table:formula="of:=[.$D15]/[.J$5]" office:value-type="float" office:value="71.4849376607529" calcext:value-type="float">
            <text:p>71</text:p>
          </table:table-cell>
          <table:table-cell table:formula="of:=[.$D15]/[.K$5]" office:value-type="float" office:value="40.8066691426352" calcext:value-type="float">
            <text:p>41</text:p>
          </table:table-cell>
          <table:table-cell table:style-name="ce413" table:formula="of:=[.$D15]/[.L$5]" office:value-type="float" office:value="2.86240103577903" calcext:value-type="float">
            <text:p>3</text:p>
          </table:table-cell>
          <table:table-cell table:formula="of:=[.$D15]/[.M$5]" office:value-type="float" office:value="11.827943474566" calcext:value-type="float">
            <text:p>12</text:p>
          </table:table-cell>
          <table:table-cell table:formula="of:=[.$D15]/[.N$5]" office:value-type="float" office:value="96.5231074786873" calcext:value-type="float">
            <text:p>97</text:p>
          </table:table-cell>
          <table:table-cell table:number-columns-repeated="33"/>
        </table:table-row>
        <table:table-row table:style-name="ro2">
          <table:table-cell/>
          <table:table-cell table:formula="of:=[$World_E_Asian.D20]" office:value-type="string" office:string-value="Switzerland" calcext:value-type="string">
            <text:p>Switzerland</text:p>
          </table:table-cell>
          <table:table-cell table:formula="of:=[$World_E_Asian.E20]" office:value-type="string" office:string-value="瑞士" calcext:value-type="string">
            <text:p>瑞士</text:p>
          </table:table-cell>
          <table:table-cell table:formula="of:=[$World_E_Asian.I20]" office:value-type="float" office:value="3025.59604905623" calcext:value-type="float">
            <text:p>3026</text:p>
          </table:table-cell>
          <table:table-cell table:formula="of:=[.$D16]/[.E$5]" office:value-type="float" office:value="52.7134121825492" calcext:value-type="float">
            <text:p>53</text:p>
          </table:table-cell>
          <table:table-cell table:formula="of:=[.$D16]/[.F$5]" office:value-type="float" office:value="14.6338485031148" calcext:value-type="float">
            <text:p>15</text:p>
          </table:table-cell>
          <table:table-cell table:formula="of:=[.$D16]/[.G$5]" office:value-type="float" office:value="19.0589745779629" calcext:value-type="float">
            <text:p>19</text:p>
          </table:table-cell>
          <table:table-cell table:formula="of:=[.$D16]/[.H$5]" office:value-type="float" office:value="60.1888175069155" calcext:value-type="float">
            <text:p>60</text:p>
          </table:table-cell>
          <table:table-cell table:formula="of:=[.$D16]/[.I$5]" office:value-type="float" office:value="47.3861759861339" calcext:value-type="float">
            <text:p>47</text:p>
          </table:table-cell>
          <table:table-cell table:formula="of:=[.$D16]/[.J$5]" office:value-type="float" office:value="134.864327001685" calcext:value-type="float">
            <text:p>135</text:p>
          </table:table-cell>
          <table:table-cell table:formula="of:=[.$D16]/[.K$5]" office:value-type="float" office:value="76.9863435737935" calcext:value-type="float">
            <text:p>77</text:p>
          </table:table-cell>
          <table:table-cell table:style-name="ce413" table:formula="of:=[.$D16]/[.L$5]" office:value-type="float" office:value="5.40023957398244" calcext:value-type="float">
            <text:p>5</text:p>
          </table:table-cell>
          <table:table-cell table:formula="of:=[.$D16]/[.M$5]" office:value-type="float" office:value="22.3147377435163" calcext:value-type="float">
            <text:p>22</text:p>
          </table:table-cell>
          <table:table-cell table:formula="of:=[.$D16]/[.N$5]" office:value-type="float" office:value="182.101633661653" calcext:value-type="float">
            <text:p>182</text:p>
          </table:table-cell>
          <table:table-cell table:number-columns-repeated="33"/>
        </table:table-row>
        <table:table-row table:style-name="ro2">
          <table:table-cell/>
          <table:table-cell table:formula="of:=[$World_E_Asian.D19]" office:value-type="string" office:string-value="Canada" calcext:value-type="string">
            <text:p>Canada</text:p>
          </table:table-cell>
          <table:table-cell table:formula="of:=[$World_E_Asian.E19]" office:value-type="string" office:string-value="加拿大" calcext:value-type="string">
            <text:p>加拿大</text:p>
          </table:table-cell>
          <table:table-cell table:formula="of:=[$World_E_Asian.I19]" office:value-type="float" office:value="712.488480606929" calcext:value-type="float">
            <text:p>712</text:p>
          </table:table-cell>
          <table:table-cell table:formula="of:=[.$D17]/[.E$5]" office:value-type="float" office:value="12.4133223155373" calcext:value-type="float">
            <text:p>12</text:p>
          </table:table-cell>
          <table:table-cell table:formula="of:=[.$D17]/[.F$5]" office:value-type="float" office:value="3.44608081064507" calcext:value-type="float">
            <text:p>3</text:p>
          </table:table-cell>
          <table:table-cell table:formula="of:=[.$D17]/[.G$5]" office:value-type="float" office:value="4.48814039244089" calcext:value-type="float">
            <text:p>4</text:p>
          </table:table-cell>
          <table:table-cell table:formula="of:=[.$D17]/[.H$5]" office:value-type="float" office:value="14.1736829503088" calcext:value-type="float">
            <text:p>14</text:p>
          </table:table-cell>
          <table:table-cell table:formula="of:=[.$D17]/[.I$5]" office:value-type="float" office:value="11.1588275442997" calcext:value-type="float">
            <text:p>11</text:p>
          </table:table-cell>
          <table:table-cell table:formula="of:=[.$D17]/[.J$5]" office:value-type="float" office:value="31.7587932676868" calcext:value-type="float">
            <text:p>32</text:p>
          </table:table-cell>
          <table:table-cell table:formula="of:=[.$D17]/[.K$5]" office:value-type="float" office:value="18.1292816592238" calcext:value-type="float">
            <text:p>18</text:p>
          </table:table-cell>
          <table:table-cell table:style-name="ce413" table:formula="of:=[.$D17]/[.L$5]" office:value-type="float" office:value="1.27168611625479" calcext:value-type="float">
            <text:p>1</text:p>
          </table:table-cell>
          <table:table-cell table:formula="of:=[.$D17]/[.M$5]" office:value-type="float" office:value="5.25483023253529" calcext:value-type="float">
            <text:p>5</text:p>
          </table:table-cell>
          <table:table-cell table:formula="of:=[.$D17]/[.N$5]" office:value-type="float" office:value="42.8825640237406" calcext:value-type="float">
            <text:p>43</text:p>
          </table:table-cell>
          <table:table-cell table:number-columns-repeated="33"/>
        </table:table-row>
        <table:table-row table:style-name="ro2">
          <table:table-cell/>
          <table:table-cell table:formula="of:=[$World_E_Asian.D21]" office:value-type="string" office:string-value="Brazil" calcext:value-type="string">
            <text:p>Brazil</text:p>
          </table:table-cell>
          <table:table-cell table:formula="of:=[$World_E_Asian.E21]" office:value-type="string" office:string-value="巴西" calcext:value-type="string">
            <text:p>巴西</text:p>
          </table:table-cell>
          <table:table-cell table:formula="of:=[$World_E_Asian.I21]" office:value-type="float" office:value="119.524382664157" calcext:value-type="float">
            <text:p>120</text:p>
          </table:table-cell>
          <table:table-cell table:formula="of:=[.$D18]/[.E$5]" office:value-type="float" office:value="2.0824121750178" calcext:value-type="float">
            <text:p>2</text:p>
          </table:table-cell>
          <table:table-cell table:style-name="ce382" table:formula="of:=[.$D18]/[.F$5]" office:value-type="float" office:value="0.578101531062348" calcext:value-type="float">
            <text:p>0.6</text:p>
          </table:table-cell>
          <table:table-cell table:formula="of:=[.$D18]/[.G$5]" office:value-type="float" office:value="0.752913519752069" calcext:value-type="float">
            <text:p>1</text:p>
          </table:table-cell>
          <table:table-cell table:formula="of:=[.$D18]/[.H$5]" office:value-type="float" office:value="2.37772364160897" calcext:value-type="float">
            <text:p>2</text:p>
          </table:table-cell>
          <table:table-cell table:formula="of:=[.$D18]/[.I$5]" office:value-type="float" office:value="1.87196285945854" calcext:value-type="float">
            <text:p>2</text:p>
          </table:table-cell>
          <table:table-cell table:formula="of:=[.$D18]/[.J$5]" office:value-type="float" office:value="5.32773548316922" calcext:value-type="float">
            <text:p>5</text:p>
          </table:table-cell>
          <table:table-cell table:formula="of:=[.$D18]/[.K$5]" office:value-type="float" office:value="3.04129997528873" calcext:value-type="float">
            <text:p>3</text:p>
          </table:table-cell>
          <table:table-cell table:style-name="ce382" table:formula="of:=[.$D18]/[.L$5]" office:value-type="float" office:value="0.213333270817874" calcext:value-type="float">
            <text:p>0.2</text:p>
          </table:table-cell>
          <table:table-cell table:formula="of:=[.$D18]/[.M$5]" office:value-type="float" office:value="0.881530518238983" calcext:value-type="float">
            <text:p>1</text:p>
          </table:table-cell>
          <table:table-cell table:formula="of:=[.$D18]/[.N$5]" office:value-type="float" office:value="7.19381734793475" calcext:value-type="float">
            <text:p>7</text:p>
          </table:table-cell>
          <table:table-cell table:number-columns-repeated="33"/>
        </table:table-row>
        <table:table-row table:style-name="ro2">
          <table:table-cell/>
          <table:table-cell table:formula="of:=[$World_E_Asian.D23]" office:value-type="string" office:string-value="Portugal" calcext:value-type="string">
            <text:p>Portugal</text:p>
          </table:table-cell>
          <table:table-cell table:formula="of:=[$World_E_Asian.E23]" office:value-type="string" office:string-value="葡萄牙" calcext:value-type="string">
            <text:p>葡萄牙</text:p>
          </table:table-cell>
          <table:table-cell table:formula="of:=[$World_E_Asian.I23]" office:value-type="float" office:value="1697.83499764563" calcext:value-type="float">
            <text:p>1698</text:p>
          </table:table-cell>
          <table:table-cell table:formula="of:=[.$D19]/[.E$5]" office:value-type="float" office:value="29.5805106160052" calcext:value-type="float">
            <text:p>30</text:p>
          </table:table-cell>
          <table:table-cell table:formula="of:=[.$D19]/[.F$5]" office:value-type="float" office:value="8.21188940492649" calcext:value-type="float">
            <text:p>8</text:p>
          </table:table-cell>
          <table:table-cell table:formula="of:=[.$D19]/[.G$5]" office:value-type="float" office:value="10.6950807487329" calcext:value-type="float">
            <text:p>11</text:p>
          </table:table-cell>
          <table:table-cell table:formula="of:=[.$D19]/[.H$5]" office:value-type="float" office:value="33.7753881130374" calcext:value-type="float">
            <text:p>34</text:p>
          </table:table-cell>
          <table:table-cell table:formula="of:=[.$D19]/[.I$5]" office:value-type="float" office:value="26.591093685143" calcext:value-type="float">
            <text:p>27</text:p>
          </table:table-cell>
          <table:table-cell table:formula="of:=[.$D19]/[.J$5]" office:value-type="float" office:value="75.6800876934017" calcext:value-type="float">
            <text:p>76</text:p>
          </table:table-cell>
          <table:table-cell table:formula="of:=[.$D19]/[.K$5]" office:value-type="float" office:value="43.2014407545016" calcext:value-type="float">
            <text:p>43</text:p>
          </table:table-cell>
          <table:table-cell table:style-name="ce413" table:formula="of:=[.$D19]/[.L$5]" office:value-type="float" office:value="3.03038330157731" calcext:value-type="float">
            <text:p>3</text:p>
          </table:table-cell>
          <table:table-cell table:formula="of:=[.$D19]/[.M$5]" office:value-type="float" office:value="12.5220756802759" calcext:value-type="float">
            <text:p>13</text:p>
          </table:table-cell>
          <table:table-cell table:formula="of:=[.$D19]/[.N$5]" office:value-type="float" office:value="102.187642284778" calcext:value-type="float">
            <text:p>102</text:p>
          </table:table-cell>
          <table:table-cell table:number-columns-repeated="33"/>
        </table:table-row>
        <table:table-row table:style-name="ro2">
          <table:table-cell/>
          <table:table-cell table:formula="of:=[$World_E_Asian.D22]" office:value-type="string" office:string-value="Russia" calcext:value-type="string">
            <text:p>Russia</text:p>
          </table:table-cell>
          <table:table-cell table:formula="of:=[$World_E_Asian.E22]" office:value-type="string" office:string-value="俄羅斯" calcext:value-type="string">
            <text:p>俄羅斯</text:p>
          </table:table-cell>
          <table:table-cell table:formula="of:=[$World_E_Asian.I22]" office:value-type="float" office:value="166.88734548116" calcext:value-type="float">
            <text:p>167</text:p>
          </table:table-cell>
          <table:table-cell table:formula="of:=[.$D20]/[.E$5]" office:value-type="float" office:value="2.90759284708346" calcext:value-type="float">
            <text:p>3</text:p>
          </table:table-cell>
          <table:table-cell table:formula="of:=[.$D20]/[.F$5]" office:value-type="float" office:value="0.807181160756759" calcext:value-type="float">
            <text:p>1</text:p>
          </table:table-cell>
          <table:table-cell table:formula="of:=[.$D20]/[.G$5]" office:value-type="float" office:value="1.05126448585273" calcext:value-type="float">
            <text:p>1</text:p>
          </table:table-cell>
          <table:table-cell table:formula="of:=[.$D20]/[.H$5]" office:value-type="float" office:value="3.31992500602066" calcext:value-type="float">
            <text:p>3</text:p>
          </table:table-cell>
          <table:table-cell table:formula="of:=[.$D20]/[.I$5]" office:value-type="float" office:value="2.61375047911493" calcext:value-type="float">
            <text:p>3</text:p>
          </table:table-cell>
          <table:table-cell table:formula="of:=[.$D20]/[.J$5]" office:value-type="float" office:value="7.43891423986855" calcext:value-type="float">
            <text:p>7</text:p>
          </table:table-cell>
          <table:table-cell table:formula="of:=[.$D20]/[.K$5]" office:value-type="float" office:value="4.24645137983262" calcext:value-type="float">
            <text:p>4</text:p>
          </table:table-cell>
          <table:table-cell table:style-name="ce413" table:formula="of:=[.$D20]/[.L$5]" office:value-type="float" office:value="0.297869124910234" calcext:value-type="float">
            <text:p>0</text:p>
          </table:table-cell>
          <table:table-cell table:formula="of:=[.$D20]/[.M$5]" office:value-type="float" office:value="1.23084750467113" calcext:value-type="float">
            <text:p>1</text:p>
          </table:table-cell>
          <table:table-cell table:formula="of:=[.$D20]/[.N$5]" office:value-type="float" office:value="10.0444533099703" calcext:value-type="float">
            <text:p>10</text:p>
          </table:table-cell>
          <table:table-cell table:number-columns-repeated="33"/>
        </table:table-row>
        <table:table-row table:style-name="ro2">
          <table:table-cell/>
          <table:table-cell table:formula="of:=[$World_E_Asian.D24]" office:value-type="string" office:string-value="Austria" calcext:value-type="string">
            <text:p>Austria</text:p>
          </table:table-cell>
          <table:table-cell table:formula="of:=[$World_E_Asian.E24]" office:value-type="string" office:string-value="奧地利" calcext:value-type="string">
            <text:p>奧地利</text:p>
          </table:table-cell>
          <table:table-cell table:formula="of:=[$World_E_Asian.I24]" office:value-type="float" office:value="1589.48496622372" calcext:value-type="float">
            <text:p>1589</text:p>
          </table:table-cell>
          <table:table-cell table:formula="of:=[.$D21]/[.E$5]" office:value-type="float" office:value="27.692783446307" calcext:value-type="float">
            <text:p>28</text:p>
          </table:table-cell>
          <table:table-cell table:style-name="ce382" table:formula="of:=[.$D21]/[.F$5]" office:value-type="float" office:value="7.68783466680954" calcext:value-type="float">
            <text:p>7.7</text:p>
          </table:table-cell>
          <table:table-cell table:formula="of:=[.$D21]/[.G$5]" office:value-type="float" office:value="10.0125572191839" calcext:value-type="float">
            <text:p>10</text:p>
          </table:table-cell>
          <table:table-cell table:formula="of:=[.$D21]/[.H$5]" office:value-type="float" office:value="31.619958187038" calcext:value-type="float">
            <text:p>32</text:p>
          </table:table-cell>
          <table:table-cell table:formula="of:=[.$D21]/[.I$5]" office:value-type="float" office:value="24.8941408950761" calcext:value-type="float">
            <text:p>25</text:p>
          </table:table-cell>
          <table:table-cell table:formula="of:=[.$D21]/[.J$5]" office:value-type="float" office:value="70.8504429452588" calcext:value-type="float">
            <text:p>71</text:p>
          </table:table-cell>
          <table:table-cell table:formula="of:=[.$D21]/[.K$5]" office:value-type="float" office:value="40.4444723390121" calcext:value-type="float">
            <text:p>40</text:p>
          </table:table-cell>
          <table:table-cell table:style-name="ce382" table:formula="of:=[.$D21]/[.L$5]" office:value-type="float" office:value="2.83699458806768" calcext:value-type="float">
            <text:p>2.8</text:p>
          </table:table-cell>
          <table:table-cell table:formula="of:=[.$D21]/[.M$5]" office:value-type="float" office:value="11.7229595734064" calcext:value-type="float">
            <text:p>12</text:p>
          </table:table-cell>
          <table:table-cell table:formula="of:=[.$D21]/[.N$5]" office:value-type="float" office:value="95.6663759262456" calcext:value-type="float">
            <text:p>96</text:p>
          </table:table-cell>
          <table:table-cell table:number-columns-repeated="33"/>
        </table:table-row>
        <table:table-row table:style-name="ro2">
          <table:table-cell/>
          <table:table-cell table:formula="of:=[$World_E_Asian.D25]" office:value-type="string" office:string-value="Israel" calcext:value-type="string">
            <text:p>Israel</text:p>
          </table:table-cell>
          <table:table-cell table:formula="of:=[$World_E_Asian.E25]" office:value-type="string" office:string-value="以色列" calcext:value-type="string">
            <text:p>以色列</text:p>
          </table:table-cell>
          <table:table-cell table:formula="of:=[$World_E_Asian.I25]" office:value-type="float" office:value="1328.71550240694" calcext:value-type="float">
            <text:p>1329</text:p>
          </table:table-cell>
          <table:table-cell table:formula="of:=[.$D22]/[.E$5]" office:value-type="float" office:value="23.1495304779921" calcext:value-type="float">
            <text:p>23</text:p>
          </table:table-cell>
          <table:table-cell table:formula="of:=[.$D22]/[.F$5]" office:value-type="float" office:value="6.4265754749476" calcext:value-type="float">
            <text:p>6</text:p>
          </table:table-cell>
          <table:table-cell table:formula="of:=[.$D22]/[.G$5]" office:value-type="float" office:value="8.36990615109317" calcext:value-type="float">
            <text:p>8</text:p>
          </table:table-cell>
          <table:table-cell table:formula="of:=[.$D22]/[.H$5]" office:value-type="float" office:value="26.43241648796" calcext:value-type="float">
            <text:p>26</text:p>
          </table:table-cell>
          <table:table-cell table:formula="of:=[.$D22]/[.I$5]" office:value-type="float" office:value="20.8100306887296" calcext:value-type="float">
            <text:p>21</text:p>
          </table:table-cell>
          <table:table-cell table:formula="of:=[.$D22]/[.J$5]" office:value-type="float" office:value="59.2267834513844" calcext:value-type="float">
            <text:p>59</text:p>
          </table:table-cell>
          <table:table-cell table:formula="of:=[.$D22]/[.K$5]" office:value-type="float" office:value="33.8091888413306" calcext:value-type="float">
            <text:p>34</text:p>
          </table:table-cell>
          <table:table-cell table:style-name="ce413" table:formula="of:=[.$D22]/[.L$5]" office:value-type="float" office:value="2.37155982567471" calcext:value-type="float">
            <text:p>2</text:p>
          </table:table-cell>
          <table:table-cell table:formula="of:=[.$D22]/[.M$5]" office:value-type="float" office:value="9.79970144434975" calcext:value-type="float">
            <text:p>10</text:p>
          </table:table-cell>
          <table:table-cell table:formula="of:=[.$D22]/[.N$5]" office:value-type="float" office:value="79.9714369455701" calcext:value-type="float">
            <text:p>80</text:p>
          </table:table-cell>
          <table:table-cell table:number-columns-repeated="33"/>
        </table:table-row>
        <table:table-row table:style-name="ro2">
          <table:table-cell/>
          <table:table-cell table:formula="of:=[$World_E_Asian.D26]" office:value-type="string" office:string-value="Sweden" calcext:value-type="string">
            <text:p>Sweden</text:p>
          </table:table-cell>
          <table:table-cell table:formula="of:=[$World_E_Asian.E26]" office:value-type="string" office:string-value="瑞典" calcext:value-type="string">
            <text:p>瑞典</text:p>
          </table:table-cell>
          <table:table-cell table:formula="of:=[$World_E_Asian.I26]" office:value-type="float" office:value="1107.56749726326" calcext:value-type="float">
            <text:p>1108</text:p>
          </table:table-cell>
          <table:table-cell table:formula="of:=[.$D23]/[.E$5]" office:value-type="float" office:value="19.2965819153036" calcext:value-type="float">
            <text:p>19</text:p>
          </table:table-cell>
          <table:table-cell table:formula="of:=[.$D23]/[.F$5]" office:value-type="float" office:value="5.35695271250114" calcext:value-type="float">
            <text:p>5</text:p>
          </table:table-cell>
          <table:table-cell table:formula="of:=[.$D23]/[.G$5]" office:value-type="float" office:value="6.97684040812484" calcext:value-type="float">
            <text:p>7</text:p>
          </table:table-cell>
          <table:table-cell table:formula="of:=[.$D23]/[.H$5]" office:value-type="float" office:value="22.0330727858279" calcext:value-type="float">
            <text:p>22</text:p>
          </table:table-cell>
          <table:table-cell table:formula="of:=[.$D23]/[.I$5]" office:value-type="float" office:value="17.3464624790906" calcext:value-type="float">
            <text:p>17</text:p>
          </table:table-cell>
          <table:table-cell table:formula="of:=[.$D23]/[.J$5]" office:value-type="float" office:value="49.3692293040717" calcext:value-type="float">
            <text:p>49</text:p>
          </table:table-cell>
          <table:table-cell table:formula="of:=[.$D23]/[.K$5]" office:value-type="float" office:value="28.1820740419307" calcext:value-type="float">
            <text:p>28</text:p>
          </table:table-cell>
          <table:table-cell table:style-name="ce413" table:formula="of:=[.$D23]/[.L$5]" office:value-type="float" office:value="1.9768434822763" calcext:value-type="float">
            <text:p>2</text:p>
          </table:table-cell>
          <table:table-cell table:formula="of:=[.$D23]/[.M$5]" office:value-type="float" office:value="8.16866423473208" calcext:value-type="float">
            <text:p>8</text:p>
          </table:table-cell>
          <table:table-cell table:formula="of:=[.$D23]/[.N$5]" office:value-type="float" office:value="66.6611958014355" calcext:value-type="float">
            <text:p>67</text:p>
          </table:table-cell>
          <table:table-cell table:number-columns-repeated="33"/>
        </table:table-row>
        <table:table-row table:style-name="ro2">
          <table:table-cell/>
          <table:table-cell table:formula="of:=[$World_E_Asian.D27]" office:value-type="string" office:string-value="Ireland" calcext:value-type="string">
            <text:p>Ireland</text:p>
          </table:table-cell>
          <table:table-cell table:formula="of:=[$World_E_Asian.E27]" office:value-type="string" office:string-value="愛爾蘭" calcext:value-type="string">
            <text:p>愛爾蘭</text:p>
          </table:table-cell>
          <table:table-cell table:formula="of:=[$World_E_Asian.I27]" office:value-type="float" office:value="2332.41897795388" calcext:value-type="float">
            <text:p>2332</text:p>
          </table:table-cell>
          <table:table-cell table:formula="of:=[.$D24]/[.E$5]" office:value-type="float" office:value="40.6365426758255" calcext:value-type="float">
            <text:p>41</text:p>
          </table:table-cell>
          <table:table-cell table:formula="of:=[.$D24]/[.F$5]" office:value-type="float" office:value="11.2811708555125" calcext:value-type="float">
            <text:p>11</text:p>
          </table:table-cell>
          <table:table-cell table:formula="of:=[.$D24]/[.G$5]" office:value-type="float" office:value="14.692481509502" calcext:value-type="float">
            <text:p>15</text:p>
          </table:table-cell>
          <table:table-cell table:formula="of:=[.$D24]/[.H$5]" office:value-type="float" office:value="46.3993004808168" calcext:value-type="float">
            <text:p>46</text:p>
          </table:table-cell>
          <table:table-cell table:formula="of:=[.$D24]/[.I$5]" office:value-type="float" office:value="36.5297992100421" calcext:value-type="float">
            <text:p>37</text:p>
          </table:table-cell>
          <table:table-cell table:formula="of:=[.$D24]/[.J$5]" office:value-type="float" office:value="103.966329492606" calcext:value-type="float">
            <text:p>104</text:p>
          </table:table-cell>
          <table:table-cell table:formula="of:=[.$D24]/[.K$5]" office:value-type="float" office:value="59.3484410619866" calcext:value-type="float">
            <text:p>59</text:p>
          </table:table-cell>
          <table:table-cell table:style-name="ce413" table:formula="of:=[.$D24]/[.L$5]" office:value-type="float" office:value="4.16302145548581" calcext:value-type="float">
            <text:p>4</text:p>
          </table:table-cell>
          <table:table-cell table:formula="of:=[.$D24]/[.M$5]" office:value-type="float" office:value="17.2023353273733" calcext:value-type="float">
            <text:p>17</text:p>
          </table:table-cell>
          <table:table-cell table:formula="of:=[.$D24]/[.N$5]" office:value-type="float" office:value="140.38136597955" calcext:value-type="float">
            <text:p>140</text:p>
          </table:table-cell>
          <table:table-cell table:number-columns-repeated="33"/>
        </table:table-row>
        <table:table-row table:style-name="ro2">
          <table:table-cell/>
          <table:table-cell table:formula="of:=[$World_E_Asian.D28]" office:value-type="string" office:string-value="India" calcext:value-type="string">
            <text:p>India</text:p>
          </table:table-cell>
          <table:table-cell table:formula="of:=[$World_E_Asian.E28]" office:value-type="string" office:string-value="印度" calcext:value-type="string">
            <text:p>印度</text:p>
          </table:table-cell>
          <table:table-cell table:formula="of:=[$World_E_Asian.I28]" office:value-type="float" office:value="8.40497377030614" calcext:value-type="float">
            <text:p>8</text:p>
          </table:table-cell>
          <table:table-cell table:style-name="ce382" table:formula="of:=[.$D25]/[.E$5]" office:value-type="float" office:value="0.14643555833432" calcext:value-type="float">
            <text:p>0.1</text:p>
          </table:table-cell>
          <table:table-cell table:style-name="ce382" table:formula="of:=[.$D25]/[.F$5]" office:value-type="float" office:value="0.0406521924384716" calcext:value-type="float">
            <text:p>0.0</text:p>
          </table:table-cell>
          <table:table-cell table:style-name="ce382" table:formula="of:=[.$D25]/[.G$5]" office:value-type="float" office:value="0.0529449995370919" calcext:value-type="float">
            <text:p>0.1</text:p>
          </table:table-cell>
          <table:table-cell table:style-name="ce382" table:formula="of:=[.$D25]/[.H$5]" office:value-type="float" office:value="0.167201908056816" calcext:value-type="float">
            <text:p>0.2</text:p>
          </table:table-cell>
          <table:table-cell table:style-name="ce382" table:formula="of:=[.$D25]/[.I$5]" office:value-type="float" office:value="0.131636728691129" calcext:value-type="float">
            <text:p>0.1</text:p>
          </table:table-cell>
          <table:table-cell table:style-name="ce382" table:formula="of:=[.$D25]/[.J$5]" office:value-type="float" office:value="0.374647214175447" calcext:value-type="float">
            <text:p>0.4</text:p>
          </table:table-cell>
          <table:table-cell table:style-name="ce382" table:formula="of:=[.$D25]/[.K$5]" office:value-type="float" office:value="0.213864702332405" calcext:value-type="float">
            <text:p>0.2</text:p>
          </table:table-cell>
          <table:table-cell table:style-name="ce382" table:formula="of:=[.$D25]/[.L$5]" office:value-type="float" office:value="0.0150016298397963" calcext:value-type="float">
            <text:p>0.0</text:p>
          </table:table-cell>
          <table:table-cell table:style-name="ce382" table:formula="of:=[.$D25]/[.M$5]" office:value-type="float" office:value="0.0619893675112441" calcext:value-type="float">
            <text:p>0.1</text:p>
          </table:table-cell>
          <table:table-cell table:style-name="ce382" table:formula="of:=[.$D25]/[.N$5]" office:value-type="float" office:value="0.505870390375976" calcext:value-type="float">
            <text:p>0.5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4">
          <table:table-cell/>
          <table:table-cell table:style-name="ce250"/>
          <table:table-cell table:style-name="ce141" office:value-type="string" calcext:value-type="string">
            <text:p><text:s/>10 times or more deaths 十倍或以上確診 ( 每百萬人 )</text:p>
          </table:table-cell>
          <table:table-cell table:style-name="ce153" table:number-columns-repeated="5"/>
          <table:table-cell table:style-name="ce141" table:number-columns-repeated="2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25];&quot;&gt;=&quot; &amp; 10) - COUNTIF([.E6:.N25];&quot;&gt;&quot; &amp; 100)" office:value-type="float" office:value="117" calcext:value-type="float">
            <text:p>117</text:p>
          </table:table-cell>
          <table:table-cell table:number-columns-repeated="30"/>
          <table:table-cell table:style-name="ce327" table:number-columns-repeated="3"/>
        </table:table-row>
        <table:table-row table:style-name="ro24">
          <table:table-cell/>
          <table:table-cell table:style-name="ce250"/>
          <table:table-cell table:style-name="ce287" office:value-type="string" calcext:value-type="string">
            <text:p><text:s/>100 times or more cases 一百倍或以上確診 (每百萬人 )</text:p>
          </table:table-cell>
          <table:table-cell table:style-name="ce294" table:number-columns-repeated="5"/>
          <table:table-cell table:style-name="ce287" table:number-columns-repeated="2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25];&quot;&gt;=&quot; &amp; 100) - COUNTIF([.E6:.N25];&quot;&gt;&quot; &amp; 500)" office:value-type="float" office:value="12" calcext:value-type="float">
            <text:p>12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27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233" office:value-type="string" calcext:value-type="string">
            <text:p>World Top-20 and East Asian countries <text:s/>世界前二十位及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4">
          <table:table-cell/>
          <table:table-cell table:style-name="ce362" office:value-type="string" calcext:value-type="string" table:number-columns-spanned="2" table:number-rows-spanned="1">
            <text:p><text:span text:style-name="T2">Deaths per million ratio </text:span></text:p>
            <text:p><text:span text:style-name="T2">每百萬死亡人數比例</text:span></text:p>
          </table:table-cell>
          <table:covered-table-cell table:style-name="ce366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L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World_E_Asian.J42]" office:value-type="float" office:value="2.330895540682" calcext:value-type="float">
            <text:p>2.33</text:p>
          </table:table-cell>
          <table:table-cell table:style-name="ce278" table:formula="of:=[$World_E_Asian.J43]" office:value-type="float" office:value="4.39236012011875" calcext:value-type="float">
            <text:p>4.39</text:p>
          </table:table-cell>
          <table:table-cell table:style-name="ce278" table:formula="of:=[$World_E_Asian.J44]" office:value-type="float" office:value="2.59782720862183" calcext:value-type="float">
            <text:p>2.60</text:p>
          </table:table-cell>
          <table:table-cell table:style-name="ce278" table:formula="of:=[$World_E_Asian.J45]" office:value-type="float" office:value="3.21725187433499" calcext:value-type="float">
            <text:p>3.22</text:p>
          </table:table-cell>
          <table:table-cell table:style-name="ce278" table:formula="of:=[$World_E_Asian.J46]" office:value-type="float" office:value="0.938039710310951" calcext:value-type="float">
            <text:p>0.94</text:p>
          </table:table-cell>
          <table:table-cell table:style-name="ce278" table:formula="of:=[$World_E_Asian.J47]" office:value-type="float" office:value="1.75713409555737" calcext:value-type="float">
            <text:p>1.76</text:p>
          </table:table-cell>
          <table:table-cell table:style-name="ce278" table:formula="of:=[$World_E_Asian.J49]" office:value-type="float" office:value="0.616654205739607" calcext:value-type="float">
            <text:p>0.62</text:p>
          </table:table-cell>
          <table:table-cell table:style-name="ce278" table:formula="of:=[$World_E_Asian.J48]" office:value-type="float" office:value="1.72284965535254" calcext:value-type="float">
            <text:p>1.72</text:p>
          </table:table-cell>
          <table:table-cell table:style-name="ce278" table:formula="of:=[$World_E_Asian.J50]" office:value-type="float" office:value="0.533283560201048" calcext:value-type="float">
            <text:p>0.53</text:p>
          </table:table-cell>
          <table:table-cell table:style-name="ce278" table:formula="of:=[$World_E_Asian.J51]" office:value-type="float" office:value="0.25237786215424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9]" office:value-type="string" office:string-value="USA" calcext:value-type="string">
            <text:p>USA</text:p>
          </table:table-cell>
          <table:table-cell table:style-name="ce244" table:formula="of:=[$World_E_Asian.E9]" office:value-type="string" office:string-value="美國" calcext:value-type="string">
            <text:p>美國</text:p>
          </table:table-cell>
          <table:table-cell table:style-name="ce276" table:formula="of:=[$World_E_Asian.J9]" office:value-type="float" office:value="78.9802354211073" calcext:value-type="float">
            <text:p>79</text:p>
          </table:table-cell>
          <table:table-cell table:style-name="ce371" table:formula="of:=[.$D37]/[.E$36]" office:value-type="float" office:value="33.8840733283133" calcext:value-type="float">
            <text:p>34</text:p>
          </table:table-cell>
          <table:table-cell table:style-name="ce371" table:formula="of:=[.$D37]/[.F$36]" office:value-type="float" office:value="17.9812750460388" calcext:value-type="float">
            <text:p>18</text:p>
          </table:table-cell>
          <table:table-cell table:style-name="ce371" table:formula="of:=[.$D37]/[.G$36]" office:value-type="float" office:value="30.4024205917094" calcext:value-type="float">
            <text:p>30</text:p>
          </table:table-cell>
          <table:table-cell table:style-name="ce371" table:formula="of:=[.$D37]/[.H$36]" office:value-type="float" office:value="24.5489748723614" calcext:value-type="float">
            <text:p>25</text:p>
          </table:table-cell>
          <table:table-cell table:style-name="ce371" table:formula="of:=[.$D37]/[.I$36]" office:value-type="float" office:value="84.1971129291809" calcext:value-type="float">
            <text:p>84</text:p>
          </table:table-cell>
          <table:table-cell table:style-name="ce371" table:formula="of:=[.$D37]/[.J$36]" office:value-type="float" office:value="44.9483255835715" calcext:value-type="float">
            <text:p>45</text:p>
          </table:table-cell>
          <table:table-cell table:style-name="ce371" table:formula="of:=[.$D37]/[.K$36]" office:value-type="float" office:value="128.078645513136" calcext:value-type="float">
            <text:p>128</text:p>
          </table:table-cell>
          <table:table-cell table:formula="of:=[.$D37]/[.L$36]" office:value-type="float" office:value="45.8427902723443" calcext:value-type="float">
            <text:p>46</text:p>
          </table:table-cell>
          <table:table-cell table:style-name="ce371" table:formula="of:=[.$D37]/[.M$36]" office:value-type="float" office:value="148.101762955775" calcext:value-type="float">
            <text:p>148</text:p>
          </table:table-cell>
          <table:table-cell table:style-name="ce371" table:formula="of:=[.$D37]/[.N$36]" office:value-type="float" office:value="312.944387225369" calcext:value-type="float">
            <text:p>31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0]" office:value-type="string" office:string-value="Spain" calcext:value-type="string">
            <text:p>Spain</text:p>
          </table:table-cell>
          <table:table-cell table:style-name="ce244" table:formula="of:=[$World_E_Asian.E10]" office:value-type="string" office:string-value="西班牙" calcext:value-type="string">
            <text:p>西班牙</text:p>
          </table:table-cell>
          <table:table-cell table:style-name="ce276" table:formula="of:=[$World_E_Asian.J10]" office:value-type="float" office:value="390.608114960852" calcext:value-type="float">
            <text:p>391</text:p>
          </table:table-cell>
          <table:table-cell table:style-name="ce371" table:formula="of:=[.$D38]/[.E$36]" office:value-type="float" office:value="167.578558602658" calcext:value-type="float">
            <text:p>168</text:p>
          </table:table-cell>
          <table:table-cell table:style-name="ce371" table:formula="of:=[.$D38]/[.F$36]" office:value-type="float" office:value="88.9289822051958" calcext:value-type="float">
            <text:p>89</text:p>
          </table:table-cell>
          <table:table-cell table:style-name="ce371" table:formula="of:=[.$D38]/[.G$36]" office:value-type="float" office:value="150.359544185417" calcext:value-type="float">
            <text:p>150</text:p>
          </table:table-cell>
          <table:table-cell table:style-name="ce371" table:formula="of:=[.$D38]/[.H$36]" office:value-type="float" office:value="121.410486408246" calcext:value-type="float">
            <text:p>121</text:p>
          </table:table-cell>
          <table:table-cell table:style-name="ce371" table:formula="of:=[.$D38]/[.I$36]" office:value-type="float" office:value="416.408933083835" calcext:value-type="float">
            <text:p>416</text:p>
          </table:table-cell>
          <table:table-cell table:style-name="ce371" table:formula="of:=[.$D38]/[.J$36]" office:value-type="float" office:value="222.298409636715" calcext:value-type="float">
            <text:p>222</text:p>
          </table:table-cell>
          <table:table-cell table:style-name="ce371" table:formula="of:=[.$D38]/[.K$36]" office:value-type="float" office:value="633.431364491161" calcext:value-type="float">
            <text:p>633</text:p>
          </table:table-cell>
          <table:table-cell table:formula="of:=[.$D38]/[.L$36]" office:value-type="float" office:value="226.722113416753" calcext:value-type="float">
            <text:p>227</text:p>
          </table:table-cell>
          <table:table-cell table:style-name="ce371" table:formula="of:=[.$D38]/[.M$36]" office:value-type="float" office:value="732.458571971716" calcext:value-type="float">
            <text:p>732</text:p>
          </table:table-cell>
          <table:table-cell table:style-name="ce371" table:formula="of:=[.$D38]/[.N$36]" office:value-type="float" office:value="1547.71148161218" calcext:value-type="float">
            <text:p>154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1]" office:value-type="string" office:string-value="Italy" calcext:value-type="string">
            <text:p>Italy</text:p>
          </table:table-cell>
          <table:table-cell table:style-name="ce244" table:formula="of:=[$World_E_Asian.E11]" office:value-type="string" office:string-value="意大利" calcext:value-type="string">
            <text:p>意大利</text:p>
          </table:table-cell>
          <table:table-cell table:style-name="ce276" table:formula="of:=[$World_E_Asian.J11]" office:value-type="float" office:value="349.726376088709" calcext:value-type="float">
            <text:p>350</text:p>
          </table:table-cell>
          <table:table-cell table:style-name="ce371" table:formula="of:=[.$D39]/[.E$36]" office:value-type="float" office:value="150.039489108286" calcext:value-type="float">
            <text:p>150</text:p>
          </table:table-cell>
          <table:table-cell table:style-name="ce371" table:formula="of:=[.$D39]/[.F$36]" office:value-type="float" office:value="79.6215170260799" calcext:value-type="float">
            <text:p>80</text:p>
          </table:table-cell>
          <table:table-cell table:style-name="ce371" table:formula="of:=[.$D39]/[.G$36]" office:value-type="float" office:value="134.622647313884" calcext:value-type="float">
            <text:p>135</text:p>
          </table:table-cell>
          <table:table-cell table:style-name="ce371" table:formula="of:=[.$D39]/[.H$36]" office:value-type="float" office:value="108.703449325365" calcext:value-type="float">
            <text:p>109</text:p>
          </table:table-cell>
          <table:table-cell table:style-name="ce371" table:formula="of:=[.$D39]/[.I$36]" office:value-type="float" office:value="372.826834775234" calcext:value-type="float">
            <text:p>373</text:p>
          </table:table-cell>
          <table:table-cell table:style-name="ce371" table:formula="of:=[.$D39]/[.J$36]" office:value-type="float" office:value="199.032263373032" calcext:value-type="float">
            <text:p>199</text:p>
          </table:table-cell>
          <table:table-cell table:style-name="ce371" table:formula="of:=[.$D39]/[.K$36]" office:value-type="float" office:value="567.135313168346" calcext:value-type="float">
            <text:p>567</text:p>
          </table:table-cell>
          <table:table-cell table:formula="of:=[.$D39]/[.L$36]" office:value-type="float" office:value="202.992974460761" calcext:value-type="float">
            <text:p>203</text:p>
          </table:table-cell>
          <table:table-cell table:style-name="ce371" table:formula="of:=[.$D39]/[.M$36]" office:value-type="float" office:value="655.798157282146" calcext:value-type="float">
            <text:p>656</text:p>
          </table:table-cell>
          <table:table-cell table:style-name="ce371" table:formula="of:=[.$D39]/[.N$36]" office:value-type="float" office:value="1385.72524984373" calcext:value-type="float">
            <text:p>138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2]" office:value-type="string" office:string-value="Germany" calcext:value-type="string">
            <text:p>Germany</text:p>
          </table:table-cell>
          <table:table-cell table:style-name="ce244" table:formula="of:=[$World_E_Asian.E12]" office:value-type="string" office:string-value="德國" calcext:value-type="string">
            <text:p>德國</text:p>
          </table:table-cell>
          <table:table-cell table:style-name="ce276" table:formula="of:=[$World_E_Asian.J12]" office:value-type="float" office:value="41.8477449722988" calcext:value-type="float">
            <text:p>42</text:p>
          </table:table-cell>
          <table:table-cell table:style-name="ce371" table:formula="of:=[.$D40]/[.E$36]" office:value-type="float" office:value="17.9535050978966" calcext:value-type="float">
            <text:p>18</text:p>
          </table:table-cell>
          <table:table-cell table:style-name="ce371" table:formula="of:=[.$D40]/[.F$36]" office:value-type="float" office:value="9.52739389027314" calcext:value-type="float">
            <text:p>10</text:p>
          </table:table-cell>
          <table:table-cell table:style-name="ce371" table:formula="of:=[.$D40]/[.G$36]" office:value-type="float" office:value="16.10874843154" calcext:value-type="float">
            <text:p>16</text:p>
          </table:table-cell>
          <table:table-cell table:style-name="ce371" table:formula="of:=[.$D40]/[.H$36]" office:value-type="float" office:value="13.0072952342125" calcext:value-type="float">
            <text:p>13</text:p>
          </table:table-cell>
          <table:table-cell table:style-name="ce371" table:formula="of:=[.$D40]/[.I$36]" office:value-type="float" office:value="44.6119119609837" calcext:value-type="float">
            <text:p>45</text:p>
          </table:table-cell>
          <table:table-cell table:style-name="ce371" table:formula="of:=[.$D40]/[.J$36]" office:value-type="float" office:value="23.8159085741401" calcext:value-type="float">
            <text:p>24</text:p>
          </table:table-cell>
          <table:table-cell table:style-name="ce371" table:formula="of:=[.$D40]/[.K$36]" office:value-type="float" office:value="67.8625793561355" calcext:value-type="float">
            <text:p>68</text:p>
          </table:table-cell>
          <table:table-cell table:formula="of:=[.$D40]/[.L$36]" office:value-type="float" office:value="24.2898414509278" calcext:value-type="float">
            <text:p>24</text:p>
          </table:table-cell>
          <table:table-cell table:style-name="ce371" table:formula="of:=[.$D40]/[.M$36]" office:value-type="float" office:value="78.4718451784303" calcext:value-type="float">
            <text:p>78</text:p>
          </table:table-cell>
          <table:table-cell table:style-name="ce371" table:formula="of:=[.$D40]/[.N$36]" office:value-type="float" office:value="165.813849975176" calcext:value-type="float">
            <text:p>16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3]" office:value-type="string" office:string-value="France" calcext:value-type="string">
            <text:p>France</text:p>
          </table:table-cell>
          <table:table-cell table:style-name="ce244" table:formula="of:=[$World_E_Asian.E13]" office:value-type="string" office:string-value="法國" calcext:value-type="string">
            <text:p>法國</text:p>
          </table:table-cell>
          <table:table-cell table:style-name="ce276" table:formula="of:=[$World_E_Asian.J13]" office:value-type="float" office:value="234.495199475222" calcext:value-type="float">
            <text:p>234</text:p>
          </table:table-cell>
          <table:table-cell table:style-name="ce371" table:formula="of:=[.$D41]/[.E$36]" office:value-type="float" office:value="100.603049507148" calcext:value-type="float">
            <text:p>101</text:p>
          </table:table-cell>
          <table:table-cell table:style-name="ce371" table:formula="of:=[.$D41]/[.F$36]" office:value-type="float" office:value="53.387061411732" calcext:value-type="float">
            <text:p>53</text:p>
          </table:table-cell>
          <table:table-cell table:style-name="ce371" table:formula="of:=[.$D41]/[.G$36]" office:value-type="float" office:value="90.2658955518538" calcext:value-type="float">
            <text:p>90</text:p>
          </table:table-cell>
          <table:table-cell table:style-name="ce371" table:formula="of:=[.$D41]/[.H$36]" office:value-type="float" office:value="72.886801728476" calcext:value-type="float">
            <text:p>73</text:p>
          </table:table-cell>
          <table:table-cell table:style-name="ce371" table:formula="of:=[.$D41]/[.I$36]" office:value-type="float" office:value="249.984299062872" calcext:value-type="float">
            <text:p>250</text:p>
          </table:table-cell>
          <table:table-cell table:style-name="ce371" table:formula="of:=[.$D41]/[.J$36]" office:value-type="float" office:value="133.453217980406" calcext:value-type="float">
            <text:p>133</text:p>
          </table:table-cell>
          <table:table-cell table:style-name="ce371" table:formula="of:=[.$D41]/[.K$36]" office:value-type="float" office:value="380.270169720114" calcext:value-type="float">
            <text:p>380</text:p>
          </table:table-cell>
          <table:table-cell table:formula="of:=[.$D41]/[.L$36]" office:value-type="float" office:value="136.108916263641" calcext:value-type="float">
            <text:p>136</text:p>
          </table:table-cell>
          <table:table-cell table:style-name="ce371" table:formula="of:=[.$D41]/[.M$36]" office:value-type="float" office:value="439.71953567595" calcext:value-type="float">
            <text:p>440</text:p>
          </table:table-cell>
          <table:table-cell table:style-name="ce371" table:formula="of:=[.$D41]/[.N$36]" office:value-type="float" office:value="929.1432991532" calcext:value-type="float">
            <text:p>92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5]" office:value-type="string" office:string-value="Iran" calcext:value-type="string">
            <text:p>Iran</text:p>
          </table:table-cell>
          <table:table-cell table:style-name="ce244" table:formula="of:=[$World_E_Asian.E15]" office:value-type="string" office:string-value="伊朗" calcext:value-type="string">
            <text:p>伊朗</text:p>
          </table:table-cell>
          <table:table-cell table:style-name="ce276" table:formula="of:=[$World_E_Asian.J15]" office:value-type="float" office:value="57.3180554298353" calcext:value-type="float">
            <text:p>57</text:p>
          </table:table-cell>
          <table:table-cell table:style-name="ce371" table:formula="of:=[.$D42]/[.E$36]" office:value-type="float" office:value="24.5905723484565" calcext:value-type="float">
            <text:p>25</text:p>
          </table:table-cell>
          <table:table-cell table:style-name="ce371" table:formula="of:=[.$D42]/[.F$36]" office:value-type="float" office:value="13.049489081575" calcext:value-type="float">
            <text:p>13</text:p>
          </table:table-cell>
          <table:table-cell table:style-name="ce371" table:formula="of:=[.$D42]/[.G$36]" office:value-type="float" office:value="22.0638444464684" calcext:value-type="float">
            <text:p>22</text:p>
          </table:table-cell>
          <table:table-cell table:style-name="ce371" table:formula="of:=[.$D42]/[.H$36]" office:value-type="float" office:value="17.8158433559645" calcext:value-type="float">
            <text:p>18</text:p>
          </table:table-cell>
          <table:table-cell table:style-name="ce371" table:formula="of:=[.$D42]/[.I$36]" office:value-type="float" office:value="61.1040820551562" calcext:value-type="float">
            <text:p>61</text:p>
          </table:table-cell>
          <table:table-cell table:style-name="ce371" table:formula="of:=[.$D42]/[.J$36]" office:value-type="float" office:value="32.6201941984705" calcext:value-type="float">
            <text:p>33</text:p>
          </table:table-cell>
          <table:table-cell table:style-name="ce371" table:formula="of:=[.$D42]/[.K$36]" office:value-type="float" office:value="92.9500762280357" calcext:value-type="float">
            <text:p>93</text:p>
          </table:table-cell>
          <table:table-cell table:formula="of:=[.$D42]/[.L$36]" office:value-type="float" office:value="33.2693309899444" calcext:value-type="float">
            <text:p>33</text:p>
          </table:table-cell>
          <table:table-cell table:style-name="ce371" table:formula="of:=[.$D42]/[.M$36]" office:value-type="float" office:value="107.481384590641" calcext:value-type="float">
            <text:p>107</text:p>
          </table:table-cell>
          <table:table-cell table:style-name="ce371" table:formula="of:=[.$D42]/[.N$36]" office:value-type="float" office:value="227.112057058339" calcext:value-type="float">
            <text:p>22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4]" office:value-type="string" office:string-value="United Kingdom" calcext:value-type="string">
            <text:p>United Kingdom</text:p>
          </table:table-cell>
          <table:table-cell table:style-name="ce244" table:formula="of:=[$World_E_Asian.E14]" office:value-type="string" office:string-value="英國" calcext:value-type="string">
            <text:p>英國</text:p>
          </table:table-cell>
          <table:table-cell table:style-name="ce276" table:formula="of:=[$World_E_Asian.J14]" office:value-type="float" office:value="182.23676932004" calcext:value-type="float">
            <text:p>182</text:p>
          </table:table-cell>
          <table:table-cell table:style-name="ce371" table:formula="of:=[.$D43]/[.E$36]" office:value-type="float" office:value="78.1831558469237" calcext:value-type="float">
            <text:p>78</text:p>
          </table:table-cell>
          <table:table-cell table:style-name="ce371" table:formula="of:=[.$D43]/[.F$36]" office:value-type="float" office:value="41.4894872770845" calcext:value-type="float">
            <text:p>41</text:p>
          </table:table-cell>
          <table:table-cell table:style-name="ce371" table:formula="of:=[.$D43]/[.G$36]" office:value-type="float" office:value="70.1496884454907" calcext:value-type="float">
            <text:p>70</text:p>
          </table:table-cell>
          <table:table-cell table:style-name="ce371" table:formula="of:=[.$D43]/[.H$36]" office:value-type="float" office:value="56.6436127596348" calcext:value-type="float">
            <text:p>57</text:p>
          </table:table-cell>
          <table:table-cell table:style-name="ce371" table:formula="of:=[.$D43]/[.I$36]" office:value-type="float" office:value="194.274045455528" calcext:value-type="float">
            <text:p>194</text:p>
          </table:table-cell>
          <table:table-cell table:style-name="ce371" table:formula="of:=[.$D43]/[.J$36]" office:value-type="float" office:value="103.712499678195" calcext:value-type="float">
            <text:p>104</text:p>
          </table:table-cell>
          <table:table-cell table:style-name="ce371" table:formula="of:=[.$D43]/[.K$36]" office:value-type="float" office:value="295.525057031709" calcext:value-type="float">
            <text:p>296</text:p>
          </table:table-cell>
          <table:table-cell table:formula="of:=[.$D43]/[.L$36]" office:value-type="float" office:value="105.776362292477" calcext:value-type="float">
            <text:p>106</text:p>
          </table:table-cell>
          <table:table-cell table:style-name="ce371" table:formula="of:=[.$D43]/[.M$36]" office:value-type="float" office:value="341.725833909706" calcext:value-type="float">
            <text:p>342</text:p>
          </table:table-cell>
          <table:table-cell table:style-name="ce371" table:formula="of:=[.$D43]/[.N$36]" office:value-type="float" office:value="722.079059409208" calcext:value-type="float">
            <text:p>72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6]" office:value-type="string" office:string-value="Turkey" calcext:value-type="string">
            <text:p>Turkey</text:p>
          </table:table-cell>
          <table:table-cell table:style-name="ce244" table:formula="of:=[$World_E_Asian.E16]" office:value-type="string" office:string-value="土耳其" calcext:value-type="string">
            <text:p>土耳其</text:p>
          </table:table-cell>
          <table:table-cell table:style-name="ce276" table:formula="of:=[$World_E_Asian.J16]" office:value-type="float" office:value="16.8721069161965" calcext:value-type="float">
            <text:p>17</text:p>
          </table:table-cell>
          <table:table-cell table:style-name="ce371" table:formula="of:=[.$D44]/[.E$36]" office:value-type="float" office:value="7.23846548321075" calcext:value-type="float">
            <text:p>7</text:p>
          </table:table-cell>
          <table:table-cell table:style-name="ce371" table:formula="of:=[.$D44]/[.F$36]" office:value-type="float" office:value="3.84123943729376" calcext:value-type="float">
            <text:p>4</text:p>
          </table:table-cell>
          <table:table-cell table:style-name="ce371" table:formula="of:=[.$D44]/[.G$36]" office:value-type="float" office:value="6.49469943967032" calcext:value-type="float">
            <text:p>6</text:p>
          </table:table-cell>
          <table:table-cell table:style-name="ce371" table:formula="of:=[.$D44]/[.H$36]" office:value-type="float" office:value="5.24426049784616" calcext:value-type="float">
            <text:p>5</text:p>
          </table:table-cell>
          <table:table-cell table:style-name="ce371" table:formula="of:=[.$D44]/[.I$36]" office:value-type="float" office:value="17.9865593436376" calcext:value-type="float">
            <text:p>18</text:p>
          </table:table-cell>
          <table:table-cell table:style-name="ce371" table:formula="of:=[.$D44]/[.J$36]" office:value-type="float" office:value="9.60205994457388" calcext:value-type="float">
            <text:p>10</text:p>
          </table:table-cell>
          <table:table-cell table:style-name="ce371" table:formula="of:=[.$D44]/[.K$36]" office:value-type="float" office:value="27.3607262533146" calcext:value-type="float">
            <text:p>27</text:p>
          </table:table-cell>
          <table:table-cell table:formula="of:=[.$D44]/[.L$36]" office:value-type="float" office:value="9.79313944416353" calcext:value-type="float">
            <text:p>10</text:p>
          </table:table-cell>
          <table:table-cell table:style-name="ce371" table:formula="of:=[.$D44]/[.M$36]" office:value-type="float" office:value="31.6381530865788" calcext:value-type="float">
            <text:p>32</text:p>
          </table:table-cell>
          <table:table-cell table:style-name="ce371" table:formula="of:=[.$D44]/[.N$36]" office:value-type="float" office:value="66.8525629473998" calcext:value-type="float">
            <text:p>6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7]" office:value-type="string" office:string-value="Belgium" calcext:value-type="string">
            <text:p>Belgium</text:p>
          </table:table-cell>
          <table:table-cell table:style-name="ce244" table:formula="of:=[$World_E_Asian.E17]" office:value-type="string" office:string-value="比利時" calcext:value-type="string">
            <text:p>比利時</text:p>
          </table:table-cell>
          <table:table-cell table:style-name="ce276" table:formula="of:=[$World_E_Asian.J17]" office:value-type="float" office:value="384.771106255061" calcext:value-type="float">
            <text:p>385</text:p>
          </table:table-cell>
          <table:table-cell table:style-name="ce371" table:formula="of:=[.$D45]/[.E$36]" office:value-type="float" office:value="165.074367143231" calcext:value-type="float">
            <text:p>165</text:p>
          </table:table-cell>
          <table:table-cell table:style-name="ce371" table:formula="of:=[.$D45]/[.F$36]" office:value-type="float" office:value="87.6000818996277" calcext:value-type="float">
            <text:p>88</text:p>
          </table:table-cell>
          <table:table-cell table:style-name="ce371" table:formula="of:=[.$D45]/[.G$36]" office:value-type="float" office:value="148.112663143283" calcext:value-type="float">
            <text:p>148</text:p>
          </table:table-cell>
          <table:table-cell table:style-name="ce371" table:formula="of:=[.$D45]/[.H$36]" office:value-type="float" office:value="119.596202375232" calcext:value-type="float">
            <text:p>120</text:p>
          </table:table-cell>
          <table:table-cell table:style-name="ce371" table:formula="of:=[.$D45]/[.I$36]" office:value-type="float" office:value="410.186372736303" calcext:value-type="float">
            <text:p>410</text:p>
          </table:table-cell>
          <table:table-cell table:style-name="ce371" table:formula="of:=[.$D45]/[.J$36]" office:value-type="float" office:value="218.976518199659" calcext:value-type="float">
            <text:p>219</text:p>
          </table:table-cell>
          <table:table-cell table:style-name="ce371" table:formula="of:=[.$D45]/[.K$36]" office:value-type="float" office:value="623.965753697523" calcext:value-type="float">
            <text:p>624</text:p>
          </table:table-cell>
          <table:table-cell table:formula="of:=[.$D45]/[.L$36]" office:value-type="float" office:value="223.334116856718" calcext:value-type="float">
            <text:p>223</text:p>
          </table:table-cell>
          <table:table-cell table:style-name="ce371" table:formula="of:=[.$D45]/[.M$36]" office:value-type="float" office:value="721.513159171834" calcext:value-type="float">
            <text:p>722</text:p>
          </table:table-cell>
          <table:table-cell table:style-name="ce371" table:formula="of:=[.$D45]/[.N$36]" office:value-type="float" office:value="1524.58342808178" calcext:value-type="float">
            <text:p>15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8]" office:value-type="string" office:string-value="Netherlands" calcext:value-type="string">
            <text:p>Netherlands</text:p>
          </table:table-cell>
          <table:table-cell table:style-name="ce244" table:formula="of:=[$World_E_Asian.E18]" office:value-type="string" office:string-value="荷蘭" calcext:value-type="string">
            <text:p>荷蘭</text:p>
          </table:table-cell>
          <table:table-cell table:style-name="ce276" table:formula="of:=[$World_E_Asian.J18]" office:value-type="float" office:value="172.251132207569" calcext:value-type="float">
            <text:p>172</text:p>
          </table:table-cell>
          <table:table-cell table:style-name="ce371" table:formula="of:=[.$D46]/[.E$36]" office:value-type="float" office:value="73.899121260994" calcext:value-type="float">
            <text:p>74</text:p>
          </table:table-cell>
          <table:table-cell table:style-name="ce371" table:formula="of:=[.$D46]/[.F$36]" office:value-type="float" office:value="39.2160768919176" calcext:value-type="float">
            <text:p>39</text:p>
          </table:table-cell>
          <table:table-cell table:style-name="ce371" table:formula="of:=[.$D46]/[.G$36]" office:value-type="float" office:value="66.3058465304742" calcext:value-type="float">
            <text:p>66</text:p>
          </table:table-cell>
          <table:table-cell table:style-name="ce371" table:formula="of:=[.$D46]/[.H$36]" office:value-type="float" office:value="53.5398342857983" calcext:value-type="float">
            <text:p>54</text:p>
          </table:table-cell>
          <table:table-cell table:style-name="ce371" table:formula="of:=[.$D46]/[.I$36]" office:value-type="float" office:value="183.628827558345" calcext:value-type="float">
            <text:p>184</text:p>
          </table:table-cell>
          <table:table-cell table:style-name="ce371" table:formula="of:=[.$D46]/[.J$36]" office:value-type="float" office:value="98.0295884321397" calcext:value-type="float">
            <text:p>98</text:p>
          </table:table-cell>
          <table:table-cell table:style-name="ce371" table:formula="of:=[.$D46]/[.K$36]" office:value-type="float" office:value="279.331804768888" calcext:value-type="float">
            <text:p>279</text:p>
          </table:table-cell>
          <table:table-cell table:formula="of:=[.$D46]/[.L$36]" office:value-type="float" office:value="99.9803619964286" calcext:value-type="float">
            <text:p>100</text:p>
          </table:table-cell>
          <table:table-cell table:style-name="ce371" table:formula="of:=[.$D46]/[.M$36]" office:value-type="float" office:value="323.001016837329" calcext:value-type="float">
            <text:p>323</text:p>
          </table:table-cell>
          <table:table-cell table:style-name="ce371" table:formula="of:=[.$D46]/[.N$36]" office:value-type="float" office:value="682.512842993727" calcext:value-type="float">
            <text:p>68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0]" office:value-type="string" office:string-value="Switzerland" calcext:value-type="string">
            <text:p>Switzerland</text:p>
          </table:table-cell>
          <table:table-cell table:style-name="ce244" table:formula="of:=[$World_E_Asian.E20]" office:value-type="string" office:string-value="瑞士" calcext:value-type="string">
            <text:p>瑞士</text:p>
          </table:table-cell>
          <table:table-cell table:style-name="ce276" table:formula="of:=[$World_E_Asian.J20]" office:value-type="float" office:value="137.696396323518" calcext:value-type="float">
            <text:p>138</text:p>
          </table:table-cell>
          <table:table-cell table:style-name="ce371" table:formula="of:=[.$D47]/[.E$36]" office:value-type="float" office:value="59.0744604038451" calcext:value-type="float">
            <text:p>59</text:p>
          </table:table-cell>
          <table:table-cell table:style-name="ce371" table:formula="of:=[.$D47]/[.F$36]" office:value-type="float" office:value="31.3490680540545" calcext:value-type="float">
            <text:p>31</text:p>
          </table:table-cell>
          <table:table-cell table:style-name="ce371" table:formula="of:=[.$D47]/[.G$36]" office:value-type="float" office:value="53.0044476655424" calcext:value-type="float">
            <text:p>53</text:p>
          </table:table-cell>
          <table:table-cell table:style-name="ce371" table:formula="of:=[.$D47]/[.H$36]" office:value-type="float" office:value="42.7993833563248" calcext:value-type="float">
            <text:p>43</text:p>
          </table:table-cell>
          <table:table-cell table:style-name="ce371" table:formula="of:=[.$D47]/[.I$36]" office:value-type="float" office:value="146.7916494472" calcext:value-type="float">
            <text:p>147</text:p>
          </table:table-cell>
          <table:table-cell table:style-name="ce371" table:formula="of:=[.$D47]/[.J$36]" office:value-type="float" office:value="78.3641935306251" calcext:value-type="float">
            <text:p>78</text:p>
          </table:table-cell>
          <table:table-cell table:style-name="ce371" table:formula="of:=[.$D47]/[.K$36]" office:value-type="float" office:value="223.295965618797" calcext:value-type="float">
            <text:p>223</text:p>
          </table:table-cell>
          <table:table-cell table:formula="of:=[.$D47]/[.L$36]" office:value-type="float" office:value="79.9236287947259" calcext:value-type="float">
            <text:p>80</text:p>
          </table:table-cell>
          <table:table-cell table:style-name="ce371" table:formula="of:=[.$D47]/[.M$36]" office:value-type="float" office:value="258.204839975953" calcext:value-type="float">
            <text:p>258</text:p>
          </table:table-cell>
          <table:table-cell table:style-name="ce371" table:formula="of:=[.$D47]/[.N$36]" office:value-type="float" office:value="545.596175307029" calcext:value-type="float">
            <text:p>54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19]" office:value-type="string" office:string-value="Canada" calcext:value-type="string">
            <text:p>Canada</text:p>
          </table:table-cell>
          <table:table-cell table:style-name="ce244" table:formula="of:=[$World_E_Asian.E19]" office:value-type="string" office:string-value="加拿大" calcext:value-type="string">
            <text:p>加拿大</text:p>
          </table:table-cell>
          <table:table-cell table:style-name="ce276" table:formula="of:=[$World_E_Asian.J19]" office:value-type="float" office:value="23.7733103494829" calcext:value-type="float">
            <text:p>24</text:p>
          </table:table-cell>
          <table:table-cell table:style-name="ce371" table:formula="of:=[.$D48]/[.E$36]" office:value-type="float" office:value="10.1992173971585" calcext:value-type="float">
            <text:p>10</text:p>
          </table:table-cell>
          <table:table-cell table:style-name="ce371" table:formula="of:=[.$D48]/[.F$36]" office:value-type="float" office:value="5.41242286591934" calcext:value-type="float">
            <text:p>5</text:p>
          </table:table-cell>
          <table:table-cell table:style-name="ce371" table:formula="of:=[.$D48]/[.G$36]" office:value-type="float" office:value="9.15122848455147" calcext:value-type="float">
            <text:p>9</text:p>
          </table:table-cell>
          <table:table-cell table:style-name="ce371" table:formula="of:=[.$D48]/[.H$36]" office:value-type="float" office:value="7.38932209166772" calcext:value-type="float">
            <text:p>7</text:p>
          </table:table-cell>
          <table:table-cell table:style-name="ce371" table:formula="of:=[.$D48]/[.I$36]" office:value-type="float" office:value="25.343607619343" calcext:value-type="float">
            <text:p>25</text:p>
          </table:table-cell>
          <table:table-cell table:style-name="ce371" table:formula="of:=[.$D48]/[.J$36]" office:value-type="float" office:value="13.5295936773351" calcext:value-type="float">
            <text:p>14</text:p>
          </table:table-cell>
          <table:table-cell table:style-name="ce371" table:formula="of:=[.$D48]/[.K$36]" office:value-type="float" office:value="38.5520930988698" calcext:value-type="float">
            <text:p>39</text:p>
          </table:table-cell>
          <table:table-cell table:formula="of:=[.$D48]/[.L$36]" office:value-type="float" office:value="13.7988304873987" calcext:value-type="float">
            <text:p>14</text:p>
          </table:table-cell>
          <table:table-cell table:style-name="ce371" table:formula="of:=[.$D48]/[.M$36]" office:value-type="float" office:value="44.5791172345916" calcext:value-type="float">
            <text:p>45</text:p>
          </table:table-cell>
          <table:table-cell table:style-name="ce371" table:formula="of:=[.$D48]/[.N$36]" office:value-type="float" office:value="94.1972887263541" calcext:value-type="float">
            <text:p>9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1]" office:value-type="string" office:string-value="Brazil" calcext:value-type="string">
            <text:p>Brazil</text:p>
          </table:table-cell>
          <table:table-cell table:style-name="ce244" table:formula="of:=[$World_E_Asian.E21]" office:value-type="string" office:string-value="巴西" calcext:value-type="string">
            <text:p>巴西</text:p>
          </table:table-cell>
          <table:table-cell table:style-name="ce276" table:formula="of:=[$World_E_Asian.J21]" office:value-type="float" office:value="7.24848999451703" calcext:value-type="float">
            <text:p>7</text:p>
          </table:table-cell>
          <table:table-cell table:style-name="ce371" table:formula="of:=[.$D49]/[.E$36]" office:value-type="float" office:value="3.10974467452805" calcext:value-type="float">
            <text:p>3</text:p>
          </table:table-cell>
          <table:table-cell table:style-name="ce371" table:formula="of:=[.$D49]/[.F$36]" office:value-type="float" office:value="1.65024947779579" calcext:value-type="float">
            <text:p>2</text:p>
          </table:table-cell>
          <table:table-cell table:style-name="ce371" table:formula="of:=[.$D49]/[.G$36]" office:value-type="float" office:value="2.79021251700663" calcext:value-type="float">
            <text:p>3</text:p>
          </table:table-cell>
          <table:table-cell table:style-name="ce371" table:formula="of:=[.$D49]/[.H$36]" office:value-type="float" office:value="2.25300668944837" calcext:value-type="float">
            <text:p>2</text:p>
          </table:table-cell>
          <table:table-cell table:style-name="ce371" table:formula="of:=[.$D49]/[.I$36]" office:value-type="float" office:value="7.72727413865478" calcext:value-type="float">
            <text:p>8</text:p>
          </table:table-cell>
          <table:table-cell table:style-name="ce371" table:formula="of:=[.$D49]/[.J$36]" office:value-type="float" office:value="4.12517747668983" calcext:value-type="float">
            <text:p>4</text:p>
          </table:table-cell>
          <table:table-cell table:style-name="ce371" table:formula="of:=[.$D49]/[.K$36]" office:value-type="float" office:value="11.7545456222475" calcext:value-type="float">
            <text:p>12</text:p>
          </table:table-cell>
          <table:table-cell table:formula="of:=[.$D49]/[.L$36]" office:value-type="float" office:value="4.2072678669305" calcext:value-type="float">
            <text:p>4</text:p>
          </table:table-cell>
          <table:table-cell table:style-name="ce371" table:formula="of:=[.$D49]/[.M$36]" office:value-type="float" office:value="13.5921872254685" calcext:value-type="float">
            <text:p>14</text:p>
          </table:table-cell>
          <table:table-cell table:style-name="ce371" table:formula="of:=[.$D49]/[.N$36]" office:value-type="float" office:value="28.7207837194814" calcext:value-type="float">
            <text:p>2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3]" office:value-type="string" office:string-value="Portugal" calcext:value-type="string">
            <text:p>Portugal</text:p>
          </table:table-cell>
          <table:table-cell table:style-name="ce244" table:formula="of:=[$World_E_Asian.E23]" office:value-type="string" office:string-value="葡萄牙" calcext:value-type="string">
            <text:p>葡萄牙</text:p>
          </table:table-cell>
          <table:table-cell table:style-name="ce276" table:formula="of:=[$World_E_Asian.J23]" office:value-type="float" office:value="55.173798926242" calcext:value-type="float">
            <text:p>55</text:p>
          </table:table-cell>
          <table:table-cell table:style-name="ce371" table:formula="of:=[.$D50]/[.E$36]" office:value-type="float" office:value="23.6706441637014" calcext:value-type="float">
            <text:p>24</text:p>
          </table:table-cell>
          <table:table-cell table:style-name="ce371" table:formula="of:=[.$D50]/[.F$36]" office:value-type="float" office:value="12.5613104156747" calcext:value-type="float">
            <text:p>13</text:p>
          </table:table-cell>
          <table:table-cell table:style-name="ce371" table:formula="of:=[.$D50]/[.G$36]" office:value-type="float" office:value="21.2384406257382" calcext:value-type="float">
            <text:p>21</text:p>
          </table:table-cell>
          <table:table-cell table:style-name="ce371" table:formula="of:=[.$D50]/[.H$36]" office:value-type="float" office:value="17.1493563703794" calcext:value-type="float">
            <text:p>17</text:p>
          </table:table-cell>
          <table:table-cell table:style-name="ce371" table:formula="of:=[.$D50]/[.I$36]" office:value-type="float" office:value="58.8181910848448" calcext:value-type="float">
            <text:p>59</text:p>
          </table:table-cell>
          <table:table-cell table:style-name="ce371" table:formula="of:=[.$D50]/[.J$36]" office:value-type="float" office:value="31.3998795343736" calcext:value-type="float">
            <text:p>31</text:p>
          </table:table-cell>
          <table:table-cell table:style-name="ce371" table:formula="of:=[.$D50]/[.K$36]" office:value-type="float" office:value="89.4728332551746" calcext:value-type="float">
            <text:p>89</text:p>
          </table:table-cell>
          <table:table-cell table:formula="of:=[.$D50]/[.L$36]" office:value-type="float" office:value="32.0247322538147" calcext:value-type="float">
            <text:p>32</text:p>
          </table:table-cell>
          <table:table-cell table:style-name="ce371" table:formula="of:=[.$D50]/[.M$36]" office:value-type="float" office:value="103.460528401516" calcext:value-type="float">
            <text:p>103</text:p>
          </table:table-cell>
          <table:table-cell table:style-name="ce371" table:formula="of:=[.$D50]/[.N$36]" office:value-type="float" office:value="218.615842353568" calcext:value-type="float">
            <text:p>21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2]" office:value-type="string" office:string-value="Russia" calcext:value-type="string">
            <text:p>Russia</text:p>
          </table:table-cell>
          <table:table-cell table:style-name="ce244" table:formula="of:=[$World_E_Asian.E22]" office:value-type="string" office:string-value="俄羅斯" calcext:value-type="string">
            <text:p>俄羅斯</text:p>
          </table:table-cell>
          <table:table-cell table:style-name="ce276" table:formula="of:=[$World_E_Asian.J22]" office:value-type="float" office:value="1.34927294427398" calcext:value-type="float">
            <text:p>1</text:p>
          </table:table-cell>
          <table:table-cell table:style-name="ce372" table:formula="of:=[.$D51]/[.E$36]" office:value-type="float" office:value="0.578864612645487" calcext:value-type="float">
            <text:p>0.6</text:p>
          </table:table-cell>
          <table:table-cell table:style-name="ce372" table:formula="of:=[.$D51]/[.F$36]" office:value-type="float" office:value="0.307186320651117" calcext:value-type="float">
            <text:p>0.3</text:p>
          </table:table-cell>
          <table:table-cell table:style-name="ce372" table:formula="of:=[.$D51]/[.G$36]" office:value-type="float" office:value="0.519385176887795" calcext:value-type="float">
            <text:p>0.5</text:p>
          </table:table-cell>
          <table:table-cell table:style-name="ce372" table:formula="of:=[.$D51]/[.H$36]" office:value-type="float" office:value="0.419386792509951" calcext:value-type="float">
            <text:p>0.4</text:p>
          </table:table-cell>
          <table:table-cell table:style-name="ce371" table:formula="of:=[.$D51]/[.I$36]" office:value-type="float" office:value="1.43839640203154" calcext:value-type="float">
            <text:p>1</text:p>
          </table:table-cell>
          <table:table-cell table:style-name="ce371" table:formula="of:=[.$D51]/[.J$36]" office:value-type="float" office:value="0.767882740244694" calcext:value-type="float">
            <text:p>1</text:p>
          </table:table-cell>
          <table:table-cell table:style-name="ce371" table:formula="of:=[.$D51]/[.K$36]" office:value-type="float" office:value="2.18805439371921" calcext:value-type="float">
            <text:p>2</text:p>
          </table:table-cell>
          <table:table-cell table:formula="of:=[.$D51]/[.L$36]" office:value-type="float" office:value="0.783163487354839" calcext:value-type="float">
            <text:p>1</text:p>
          </table:table-cell>
          <table:table-cell table:style-name="ce371" table:formula="of:=[.$D51]/[.M$36]" office:value-type="float" office:value="2.53012289327896" calcext:value-type="float">
            <text:p>3</text:p>
          </table:table-cell>
          <table:table-cell table:style-name="ce371" table:formula="of:=[.$D51]/[.N$36]" office:value-type="float" office:value="5.34624127788741" calcext:value-type="float">
            <text:p>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4]" office:value-type="string" office:string-value="Austria" calcext:value-type="string">
            <text:p>Austria</text:p>
          </table:table-cell>
          <table:table-cell table:style-name="ce244" table:formula="of:=[$World_E_Asian.E24]" office:value-type="string" office:string-value="奧地利" calcext:value-type="string">
            <text:p>奧地利</text:p>
          </table:table-cell>
          <table:table-cell table:style-name="ce276" table:formula="of:=[$World_E_Asian.J24]" office:value-type="float" office:value="42.8805836047429" calcext:value-type="float">
            <text:p>43</text:p>
          </table:table-cell>
          <table:table-cell table:style-name="ce372" table:formula="of:=[.$D52]/[.E$36]" office:value-type="float" office:value="18.3966131713463" calcext:value-type="float">
            <text:p>18.4</text:p>
          </table:table-cell>
          <table:table-cell table:style-name="ce372" table:formula="of:=[.$D52]/[.F$36]" office:value-type="float" office:value="9.76253823276757" calcext:value-type="float">
            <text:p>9.8</text:p>
          </table:table-cell>
          <table:table-cell table:style-name="ce372" table:formula="of:=[.$D52]/[.G$36]" office:value-type="float" office:value="16.5063263108601" calcext:value-type="float">
            <text:p>16.5</text:p>
          </table:table-cell>
          <table:table-cell table:style-name="ce372" table:formula="of:=[.$D52]/[.H$36]" office:value-type="float" office:value="13.3283265593268" calcext:value-type="float">
            <text:p>13.3</text:p>
          </table:table-cell>
          <table:table-cell table:style-name="ce371" table:formula="of:=[.$D52]/[.I$36]" office:value-type="float" office:value="45.7129726315407" calcext:value-type="float">
            <text:p>46</text:p>
          </table:table-cell>
          <table:table-cell table:style-name="ce371" table:formula="of:=[.$D52]/[.J$36]" office:value-type="float" office:value="24.4037058487223" calcext:value-type="float">
            <text:p>24</text:p>
          </table:table-cell>
          <table:table-cell table:style-name="ce371" table:formula="of:=[.$D52]/[.K$36]" office:value-type="float" office:value="69.537486658852" calcext:value-type="float">
            <text:p>70</text:p>
          </table:table-cell>
          <table:table-cell table:formula="of:=[.$D52]/[.L$36]" office:value-type="float" office:value="24.8893357998602" calcext:value-type="float">
            <text:p>25</text:p>
          </table:table-cell>
          <table:table-cell table:style-name="ce371" table:formula="of:=[.$D52]/[.M$36]" office:value-type="float" office:value="80.4085983610237" calcext:value-type="float">
            <text:p>80</text:p>
          </table:table-cell>
          <table:table-cell table:style-name="ce371" table:formula="of:=[.$D52]/[.N$36]" office:value-type="float" office:value="169.906279571132" calcext:value-type="float">
            <text:p>170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5]" office:value-type="string" office:string-value="Israel" calcext:value-type="string">
            <text:p>Israel</text:p>
          </table:table-cell>
          <table:table-cell table:style-name="ce244" table:formula="of:=[$World_E_Asian.E25]" office:value-type="string" office:string-value="以色列" calcext:value-type="string">
            <text:p>以色列</text:p>
          </table:table-cell>
          <table:table-cell table:style-name="ce276" table:formula="of:=[$World_E_Asian.J25]" office:value-type="float" office:value="13.722799451088" calcext:value-type="float">
            <text:p>14</text:p>
          </table:table-cell>
          <table:table-cell table:style-name="ce371" table:formula="of:=[.$D53]/[.E$36]" office:value-type="float" office:value="5.88735068199275" calcext:value-type="float">
            <text:p>6</text:p>
          </table:table-cell>
          <table:table-cell table:style-name="ce371" table:formula="of:=[.$D53]/[.F$36]" office:value-type="float" office:value="3.12424279335207" calcext:value-type="float">
            <text:p>3</text:p>
          </table:table-cell>
          <table:table-cell table:style-name="ce371" table:formula="of:=[.$D53]/[.G$36]" office:value-type="float" office:value="5.28241424431307" calcext:value-type="float">
            <text:p>5</text:p>
          </table:table-cell>
          <table:table-cell table:style-name="ce371" table:formula="of:=[.$D53]/[.H$36]" office:value-type="float" office:value="4.26537926997853" calcext:value-type="float">
            <text:p>4</text:p>
          </table:table-cell>
          <table:table-cell table:style-name="ce371" table:formula="of:=[.$D53]/[.I$36]" office:value-type="float" office:value="14.6292308313249" calcext:value-type="float">
            <text:p>15</text:p>
          </table:table-cell>
          <table:table-cell table:style-name="ce371" table:formula="of:=[.$D53]/[.J$36]" office:value-type="float" office:value="7.80976220641548" calcext:value-type="float">
            <text:p>8</text:p>
          </table:table-cell>
          <table:table-cell table:style-name="ce371" table:formula="of:=[.$D53]/[.K$36]" office:value-type="float" office:value="22.2536379762935" calcext:value-type="float">
            <text:p>22</text:p>
          </table:table-cell>
          <table:table-cell table:formula="of:=[.$D53]/[.L$36]" office:value-type="float" office:value="7.96517525975299" calcext:value-type="float">
            <text:p>8</text:p>
          </table:table-cell>
          <table:table-cell table:style-name="ce371" table:formula="of:=[.$D53]/[.M$36]" office:value-type="float" office:value="25.732650460694" calcext:value-type="float">
            <text:p>26</text:p>
          </table:table-cell>
          <table:table-cell table:style-name="ce371" table:formula="of:=[.$D53]/[.N$36]" office:value-type="float" office:value="54.3740220871725" calcext:value-type="float">
            <text:p>54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6]" office:value-type="string" office:string-value="Sweden" calcext:value-type="string">
            <text:p>Sweden</text:p>
          </table:table-cell>
          <table:table-cell table:style-name="ce244" table:formula="of:=[$World_E_Asian.E26]" office:value-type="string" office:string-value="瑞典" calcext:value-type="string">
            <text:p>瑞典</text:p>
          </table:table-cell>
          <table:table-cell table:style-name="ce276" table:formula="of:=[$World_E_Asian.J26]" office:value-type="float" office:value="99.9665552357314" calcext:value-type="float">
            <text:p>100</text:p>
          </table:table-cell>
          <table:table-cell table:style-name="ce371" table:formula="of:=[.$D54]/[.E$36]" office:value-type="float" office:value="42.8876170085606" calcext:value-type="float">
            <text:p>43</text:p>
          </table:table-cell>
          <table:table-cell table:style-name="ce371" table:formula="of:=[.$D54]/[.F$36]" office:value-type="float" office:value="22.7591892517749" calcext:value-type="float">
            <text:p>23</text:p>
          </table:table-cell>
          <table:table-cell table:style-name="ce371" table:formula="of:=[.$D54]/[.G$36]" office:value-type="float" office:value="38.4808330992747" calcext:value-type="float">
            <text:p>38</text:p>
          </table:table-cell>
          <table:table-cell table:style-name="ce371" table:formula="of:=[.$D54]/[.H$36]" office:value-type="float" office:value="31.0720326354288" calcext:value-type="float">
            <text:p>31</text:p>
          </table:table-cell>
          <table:table-cell table:style-name="ce371" table:formula="of:=[.$D54]/[.I$36]" office:value-type="float" office:value="106.569641068387" calcext:value-type="float">
            <text:p>107</text:p>
          </table:table-cell>
          <table:table-cell table:style-name="ce371" table:formula="of:=[.$D54]/[.J$36]" office:value-type="float" office:value="56.8918191778764" calcext:value-type="float">
            <text:p>57</text:p>
          </table:table-cell>
          <table:table-cell table:style-name="ce371" table:formula="of:=[.$D54]/[.K$36]" office:value-type="float" office:value="162.111203175583" calcext:value-type="float">
            <text:p>162</text:p>
          </table:table-cell>
          <table:table-cell table:formula="of:=[.$D54]/[.L$36]" office:value-type="float" office:value="58.0239575317299" calcext:value-type="float">
            <text:p>58</text:p>
          </table:table-cell>
          <table:table-cell table:style-name="ce371" table:formula="of:=[.$D54]/[.M$36]" office:value-type="float" office:value="187.454785214163" calcext:value-type="float">
            <text:p>187</text:p>
          </table:table-cell>
          <table:table-cell table:style-name="ce371" table:formula="of:=[.$D54]/[.N$36]" office:value-type="float" office:value="396.098748053572" calcext:value-type="float">
            <text:p>39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7]" office:value-type="string" office:string-value="Ireland" calcext:value-type="string">
            <text:p>Ireland</text:p>
          </table:table-cell>
          <table:table-cell table:style-name="ce244" table:formula="of:=[$World_E_Asian.E27]" office:value-type="string" office:string-value="愛爾蘭" calcext:value-type="string">
            <text:p>愛爾蘭</text:p>
          </table:table-cell>
          <table:table-cell table:style-name="ce276" table:formula="of:=[$World_E_Asian.J27]" office:value-type="float" office:value="82.4951742354973" calcext:value-type="float">
            <text:p>82</text:p>
          </table:table-cell>
          <table:table-cell table:style-name="ce371" table:formula="of:=[.$D55]/[.E$36]" office:value-type="float" office:value="35.3920511647467" calcext:value-type="float">
            <text:p>35</text:p>
          </table:table-cell>
          <table:table-cell table:style-name="ce371" table:formula="of:=[.$D55]/[.F$36]" office:value-type="float" office:value="18.781514261009" calcext:value-type="float">
            <text:p>19</text:p>
          </table:table-cell>
          <table:table-cell table:style-name="ce371" table:formula="of:=[.$D55]/[.G$36]" office:value-type="float" office:value="31.7554508481962" calcext:value-type="float">
            <text:p>32</text:p>
          </table:table-cell>
          <table:table-cell table:style-name="ce371" table:formula="of:=[.$D55]/[.H$36]" office:value-type="float" office:value="25.6415032014082" calcext:value-type="float">
            <text:p>26</text:p>
          </table:table-cell>
          <table:table-cell table:style-name="ce371" table:formula="of:=[.$D55]/[.I$36]" office:value-type="float" office:value="87.944223819854" calcext:value-type="float">
            <text:p>88</text:p>
          </table:table-cell>
          <table:table-cell table:style-name="ce371" table:formula="of:=[.$D55]/[.J$36]" office:value-type="float" office:value="46.9487072409971" calcext:value-type="float">
            <text:p>47</text:p>
          </table:table-cell>
          <table:table-cell table:style-name="ce371" table:formula="of:=[.$D55]/[.K$36]" office:value-type="float" office:value="133.77866147293" calcext:value-type="float">
            <text:p>134</text:p>
          </table:table-cell>
          <table:table-cell table:formula="of:=[.$D55]/[.L$36]" office:value-type="float" office:value="47.8829792136544" calcext:value-type="float">
            <text:p>48</text:p>
          </table:table-cell>
          <table:table-cell table:style-name="ce371" table:formula="of:=[.$D55]/[.M$36]" office:value-type="float" office:value="154.692888347049" calcext:value-type="float">
            <text:p>155</text:p>
          </table:table-cell>
          <table:table-cell table:style-name="ce371" table:formula="of:=[.$D55]/[.N$36]" office:value-type="float" office:value="326.871673812185" calcext:value-type="float">
            <text:p>327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World_E_Asian.D28]" office:value-type="string" office:string-value="India" calcext:value-type="string">
            <text:p>India</text:p>
          </table:table-cell>
          <table:table-cell table:style-name="ce244" table:formula="of:=[$World_E_Asian.E28]" office:value-type="string" office:string-value="印度" calcext:value-type="string">
            <text:p>印度</text:p>
          </table:table-cell>
          <table:table-cell table:style-name="ce278" table:formula="of:=[$World_E_Asian.J28]" office:value-type="float" office:value="0.277006303995578" calcext:value-type="float">
            <text:p>0.28</text:p>
          </table:table-cell>
          <table:table-cell table:style-name="ce372" table:formula="of:=[.$D56]/[.E$36]" office:value-type="float" office:value="0.118841148889293" calcext:value-type="float">
            <text:p>0.1</text:p>
          </table:table-cell>
          <table:table-cell table:style-name="ce372" table:formula="of:=[.$D56]/[.F$36]" office:value-type="float" office:value="0.0630654810671782" calcext:value-type="float">
            <text:p>0.1</text:p>
          </table:table-cell>
          <table:table-cell table:style-name="ce372" table:formula="of:=[.$D56]/[.G$36]" office:value-type="float" office:value="0.106629995665698" calcext:value-type="float">
            <text:p>0.1</text:p>
          </table:table-cell>
          <table:table-cell table:style-name="ce372" table:formula="of:=[.$D56]/[.H$36]" office:value-type="float" office:value="0.0861002852171266" calcext:value-type="float">
            <text:p>0.1</text:p>
          </table:table-cell>
          <table:table-cell table:style-name="ce372" table:formula="of:=[.$D56]/[.I$36]" office:value-type="float" office:value="0.295303387426693" calcext:value-type="float">
            <text:p>0.3</text:p>
          </table:table-cell>
          <table:table-cell table:style-name="ce372" table:formula="of:=[.$D56]/[.J$36]" office:value-type="float" office:value="0.157646650130996" calcext:value-type="float">
            <text:p>0.2</text:p>
          </table:table-cell>
          <table:table-cell table:style-name="ce372" table:formula="of:=[.$D56]/[.K$36]" office:value-type="float" office:value="0.449208488999666" calcext:value-type="float">
            <text:p>0.4</text:p>
          </table:table-cell>
          <table:table-cell table:style-name="ce372" table:formula="of:=[.$D56]/[.L$36]" office:value-type="float" office:value="0.160783793951478" calcext:value-type="float">
            <text:p>0.2</text:p>
          </table:table-cell>
          <table:table-cell table:style-name="ce372" table:formula="of:=[.$D56]/[.M$36]" office:value-type="float" office:value="0.519435296094907" calcext:value-type="float">
            <text:p>0.5</text:p>
          </table:table-cell>
          <table:table-cell table:style-name="ce372" table:formula="of:=[.$D56]/[.N$36]" office:value-type="float" office:value="1.0975855870682" calcext:value-type="float">
            <text:p>1.1</text:p>
          </table:table-cell>
          <table:table-cell table:number-columns-repeated="33"/>
        </table:table-row>
        <table:table-row table:style-name="ro31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10" office:value-type="string" calcext:value-type="string">
            <text:p><text:span text:style-name="T4"> 10 times or more deaths per million  十倍或以上每百萬人</text:span>死亡</text:p>
          </table:table-cell>
          <table:table-cell table:style-name="ce141"/>
          <table:table-cell table:style-name="Times10"/>
          <table:table-cell table:style-name="ce141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7:.N56];&quot;&gt;=&quot; &amp; 10) - COUNTIF([.E37:.N56];&quot;&gt;&quot; &amp; 100)" office:value-type="float" office:value="92" calcext:value-type="float">
            <text:p>92</text:p>
          </table:table-cell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100" office:value-type="string" calcext:value-type="string">
            <text:p><text:span text:style-name="T4"> 100 times or more deaths per million 一百倍或以上每百萬人</text:span>死亡</text:p>
          </table:table-cell>
          <table:table-cell table:style-name="ce287"/>
          <table:table-cell table:style-name="Times100"/>
          <table:table-cell table:style-name="ce287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7:.N56];&quot;&gt;=&quot; &amp; 100) - COUNTIF([.E37:.N56];&quot;&gt;&quot; &amp; 500)" office:value-type="float" office:value="51" calcext:value-type="float">
            <text:p>51</text:p>
          </table:table-cell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500" office:value-type="string" calcext:value-type="string">
            <text:p><text:span text:style-name="T4"> 500 times or more deaths 五百倍或以上每百萬人</text:span>死亡</text:p>
          </table:table-cell>
          <table:table-cell table:style-name="ce296"/>
          <table:table-cell table:style-name="Times500"/>
          <table:table-cell table:style-name="ce296" table:number-columns-repeated="5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7:.N56];&quot;&gt;=&quot; &amp; 500) - COUNTIF([.E37:.N56];&quot;&gt;&quot; &amp; 1000)" office:value-type="float" office:value="10" calcext:value-type="float">
            <text:p>10</text:p>
          </table:table-cell>
          <table:table-cell table:number-columns-repeated="33"/>
        </table:table-row>
        <table:table-row table:style-name="ro24">
          <table:table-cell/>
          <table:table-cell table:style-name="Default"/>
          <table:table-cell table:style-name="Times1000" office:value-type="string" calcext:value-type="string">
            <text:p><text:s/>1000 times deaths per million 一千倍或以上每百萬人死亡</text:p>
          </table:table-cell>
          <table:table-cell table:style-name="ce297"/>
          <table:table-cell table:style-name="Times1000"/>
          <table:table-cell table:style-name="ce297" table:number-columns-repeated="5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7:.N56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World_EAsian_perM_Ratio.E37:World_EAsian_perM_Ratio.N56">
            <calcext:condition calcext:apply-style-name="Default" calcext:value="&lt;10" calcext:base-cell-address="World_EAsian_perM_Ratio.E37"/>
            <calcext:condition calcext:apply-style-name="Times10" calcext:value="&lt;100" calcext:base-cell-address="World_EAsian_perM_Ratio.E37"/>
            <calcext:condition calcext:apply-style-name="Times100" calcext:value="&lt;500" calcext:base-cell-address="World_EAsian_perM_Ratio.E37"/>
            <calcext:condition calcext:apply-style-name="Times500" calcext:value="&lt;1000" calcext:base-cell-address="World_EAsian_perM_Ratio.E37"/>
            <calcext:condition calcext:apply-style-name="Times1000" calcext:value="&gt;=1000" calcext:base-cell-address="World_EAsian_perM_Ratio.E37"/>
          </calcext:conditional-format>
          <calcext:conditional-format calcext:target-range-address="World_EAsian_perM_Ratio.E6:World_EAsian_perM_Ratio.N25 World_EAsian_perM_Ratio.E37:World_EAsian_perM_Ratio.N56">
            <calcext:condition calcext:apply-style-name="Default" calcext:value="&lt;10" calcext:base-cell-address="World_EAsian_perM_Ratio.E6"/>
            <calcext:condition calcext:apply-style-name="Times10" calcext:value="&lt;=100" calcext:base-cell-address="World_EAsian_perM_Ratio.E6"/>
            <calcext:condition calcext:apply-style-name="Times100" calcext:value="&lt;500" calcext:base-cell-address="World_EAsian_perM_Ratio.E6"/>
            <calcext:condition calcext:apply-style-name="Times500" calcext:value="&lt;1000" calcext:base-cell-address="World_EAsian_perM_Ratio.E6"/>
            <calcext:condition calcext:apply-style-name="Times1000" calcext:value="&gt;=1000" calcext:base-cell-address="World_EAsian_perM_Ratio.E6"/>
          </calcext:conditional-format>
        </calcext:conditional-formats>
      </table:table>
      <table:table table:name="Euro_E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1" table:number-columns-repeated="2" table:default-cell-style-name="ce476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column table:style-name="co11" table:number-columns-repeated="960" table:default-cell-style-name="Default"/>
        <table:table-row table:style-name="ro1">
          <table:table-cell table:style-name="ce8"/>
          <table:table-cell table:style-name="ce22"/>
          <table:table-cell table:style-name="ce122" table:number-columns-repeated="3"/>
          <table:table-cell table:style-name="ce442" table:number-columns-repeated="2"/>
          <table:table-cell table:style-name="ce122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443"/>
          <table:table-cell table:style-name="ce477"/>
          <table:table-cell table:style-name="ce158"/>
          <table:table-cell table:style-name="ce222" office:value-type="string" calcext:value-type="string">
            <text:p>Date 日期 :</text:p>
          </table:table-cell>
          <table:table-cell table:style-name="ce245" table:formula="of:=[$World_E_Asian.J2]" office:value-type="string" office:string-value="2020-04-13" calcext:value-type="string">
            <text:p>2020-04-13</text:p>
          </table:table-cell>
          <table:table-cell table:number-columns-repeated="1014"/>
        </table:table-row>
        <table:table-row table:style-name="ro9">
          <table:table-cell table:style-name="ce8"/>
          <table:table-cell table:style-name="ce31"/>
          <table:table-cell table:style-name="ce159" table:number-columns-repeated="3"/>
          <table:table-cell table:style-name="ce444" table:number-columns-repeated="2"/>
          <table:table-cell table:style-name="ce159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88" office:value-type="string" calcext:value-type="string">
            <text:p>European Top-10 countries and territories 歐洲前十位國家或地區 <text:s text:c="2"/>COVID-19</text:p>
          </table:table-cell>
          <table:table-cell table:style-name="ce139" table:number-columns-repeated="3"/>
          <table:table-cell table:style-name="ce448" table:number-columns-repeated="2"/>
          <table:table-cell table:style-name="ce139" table:number-columns-repeated="2"/>
          <table:table-cell table:style-name="ce246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451" office:value-type="string" calcext:value-type="string">
            <text:p>Cases</text:p>
          </table:table-cell>
          <table:table-cell table:style-name="ce451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1014"/>
        </table:table-row>
        <table:table-row table:style-name="ro10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452" table:number-columns-repeated="2"/>
          <table:table-cell table:style-name="ce230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455" office:value-type="string" calcext:value-type="string">
            <text:p>確診個案</text:p>
          </table:table-cell>
          <table:table-cell table:style-name="ce455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11">
          <table:table-cell table:style-name="ce8"/>
          <table:table-cell table:style-name="ce93" table:number-columns-repeated="2"/>
          <table:table-cell table:style-name="ce208" table:number-columns-repeated="2"/>
          <table:table-cell table:style-name="ce456" table:number-columns-repeated="2"/>
          <table:table-cell table:style-name="ce208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 office:value-type="float" office:value="2" calcext:value-type="float">
            <text:p>2</text:p>
          </table:table-cell>
          <table:table-cell table:style-name="ce420" table:formula="of:=[$World_E_Asian.D10]" office:value-type="string" office:string-value="Spain" calcext:value-type="string">
            <text:p>Spain</text:p>
          </table:table-cell>
          <table:table-cell table:style-name="ce420" table:formula="of:=[$World_E_Asian.E10]" office:value-type="string" office:string-value="西班牙" calcext:value-type="string">
            <text:p>西班牙</text:p>
          </table:table-cell>
          <table:table-cell table:style-name="ce154" table:formula="of:=[$World_E_Asian.F10]" office:value-type="float" office:value="177633" calcext:value-type="float">
            <text:p>177,633</text:p>
          </table:table-cell>
          <table:table-cell table:style-name="ce154" table:formula="of:=[$World_E_Asian.G10]" office:value-type="float" office:value="18579" calcext:value-type="float">
            <text:p>18,579</text:p>
          </table:table-cell>
          <table:table-cell table:style-name="ce154" table:formula="of:=[$World_E_Asian.H10]" office:value-type="float" office:value="47564296" calcext:value-type="float">
            <text:p>47,564,296</text:p>
          </table:table-cell>
          <table:table-cell table:style-name="ce420" table:formula="of:=[.F9]*1000000/[.H9]" office:value-type="float" office:value="3734.58696834281" calcext:value-type="float">
            <text:p>3,734.59</text:p>
          </table:table-cell>
          <table:table-cell table:style-name="ce223" table:formula="of:=[.G9]*1000000/[.H9]" office:value-type="float" office:value="390.608114960852" calcext:value-type="float">
            <text:p>390.6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 office:value-type="float" office:value="3" calcext:value-type="float">
            <text:p>3</text:p>
          </table:table-cell>
          <table:table-cell table:style-name="ce420" table:formula="of:=[$World_E_Asian.D11]" office:value-type="string" office:string-value="Italy" calcext:value-type="string">
            <text:p>Italy</text:p>
          </table:table-cell>
          <table:table-cell table:style-name="ce420" table:formula="of:=[$World_E_Asian.E11]" office:value-type="string" office:string-value="意大利" calcext:value-type="string">
            <text:p>意大利</text:p>
          </table:table-cell>
          <table:table-cell table:style-name="ce154" table:formula="of:=[$World_E_Asian.F11]" office:value-type="float" office:value="162488" calcext:value-type="float">
            <text:p>162,488</text:p>
          </table:table-cell>
          <table:table-cell table:style-name="ce154" table:formula="of:=[$World_E_Asian.G11]" office:value-type="float" office:value="21067" calcext:value-type="float">
            <text:p>21,067</text:p>
          </table:table-cell>
          <table:table-cell table:style-name="ce154" table:formula="of:=[$World_E_Asian.H11]" office:value-type="float" office:value="60238522" calcext:value-type="float">
            <text:p>60,238,522</text:p>
          </table:table-cell>
          <table:table-cell table:style-name="ce420" table:formula="of:=[.F10]*1000000/[.H10]" office:value-type="float" office:value="2697.4101389805" calcext:value-type="float">
            <text:p>2,697.41</text:p>
          </table:table-cell>
          <table:table-cell table:style-name="ce223" table:formula="of:=[.G10]*1000000/[.H10]" office:value-type="float" office:value="349.726376088709" calcext:value-type="float">
            <text:p>349.7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 office:value-type="float" office:value="5" calcext:value-type="float">
            <text:p>5</text:p>
          </table:table-cell>
          <table:table-cell table:style-name="ce420" table:formula="of:=[$World_E_Asian.D12]" office:value-type="string" office:string-value="Germany" calcext:value-type="string">
            <text:p>Germany</text:p>
          </table:table-cell>
          <table:table-cell table:style-name="ce420" table:formula="of:=[$World_E_Asian.E12]" office:value-type="string" office:string-value="德國" calcext:value-type="string">
            <text:p>德國</text:p>
          </table:table-cell>
          <table:table-cell table:style-name="ce154" table:formula="of:=[$World_E_Asian.F12]" office:value-type="float" office:value="132210" calcext:value-type="float">
            <text:p>132,210</text:p>
          </table:table-cell>
          <table:table-cell table:style-name="ce154" table:formula="of:=[$World_E_Asian.G12]" office:value-type="float" office:value="3495" calcext:value-type="float">
            <text:p>3,495</text:p>
          </table:table-cell>
          <table:table-cell table:style-name="ce154" table:formula="of:=[$World_E_Asian.H12]" office:value-type="float" office:value="83517045" calcext:value-type="float">
            <text:p>83,517,045</text:p>
          </table:table-cell>
          <table:table-cell table:style-name="ce420" table:formula="of:=[.F11]*1000000/[.H11]" office:value-type="float" office:value="1583.03014672035" calcext:value-type="float">
            <text:p>1,583.03</text:p>
          </table:table-cell>
          <table:table-cell table:style-name="ce223" table:formula="of:=[.G11]*1000000/[.H11]" office:value-type="float" office:value="41.8477449722988" calcext:value-type="float">
            <text:p>41.8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 office:value-type="float" office:value="6" calcext:value-type="float">
            <text:p>6</text:p>
          </table:table-cell>
          <table:table-cell table:style-name="ce420" table:formula="of:=[$World_E_Asian.D13]" office:value-type="string" office:string-value="France" calcext:value-type="string">
            <text:p>France</text:p>
          </table:table-cell>
          <table:table-cell table:style-name="ce420" table:formula="of:=[$World_E_Asian.E13]" office:value-type="string" office:string-value="法國" calcext:value-type="string">
            <text:p>法國</text:p>
          </table:table-cell>
          <table:table-cell table:style-name="ce154" table:formula="of:=[$World_E_Asian.F13]" office:value-type="float" office:value="103573" calcext:value-type="float">
            <text:p>103,573</text:p>
          </table:table-cell>
          <table:table-cell table:style-name="ce154" table:formula="of:=[$World_E_Asian.G13]" office:value-type="float" office:value="15729" calcext:value-type="float">
            <text:p>15,729</text:p>
          </table:table-cell>
          <table:table-cell table:style-name="ce154" table:formula="of:=[$World_E_Asian.H13]" office:value-type="float" office:value="67076000" calcext:value-type="float">
            <text:p>67,076,000</text:p>
          </table:table-cell>
          <table:table-cell table:style-name="ce420" table:formula="of:=[.F12]*1000000/[.H12]" office:value-type="float" office:value="1544.1141391854" calcext:value-type="float">
            <text:p>1,544.11</text:p>
          </table:table-cell>
          <table:table-cell table:style-name="ce223" table:formula="of:=[.G12]*1000000/[.H12]" office:value-type="float" office:value="234.495199475222" calcext:value-type="float">
            <text:p>234.5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 office:value-type="float" office:value="8" calcext:value-type="float">
            <text:p>8</text:p>
          </table:table-cell>
          <table:table-cell table:style-name="ce420" table:formula="of:=[$World_E_Asian.D14]" office:value-type="string" office:string-value="United Kingdom" calcext:value-type="string">
            <text:p>United Kingdom</text:p>
          </table:table-cell>
          <table:table-cell table:style-name="ce420" table:formula="of:=[$World_E_Asian.E14]" office:value-type="string" office:string-value="英國" calcext:value-type="string">
            <text:p>英國</text:p>
          </table:table-cell>
          <table:table-cell table:style-name="ce154" table:formula="of:=[$World_E_Asian.F14]" office:value-type="float" office:value="93873" calcext:value-type="float">
            <text:p>93,873</text:p>
          </table:table-cell>
          <table:table-cell table:style-name="ce154" table:formula="of:=[$World_E_Asian.G14]" office:value-type="float" office:value="12107" calcext:value-type="float">
            <text:p>12,107</text:p>
          </table:table-cell>
          <table:table-cell table:style-name="ce154" table:formula="of:=[$World_E_Asian.H14]" office:value-type="float" office:value="66435550" calcext:value-type="float">
            <text:p>66,435,550</text:p>
          </table:table-cell>
          <table:table-cell table:style-name="ce420" table:formula="of:=[$World_E_Asian.I14]" office:value-type="float" office:value="1412.99349519948" calcext:value-type="float">
            <text:p>1,412.99</text:p>
          </table:table-cell>
          <table:table-cell table:style-name="ce420" table:formula="of:=[$World_E_Asian.J14]" office:value-type="float" office:value="182.23676932004" calcext:value-type="float">
            <text:p>182.2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 office:value-type="float" office:value="9" calcext:value-type="float">
            <text:p>9</text:p>
          </table:table-cell>
          <table:table-cell table:style-name="ce420" table:formula="of:=[$World_E_Asian.D17]" office:value-type="string" office:string-value="Belgium" calcext:value-type="string">
            <text:p>Belgium</text:p>
          </table:table-cell>
          <table:table-cell table:style-name="ce420" table:formula="of:=[$World_E_Asian.E17]" office:value-type="string" office:string-value="比利時" calcext:value-type="string">
            <text:p>比利時</text:p>
          </table:table-cell>
          <table:table-cell table:style-name="ce154" table:formula="of:=[$World_E_Asian.F17]" office:value-type="float" office:value="33573" calcext:value-type="float">
            <text:p>33,573</text:p>
          </table:table-cell>
          <table:table-cell table:style-name="ce154" table:formula="of:=[$World_E_Asian.G17]" office:value-type="float" office:value="4440" calcext:value-type="float">
            <text:p>4,440</text:p>
          </table:table-cell>
          <table:table-cell table:style-name="ce154" table:formula="of:=[$World_E_Asian.H17]" office:value-type="float" office:value="11539328" calcext:value-type="float">
            <text:p>11,539,328</text:p>
          </table:table-cell>
          <table:table-cell table:style-name="ce420" table:formula="of:=[$World_E_Asian.I17]" office:value-type="float" office:value="2909.4415203381" calcext:value-type="float">
            <text:p>2,909.44</text:p>
          </table:table-cell>
          <table:table-cell table:style-name="ce420" table:formula="of:=[$World_E_Asian.J17]" office:value-type="float" office:value="384.771106255061" calcext:value-type="float">
            <text:p>384.7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 office:value-type="float" office:value="11" calcext:value-type="float">
            <text:p>11</text:p>
          </table:table-cell>
          <table:table-cell table:style-name="ce420" table:formula="of:=[$World_E_Asian.D18]" office:value-type="string" office:string-value="Netherlands" calcext:value-type="string">
            <text:p>Netherlands</text:p>
          </table:table-cell>
          <table:table-cell table:style-name="ce420" table:formula="of:=[$World_E_Asian.E18]" office:value-type="string" office:string-value="荷蘭" calcext:value-type="string">
            <text:p>荷蘭</text:p>
          </table:table-cell>
          <table:table-cell table:style-name="ce154" table:formula="of:=[$World_E_Asian.F18]" office:value-type="float" office:value="27419" calcext:value-type="float">
            <text:p>27,419</text:p>
          </table:table-cell>
          <table:table-cell table:style-name="ce420" table:formula="of:=[$World_E_Asian.G18]" office:value-type="float" office:value="2945" calcext:value-type="float">
            <text:p>2,945.00</text:p>
          </table:table-cell>
          <table:table-cell table:style-name="ce154" table:formula="of:=[$World_E_Asian.H18]" office:value-type="float" office:value="17097130" calcext:value-type="float">
            <text:p>17,097,130</text:p>
          </table:table-cell>
          <table:table-cell table:style-name="ce420" table:formula="of:=[$World_E_Asian.I18]" office:value-type="float" office:value="1603.71945466871" calcext:value-type="float">
            <text:p>1,603.72</text:p>
          </table:table-cell>
          <table:table-cell table:style-name="ce420" table:formula="of:=[$World_E_Asian.J18]" office:value-type="float" office:value="172.251132207569" calcext:value-type="float">
            <text:p>172.25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 office:value-type="float" office:value="12" calcext:value-type="float">
            <text:p>12</text:p>
          </table:table-cell>
          <table:table-cell table:style-name="ce420" table:formula="of:=[$World_E_Asian.D20]" office:value-type="string" office:string-value="Switzerland" calcext:value-type="string">
            <text:p>Switzerland</text:p>
          </table:table-cell>
          <table:table-cell table:style-name="ce420" table:formula="of:=[$World_E_Asian.E20]" office:value-type="string" office:string-value="瑞士" calcext:value-type="string">
            <text:p>瑞士</text:p>
          </table:table-cell>
          <table:table-cell table:style-name="ce154" table:formula="of:=[$World_E_Asian.F20]" office:value-type="float" office:value="25994" calcext:value-type="float">
            <text:p>25,994</text:p>
          </table:table-cell>
          <table:table-cell table:style-name="ce420" table:formula="of:=[$World_E_Asian.G20]" office:value-type="float" office:value="1183" calcext:value-type="float">
            <text:p>1,183.00</text:p>
          </table:table-cell>
          <table:table-cell table:style-name="ce154" table:formula="of:=[$World_E_Asian.H20]" office:value-type="float" office:value="8591365" calcext:value-type="float">
            <text:p>8,591,365</text:p>
          </table:table-cell>
          <table:table-cell table:style-name="ce420" table:formula="of:=[$World_E_Asian.I20]" office:value-type="float" office:value="3025.59604905623" calcext:value-type="float">
            <text:p>3,025.60</text:p>
          </table:table-cell>
          <table:table-cell table:style-name="ce420" table:formula="of:=[$World_E_Asian.J20]" office:value-type="float" office:value="137.696396323518" calcext:value-type="float">
            <text:p>137.7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 office:value-type="float" office:value="13" calcext:value-type="float">
            <text:p>13</text:p>
          </table:table-cell>
          <table:table-cell table:style-name="ce420" table:formula="of:=[$World_E_Asian.D23]" office:value-type="string" office:string-value="Portugal" calcext:value-type="string">
            <text:p>Portugal</text:p>
          </table:table-cell>
          <table:table-cell table:style-name="ce420" table:formula="of:=[$World_E_Asian.E23]" office:value-type="string" office:string-value="葡萄牙" calcext:value-type="string">
            <text:p>葡萄牙</text:p>
          </table:table-cell>
          <table:table-cell table:style-name="ce154" table:formula="of:=[$World_E_Asian.F23]" office:value-type="float" office:value="17448" calcext:value-type="float">
            <text:p>17,448</text:p>
          </table:table-cell>
          <table:table-cell table:style-name="ce420" table:formula="of:=[$World_E_Asian.G23]" office:value-type="float" office:value="567" calcext:value-type="float">
            <text:p>567.00</text:p>
          </table:table-cell>
          <table:table-cell table:style-name="ce154" table:formula="of:=[$World_E_Asian.H23]" office:value-type="float" office:value="10276617" calcext:value-type="float">
            <text:p>10,276,617</text:p>
          </table:table-cell>
          <table:table-cell table:style-name="ce420" table:formula="of:=[$World_E_Asian.I23]" office:value-type="float" office:value="1697.83499764563" calcext:value-type="float">
            <text:p>1,697.83</text:p>
          </table:table-cell>
          <table:table-cell table:style-name="ce420" table:formula="of:=[$World_E_Asian.J23]" office:value-type="float" office:value="55.173798926242" calcext:value-type="float">
            <text:p>55.17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 office:value-type="float" office:value="16" calcext:value-type="float">
            <text:p>16</text:p>
          </table:table-cell>
          <table:table-cell table:style-name="ce420" table:formula="of:=[$World_E_Asian.D24]" office:value-type="string" office:string-value="Austria" calcext:value-type="string">
            <text:p>Austria</text:p>
          </table:table-cell>
          <table:table-cell table:style-name="ce420" table:formula="of:=[$World_E_Asian.E24]" office:value-type="string" office:string-value="奧地利" calcext:value-type="string">
            <text:p>奧地利</text:p>
          </table:table-cell>
          <table:table-cell table:style-name="ce154" table:formula="of:=[$World_E_Asian.F24]" office:value-type="float" office:value="14234" calcext:value-type="float">
            <text:p>14,234</text:p>
          </table:table-cell>
          <table:table-cell table:style-name="ce420" table:formula="of:=[$World_E_Asian.G24]" office:value-type="float" office:value="384" calcext:value-type="float">
            <text:p>384.00</text:p>
          </table:table-cell>
          <table:table-cell table:style-name="ce154" table:formula="of:=[$World_E_Asian.H24]" office:value-type="float" office:value="8955102" calcext:value-type="float">
            <text:p>8,955,102</text:p>
          </table:table-cell>
          <table:table-cell table:style-name="ce420" table:formula="of:=[$World_E_Asian.I24]" office:value-type="float" office:value="1589.48496622372" calcext:value-type="float">
            <text:p>1,589.48</text:p>
          </table:table-cell>
          <table:table-cell table:style-name="ce420" table:formula="of:=[$World_E_Asian.J24]" office:value-type="float" office:value="42.8805836047429" calcext:value-type="float">
            <text:p>42.88</text:p>
          </table:table-cell>
          <table:table-cell table:number-columns-repeated="1014"/>
        </table:table-row>
        <table:table-row table:style-name="ro7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460"/>
          <table:table-cell table:style-name="ce461"/>
          <table:table-cell table:style-name="ce202"/>
          <table:table-cell table:style-name="ce225"/>
          <table:table-cell table:style-name="ce267"/>
          <table:table-cell table:number-columns-repeated="1014"/>
        </table:table-row>
        <table:table-row table:style-name="ro2">
          <table:table-cell table:style-name="ce8"/>
          <table:table-cell table:style-name="ce95" office:value-type="string" calcext:value-type="string">
            <text:p>Euro Top-10 Total</text:p>
          </table:table-cell>
          <table:table-cell table:style-name="ce159"/>
          <table:table-cell table:style-name="ce159" office:value-type="string" calcext:value-type="string">
            <text:p>歐洲前十位總計</text:p>
          </table:table-cell>
          <table:table-cell table:style-name="ce159"/>
          <table:table-cell table:style-name="ce420" table:formula="of:=SUM([.F9:.F18])" office:value-type="float" office:value="788445" calcext:value-type="float">
            <text:p>788,445.00</text:p>
          </table:table-cell>
          <table:table-cell table:style-name="ce420" table:formula="of:=SUM([.G9:.G18])" office:value-type="float" office:value="80496" calcext:value-type="float">
            <text:p>80,496.00</text:p>
          </table:table-cell>
          <table:table-cell table:style-name="ce154" table:formula="of:=SUM([.H9:.H18])" office:value-type="float" office:value="381290955" calcext:value-type="float">
            <text:p>381,290,955</text:p>
          </table:table-cell>
          <table:table-cell table:style-name="ce223" table:formula="of:=[.F20]*1000000/[.H20]" office:value-type="float" office:value="2067.83032658092" calcext:value-type="float">
            <text:p>2067.83</text:p>
          </table:table-cell>
          <table:table-cell table:style-name="ce223" table:formula="of:=[.G20]*1000000/[.H20]" office:value-type="float" office:value="211.114370651672" calcext:value-type="float">
            <text:p>211.11</text:p>
          </table:table-cell>
          <table:table-cell table:number-columns-repeated="1014"/>
        </table:table-row>
        <table:table-row table:style-name="ro12">
          <table:table-cell table:style-name="ce8"/>
          <table:table-cell table:style-name="ce95"/>
          <table:table-cell table:style-name="ce159" table:number-columns-repeated="3"/>
          <table:table-cell table:style-name="ce461" table:number-columns-repeated="2"/>
          <table:table-cell table:style-name="ce202"/>
          <table:table-cell table:style-name="ce225" table:number-columns-repeated="2"/>
          <table:table-cell table:number-columns-repeated="1014"/>
        </table:table-row>
        <table:table-row table:style-name="ro3">
          <table:table-cell table:style-name="ce8"/>
          <table:table-cell table:style-name="ce96"/>
          <table:table-cell table:style-name="ce161" table:number-columns-repeated="3"/>
          <table:table-cell table:style-name="ce462" table:number-columns-repeated="2"/>
          <table:table-cell table:style-name="ce161" table:number-columns-repeated="2"/>
          <table:table-cell table:style-name="ce268"/>
          <table:table-cell table:number-columns-repeated="1014"/>
        </table:table-row>
        <table:table-row table:style-name="ro4">
          <table:table-cell table:style-name="ce8"/>
          <table:table-cell table:style-name="ce122" table:number-columns-repeated="4"/>
          <table:table-cell table:style-name="ce442" table:number-columns-repeated="2"/>
          <table:table-cell table:style-name="ce122" table:number-columns-repeated="2"/>
          <table:table-cell table:style-name="ce269"/>
          <table:table-cell table:number-columns-repeated="1014"/>
        </table:table-row>
        <table:table-row table:style-name="ro13">
          <table:table-cell table:style-name="ce8"/>
          <table:table-cell table:style-name="ce122" table:number-columns-repeated="4"/>
          <table:table-cell table:style-name="ce442" table:number-columns-repeated="2"/>
          <table:table-cell table:style-name="ce122" table:number-columns-repeated="2"/>
          <table:table-cell table:style-name="ce269"/>
          <table:table-cell table:number-columns-repeated="101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443"/>
          <table:table-cell table:style-name="ce477"/>
          <table:table-cell table:style-name="ce158"/>
          <table:table-cell table:style-name="ce222" office:value-type="string" calcext:value-type="string">
            <text:p>Date 日期 :</text:p>
          </table:table-cell>
          <table:table-cell table:style-name="ce245" table:formula="of:=[.J2]" office:value-type="string" office:string-value="2020-04-13" calcext:value-type="string">
            <text:p>2020-04-13</text:p>
          </table:table-cell>
          <table:table-cell table:number-columns-repeated="1014"/>
        </table:table-row>
        <table:table-row table:style-name="ro14">
          <table:table-cell table:style-name="ce8"/>
          <table:table-cell table:style-name="ce31"/>
          <table:table-cell table:style-name="ce159" table:number-columns-repeated="3"/>
          <table:table-cell table:style-name="ce444" table:number-columns-repeated="2"/>
          <table:table-cell table:style-name="ce159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98" office:value-type="string" calcext:value-type="string">
            <text:p><text:span text:style-name="T6">East Asian Top-10 countries and territories  東亞</text:span>前十位國家或地區</text:p>
          </table:table-cell>
          <table:table-cell table:style-name="ce140"/>
          <table:table-cell table:style-name="ce168" table:number-columns-repeated="2"/>
          <table:table-cell table:style-name="ce463"/>
          <table:table-cell table:style-name="ce478"/>
          <table:table-cell table:style-name="ce140" table:number-columns-repeated="2"/>
          <table:table-cell table:style-name="ce288"/>
          <table:table-cell table:number-columns-repeated="101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451" office:value-type="string" calcext:value-type="string">
            <text:p>Cases</text:p>
          </table:table-cell>
          <table:table-cell table:style-name="ce451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101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452" table:number-columns-repeated="2"/>
          <table:table-cell table:style-name="ce230"/>
          <table:table-cell table:number-columns-repeated="2" table:style-name="ce230" office:value-type="string" calcext:value-type="string">
            <text:p>Million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455" office:value-type="string" calcext:value-type="string">
            <text:p>確診個案</text:p>
          </table:table-cell>
          <table:table-cell table:style-name="ce455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1014"/>
        </table:table-row>
        <table:table-row table:style-name="ro3">
          <table:table-cell table:style-name="ce8"/>
          <table:table-cell table:style-name="ce103"/>
          <table:table-cell table:style-name="ce143"/>
          <table:table-cell table:style-name="ce169" table:number-columns-repeated="2"/>
          <table:table-cell table:style-name="ce464" table:number-columns-repeated="2"/>
          <table:table-cell table:style-name="ce169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436" table:formula="of:=[$World_E_Asian.D42]" office:value-type="string" office:string-value="China" calcext:value-type="string">
            <text:p>China</text:p>
          </table:table-cell>
          <table:table-cell table:style-name="ce436" table:formula="of:=[$World_E_Asian.E42]" office:value-type="string" office:string-value="中國大陸" calcext:value-type="string">
            <text:p>中國大陸</text:p>
          </table:table-cell>
          <table:table-cell table:style-name="ce41" table:formula="of:=[$World_E_Asian.F42]" office:value-type="float" office:value="82295" calcext:value-type="float">
            <text:p>82,295</text:p>
          </table:table-cell>
          <table:table-cell table:style-name="ce41" table:formula="of:=[$World_E_Asian.G42]" office:value-type="float" office:value="3342" calcext:value-type="float">
            <text:p>3,342</text:p>
          </table:table-cell>
          <table:table-cell table:style-name="ce41" table:formula="of:=[$World_E_Asian.H4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7.3970821425569" calcext:value-type="float">
            <text:p>57.40</text:p>
          </table:table-cell>
          <table:table-cell table:style-name="ce46" table:formula="of:=[.G32]*1000000/[.H32]" office:value-type="float" office:value="2.330895540682" calcext:value-type="float">
            <text:p>2.3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436" table:formula="of:=[$World_E_Asian.D43]" office:value-type="string" office:string-value="Korea" calcext:value-type="string">
            <text:p>Korea</text:p>
          </table:table-cell>
          <table:table-cell table:style-name="ce436" table:formula="of:=[$World_E_Asian.E43]" office:value-type="string" office:string-value="南韓" calcext:value-type="string">
            <text:p>南韓</text:p>
          </table:table-cell>
          <table:table-cell table:style-name="ce41" table:formula="of:=[$World_E_Asian.F43]" office:value-type="float" office:value="10591" calcext:value-type="float">
            <text:p>10,591</text:p>
          </table:table-cell>
          <table:table-cell table:style-name="ce41" table:formula="of:=[$World_E_Asian.G43]" office:value-type="float" office:value="225" calcext:value-type="float">
            <text:p>225</text:p>
          </table:table-cell>
          <table:table-cell table:style-name="ce41" table:formula="of:=[$World_E_Asian.H4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206.753271254123" calcext:value-type="float">
            <text:p>206.75</text:p>
          </table:table-cell>
          <table:table-cell table:style-name="ce46" table:formula="of:=[.G33]*1000000/[.H33]" office:value-type="float" office:value="4.39236012011875" calcext:value-type="float">
            <text:p>4.39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436" table:formula="of:=[$World_E_Asian.D44]" office:value-type="string" office:string-value="Malaysia" calcext:value-type="string">
            <text:p>Malaysia</text:p>
          </table:table-cell>
          <table:table-cell table:style-name="ce436" table:formula="of:=[$World_E_Asian.E44]" office:value-type="string" office:string-value="馬來西亞" calcext:value-type="string">
            <text:p>馬來西亞</text:p>
          </table:table-cell>
          <table:table-cell table:style-name="ce41" table:formula="of:=[$World_E_Asian.F44]" office:value-type="float" office:value="5072" calcext:value-type="float">
            <text:p>5,072</text:p>
          </table:table-cell>
          <table:table-cell table:style-name="ce41" table:formula="of:=[$World_E_Asian.G44]" office:value-type="float" office:value="83" calcext:value-type="float">
            <text:p>83</text:p>
          </table:table-cell>
          <table:table-cell table:style-name="ce41" table:formula="of:=[$World_E_Asian.H4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58.749151832891" calcext:value-type="float">
            <text:p>158.75</text:p>
          </table:table-cell>
          <table:table-cell table:style-name="ce46" table:formula="of:=[.G34]*1000000/[.H34]" office:value-type="float" office:value="2.59782720862183" calcext:value-type="float">
            <text:p>2.60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4" calcext:value-type="float">
            <text:p>34</text:p>
          </table:table-cell>
          <table:table-cell table:style-name="ce436" table:formula="of:=[$World_E_Asian.D45]" office:value-type="string" office:string-value="Philippines" calcext:value-type="string">
            <text:p>Philippines</text:p>
          </table:table-cell>
          <table:table-cell table:style-name="ce436" table:formula="of:=[$World_E_Asian.E45]" office:value-type="string" office:string-value="菲律賓" calcext:value-type="string">
            <text:p>菲律賓</text:p>
          </table:table-cell>
          <table:table-cell table:style-name="ce41" table:formula="of:=[$World_E_Asian.F45]" office:value-type="float" office:value="5453" calcext:value-type="float">
            <text:p>5,453</text:p>
          </table:table-cell>
          <table:table-cell table:style-name="ce41" table:formula="of:=[$World_E_Asian.G45]" office:value-type="float" office:value="349" calcext:value-type="float">
            <text:p>349</text:p>
          </table:table-cell>
          <table:table-cell table:style-name="ce41" table:formula="of:=[$World_E_Asian.H45]" office:value-type="float" office:value="108477674" calcext:value-type="float">
            <text:p>108,477,674</text:p>
          </table:table-cell>
          <table:table-cell table:style-name="ce46" table:formula="of:=[.F35]*1000000/[.H35]" office:value-type="float" office:value="50.268408225641" calcext:value-type="float">
            <text:p>50.27</text:p>
          </table:table-cell>
          <table:table-cell table:style-name="ce46" table:formula="of:=[.G35]*1000000/[.H35]" office:value-type="float" office:value="3.21725187433499" calcext:value-type="float">
            <text:p>3.22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3" calcext:value-type="float">
            <text:p>33</text:p>
          </table:table-cell>
          <table:table-cell table:style-name="ce436" table:formula="of:=[$World_E_Asian.D46]" office:value-type="string" office:string-value="Japan" calcext:value-type="string">
            <text:p>Japan</text:p>
          </table:table-cell>
          <table:table-cell table:style-name="ce436" table:formula="of:=[$World_E_Asian.E46]" office:value-type="string" office:string-value="日本" calcext:value-type="string">
            <text:p>日本</text:p>
          </table:table-cell>
          <table:table-cell table:style-name="ce41" table:formula="of:=[$World_E_Asian.F46]" office:value-type="float" office:value="8100" calcext:value-type="float">
            <text:p>8,100</text:p>
          </table:table-cell>
          <table:table-cell table:style-name="ce41" table:formula="of:=[$World_E_Asian.G46]" office:value-type="float" office:value="119" calcext:value-type="float">
            <text:p>119</text:p>
          </table:table-cell>
          <table:table-cell table:style-name="ce41" table:formula="of:=[$World_E_Asian.H46]" office:value-type="float" office:value="126860301" calcext:value-type="float">
            <text:p>126,860,301</text:p>
          </table:table-cell>
          <table:table-cell table:style-name="ce46" table:formula="of:=[.F36]*1000000/[.H36]" office:value-type="float" office:value="63.8497617942748" calcext:value-type="float">
            <text:p>63.85</text:p>
          </table:table-cell>
          <table:table-cell table:style-name="ce46" table:formula="of:=[.G36]*1000000/[.H36]" office:value-type="float" office:value="0.938039710310951" calcext:value-type="float">
            <text:p>0.94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436" table:formula="of:=[$World_E_Asian.D47]" office:value-type="string" office:string-value="Indonesia" calcext:value-type="string">
            <text:p>Indonesia</text:p>
          </table:table-cell>
          <table:table-cell table:style-name="ce436" table:formula="of:=[$World_E_Asian.E47]" office:value-type="string" office:string-value="印尼" calcext:value-type="string">
            <text:p>印尼</text:p>
          </table:table-cell>
          <table:table-cell table:style-name="ce41" table:formula="of:=[$World_E_Asian.F47]" office:value-type="float" office:value="5988" calcext:value-type="float">
            <text:p>5,988</text:p>
          </table:table-cell>
          <table:table-cell table:style-name="ce41" table:formula="of:=[$World_E_Asian.G47]" office:value-type="float" office:value="469" calcext:value-type="float">
            <text:p>469</text:p>
          </table:table-cell>
          <table:table-cell table:style-name="ce41" table:formula="of:=[$World_E_Asian.H47]" office:value-type="float" office:value="266911900" calcext:value-type="float">
            <text:p>266,911,900</text:p>
          </table:table-cell>
          <table:table-cell table:style-name="ce46" table:formula="of:=[.F37]*1000000/[.H37]" office:value-type="float" office:value="22.4343687935982" calcext:value-type="float">
            <text:p>22.43</text:p>
          </table:table-cell>
          <table:table-cell table:style-name="ce46" table:formula="of:=[.G37]*1000000/[.H37]" office:value-type="float" office:value="1.75713409555737" calcext:value-type="float">
            <text:p>1.76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35" calcext:value-type="float">
            <text:p>35</text:p>
          </table:table-cell>
          <table:table-cell table:style-name="ce436" table:formula="of:=[$World_E_Asian.D49]" office:value-type="string" office:string-value="Thailand" calcext:value-type="string">
            <text:p>Thailand</text:p>
          </table:table-cell>
          <table:table-cell table:style-name="ce436" table:formula="of:=[$World_E_Asian.E49]" office:value-type="string" office:string-value="泰國" calcext:value-type="string">
            <text:p>泰國</text:p>
          </table:table-cell>
          <table:table-cell table:style-name="ce41" table:formula="of:=[$World_E_Asian.F49]" office:value-type="float" office:value="2613" calcext:value-type="float">
            <text:p>2,613</text:p>
          </table:table-cell>
          <table:table-cell table:style-name="ce41" table:formula="of:=[$World_E_Asian.G49]" office:value-type="float" office:value="41" calcext:value-type="float">
            <text:p>41</text:p>
          </table:table-cell>
          <table:table-cell table:style-name="ce41" table:formula="of:=[$World_E_Asian.H49]" office:value-type="float" office:value="66487830" calcext:value-type="float">
            <text:p>66,487,830</text:p>
          </table:table-cell>
          <table:table-cell table:style-name="ce46" table:formula="of:=[.F38]*1000000/[.H38]" office:value-type="float" office:value="39.3004253560388" calcext:value-type="float">
            <text:p>39.30</text:p>
          </table:table-cell>
          <table:table-cell table:style-name="ce46" table:formula="of:=[.G38]*1000000/[.H38]" office:value-type="float" office:value="0.616654205739607" calcext:value-type="float">
            <text:p>0.62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48" calcext:value-type="float">
            <text:p>48</text:p>
          </table:table-cell>
          <table:table-cell table:style-name="ce436" table:formula="of:=[$World_E_Asian.D48]" office:value-type="string" office:string-value="Singapore" calcext:value-type="string">
            <text:p>Singapore</text:p>
          </table:table-cell>
          <table:table-cell table:style-name="ce436" table:formula="of:=[$World_E_Asian.E48]" office:value-type="string" office:string-value="新加玻" calcext:value-type="string">
            <text:p>新加玻</text:p>
          </table:table-cell>
          <table:table-cell table:style-name="ce41" table:formula="of:=[$World_E_Asian.F48]" office:value-type="float" office:value="3252" calcext:value-type="float">
            <text:p>3,252</text:p>
          </table:table-cell>
          <table:table-cell table:style-name="ce41" table:formula="of:=[$World_E_Asian.G48]" office:value-type="float" office:value="10" calcext:value-type="float">
            <text:p>10</text:p>
          </table:table-cell>
          <table:table-cell table:style-name="ce41" table:formula="of:=[$World_E_Asian.H48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560.270707920646" calcext:value-type="float">
            <text:p>560.27</text:p>
          </table:table-cell>
          <table:table-cell table:style-name="ce46" table:formula="of:=[.G39]*1000000/[.H39]" office:value-type="float" office:value="1.72284965535254" calcext:value-type="float">
            <text:p>1.72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436" table:formula="of:=[$World_E_Asian.D50]" office:value-type="string" office:string-value="Hong Kong" calcext:value-type="string">
            <text:p>Hong Kong</text:p>
          </table:table-cell>
          <table:table-cell table:style-name="ce436" table:formula="of:=[$World_E_Asian.E50]" office:value-type="string" office:string-value="香港" calcext:value-type="string">
            <text:p>香港</text:p>
          </table:table-cell>
          <table:table-cell table:style-name="ce41" table:formula="of:=[$World_E_Asian.F50]" office:value-type="float" office:value="1017" calcext:value-type="float">
            <text:p>1,017</text:p>
          </table:table-cell>
          <table:table-cell table:style-name="ce41" table:formula="of:=[$World_E_Asian.G50]" office:value-type="float" office:value="4" calcext:value-type="float">
            <text:p>4</text:p>
          </table:table-cell>
          <table:table-cell table:style-name="ce41" table:formula="of:=[$World_E_Asian.H5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35.587345181116" calcext:value-type="float">
            <text:p>135.59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436" table:formula="of:=[$World_E_Asian.D51]" office:value-type="string" office:string-value="Taiwan" calcext:value-type="string">
            <text:p>Taiwan</text:p>
          </table:table-cell>
          <table:table-cell table:style-name="ce436" table:formula="of:=[$World_E_Asian.E51]" office:value-type="string" office:string-value="台灣" calcext:value-type="string">
            <text:p>台灣</text:p>
          </table:table-cell>
          <table:table-cell table:style-name="ce41" table:formula="of:=[$World_E_Asian.F51]" office:value-type="float" office:value="395" calcext:value-type="float">
            <text:p>395</text:p>
          </table:table-cell>
          <table:table-cell table:style-name="ce41" table:formula="of:=[$World_E_Asian.G51]" office:value-type="float" office:value="6" calcext:value-type="float">
            <text:p>6</text:p>
          </table:table-cell>
          <table:table-cell table:style-name="ce41" table:formula="of:=[$World_E_Asian.H5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6.6148759251541" calcext:value-type="float">
            <text:p>16.61</text:p>
          </table:table-cell>
          <table:table-cell table:style-name="ce46" table:formula="of:=[.G41]*1000000/[.H41]" office:value-type="float" office:value="0.25237786215424" calcext:value-type="float">
            <text:p>0.25</text:p>
          </table:table-cell>
          <table:table-cell table:number-columns-repeated="1014"/>
        </table:table-row>
        <table:table-row table:style-name="ro16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65" table:number-columns-repeated="2"/>
          <table:table-cell table:style-name="ce42"/>
          <table:table-cell table:style-name="ce67" table:number-columns-repeated="2"/>
          <table:table-cell table:number-columns-repeated="101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前十位總計</text:p>
          </table:table-cell>
          <table:table-cell table:style-name="ce146"/>
          <table:table-cell table:style-name="ce436" table:formula="of:=SUM([.F32:.F42])" office:value-type="float" office:value="124776" calcext:value-type="float">
            <text:p>124,776.00</text:p>
          </table:table-cell>
          <table:table-cell table:style-name="ce436" table:formula="of:=SUM([.G32:.G42])" office:value-type="float" office:value="4648" calcext:value-type="float">
            <text:p>4,648.00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58.7796526408664" calcext:value-type="float">
            <text:p>58.78</text:p>
          </table:table-cell>
          <table:table-cell table:style-name="ce46" table:formula="of:=[.G43]*1000000/[.H43]" office:value-type="float" office:value="2.18958634252378" calcext:value-type="float">
            <text:p>2.19</text:p>
          </table:table-cell>
          <table:table-cell table:number-columns-repeated="1014"/>
        </table:table-row>
        <table:table-row table:style-name="ro3">
          <table:table-cell table:style-name="ce8"/>
          <table:table-cell table:style-name="ce107"/>
          <table:table-cell table:style-name="ce147" table:number-columns-repeated="3"/>
          <table:table-cell table:style-name="ce465" table:number-columns-repeated="2"/>
          <table:table-cell table:style-name="ce33"/>
          <table:table-cell table:style-name="ce67" table:number-columns-repeated="2"/>
          <table:table-cell table:number-columns-repeated="1014"/>
        </table:table-row>
        <table:table-row table:style-name="ro2" table:number-rows-repeated="3">
          <table:table-cell table:style-name="ce8"/>
          <table:table-cell table:style-name="ce76" table:number-columns-repeated="4"/>
          <table:table-cell table:style-name="ce466" table:number-columns-repeated="2"/>
          <table:table-cell table:style-name="ce76"/>
          <table:table-cell table:style-name="ce185" table:number-columns-repeated="2"/>
          <table:table-cell table:style-name="ce492" table:number-columns-repeated="54"/>
          <table:table-cell table:style-name="ce380" table:number-columns-repeated="96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443"/>
          <table:table-cell table:style-name="ce477"/>
          <table:table-cell table:style-name="ce158"/>
          <table:table-cell table:style-name="ce222" office:value-type="string" calcext:value-type="string">
            <text:p>Date 日期 :</text:p>
          </table:table-cell>
          <table:table-cell table:style-name="ce245" table:formula="of:=[$World_E_Asian.J46]" office:value-type="float" office:value="0.938039710310951" calcext:value-type="float">
            <text:p>0.938039710310951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31"/>
          <table:table-cell table:style-name="ce159" table:number-columns-repeated="3"/>
          <table:table-cell table:style-name="ce444" table:number-columns-repeated="2"/>
          <table:table-cell table:style-name="ce159" table:number-columns-repeated="2"/>
          <table:table-cell table:style-name="ce55"/>
          <table:table-cell table:number-columns-repeated="1014"/>
        </table:table-row>
        <table:table-row table:style-name="ro2">
          <table:table-cell table:style-name="ce8"/>
          <table:table-cell table:style-name="ce108" office:value-type="string" calcext:value-type="string">
            <text:p>European and East Asian Comparison 歐洲 東亞 比較</text:p>
          </table:table-cell>
          <table:table-cell table:style-name="ce148" table:number-columns-repeated="3"/>
          <table:table-cell table:style-name="ce467" table:number-columns-repeated="2"/>
          <table:table-cell table:style-name="ce148" table:number-columns-repeated="2"/>
          <table:table-cell table:style-name="ce289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8" table:number-columns-repeated="2"/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 office:value-type="string" calcext:value-type="string">
            <text:p>Europe</text:p>
          </table:table-cell>
          <table:table-cell table:style-name="ce480" office:value-type="string" calcext:value-type="string">
            <text:p>East Asia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70" office:value-type="string" calcext:value-type="string">
            <text:p>歐洲</text:p>
          </table:table-cell>
          <table:table-cell table:style-name="ce470" office:value-type="string" calcext:value-type="string">
            <text:p>東亞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468" table:formula="of:=[.I20]" office:value-type="float" office:value="2067.83032658092" calcext:value-type="float">
            <text:p>2,067.83</text:p>
          </table:table-cell>
          <table:table-cell table:style-name="ce468" table:formula="of:=[.I43]" office:value-type="float" office:value="58.7796526408664" calcext:value-type="float">
            <text:p>58.78</text:p>
          </table:table-cell>
          <table:table-cell table:style-name="ce19"/>
          <table:table-cell table:style-name="ce450" table:formula="of:=[.F54]/[.G54]" office:value-type="float" office:value="35.179356013126" calcext:value-type="float">
            <text:p>35.18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68" table:formula="of:=[.J20]" office:value-type="float" office:value="211.114370651672" calcext:value-type="float">
            <text:p>211.11</text:p>
          </table:table-cell>
          <table:table-cell table:style-name="ce468" table:formula="of:=[.J43]" office:value-type="float" office:value="2.18958634252378" calcext:value-type="float">
            <text:p>2.19</text:p>
          </table:table-cell>
          <table:table-cell table:style-name="ce19" table:number-columns-repeated="2"/>
          <table:table-cell table:style-name="ce488" table:formula="of:=[.F55]/[.G55]" office:value-type="float" office:value="96.4174677890691" calcext:value-type="float">
            <text:p>96.42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90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8" table:number-columns-repeated="2"/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more than 10 times deaths 超過十倍確診</text:p>
          </table:table-cell>
          <table:table-cell table:style-name="ce153"/>
          <table:table-cell table:style-name="ce468"/>
          <table:table-cell table:style-name="ce481"/>
          <table:table-cell table:style-name="ce141" office:value-type="string" calcext:value-type="string">
            <text:p>more than 10 times deaths 超過十倍死亡</text:p>
          </table:table-cell>
          <table:table-cell table:style-name="ce153"/>
          <table:table-cell table:style-name="ce227"/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32"/>
          <table:table-cell table:number-columns-repeated="1014"/>
        </table:table-row>
        <table:table-row table:style-name="ro2" table:number-rows-repeated="3">
          <table:table-cell table:style-name="ce8" table:number-columns-repeated="5"/>
          <table:table-cell table:style-name="ce472" table:number-columns-repeated="2"/>
          <table:table-cell table:style-name="ce8" table:number-columns-repeated="3"/>
          <table:table-cell table:number-columns-repeated="1014"/>
        </table:table-row>
        <table:table-row table:style-name="ro2">
          <table:table-cell table:style-name="ce8"/>
          <table:table-cell table:style-name="ce108" office:value-type="string" calcext:value-type="string">
            <text:p><text:span text:style-name="T6">European and East Asian Comparison (Excluding China</text:span>) 歐洲 東亞 比較 (不包括中國)</text:p>
          </table:table-cell>
          <table:table-cell table:style-name="ce148" table:number-columns-repeated="3"/>
          <table:table-cell table:style-name="ce467" table:number-columns-repeated="2"/>
          <table:table-cell table:style-name="ce148" table:number-columns-repeated="2"/>
          <table:table-cell table:style-name="ce289"/>
          <table:table-cell table:number-columns-repeated="1014"/>
        </table:table-row>
        <table:table-row table:style-name="ro2">
          <table:table-cell table:style-name="ce8"/>
          <table:table-cell table:style-name="ce115"/>
          <table:table-cell table:style-name="ce124" table:number-columns-repeated="3"/>
          <table:table-cell table:style-name="ce473" table:number-columns-repeated="2"/>
          <table:table-cell table:style-name="ce124" table:number-columns-repeated="2"/>
          <table:table-cell table:style-name="ce24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 office:value-type="string" calcext:value-type="string">
            <text:p>Europe</text:p>
          </table:table-cell>
          <table:table-cell table:style-name="ce480" office:value-type="string" calcext:value-type="string">
            <text:p>East Asia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/>
          <table:table-cell table:style-name="ce480" office:value-type="string" calcext:value-type="string">
            <text:p>(Ex-China)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9" office:value-type="string" calcext:value-type="string">
            <text:p>歐洲</text:p>
          </table:table-cell>
          <table:table-cell table:style-name="ce480" office:value-type="string" calcext:value-type="string">
            <text:p>東亞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70"/>
          <table:table-cell table:style-name="ce482" office:value-type="string" calcext:value-type="string">
            <text:p><text:s/>(不包括中國)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405" office:value-type="string" calcext:value-type="string">
            <text:p>Population </text:p>
          </table:table-cell>
          <table:table-cell table:style-name="ce19" office:value-type="string" calcext:value-type="string">
            <text:p>地區人口</text:p>
          </table:table-cell>
          <table:table-cell table:style-name="ce19"/>
          <table:table-cell table:style-name="ce474" table:formula="of:=[.H20]" office:value-type="float" office:value="381290955" calcext:value-type="float">
            <text:p>381,290,955</text:p>
          </table:table-cell>
          <table:table-cell table:style-name="ce474" table:formula="of:=[.H43]-[.H32]" office:value-type="float" office:value="688991703" calcext:value-type="float">
            <text:p>688,991,703</text:p>
          </table:table-cell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75"/>
          <table:table-cell table:style-name="ce483"/>
          <table:table-cell table:style-name="ce19" table:number-columns-repeated="2"/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468" table:formula="of:=[.F54]" office:value-type="float" office:value="2067.83032658092" calcext:value-type="float">
            <text:p>2,067.83</text:p>
          </table:table-cell>
          <table:table-cell table:style-name="ce468" table:formula="of:=([.F43]-[.F32])*1000000/([.H43]-[.H32])" office:value-type="float" office:value="61.6567656983817" calcext:value-type="float">
            <text:p>61.66</text:p>
          </table:table-cell>
          <table:table-cell table:style-name="ce19"/>
          <table:table-cell table:style-name="ce485" table:formula="of:=[.F71]/[.G71]" office:value-type="float" office:value="33.5377683723555" calcext:value-type="float">
            <text:p>33.54</text:p>
          </table:table-cell>
          <table:table-cell table:style-name="ce5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468" table:formula="of:=[.F55]" office:value-type="float" office:value="211.114370651672" calcext:value-type="float">
            <text:p>211.11</text:p>
          </table:table-cell>
          <table:table-cell table:style-name="ce468" table:formula="of:=([.G43]-[.G32])*1000000/([.H43]-[.H32])" office:value-type="float" office:value="1.89552355175458" calcext:value-type="float">
            <text:p>1.90</text:p>
          </table:table-cell>
          <table:table-cell table:style-name="ce19" table:number-columns-repeated="2"/>
          <table:table-cell table:style-name="ce489" table:formula="of:=[.F72]/[.G72]" office:value-type="float" office:value="111.375229527618" calcext:value-type="float">
            <text:p>111.38</text:p>
          </table:table-cell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468" table:number-columns-repeated="2"/>
          <table:table-cell table:style-name="ce19" table:number-columns-repeated="2"/>
          <table:table-cell table:style-name="ce490"/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90"/>
          <table:table-cell table:number-columns-repeated="1014"/>
        </table:table-row>
        <table:table-row table:style-name="ro2">
          <table:table-cell table:style-name="ce8"/>
          <table:table-cell table:style-name="ce115"/>
          <table:table-cell table:style-name="ce124" table:number-columns-repeated="3"/>
          <table:table-cell table:style-name="ce473" table:number-columns-repeated="2"/>
          <table:table-cell table:style-name="ce124" table:number-columns-repeated="2"/>
          <table:table-cell table:style-name="ce248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468"/>
          <table:table-cell table:style-name="ce481"/>
          <table:table-cell table:style-name="Times10" office:value-type="string" calcext:value-type="string">
            <text:p><text:s/>10 times or more deaths 十倍或以上死亡</text:p>
          </table:table-cell>
          <table:table-cell table:style-name="ce153"/>
          <table:table-cell table:style-name="ce227"/>
          <table:table-cell table:number-columns-repeated="1014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287" office:value-type="string" calcext:value-type="string">
            <text:p><text:s/>100 times or more cases 一百倍或以上確診</text:p>
          </table:table-cell>
          <table:table-cell table:style-name="ce287"/>
          <table:table-cell table:style-name="ce468"/>
          <table:table-cell table:style-name="ce481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Times100"/>
          <table:table-cell table:style-name="ce491"/>
          <table:table-cell table:number-columns-repeated="101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471" table:number-columns-repeated="2"/>
          <table:table-cell table:style-name="ce125" table:number-columns-repeated="2"/>
          <table:table-cell table:style-name="ce232"/>
          <table:table-cell table:number-columns-repeated="1014"/>
        </table:table-row>
        <table:table-row table:style-name="ro2">
          <table:table-cell table:style-name="ce8" table:number-columns-repeated="5"/>
          <table:table-cell table:style-name="ce472" table:number-columns-repeated="2"/>
          <table:table-cell table:style-name="ce8" table:number-columns-repeated="3"/>
          <table:table-cell table:number-columns-repeated="1014"/>
        </table:table-row>
        <table:table-row table:style-name="ro2" table:number-rows-repeated="1047931">
          <table:table-cell table:number-columns-repeated="1024"/>
        </table:table-row>
        <table:table-row table:style-name="ro8" table:number-rows-repeated="565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Euro_E_Asian.I54:Euro_E_Asian.I54">
            <calcext:condition calcext:apply-style-name="Default" calcext:value="&lt;10" calcext:base-cell-address="Euro_E_Asian.I54"/>
            <calcext:condition calcext:apply-style-name="Times10" calcext:value="&lt;100" calcext:base-cell-address="Euro_E_Asian.I54"/>
            <calcext:condition calcext:apply-style-name="Times100" calcext:value="&lt;500" calcext:base-cell-address="Euro_E_Asian.I54"/>
            <calcext:condition calcext:apply-style-name="Times500" calcext:value="&lt;1000" calcext:base-cell-address="Euro_E_Asian.I54"/>
            <calcext:condition calcext:apply-style-name="Times1000" calcext:value="&gt;=1000" calcext:base-cell-address="Euro_E_Asian.I54"/>
          </calcext:conditional-format>
          <calcext:conditional-format calcext:target-range-address="Euro_E_Asian.I54:Euro_E_Asian.I54">
            <calcext:condition calcext:apply-style-name="Default" calcext:value="&lt;10" calcext:base-cell-address="Euro_E_Asian.I54"/>
            <calcext:condition calcext:apply-style-name="Times10" calcext:value="&lt;=100" calcext:base-cell-address="Euro_E_Asian.I54"/>
            <calcext:condition calcext:apply-style-name="Times100" calcext:value="&lt;500" calcext:base-cell-address="Euro_E_Asian.I54"/>
            <calcext:condition calcext:apply-style-name="Times500" calcext:value="&lt;1000" calcext:base-cell-address="Euro_E_Asian.I54"/>
            <calcext:condition calcext:apply-style-name="Times1000" calcext:value="&gt;=1000" calcext:base-cell-address="Euro_E_Asian.I54"/>
          </calcext:conditional-format>
          <calcext:conditional-format calcext:target-range-address="Euro_E_Asian.I71:Euro_E_Asian.I71">
            <calcext:condition calcext:apply-style-name="Default" calcext:value="&lt;10" calcext:base-cell-address="Euro_E_Asian.I71"/>
            <calcext:condition calcext:apply-style-name="Times10" calcext:value="&lt;100" calcext:base-cell-address="Euro_E_Asian.I71"/>
            <calcext:condition calcext:apply-style-name="Times100" calcext:value="&lt;500" calcext:base-cell-address="Euro_E_Asian.I71"/>
            <calcext:condition calcext:apply-style-name="Times500" calcext:value="&lt;1000" calcext:base-cell-address="Euro_E_Asian.I71"/>
            <calcext:condition calcext:apply-style-name="Times1000" calcext:value="&gt;=1000" calcext:base-cell-address="Euro_E_Asian.I71"/>
          </calcext:conditional-format>
          <calcext:conditional-format calcext:target-range-address="Euro_E_Asian.I71:Euro_E_Asian.I71">
            <calcext:condition calcext:apply-style-name="Default" calcext:value="&lt;10" calcext:base-cell-address="Euro_E_Asian.I71"/>
            <calcext:condition calcext:apply-style-name="Times10" calcext:value="&lt;=100" calcext:base-cell-address="Euro_E_Asian.I71"/>
            <calcext:condition calcext:apply-style-name="Times100" calcext:value="&lt;500" calcext:base-cell-address="Euro_E_Asian.I71"/>
            <calcext:condition calcext:apply-style-name="Times500" calcext:value="&lt;1000" calcext:base-cell-address="Euro_E_Asian.I71"/>
            <calcext:condition calcext:apply-style-name="Times1000" calcext:value="&gt;=1000" calcext:base-cell-address="Euro_E_Asian.I71"/>
          </calcext:conditional-format>
          <calcext:conditional-format calcext:target-range-address="Euro_E_Asian.J55:Euro_E_Asian.J55">
            <calcext:condition calcext:apply-style-name="Default" calcext:value="&lt;10" calcext:base-cell-address="Euro_E_Asian.J55"/>
            <calcext:condition calcext:apply-style-name="Times10" calcext:value="&lt;100" calcext:base-cell-address="Euro_E_Asian.J55"/>
            <calcext:condition calcext:apply-style-name="Times100" calcext:value="&lt;500" calcext:base-cell-address="Euro_E_Asian.J55"/>
            <calcext:condition calcext:apply-style-name="Times500" calcext:value="&lt;1000" calcext:base-cell-address="Euro_E_Asian.J55"/>
            <calcext:condition calcext:apply-style-name="Times1000" calcext:value="&gt;=1000" calcext:base-cell-address="Euro_E_Asian.J55"/>
          </calcext:conditional-format>
          <calcext:conditional-format calcext:target-range-address="Euro_E_Asian.J55:Euro_E_Asian.J55">
            <calcext:condition calcext:apply-style-name="Default" calcext:value="&lt;10" calcext:base-cell-address="Euro_E_Asian.J55"/>
            <calcext:condition calcext:apply-style-name="Times10" calcext:value="&lt;=100" calcext:base-cell-address="Euro_E_Asian.J55"/>
            <calcext:condition calcext:apply-style-name="Times100" calcext:value="&lt;500" calcext:base-cell-address="Euro_E_Asian.J55"/>
            <calcext:condition calcext:apply-style-name="Times500" calcext:value="&lt;1000" calcext:base-cell-address="Euro_E_Asian.J55"/>
            <calcext:condition calcext:apply-style-name="Times1000" calcext:value="&gt;=1000" calcext:base-cell-address="Euro_E_Asian.J55"/>
          </calcext:conditional-format>
          <calcext:conditional-format calcext:target-range-address="Euro_E_Asian.J72:Euro_E_Asian.J73">
            <calcext:condition calcext:apply-style-name="Default" calcext:value="&lt;10" calcext:base-cell-address="Euro_E_Asian.J72"/>
            <calcext:condition calcext:apply-style-name="Times10" calcext:value="&lt;100" calcext:base-cell-address="Euro_E_Asian.J72"/>
            <calcext:condition calcext:apply-style-name="Times100" calcext:value="&lt;500" calcext:base-cell-address="Euro_E_Asian.J72"/>
            <calcext:condition calcext:apply-style-name="Times500" calcext:value="&lt;1000" calcext:base-cell-address="Euro_E_Asian.J72"/>
            <calcext:condition calcext:apply-style-name="Times1000" calcext:value="&gt;=1000" calcext:base-cell-address="Euro_E_Asian.J72"/>
          </calcext:conditional-format>
          <calcext:conditional-format calcext:target-range-address="Euro_E_Asian.J72:Euro_E_Asian.J73">
            <calcext:condition calcext:apply-style-name="Default" calcext:value="&lt;10" calcext:base-cell-address="Euro_E_Asian.J72"/>
            <calcext:condition calcext:apply-style-name="Times10" calcext:value="&lt;=100" calcext:base-cell-address="Euro_E_Asian.J72"/>
            <calcext:condition calcext:apply-style-name="Times100" calcext:value="&lt;500" calcext:base-cell-address="Euro_E_Asian.J72"/>
            <calcext:condition calcext:apply-style-name="Times500" calcext:value="&lt;1000" calcext:base-cell-address="Euro_E_Asian.J72"/>
            <calcext:condition calcext:apply-style-name="Times1000" calcext:value="&gt;=1000" calcext:base-cell-address="Euro_E_Asian.J72"/>
          </calcext:conditional-format>
        </calcext:conditional-formats>
      </table:table>
      <table:table table:name="Euro_E_Asian_Ratio" table:style-name="ta1">
        <office:forms form:automatic-focus="false" form:apply-design-mode="false"/>
        <table:shapes>
          <draw:custom-shape draw:z-index="0" draw:style-name="gr1" draw:text-style-name="P2" svg:width="27.85mm" svg:height="7.45mm" svg:x="197.38mm" svg:y="27.2mm">
            <text:p text:style-name="P1"><text:span text:style-name="T1">E.Asian cases</text:span></text:p>
            <text:p text:style-name="P1"><text:span text:style-name="T1">東亞確診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1" draw:style-name="gr2" draw:text-style-name="P1" svg:x1="211.16mm" svg:y1="34.3mm" svg:x2="203.68mm" svg:y2="37.5mm">
            <text:p/>
          </draw:line>
          <draw:custom-shape draw:z-index="2" draw:style-name="gr3" draw:text-style-name="P2" svg:width="40.69mm" svg:height="7.45mm" svg:x="17.16mm" svg:y="102.71mm">
            <text:p text:style-name="P1"><text:span text:style-name="T1">European cases</text:span></text:p>
            <text:p text:style-name="P1"><text:span text:style-name="T1">歐洲確診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3" draw:style-name="gr2" draw:text-style-name="P1" svg:x1="51.03mm" svg:y1="101.84mm" svg:x2="57.41mm" svg:y2="97.79mm">
            <text:p/>
          </draw:line>
          <draw:line draw:z-index="4" draw:style-name="gr2" draw:text-style-name="P1" svg:x1="208.3mm" svg:y1="158.73mm" svg:x2="203.9mm" svg:y2="161.5mm">
            <text:p/>
          </draw:line>
          <draw:custom-shape draw:z-index="5" draw:style-name="gr3" draw:text-style-name="P2" svg:width="40.69mm" svg:height="7.45mm" svg:x="17.17mm" svg:y="226.36mm">
            <text:p text:style-name="P1"><text:span text:style-name="T1">European Deaths</text:span></text:p>
            <text:p text:style-name="P1"><text:span text:style-name="T1">歐洲死亡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6" draw:style-name="gr2" draw:text-style-name="P1" svg:x1="51.04mm" svg:y1="225.49mm" svg:x2="57.42mm" svg:y2="221.44mm">
            <text:p/>
          </draw:line>
          <draw:custom-shape draw:z-index="7" draw:style-name="gr4" draw:text-style-name="P2" svg:width="26.31mm" svg:height="7.45mm" svg:x="195.18mm" svg:y="151.49mm">
            <text:p text:style-name="P1"><text:span text:style-name="T1">E.Asian Deaths</text:span></text:p>
            <text:p text:style-name="P1"><text:span text:style-name="T1">東亞死亡人數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Default"/>
        <table:table-column table:style-name="co14" table:default-cell-style-name="ce457"/>
        <table:table-column table:style-name="co15" table:number-columns-repeated="2" table:default-cell-style-name="ce457"/>
        <table:table-column table:style-name="co16" table:default-cell-style-name="ce521"/>
        <table:table-column table:style-name="co16" table:number-columns-repeated="9" table:default-cell-style-name="ce519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1">
          <table:table-cell/>
          <table:table-cell table:style-name="ce494" office:value-type="string" calcext:value-type="string" table:number-columns-spanned="2" table:number-rows-spanned="1">
            <text:p><text:span text:style-name="T7">Cases ratio </text:span></text:p>
            <text:p><text:span text:style-name="T7">確診個案比例分析</text:span></text:p>
          </table:table-cell>
          <table:covered-table-cell table:style-name="ce259"/>
          <table:table-cell table:style-name="ce263"/>
          <table:table-cell table:style-name="ce277" table:formula="of:=[$World_E_Asian_Ratio.E4]" office:value-type="string" office:string-value="中國大陸&#10;China" calcext:value-type="string">
            <text:p>中國大陸</text:p>
            <text:p>China</text:p>
          </table:table-cell>
          <table:table-cell table:style-name="ce517" table:formula="of:=[$World_E_Asian_Ratio.F4]" office:value-type="string" office:string-value="南韓&#10;Korea" calcext:value-type="string">
            <text:p>南韓</text:p>
            <text:p>Korea</text:p>
          </table:table-cell>
          <table:table-cell table:style-name="ce277" table:formula="of:=[$World_E_Asian_Ratio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World_E_Asian_Ratio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World_E_Asian_Ratio.I4]" office:value-type="string" office:string-value="日本&#10;Japan" calcext:value-type="string">
            <text:p>日本</text:p>
            <text:p>Japan</text:p>
          </table:table-cell>
          <table:table-cell table:style-name="ce277" table:formula="of:=[$World_E_Asian_Ratio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World_E_Asian_Ratio.K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World_E_Asian_Ratio.L4]" office:value-type="string" office:string-value="泰國&#10;Thailand" calcext:value-type="string">
            <text:p>泰國</text:p>
            <text:p>Thailand</text:p>
          </table:table-cell>
          <table:table-cell table:style-name="ce277" table:formula="of:=[$World_E_Asian_Ratio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World_E_Asian_Ratio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F42]" office:value-type="float" office:value="82295" calcext:value-type="float">
            <text:p>82,295</text:p>
          </table:table-cell>
          <table:table-cell table:style-name="ce446" table:formula="of:=[$World_E_Asian.F43]" office:value-type="float" office:value="10591" calcext:value-type="float">
            <text:p>10,591</text:p>
          </table:table-cell>
          <table:table-cell table:style-name="ce446" table:formula="of:=[$World_E_Asian.F44]" office:value-type="float" office:value="5072" calcext:value-type="float">
            <text:p>5,072</text:p>
          </table:table-cell>
          <table:table-cell table:style-name="ce446" table:formula="of:=[$World_E_Asian.F45]" office:value-type="float" office:value="5453" calcext:value-type="float">
            <text:p>5,453</text:p>
          </table:table-cell>
          <table:table-cell table:style-name="ce446" table:formula="of:=[$World_E_Asian.F46]" office:value-type="float" office:value="8100" calcext:value-type="float">
            <text:p>8,100</text:p>
          </table:table-cell>
          <table:table-cell table:style-name="ce446" table:formula="of:=[$World_E_Asian.F47]" office:value-type="float" office:value="5988" calcext:value-type="float">
            <text:p>5,988</text:p>
          </table:table-cell>
          <table:table-cell table:style-name="ce446" table:formula="of:=[$World_E_Asian.F48]" office:value-type="float" office:value="3252" calcext:value-type="float">
            <text:p>3,252</text:p>
          </table:table-cell>
          <table:table-cell table:style-name="ce446" table:formula="of:=[$World_E_Asian.F49]" office:value-type="float" office:value="2613" calcext:value-type="float">
            <text:p>2,613</text:p>
          </table:table-cell>
          <table:table-cell table:style-name="ce446" table:formula="of:=[$World_E_Asian.F50]" office:value-type="float" office:value="1017" calcext:value-type="float">
            <text:p>1,017</text:p>
          </table:table-cell>
          <table:table-cell table:style-name="ce446" table:formula="of:=[$World_E_Asian.F51]" office:value-type="float" office:value="395" calcext:value-type="float">
            <text:p>395</text:p>
          </table:table-cell>
          <table:table-cell table:number-columns-repeated="33"/>
        </table:table-row>
        <table:table-row table:style-name="ro2">
          <table:table-cell/>
          <table:table-cell table:formula="of:=[$Euro_E_Asian.D9]" office:value-type="string" office:string-value="Spain" calcext:value-type="string">
            <text:p>Spain</text:p>
          </table:table-cell>
          <table:table-cell table:formula="of:=[$Euro_E_Asian.E9]" office:value-type="string" office:string-value="西班牙" calcext:value-type="string">
            <text:p>西班牙</text:p>
          </table:table-cell>
          <table:table-cell table:formula="of:=[$Euro_E_Asian.F9]" office:value-type="float" office:value="177633" calcext:value-type="float">
            <text:p>177,633</text:p>
          </table:table-cell>
          <table:table-cell table:style-name="ce458" table:formula="of:=[.$D6]/[.E$5]" office:value-type="float" office:value="2.15849079530956" calcext:value-type="float">
            <text:p>2.2</text:p>
          </table:table-cell>
          <table:table-cell table:formula="of:=[.$D6]/[.F$5]" office:value-type="float" office:value="16.7720706260032" calcext:value-type="float">
            <text:p>17</text:p>
          </table:table-cell>
          <table:table-cell table:formula="of:=[.$D6]/[.G$5]" office:value-type="float" office:value="35.0222791798107" calcext:value-type="float">
            <text:p>35</text:p>
          </table:table-cell>
          <table:table-cell table:formula="of:=[.$D6]/[.H$5]" office:value-type="float" office:value="32.5752796625711" calcext:value-type="float">
            <text:p>33</text:p>
          </table:table-cell>
          <table:table-cell table:formula="of:=[.$D6]/[.I$5]" office:value-type="float" office:value="21.93" calcext:value-type="float">
            <text:p>22</text:p>
          </table:table-cell>
          <table:table-cell table:formula="of:=[.$D6]/[.J$5]" office:value-type="float" office:value="29.6648296593186" calcext:value-type="float">
            <text:p>30</text:p>
          </table:table-cell>
          <table:table-cell table:formula="of:=[.$D6]/[.K$5]" office:value-type="float" office:value="54.6226937269373" calcext:value-type="float">
            <text:p>55</text:p>
          </table:table-cell>
          <table:table-cell table:formula="of:=[.$D6]/[.L$5]" office:value-type="float" office:value="67.9804822043628" calcext:value-type="float">
            <text:p>68</text:p>
          </table:table-cell>
          <table:table-cell table:formula="of:=[.$D6]/[.M$5]" office:value-type="float" office:value="174.663716814159" calcext:value-type="float">
            <text:p>175</text:p>
          </table:table-cell>
          <table:table-cell table:formula="of:=[.$D6]/[.N$5]" office:value-type="float" office:value="449.703797468354" calcext:value-type="float">
            <text:p>450</text:p>
          </table:table-cell>
          <table:table-cell table:number-columns-repeated="33"/>
        </table:table-row>
        <table:table-row table:style-name="ro2">
          <table:table-cell/>
          <table:table-cell table:formula="of:=[$Euro_E_Asian.D10]" office:value-type="string" office:string-value="Italy" calcext:value-type="string">
            <text:p>Italy</text:p>
          </table:table-cell>
          <table:table-cell table:formula="of:=[$Euro_E_Asian.E10]" office:value-type="string" office:string-value="意大利" calcext:value-type="string">
            <text:p>意大利</text:p>
          </table:table-cell>
          <table:table-cell table:formula="of:=[$Euro_E_Asian.F10]" office:value-type="float" office:value="162488" calcext:value-type="float">
            <text:p>162,488</text:p>
          </table:table-cell>
          <table:table-cell table:style-name="ce519" table:formula="of:=[.$D7]/[.E$5]" office:value-type="float" office:value="1.97445774348381" calcext:value-type="float">
            <text:p>2</text:p>
          </table:table-cell>
          <table:table-cell table:formula="of:=[.$D7]/[.F$5]" office:value-type="float" office:value="15.342082900576" calcext:value-type="float">
            <text:p>15</text:p>
          </table:table-cell>
          <table:table-cell table:formula="of:=[.$D7]/[.G$5]" office:value-type="float" office:value="32.0362776025237" calcext:value-type="float">
            <text:p>32</text:p>
          </table:table-cell>
          <table:table-cell table:formula="of:=[.$D7]/[.H$5]" office:value-type="float" office:value="29.7979094076655" calcext:value-type="float">
            <text:p>30</text:p>
          </table:table-cell>
          <table:table-cell table:formula="of:=[.$D7]/[.I$5]" office:value-type="float" office:value="20.0602469135802" calcext:value-type="float">
            <text:p>20</text:p>
          </table:table-cell>
          <table:table-cell table:formula="of:=[.$D7]/[.J$5]" office:value-type="float" office:value="27.1356045424182" calcext:value-type="float">
            <text:p>27</text:p>
          </table:table-cell>
          <table:table-cell table:formula="of:=[.$D7]/[.K$5]" office:value-type="float" office:value="49.9655596555966" calcext:value-type="float">
            <text:p>50</text:p>
          </table:table-cell>
          <table:table-cell table:formula="of:=[.$D7]/[.L$5]" office:value-type="float" office:value="62.1844623038653" calcext:value-type="float">
            <text:p>62</text:p>
          </table:table-cell>
          <table:table-cell table:formula="of:=[.$D7]/[.M$5]" office:value-type="float" office:value="159.771878072763" calcext:value-type="float">
            <text:p>160</text:p>
          </table:table-cell>
          <table:table-cell table:formula="of:=[.$D7]/[.N$5]" office:value-type="float" office:value="411.362025316456" calcext:value-type="float">
            <text:p>411</text:p>
          </table:table-cell>
          <table:table-cell table:number-columns-repeated="33"/>
        </table:table-row>
        <table:table-row table:style-name="ro2">
          <table:table-cell/>
          <table:table-cell table:formula="of:=[$Euro_E_Asian.D11]" office:value-type="string" office:string-value="Germany" calcext:value-type="string">
            <text:p>Germany</text:p>
          </table:table-cell>
          <table:table-cell table:formula="of:=[$Euro_E_Asian.E11]" office:value-type="string" office:string-value="德國" calcext:value-type="string">
            <text:p>德國</text:p>
          </table:table-cell>
          <table:table-cell table:formula="of:=[$Euro_E_Asian.F11]" office:value-type="float" office:value="132210" calcext:value-type="float">
            <text:p>132,210</text:p>
          </table:table-cell>
          <table:table-cell table:style-name="ce519" table:formula="of:=[.$D8]/[.E$5]" office:value-type="float" office:value="1.60653745671061" calcext:value-type="float">
            <text:p>2</text:p>
          </table:table-cell>
          <table:table-cell table:formula="of:=[.$D8]/[.F$5]" office:value-type="float" office:value="12.4832404872061" calcext:value-type="float">
            <text:p>12</text:p>
          </table:table-cell>
          <table:table-cell table:formula="of:=[.$D8]/[.G$5]" office:value-type="float" office:value="26.0666403785489" calcext:value-type="float">
            <text:p>26</text:p>
          </table:table-cell>
          <table:table-cell table:formula="of:=[.$D8]/[.H$5]" office:value-type="float" office:value="24.2453695213644" calcext:value-type="float">
            <text:p>24</text:p>
          </table:table-cell>
          <table:table-cell table:formula="of:=[.$D8]/[.I$5]" office:value-type="float" office:value="16.3222222222222" calcext:value-type="float">
            <text:p>16</text:p>
          </table:table-cell>
          <table:table-cell table:formula="of:=[.$D8]/[.J$5]" office:value-type="float" office:value="22.0791583166333" calcext:value-type="float">
            <text:p>22</text:p>
          </table:table-cell>
          <table:table-cell table:formula="of:=[.$D8]/[.K$5]" office:value-type="float" office:value="40.6549815498155" calcext:value-type="float">
            <text:p>41</text:p>
          </table:table-cell>
          <table:table-cell table:formula="of:=[.$D8]/[.L$5]" office:value-type="float" office:value="50.5970149253731" calcext:value-type="float">
            <text:p>51</text:p>
          </table:table-cell>
          <table:table-cell table:formula="of:=[.$D8]/[.M$5]" office:value-type="float" office:value="130" calcext:value-type="float">
            <text:p>130</text:p>
          </table:table-cell>
          <table:table-cell table:formula="of:=[.$D8]/[.N$5]" office:value-type="float" office:value="334.708860759494" calcext:value-type="float">
            <text:p>335</text:p>
          </table:table-cell>
          <table:table-cell table:number-columns-repeated="33"/>
        </table:table-row>
        <table:table-row table:style-name="ro2">
          <table:table-cell/>
          <table:table-cell table:formula="of:=[$Euro_E_Asian.D12]" office:value-type="string" office:string-value="France" calcext:value-type="string">
            <text:p>France</text:p>
          </table:table-cell>
          <table:table-cell table:formula="of:=[$Euro_E_Asian.E12]" office:value-type="string" office:string-value="法國" calcext:value-type="string">
            <text:p>法國</text:p>
          </table:table-cell>
          <table:table-cell table:formula="of:=[$Euro_E_Asian.F12]" office:value-type="float" office:value="103573" calcext:value-type="float">
            <text:p>103,573</text:p>
          </table:table-cell>
          <table:table-cell table:style-name="ce519" table:formula="of:=[.$D9]/[.E$5]" office:value-type="float" office:value="1.25855762804545" calcext:value-type="float">
            <text:p>1</text:p>
          </table:table-cell>
          <table:table-cell table:formula="of:=[.$D9]/[.F$5]" office:value-type="float" office:value="9.77934094986309" calcext:value-type="float">
            <text:p>10</text:p>
          </table:table-cell>
          <table:table-cell table:formula="of:=[.$D9]/[.G$5]" office:value-type="float" office:value="20.4205441640379" calcext:value-type="float">
            <text:p>20</text:p>
          </table:table-cell>
          <table:table-cell table:formula="of:=[.$D9]/[.H$5]" office:value-type="float" office:value="18.993764900055" calcext:value-type="float">
            <text:p>19</text:p>
          </table:table-cell>
          <table:table-cell table:formula="of:=[.$D9]/[.I$5]" office:value-type="float" office:value="12.7867901234568" calcext:value-type="float">
            <text:p>13</text:p>
          </table:table-cell>
          <table:table-cell table:formula="of:=[.$D9]/[.J$5]" office:value-type="float" office:value="17.2967601870408" calcext:value-type="float">
            <text:p>17</text:p>
          </table:table-cell>
          <table:table-cell table:formula="of:=[.$D9]/[.K$5]" office:value-type="float" office:value="31.8490159901599" calcext:value-type="float">
            <text:p>32</text:p>
          </table:table-cell>
          <table:table-cell table:formula="of:=[.$D9]/[.L$5]" office:value-type="float" office:value="39.6375813241485" calcext:value-type="float">
            <text:p>40</text:p>
          </table:table-cell>
          <table:table-cell table:formula="of:=[.$D9]/[.M$5]" office:value-type="float" office:value="101.841691248771" calcext:value-type="float">
            <text:p>102</text:p>
          </table:table-cell>
          <table:table-cell table:formula="of:=[.$D9]/[.N$5]" office:value-type="float" office:value="262.210126582278" calcext:value-type="float">
            <text:p>262</text:p>
          </table:table-cell>
          <table:table-cell table:number-columns-repeated="33"/>
        </table:table-row>
        <table:table-row table:style-name="ro2">
          <table:table-cell/>
          <table:table-cell table:formula="of:=[$Euro_E_Asian.D13]" office:value-type="string" office:string-value="United Kingdom" calcext:value-type="string">
            <text:p>United Kingdom</text:p>
          </table:table-cell>
          <table:table-cell table:formula="of:=[$Euro_E_Asian.E13]" office:value-type="string" office:string-value="英國" calcext:value-type="string">
            <text:p>英國</text:p>
          </table:table-cell>
          <table:table-cell table:formula="of:=[$Euro_E_Asian.F13]" office:value-type="float" office:value="93873" calcext:value-type="float">
            <text:p>93,873</text:p>
          </table:table-cell>
          <table:table-cell table:style-name="ce519" table:formula="of:=[.$D10]/[.E$5]" office:value-type="float" office:value="1.14068898474998" calcext:value-type="float">
            <text:p>1</text:p>
          </table:table-cell>
          <table:table-cell table:formula="of:=[.$D10]/[.F$5]" office:value-type="float" office:value="8.86346898309886" calcext:value-type="float">
            <text:p>9</text:p>
          </table:table-cell>
          <table:table-cell table:formula="of:=[.$D10]/[.G$5]" office:value-type="float" office:value="18.5080835962145" calcext:value-type="float">
            <text:p>19</text:p>
          </table:table-cell>
          <table:table-cell table:formula="of:=[.$D10]/[.H$5]" office:value-type="float" office:value="17.2149275628095" calcext:value-type="float">
            <text:p>17</text:p>
          </table:table-cell>
          <table:table-cell table:formula="of:=[.$D10]/[.I$5]" office:value-type="float" office:value="11.5892592592593" calcext:value-type="float">
            <text:p>12</text:p>
          </table:table-cell>
          <table:table-cell table:formula="of:=[.$D10]/[.J$5]" office:value-type="float" office:value="15.6768537074148" calcext:value-type="float">
            <text:p>16</text:p>
          </table:table-cell>
          <table:table-cell table:formula="of:=[.$D10]/[.K$5]" office:value-type="float" office:value="28.8662361623616" calcext:value-type="float">
            <text:p>29</text:p>
          </table:table-cell>
          <table:table-cell table:formula="of:=[.$D10]/[.L$5]" office:value-type="float" office:value="35.9253731343284" calcext:value-type="float">
            <text:p>36</text:p>
          </table:table-cell>
          <table:table-cell table:formula="of:=[.$D10]/[.M$5]" office:value-type="float" office:value="92.3038348082596" calcext:value-type="float">
            <text:p>92</text:p>
          </table:table-cell>
          <table:table-cell table:formula="of:=[.$D10]/[.N$5]" office:value-type="float" office:value="237.653164556962" calcext:value-type="float">
            <text:p>238</text:p>
          </table:table-cell>
          <table:table-cell table:number-columns-repeated="33"/>
        </table:table-row>
        <table:table-row table:style-name="ro2">
          <table:table-cell/>
          <table:table-cell table:formula="of:=[$Euro_E_Asian.D14]" office:value-type="string" office:string-value="Belgium" calcext:value-type="string">
            <text:p>Belgium</text:p>
          </table:table-cell>
          <table:table-cell table:formula="of:=[$Euro_E_Asian.E14]" office:value-type="string" office:string-value="比利時" calcext:value-type="string">
            <text:p>比利時</text:p>
          </table:table-cell>
          <table:table-cell table:formula="of:=[$Euro_E_Asian.F14]" office:value-type="float" office:value="33573" calcext:value-type="float">
            <text:p>33,573</text:p>
          </table:table-cell>
          <table:table-cell table:style-name="ce520" table:formula="of:=[.$D11]/[.E$5]" office:value-type="float" office:value="0.407959171274075" calcext:value-type="float">
            <text:p>0.4</text:p>
          </table:table-cell>
          <table:table-cell table:formula="of:=[.$D11]/[.F$5]" office:value-type="float" office:value="3.16995562269852" calcext:value-type="float">
            <text:p>3</text:p>
          </table:table-cell>
          <table:table-cell table:formula="of:=[.$D11]/[.G$5]" office:value-type="float" office:value="6.61928233438486" calcext:value-type="float">
            <text:p>7</text:p>
          </table:table-cell>
          <table:table-cell table:formula="of:=[.$D11]/[.H$5]" office:value-type="float" office:value="6.15679442508711" calcext:value-type="float">
            <text:p>6</text:p>
          </table:table-cell>
          <table:table-cell table:formula="of:=[.$D11]/[.I$5]" office:value-type="float" office:value="4.14481481481482" calcext:value-type="float">
            <text:p>4</text:p>
          </table:table-cell>
          <table:table-cell table:formula="of:=[.$D11]/[.J$5]" office:value-type="float" office:value="5.60671342685371" calcext:value-type="float">
            <text:p>6</text:p>
          </table:table-cell>
          <table:table-cell table:formula="of:=[.$D11]/[.K$5]" office:value-type="float" office:value="10.3238007380074" calcext:value-type="float">
            <text:p>10</text:p>
          </table:table-cell>
          <table:table-cell table:formula="of:=[.$D11]/[.L$5]" office:value-type="float" office:value="12.8484500574053" calcext:value-type="float">
            <text:p>13</text:p>
          </table:table-cell>
          <table:table-cell table:formula="of:=[.$D11]/[.M$5]" office:value-type="float" office:value="33.0117994100295" calcext:value-type="float">
            <text:p>33</text:p>
          </table:table-cell>
          <table:table-cell table:formula="of:=[.$D11]/[.N$5]" office:value-type="float" office:value="84.9949367088608" calcext:value-type="float">
            <text:p>85</text:p>
          </table:table-cell>
          <table:table-cell table:number-columns-repeated="33"/>
        </table:table-row>
        <table:table-row table:style-name="ro2">
          <table:table-cell/>
          <table:table-cell table:formula="of:=[$Euro_E_Asian.D15]" office:value-type="string" office:string-value="Netherlands" calcext:value-type="string">
            <text:p>Netherlands</text:p>
          </table:table-cell>
          <table:table-cell table:formula="of:=[$Euro_E_Asian.E15]" office:value-type="string" office:string-value="荷蘭" calcext:value-type="string">
            <text:p>荷蘭</text:p>
          </table:table-cell>
          <table:table-cell table:formula="of:=[$Euro_E_Asian.F15]" office:value-type="float" office:value="27419" calcext:value-type="float">
            <text:p>27,419</text:p>
          </table:table-cell>
          <table:table-cell table:style-name="ce520" table:formula="of:=[.$D12]/[.E$5]" office:value-type="float" office:value="0.333179415517346" calcext:value-type="float">
            <text:p>0.3</text:p>
          </table:table-cell>
          <table:table-cell table:formula="of:=[.$D12]/[.F$5]" office:value-type="float" office:value="2.58889623265036" calcext:value-type="float">
            <text:p>3</text:p>
          </table:table-cell>
          <table:table-cell table:formula="of:=[.$D12]/[.G$5]" office:value-type="float" office:value="5.40595425867508" calcext:value-type="float">
            <text:p>5</text:p>
          </table:table-cell>
          <table:table-cell table:formula="of:=[.$D12]/[.H$5]" office:value-type="float" office:value="5.02824133504493" calcext:value-type="float">
            <text:p>5</text:p>
          </table:table-cell>
          <table:table-cell table:formula="of:=[.$D12]/[.I$5]" office:value-type="float" office:value="3.38506172839506" calcext:value-type="float">
            <text:p>3</text:p>
          </table:table-cell>
          <table:table-cell table:formula="of:=[.$D12]/[.J$5]" office:value-type="float" office:value="4.57899131596526" calcext:value-type="float">
            <text:p>5</text:p>
          </table:table-cell>
          <table:table-cell table:formula="of:=[.$D12]/[.K$5]" office:value-type="float" office:value="8.43142681426814" calcext:value-type="float">
            <text:p>8</text:p>
          </table:table-cell>
          <table:table-cell table:formula="of:=[.$D12]/[.L$5]" office:value-type="float" office:value="10.4933027171833" calcext:value-type="float">
            <text:p>10</text:p>
          </table:table-cell>
          <table:table-cell table:formula="of:=[.$D12]/[.M$5]" office:value-type="float" office:value="26.960668633235" calcext:value-type="float">
            <text:p>27</text:p>
          </table:table-cell>
          <table:table-cell table:formula="of:=[.$D12]/[.N$5]" office:value-type="float" office:value="69.4151898734177" calcext:value-type="float">
            <text:p>69</text:p>
          </table:table-cell>
          <table:table-cell table:number-columns-repeated="33"/>
        </table:table-row>
        <table:table-row table:style-name="ro2">
          <table:table-cell/>
          <table:table-cell table:formula="of:=[$Euro_E_Asian.D16]" office:value-type="string" office:string-value="Switzerland" calcext:value-type="string">
            <text:p>Switzerland</text:p>
          </table:table-cell>
          <table:table-cell table:formula="of:=[$Euro_E_Asian.E16]" office:value-type="string" office:string-value="瑞士" calcext:value-type="string">
            <text:p>瑞士</text:p>
          </table:table-cell>
          <table:table-cell table:formula="of:=[$Euro_E_Asian.F16]" office:value-type="float" office:value="25994" calcext:value-type="float">
            <text:p>25,994</text:p>
          </table:table-cell>
          <table:table-cell table:style-name="ce520" table:formula="of:=[.$D13]/[.E$5]" office:value-type="float" office:value="0.315863661218786" calcext:value-type="float">
            <text:p>0.3</text:p>
          </table:table-cell>
          <table:table-cell table:formula="of:=[.$D13]/[.F$5]" office:value-type="float" office:value="2.45434803134737" calcext:value-type="float">
            <text:p>2</text:p>
          </table:table-cell>
          <table:table-cell table:formula="of:=[.$D13]/[.G$5]" office:value-type="float" office:value="5.125" calcext:value-type="float">
            <text:p>5</text:p>
          </table:table-cell>
          <table:table-cell table:formula="of:=[.$D13]/[.H$5]" office:value-type="float" office:value="4.76691729323308" calcext:value-type="float">
            <text:p>5</text:p>
          </table:table-cell>
          <table:table-cell table:formula="of:=[.$D13]/[.I$5]" office:value-type="float" office:value="3.20913580246914" calcext:value-type="float">
            <text:p>3</text:p>
          </table:table-cell>
          <table:table-cell table:formula="of:=[.$D13]/[.J$5]" office:value-type="float" office:value="4.34101536406146" calcext:value-type="float">
            <text:p>4</text:p>
          </table:table-cell>
          <table:table-cell table:formula="of:=[.$D13]/[.K$5]" office:value-type="float" office:value="7.99323493234932" calcext:value-type="float">
            <text:p>8</text:p>
          </table:table-cell>
          <table:table-cell table:formula="of:=[.$D13]/[.L$5]" office:value-type="float" office:value="9.94795254496747" calcext:value-type="float">
            <text:p>10</text:p>
          </table:table-cell>
          <table:table-cell table:formula="of:=[.$D13]/[.M$5]" office:value-type="float" office:value="25.5594886922321" calcext:value-type="float">
            <text:p>26</text:p>
          </table:table-cell>
          <table:table-cell table:formula="of:=[.$D13]/[.N$5]" office:value-type="float" office:value="65.8075949367089" calcext:value-type="float">
            <text:p>66</text:p>
          </table:table-cell>
          <table:table-cell table:number-columns-repeated="33"/>
        </table:table-row>
        <table:table-row table:style-name="ro2">
          <table:table-cell/>
          <table:table-cell table:formula="of:=[$Euro_E_Asian.D17]" office:value-type="string" office:string-value="Portugal" calcext:value-type="string">
            <text:p>Portugal</text:p>
          </table:table-cell>
          <table:table-cell table:formula="of:=[$Euro_E_Asian.E17]" office:value-type="string" office:string-value="葡萄牙" calcext:value-type="string">
            <text:p>葡萄牙</text:p>
          </table:table-cell>
          <table:table-cell table:formula="of:=[$Euro_E_Asian.F17]" office:value-type="float" office:value="17448" calcext:value-type="float">
            <text:p>17,448</text:p>
          </table:table-cell>
          <table:table-cell table:style-name="ce520" table:formula="of:=[.$D14]/[.E$5]" office:value-type="float" office:value="0.212017741053527" calcext:value-type="float">
            <text:p>0.2</text:p>
          </table:table-cell>
          <table:table-cell table:formula="of:=[.$D14]/[.F$5]" office:value-type="float" office:value="1.64743650269096" calcext:value-type="float">
            <text:p>2</text:p>
          </table:table-cell>
          <table:table-cell table:formula="of:=[.$D14]/[.G$5]" office:value-type="float" office:value="3.44006309148265" calcext:value-type="float">
            <text:p>3</text:p>
          </table:table-cell>
          <table:table-cell table:formula="of:=[.$D14]/[.H$5]" office:value-type="float" office:value="3.199706583532" calcext:value-type="float">
            <text:p>3</text:p>
          </table:table-cell>
          <table:table-cell table:formula="of:=[.$D14]/[.I$5]" office:value-type="float" office:value="2.15407407407407" calcext:value-type="float">
            <text:p>2</text:p>
          </table:table-cell>
          <table:table-cell table:formula="of:=[.$D14]/[.J$5]" office:value-type="float" office:value="2.91382765531062" calcext:value-type="float">
            <text:p>3</text:p>
          </table:table-cell>
          <table:table-cell table:formula="of:=[.$D14]/[.K$5]" office:value-type="float" office:value="5.36531365313653" calcext:value-type="float">
            <text:p>5</text:p>
          </table:table-cell>
          <table:table-cell table:formula="of:=[.$D14]/[.L$5]" office:value-type="float" office:value="6.67738231917336" calcext:value-type="float">
            <text:p>7</text:p>
          </table:table-cell>
          <table:table-cell table:formula="of:=[.$D14]/[.M$5]" office:value-type="float" office:value="17.1563421828909" calcext:value-type="float">
            <text:p>17</text:p>
          </table:table-cell>
          <table:table-cell table:formula="of:=[.$D14]/[.N$5]" office:value-type="float" office:value="44.1721518987342" calcext:value-type="float">
            <text:p>44</text:p>
          </table:table-cell>
          <table:table-cell table:number-columns-repeated="33"/>
        </table:table-row>
        <table:table-row table:style-name="ro2">
          <table:table-cell/>
          <table:table-cell table:formula="of:=[$Euro_E_Asian.D18]" office:value-type="string" office:string-value="Austria" calcext:value-type="string">
            <text:p>Austria</text:p>
          </table:table-cell>
          <table:table-cell table:formula="of:=[$Euro_E_Asian.E18]" office:value-type="string" office:string-value="奧地利" calcext:value-type="string">
            <text:p>奧地利</text:p>
          </table:table-cell>
          <table:table-cell table:formula="of:=[$Euro_E_Asian.F18]" office:value-type="float" office:value="14234" calcext:value-type="float">
            <text:p>14,234</text:p>
          </table:table-cell>
          <table:table-cell table:style-name="ce520" table:formula="of:=[.$D15]/[.E$5]" office:value-type="float" office:value="0.172963120481196" calcext:value-type="float">
            <text:p>0.2</text:p>
          </table:table-cell>
          <table:table-cell table:formula="of:=[.$D15]/[.F$5]" office:value-type="float" office:value="1.34397129638372" calcext:value-type="float">
            <text:p>1</text:p>
          </table:table-cell>
          <table:table-cell table:formula="of:=[.$D15]/[.G$5]" office:value-type="float" office:value="2.8063880126183" calcext:value-type="float">
            <text:p>3</text:p>
          </table:table-cell>
          <table:table-cell table:formula="of:=[.$D15]/[.H$5]" office:value-type="float" office:value="2.61030625343847" calcext:value-type="float">
            <text:p>3</text:p>
          </table:table-cell>
          <table:table-cell table:formula="of:=[.$D15]/[.I$5]" office:value-type="float" office:value="1.75728395061728" calcext:value-type="float">
            <text:p>2</text:p>
          </table:table-cell>
          <table:table-cell table:formula="of:=[.$D15]/[.J$5]" office:value-type="float" office:value="2.37708750835003" calcext:value-type="float">
            <text:p>2</text:p>
          </table:table-cell>
          <table:table-cell table:formula="of:=[.$D15]/[.K$5]" office:value-type="float" office:value="4.3769987699877" calcext:value-type="float">
            <text:p>4</text:p>
          </table:table-cell>
          <table:table-cell table:formula="of:=[.$D15]/[.L$5]" office:value-type="float" office:value="5.44737849215461" calcext:value-type="float">
            <text:p>5</text:p>
          </table:table-cell>
          <table:table-cell table:formula="of:=[.$D15]/[.M$5]" office:value-type="float" office:value="13.9960668633235" calcext:value-type="float">
            <text:p>14</text:p>
          </table:table-cell>
          <table:table-cell table:formula="of:=[.$D15]/[.N$5]" office:value-type="float" office:value="36.0354430379747" calcext:value-type="float">
            <text:p>36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47" calcext:value-type="float">
            <text:p>47</text:p>
          </table:table-cell>
          <table:table-cell table:number-columns-repeated="30"/>
          <table:table-cell table:style-name="ce327" table:number-columns-repeated="3"/>
        </table:table-row>
        <table:table-row table:style-name="ro23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9" calcext:value-type="float">
            <text:p>9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27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6">
          <table:table-cell/>
          <table:table-cell table:style-name="ce271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0">
          <table:table-cell/>
          <table:table-cell table:style-name="ce317" office:value-type="string" calcext:value-type="string" table:number-columns-spanned="2" table:number-rows-spanned="1">
            <text:p><text:span text:style-name="T7">Deaths ratio </text:span></text:p>
            <text:p><text:span text:style-name="T7">死亡人數比例分析</text:span></text:p>
          </table:table-cell>
          <table:covered-table-cell table:style-name="ce259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L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.G42]" office:value-type="float" office:value="3342" calcext:value-type="float">
            <text:p>3,342</text:p>
          </table:table-cell>
          <table:table-cell table:style-name="ce446" table:formula="of:=[$World_E_Asian.G43]" office:value-type="float" office:value="225" calcext:value-type="float">
            <text:p>225</text:p>
          </table:table-cell>
          <table:table-cell table:style-name="ce446" table:formula="of:=[$World_E_Asian.G44]" office:value-type="float" office:value="83" calcext:value-type="float">
            <text:p>83</text:p>
          </table:table-cell>
          <table:table-cell table:style-name="ce446" table:formula="of:=[$World_E_Asian.G45]" office:value-type="float" office:value="349" calcext:value-type="float">
            <text:p>349</text:p>
          </table:table-cell>
          <table:table-cell table:style-name="ce446" table:formula="of:=[$World_E_Asian.G46]" office:value-type="float" office:value="119" calcext:value-type="float">
            <text:p>119</text:p>
          </table:table-cell>
          <table:table-cell table:style-name="ce446" table:formula="of:=[$World_E_Asian.G47]" office:value-type="float" office:value="469" calcext:value-type="float">
            <text:p>469</text:p>
          </table:table-cell>
          <table:table-cell table:style-name="ce446" table:formula="of:=[$World_E_Asian.G48]" office:value-type="float" office:value="10" calcext:value-type="float">
            <text:p>10</text:p>
          </table:table-cell>
          <table:table-cell table:style-name="ce446" table:formula="of:=[$World_E_Asian.G49]" office:value-type="float" office:value="41" calcext:value-type="float">
            <text:p>41</text:p>
          </table:table-cell>
          <table:table-cell table:style-name="ce446" table:formula="of:=[$World_E_Asian.G50]" office:value-type="float" office:value="4" calcext:value-type="float">
            <text:p>4</text:p>
          </table:table-cell>
          <table:table-cell table:style-name="ce446" table:formula="of:=[$World_E_Asian.G51]" office:value-type="float" office:value="6" calcext:value-type="float">
            <text:p>6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9]" office:value-type="string" office:string-value="Spain" calcext:value-type="string">
            <text:p>Spain</text:p>
          </table:table-cell>
          <table:table-cell table:style-name="ce445" table:formula="of:=[$Euro_E_Asian.E9]" office:value-type="string" office:string-value="西班牙" calcext:value-type="string">
            <text:p>西班牙</text:p>
          </table:table-cell>
          <table:table-cell table:style-name="ce445" table:formula="of:=[$World_E_Asian.G9]" office:value-type="float" office:value="26061" calcext:value-type="float">
            <text:p>26,061</text:p>
          </table:table-cell>
          <table:table-cell table:formula="of:=[.$D27]/[.E$26]" office:value-type="float" office:value="7.79802513464991" calcext:value-type="float">
            <text:p>8</text:p>
          </table:table-cell>
          <table:table-cell table:style-name="ce521" table:formula="of:=[.$D27]/[.F$26]" office:value-type="float" office:value="115.826666666667" calcext:value-type="float">
            <text:p>116</text:p>
          </table:table-cell>
          <table:table-cell table:style-name="ce521" table:formula="of:=[.$D27]/[.G$26]" office:value-type="float" office:value="313.987951807229" calcext:value-type="float">
            <text:p>314</text:p>
          </table:table-cell>
          <table:table-cell table:style-name="ce521" table:formula="of:=[.$D27]/[.H$26]" office:value-type="float" office:value="74.6733524355301" calcext:value-type="float">
            <text:p>75</text:p>
          </table:table-cell>
          <table:table-cell table:style-name="ce521" table:formula="of:=[.$D27]/[.I$26]" office:value-type="float" office:value="219" calcext:value-type="float">
            <text:p>219</text:p>
          </table:table-cell>
          <table:table-cell table:style-name="ce521" table:formula="of:=[.$D27]/[.J$26]" office:value-type="float" office:value="55.5671641791045" calcext:value-type="float">
            <text:p>56</text:p>
          </table:table-cell>
          <table:table-cell table:style-name="ce521" table:formula="of:=[.$D27]/[.K$26]" office:value-type="float" office:value="2606.1" calcext:value-type="float">
            <text:p>2606</text:p>
          </table:table-cell>
          <table:table-cell table:style-name="ce521" table:formula="of:=[.$D27]/[.L$26]" office:value-type="float" office:value="635.634146341463" calcext:value-type="float">
            <text:p>636</text:p>
          </table:table-cell>
          <table:table-cell table:style-name="ce521" table:formula="of:=[.$D27]/[.M$26]" office:value-type="float" office:value="6515.25" calcext:value-type="float">
            <text:p>6515</text:p>
          </table:table-cell>
          <table:table-cell table:style-name="ce521" table:formula="of:=[.$D27]/[.N$26]" office:value-type="float" office:value="4343.5" calcext:value-type="float">
            <text:p>4344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0]" office:value-type="string" office:string-value="Italy" calcext:value-type="string">
            <text:p>Italy</text:p>
          </table:table-cell>
          <table:table-cell table:style-name="ce445" table:formula="of:=[$Euro_E_Asian.E10]" office:value-type="string" office:string-value="意大利" calcext:value-type="string">
            <text:p>意大利</text:p>
          </table:table-cell>
          <table:table-cell table:style-name="ce445" table:formula="of:=[$World_E_Asian.G10]" office:value-type="float" office:value="18579" calcext:value-type="float">
            <text:p>18,579</text:p>
          </table:table-cell>
          <table:table-cell table:formula="of:=[.$D28]/[.E$26]" office:value-type="float" office:value="5.55924596050269" calcext:value-type="float">
            <text:p>6</text:p>
          </table:table-cell>
          <table:table-cell table:style-name="ce521" table:formula="of:=[.$D28]/[.F$26]" office:value-type="float" office:value="82.5733333333333" calcext:value-type="float">
            <text:p>83</text:p>
          </table:table-cell>
          <table:table-cell table:style-name="ce521" table:formula="of:=[.$D28]/[.G$26]" office:value-type="float" office:value="223.843373493976" calcext:value-type="float">
            <text:p>224</text:p>
          </table:table-cell>
          <table:table-cell table:style-name="ce521" table:formula="of:=[.$D28]/[.H$26]" office:value-type="float" office:value="53.2349570200573" calcext:value-type="float">
            <text:p>53</text:p>
          </table:table-cell>
          <table:table-cell table:style-name="ce521" table:formula="of:=[.$D28]/[.I$26]" office:value-type="float" office:value="156.126050420168" calcext:value-type="float">
            <text:p>156</text:p>
          </table:table-cell>
          <table:table-cell table:style-name="ce521" table:formula="of:=[.$D28]/[.J$26]" office:value-type="float" office:value="39.6140724946695" calcext:value-type="float">
            <text:p>40</text:p>
          </table:table-cell>
          <table:table-cell table:style-name="ce521" table:formula="of:=[.$D28]/[.K$26]" office:value-type="float" office:value="1857.9" calcext:value-type="float">
            <text:p>1858</text:p>
          </table:table-cell>
          <table:table-cell table:style-name="ce521" table:formula="of:=[.$D28]/[.L$26]" office:value-type="float" office:value="453.146341463415" calcext:value-type="float">
            <text:p>453</text:p>
          </table:table-cell>
          <table:table-cell table:style-name="ce521" table:formula="of:=[.$D28]/[.M$26]" office:value-type="float" office:value="4644.75" calcext:value-type="float">
            <text:p>4645</text:p>
          </table:table-cell>
          <table:table-cell table:style-name="ce521" table:formula="of:=[.$D28]/[.N$26]" office:value-type="float" office:value="3096.5" calcext:value-type="float">
            <text:p>3097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1]" office:value-type="string" office:string-value="Germany" calcext:value-type="string">
            <text:p>Germany</text:p>
          </table:table-cell>
          <table:table-cell table:style-name="ce445" table:formula="of:=[$Euro_E_Asian.E11]" office:value-type="string" office:string-value="德國" calcext:value-type="string">
            <text:p>德國</text:p>
          </table:table-cell>
          <table:table-cell table:style-name="ce445" table:formula="of:=[$World_E_Asian.G11]" office:value-type="float" office:value="21067" calcext:value-type="float">
            <text:p>21,067</text:p>
          </table:table-cell>
          <table:table-cell table:formula="of:=[.$D29]/[.E$26]" office:value-type="float" office:value="6.30371035308199" calcext:value-type="float">
            <text:p>6</text:p>
          </table:table-cell>
          <table:table-cell table:style-name="ce521" table:formula="of:=[.$D29]/[.F$26]" office:value-type="float" office:value="93.6311111111111" calcext:value-type="float">
            <text:p>94</text:p>
          </table:table-cell>
          <table:table-cell table:style-name="ce521" table:formula="of:=[.$D29]/[.G$26]" office:value-type="float" office:value="253.819277108434" calcext:value-type="float">
            <text:p>254</text:p>
          </table:table-cell>
          <table:table-cell table:style-name="ce521" table:formula="of:=[.$D29]/[.H$26]" office:value-type="float" office:value="60.3638968481375" calcext:value-type="float">
            <text:p>60</text:p>
          </table:table-cell>
          <table:table-cell table:style-name="ce521" table:formula="of:=[.$D29]/[.I$26]" office:value-type="float" office:value="177.033613445378" calcext:value-type="float">
            <text:p>177</text:p>
          </table:table-cell>
          <table:table-cell table:style-name="ce521" table:formula="of:=[.$D29]/[.J$26]" office:value-type="float" office:value="44.9189765458422" calcext:value-type="float">
            <text:p>45</text:p>
          </table:table-cell>
          <table:table-cell table:style-name="ce521" table:formula="of:=[.$D29]/[.K$26]" office:value-type="float" office:value="2106.7" calcext:value-type="float">
            <text:p>2107</text:p>
          </table:table-cell>
          <table:table-cell table:style-name="ce521" table:formula="of:=[.$D29]/[.L$26]" office:value-type="float" office:value="513.829268292683" calcext:value-type="float">
            <text:p>514</text:p>
          </table:table-cell>
          <table:table-cell table:style-name="ce521" table:formula="of:=[.$D29]/[.M$26]" office:value-type="float" office:value="5266.75" calcext:value-type="float">
            <text:p>5267</text:p>
          </table:table-cell>
          <table:table-cell table:style-name="ce521" table:formula="of:=[.$D29]/[.N$26]" office:value-type="float" office:value="3511.16666666667" calcext:value-type="float">
            <text:p>3511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2]" office:value-type="string" office:string-value="France" calcext:value-type="string">
            <text:p>France</text:p>
          </table:table-cell>
          <table:table-cell table:style-name="ce445" table:formula="of:=[$Euro_E_Asian.E12]" office:value-type="string" office:string-value="法國" calcext:value-type="string">
            <text:p>法國</text:p>
          </table:table-cell>
          <table:table-cell table:style-name="ce445" table:formula="of:=[$World_E_Asian.G12]" office:value-type="float" office:value="3495" calcext:value-type="float">
            <text:p>3,495</text:p>
          </table:table-cell>
          <table:table-cell table:formula="of:=[.$D30]/[.E$26]" office:value-type="float" office:value="1.04578096947935" calcext:value-type="float">
            <text:p>1</text:p>
          </table:table-cell>
          <table:table-cell table:style-name="ce521" table:formula="of:=[.$D30]/[.F$26]" office:value-type="float" office:value="15.5333333333333" calcext:value-type="float">
            <text:p>16</text:p>
          </table:table-cell>
          <table:table-cell table:style-name="ce521" table:formula="of:=[.$D30]/[.G$26]" office:value-type="float" office:value="42.1084337349398" calcext:value-type="float">
            <text:p>42</text:p>
          </table:table-cell>
          <table:table-cell table:style-name="ce521" table:formula="of:=[.$D30]/[.H$26]" office:value-type="float" office:value="10.0143266475645" calcext:value-type="float">
            <text:p>10</text:p>
          </table:table-cell>
          <table:table-cell table:style-name="ce521" table:formula="of:=[.$D30]/[.I$26]" office:value-type="float" office:value="29.3697478991597" calcext:value-type="float">
            <text:p>29</text:p>
          </table:table-cell>
          <table:table-cell table:style-name="ce521" table:formula="of:=[.$D30]/[.J$26]" office:value-type="float" office:value="7.45202558635395" calcext:value-type="float">
            <text:p>7</text:p>
          </table:table-cell>
          <table:table-cell table:style-name="ce521" table:formula="of:=[.$D30]/[.K$26]" office:value-type="float" office:value="349.5" calcext:value-type="float">
            <text:p>350</text:p>
          </table:table-cell>
          <table:table-cell table:style-name="ce521" table:formula="of:=[.$D30]/[.L$26]" office:value-type="float" office:value="85.2439024390244" calcext:value-type="float">
            <text:p>85</text:p>
          </table:table-cell>
          <table:table-cell table:style-name="ce521" table:formula="of:=[.$D30]/[.M$26]" office:value-type="float" office:value="873.75" calcext:value-type="float">
            <text:p>874</text:p>
          </table:table-cell>
          <table:table-cell table:style-name="ce521" table:formula="of:=[.$D30]/[.N$26]" office:value-type="float" office:value="582.5" calcext:value-type="float">
            <text:p>583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3]" office:value-type="string" office:string-value="United Kingdom" calcext:value-type="string">
            <text:p>United Kingdom</text:p>
          </table:table-cell>
          <table:table-cell table:style-name="ce445" table:formula="of:=[$Euro_E_Asian.E13]" office:value-type="string" office:string-value="英國" calcext:value-type="string">
            <text:p>英國</text:p>
          </table:table-cell>
          <table:table-cell table:style-name="ce445" table:formula="of:=[$World_E_Asian.G13]" office:value-type="float" office:value="15729" calcext:value-type="float">
            <text:p>15,729</text:p>
          </table:table-cell>
          <table:table-cell table:formula="of:=[.$D31]/[.E$26]" office:value-type="float" office:value="4.7064631956912" calcext:value-type="float">
            <text:p>5</text:p>
          </table:table-cell>
          <table:table-cell table:style-name="ce521" table:formula="of:=[.$D31]/[.F$26]" office:value-type="float" office:value="69.9066666666667" calcext:value-type="float">
            <text:p>70</text:p>
          </table:table-cell>
          <table:table-cell table:style-name="ce521" table:formula="of:=[.$D31]/[.G$26]" office:value-type="float" office:value="189.506024096386" calcext:value-type="float">
            <text:p>190</text:p>
          </table:table-cell>
          <table:table-cell table:style-name="ce521" table:formula="of:=[.$D31]/[.H$26]" office:value-type="float" office:value="45.0687679083095" calcext:value-type="float">
            <text:p>45</text:p>
          </table:table-cell>
          <table:table-cell table:style-name="ce521" table:formula="of:=[.$D31]/[.I$26]" office:value-type="float" office:value="132.176470588235" calcext:value-type="float">
            <text:p>132</text:p>
          </table:table-cell>
          <table:table-cell table:style-name="ce521" table:formula="of:=[.$D31]/[.J$26]" office:value-type="float" office:value="33.5373134328358" calcext:value-type="float">
            <text:p>34</text:p>
          </table:table-cell>
          <table:table-cell table:style-name="ce521" table:formula="of:=[.$D31]/[.K$26]" office:value-type="float" office:value="1572.9" calcext:value-type="float">
            <text:p>1573</text:p>
          </table:table-cell>
          <table:table-cell table:style-name="ce521" table:formula="of:=[.$D31]/[.L$26]" office:value-type="float" office:value="383.634146341463" calcext:value-type="float">
            <text:p>384</text:p>
          </table:table-cell>
          <table:table-cell table:style-name="ce521" table:formula="of:=[.$D31]/[.M$26]" office:value-type="float" office:value="3932.25" calcext:value-type="float">
            <text:p>3932</text:p>
          </table:table-cell>
          <table:table-cell table:style-name="ce521" table:formula="of:=[.$D31]/[.N$26]" office:value-type="float" office:value="2621.5" calcext:value-type="float">
            <text:p>2622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4]" office:value-type="string" office:string-value="Belgium" calcext:value-type="string">
            <text:p>Belgium</text:p>
          </table:table-cell>
          <table:table-cell table:style-name="ce445" table:formula="of:=[$Euro_E_Asian.E14]" office:value-type="string" office:string-value="比利時" calcext:value-type="string">
            <text:p>比利時</text:p>
          </table:table-cell>
          <table:table-cell table:style-name="ce445" table:formula="of:=[$World_E_Asian.G14]" office:value-type="float" office:value="12107" calcext:value-type="float">
            <text:p>12,107</text:p>
          </table:table-cell>
          <table:table-cell table:style-name="ce522" table:formula="of:=[.$D32]/[.E$26]" office:value-type="float" office:value="3.62268102932376" calcext:value-type="float">
            <text:p>3.6</text:p>
          </table:table-cell>
          <table:table-cell table:style-name="ce521" table:formula="of:=[.$D32]/[.F$26]" office:value-type="float" office:value="53.8088888888889" calcext:value-type="float">
            <text:p>54</text:p>
          </table:table-cell>
          <table:table-cell table:style-name="ce521" table:formula="of:=[.$D32]/[.G$26]" office:value-type="float" office:value="145.867469879518" calcext:value-type="float">
            <text:p>146</text:p>
          </table:table-cell>
          <table:table-cell table:style-name="ce521" table:formula="of:=[.$D32]/[.H$26]" office:value-type="float" office:value="34.6905444126075" calcext:value-type="float">
            <text:p>35</text:p>
          </table:table-cell>
          <table:table-cell table:style-name="ce521" table:formula="of:=[.$D32]/[.I$26]" office:value-type="float" office:value="101.739495798319" calcext:value-type="float">
            <text:p>102</text:p>
          </table:table-cell>
          <table:table-cell table:style-name="ce521" table:formula="of:=[.$D32]/[.J$26]" office:value-type="float" office:value="25.8144989339019" calcext:value-type="float">
            <text:p>26</text:p>
          </table:table-cell>
          <table:table-cell table:style-name="ce521" table:formula="of:=[.$D32]/[.K$26]" office:value-type="float" office:value="1210.7" calcext:value-type="float">
            <text:p>1211</text:p>
          </table:table-cell>
          <table:table-cell table:style-name="ce521" table:formula="of:=[.$D32]/[.L$26]" office:value-type="float" office:value="295.292682926829" calcext:value-type="float">
            <text:p>295</text:p>
          </table:table-cell>
          <table:table-cell table:style-name="ce521" table:formula="of:=[.$D32]/[.M$26]" office:value-type="float" office:value="3026.75" calcext:value-type="float">
            <text:p>3027</text:p>
          </table:table-cell>
          <table:table-cell table:style-name="ce521" table:formula="of:=[.$D32]/[.N$26]" office:value-type="float" office:value="2017.83333333333" calcext:value-type="float">
            <text:p>2018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5]" office:value-type="string" office:string-value="Netherlands" calcext:value-type="string">
            <text:p>Netherlands</text:p>
          </table:table-cell>
          <table:table-cell table:style-name="ce445" table:formula="of:=[$Euro_E_Asian.E15]" office:value-type="string" office:string-value="荷蘭" calcext:value-type="string">
            <text:p>荷蘭</text:p>
          </table:table-cell>
          <table:table-cell table:style-name="ce445" table:formula="of:=[$World_E_Asian.G15]" office:value-type="float" office:value="4777" calcext:value-type="float">
            <text:p>4,777</text:p>
          </table:table-cell>
          <table:table-cell table:formula="of:=[.$D33]/[.E$26]" office:value-type="float" office:value="1.42938360263315" calcext:value-type="float">
            <text:p>1</text:p>
          </table:table-cell>
          <table:table-cell table:style-name="ce521" table:formula="of:=[.$D33]/[.F$26]" office:value-type="float" office:value="21.2311111111111" calcext:value-type="float">
            <text:p>21</text:p>
          </table:table-cell>
          <table:table-cell table:style-name="ce521" table:formula="of:=[.$D33]/[.G$26]" office:value-type="float" office:value="57.5542168674699" calcext:value-type="float">
            <text:p>58</text:p>
          </table:table-cell>
          <table:table-cell table:style-name="ce521" table:formula="of:=[.$D33]/[.H$26]" office:value-type="float" office:value="13.6876790830946" calcext:value-type="float">
            <text:p>14</text:p>
          </table:table-cell>
          <table:table-cell table:style-name="ce521" table:formula="of:=[.$D33]/[.I$26]" office:value-type="float" office:value="40.1428571428571" calcext:value-type="float">
            <text:p>40</text:p>
          </table:table-cell>
          <table:table-cell table:style-name="ce521" table:formula="of:=[.$D33]/[.J$26]" office:value-type="float" office:value="10.1855010660981" calcext:value-type="float">
            <text:p>10</text:p>
          </table:table-cell>
          <table:table-cell table:style-name="ce521" table:formula="of:=[.$D33]/[.K$26]" office:value-type="float" office:value="477.7" calcext:value-type="float">
            <text:p>478</text:p>
          </table:table-cell>
          <table:table-cell table:style-name="ce521" table:formula="of:=[.$D33]/[.L$26]" office:value-type="float" office:value="116.512195121951" calcext:value-type="float">
            <text:p>117</text:p>
          </table:table-cell>
          <table:table-cell table:style-name="ce521" table:formula="of:=[.$D33]/[.M$26]" office:value-type="float" office:value="1194.25" calcext:value-type="float">
            <text:p>1194</text:p>
          </table:table-cell>
          <table:table-cell table:style-name="ce521" table:formula="of:=[.$D33]/[.N$26]" office:value-type="float" office:value="796.166666666667" calcext:value-type="float">
            <text:p>796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6]" office:value-type="string" office:string-value="Switzerland" calcext:value-type="string">
            <text:p>Switzerland</text:p>
          </table:table-cell>
          <table:table-cell table:style-name="ce445" table:formula="of:=[$Euro_E_Asian.E16]" office:value-type="string" office:string-value="瑞士" calcext:value-type="string">
            <text:p>瑞士</text:p>
          </table:table-cell>
          <table:table-cell table:style-name="ce445" table:formula="of:=[$World_E_Asian.G16]" office:value-type="float" office:value="1403" calcext:value-type="float">
            <text:p>1,403</text:p>
          </table:table-cell>
          <table:table-cell table:formula="of:=[.$D34]/[.E$26]" office:value-type="float" office:value="0.419808497905446" calcext:value-type="float">
            <text:p>0</text:p>
          </table:table-cell>
          <table:table-cell table:style-name="ce521" table:formula="of:=[.$D34]/[.F$26]" office:value-type="float" office:value="6.23555555555556" calcext:value-type="float">
            <text:p>6</text:p>
          </table:table-cell>
          <table:table-cell table:style-name="ce521" table:formula="of:=[.$D34]/[.G$26]" office:value-type="float" office:value="16.9036144578313" calcext:value-type="float">
            <text:p>17</text:p>
          </table:table-cell>
          <table:table-cell table:style-name="ce521" table:formula="of:=[.$D34]/[.H$26]" office:value-type="float" office:value="4.02005730659026" calcext:value-type="float">
            <text:p>4</text:p>
          </table:table-cell>
          <table:table-cell table:style-name="ce521" table:formula="of:=[.$D34]/[.I$26]" office:value-type="float" office:value="11.7899159663866" calcext:value-type="float">
            <text:p>12</text:p>
          </table:table-cell>
          <table:table-cell table:style-name="ce521" table:formula="of:=[.$D34]/[.J$26]" office:value-type="float" office:value="2.99147121535181" calcext:value-type="float">
            <text:p>3</text:p>
          </table:table-cell>
          <table:table-cell table:style-name="ce521" table:formula="of:=[.$D34]/[.K$26]" office:value-type="float" office:value="140.3" calcext:value-type="float">
            <text:p>140</text:p>
          </table:table-cell>
          <table:table-cell table:style-name="ce521" table:formula="of:=[.$D34]/[.L$26]" office:value-type="float" office:value="34.2195121951219" calcext:value-type="float">
            <text:p>34</text:p>
          </table:table-cell>
          <table:table-cell table:style-name="ce521" table:formula="of:=[.$D34]/[.M$26]" office:value-type="float" office:value="350.75" calcext:value-type="float">
            <text:p>351</text:p>
          </table:table-cell>
          <table:table-cell table:style-name="ce521" table:formula="of:=[.$D34]/[.N$26]" office:value-type="float" office:value="233.833333333333" calcext:value-type="float">
            <text:p>234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7]" office:value-type="string" office:string-value="Portugal" calcext:value-type="string">
            <text:p>Portugal</text:p>
          </table:table-cell>
          <table:table-cell table:style-name="ce445" table:formula="of:=[$Euro_E_Asian.E17]" office:value-type="string" office:string-value="葡萄牙" calcext:value-type="string">
            <text:p>葡萄牙</text:p>
          </table:table-cell>
          <table:table-cell table:style-name="ce445" table:formula="of:=[$World_E_Asian.G17]" office:value-type="float" office:value="4440" calcext:value-type="float">
            <text:p>4,440</text:p>
          </table:table-cell>
          <table:table-cell table:style-name="ce522" table:formula="of:=[.$D35]/[.E$26]" office:value-type="float" office:value="1.32854578096948" calcext:value-type="float">
            <text:p>1.3</text:p>
          </table:table-cell>
          <table:table-cell table:style-name="ce521" table:formula="of:=[.$D35]/[.F$26]" office:value-type="float" office:value="19.7333333333333" calcext:value-type="float">
            <text:p>20</text:p>
          </table:table-cell>
          <table:table-cell table:style-name="ce521" table:formula="of:=[.$D35]/[.G$26]" office:value-type="float" office:value="53.4939759036145" calcext:value-type="float">
            <text:p>53</text:p>
          </table:table-cell>
          <table:table-cell table:style-name="ce521" table:formula="of:=[.$D35]/[.H$26]" office:value-type="float" office:value="12.7220630372493" calcext:value-type="float">
            <text:p>13</text:p>
          </table:table-cell>
          <table:table-cell table:style-name="ce521" table:formula="of:=[.$D35]/[.I$26]" office:value-type="float" office:value="37.3109243697479" calcext:value-type="float">
            <text:p>37</text:p>
          </table:table-cell>
          <table:table-cell table:style-name="ce521" table:formula="of:=[.$D35]/[.J$26]" office:value-type="float" office:value="9.46695095948827" calcext:value-type="float">
            <text:p>9</text:p>
          </table:table-cell>
          <table:table-cell table:style-name="ce521" table:formula="of:=[.$D35]/[.K$26]" office:value-type="float" office:value="444" calcext:value-type="float">
            <text:p>444</text:p>
          </table:table-cell>
          <table:table-cell table:style-name="ce521" table:formula="of:=[.$D35]/[.L$26]" office:value-type="float" office:value="108.292682926829" calcext:value-type="float">
            <text:p>108</text:p>
          </table:table-cell>
          <table:table-cell table:style-name="ce521" table:formula="of:=[.$D35]/[.M$26]" office:value-type="float" office:value="1110" calcext:value-type="float">
            <text:p>1110</text:p>
          </table:table-cell>
          <table:table-cell table:style-name="ce521" table:formula="of:=[.$D35]/[.N$26]" office:value-type="float" office:value="740" calcext:value-type="float">
            <text:p>740</text:p>
          </table:table-cell>
          <table:table-cell table:number-columns-repeated="33"/>
        </table:table-row>
        <table:table-row table:style-name="ro2">
          <table:table-cell/>
          <table:table-cell table:style-name="ce445" table:formula="of:=[$Euro_E_Asian.D18]" office:value-type="string" office:string-value="Austria" calcext:value-type="string">
            <text:p>Austria</text:p>
          </table:table-cell>
          <table:table-cell table:style-name="ce445" table:formula="of:=[$Euro_E_Asian.E18]" office:value-type="string" office:string-value="奧地利" calcext:value-type="string">
            <text:p>奧地利</text:p>
          </table:table-cell>
          <table:table-cell table:style-name="ce445" table:formula="of:=[$World_E_Asian.G18]" office:value-type="float" office:value="2945" calcext:value-type="float">
            <text:p>2,945</text:p>
          </table:table-cell>
          <table:table-cell table:style-name="ce522" table:formula="of:=[.$D36]/[.E$26]" office:value-type="float" office:value="0.881208856971873" calcext:value-type="float">
            <text:p>0.9</text:p>
          </table:table-cell>
          <table:table-cell table:style-name="ce521" table:formula="of:=[.$D36]/[.F$26]" office:value-type="float" office:value="13.0888888888889" calcext:value-type="float">
            <text:p>13</text:p>
          </table:table-cell>
          <table:table-cell table:style-name="ce521" table:formula="of:=[.$D36]/[.G$26]" office:value-type="float" office:value="35.4819277108434" calcext:value-type="float">
            <text:p>35</text:p>
          </table:table-cell>
          <table:table-cell table:style-name="ce521" table:formula="of:=[.$D36]/[.H$26]" office:value-type="float" office:value="8.43839541547278" calcext:value-type="float">
            <text:p>8</text:p>
          </table:table-cell>
          <table:table-cell table:style-name="ce521" table:formula="of:=[.$D36]/[.I$26]" office:value-type="float" office:value="24.7478991596639" calcext:value-type="float">
            <text:p>25</text:p>
          </table:table-cell>
          <table:table-cell table:style-name="ce521" table:formula="of:=[.$D36]/[.J$26]" office:value-type="float" office:value="6.27931769722815" calcext:value-type="float">
            <text:p>6</text:p>
          </table:table-cell>
          <table:table-cell table:style-name="ce521" table:formula="of:=[.$D36]/[.K$26]" office:value-type="float" office:value="294.5" calcext:value-type="float">
            <text:p>295</text:p>
          </table:table-cell>
          <table:table-cell table:style-name="ce521" table:formula="of:=[.$D36]/[.L$26]" office:value-type="float" office:value="71.8292682926829" calcext:value-type="float">
            <text:p>72</text:p>
          </table:table-cell>
          <table:table-cell table:style-name="ce521" table:formula="of:=[.$D36]/[.M$26]" office:value-type="float" office:value="736.25" calcext:value-type="float">
            <text:p>736</text:p>
          </table:table-cell>
          <table:table-cell table:style-name="ce521" table:formula="of:=[.$D36]/[.N$26]" office:value-type="float" office:value="490.833333333333" calcext:value-type="float">
            <text:p>491</text:p>
          </table:table-cell>
          <table:table-cell table:number-columns-repeated="33"/>
        </table:table-row>
        <table:table-row table:style-name="ro31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35" calcext:value-type="float">
            <text:p>35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24" calcext:value-type="float">
            <text:p>24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17" calcext:value-type="float">
            <text:p>17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_E_Asian_Ratio.E27:Euro_E_Asian_Ratio.N36">
            <calcext:condition calcext:apply-style-name="Default" calcext:value="&lt;10" calcext:base-cell-address="Euro_E_Asian_Ratio.E27"/>
            <calcext:condition calcext:apply-style-name="Times10" calcext:value="&lt;100" calcext:base-cell-address="Euro_E_Asian_Ratio.E27"/>
            <calcext:condition calcext:apply-style-name="Times100" calcext:value="&lt;500" calcext:base-cell-address="Euro_E_Asian_Ratio.E27"/>
            <calcext:condition calcext:apply-style-name="Times500" calcext:value="&lt;1000" calcext:base-cell-address="Euro_E_Asian_Ratio.E27"/>
            <calcext:condition calcext:apply-style-name="Times1000" calcext:value="&gt;=1000" calcext:base-cell-address="Euro_E_Asian_Ratio.E27"/>
          </calcext:conditional-format>
          <calcext:conditional-format calcext:target-range-address="Euro_E_Asian_Ratio.E27:Euro_E_Asian_Ratio.N36 Euro_E_Asian_Ratio.E6:Euro_E_Asian_Ratio.N15">
            <calcext:condition calcext:apply-style-name="Default" calcext:value="&lt;10" calcext:base-cell-address="Euro_E_Asian_Ratio.E6"/>
            <calcext:condition calcext:apply-style-name="Times10" calcext:value="&lt;=100" calcext:base-cell-address="Euro_E_Asian_Ratio.E6"/>
            <calcext:condition calcext:apply-style-name="Times100" calcext:value="&lt;500" calcext:base-cell-address="Euro_E_Asian_Ratio.E6"/>
            <calcext:condition calcext:apply-style-name="Times500" calcext:value="&lt;1000" calcext:base-cell-address="Euro_E_Asian_Ratio.E6"/>
            <calcext:condition calcext:apply-style-name="Times1000" calcext:value="&gt;=1000" calcext:base-cell-address="Euro_E_Asian_Ratio.E6"/>
          </calcext:conditional-format>
        </calcext:conditional-formats>
      </table:table>
      <table:table table:name="Euro_E_Asian_perM_Ratio" table:style-name="ta1">
        <office:forms form:automatic-focus="false" form:apply-design-mode="false"/>
        <table:shapes>
          <draw:line draw:z-index="0" draw:style-name="gr2" draw:text-style-name="P1" svg:x1="199.16mm" svg:y1="33.62mm" svg:x2="191.46mm" svg:y2="36.38mm">
            <text:p/>
          </draw:line>
          <draw:custom-shape draw:z-index="1" draw:style-name="gr5" draw:text-style-name="P2" svg:width="27.91mm" svg:height="7.45mm" svg:x="3.96mm" svg:y="97.57mm">
            <text:p text:style-name="P1"><text:span text:style-name="T1">European Cases/mil</text:span></text:p>
            <text:p text:style-name="P1"><text:span text:style-name="T1">歐洲每百萬人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2" draw:style-name="gr2" draw:text-style-name="P1" svg:x1="33.19mm" svg:y1="98.73mm" svg:x2="57.19mm" svg:y2="96.91mm">
            <text:p/>
          </draw:line>
          <draw:line draw:z-index="3" draw:style-name="gr2" draw:text-style-name="P1" svg:x1="191.24mm" svg:y1="157.66mm" svg:x2="183.55mm" svg:y2="161.49mm">
            <text:p/>
          </draw:line>
          <draw:custom-shape draw:z-index="4" draw:style-name="gr6" draw:text-style-name="P2" svg:width="28.55mm" svg:height="7.45mm" svg:x="3.54mm" svg:y="222.92mm">
            <text:p text:style-name="P1"><text:span text:style-name="T1">European Deaths/mil</text:span></text:p>
            <text:p text:style-name="P1"><text:span text:style-name="T1">歐洲每百萬人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5" draw:style-name="gr2" draw:text-style-name="P1" svg:x1="31.43mm" svg:y1="224.47mm" svg:x2="57.37mm" svg:y2="219.79mm">
            <text:p/>
          </draw:line>
          <draw:custom-shape draw:z-index="6" draw:style-name="gr7" draw:text-style-name="P2" svg:width="33.41mm" svg:height="7.45mm" svg:x="179.15mm" svg:y="152.1mm">
            <text:p text:style-name="P1"><text:span text:style-name="T1">E.Asian Deaths/mil</text:span></text:p>
            <text:p text:style-name="P1"><text:span text:style-name="T1">東亞每百萬人死亡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style-name="gr8" draw:text-style-name="P2" svg:width="33.63mm" svg:height="7.45mm" svg:x="177.61mm" svg:y="27.16mm">
            <text:p text:style-name="P1"><text:span text:style-name="T1">E.Asian Cases/mil</text:span></text:p>
            <text:p text:style-name="P1"><text:span text:style-name="T1">東亞每百萬人確診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13" table:default-cell-style-name="Default"/>
        <table:table-column table:style-name="co14" table:default-cell-style-name="ce236"/>
        <table:table-column table:style-name="co18" table:default-cell-style-name="ce236"/>
        <table:table-column table:style-name="co22" table:default-cell-style-name="ce445"/>
        <table:table-column table:style-name="co20" table:number-columns-repeated="10" table:default-cell-style-name="ce524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21">
          <table:table-cell/>
          <table:table-cell table:style-name="ce360" office:value-type="string" calcext:value-type="string" table:number-columns-spanned="2" table:number-rows-spanned="1">
            <text:p><text:span text:style-name="T2">Cases per million ratio </text:span></text:p>
            <text:p><text:span text:style-name="T2">每百萬確診個案倍數</text:span></text:p>
          </table:table-cell>
          <table:covered-table-cell table:style-name="ce259"/>
          <table:table-cell table:style-name="ce263"/>
          <table:table-cell table:style-name="ce277" table:formula="of:=COM.MICROSOFT.CONCAT([$World_E_Asian.E42] ; CHAR(10);[$World_E_Asian.D42])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COM.MICROSOFT.CONCAT([$World_E_Asian.$E43] ; CHAR(10); [$World_E_Asian.$D43])" office:value-type="string" office:string-value="南韓&#10;Korea" calcext:value-type="string">
            <text:p>南韓</text:p>
            <text:p>Korea</text:p>
          </table:table-cell>
          <table:table-cell table:style-name="ce277" table:formula="of:=COM.MICROSOFT.CONCAT([$World_E_Asian.$E44] ; CHAR(10);  [$World_E_Asian.$D44])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COM.MICROSOFT.CONCAT([$World_E_Asian.$E45] ; CHAR(10); [$World_E_Asian.$D45])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COM.MICROSOFT.CONCAT([$World_E_Asian.$E46] ; CHAR(10); [$World_E_Asian.$D46])" office:value-type="string" office:string-value="日本&#10;Japan" calcext:value-type="string">
            <text:p>日本</text:p>
            <text:p>Japan</text:p>
          </table:table-cell>
          <table:table-cell table:style-name="ce277" table:formula="of:=COM.MICROSOFT.CONCAT([$World_E_Asian.$E47] ; CHAR(10);  [$World_E_Asian.$D47])" office:value-type="string" office:string-value="印尼&#10;Indonesia" calcext:value-type="string">
            <text:p>印尼</text:p>
            <text:p>Indonesia</text:p>
          </table:table-cell>
          <table:table-cell table:style-name="ce277" table:formula="of:=COM.MICROSOFT.CONCAT([$World_E_Asian.$E48] ; CHAR(10); [$World_E_Asian.$D48])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COM.MICROSOFT.CONCAT([$World_E_Asian.$E49] ; CHAR(10); [$World_E_Asian.$D49])" office:value-type="string" office:string-value="泰國&#10;Thailand" calcext:value-type="string">
            <text:p>泰國</text:p>
            <text:p>Thailand</text:p>
          </table:table-cell>
          <table:table-cell table:style-name="ce277" table:formula="of:=COM.MICROSOFT.CONCAT([$World_E_Asian.$E50] ; CHAR(10); [$World_E_Asian.$D50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.$E51] ; CHAR(10); [$World_E_Asian.$D51])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World_E_Asian.I42]" office:value-type="float" office:value="57.3970821425569" calcext:value-type="float">
            <text:p>57.40</text:p>
          </table:table-cell>
          <table:table-cell table:style-name="ce278" table:formula="of:=[$World_E_Asian.I43]" office:value-type="float" office:value="206.753271254123" calcext:value-type="float">
            <text:p>206.75</text:p>
          </table:table-cell>
          <table:table-cell table:style-name="ce278" table:formula="of:=[$World_E_Asian.I44]" office:value-type="float" office:value="158.749151832891" calcext:value-type="float">
            <text:p>158.75</text:p>
          </table:table-cell>
          <table:table-cell table:style-name="ce278" table:formula="of:=[$World_E_Asian.I45]" office:value-type="float" office:value="50.268408225641" calcext:value-type="float">
            <text:p>50.27</text:p>
          </table:table-cell>
          <table:table-cell table:style-name="ce278" table:formula="of:=[$World_E_Asian.I46]" office:value-type="float" office:value="63.8497617942748" calcext:value-type="float">
            <text:p>63.85</text:p>
          </table:table-cell>
          <table:table-cell table:style-name="ce278" table:formula="of:=[$World_E_Asian.I47]" office:value-type="float" office:value="22.4343687935982" calcext:value-type="float">
            <text:p>22.43</text:p>
          </table:table-cell>
          <table:table-cell table:style-name="ce278" table:formula="of:=[$World_E_Asian.I48]" office:value-type="float" office:value="560.270707920646" calcext:value-type="float">
            <text:p>560.27</text:p>
          </table:table-cell>
          <table:table-cell table:style-name="ce278" table:formula="of:=[$World_E_Asian.I49]" office:value-type="float" office:value="39.3004253560388" calcext:value-type="float">
            <text:p>39.30</text:p>
          </table:table-cell>
          <table:table-cell table:style-name="ce278" table:formula="of:=[$World_E_Asian.I50]" office:value-type="float" office:value="135.587345181116" calcext:value-type="float">
            <text:p>135.59</text:p>
          </table:table-cell>
          <table:table-cell table:style-name="ce278" table:formula="of:=[$World_E_Asian.I51]" office:value-type="float" office:value="16.6148759251541" calcext:value-type="float">
            <text:p>16.61</text:p>
          </table:table-cell>
          <table:table-cell table:number-columns-repeated="33"/>
        </table:table-row>
        <table:table-row table:style-name="ro2">
          <table:table-cell/>
          <table:table-cell table:formula="of:=[$Euro_E_Asian.D9]" office:value-type="string" office:string-value="Spain" calcext:value-type="string">
            <text:p>Spain</text:p>
          </table:table-cell>
          <table:table-cell table:formula="of:=[$Euro_E_Asian.E9]" office:value-type="string" office:string-value="西班牙" calcext:value-type="string">
            <text:p>西班牙</text:p>
          </table:table-cell>
          <table:table-cell table:formula="of:=[$Euro_E_Asian.I9]" office:value-type="float" office:value="3734.58696834281" calcext:value-type="float">
            <text:p>3,735</text:p>
          </table:table-cell>
          <table:table-cell table:formula="of:=[.$D6]/[.E$5]" office:value-type="float" office:value="65.0657982764216" calcext:value-type="float">
            <text:p>65</text:p>
          </table:table-cell>
          <table:table-cell table:formula="of:=[.$D6]/[.F$5]" office:value-type="float" office:value="18.0630127189261" calcext:value-type="float">
            <text:p>18</text:p>
          </table:table-cell>
          <table:table-cell table:formula="of:=[.$D6]/[.G$5]" office:value-type="float" office:value="23.5250829703586" calcext:value-type="float">
            <text:p>24</text:p>
          </table:table-cell>
          <table:table-cell table:formula="of:=[.$D6]/[.H$5]" office:value-type="float" office:value="74.292922735474" calcext:value-type="float">
            <text:p>74</text:p>
          </table:table-cell>
          <table:table-cell table:formula="of:=[.$D6]/[.I$5]" office:value-type="float" office:value="58.4902255450181" calcext:value-type="float">
            <text:p>58</text:p>
          </table:table-cell>
          <table:table-cell table:formula="of:=[.$D6]/[.J$5]" office:value-type="float" office:value="166.467218342622" calcext:value-type="float">
            <text:p>166</text:p>
          </table:table-cell>
          <table:table-cell table:formula="of:=[.$D6]/[.K$5]" office:value-type="float" office:value="6.66568306275215" calcext:value-type="float">
            <text:p>7</text:p>
          </table:table-cell>
          <table:table-cell table:formula="of:=[.$D6]/[.L$5]" office:value-type="float" office:value="95.0266297249874" calcext:value-type="float">
            <text:p>95</text:p>
          </table:table-cell>
          <table:table-cell table:formula="of:=[.$D6]/[.M$5]" office:value-type="float" office:value="27.5437723436076" calcext:value-type="float">
            <text:p>28</text:p>
          </table:table-cell>
          <table:table-cell table:formula="of:=[.$D6]/[.N$5]" office:value-type="float" office:value="224.773689864805" calcext:value-type="float">
            <text:p>225</text:p>
          </table:table-cell>
          <table:table-cell table:number-columns-repeated="33"/>
        </table:table-row>
        <table:table-row table:style-name="ro2">
          <table:table-cell/>
          <table:table-cell table:formula="of:=[$Euro_E_Asian.D10]" office:value-type="string" office:string-value="Italy" calcext:value-type="string">
            <text:p>Italy</text:p>
          </table:table-cell>
          <table:table-cell table:formula="of:=[$Euro_E_Asian.E10]" office:value-type="string" office:string-value="意大利" calcext:value-type="string">
            <text:p>意大利</text:p>
          </table:table-cell>
          <table:table-cell table:formula="of:=[$Euro_E_Asian.I10]" office:value-type="float" office:value="2697.4101389805" calcext:value-type="float">
            <text:p>2,697</text:p>
          </table:table-cell>
          <table:table-cell table:formula="of:=[.$D7]/[.E$5]" office:value-type="float" office:value="46.995596958761" calcext:value-type="float">
            <text:p>47</text:p>
          </table:table-cell>
          <table:table-cell table:formula="of:=[.$D7]/[.F$5]" office:value-type="float" office:value="13.0465173422339" calcext:value-type="float">
            <text:p>13</text:p>
          </table:table-cell>
          <table:table-cell table:formula="of:=[.$D7]/[.G$5]" office:value-type="float" office:value="16.9916507133214" calcext:value-type="float">
            <text:p>17</text:p>
          </table:table-cell>
          <table:table-cell table:formula="of:=[.$D7]/[.H$5]" office:value-type="float" office:value="53.6601462865618" calcext:value-type="float">
            <text:p>54</text:p>
          </table:table-cell>
          <table:table-cell table:formula="of:=[.$D7]/[.I$5]" office:value-type="float" office:value="42.2462052038912" calcext:value-type="float">
            <text:p>42</text:p>
          </table:table-cell>
          <table:table-cell table:formula="of:=[.$D7]/[.J$5]" office:value-type="float" office:value="120.235615443312" calcext:value-type="float">
            <text:p>120</text:p>
          </table:table-cell>
          <table:table-cell table:formula="of:=[.$D7]/[.K$5]" office:value-type="float" office:value="4.81447646797653" calcext:value-type="float">
            <text:p>5</text:p>
          </table:table-cell>
          <table:table-cell table:formula="of:=[.$D7]/[.L$5]" office:value-type="float" office:value="68.6356474400352" calcext:value-type="float">
            <text:p>69</text:p>
          </table:table-cell>
          <table:table-cell table:formula="of:=[.$D7]/[.M$5]" office:value-type="float" office:value="19.8942617792046" calcext:value-type="float">
            <text:p>20</text:p>
          </table:table-cell>
          <table:table-cell table:formula="of:=[.$D7]/[.N$5]" office:value-type="float" office:value="162.34909915257" calcext:value-type="float">
            <text:p>162</text:p>
          </table:table-cell>
          <table:table-cell table:number-columns-repeated="33"/>
        </table:table-row>
        <table:table-row table:style-name="ro2">
          <table:table-cell/>
          <table:table-cell table:formula="of:=[$Euro_E_Asian.D11]" office:value-type="string" office:string-value="Germany" calcext:value-type="string">
            <text:p>Germany</text:p>
          </table:table-cell>
          <table:table-cell table:formula="of:=[$Euro_E_Asian.E11]" office:value-type="string" office:string-value="德國" calcext:value-type="string">
            <text:p>德國</text:p>
          </table:table-cell>
          <table:table-cell table:formula="of:=[$Euro_E_Asian.I11]" office:value-type="float" office:value="1583.03014672035" calcext:value-type="float">
            <text:p>1,583</text:p>
          </table:table-cell>
          <table:table-cell table:formula="of:=[.$D8]/[.E$5]" office:value-type="float" office:value="27.5803244281405" calcext:value-type="float">
            <text:p>28</text:p>
          </table:table-cell>
          <table:table-cell table:formula="of:=[.$D8]/[.F$5]" office:value-type="float" office:value="7.65661475205694" calcext:value-type="float">
            <text:p>8</text:p>
          </table:table-cell>
          <table:table-cell table:formula="of:=[.$D8]/[.G$5]" office:value-type="float" office:value="9.97189672160734" calcext:value-type="float">
            <text:p>10</text:p>
          </table:table-cell>
          <table:table-cell table:formula="of:=[.$D8]/[.H$5]" office:value-type="float" office:value="31.4915511072991" calcext:value-type="float">
            <text:p>31</text:p>
          </table:table-cell>
          <table:table-cell table:formula="of:=[.$D8]/[.I$5]" office:value-type="float" office:value="24.7930470253108" calcext:value-type="float">
            <text:p>25</text:p>
          </table:table-cell>
          <table:table-cell table:formula="of:=[.$D8]/[.J$5]" office:value-type="float" office:value="70.5627228153652" calcext:value-type="float">
            <text:p>71</text:p>
          </table:table-cell>
          <table:table-cell table:formula="of:=[.$D8]/[.K$5]" office:value-type="float" office:value="2.82547369394968" calcext:value-type="float">
            <text:p>3</text:p>
          </table:table-cell>
          <table:table-cell table:formula="of:=[.$D8]/[.L$5]" office:value-type="float" office:value="40.2802293455865" calcext:value-type="float">
            <text:p>40</text:p>
          </table:table-cell>
          <table:table-cell table:formula="of:=[.$D8]/[.M$5]" office:value-type="float" office:value="11.6753532168194" calcext:value-type="float">
            <text:p>12</text:p>
          </table:table-cell>
          <table:table-cell table:formula="of:=[.$D8]/[.N$5]" office:value-type="float" office:value="95.2778795250415" calcext:value-type="float">
            <text:p>95</text:p>
          </table:table-cell>
          <table:table-cell table:number-columns-repeated="33"/>
        </table:table-row>
        <table:table-row table:style-name="ro2">
          <table:table-cell/>
          <table:table-cell table:formula="of:=[$Euro_E_Asian.D12]" office:value-type="string" office:string-value="France" calcext:value-type="string">
            <text:p>France</text:p>
          </table:table-cell>
          <table:table-cell table:formula="of:=[$Euro_E_Asian.E12]" office:value-type="string" office:string-value="法國" calcext:value-type="string">
            <text:p>法國</text:p>
          </table:table-cell>
          <table:table-cell table:formula="of:=[$Euro_E_Asian.I12]" office:value-type="float" office:value="1544.1141391854" calcext:value-type="float">
            <text:p>1,544</text:p>
          </table:table-cell>
          <table:table-cell table:formula="of:=[.$D9]/[.E$5]" office:value-type="float" office:value="26.9023107368122" calcext:value-type="float">
            <text:p>27</text:p>
          </table:table-cell>
          <table:table-cell table:formula="of:=[.$D9]/[.F$5]" office:value-type="float" office:value="7.46839036605864" calcext:value-type="float">
            <text:p>7</text:p>
          </table:table-cell>
          <table:table-cell table:formula="of:=[.$D9]/[.G$5]" office:value-type="float" office:value="9.7267552069244" calcext:value-type="float">
            <text:p>10</text:p>
          </table:table-cell>
          <table:table-cell table:formula="of:=[.$D9]/[.H$5]" office:value-type="float" office:value="30.7173867979726" calcext:value-type="float">
            <text:p>31</text:p>
          </table:table-cell>
          <table:table-cell table:formula="of:=[.$D9]/[.I$5]" office:value-type="float" office:value="24.1835536389402" calcext:value-type="float">
            <text:p>24</text:p>
          </table:table-cell>
          <table:table-cell table:formula="of:=[.$D9]/[.J$5]" office:value-type="float" office:value="68.8280625762926" calcext:value-type="float">
            <text:p>69</text:p>
          </table:table-cell>
          <table:table-cell table:formula="of:=[.$D9]/[.K$5]" office:value-type="float" office:value="2.75601440046032" calcext:value-type="float">
            <text:p>3</text:p>
          </table:table-cell>
          <table:table-cell table:formula="of:=[.$D9]/[.L$5]" office:value-type="float" office:value="39.2900108636645" calcext:value-type="float">
            <text:p>39</text:p>
          </table:table-cell>
          <table:table-cell table:formula="of:=[.$D9]/[.M$5]" office:value-type="float" office:value="11.3883352249636" calcext:value-type="float">
            <text:p>11</text:p>
          </table:table-cell>
          <table:table-cell table:formula="of:=[.$D9]/[.N$5]" office:value-type="float" office:value="92.9356406957987" calcext:value-type="float">
            <text:p>93</text:p>
          </table:table-cell>
          <table:table-cell table:number-columns-repeated="33"/>
        </table:table-row>
        <table:table-row table:style-name="ro2">
          <table:table-cell/>
          <table:table-cell table:formula="of:=[$Euro_E_Asian.D13]" office:value-type="string" office:string-value="United Kingdom" calcext:value-type="string">
            <text:p>United Kingdom</text:p>
          </table:table-cell>
          <table:table-cell table:formula="of:=[$Euro_E_Asian.E13]" office:value-type="string" office:string-value="英國" calcext:value-type="string">
            <text:p>英國</text:p>
          </table:table-cell>
          <table:table-cell table:formula="of:=[$Euro_E_Asian.I13]" office:value-type="float" office:value="1412.99349519948" calcext:value-type="float">
            <text:p>1,413</text:p>
          </table:table-cell>
          <table:table-cell table:formula="of:=[.$D10]/[.E$5]" office:value-type="float" office:value="24.6178628329927" calcext:value-type="float">
            <text:p>25</text:p>
          </table:table-cell>
          <table:table-cell table:formula="of:=[.$D10]/[.F$5]" office:value-type="float" office:value="6.83420139680767" calcext:value-type="float">
            <text:p>7</text:p>
          </table:table-cell>
          <table:table-cell table:formula="of:=[.$D10]/[.G$5]" office:value-type="float" office:value="8.90079398148148" calcext:value-type="float">
            <text:p>9</text:p>
          </table:table-cell>
          <table:table-cell table:formula="of:=[.$D10]/[.H$5]" office:value-type="float" office:value="28.1089762949514" calcext:value-type="float">
            <text:p>28</text:p>
          </table:table-cell>
          <table:table-cell table:formula="of:=[.$D10]/[.I$5]" office:value-type="float" office:value="22.1299728533393" calcext:value-type="float">
            <text:p>22</text:p>
          </table:table-cell>
          <table:table-cell table:formula="of:=[.$D10]/[.J$5]" office:value-type="float" office:value="62.9834299417727" calcext:value-type="float">
            <text:p>63</text:p>
          </table:table-cell>
          <table:table-cell table:formula="of:=[.$D10]/[.K$5]" office:value-type="float" office:value="2.52198352550605" calcext:value-type="float">
            <text:p>3</text:p>
          </table:table-cell>
          <table:table-cell table:formula="of:=[.$D10]/[.L$5]" office:value-type="float" office:value="35.9536438193375" calcext:value-type="float">
            <text:p>36</text:p>
          </table:table-cell>
          <table:table-cell table:formula="of:=[.$D10]/[.M$5]" office:value-type="float" office:value="10.42127857369" calcext:value-type="float">
            <text:p>10</text:p>
          </table:table-cell>
          <table:table-cell table:formula="of:=[.$D10]/[.N$5]" office:value-type="float" office:value="85.0438788447572" calcext:value-type="float">
            <text:p>85</text:p>
          </table:table-cell>
          <table:table-cell table:number-columns-repeated="33"/>
        </table:table-row>
        <table:table-row table:style-name="ro2">
          <table:table-cell/>
          <table:table-cell table:formula="of:=[$Euro_E_Asian.D14]" office:value-type="string" office:string-value="Belgium" calcext:value-type="string">
            <text:p>Belgium</text:p>
          </table:table-cell>
          <table:table-cell table:formula="of:=[$Euro_E_Asian.E14]" office:value-type="string" office:string-value="比利時" calcext:value-type="string">
            <text:p>比利時</text:p>
          </table:table-cell>
          <table:table-cell table:formula="of:=[$Euro_E_Asian.I14]" office:value-type="float" office:value="2909.4415203381" calcext:value-type="float">
            <text:p>2,909</text:p>
          </table:table-cell>
          <table:table-cell table:formula="of:=[.$D11]/[.E$5]" office:value-type="float" office:value="50.6897112489435" calcext:value-type="float">
            <text:p>51</text:p>
          </table:table-cell>
          <table:table-cell table:formula="of:=[.$D11]/[.F$5]" office:value-type="float" office:value="14.0720458868197" calcext:value-type="float">
            <text:p>14</text:p>
          </table:table-cell>
          <table:table-cell table:formula="of:=[.$D11]/[.G$5]" office:value-type="float" office:value="18.3272885980566" calcext:value-type="float">
            <text:p>18</text:p>
          </table:table-cell>
          <table:table-cell table:formula="of:=[.$D11]/[.H$5]" office:value-type="float" office:value="57.8781310774437" calcext:value-type="float">
            <text:p>58</text:p>
          </table:table-cell>
          <table:table-cell table:formula="of:=[.$D11]/[.I$5]" office:value-type="float" office:value="45.5669909891344" calcext:value-type="float">
            <text:p>46</text:p>
          </table:table-cell>
          <table:table-cell table:formula="of:=[.$D11]/[.J$5]" office:value-type="float" office:value="129.686800957303" calcext:value-type="float">
            <text:p>130</text:p>
          </table:table-cell>
          <table:table-cell table:formula="of:=[.$D11]/[.K$5]" office:value-type="float" office:value="5.19292099195408" calcext:value-type="float">
            <text:p>5</text:p>
          </table:table-cell>
          <table:table-cell table:formula="of:=[.$D11]/[.L$5]" office:value-type="float" office:value="74.0307895901956" calcext:value-type="float">
            <text:p>74</text:p>
          </table:table-cell>
          <table:table-cell table:formula="of:=[.$D11]/[.M$5]" office:value-type="float" office:value="21.4580609750246" calcext:value-type="float">
            <text:p>21</text:p>
          </table:table-cell>
          <table:table-cell table:formula="of:=[.$D11]/[.N$5]" office:value-type="float" office:value="175.110637807011" calcext:value-type="float">
            <text:p>175</text:p>
          </table:table-cell>
          <table:table-cell table:number-columns-repeated="33"/>
        </table:table-row>
        <table:table-row table:style-name="ro2">
          <table:table-cell/>
          <table:table-cell table:formula="of:=[$Euro_E_Asian.D15]" office:value-type="string" office:string-value="Netherlands" calcext:value-type="string">
            <text:p>Netherlands</text:p>
          </table:table-cell>
          <table:table-cell table:formula="of:=[$Euro_E_Asian.E15]" office:value-type="string" office:string-value="荷蘭" calcext:value-type="string">
            <text:p>荷蘭</text:p>
          </table:table-cell>
          <table:table-cell table:formula="of:=[$Euro_E_Asian.I15]" office:value-type="float" office:value="1603.71945466871" calcext:value-type="float">
            <text:p>1,604</text:p>
          </table:table-cell>
          <table:table-cell table:formula="of:=[.$D12]/[.E$5]" office:value-type="float" office:value="27.9407836566597" calcext:value-type="float">
            <text:p>28</text:p>
          </table:table-cell>
          <table:table-cell table:formula="of:=[.$D12]/[.F$5]" office:value-type="float" office:value="7.75668237286343" calcext:value-type="float">
            <text:p>8</text:p>
          </table:table-cell>
          <table:table-cell table:formula="of:=[.$D12]/[.G$5]" office:value-type="float" office:value="10.1022237671977" calcext:value-type="float">
            <text:p>10</text:p>
          </table:table-cell>
          <table:table-cell table:formula="of:=[.$D12]/[.H$5]" office:value-type="float" office:value="31.9031278545773" calcext:value-type="float">
            <text:p>32</text:p>
          </table:table-cell>
          <table:table-cell table:formula="of:=[.$D12]/[.I$5]" office:value-type="float" office:value="25.1170781159047" calcext:value-type="float">
            <text:p>25</text:p>
          </table:table-cell>
          <table:table-cell table:formula="of:=[.$D12]/[.J$5]" office:value-type="float" office:value="71.4849376607529" calcext:value-type="float">
            <text:p>71</text:p>
          </table:table-cell>
          <table:table-cell table:formula="of:=[.$D12]/[.K$5]" office:value-type="float" office:value="2.86240103577903" calcext:value-type="float">
            <text:p>3</text:p>
          </table:table-cell>
          <table:table-cell table:formula="of:=[.$D12]/[.L$5]" office:value-type="float" office:value="40.8066691426352" calcext:value-type="float">
            <text:p>41</text:p>
          </table:table-cell>
          <table:table-cell table:formula="of:=[.$D12]/[.M$5]" office:value-type="float" office:value="11.827943474566" calcext:value-type="float">
            <text:p>12</text:p>
          </table:table-cell>
          <table:table-cell table:formula="of:=[.$D12]/[.N$5]" office:value-type="float" office:value="96.5231074786873" calcext:value-type="float">
            <text:p>97</text:p>
          </table:table-cell>
          <table:table-cell table:number-columns-repeated="33"/>
        </table:table-row>
        <table:table-row table:style-name="ro2">
          <table:table-cell/>
          <table:table-cell table:formula="of:=[$Euro_E_Asian.D16]" office:value-type="string" office:string-value="Switzerland" calcext:value-type="string">
            <text:p>Switzerland</text:p>
          </table:table-cell>
          <table:table-cell table:formula="of:=[$Euro_E_Asian.E16]" office:value-type="string" office:string-value="瑞士" calcext:value-type="string">
            <text:p>瑞士</text:p>
          </table:table-cell>
          <table:table-cell table:formula="of:=[$Euro_E_Asian.I16]" office:value-type="float" office:value="3025.59604905623" calcext:value-type="float">
            <text:p>3,026</text:p>
          </table:table-cell>
          <table:table-cell table:formula="of:=[.$D13]/[.E$5]" office:value-type="float" office:value="52.7134121825492" calcext:value-type="float">
            <text:p>53</text:p>
          </table:table-cell>
          <table:table-cell table:formula="of:=[.$D13]/[.F$5]" office:value-type="float" office:value="14.6338485031148" calcext:value-type="float">
            <text:p>15</text:p>
          </table:table-cell>
          <table:table-cell table:formula="of:=[.$D13]/[.G$5]" office:value-type="float" office:value="19.0589745779629" calcext:value-type="float">
            <text:p>19</text:p>
          </table:table-cell>
          <table:table-cell table:formula="of:=[.$D13]/[.H$5]" office:value-type="float" office:value="60.1888175069155" calcext:value-type="float">
            <text:p>60</text:p>
          </table:table-cell>
          <table:table-cell table:formula="of:=[.$D13]/[.I$5]" office:value-type="float" office:value="47.3861759861339" calcext:value-type="float">
            <text:p>47</text:p>
          </table:table-cell>
          <table:table-cell table:formula="of:=[.$D13]/[.J$5]" office:value-type="float" office:value="134.864327001685" calcext:value-type="float">
            <text:p>135</text:p>
          </table:table-cell>
          <table:table-cell table:formula="of:=[.$D13]/[.K$5]" office:value-type="float" office:value="5.40023957398244" calcext:value-type="float">
            <text:p>5</text:p>
          </table:table-cell>
          <table:table-cell table:formula="of:=[.$D13]/[.L$5]" office:value-type="float" office:value="76.9863435737935" calcext:value-type="float">
            <text:p>77</text:p>
          </table:table-cell>
          <table:table-cell table:formula="of:=[.$D13]/[.M$5]" office:value-type="float" office:value="22.3147377435163" calcext:value-type="float">
            <text:p>22</text:p>
          </table:table-cell>
          <table:table-cell table:formula="of:=[.$D13]/[.N$5]" office:value-type="float" office:value="182.101633661653" calcext:value-type="float">
            <text:p>182</text:p>
          </table:table-cell>
          <table:table-cell table:number-columns-repeated="33"/>
        </table:table-row>
        <table:table-row table:style-name="ro2">
          <table:table-cell/>
          <table:table-cell table:formula="of:=[$Euro_E_Asian.D17]" office:value-type="string" office:string-value="Portugal" calcext:value-type="string">
            <text:p>Portugal</text:p>
          </table:table-cell>
          <table:table-cell table:formula="of:=[$Euro_E_Asian.E17]" office:value-type="string" office:string-value="葡萄牙" calcext:value-type="string">
            <text:p>葡萄牙</text:p>
          </table:table-cell>
          <table:table-cell table:formula="of:=[$Euro_E_Asian.I17]" office:value-type="float" office:value="1697.83499764563" calcext:value-type="float">
            <text:p>1,698</text:p>
          </table:table-cell>
          <table:table-cell table:formula="of:=[.$D14]/[.E$5]" office:value-type="float" office:value="29.5805106160052" calcext:value-type="float">
            <text:p>30</text:p>
          </table:table-cell>
          <table:table-cell table:formula="of:=[.$D14]/[.F$5]" office:value-type="float" office:value="8.21188940492649" calcext:value-type="float">
            <text:p>8</text:p>
          </table:table-cell>
          <table:table-cell table:formula="of:=[.$D14]/[.G$5]" office:value-type="float" office:value="10.6950807487329" calcext:value-type="float">
            <text:p>11</text:p>
          </table:table-cell>
          <table:table-cell table:formula="of:=[.$D14]/[.H$5]" office:value-type="float" office:value="33.7753881130374" calcext:value-type="float">
            <text:p>34</text:p>
          </table:table-cell>
          <table:table-cell table:formula="of:=[.$D14]/[.I$5]" office:value-type="float" office:value="26.591093685143" calcext:value-type="float">
            <text:p>27</text:p>
          </table:table-cell>
          <table:table-cell table:formula="of:=[.$D14]/[.J$5]" office:value-type="float" office:value="75.6800876934017" calcext:value-type="float">
            <text:p>76</text:p>
          </table:table-cell>
          <table:table-cell table:formula="of:=[.$D14]/[.K$5]" office:value-type="float" office:value="3.03038330157731" calcext:value-type="float">
            <text:p>3</text:p>
          </table:table-cell>
          <table:table-cell table:formula="of:=[.$D14]/[.L$5]" office:value-type="float" office:value="43.2014407545016" calcext:value-type="float">
            <text:p>43</text:p>
          </table:table-cell>
          <table:table-cell table:formula="of:=[.$D14]/[.M$5]" office:value-type="float" office:value="12.5220756802759" calcext:value-type="float">
            <text:p>13</text:p>
          </table:table-cell>
          <table:table-cell table:formula="of:=[.$D14]/[.N$5]" office:value-type="float" office:value="102.187642284778" calcext:value-type="float">
            <text:p>102</text:p>
          </table:table-cell>
          <table:table-cell table:number-columns-repeated="33"/>
        </table:table-row>
        <table:table-row table:style-name="ro2">
          <table:table-cell/>
          <table:table-cell table:formula="of:=[$Euro_E_Asian.D18]" office:value-type="string" office:string-value="Austria" calcext:value-type="string">
            <text:p>Austria</text:p>
          </table:table-cell>
          <table:table-cell table:formula="of:=[$Euro_E_Asian.E18]" office:value-type="string" office:string-value="奧地利" calcext:value-type="string">
            <text:p>奧地利</text:p>
          </table:table-cell>
          <table:table-cell table:formula="of:=[$Euro_E_Asian.I18]" office:value-type="float" office:value="1589.48496622372" calcext:value-type="float">
            <text:p>1,589</text:p>
          </table:table-cell>
          <table:table-cell table:formula="of:=[.$D15]/[.E$5]" office:value-type="float" office:value="27.692783446307" calcext:value-type="float">
            <text:p>28</text:p>
          </table:table-cell>
          <table:table-cell table:formula="of:=[.$D15]/[.F$5]" office:value-type="float" office:value="7.68783466680954" calcext:value-type="float">
            <text:p>8</text:p>
          </table:table-cell>
          <table:table-cell table:formula="of:=[.$D15]/[.G$5]" office:value-type="float" office:value="10.0125572191839" calcext:value-type="float">
            <text:p>10</text:p>
          </table:table-cell>
          <table:table-cell table:formula="of:=[.$D15]/[.H$5]" office:value-type="float" office:value="31.619958187038" calcext:value-type="float">
            <text:p>32</text:p>
          </table:table-cell>
          <table:table-cell table:formula="of:=[.$D15]/[.I$5]" office:value-type="float" office:value="24.8941408950761" calcext:value-type="float">
            <text:p>25</text:p>
          </table:table-cell>
          <table:table-cell table:formula="of:=[.$D15]/[.J$5]" office:value-type="float" office:value="70.8504429452588" calcext:value-type="float">
            <text:p>71</text:p>
          </table:table-cell>
          <table:table-cell table:formula="of:=[.$D15]/[.K$5]" office:value-type="float" office:value="2.83699458806768" calcext:value-type="float">
            <text:p>3</text:p>
          </table:table-cell>
          <table:table-cell table:formula="of:=[.$D15]/[.L$5]" office:value-type="float" office:value="40.4444723390121" calcext:value-type="float">
            <text:p>40</text:p>
          </table:table-cell>
          <table:table-cell table:formula="of:=[.$D15]/[.M$5]" office:value-type="float" office:value="11.7229595734064" calcext:value-type="float">
            <text:p>12</text:p>
          </table:table-cell>
          <table:table-cell table:formula="of:=[.$D15]/[.N$5]" office:value-type="float" office:value="95.6663759262456" calcext:value-type="float">
            <text:p>96</text:p>
          </table:table-cell>
          <table:table-cell table:number-columns-repeated="33"/>
        </table:table-row>
        <table:table-row table:style-name="ro22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0"/>
          <table:table-cell table:style-name="ce327"/>
          <table:table-cell table:number-columns-repeated="2"/>
        </table:table-row>
        <table:table-row table:style-name="ro24">
          <table:table-cell/>
          <table:table-cell table:style-name="ce250"/>
          <table:table-cell table:style-name="ce141" office:value-type="string" calcext:value-type="string">
            <text:p><text:s/>10 times or more deaths 十倍或以上確診 ( 每百萬人 )</text:p>
          </table:table-cell>
          <table:table-cell table:style-name="ce153" table:number-columns-repeated="5"/>
          <table:table-cell table:style-name="ce141" table:number-columns-repeated="2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72" calcext:value-type="float">
            <text:p>72</text:p>
          </table:table-cell>
          <table:table-cell table:number-columns-repeated="30"/>
          <table:table-cell table:style-name="ce327" table:number-columns-repeated="3"/>
        </table:table-row>
        <table:table-row table:style-name="ro24">
          <table:table-cell/>
          <table:table-cell table:style-name="ce250"/>
          <table:table-cell table:style-name="ce287" office:value-type="string" calcext:value-type="string">
            <text:p><text:s/>100 times or more cases 一百倍或以上確診 (每百萬人 )</text:p>
          </table:table-cell>
          <table:table-cell table:style-name="ce294" table:number-columns-repeated="5"/>
          <table:table-cell table:style-name="ce287" table:number-columns-repeated="2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9" calcext:value-type="float">
            <text:p>9</text:p>
          </table:table-cell>
          <table:table-cell table:number-columns-repeated="33"/>
        </table:table-row>
        <table:table-row table:style-name="ro25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6">
          <table:table-cell/>
          <table:table-cell table:style-name="Default" table:number-columns-repeated="13"/>
          <table:table-cell table:number-columns-repeated="33"/>
        </table:table-row>
        <table:table-row table:style-name="ro27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233" office:value-type="string" calcext:value-type="string">
            <text:p>Top-10 European countries and Top-10 East Asian countries <text:s/>前十位東亞國家或地區</text:p>
          </table:table-cell>
          <table:table-cell table:style-name="ce189"/>
          <table:table-cell table:style-name="ce130" table:number-columns-repeated="3"/>
          <table:table-cell table:style-name="ce189" table:number-columns-repeated="4"/>
          <table:table-cell table:style-name="ce314"/>
          <table:table-cell table:style-name="ce189"/>
          <table:table-cell table:style-name="ce314"/>
          <table:table-cell table:style-name="ce320"/>
          <table:table-cell table:number-columns-repeated="33"/>
        </table:table-row>
        <table:table-row table:style-name="ro30">
          <table:table-cell/>
          <table:table-cell table:style-name="ce362" office:value-type="string" calcext:value-type="string" table:number-columns-spanned="2" table:number-rows-spanned="1">
            <text:p><text:span text:style-name="T2">Deaths per million ratio </text:span></text:p>
            <text:p><text:span text:style-name="T2">每百萬死亡人數比例</text:span></text:p>
          </table:table-cell>
          <table:covered-table-cell table:style-name="ce259"/>
          <table:table-cell table:style-name="ce263"/>
          <table:table-cell table:style-name="ce277" table:formula="of:=[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4]" office:value-type="string" office:string-value="南韓&#10;Korea" calcext:value-type="string">
            <text:p>南韓</text:p>
            <text:p>Korea</text:p>
          </table:table-cell>
          <table:table-cell table:style-name="ce277" table:formula="of:=[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4]" office:value-type="string" office:string-value="日本&#10;Japan" calcext:value-type="string">
            <text:p>日本</text:p>
            <text:p>Japan</text:p>
          </table:table-cell>
          <table:table-cell table:style-name="ce277" table:formula="of:=[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L4]" office:value-type="string" office:string-value="泰國&#10;Thailand" calcext:value-type="string">
            <text:p>泰國</text:p>
            <text:p>Thailand</text:p>
          </table:table-cell>
          <table:table-cell table:style-name="ce277" table:formula="of:=[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4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8" table:formula="of:=[$World_E_Asian.J42]" office:value-type="float" office:value="2.330895540682" calcext:value-type="float">
            <text:p>2.33</text:p>
          </table:table-cell>
          <table:table-cell table:style-name="ce278" table:formula="of:=[$World_E_Asian.J43]" office:value-type="float" office:value="4.39236012011875" calcext:value-type="float">
            <text:p>4.39</text:p>
          </table:table-cell>
          <table:table-cell table:style-name="ce278" table:formula="of:=[$World_E_Asian.J44]" office:value-type="float" office:value="2.59782720862183" calcext:value-type="float">
            <text:p>2.60</text:p>
          </table:table-cell>
          <table:table-cell table:style-name="ce278" table:formula="of:=[$World_E_Asian.J46]" office:value-type="float" office:value="0.938039710310951" calcext:value-type="float">
            <text:p>0.94</text:p>
          </table:table-cell>
          <table:table-cell table:style-name="ce278" table:formula="of:=[$World_E_Asian.J45]" office:value-type="float" office:value="3.21725187433499" calcext:value-type="float">
            <text:p>3.22</text:p>
          </table:table-cell>
          <table:table-cell table:style-name="ce278" table:formula="of:=[$World_E_Asian.J47]" office:value-type="float" office:value="1.75713409555737" calcext:value-type="float">
            <text:p>1.76</text:p>
          </table:table-cell>
          <table:table-cell table:style-name="ce278" table:formula="of:=[$World_E_Asian.J48]" office:value-type="float" office:value="1.72284965535254" calcext:value-type="float">
            <text:p>1.72</text:p>
          </table:table-cell>
          <table:table-cell table:style-name="ce278" table:formula="of:=[$World_E_Asian.J49]" office:value-type="float" office:value="0.616654205739607" calcext:value-type="float">
            <text:p>0.62</text:p>
          </table:table-cell>
          <table:table-cell table:style-name="ce278" table:formula="of:=[$World_E_Asian.J50]" office:value-type="float" office:value="0.533283560201048" calcext:value-type="float">
            <text:p>0.53</text:p>
          </table:table-cell>
          <table:table-cell table:style-name="ce278" table:formula="of:=[$World_E_Asian.J51]" office:value-type="float" office:value="0.25237786215424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9]" office:value-type="string" office:string-value="Spain" calcext:value-type="string">
            <text:p>Spain</text:p>
          </table:table-cell>
          <table:table-cell table:style-name="ce244" table:formula="of:=[.C6]" office:value-type="string" office:string-value="西班牙" calcext:value-type="string">
            <text:p>西班牙</text:p>
          </table:table-cell>
          <table:table-cell table:style-name="ce276" table:formula="of:=[$Euro_E_Asian.J9]" office:value-type="float" office:value="390.608114960852" calcext:value-type="float">
            <text:p>391</text:p>
          </table:table-cell>
          <table:table-cell table:style-name="ce525" table:formula="of:=[.$D27]/[.E$26]" office:value-type="float" office:value="167.578558602658" calcext:value-type="float">
            <text:p>168</text:p>
          </table:table-cell>
          <table:table-cell table:style-name="ce525" table:formula="of:=[.$D27]/[.F$26]" office:value-type="float" office:value="88.9289822051958" calcext:value-type="float">
            <text:p>89</text:p>
          </table:table-cell>
          <table:table-cell table:style-name="ce525" table:formula="of:=[.$D27]/[.G$26]" office:value-type="float" office:value="150.359544185417" calcext:value-type="float">
            <text:p>150</text:p>
          </table:table-cell>
          <table:table-cell table:style-name="ce525" table:formula="of:=[.$D27]/[.H$26]" office:value-type="float" office:value="416.408933083835" calcext:value-type="float">
            <text:p>416</text:p>
          </table:table-cell>
          <table:table-cell table:style-name="ce525" table:formula="of:=[.$D27]/[.I$26]" office:value-type="float" office:value="121.410486408246" calcext:value-type="float">
            <text:p>121</text:p>
          </table:table-cell>
          <table:table-cell table:style-name="ce525" table:formula="of:=[.$D27]/[.J$26]" office:value-type="float" office:value="222.298409636715" calcext:value-type="float">
            <text:p>222</text:p>
          </table:table-cell>
          <table:table-cell table:style-name="ce525" table:formula="of:=[.$D27]/[.K$26]" office:value-type="float" office:value="226.722113416753" calcext:value-type="float">
            <text:p>227</text:p>
          </table:table-cell>
          <table:table-cell table:style-name="ce525" table:formula="of:=[.$D27]/[.L$26]" office:value-type="float" office:value="633.431364491161" calcext:value-type="float">
            <text:p>633</text:p>
          </table:table-cell>
          <table:table-cell table:style-name="ce525" table:formula="of:=[.$D27]/[.M$26]" office:value-type="float" office:value="732.458571971716" calcext:value-type="float">
            <text:p>732</text:p>
          </table:table-cell>
          <table:table-cell table:style-name="ce525" table:formula="of:=[.$D27]/[.N$26]" office:value-type="float" office:value="1547.71148161218" calcext:value-type="float">
            <text:p>1548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0]" office:value-type="string" office:string-value="Italy" calcext:value-type="string">
            <text:p>Italy</text:p>
          </table:table-cell>
          <table:table-cell table:style-name="ce244" table:formula="of:=[.C7]" office:value-type="string" office:string-value="意大利" calcext:value-type="string">
            <text:p>意大利</text:p>
          </table:table-cell>
          <table:table-cell table:style-name="ce276" table:formula="of:=[$Euro_E_Asian.J10]" office:value-type="float" office:value="349.726376088709" calcext:value-type="float">
            <text:p>350</text:p>
          </table:table-cell>
          <table:table-cell table:style-name="ce525" table:formula="of:=[.$D28]/[.E$26]" office:value-type="float" office:value="150.039489108286" calcext:value-type="float">
            <text:p>150</text:p>
          </table:table-cell>
          <table:table-cell table:style-name="ce525" table:formula="of:=[.$D28]/[.F$26]" office:value-type="float" office:value="79.6215170260799" calcext:value-type="float">
            <text:p>80</text:p>
          </table:table-cell>
          <table:table-cell table:style-name="ce525" table:formula="of:=[.$D28]/[.G$26]" office:value-type="float" office:value="134.622647313884" calcext:value-type="float">
            <text:p>135</text:p>
          </table:table-cell>
          <table:table-cell table:style-name="ce525" table:formula="of:=[.$D28]/[.H$26]" office:value-type="float" office:value="372.826834775234" calcext:value-type="float">
            <text:p>373</text:p>
          </table:table-cell>
          <table:table-cell table:style-name="ce525" table:formula="of:=[.$D28]/[.I$26]" office:value-type="float" office:value="108.703449325365" calcext:value-type="float">
            <text:p>109</text:p>
          </table:table-cell>
          <table:table-cell table:style-name="ce525" table:formula="of:=[.$D28]/[.J$26]" office:value-type="float" office:value="199.032263373032" calcext:value-type="float">
            <text:p>199</text:p>
          </table:table-cell>
          <table:table-cell table:style-name="ce525" table:formula="of:=[.$D28]/[.K$26]" office:value-type="float" office:value="202.992974460761" calcext:value-type="float">
            <text:p>203</text:p>
          </table:table-cell>
          <table:table-cell table:style-name="ce525" table:formula="of:=[.$D28]/[.L$26]" office:value-type="float" office:value="567.135313168346" calcext:value-type="float">
            <text:p>567</text:p>
          </table:table-cell>
          <table:table-cell table:style-name="ce525" table:formula="of:=[.$D28]/[.M$26]" office:value-type="float" office:value="655.798157282146" calcext:value-type="float">
            <text:p>656</text:p>
          </table:table-cell>
          <table:table-cell table:style-name="ce525" table:formula="of:=[.$D28]/[.N$26]" office:value-type="float" office:value="1385.72524984373" calcext:value-type="float">
            <text:p>138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1]" office:value-type="string" office:string-value="Germany" calcext:value-type="string">
            <text:p>Germany</text:p>
          </table:table-cell>
          <table:table-cell table:style-name="ce244" table:formula="of:=[.C8]" office:value-type="string" office:string-value="德國" calcext:value-type="string">
            <text:p>德國</text:p>
          </table:table-cell>
          <table:table-cell table:style-name="ce276" table:formula="of:=[$Euro_E_Asian.J11]" office:value-type="float" office:value="41.8477449722988" calcext:value-type="float">
            <text:p>42</text:p>
          </table:table-cell>
          <table:table-cell table:style-name="ce525" table:formula="of:=[.$D29]/[.E$26]" office:value-type="float" office:value="17.9535050978966" calcext:value-type="float">
            <text:p>18</text:p>
          </table:table-cell>
          <table:table-cell table:style-name="ce525" table:formula="of:=[.$D29]/[.F$26]" office:value-type="float" office:value="9.52739389027314" calcext:value-type="float">
            <text:p>10</text:p>
          </table:table-cell>
          <table:table-cell table:style-name="ce525" table:formula="of:=[.$D29]/[.G$26]" office:value-type="float" office:value="16.10874843154" calcext:value-type="float">
            <text:p>16</text:p>
          </table:table-cell>
          <table:table-cell table:style-name="ce525" table:formula="of:=[.$D29]/[.H$26]" office:value-type="float" office:value="44.6119119609837" calcext:value-type="float">
            <text:p>45</text:p>
          </table:table-cell>
          <table:table-cell table:style-name="ce525" table:formula="of:=[.$D29]/[.I$26]" office:value-type="float" office:value="13.0072952342125" calcext:value-type="float">
            <text:p>13</text:p>
          </table:table-cell>
          <table:table-cell table:style-name="ce525" table:formula="of:=[.$D29]/[.J$26]" office:value-type="float" office:value="23.8159085741401" calcext:value-type="float">
            <text:p>24</text:p>
          </table:table-cell>
          <table:table-cell table:style-name="ce525" table:formula="of:=[.$D29]/[.K$26]" office:value-type="float" office:value="24.2898414509278" calcext:value-type="float">
            <text:p>24</text:p>
          </table:table-cell>
          <table:table-cell table:style-name="ce525" table:formula="of:=[.$D29]/[.L$26]" office:value-type="float" office:value="67.8625793561355" calcext:value-type="float">
            <text:p>68</text:p>
          </table:table-cell>
          <table:table-cell table:style-name="ce525" table:formula="of:=[.$D29]/[.M$26]" office:value-type="float" office:value="78.4718451784303" calcext:value-type="float">
            <text:p>78</text:p>
          </table:table-cell>
          <table:table-cell table:style-name="ce525" table:formula="of:=[.$D29]/[.N$26]" office:value-type="float" office:value="165.813849975176" calcext:value-type="float">
            <text:p>16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2]" office:value-type="string" office:string-value="France" calcext:value-type="string">
            <text:p>France</text:p>
          </table:table-cell>
          <table:table-cell table:style-name="ce244" table:formula="of:=[.C9]" office:value-type="string" office:string-value="法國" calcext:value-type="string">
            <text:p>法國</text:p>
          </table:table-cell>
          <table:table-cell table:style-name="ce276" table:formula="of:=[$Euro_E_Asian.J12]" office:value-type="float" office:value="234.495199475222" calcext:value-type="float">
            <text:p>234</text:p>
          </table:table-cell>
          <table:table-cell table:style-name="ce525" table:formula="of:=[.$D30]/[.E$26]" office:value-type="float" office:value="100.603049507148" calcext:value-type="float">
            <text:p>101</text:p>
          </table:table-cell>
          <table:table-cell table:style-name="ce525" table:formula="of:=[.$D30]/[.F$26]" office:value-type="float" office:value="53.387061411732" calcext:value-type="float">
            <text:p>53</text:p>
          </table:table-cell>
          <table:table-cell table:style-name="ce525" table:formula="of:=[.$D30]/[.G$26]" office:value-type="float" office:value="90.2658955518538" calcext:value-type="float">
            <text:p>90</text:p>
          </table:table-cell>
          <table:table-cell table:style-name="ce525" table:formula="of:=[.$D30]/[.H$26]" office:value-type="float" office:value="249.984299062872" calcext:value-type="float">
            <text:p>250</text:p>
          </table:table-cell>
          <table:table-cell table:style-name="ce525" table:formula="of:=[.$D30]/[.I$26]" office:value-type="float" office:value="72.886801728476" calcext:value-type="float">
            <text:p>73</text:p>
          </table:table-cell>
          <table:table-cell table:style-name="ce525" table:formula="of:=[.$D30]/[.J$26]" office:value-type="float" office:value="133.453217980406" calcext:value-type="float">
            <text:p>133</text:p>
          </table:table-cell>
          <table:table-cell table:style-name="ce525" table:formula="of:=[.$D30]/[.K$26]" office:value-type="float" office:value="136.108916263641" calcext:value-type="float">
            <text:p>136</text:p>
          </table:table-cell>
          <table:table-cell table:style-name="ce525" table:formula="of:=[.$D30]/[.L$26]" office:value-type="float" office:value="380.270169720114" calcext:value-type="float">
            <text:p>380</text:p>
          </table:table-cell>
          <table:table-cell table:style-name="ce525" table:formula="of:=[.$D30]/[.M$26]" office:value-type="float" office:value="439.71953567595" calcext:value-type="float">
            <text:p>440</text:p>
          </table:table-cell>
          <table:table-cell table:style-name="ce525" table:formula="of:=[.$D30]/[.N$26]" office:value-type="float" office:value="929.1432991532" calcext:value-type="float">
            <text:p>92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3]" office:value-type="string" office:string-value="United Kingdom" calcext:value-type="string">
            <text:p>United Kingdom</text:p>
          </table:table-cell>
          <table:table-cell table:style-name="ce244" table:formula="of:=[.C10]" office:value-type="string" office:string-value="英國" calcext:value-type="string">
            <text:p>英國</text:p>
          </table:table-cell>
          <table:table-cell table:style-name="ce276" table:formula="of:=[$Euro_E_Asian.J13]" office:value-type="float" office:value="182.23676932004" calcext:value-type="float">
            <text:p>182</text:p>
          </table:table-cell>
          <table:table-cell table:style-name="ce525" table:formula="of:=[.$D31]/[.E$26]" office:value-type="float" office:value="78.1831558469237" calcext:value-type="float">
            <text:p>78</text:p>
          </table:table-cell>
          <table:table-cell table:style-name="ce525" table:formula="of:=[.$D31]/[.F$26]" office:value-type="float" office:value="41.4894872770845" calcext:value-type="float">
            <text:p>41</text:p>
          </table:table-cell>
          <table:table-cell table:style-name="ce525" table:formula="of:=[.$D31]/[.G$26]" office:value-type="float" office:value="70.1496884454907" calcext:value-type="float">
            <text:p>70</text:p>
          </table:table-cell>
          <table:table-cell table:style-name="ce525" table:formula="of:=[.$D31]/[.H$26]" office:value-type="float" office:value="194.274045455528" calcext:value-type="float">
            <text:p>194</text:p>
          </table:table-cell>
          <table:table-cell table:style-name="ce525" table:formula="of:=[.$D31]/[.I$26]" office:value-type="float" office:value="56.6436127596348" calcext:value-type="float">
            <text:p>57</text:p>
          </table:table-cell>
          <table:table-cell table:style-name="ce525" table:formula="of:=[.$D31]/[.J$26]" office:value-type="float" office:value="103.712499678195" calcext:value-type="float">
            <text:p>104</text:p>
          </table:table-cell>
          <table:table-cell table:style-name="ce525" table:formula="of:=[.$D31]/[.K$26]" office:value-type="float" office:value="105.776362292477" calcext:value-type="float">
            <text:p>106</text:p>
          </table:table-cell>
          <table:table-cell table:style-name="ce525" table:formula="of:=[.$D31]/[.L$26]" office:value-type="float" office:value="295.525057031709" calcext:value-type="float">
            <text:p>296</text:p>
          </table:table-cell>
          <table:table-cell table:style-name="ce525" table:formula="of:=[.$D31]/[.M$26]" office:value-type="float" office:value="341.725833909706" calcext:value-type="float">
            <text:p>342</text:p>
          </table:table-cell>
          <table:table-cell table:style-name="ce525" table:formula="of:=[.$D31]/[.N$26]" office:value-type="float" office:value="722.079059409208" calcext:value-type="float">
            <text:p>722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4]" office:value-type="string" office:string-value="Belgium" calcext:value-type="string">
            <text:p>Belgium</text:p>
          </table:table-cell>
          <table:table-cell table:style-name="ce244" table:formula="of:=[.C11]" office:value-type="string" office:string-value="比利時" calcext:value-type="string">
            <text:p>比利時</text:p>
          </table:table-cell>
          <table:table-cell table:style-name="ce276" table:formula="of:=[$Euro_E_Asian.J14]" office:value-type="float" office:value="384.771106255061" calcext:value-type="float">
            <text:p>385</text:p>
          </table:table-cell>
          <table:table-cell table:style-name="ce525" table:formula="of:=[.$D32]/[.E$26]" office:value-type="float" office:value="165.074367143231" calcext:value-type="float">
            <text:p>165</text:p>
          </table:table-cell>
          <table:table-cell table:style-name="ce525" table:formula="of:=[.$D32]/[.F$26]" office:value-type="float" office:value="87.6000818996277" calcext:value-type="float">
            <text:p>88</text:p>
          </table:table-cell>
          <table:table-cell table:style-name="ce525" table:formula="of:=[.$D32]/[.G$26]" office:value-type="float" office:value="148.112663143283" calcext:value-type="float">
            <text:p>148</text:p>
          </table:table-cell>
          <table:table-cell table:style-name="ce525" table:formula="of:=[.$D32]/[.H$26]" office:value-type="float" office:value="410.186372736303" calcext:value-type="float">
            <text:p>410</text:p>
          </table:table-cell>
          <table:table-cell table:style-name="ce525" table:formula="of:=[.$D32]/[.I$26]" office:value-type="float" office:value="119.596202375232" calcext:value-type="float">
            <text:p>120</text:p>
          </table:table-cell>
          <table:table-cell table:style-name="ce525" table:formula="of:=[.$D32]/[.J$26]" office:value-type="float" office:value="218.976518199659" calcext:value-type="float">
            <text:p>219</text:p>
          </table:table-cell>
          <table:table-cell table:style-name="ce525" table:formula="of:=[.$D32]/[.K$26]" office:value-type="float" office:value="223.334116856718" calcext:value-type="float">
            <text:p>223</text:p>
          </table:table-cell>
          <table:table-cell table:style-name="ce525" table:formula="of:=[.$D32]/[.L$26]" office:value-type="float" office:value="623.965753697523" calcext:value-type="float">
            <text:p>624</text:p>
          </table:table-cell>
          <table:table-cell table:style-name="ce525" table:formula="of:=[.$D32]/[.M$26]" office:value-type="float" office:value="721.513159171834" calcext:value-type="float">
            <text:p>722</text:p>
          </table:table-cell>
          <table:table-cell table:style-name="ce525" table:formula="of:=[.$D32]/[.N$26]" office:value-type="float" office:value="1524.58342808178" calcext:value-type="float">
            <text:p>1525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5]" office:value-type="string" office:string-value="Netherlands" calcext:value-type="string">
            <text:p>Netherlands</text:p>
          </table:table-cell>
          <table:table-cell table:style-name="ce244" table:formula="of:=[.C12]" office:value-type="string" office:string-value="荷蘭" calcext:value-type="string">
            <text:p>荷蘭</text:p>
          </table:table-cell>
          <table:table-cell table:style-name="ce276" table:formula="of:=[$Euro_E_Asian.J15]" office:value-type="float" office:value="172.251132207569" calcext:value-type="float">
            <text:p>172</text:p>
          </table:table-cell>
          <table:table-cell table:style-name="ce525" table:formula="of:=[.$D33]/[.E$26]" office:value-type="float" office:value="73.899121260994" calcext:value-type="float">
            <text:p>74</text:p>
          </table:table-cell>
          <table:table-cell table:style-name="ce525" table:formula="of:=[.$D33]/[.F$26]" office:value-type="float" office:value="39.2160768919176" calcext:value-type="float">
            <text:p>39</text:p>
          </table:table-cell>
          <table:table-cell table:style-name="ce525" table:formula="of:=[.$D33]/[.G$26]" office:value-type="float" office:value="66.3058465304742" calcext:value-type="float">
            <text:p>66</text:p>
          </table:table-cell>
          <table:table-cell table:style-name="ce525" table:formula="of:=[.$D33]/[.H$26]" office:value-type="float" office:value="183.628827558345" calcext:value-type="float">
            <text:p>184</text:p>
          </table:table-cell>
          <table:table-cell table:style-name="ce525" table:formula="of:=[.$D33]/[.I$26]" office:value-type="float" office:value="53.5398342857983" calcext:value-type="float">
            <text:p>54</text:p>
          </table:table-cell>
          <table:table-cell table:style-name="ce525" table:formula="of:=[.$D33]/[.J$26]" office:value-type="float" office:value="98.0295884321397" calcext:value-type="float">
            <text:p>98</text:p>
          </table:table-cell>
          <table:table-cell table:style-name="ce525" table:formula="of:=[.$D33]/[.K$26]" office:value-type="float" office:value="99.9803619964286" calcext:value-type="float">
            <text:p>100</text:p>
          </table:table-cell>
          <table:table-cell table:style-name="ce525" table:formula="of:=[.$D33]/[.L$26]" office:value-type="float" office:value="279.331804768888" calcext:value-type="float">
            <text:p>279</text:p>
          </table:table-cell>
          <table:table-cell table:style-name="ce525" table:formula="of:=[.$D33]/[.M$26]" office:value-type="float" office:value="323.001016837329" calcext:value-type="float">
            <text:p>323</text:p>
          </table:table-cell>
          <table:table-cell table:style-name="ce525" table:formula="of:=[.$D33]/[.N$26]" office:value-type="float" office:value="682.512842993727" calcext:value-type="float">
            <text:p>683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6]" office:value-type="string" office:string-value="Switzerland" calcext:value-type="string">
            <text:p>Switzerland</text:p>
          </table:table-cell>
          <table:table-cell table:style-name="ce244" table:formula="of:=[.C13]" office:value-type="string" office:string-value="瑞士" calcext:value-type="string">
            <text:p>瑞士</text:p>
          </table:table-cell>
          <table:table-cell table:style-name="ce276" table:formula="of:=[$Euro_E_Asian.J16]" office:value-type="float" office:value="137.696396323518" calcext:value-type="float">
            <text:p>138</text:p>
          </table:table-cell>
          <table:table-cell table:style-name="ce525" table:formula="of:=[.$D34]/[.E$26]" office:value-type="float" office:value="59.0744604038451" calcext:value-type="float">
            <text:p>59</text:p>
          </table:table-cell>
          <table:table-cell table:style-name="ce525" table:formula="of:=[.$D34]/[.F$26]" office:value-type="float" office:value="31.3490680540545" calcext:value-type="float">
            <text:p>31</text:p>
          </table:table-cell>
          <table:table-cell table:style-name="ce525" table:formula="of:=[.$D34]/[.G$26]" office:value-type="float" office:value="53.0044476655424" calcext:value-type="float">
            <text:p>53</text:p>
          </table:table-cell>
          <table:table-cell table:style-name="ce525" table:formula="of:=[.$D34]/[.H$26]" office:value-type="float" office:value="146.7916494472" calcext:value-type="float">
            <text:p>147</text:p>
          </table:table-cell>
          <table:table-cell table:style-name="ce525" table:formula="of:=[.$D34]/[.I$26]" office:value-type="float" office:value="42.7993833563248" calcext:value-type="float">
            <text:p>43</text:p>
          </table:table-cell>
          <table:table-cell table:style-name="ce525" table:formula="of:=[.$D34]/[.J$26]" office:value-type="float" office:value="78.3641935306251" calcext:value-type="float">
            <text:p>78</text:p>
          </table:table-cell>
          <table:table-cell table:style-name="ce525" table:formula="of:=[.$D34]/[.K$26]" office:value-type="float" office:value="79.9236287947259" calcext:value-type="float">
            <text:p>80</text:p>
          </table:table-cell>
          <table:table-cell table:style-name="ce525" table:formula="of:=[.$D34]/[.L$26]" office:value-type="float" office:value="223.295965618797" calcext:value-type="float">
            <text:p>223</text:p>
          </table:table-cell>
          <table:table-cell table:style-name="ce525" table:formula="of:=[.$D34]/[.M$26]" office:value-type="float" office:value="258.204839975953" calcext:value-type="float">
            <text:p>258</text:p>
          </table:table-cell>
          <table:table-cell table:style-name="ce525" table:formula="of:=[.$D34]/[.N$26]" office:value-type="float" office:value="545.596175307029" calcext:value-type="float">
            <text:p>546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7]" office:value-type="string" office:string-value="Portugal" calcext:value-type="string">
            <text:p>Portugal</text:p>
          </table:table-cell>
          <table:table-cell table:style-name="ce244" table:formula="of:=[.C14]" office:value-type="string" office:string-value="葡萄牙" calcext:value-type="string">
            <text:p>葡萄牙</text:p>
          </table:table-cell>
          <table:table-cell table:style-name="ce276" table:formula="of:=[$Euro_E_Asian.J17]" office:value-type="float" office:value="55.173798926242" calcext:value-type="float">
            <text:p>55</text:p>
          </table:table-cell>
          <table:table-cell table:style-name="ce525" table:formula="of:=[.$D35]/[.E$26]" office:value-type="float" office:value="23.6706441637014" calcext:value-type="float">
            <text:p>24</text:p>
          </table:table-cell>
          <table:table-cell table:style-name="ce525" table:formula="of:=[.$D35]/[.F$26]" office:value-type="float" office:value="12.5613104156747" calcext:value-type="float">
            <text:p>13</text:p>
          </table:table-cell>
          <table:table-cell table:style-name="ce525" table:formula="of:=[.$D35]/[.G$26]" office:value-type="float" office:value="21.2384406257382" calcext:value-type="float">
            <text:p>21</text:p>
          </table:table-cell>
          <table:table-cell table:style-name="ce525" table:formula="of:=[.$D35]/[.H$26]" office:value-type="float" office:value="58.8181910848448" calcext:value-type="float">
            <text:p>59</text:p>
          </table:table-cell>
          <table:table-cell table:style-name="ce525" table:formula="of:=[.$D35]/[.I$26]" office:value-type="float" office:value="17.1493563703794" calcext:value-type="float">
            <text:p>17</text:p>
          </table:table-cell>
          <table:table-cell table:style-name="ce525" table:formula="of:=[.$D35]/[.J$26]" office:value-type="float" office:value="31.3998795343736" calcext:value-type="float">
            <text:p>31</text:p>
          </table:table-cell>
          <table:table-cell table:style-name="ce525" table:formula="of:=[.$D35]/[.K$26]" office:value-type="float" office:value="32.0247322538147" calcext:value-type="float">
            <text:p>32</text:p>
          </table:table-cell>
          <table:table-cell table:style-name="ce525" table:formula="of:=[.$D35]/[.L$26]" office:value-type="float" office:value="89.4728332551746" calcext:value-type="float">
            <text:p>89</text:p>
          </table:table-cell>
          <table:table-cell table:style-name="ce525" table:formula="of:=[.$D35]/[.M$26]" office:value-type="float" office:value="103.460528401516" calcext:value-type="float">
            <text:p>103</text:p>
          </table:table-cell>
          <table:table-cell table:style-name="ce525" table:formula="of:=[.$D35]/[.N$26]" office:value-type="float" office:value="218.615842353568" calcext:value-type="float">
            <text:p>219</text:p>
          </table:table-cell>
          <table:table-cell table:number-columns-repeated="33"/>
        </table:table-row>
        <table:table-row table:style-name="ro2">
          <table:table-cell/>
          <table:table-cell table:style-name="ce244" table:formula="of:=[$Euro_E_Asian.D18]" office:value-type="string" office:string-value="Austria" calcext:value-type="string">
            <text:p>Austria</text:p>
          </table:table-cell>
          <table:table-cell table:style-name="ce244" table:formula="of:=[.C15]" office:value-type="string" office:string-value="奧地利" calcext:value-type="string">
            <text:p>奧地利</text:p>
          </table:table-cell>
          <table:table-cell table:style-name="ce276" table:formula="of:=[$Euro_E_Asian.J18]" office:value-type="float" office:value="42.8805836047429" calcext:value-type="float">
            <text:p>43</text:p>
          </table:table-cell>
          <table:table-cell table:style-name="ce525" table:formula="of:=[.$D36]/[.E$26]" office:value-type="float" office:value="18.3966131713463" calcext:value-type="float">
            <text:p>18</text:p>
          </table:table-cell>
          <table:table-cell table:style-name="ce525" table:formula="of:=[.$D36]/[.F$26]" office:value-type="float" office:value="9.76253823276757" calcext:value-type="float">
            <text:p>10</text:p>
          </table:table-cell>
          <table:table-cell table:style-name="ce525" table:formula="of:=[.$D36]/[.G$26]" office:value-type="float" office:value="16.5063263108601" calcext:value-type="float">
            <text:p>17</text:p>
          </table:table-cell>
          <table:table-cell table:style-name="ce525" table:formula="of:=[.$D36]/[.H$26]" office:value-type="float" office:value="45.7129726315407" calcext:value-type="float">
            <text:p>46</text:p>
          </table:table-cell>
          <table:table-cell table:style-name="ce525" table:formula="of:=[.$D36]/[.I$26]" office:value-type="float" office:value="13.3283265593268" calcext:value-type="float">
            <text:p>13</text:p>
          </table:table-cell>
          <table:table-cell table:style-name="ce525" table:formula="of:=[.$D36]/[.J$26]" office:value-type="float" office:value="24.4037058487223" calcext:value-type="float">
            <text:p>24</text:p>
          </table:table-cell>
          <table:table-cell table:style-name="ce525" table:formula="of:=[.$D36]/[.K$26]" office:value-type="float" office:value="24.8893357998602" calcext:value-type="float">
            <text:p>25</text:p>
          </table:table-cell>
          <table:table-cell table:style-name="ce525" table:formula="of:=[.$D36]/[.L$26]" office:value-type="float" office:value="69.537486658852" calcext:value-type="float">
            <text:p>70</text:p>
          </table:table-cell>
          <table:table-cell table:style-name="ce525" table:formula="of:=[.$D36]/[.M$26]" office:value-type="float" office:value="80.4085983610237" calcext:value-type="float">
            <text:p>80</text:p>
          </table:table-cell>
          <table:table-cell table:style-name="ce525" table:formula="of:=[.$D36]/[.N$26]" office:value-type="float" office:value="169.906279571132" calcext:value-type="float">
            <text:p>170</text:p>
          </table:table-cell>
          <table:table-cell table:number-columns-repeated="33"/>
        </table:table-row>
        <table:table-row table:style-name="ro31">
          <table:table-cell/>
          <table:table-cell table:style-name="ce249"/>
          <table:table-cell table:style-name="ce259" table:number-columns-repeated="11"/>
          <table:table-cell table:style-name="ce263"/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10" office:value-type="string" calcext:value-type="string">
            <text:p><text:span text:style-name="T4"> 10 times or more deaths per million  十倍或以上每百萬人</text:span>死亡</text:p>
          </table:table-cell>
          <table:table-cell table:style-name="ce141"/>
          <table:table-cell table:style-name="Times10"/>
          <table:table-cell table:style-name="ce141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7:.N36];&quot;&gt;=&quot; &amp; 10) - COUNTIF([.E27:.N36];&quot;&gt;&quot; &amp; 100)" office:value-type="float" office:value="46" calcext:value-type="float">
            <text:p>46</text:p>
          </table:table-cell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100" office:value-type="string" calcext:value-type="string">
            <text:p><text:span text:style-name="T4"> 100 times or more deaths per million 一百倍或以上每百萬人</text:span>死亡</text:p>
          </table:table-cell>
          <table:table-cell table:style-name="ce287"/>
          <table:table-cell table:style-name="Times100"/>
          <table:table-cell table:style-name="ce287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7:.N36];&quot;&gt;=&quot; &amp; 100) - COUNTIF([.E27:.N36];&quot;&gt;&quot; &amp; 500)" office:value-type="float" office:value="39" calcext:value-type="float">
            <text:p>39</text:p>
          </table:table-cell>
          <table:table-cell table:number-columns-repeated="33"/>
        </table:table-row>
        <table:table-row table:style-name="ro35">
          <table:table-cell/>
          <table:table-cell table:style-name="Default"/>
          <table:table-cell table:style-name="Times500" office:value-type="string" calcext:value-type="string">
            <text:p><text:span text:style-name="T4"> 500 times or more deaths 五百倍或以上每百萬人</text:span>死亡</text:p>
          </table:table-cell>
          <table:table-cell table:style-name="ce296"/>
          <table:table-cell table:style-name="Times500"/>
          <table:table-cell table:style-name="ce296" table:number-columns-repeated="5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7:.N36];&quot;&gt;=&quot; &amp; 500) - COUNTIF([.E27:.N36];&quot;&gt;&quot; &amp; 1000)" office:value-type="float" office:value="10" calcext:value-type="float">
            <text:p>10</text:p>
          </table:table-cell>
          <table:table-cell table:number-columns-repeated="33"/>
        </table:table-row>
        <table:table-row table:style-name="ro24">
          <table:table-cell/>
          <table:table-cell table:style-name="Default"/>
          <table:table-cell table:style-name="Times1000" office:value-type="string" calcext:value-type="string">
            <text:p><text:s/>1000 times deaths per million 一千倍或以上每百萬人死亡</text:p>
          </table:table-cell>
          <table:table-cell table:style-name="ce297"/>
          <table:table-cell table:style-name="Times1000"/>
          <table:table-cell table:style-name="ce297" table:number-columns-repeated="5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7:.N36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3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Euro_E_Asian_perM_Ratio.E27:Euro_E_Asian_perM_Ratio.N36">
            <calcext:condition calcext:apply-style-name="Default" calcext:value="&lt;10" calcext:base-cell-address="Euro_E_Asian_perM_Ratio.E27"/>
            <calcext:condition calcext:apply-style-name="Times10" calcext:value="&lt;100" calcext:base-cell-address="Euro_E_Asian_perM_Ratio.E27"/>
            <calcext:condition calcext:apply-style-name="Times100" calcext:value="&lt;500" calcext:base-cell-address="Euro_E_Asian_perM_Ratio.E27"/>
            <calcext:condition calcext:apply-style-name="Times500" calcext:value="&lt;1000" calcext:base-cell-address="Euro_E_Asian_perM_Ratio.E27"/>
            <calcext:condition calcext:apply-style-name="Times1000" calcext:value="&gt;=1000" calcext:base-cell-address="Euro_E_Asian_perM_Ratio.E27"/>
          </calcext:conditional-format>
          <calcext:conditional-format calcext:target-range-address="Euro_E_Asian_perM_Ratio.E27:Euro_E_Asian_perM_Ratio.N36 Euro_E_Asian_perM_Ratio.E6:Euro_E_Asian_perM_Ratio.N15">
            <calcext:condition calcext:apply-style-name="Default" calcext:value="&lt;10" calcext:base-cell-address="Euro_E_Asian_perM_Ratio.E6"/>
            <calcext:condition calcext:apply-style-name="Times10" calcext:value="&lt;=100" calcext:base-cell-address="Euro_E_Asian_perM_Ratio.E6"/>
            <calcext:condition calcext:apply-style-name="Times100" calcext:value="&lt;500" calcext:base-cell-address="Euro_E_Asian_perM_Ratio.E6"/>
            <calcext:condition calcext:apply-style-name="Times500" calcext:value="&lt;1000" calcext:base-cell-address="Euro_E_Asian_perM_Ratio.E6"/>
            <calcext:condition calcext:apply-style-name="Times1000" calcext:value="&gt;=1000" calcext:base-cell-address="Euro_E_Asian_perM_Ratio.E6"/>
          </calcext:conditional-format>
        </calcext:conditional-formats>
      </table:table>
      <table:table table:name="US_Top10_Asian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54" table:default-cell-style-name="ce2"/>
        <table:table-row table:style-name="ro37">
          <table:table-cell table:style-name="ce8"/>
          <table:table-cell table:style-name="ce22"/>
          <table:table-cell table:style-name="ce122" table:number-columns-repeated="8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World_E_Asian.J2]" office:value-type="string" office:string-value="2020-04-13" calcext:value-type="string">
            <text:p>2020-04-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88" office:value-type="string" calcext:value-type="string">
            <text:p>Top-10 USA States 前十位美國地區 <text:s text:c="2"/>COVID-19</text:p>
          </table:table-cell>
          <table:table-cell table:style-name="ce139" table:number-columns-repeated="7"/>
          <table:table-cell table:style-name="ce246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/>
          <table:table-cell table:style-name="ce198" office:value-type="string" calcext:value-type="string">
            <text:p>USA Top-10 Stat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</table:table-cell>
          <table:table-cell table:style-name="ce229" office:value-type="string" calcext:value-type="string">
            <text:p>Deaths per</text:p>
          </table:table-cell>
          <table:table-cell table:number-columns-repeated="54"/>
        </table:table-row>
        <table:table-row table:style-name="ro10">
          <table:table-cell table:style-name="ce8"/>
          <table:table-cell table:style-name="ce90" office:value-type="string" calcext:value-type="string">
            <text:p>Ranking</text:p>
          </table:table-cell>
          <table:table-cell table:style-name="ce90"/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/>
          <table:table-cell table:style-name="ce200"/>
          <table:table-cell table:style-name="ce221" office:value-type="string" calcext:value-type="string">
            <text:p>美國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table:number-columns-repeated="2"/>
          <table:table-cell table:style-name="ce208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" calcext:value-type="float">
            <text:p>1</text:p>
          </table:table-cell>
          <table:table-cell table:style-name="ce93"/>
          <table:table-cell table:style-name="ce166" office:value-type="string" calcext:value-type="string">
            <text:p>New York State</text:p>
          </table:table-cell>
          <table:table-cell table:style-name="ce166" office:value-type="string" calcext:value-type="string">
            <text:p>紐約州</text:p>
          </table:table-cell>
          <table:table-cell table:style-name="ce529" office:value-type="float" office:value="202208" calcext:value-type="float">
            <text:p>202,208</text:p>
          </table:table-cell>
          <table:table-cell table:style-name="ce237" office:value-type="float" office:value="10834" calcext:value-type="float">
            <text:p>10834</text:p>
          </table:table-cell>
          <table:table-cell table:style-name="ce154" office:value-type="float" office:value="19673174" calcext:value-type="float">
            <text:p>19,673,174</text:p>
          </table:table-cell>
          <table:table-cell table:style-name="ce223" table:formula="of:=[.F9]*1000000/[.H9]" office:value-type="float" office:value="10278.3617935774" calcext:value-type="float">
            <text:p>10278.36</text:p>
          </table:table-cell>
          <table:table-cell table:style-name="ce223" table:formula="of:=[.G9]*1000000/[.H9]" office:value-type="float" office:value="550.699139854098" calcext:value-type="float">
            <text:p>550.7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2" calcext:value-type="float">
            <text:p>2</text:p>
          </table:table-cell>
          <table:table-cell table:style-name="ce93"/>
          <table:table-cell table:style-name="ce166" office:value-type="string" calcext:value-type="string">
            <text:p>New Jersey</text:p>
          </table:table-cell>
          <table:table-cell table:style-name="ce166" office:value-type="string" calcext:value-type="string">
            <text:p>新澤西州</text:p>
          </table:table-cell>
          <table:table-cell table:style-name="ce529" office:value-type="float" office:value="68824" calcext:value-type="float">
            <text:p>68,824</text:p>
          </table:table-cell>
          <table:table-cell table:style-name="ce237" office:value-type="float" office:value="2805" calcext:value-type="float">
            <text:p>2805</text:p>
          </table:table-cell>
          <table:table-cell table:style-name="ce154" office:value-type="float" office:value="8904413" calcext:value-type="float">
            <text:p>8,904,413</text:p>
          </table:table-cell>
          <table:table-cell table:style-name="ce223" table:formula="of:=[.F10]*1000000/[.H10]" office:value-type="float" office:value="7729.2012398796" calcext:value-type="float">
            <text:p>7729.20</text:p>
          </table:table-cell>
          <table:table-cell table:style-name="ce223" table:formula="of:=[.G10]*1000000/[.H10]" office:value-type="float" office:value="315.012342756339" calcext:value-type="float">
            <text:p>315.0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3" calcext:value-type="float">
            <text:p>3</text:p>
          </table:table-cell>
          <table:table-cell table:style-name="ce93"/>
          <table:table-cell table:style-name="ce166" office:value-type="string" calcext:value-type="string">
            <text:p>Michigan</text:p>
          </table:table-cell>
          <table:table-cell table:style-name="ce166" office:value-type="string" calcext:value-type="string">
            <text:p>密芝根州</text:p>
          </table:table-cell>
          <table:table-cell table:style-name="ce529" office:value-type="float" office:value="25635" calcext:value-type="float">
            <text:p>25,635</text:p>
          </table:table-cell>
          <table:table-cell table:style-name="ce237" office:value-type="float" office:value="1602" calcext:value-type="float">
            <text:p>1602</text:p>
          </table:table-cell>
          <table:table-cell table:style-name="ce154" office:value-type="float" office:value="9900571" calcext:value-type="float">
            <text:p>9,900,571</text:p>
          </table:table-cell>
          <table:table-cell table:style-name="ce223" table:formula="of:=[.F11]*1000000/[.H11]" office:value-type="float" office:value="2589.24460013468" calcext:value-type="float">
            <text:p>2589.24</text:p>
          </table:table-cell>
          <table:table-cell table:style-name="ce223" table:formula="of:=[.G11]*1000000/[.H11]" office:value-type="float" office:value="161.808849206778" calcext:value-type="float">
            <text:p>161.8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4" calcext:value-type="float">
            <text:p>4</text:p>
          </table:table-cell>
          <table:table-cell table:style-name="ce93"/>
          <table:table-cell table:style-name="ce166" office:value-type="string" calcext:value-type="string">
            <text:p>California</text:p>
          </table:table-cell>
          <table:table-cell table:style-name="ce166" office:value-type="string" calcext:value-type="string">
            <text:p>加利福尼亞州</text:p>
          </table:table-cell>
          <table:table-cell table:style-name="ce529" office:value-type="float" office:value="23338" calcext:value-type="float">
            <text:p>23,338</text:p>
          </table:table-cell>
          <table:table-cell table:style-name="ce237" office:value-type="float" office:value="758" calcext:value-type="float">
            <text:p>758</text:p>
          </table:table-cell>
          <table:table-cell table:style-name="ce154" office:value-type="float" office:value="38421464" calcext:value-type="float">
            <text:p>38,421,464</text:p>
          </table:table-cell>
          <table:table-cell table:style-name="ce223" table:formula="of:=[.F12]*1000000/[.H12]" office:value-type="float" office:value="607.420893696294" calcext:value-type="float">
            <text:p>607.42</text:p>
          </table:table-cell>
          <table:table-cell table:style-name="ce223" table:formula="of:=[.G12]*1000000/[.H12]" office:value-type="float" office:value="19.7285558926125" calcext:value-type="float">
            <text:p>19.7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5" calcext:value-type="float">
            <text:p>5</text:p>
          </table:table-cell>
          <table:table-cell table:style-name="ce93"/>
          <table:table-cell table:style-name="ce166" office:value-type="string" calcext:value-type="string">
            <text:p>Massachusetts</text:p>
          </table:table-cell>
          <table:table-cell table:style-name="ce166" office:value-type="string" calcext:value-type="string">
            <text:p>麻省</text:p>
          </table:table-cell>
          <table:table-cell table:style-name="ce529" office:value-type="float" office:value="28163" calcext:value-type="float">
            <text:p>28,163</text:p>
          </table:table-cell>
          <table:table-cell table:style-name="ce237" office:value-type="float" office:value="1013" calcext:value-type="float">
            <text:p>1013</text:p>
          </table:table-cell>
          <table:table-cell table:style-name="ce154" office:value-type="float" office:value="6705586" calcext:value-type="float">
            <text:p>6,705,586</text:p>
          </table:table-cell>
          <table:table-cell table:style-name="ce223" table:formula="of:=[.F13]*1000000/[.H13]" office:value-type="float" office:value="4199.93122152188" calcext:value-type="float">
            <text:p>4199.93</text:p>
          </table:table-cell>
          <table:table-cell table:style-name="ce223" table:formula="of:=[.G13]*1000000/[.H13]" office:value-type="float" office:value="151.068079657766" calcext:value-type="float">
            <text:p>151.0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6" calcext:value-type="float">
            <text:p>6</text:p>
          </table:table-cell>
          <table:table-cell table:style-name="ce93"/>
          <table:table-cell table:style-name="ce166" office:value-type="string" calcext:value-type="string">
            <text:p>Louisiana</text:p>
          </table:table-cell>
          <table:table-cell table:style-name="ce166" office:value-type="string" calcext:value-type="string">
            <text:p>路易斯安那州</text:p>
          </table:table-cell>
          <table:table-cell table:style-name="ce529" office:value-type="float" office:value="21518" calcext:value-type="float">
            <text:p>21,518</text:p>
          </table:table-cell>
          <table:table-cell table:style-name="ce237" office:value-type="float" office:value="104" calcext:value-type="float">
            <text:p>104</text:p>
          </table:table-cell>
          <table:table-cell table:style-name="ce154" office:value-type="float" office:value="8955102" calcext:value-type="float">
            <text:p>8,955,102</text:p>
          </table:table-cell>
          <table:table-cell table:style-name="ce223" table:formula="of:=[.F14]*1000000/[.H14]" office:value-type="float" office:value="2402.87603647619" calcext:value-type="float">
            <text:p>2402.88</text:p>
          </table:table-cell>
          <table:table-cell table:style-name="ce223" table:formula="of:=[.G14]*1000000/[.H14]" office:value-type="float" office:value="11.6134913929512" calcext:value-type="float">
            <text:p>11.61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7" calcext:value-type="float">
            <text:p>7</text:p>
          </table:table-cell>
          <table:table-cell table:style-name="ce93"/>
          <table:table-cell table:style-name="ce166" office:value-type="string" calcext:value-type="string">
            <text:p>Illinois</text:p>
          </table:table-cell>
          <table:table-cell table:style-name="ce166" office:value-type="string" calcext:value-type="string">
            <text:p>伊利諾州</text:p>
          </table:table-cell>
          <table:table-cell table:style-name="ce529" office:value-type="float" office:value="23247" calcext:value-type="float">
            <text:p>23,247</text:p>
          </table:table-cell>
          <table:table-cell table:style-name="ce237" office:value-type="float" office:value="868" calcext:value-type="float">
            <text:p>868</text:p>
          </table:table-cell>
          <table:table-cell table:style-name="ce154" office:value-type="float" office:value="17097130" calcext:value-type="float">
            <text:p>17,097,130</text:p>
          </table:table-cell>
          <table:table-cell table:style-name="ce223" table:formula="of:=[.F15]*1000000/[.H15]" office:value-type="float" office:value="1359.70189148705" calcext:value-type="float">
            <text:p>1359.70</text:p>
          </table:table-cell>
          <table:table-cell table:style-name="ce223" table:formula="of:=[.G15]*1000000/[.H15]" office:value-type="float" office:value="50.7687547559152" calcext:value-type="float">
            <text:p>50.7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8" calcext:value-type="float">
            <text:p>8</text:p>
          </table:table-cell>
          <table:table-cell table:style-name="ce93"/>
          <table:table-cell table:style-name="ce166" office:value-type="string" calcext:value-type="string">
            <text:p>Pennsylvania</text:p>
          </table:table-cell>
          <table:table-cell table:style-name="ce166" office:value-type="string" calcext:value-type="string">
            <text:p>賓夕凡尼亞州</text:p>
          </table:table-cell>
          <table:table-cell table:style-name="ce529" office:value-type="float" office:value="25345" calcext:value-type="float">
            <text:p>25,345</text:p>
          </table:table-cell>
          <table:table-cell table:style-name="ce237" office:value-type="float" office:value="584" calcext:value-type="float">
            <text:p>584</text:p>
          </table:table-cell>
          <table:table-cell table:style-name="ce154" office:value-type="float" office:value="12779559" calcext:value-type="float">
            <text:p>12,779,559</text:p>
          </table:table-cell>
          <table:table-cell table:style-name="ce223" table:formula="of:=[.F16]*1000000/[.H16]" office:value-type="float" office:value="1983.24527473914" calcext:value-type="float">
            <text:p>1983.25</text:p>
          </table:table-cell>
          <table:table-cell table:style-name="ce223" table:formula="of:=[.G16]*1000000/[.H16]" office:value-type="float" office:value="45.6979775280196" calcext:value-type="float">
            <text:p>45.7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9" calcext:value-type="float">
            <text:p>9</text:p>
          </table:table-cell>
          <table:table-cell table:style-name="ce93"/>
          <table:table-cell table:style-name="ce166" office:value-type="string" calcext:value-type="string">
            <text:p>Florida</text:p>
          </table:table-cell>
          <table:table-cell table:style-name="ce166" office:value-type="string" calcext:value-type="string">
            <text:p>佛羅里達州</text:p>
          </table:table-cell>
          <table:table-cell table:style-name="ce529" office:value-type="float" office:value="21367" calcext:value-type="float">
            <text:p>21,367</text:p>
          </table:table-cell>
          <table:table-cell table:style-name="ce237" office:value-type="float" office:value="524" calcext:value-type="float">
            <text:p>524</text:p>
          </table:table-cell>
          <table:table-cell table:style-name="ce154" office:value-type="float" office:value="19645772" calcext:value-type="float">
            <text:p>19,645,772</text:p>
          </table:table-cell>
          <table:table-cell table:style-name="ce223" table:formula="of:=[.F17]*1000000/[.H17]" office:value-type="float" office:value="1087.61315157277" calcext:value-type="float">
            <text:p>1087.61</text:p>
          </table:table-cell>
          <table:table-cell table:style-name="ce223" table:formula="of:=[.G17]*1000000/[.H17]" office:value-type="float" office:value="26.672405645347" calcext:value-type="float">
            <text:p>26.67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3" office:value-type="float" office:value="10" calcext:value-type="float">
            <text:p>10</text:p>
          </table:table-cell>
          <table:table-cell table:style-name="ce93"/>
          <table:table-cell table:style-name="ce166" office:value-type="string" calcext:value-type="string">
            <text:p>Washington</text:p>
          </table:table-cell>
          <table:table-cell table:style-name="ce166" office:value-type="string" calcext:value-type="string">
            <text:p>華盛頓州</text:p>
          </table:table-cell>
          <table:table-cell table:style-name="ce529" office:value-type="float" office:value="10224" calcext:value-type="float">
            <text:p>10,224</text:p>
          </table:table-cell>
          <table:table-cell table:style-name="ce237" office:value-type="float" office:value="491" calcext:value-type="float">
            <text:p>491</text:p>
          </table:table-cell>
          <table:table-cell table:style-name="ce154" office:value-type="float" office:value="11539328" calcext:value-type="float">
            <text:p>11,539,328</text:p>
          </table:table-cell>
          <table:table-cell table:style-name="ce223" table:formula="of:=[.F18]*1000000/[.H18]" office:value-type="float" office:value="886.013466295438" calcext:value-type="float">
            <text:p>886.01</text:p>
          </table:table-cell>
          <table:table-cell table:style-name="ce223" table:formula="of:=[.G18]*1000000/[.H18]" office:value-type="float" office:value="42.5501381016295" calcext:value-type="float">
            <text:p>42.5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4" table:number-columns-repeated="2"/>
          <table:table-cell table:style-name="ce167" table:number-columns-repeated="2"/>
          <table:table-cell table:style-name="ce163"/>
          <table:table-cell table:style-name="ce202" table:number-columns-repeated="2"/>
          <table:table-cell table:style-name="ce225"/>
          <table:table-cell table:style-name="ce267"/>
          <table:table-cell table:number-columns-repeated="54"/>
        </table:table-row>
        <table:table-row table:style-name="ro2">
          <table:table-cell table:style-name="ce8"/>
          <table:table-cell table:style-name="ce95" office:value-type="string" calcext:value-type="string">
            <text:p>USA Top-10 Total</text:p>
          </table:table-cell>
          <table:table-cell table:style-name="ce159"/>
          <table:table-cell table:style-name="ce159" office:value-type="string" calcext:value-type="string">
            <text:p>美國前十位總計</text:p>
          </table:table-cell>
          <table:table-cell table:style-name="ce159"/>
          <table:table-cell table:style-name="ce154" table:formula="of:=SUM([.F9:.F18])" office:value-type="float" office:value="449869" calcext:value-type="float">
            <text:p>449,869</text:p>
          </table:table-cell>
          <table:table-cell table:style-name="ce154" table:formula="of:=SUM([.G9:.G18])" office:value-type="float" office:value="19583" calcext:value-type="float">
            <text:p>19,583</text:p>
          </table:table-cell>
          <table:table-cell table:style-name="ce154" table:formula="of:=SUM([.H9:.H18])" office:value-type="float" office:value="153622099" calcext:value-type="float">
            <text:p>153,622,099</text:p>
          </table:table-cell>
          <table:table-cell table:style-name="ce223" table:formula="of:=[.F20]*1000000/[.H20]" office:value-type="float" office:value="2928.41331376419" calcext:value-type="float">
            <text:p>2928.41</text:p>
          </table:table-cell>
          <table:table-cell table:style-name="ce223" table:formula="of:=[.G20]*1000000/[.H20]" office:value-type="float" office:value="127.475149262217" calcext:value-type="float">
            <text:p>127.4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5"/>
          <table:table-cell table:style-name="ce159" table:number-columns-repeated="3"/>
          <table:table-cell table:style-name="ce167" table:number-columns-repeated="2"/>
          <table:table-cell table:style-name="ce202"/>
          <table:table-cell table:style-name="ce225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96"/>
          <table:table-cell table:style-name="ce161" table:number-columns-repeated="7"/>
          <table:table-cell table:style-name="ce268"/>
          <table:table-cell table:number-columns-repeated="54"/>
        </table:table-row>
        <table:table-row table:style-name="ro4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13">
          <table:table-cell table:style-name="ce8"/>
          <table:table-cell table:style-name="ce122" table:number-columns-repeated="8"/>
          <table:table-cell table:style-name="ce269"/>
          <table:table-cell table:number-columns-repeated="54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45" table:formula="of:=[$World_E_Asian.J2]" office:value-type="string" office:string-value="2020-04-13" calcext:value-type="string">
            <text:p>2020-04-1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4"/>
        </table:table-row>
        <table:table-row table:style-name="ro2">
          <table:table-cell table:style-name="ce8"/>
          <table:table-cell table:style-name="ce98" office:value-type="string" calcext:value-type="string">
            <text:p>Top-10 East Asian countries and territories <text:s/>前十位東亞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3"/>
          <table:table-cell table:style-name="ce288"/>
          <table:table-cell table:number-columns-repeated="54"/>
        </table:table-row>
        <table:table-row table:style-name="ro2">
          <table:table-cell table:style-name="ce8"/>
          <table:table-cell table:style-name="ce89" office:value-type="string" calcext:value-type="string">
            <text:p>Regional</text:p>
          </table:table-cell>
          <table:table-cell table:style-name="ce89" office:value-type="string" calcext:value-type="string">
            <text:p>World</text:p>
          </table:table-cell>
          <table:table-cell table:style-name="ce198" office:value-type="string" calcext:value-type="string">
            <text:p>Countries and territories</text:p>
          </table:table-cell>
          <table:table-cell table:style-name="ce219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 office:value-type="string" calcext:value-type="string">
            <text:p>Cases per </text:p>
            <text:p/>
          </table:table-cell>
          <table:table-cell table:style-name="ce229" office:value-type="string" calcext:value-type="string">
            <text:p>Deaths per </text:p>
            <text:p/>
          </table:table-cell>
          <table:table-cell table:number-columns-repeated="54"/>
        </table:table-row>
        <table:table-row table:style-name="ro15">
          <table:table-cell table:style-name="ce8"/>
          <table:table-cell table:number-columns-repeated="2" table:style-name="ce90" office:value-type="string" calcext:value-type="string">
            <text:p>Ranking</text:p>
          </table:table-cell>
          <table:table-cell table:style-name="ce199"/>
          <table:table-cell table:style-name="ce220"/>
          <table:table-cell table:style-name="ce230" table:number-columns-repeated="3"/>
          <table:table-cell table:number-columns-repeated="2" table:style-name="ce230" office:value-type="string" calcext:value-type="string">
            <text:p>Million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91" office:value-type="string" calcext:value-type="string">
            <text:p>地區排名</text:p>
          </table:table-cell>
          <table:table-cell table:style-name="ce91" office:value-type="string" calcext:value-type="string">
            <text:p>世界排名</text:p>
          </table:table-cell>
          <table:table-cell table:style-name="ce200"/>
          <table:table-cell table:style-name="ce221" office:value-type="string" calcext:value-type="string">
            <text:p>國家或地區</text:p>
          </table:table-cell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3"/>
          <table:table-cell table:style-name="ce143"/>
          <table:table-cell table:style-name="ce169" table:number-columns-repeated="7"/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" calcext:value-type="float">
            <text:p>1</text:p>
          </table:table-cell>
          <table:table-cell table:style-name="ce144" office:value-type="float" office:value="5" calcext:value-type="float">
            <text:p>5</text:p>
          </table:table-cell>
          <table:table-cell table:style-name="ce41" table:formula="of:=[$World_E_Asian.D42]" office:value-type="string" office:string-value="China" calcext:value-type="string">
            <text:p>China</text:p>
          </table:table-cell>
          <table:table-cell table:style-name="ce41" table:formula="of:=[$World_E_Asian.E42]" office:value-type="string" office:string-value="中國大陸" calcext:value-type="string">
            <text:p>中國大陸</text:p>
          </table:table-cell>
          <table:table-cell table:style-name="ce41" table:formula="of:=[$World_E_Asian.F42]" office:value-type="float" office:value="82295" calcext:value-type="float">
            <text:p>82,295</text:p>
          </table:table-cell>
          <table:table-cell table:style-name="ce41" table:formula="of:=[$World_E_Asian.G42]" office:value-type="float" office:value="3342" calcext:value-type="float">
            <text:p>3,342</text:p>
          </table:table-cell>
          <table:table-cell table:style-name="ce41" table:formula="of:=[$World_E_Asian.H42]" office:value-type="float" office:value="1433783686" calcext:value-type="float">
            <text:p>1,433,783,686</text:p>
          </table:table-cell>
          <table:table-cell table:style-name="ce46" table:formula="of:=[.F32]*1000000/[.H32]" office:value-type="float" office:value="57.3970821425569" calcext:value-type="float">
            <text:p>57.40</text:p>
          </table:table-cell>
          <table:table-cell table:style-name="ce46" table:formula="of:=[.G32]*1000000/[.H32]" office:value-type="float" office:value="2.330895540682" calcext:value-type="float">
            <text:p>2.3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2" calcext:value-type="float">
            <text:p>2</text:p>
          </table:table-cell>
          <table:table-cell table:style-name="ce144" office:value-type="float" office:value="14" calcext:value-type="float">
            <text:p>14</text:p>
          </table:table-cell>
          <table:table-cell table:style-name="ce41" table:formula="of:=[$World_E_Asian.D43]" office:value-type="string" office:string-value="Korea" calcext:value-type="string">
            <text:p>Korea</text:p>
          </table:table-cell>
          <table:table-cell table:style-name="ce41" table:formula="of:=[$World_E_Asian.E43]" office:value-type="string" office:string-value="南韓" calcext:value-type="string">
            <text:p>南韓</text:p>
          </table:table-cell>
          <table:table-cell table:style-name="ce41" table:formula="of:=[$World_E_Asian.F43]" office:value-type="float" office:value="10591" calcext:value-type="float">
            <text:p>10,591</text:p>
          </table:table-cell>
          <table:table-cell table:style-name="ce41" table:formula="of:=[$World_E_Asian.G43]" office:value-type="float" office:value="225" calcext:value-type="float">
            <text:p>225</text:p>
          </table:table-cell>
          <table:table-cell table:style-name="ce41" table:formula="of:=[$World_E_Asian.H43]" office:value-type="float" office:value="51225308" calcext:value-type="float">
            <text:p>51,225,308</text:p>
          </table:table-cell>
          <table:table-cell table:style-name="ce46" table:formula="of:=[.F33]*1000000/[.H33]" office:value-type="float" office:value="206.753271254123" calcext:value-type="float">
            <text:p>206.75</text:p>
          </table:table-cell>
          <table:table-cell table:style-name="ce46" table:formula="of:=[.G33]*1000000/[.H33]" office:value-type="float" office:value="4.39236012011875" calcext:value-type="float">
            <text:p>4.3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3" calcext:value-type="float">
            <text:p>3</text:p>
          </table:table-cell>
          <table:table-cell table:style-name="ce144" office:value-type="float" office:value="25" calcext:value-type="float">
            <text:p>25</text:p>
          </table:table-cell>
          <table:table-cell table:style-name="ce41" table:formula="of:=[$World_E_Asian.D44]" office:value-type="string" office:string-value="Malaysia" calcext:value-type="string">
            <text:p>Malaysia</text:p>
          </table:table-cell>
          <table:table-cell table:style-name="ce41" table:formula="of:=[$World_E_Asian.E44]" office:value-type="string" office:string-value="馬來西亞" calcext:value-type="string">
            <text:p>馬來西亞</text:p>
          </table:table-cell>
          <table:table-cell table:style-name="ce41" table:formula="of:=[$World_E_Asian.F44]" office:value-type="float" office:value="5072" calcext:value-type="float">
            <text:p>5,072</text:p>
          </table:table-cell>
          <table:table-cell table:style-name="ce41" table:formula="of:=[$World_E_Asian.G44]" office:value-type="float" office:value="83" calcext:value-type="float">
            <text:p>83</text:p>
          </table:table-cell>
          <table:table-cell table:style-name="ce41" table:formula="of:=[$World_E_Asian.H44]" office:value-type="float" office:value="31949777" calcext:value-type="float">
            <text:p>31,949,777</text:p>
          </table:table-cell>
          <table:table-cell table:style-name="ce46" table:formula="of:=[.F34]*1000000/[.H34]" office:value-type="float" office:value="158.749151832891" calcext:value-type="float">
            <text:p>158.75</text:p>
          </table:table-cell>
          <table:table-cell table:style-name="ce46" table:formula="of:=[.G34]*1000000/[.H34]" office:value-type="float" office:value="2.59782720862183" calcext:value-type="float">
            <text:p>2.60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4" calcext:value-type="float">
            <text:p>4</text:p>
          </table:table-cell>
          <table:table-cell table:style-name="ce144" office:value-type="float" office:value="33" calcext:value-type="float">
            <text:p>33</text:p>
          </table:table-cell>
          <table:table-cell table:style-name="ce41" table:formula="of:=[$World_E_Asian.D45]" office:value-type="string" office:string-value="Philippines" calcext:value-type="string">
            <text:p>Philippines</text:p>
          </table:table-cell>
          <table:table-cell table:style-name="ce41" table:formula="of:=[$World_E_Asian.E45]" office:value-type="string" office:string-value="菲律賓" calcext:value-type="string">
            <text:p>菲律賓</text:p>
          </table:table-cell>
          <table:table-cell table:style-name="ce41" table:formula="of:=[$World_E_Asian.F45]" office:value-type="float" office:value="5453" calcext:value-type="float">
            <text:p>5,453</text:p>
          </table:table-cell>
          <table:table-cell table:style-name="ce41" table:formula="of:=[$World_E_Asian.G45]" office:value-type="float" office:value="349" calcext:value-type="float">
            <text:p>349</text:p>
          </table:table-cell>
          <table:table-cell table:style-name="ce41" table:formula="of:=[$World_E_Asian.H45]" office:value-type="float" office:value="108477674" calcext:value-type="float">
            <text:p>108,477,674</text:p>
          </table:table-cell>
          <table:table-cell table:style-name="ce46" table:formula="of:=[.F35]*1000000/[.H35]" office:value-type="float" office:value="50.268408225641" calcext:value-type="float">
            <text:p>50.27</text:p>
          </table:table-cell>
          <table:table-cell table:style-name="ce46" table:formula="of:=[.G35]*1000000/[.H35]" office:value-type="float" office:value="3.21725187433499" calcext:value-type="float">
            <text:p>3.2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8" calcext:value-type="float">
            <text:p>8</text:p>
          </table:table-cell>
          <table:table-cell table:style-name="ce144" office:value-type="float" office:value="34" calcext:value-type="float">
            <text:p>34</text:p>
          </table:table-cell>
          <table:table-cell table:style-name="ce41" table:formula="of:=[$World_E_Asian.D46]" office:value-type="string" office:string-value="Japan" calcext:value-type="string">
            <text:p>Japan</text:p>
          </table:table-cell>
          <table:table-cell table:style-name="ce41" table:formula="of:=[$World_E_Asian.E46]" office:value-type="string" office:string-value="日本" calcext:value-type="string">
            <text:p>日本</text:p>
          </table:table-cell>
          <table:table-cell table:style-name="ce41" table:formula="of:=[$World_E_Asian.F46]" office:value-type="float" office:value="8100" calcext:value-type="float">
            <text:p>8,100</text:p>
          </table:table-cell>
          <table:table-cell table:style-name="ce41" table:formula="of:=[$World_E_Asian.G46]" office:value-type="float" office:value="119" calcext:value-type="float">
            <text:p>119</text:p>
          </table:table-cell>
          <table:table-cell table:style-name="ce41" table:formula="of:=[$World_E_Asian.H46]" office:value-type="float" office:value="126860301" calcext:value-type="float">
            <text:p>126,860,301</text:p>
          </table:table-cell>
          <table:table-cell table:style-name="ce46" table:formula="of:=[.F36]*1000000/[.H36]" office:value-type="float" office:value="63.8497617942748" calcext:value-type="float">
            <text:p>63.85</text:p>
          </table:table-cell>
          <table:table-cell table:style-name="ce46" table:formula="of:=[.G36]*1000000/[.H36]" office:value-type="float" office:value="0.938039710310951" calcext:value-type="float">
            <text:p>0.94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5" calcext:value-type="float">
            <text:p>5</text:p>
          </table:table-cell>
          <table:table-cell table:style-name="ce144" office:value-type="float" office:value="35" calcext:value-type="float">
            <text:p>35</text:p>
          </table:table-cell>
          <table:table-cell table:style-name="ce41" table:formula="of:=[$World_E_Asian.D47]" office:value-type="string" office:string-value="Indonesia" calcext:value-type="string">
            <text:p>Indonesia</text:p>
          </table:table-cell>
          <table:table-cell table:style-name="ce41" table:formula="of:=[$World_E_Asian.E47]" office:value-type="string" office:string-value="印尼" calcext:value-type="string">
            <text:p>印尼</text:p>
          </table:table-cell>
          <table:table-cell table:style-name="ce41" table:formula="of:=[$World_E_Asian.F47]" office:value-type="float" office:value="5988" calcext:value-type="float">
            <text:p>5,988</text:p>
          </table:table-cell>
          <table:table-cell table:style-name="ce41" table:formula="of:=[$World_E_Asian.G47]" office:value-type="float" office:value="469" calcext:value-type="float">
            <text:p>469</text:p>
          </table:table-cell>
          <table:table-cell table:style-name="ce41" table:formula="of:=[$World_E_Asian.H47]" office:value-type="float" office:value="266911900" calcext:value-type="float">
            <text:p>266,911,900</text:p>
          </table:table-cell>
          <table:table-cell table:style-name="ce46" table:formula="of:=[.F37]*1000000/[.H37]" office:value-type="float" office:value="22.4343687935982" calcext:value-type="float">
            <text:p>22.43</text:p>
          </table:table-cell>
          <table:table-cell table:style-name="ce46" table:formula="of:=[.G37]*1000000/[.H37]" office:value-type="float" office:value="1.75713409555737" calcext:value-type="float">
            <text:p>1.76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6" calcext:value-type="float">
            <text:p>6</text:p>
          </table:table-cell>
          <table:table-cell table:style-name="ce144" office:value-type="float" office:value="37" calcext:value-type="float">
            <text:p>37</text:p>
          </table:table-cell>
          <table:table-cell table:style-name="ce41" table:formula="of:=[$World_E_Asian.D49]" office:value-type="string" office:string-value="Thailand" calcext:value-type="string">
            <text:p>Thailand</text:p>
          </table:table-cell>
          <table:table-cell table:style-name="ce41" table:formula="of:=[$World_E_Asian.E49]" office:value-type="string" office:string-value="泰國" calcext:value-type="string">
            <text:p>泰國</text:p>
          </table:table-cell>
          <table:table-cell table:style-name="ce41" table:formula="of:=[$World_E_Asian.F49]" office:value-type="float" office:value="2613" calcext:value-type="float">
            <text:p>2,613</text:p>
          </table:table-cell>
          <table:table-cell table:style-name="ce41" table:formula="of:=[$World_E_Asian.G49]" office:value-type="float" office:value="41" calcext:value-type="float">
            <text:p>41</text:p>
          </table:table-cell>
          <table:table-cell table:style-name="ce41" table:formula="of:=[$World_E_Asian.H49]" office:value-type="float" office:value="66487830" calcext:value-type="float">
            <text:p>66,487,830</text:p>
          </table:table-cell>
          <table:table-cell table:style-name="ce46" table:formula="of:=[.F38]*1000000/[.H38]" office:value-type="float" office:value="39.3004253560388" calcext:value-type="float">
            <text:p>39.30</text:p>
          </table:table-cell>
          <table:table-cell table:style-name="ce46" table:formula="of:=[.G38]*1000000/[.H38]" office:value-type="float" office:value="0.616654205739607" calcext:value-type="float">
            <text:p>0.6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7" calcext:value-type="float">
            <text:p>7</text:p>
          </table:table-cell>
          <table:table-cell table:style-name="ce144" office:value-type="float" office:value="48" calcext:value-type="float">
            <text:p>48</text:p>
          </table:table-cell>
          <table:table-cell table:style-name="ce41" table:formula="of:=[$World_E_Asian.D48]" office:value-type="string" office:string-value="Singapore" calcext:value-type="string">
            <text:p>Singapore</text:p>
          </table:table-cell>
          <table:table-cell table:style-name="ce41" table:formula="of:=[$World_E_Asian.E48]" office:value-type="string" office:string-value="新加玻" calcext:value-type="string">
            <text:p>新加玻</text:p>
          </table:table-cell>
          <table:table-cell table:style-name="ce41" table:formula="of:=[$World_E_Asian.F48]" office:value-type="float" office:value="3252" calcext:value-type="float">
            <text:p>3,252</text:p>
          </table:table-cell>
          <table:table-cell table:style-name="ce41" table:formula="of:=[$World_E_Asian.G48]" office:value-type="float" office:value="10" calcext:value-type="float">
            <text:p>10</text:p>
          </table:table-cell>
          <table:table-cell table:style-name="ce41" table:formula="of:=[$World_E_Asian.H48]" office:value-type="float" office:value="5804337" calcext:value-type="float">
            <text:p>5,804,337</text:p>
          </table:table-cell>
          <table:table-cell table:style-name="ce46" table:formula="of:=[.F39]*1000000/[.H39]" office:value-type="float" office:value="560.270707920646" calcext:value-type="float">
            <text:p>560.27</text:p>
          </table:table-cell>
          <table:table-cell table:style-name="ce46" table:formula="of:=[.G39]*1000000/[.H39]" office:value-type="float" office:value="1.72284965535254" calcext:value-type="float">
            <text:p>1.72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9" calcext:value-type="float">
            <text:p>9</text:p>
          </table:table-cell>
          <table:table-cell table:style-name="ce144" office:value-type="float" office:value="55" calcext:value-type="float">
            <text:p>55</text:p>
          </table:table-cell>
          <table:table-cell table:style-name="ce41" table:formula="of:=[$World_E_Asian.D50]" office:value-type="string" office:string-value="Hong Kong" calcext:value-type="string">
            <text:p>Hong Kong</text:p>
          </table:table-cell>
          <table:table-cell table:style-name="ce41" table:formula="of:=[$World_E_Asian.E50]" office:value-type="string" office:string-value="香港" calcext:value-type="string">
            <text:p>香港</text:p>
          </table:table-cell>
          <table:table-cell table:style-name="ce41" table:formula="of:=[$World_E_Asian.F50]" office:value-type="float" office:value="1017" calcext:value-type="float">
            <text:p>1,017</text:p>
          </table:table-cell>
          <table:table-cell table:style-name="ce41" table:formula="of:=[$World_E_Asian.G50]" office:value-type="float" office:value="4" calcext:value-type="float">
            <text:p>4</text:p>
          </table:table-cell>
          <table:table-cell table:style-name="ce41" table:formula="of:=[$World_E_Asian.H50]" office:value-type="float" office:value="7500700" calcext:value-type="float">
            <text:p>7,500,700</text:p>
          </table:table-cell>
          <table:table-cell table:style-name="ce46" table:formula="of:=[.F40]*1000000/[.H40]" office:value-type="float" office:value="135.587345181116" calcext:value-type="float">
            <text:p>135.59</text:p>
          </table:table-cell>
          <table:table-cell table:style-name="ce46" table:formula="of:=[.G40]*1000000/[.H40]" office:value-type="float" office:value="0.533283560201048" calcext:value-type="float">
            <text:p>0.53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4" office:value-type="float" office:value="10" calcext:value-type="float">
            <text:p>10</text:p>
          </table:table-cell>
          <table:table-cell table:style-name="ce144" office:value-type="float" office:value="78" calcext:value-type="float">
            <text:p>78</text:p>
          </table:table-cell>
          <table:table-cell table:style-name="ce41" table:formula="of:=[$World_E_Asian.D51]" office:value-type="string" office:string-value="Taiwan" calcext:value-type="string">
            <text:p>Taiwan</text:p>
          </table:table-cell>
          <table:table-cell table:style-name="ce41" table:formula="of:=[$World_E_Asian.E51]" office:value-type="string" office:string-value="台灣" calcext:value-type="string">
            <text:p>台灣</text:p>
          </table:table-cell>
          <table:table-cell table:style-name="ce41" table:formula="of:=[$World_E_Asian.F51]" office:value-type="float" office:value="395" calcext:value-type="float">
            <text:p>395</text:p>
          </table:table-cell>
          <table:table-cell table:style-name="ce41" table:formula="of:=[$World_E_Asian.G51]" office:value-type="float" office:value="6" calcext:value-type="float">
            <text:p>6</text:p>
          </table:table-cell>
          <table:table-cell table:style-name="ce41" table:formula="of:=[$World_E_Asian.H51]" office:value-type="float" office:value="23773876" calcext:value-type="float">
            <text:p>23,773,876</text:p>
          </table:table-cell>
          <table:table-cell table:style-name="ce46" table:formula="of:=[.F41]*1000000/[.H41]" office:value-type="float" office:value="16.6148759251541" calcext:value-type="float">
            <text:p>16.61</text:p>
          </table:table-cell>
          <table:table-cell table:style-name="ce46" table:formula="of:=[.G41]*1000000/[.H41]" office:value-type="float" office:value="0.25237786215424" calcext:value-type="float">
            <text:p>0.25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5"/>
          <table:table-cell table:style-name="ce145"/>
          <table:table-cell table:style-name="ce33" table:number-columns-repeated="2"/>
          <table:table-cell table:style-name="ce42" table:number-columns-repeated="3"/>
          <table:table-cell table:style-name="ce67" table:number-columns-repeated="2"/>
          <table:table-cell table:number-columns-repeated="54"/>
        </table:table-row>
        <table:table-row table:style-name="ro2">
          <table:table-cell table:style-name="ce8"/>
          <table:table-cell table:style-name="ce106" office:value-type="string" calcext:value-type="string">
            <text:p>East Asian Total</text:p>
          </table:table-cell>
          <table:table-cell table:style-name="ce146"/>
          <table:table-cell table:style-name="ce146" office:value-type="string" calcext:value-type="string">
            <text:p>東亞總計</text:p>
          </table:table-cell>
          <table:table-cell table:style-name="ce146"/>
          <table:table-cell table:style-name="ce41" table:formula="of:=SUM([.F32:.F42])" office:value-type="float" office:value="124776" calcext:value-type="float">
            <text:p>124,776</text:p>
          </table:table-cell>
          <table:table-cell table:style-name="ce41" table:formula="of:=SUM([.G32:.G42])" office:value-type="float" office:value="4648" calcext:value-type="float">
            <text:p>4,648</text:p>
          </table:table-cell>
          <table:table-cell table:style-name="ce41" table:formula="of:=SUM([.H32:.H41])" office:value-type="float" office:value="2122775389" calcext:value-type="float">
            <text:p>2,122,775,389</text:p>
          </table:table-cell>
          <table:table-cell table:style-name="ce46" table:formula="of:=[.F43]*1000000/[.H43]" office:value-type="float" office:value="58.7796526408664" calcext:value-type="float">
            <text:p>58.78</text:p>
          </table:table-cell>
          <table:table-cell table:style-name="ce46" table:formula="of:=[.G43]*1000000/[.H43]" office:value-type="float" office:value="2.18958634252378" calcext:value-type="float">
            <text:p>2.19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07"/>
          <table:table-cell table:style-name="ce147" table:number-columns-repeated="3"/>
          <table:table-cell table:style-name="ce33" table:number-columns-repeated="3"/>
          <table:table-cell table:style-name="ce67" table:number-columns-repeated="2"/>
          <table:table-cell table:number-columns-repeated="54"/>
        </table:table-row>
        <table:table-row table:style-name="ro17" table:number-rows-repeated="2">
          <table:table-cell table:style-name="ce8"/>
          <table:table-cell table:style-name="ce76" table:number-columns-repeated="7"/>
          <table:table-cell table:style-name="ce185" table:number-columns-repeated="2"/>
          <table:table-cell table:number-columns-repeated="54"/>
        </table:table-row>
        <table:table-row table:style-name="ro7">
          <table:table-cell table:style-name="ce8" table:number-columns-repeated="10"/>
          <table:table-cell table:number-columns-repeated="54"/>
        </table:table-row>
        <table:table-row table:style-name="ro2">
          <table:table-cell table:style-name="ce8"/>
          <table:table-cell table:style-name="ce108" office:value-type="string" calcext:value-type="string">
            <text:p>USA Top-10 total and East Asian Top-10 total comparison 美國前十位總計及東亞前十位總計比較</text:p>
          </table:table-cell>
          <table:table-cell table:style-name="ce148" table:number-columns-repeated="7"/>
          <table:table-cell table:style-name="ce289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7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table:number-columns-repeated="3"/>
          <table:table-cell table:style-name="ce131" office:value-type="string" calcext:value-type="string">
            <text:p>USA Top-10</text:p>
          </table:table-cell>
          <table:table-cell table:style-name="ce142" office:value-type="string" calcext:value-type="string">
            <text:p>East Asia 東亞</text:p>
          </table:table-cell>
          <table:table-cell table:style-name="ce19" table:number-columns-repeated="2"/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Cases by million ratio 每百萬人確診比率</text:p>
          </table:table-cell>
          <table:table-cell table:style-name="ce19" table:number-columns-repeated="2"/>
          <table:table-cell table:style-name="ce39" table:formula="of:=[.I20]" office:value-type="float" office:value="2928.41331376419" calcext:value-type="float">
            <text:p>2928.41</text:p>
          </table:table-cell>
          <table:table-cell table:style-name="ce39" table:formula="of:=[.I43]" office:value-type="float" office:value="58.7796526408664" calcext:value-type="float">
            <text:p>58.78</text:p>
          </table:table-cell>
          <table:table-cell table:style-name="ce19"/>
          <table:table-cell table:style-name="ce205" table:formula="of:=[.F51]/[.G51]" office:value-type="float" office:value="49.8201874661678" calcext:value-type="float">
            <text:p>50</text:p>
          </table:table-cell>
          <table:table-cell table:style-name="ce58"/>
          <table:table-cell table:number-columns-repeated="54"/>
        </table:table-row>
        <table:table-row table:style-name="ro2">
          <table:table-cell table:style-name="ce8"/>
          <table:table-cell table:style-name="ce109"/>
          <table:table-cell table:style-name="ce19" office:value-type="string" calcext:value-type="string">
            <text:p>Deaths by million ratio 每百萬人死亡比率</text:p>
          </table:table-cell>
          <table:table-cell table:style-name="ce19" table:number-columns-repeated="2"/>
          <table:table-cell table:style-name="ce39" table:formula="of:=[.J20]" office:value-type="float" office:value="127.475149262217" calcext:value-type="float">
            <text:p>127.48</text:p>
          </table:table-cell>
          <table:table-cell table:style-name="ce39" table:formula="of:=[.J43]" office:value-type="float" office:value="2.18958634252378" calcext:value-type="float">
            <text:p>2.19</text:p>
          </table:table-cell>
          <table:table-cell table:style-name="ce19" table:number-columns-repeated="2"/>
          <table:table-cell table:style-name="ce224" table:formula="of:=[.F52]/[.G52]" office:value-type="float" office:value="58.2188273586348" calcext:value-type="float">
            <text:p>58</text:p>
          </table:table-cell>
          <table:table-cell table:number-columns-repeated="54"/>
        </table:table-row>
        <table:table-row table:style-name="ro2">
          <table:table-cell table:style-name="ce8"/>
          <table:table-cell table:style-name="ce110"/>
          <table:table-cell table:style-name="ce125" table:number-columns-repeated="3"/>
          <table:table-cell table:style-name="ce190" table:number-columns-repeated="2"/>
          <table:table-cell table:style-name="ce125" table:number-columns-repeated="2"/>
          <table:table-cell table:style-name="ce290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 table:number-columns-repeated="7"/>
          <table:table-cell table:style-name="ce373"/>
          <table:table-cell table:number-columns-repeated="54"/>
        </table:table-row>
        <table:table-row table:style-name="ro2">
          <table:table-cell table:style-name="ce8"/>
          <table:table-cell table:style-name="ce367"/>
          <table:table-cell table:style-name="ce8"/>
          <table:table-cell table:style-name="ce141" office:value-type="string" calcext:value-type="string">
            <text:p><text:s/>10 times or more deaths 十倍或以上確診</text:p>
          </table:table-cell>
          <table:table-cell table:style-name="ce153"/>
          <table:table-cell table:style-name="ce8"/>
          <table:table-cell table:style-name="Default"/>
          <table:table-cell table:style-name="ce141" office:value-type="string" calcext:value-type="string">
            <text:p>10 times or more deaths 十倍或以上死亡</text:p>
          </table:table-cell>
          <table:table-cell table:style-name="ce153"/>
          <table:table-cell table:style-name="ce227"/>
          <table:table-cell table:number-columns-repeated="54"/>
        </table:table-row>
        <table:table-row table:style-name="ro2">
          <table:table-cell table:style-name="ce8"/>
          <table:table-cell table:style-name="ce368"/>
          <table:table-cell table:style-name="ce369" table:number-columns-repeated="7"/>
          <table:table-cell table:style-name="ce374"/>
          <table:table-cell table:number-columns-repeated="54"/>
        </table:table-row>
        <table:table-row table:style-name="ro2" table:number-rows-repeated="11">
          <table:table-cell table:style-name="ce8" table:number-columns-repeated="10"/>
          <table:table-cell table:number-columns-repeated="54"/>
        </table:table-row>
        <table:table-row table:style-name="ro2" table:number-rows-repeated="1047934">
          <table:table-cell table:number-columns-repeated="64"/>
        </table:table-row>
        <table:table-row table:style-name="ro8" table:number-rows-repeated="574">
          <table:table-cell table:number-columns-repeated="64"/>
        </table:table-row>
        <table:table-row table:style-name="ro8">
          <table:table-cell table:number-columns-repeated="64"/>
        </table:table-row>
      </table:table>
      <table:table table:name="USA_Top_E_Asian_Ratio" table:style-name="ta1">
        <office:forms form:automatic-focus="false" form:apply-design-mode="false"/>
        <table:table-column table:style-name="co13" table:default-cell-style-name="Default"/>
        <table:table-column table:style-name="co23" table:default-cell-style-name="ce272"/>
        <table:table-column table:style-name="co24" table:default-cell-style-name="ce272"/>
        <table:table-column table:style-name="co25" table:default-cell-style-name="ce518"/>
        <table:table-column table:style-name="co16" table:default-cell-style-name="ce550"/>
        <table:table-column table:style-name="co16" table:number-columns-repeated="9" table:default-cell-style-name="ce558"/>
        <table:table-column table:style-name="co26" table:default-cell-style-name="Default"/>
        <table:table-column table:style-name="co11" table:number-columns-repeated="32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4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8">
          <table:table-cell/>
          <table:table-cell table:style-name="ce494" office:value-type="string" calcext:value-type="string" table:number-columns-spanned="2" table:number-rows-spanned="1">
            <text:p>Cases ratio </text:p>
            <text:p>確診倍數</text:p>
          </table:table-cell>
          <table:covered-table-cell table:style-name="ce259"/>
          <table:table-cell table:style-name="ce379"/>
          <table:table-cell table:style-name="ce277" table:formula="of:=[$World_E_Asian_Ratio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World_E_Asian_Ratio.F4]" office:value-type="string" office:string-value="南韓&#10;Korea" calcext:value-type="string">
            <text:p>南韓</text:p>
            <text:p>Korea</text:p>
          </table:table-cell>
          <table:table-cell table:style-name="ce277" table:formula="of:=[$World_E_Asian_Ratio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World_E_Asian_Ratio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World_E_Asian_Ratio.I4]" office:value-type="string" office:string-value="日本&#10;Japan" calcext:value-type="string">
            <text:p>日本</text:p>
            <text:p>Japan</text:p>
          </table:table-cell>
          <table:table-cell table:style-name="ce277" table:formula="of:=[$World_E_Asian_Ratio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World_E_Asian_Ratio.K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World_E_Asian_Ratio.L4]" office:value-type="string" office:string-value="泰國&#10;Thailand" calcext:value-type="string">
            <text:p>泰國</text:p>
            <text:p>Thailand</text:p>
          </table:table-cell>
          <table:table-cell table:style-name="ce277" table:formula="of:=[$World_E_Asian_Ratio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World_E_Asian_Ratio.N4]" office:value-type="string" office:string-value="台灣&#10;Taiwan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446" table:formula="of:=[$World_E_Asian.$F42]" office:value-type="float" office:value="82295" calcext:value-type="float">
            <text:p>82,295</text:p>
          </table:table-cell>
          <table:table-cell table:style-name="ce446" table:formula="of:=[$World_E_Asian.$F43]" office:value-type="float" office:value="10591" calcext:value-type="float">
            <text:p>10,591</text:p>
          </table:table-cell>
          <table:table-cell table:style-name="ce446" table:formula="of:=[$World_E_Asian.F44]" office:value-type="float" office:value="5072" calcext:value-type="float">
            <text:p>5,072</text:p>
          </table:table-cell>
          <table:table-cell table:style-name="ce446" table:formula="of:=[$World_E_Asian.F45]" office:value-type="float" office:value="5453" calcext:value-type="float">
            <text:p>5,453</text:p>
          </table:table-cell>
          <table:table-cell table:style-name="ce446" table:formula="of:=[$World_E_Asian.F46]" office:value-type="float" office:value="8100" calcext:value-type="float">
            <text:p>8,100</text:p>
          </table:table-cell>
          <table:table-cell table:style-name="ce446" table:formula="of:=[$World_E_Asian.F47]" office:value-type="float" office:value="5988" calcext:value-type="float">
            <text:p>5,988</text:p>
          </table:table-cell>
          <table:table-cell table:style-name="ce446" table:formula="of:=[$World_E_Asian.F48]" office:value-type="float" office:value="3252" calcext:value-type="float">
            <text:p>3,252</text:p>
          </table:table-cell>
          <table:table-cell table:style-name="ce446" table:formula="of:=[$World_E_Asian.F49]" office:value-type="float" office:value="2613" calcext:value-type="float">
            <text:p>2,613</text:p>
          </table:table-cell>
          <table:table-cell table:style-name="ce446" table:formula="of:=[$World_E_Asian.F50]" office:value-type="float" office:value="1017" calcext:value-type="float">
            <text:p>1,017</text:p>
          </table:table-cell>
          <table:table-cell table:style-name="ce446" table:formula="of:=[$World_E_Asian.F51]" office:value-type="float" office:value="395" calcext:value-type="float">
            <text:p>395</text:p>
          </table:table-cell>
          <table:table-cell table:number-columns-repeated="33"/>
        </table:table-row>
        <table:table-row table:style-name="ro2">
          <table:table-cell/>
          <table:table-cell table:formula="of:=[$US_Top10_Asian.D9]" office:value-type="string" office:string-value="New York State" calcext:value-type="string">
            <text:p>New York State</text:p>
          </table:table-cell>
          <table:table-cell table:formula="of:=[$US_Top10_Asian.E9]" office:value-type="string" office:string-value="紐約州" calcext:value-type="string">
            <text:p>紐約州</text:p>
          </table:table-cell>
          <table:table-cell table:formula="of:=[$US_Top10_Asian.F9]" office:value-type="float" office:value="202208" calcext:value-type="float">
            <text:p>202,208</text:p>
          </table:table-cell>
          <table:table-cell table:style-name="ce558" table:formula="of:=[.$D7]/[.E$6]" office:value-type="float" office:value="2.45711161066893" calcext:value-type="float">
            <text:p>2</text:p>
          </table:table-cell>
          <table:table-cell table:formula="of:=[.$D7]/[.F$6]" office:value-type="float" office:value="19.0924369747899" calcext:value-type="float">
            <text:p>19</text:p>
          </table:table-cell>
          <table:table-cell table:formula="of:=[.$D7]/[.G$6]" office:value-type="float" office:value="39.8675078864353" calcext:value-type="float">
            <text:p>40</text:p>
          </table:table-cell>
          <table:table-cell table:formula="of:=[.$D7]/[.H$6]" office:value-type="float" office:value="37.0819732257473" calcext:value-type="float">
            <text:p>37</text:p>
          </table:table-cell>
          <table:table-cell table:formula="of:=[.$D7]/[.I$6]" office:value-type="float" office:value="24.9639506172839" calcext:value-type="float">
            <text:p>25</text:p>
          </table:table-cell>
          <table:table-cell table:formula="of:=[.$D7]/[.J$6]" office:value-type="float" office:value="33.7688710754843" calcext:value-type="float">
            <text:p>34</text:p>
          </table:table-cell>
          <table:table-cell table:formula="of:=[.$D7]/[.K$6]" office:value-type="float" office:value="62.179581795818" calcext:value-type="float">
            <text:p>62</text:p>
          </table:table-cell>
          <table:table-cell table:formula="of:=[.$D7]/[.L$6]" office:value-type="float" office:value="77.3853807883659" calcext:value-type="float">
            <text:p>77</text:p>
          </table:table-cell>
          <table:table-cell table:formula="of:=[.$D7]/[.M$6]" office:value-type="float" office:value="198.827925270403" calcext:value-type="float">
            <text:p>199</text:p>
          </table:table-cell>
          <table:table-cell table:formula="of:=[.$D7]/[.N$6]" office:value-type="float" office:value="511.918987341772" calcext:value-type="float">
            <text:p>512</text:p>
          </table:table-cell>
          <table:table-cell table:number-columns-repeated="33"/>
        </table:table-row>
        <table:table-row table:style-name="ro2">
          <table:table-cell/>
          <table:table-cell table:formula="of:=[$US_Top10_Asian.D10]" office:value-type="string" office:string-value="New Jersey" calcext:value-type="string">
            <text:p>New Jersey</text:p>
          </table:table-cell>
          <table:table-cell table:formula="of:=[$US_Top10_Asian.E10]" office:value-type="string" office:string-value="新澤西州" calcext:value-type="string">
            <text:p>新澤西州</text:p>
          </table:table-cell>
          <table:table-cell table:formula="of:=[$US_Top10_Asian.F10]" office:value-type="float" office:value="68824" calcext:value-type="float">
            <text:p>68,824</text:p>
          </table:table-cell>
          <table:table-cell table:style-name="ce558" table:formula="of:=[.$D8]/[.E$6]" office:value-type="float" office:value="0.836308402697612" calcext:value-type="float">
            <text:p>1</text:p>
          </table:table-cell>
          <table:table-cell table:formula="of:=[.$D8]/[.F$6]" office:value-type="float" office:value="6.49834765366821" calcext:value-type="float">
            <text:p>6</text:p>
          </table:table-cell>
          <table:table-cell table:formula="of:=[.$D8]/[.G$6]" office:value-type="float" office:value="13.5694006309148" calcext:value-type="float">
            <text:p>14</text:p>
          </table:table-cell>
          <table:table-cell table:formula="of:=[.$D8]/[.H$6]" office:value-type="float" office:value="12.6213093709884" calcext:value-type="float">
            <text:p>13</text:p>
          </table:table-cell>
          <table:table-cell table:formula="of:=[.$D8]/[.I$6]" office:value-type="float" office:value="8.49679012345679" calcext:value-type="float">
            <text:p>8</text:p>
          </table:table-cell>
          <table:table-cell table:formula="of:=[.$D8]/[.J$6]" office:value-type="float" office:value="11.4936539746159" calcext:value-type="float">
            <text:p>11</text:p>
          </table:table-cell>
          <table:table-cell table:formula="of:=[.$D8]/[.K$6]" office:value-type="float" office:value="21.1635916359164" calcext:value-type="float">
            <text:p>21</text:p>
          </table:table-cell>
          <table:table-cell table:formula="of:=[.$D8]/[.L$6]" office:value-type="float" office:value="26.3390738614619" calcext:value-type="float">
            <text:p>26</text:p>
          </table:table-cell>
          <table:table-cell table:formula="of:=[.$D8]/[.M$6]" office:value-type="float" office:value="67.6735496558505" calcext:value-type="float">
            <text:p>68</text:p>
          </table:table-cell>
          <table:table-cell table:formula="of:=[.$D8]/[.N$6]" office:value-type="float" office:value="174.237974683544" calcext:value-type="float">
            <text:p>174</text:p>
          </table:table-cell>
          <table:table-cell table:number-columns-repeated="33"/>
        </table:table-row>
        <table:table-row table:style-name="ro2">
          <table:table-cell/>
          <table:table-cell table:formula="of:=[$US_Top10_Asian.D11]" office:value-type="string" office:string-value="Michigan" calcext:value-type="string">
            <text:p>Michigan</text:p>
          </table:table-cell>
          <table:table-cell table:formula="of:=[$US_Top10_Asian.E11]" office:value-type="string" office:string-value="密芝根州" calcext:value-type="string">
            <text:p>密芝根州</text:p>
          </table:table-cell>
          <table:table-cell table:formula="of:=[$US_Top10_Asian.F11]" office:value-type="float" office:value="25635" calcext:value-type="float">
            <text:p>25,635</text:p>
          </table:table-cell>
          <table:table-cell table:style-name="ce559" table:formula="of:=[.$D9]/[.E$6]" office:value-type="float" office:value="0.311501306276201" calcext:value-type="float">
            <text:p>0.3</text:p>
          </table:table-cell>
          <table:table-cell table:formula="of:=[.$D9]/[.F$6]" office:value-type="float" office:value="2.42045132659805" calcext:value-type="float">
            <text:p>2</text:p>
          </table:table-cell>
          <table:table-cell table:formula="of:=[.$D9]/[.G$6]" office:value-type="float" office:value="5.05421924290221" calcext:value-type="float">
            <text:p>5</text:p>
          </table:table-cell>
          <table:table-cell table:formula="of:=[.$D9]/[.H$6]" office:value-type="float" office:value="4.70108197322575" calcext:value-type="float">
            <text:p>5</text:p>
          </table:table-cell>
          <table:table-cell table:formula="of:=[.$D9]/[.I$6]" office:value-type="float" office:value="3.16481481481481" calcext:value-type="float">
            <text:p>3</text:p>
          </table:table-cell>
          <table:table-cell table:formula="of:=[.$D9]/[.J$6]" office:value-type="float" office:value="4.2810621242485" calcext:value-type="float">
            <text:p>4</text:p>
          </table:table-cell>
          <table:table-cell table:formula="of:=[.$D9]/[.K$6]" office:value-type="float" office:value="7.88284132841328" calcext:value-type="float">
            <text:p>8</text:p>
          </table:table-cell>
          <table:table-cell table:formula="of:=[.$D9]/[.L$6]" office:value-type="float" office:value="9.8105625717566" calcext:value-type="float">
            <text:p>10</text:p>
          </table:table-cell>
          <table:table-cell table:formula="of:=[.$D9]/[.M$6]" office:value-type="float" office:value="25.2064896755162" calcext:value-type="float">
            <text:p>25</text:p>
          </table:table-cell>
          <table:table-cell table:formula="of:=[.$D9]/[.N$6]" office:value-type="float" office:value="64.8987341772152" calcext:value-type="float">
            <text:p>65</text:p>
          </table:table-cell>
          <table:table-cell table:number-columns-repeated="33"/>
        </table:table-row>
        <table:table-row table:style-name="ro2">
          <table:table-cell/>
          <table:table-cell table:formula="of:=[$US_Top10_Asian.D12]" office:value-type="string" office:string-value="California" calcext:value-type="string">
            <text:p>California</text:p>
          </table:table-cell>
          <table:table-cell table:formula="of:=[$US_Top10_Asian.E12]" office:value-type="string" office:string-value="加利福尼亞州" calcext:value-type="string">
            <text:p>加利福尼亞州</text:p>
          </table:table-cell>
          <table:table-cell table:formula="of:=[$US_Top10_Asian.F12]" office:value-type="float" office:value="23338" calcext:value-type="float">
            <text:p>23,338</text:p>
          </table:table-cell>
          <table:table-cell table:style-name="ce559" table:formula="of:=[.$D10]/[.E$6]" office:value-type="float" office:value="0.283589525487575" calcext:value-type="float">
            <text:p>0.3</text:p>
          </table:table-cell>
          <table:table-cell table:formula="of:=[.$D10]/[.F$6]" office:value-type="float" office:value="2.20356906807667" calcext:value-type="float">
            <text:p>2</text:p>
          </table:table-cell>
          <table:table-cell table:formula="of:=[.$D10]/[.G$6]" office:value-type="float" office:value="4.60134069400631" calcext:value-type="float">
            <text:p>5</text:p>
          </table:table-cell>
          <table:table-cell table:formula="of:=[.$D10]/[.H$6]" office:value-type="float" office:value="4.2798459563543" calcext:value-type="float">
            <text:p>4</text:p>
          </table:table-cell>
          <table:table-cell table:formula="of:=[.$D10]/[.I$6]" office:value-type="float" office:value="2.88123456790123" calcext:value-type="float">
            <text:p>3</text:p>
          </table:table-cell>
          <table:table-cell table:formula="of:=[.$D10]/[.J$6]" office:value-type="float" office:value="3.89746158984636" calcext:value-type="float">
            <text:p>4</text:p>
          </table:table-cell>
          <table:table-cell table:formula="of:=[.$D10]/[.K$6]" office:value-type="float" office:value="7.17650676506765" calcext:value-type="float">
            <text:p>7</text:p>
          </table:table-cell>
          <table:table-cell table:formula="of:=[.$D10]/[.L$6]" office:value-type="float" office:value="8.93149636433219" calcext:value-type="float">
            <text:p>9</text:p>
          </table:table-cell>
          <table:table-cell table:formula="of:=[.$D10]/[.M$6]" office:value-type="float" office:value="22.9478859390364" calcext:value-type="float">
            <text:p>23</text:p>
          </table:table-cell>
          <table:table-cell table:formula="of:=[.$D10]/[.N$6]" office:value-type="float" office:value="59.0835443037975" calcext:value-type="float">
            <text:p>59</text:p>
          </table:table-cell>
          <table:table-cell table:number-columns-repeated="33"/>
        </table:table-row>
        <table:table-row table:style-name="ro2">
          <table:table-cell/>
          <table:table-cell table:formula="of:=[$US_Top10_Asian.D13]" office:value-type="string" office:string-value="Massachusetts" calcext:value-type="string">
            <text:p>Massachusetts</text:p>
          </table:table-cell>
          <table:table-cell table:formula="of:=[$US_Top10_Asian.E13]" office:value-type="string" office:string-value="麻省" calcext:value-type="string">
            <text:p>麻省</text:p>
          </table:table-cell>
          <table:table-cell table:formula="of:=[$US_Top10_Asian.F13]" office:value-type="float" office:value="28163" calcext:value-type="float">
            <text:p>28,163</text:p>
          </table:table-cell>
          <table:table-cell table:style-name="ce559" table:formula="of:=[.$D11]/[.E$6]" office:value-type="float" office:value="0.342220061972173" calcext:value-type="float">
            <text:p>0.3</text:p>
          </table:table-cell>
          <table:table-cell table:formula="of:=[.$D11]/[.F$6]" office:value-type="float" office:value="2.65914455669908" calcext:value-type="float">
            <text:p>3</text:p>
          </table:table-cell>
          <table:table-cell table:formula="of:=[.$D11]/[.G$6]" office:value-type="float" office:value="5.55264195583596" calcext:value-type="float">
            <text:p>6</text:p>
          </table:table-cell>
          <table:table-cell table:formula="of:=[.$D11]/[.H$6]" office:value-type="float" office:value="5.16467999266459" calcext:value-type="float">
            <text:p>5</text:p>
          </table:table-cell>
          <table:table-cell table:formula="of:=[.$D11]/[.I$6]" office:value-type="float" office:value="3.47691358024691" calcext:value-type="float">
            <text:p>3</text:p>
          </table:table-cell>
          <table:table-cell table:formula="of:=[.$D11]/[.J$6]" office:value-type="float" office:value="4.70323981295925" calcext:value-type="float">
            <text:p>5</text:p>
          </table:table-cell>
          <table:table-cell table:formula="of:=[.$D11]/[.K$6]" office:value-type="float" office:value="8.66020910209102" calcext:value-type="float">
            <text:p>9</text:p>
          </table:table-cell>
          <table:table-cell table:formula="of:=[.$D11]/[.L$6]" office:value-type="float" office:value="10.7780329123613" calcext:value-type="float">
            <text:p>11</text:p>
          </table:table-cell>
          <table:table-cell table:formula="of:=[.$D11]/[.M$6]" office:value-type="float" office:value="27.6922320550639" calcext:value-type="float">
            <text:p>28</text:p>
          </table:table-cell>
          <table:table-cell table:formula="of:=[.$D11]/[.N$6]" office:value-type="float" office:value="71.2987341772152" calcext:value-type="float">
            <text:p>71</text:p>
          </table:table-cell>
          <table:table-cell table:number-columns-repeated="33"/>
        </table:table-row>
        <table:table-row table:style-name="ro2">
          <table:table-cell/>
          <table:table-cell table:formula="of:=[$US_Top10_Asian.D14]" office:value-type="string" office:string-value="Louisiana" calcext:value-type="string">
            <text:p>Louisiana</text:p>
          </table:table-cell>
          <table:table-cell table:formula="of:=[$US_Top10_Asian.E14]" office:value-type="string" office:string-value="路易斯安那州" calcext:value-type="string">
            <text:p>路易斯安那州</text:p>
          </table:table-cell>
          <table:table-cell table:formula="of:=[$US_Top10_Asian.F14]" office:value-type="float" office:value="21518" calcext:value-type="float">
            <text:p>21,518</text:p>
          </table:table-cell>
          <table:table-cell table:style-name="ce559" table:formula="of:=[.$D12]/[.E$6]" office:value-type="float" office:value="0.26147396561152" calcext:value-type="float">
            <text:p>0.3</text:p>
          </table:table-cell>
          <table:table-cell table:formula="of:=[.$D12]/[.F$6]" office:value-type="float" office:value="2.03172504957039" calcext:value-type="float">
            <text:p>2</text:p>
          </table:table-cell>
          <table:table-cell table:formula="of:=[.$D12]/[.G$6]" office:value-type="float" office:value="4.24250788643533" calcext:value-type="float">
            <text:p>4</text:p>
          </table:table-cell>
          <table:table-cell table:formula="of:=[.$D12]/[.H$6]" office:value-type="float" office:value="3.94608472400513" calcext:value-type="float">
            <text:p>4</text:p>
          </table:table-cell>
          <table:table-cell table:formula="of:=[.$D12]/[.I$6]" office:value-type="float" office:value="2.65654320987654" calcext:value-type="float">
            <text:p>3</text:p>
          </table:table-cell>
          <table:table-cell table:formula="of:=[.$D12]/[.J$6]" office:value-type="float" office:value="3.5935203740815" calcext:value-type="float">
            <text:p>4</text:p>
          </table:table-cell>
          <table:table-cell table:formula="of:=[.$D12]/[.K$6]" office:value-type="float" office:value="6.61685116851169" calcext:value-type="float">
            <text:p>7</text:p>
          </table:table-cell>
          <table:table-cell table:formula="of:=[.$D12]/[.L$6]" office:value-type="float" office:value="8.23497895139686" calcext:value-type="float">
            <text:p>8</text:p>
          </table:table-cell>
          <table:table-cell table:formula="of:=[.$D12]/[.M$6]" office:value-type="float" office:value="21.1583087512291" calcext:value-type="float">
            <text:p>21</text:p>
          </table:table-cell>
          <table:table-cell table:formula="of:=[.$D12]/[.N$6]" office:value-type="float" office:value="54.4759493670886" calcext:value-type="float">
            <text:p>54</text:p>
          </table:table-cell>
          <table:table-cell table:number-columns-repeated="33"/>
        </table:table-row>
        <table:table-row table:style-name="ro2">
          <table:table-cell/>
          <table:table-cell table:formula="of:=[$US_Top10_Asian.D15]" office:value-type="string" office:string-value="Illinois" calcext:value-type="string">
            <text:p>Illinois</text:p>
          </table:table-cell>
          <table:table-cell table:formula="of:=[$US_Top10_Asian.E15]" office:value-type="string" office:string-value="伊利諾州" calcext:value-type="string">
            <text:p>伊利諾州</text:p>
          </table:table-cell>
          <table:table-cell table:formula="of:=[$US_Top10_Asian.F15]" office:value-type="float" office:value="23247" calcext:value-type="float">
            <text:p>23,247</text:p>
          </table:table-cell>
          <table:table-cell table:style-name="ce559" table:formula="of:=[.$D13]/[.E$6]" office:value-type="float" office:value="0.282483747493772" calcext:value-type="float">
            <text:p>0.3</text:p>
          </table:table-cell>
          <table:table-cell table:formula="of:=[.$D13]/[.F$6]" office:value-type="float" office:value="2.19497686715135" calcext:value-type="float">
            <text:p>2</text:p>
          </table:table-cell>
          <table:table-cell table:formula="of:=[.$D13]/[.G$6]" office:value-type="float" office:value="4.58339905362776" calcext:value-type="float">
            <text:p>5</text:p>
          </table:table-cell>
          <table:table-cell table:formula="of:=[.$D13]/[.H$6]" office:value-type="float" office:value="4.26315789473684" calcext:value-type="float">
            <text:p>4</text:p>
          </table:table-cell>
          <table:table-cell table:formula="of:=[.$D13]/[.I$6]" office:value-type="float" office:value="2.87" calcext:value-type="float">
            <text:p>3</text:p>
          </table:table-cell>
          <table:table-cell table:formula="of:=[.$D13]/[.J$6]" office:value-type="float" office:value="3.88226452905812" calcext:value-type="float">
            <text:p>4</text:p>
          </table:table-cell>
          <table:table-cell table:formula="of:=[.$D13]/[.K$6]" office:value-type="float" office:value="7.14852398523985" calcext:value-type="float">
            <text:p>7</text:p>
          </table:table-cell>
          <table:table-cell table:formula="of:=[.$D13]/[.L$6]" office:value-type="float" office:value="8.89667049368542" calcext:value-type="float">
            <text:p>9</text:p>
          </table:table-cell>
          <table:table-cell table:formula="of:=[.$D13]/[.M$6]" office:value-type="float" office:value="22.858407079646" calcext:value-type="float">
            <text:p>23</text:p>
          </table:table-cell>
          <table:table-cell table:formula="of:=[.$D13]/[.N$6]" office:value-type="float" office:value="58.853164556962" calcext:value-type="float">
            <text:p>59</text:p>
          </table:table-cell>
          <table:table-cell table:number-columns-repeated="33"/>
        </table:table-row>
        <table:table-row table:style-name="ro2">
          <table:table-cell/>
          <table:table-cell table:formula="of:=[$US_Top10_Asian.D16]" office:value-type="string" office:string-value="Pennsylvania" calcext:value-type="string">
            <text:p>Pennsylvania</text:p>
          </table:table-cell>
          <table:table-cell table:formula="of:=[$US_Top10_Asian.E16]" office:value-type="string" office:string-value="賓夕凡尼亞州" calcext:value-type="string">
            <text:p>賓夕凡尼亞州</text:p>
          </table:table-cell>
          <table:table-cell table:formula="of:=[$US_Top10_Asian.F16]" office:value-type="float" office:value="25345" calcext:value-type="float">
            <text:p>25,345</text:p>
          </table:table-cell>
          <table:table-cell table:style-name="ce559" table:formula="of:=[.$D14]/[.E$6]" office:value-type="float" office:value="0.307977398383863" calcext:value-type="float">
            <text:p>0.3</text:p>
          </table:table-cell>
          <table:table-cell table:formula="of:=[.$D14]/[.F$6]" office:value-type="float" office:value="2.39306958738552" calcext:value-type="float">
            <text:p>2</text:p>
          </table:table-cell>
          <table:table-cell table:formula="of:=[.$D14]/[.G$6]" office:value-type="float" office:value="4.99704258675079" calcext:value-type="float">
            <text:p>5</text:p>
          </table:table-cell>
          <table:table-cell table:formula="of:=[.$D14]/[.H$6]" office:value-type="float" office:value="4.64790023840088" calcext:value-type="float">
            <text:p>5</text:p>
          </table:table-cell>
          <table:table-cell table:formula="of:=[.$D14]/[.I$6]" office:value-type="float" office:value="3.12901234567901" calcext:value-type="float">
            <text:p>3</text:p>
          </table:table-cell>
          <table:table-cell table:formula="of:=[.$D14]/[.J$6]" office:value-type="float" office:value="4.23263193052772" calcext:value-type="float">
            <text:p>4</text:p>
          </table:table-cell>
          <table:table-cell table:formula="of:=[.$D14]/[.K$6]" office:value-type="float" office:value="7.79366543665437" calcext:value-type="float">
            <text:p>8</text:p>
          </table:table-cell>
          <table:table-cell table:formula="of:=[.$D14]/[.L$6]" office:value-type="float" office:value="9.69957902793724" calcext:value-type="float">
            <text:p>10</text:p>
          </table:table-cell>
          <table:table-cell table:formula="of:=[.$D14]/[.M$6]" office:value-type="float" office:value="24.92133726647" calcext:value-type="float">
            <text:p>25</text:p>
          </table:table-cell>
          <table:table-cell table:formula="of:=[.$D14]/[.N$6]" office:value-type="float" office:value="64.1645569620253" calcext:value-type="float">
            <text:p>64</text:p>
          </table:table-cell>
          <table:table-cell table:number-columns-repeated="33"/>
        </table:table-row>
        <table:table-row table:style-name="ro2">
          <table:table-cell/>
          <table:table-cell table:formula="of:=[$US_Top10_Asian.D17]" office:value-type="string" office:string-value="Florida" calcext:value-type="string">
            <text:p>Florida</text:p>
          </table:table-cell>
          <table:table-cell table:formula="of:=[$US_Top10_Asian.E17]" office:value-type="string" office:string-value="佛羅里達州" calcext:value-type="string">
            <text:p>佛羅里達州</text:p>
          </table:table-cell>
          <table:table-cell table:formula="of:=[$US_Top10_Asian.F17]" office:value-type="float" office:value="21367" calcext:value-type="float">
            <text:p>21,367</text:p>
          </table:table-cell>
          <table:table-cell table:style-name="ce559" table:formula="of:=[.$D15]/[.E$6]" office:value-type="float" office:value="0.259639103226198" calcext:value-type="float">
            <text:p>0.3</text:p>
          </table:table-cell>
          <table:table-cell table:formula="of:=[.$D15]/[.F$6]" office:value-type="float" office:value="2.01746766122179" calcext:value-type="float">
            <text:p>2</text:p>
          </table:table-cell>
          <table:table-cell table:formula="of:=[.$D15]/[.G$6]" office:value-type="float" office:value="4.21273659305994" calcext:value-type="float">
            <text:p>4</text:p>
          </table:table-cell>
          <table:table-cell table:formula="of:=[.$D15]/[.H$6]" office:value-type="float" office:value="3.9183935448377" calcext:value-type="float">
            <text:p>4</text:p>
          </table:table-cell>
          <table:table-cell table:formula="of:=[.$D15]/[.I$6]" office:value-type="float" office:value="2.6379012345679" calcext:value-type="float">
            <text:p>3</text:p>
          </table:table-cell>
          <table:table-cell table:formula="of:=[.$D15]/[.J$6]" office:value-type="float" office:value="3.56830327321309" calcext:value-type="float">
            <text:p>4</text:p>
          </table:table-cell>
          <table:table-cell table:formula="of:=[.$D15]/[.K$6]" office:value-type="float" office:value="6.57041820418204" calcext:value-type="float">
            <text:p>7</text:p>
          </table:table-cell>
          <table:table-cell table:formula="of:=[.$D15]/[.L$6]" office:value-type="float" office:value="8.17719096823574" calcext:value-type="float">
            <text:p>8</text:p>
          </table:table-cell>
          <table:table-cell table:formula="of:=[.$D15]/[.M$6]" office:value-type="float" office:value="21.0098328416912" calcext:value-type="float">
            <text:p>21</text:p>
          </table:table-cell>
          <table:table-cell table:formula="of:=[.$D15]/[.N$6]" office:value-type="float" office:value="54.0936708860759" calcext:value-type="float">
            <text:p>54</text:p>
          </table:table-cell>
          <table:table-cell table:number-columns-repeated="33"/>
        </table:table-row>
        <table:table-row table:style-name="ro2">
          <table:table-cell/>
          <table:table-cell table:formula="of:=[$US_Top10_Asian.D18]" office:value-type="string" office:string-value="Washington" calcext:value-type="string">
            <text:p>Washington</text:p>
          </table:table-cell>
          <table:table-cell table:formula="of:=[$US_Top10_Asian.E18]" office:value-type="string" office:string-value="華盛頓州" calcext:value-type="string">
            <text:p>華盛頓州</text:p>
          </table:table-cell>
          <table:table-cell table:formula="of:=[$US_Top10_Asian.F18]" office:value-type="float" office:value="10224" calcext:value-type="float">
            <text:p>10,224</text:p>
          </table:table-cell>
          <table:table-cell table:style-name="ce559" table:formula="of:=[.$D16]/[.E$6]" office:value-type="float" office:value="0.124235980314721" calcext:value-type="float">
            <text:p>0.1</text:p>
          </table:table-cell>
          <table:table-cell table:formula="of:=[.$D16]/[.F$6]" office:value-type="float" office:value="0.96534793692758" calcext:value-type="float">
            <text:p>1</text:p>
          </table:table-cell>
          <table:table-cell table:formula="of:=[.$D16]/[.G$6]" office:value-type="float" office:value="2.01577287066246" calcext:value-type="float">
            <text:p>2</text:p>
          </table:table-cell>
          <table:table-cell table:formula="of:=[.$D16]/[.H$6]" office:value-type="float" office:value="1.87493123051531" calcext:value-type="float">
            <text:p>2</text:p>
          </table:table-cell>
          <table:table-cell table:formula="of:=[.$D16]/[.I$6]" office:value-type="float" office:value="1.26222222222222" calcext:value-type="float">
            <text:p>1</text:p>
          </table:table-cell>
          <table:table-cell table:formula="of:=[.$D16]/[.J$6]" office:value-type="float" office:value="1.70741482965932" calcext:value-type="float">
            <text:p>2</text:p>
          </table:table-cell>
          <table:table-cell table:formula="of:=[.$D16]/[.K$6]" office:value-type="float" office:value="3.14391143911439" calcext:value-type="float">
            <text:p>3</text:p>
          </table:table-cell>
          <table:table-cell table:formula="of:=[.$D16]/[.L$6]" office:value-type="float" office:value="3.91274397244546" calcext:value-type="float">
            <text:p>4</text:p>
          </table:table-cell>
          <table:table-cell table:formula="of:=[.$D16]/[.M$6]" office:value-type="float" office:value="10.0530973451327" calcext:value-type="float">
            <text:p>10</text:p>
          </table:table-cell>
          <table:table-cell table:formula="of:=[.$D16]/[.N$6]" office:value-type="float" office:value="25.8835443037975" calcext:value-type="float">
            <text:p>26</text:p>
          </table:table-cell>
          <table:table-cell table:number-columns-repeated="33"/>
        </table:table-row>
        <table:table-row table:style-name="ro26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30" calcext:value-type="float">
            <text:p>30</text:p>
          </table:table-cell>
          <table:table-cell table:number-columns-repeated="30"/>
          <table:table-cell table:style-name="ce327" table:number-columns-repeated="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2" calcext:value-type="float">
            <text:p>2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6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6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27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4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9">
          <table:table-cell/>
          <table:table-cell table:style-name="ce317" office:value-type="string" calcext:value-type="string" table:number-columns-spanned="2" table:number-rows-spanned="1">
            <text:p>Deaths ratio </text:p>
            <text:p>死亡倍數</text:p>
          </table:table-cell>
          <table:covered-table-cell table:style-name="ce515"/>
          <table:table-cell table:style-name="ce263"/>
          <table:table-cell table:style-name="ce277" table:formula="of:=[.E5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5]" office:value-type="string" office:string-value="南韓&#10;Korea" calcext:value-type="string">
            <text:p>南韓</text:p>
            <text:p>Korea</text:p>
          </table:table-cell>
          <table:table-cell table:style-name="ce277" table:formula="of:=[.G5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5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5]" office:value-type="string" office:string-value="日本&#10;Japan" calcext:value-type="string">
            <text:p>日本</text:p>
            <text:p>Japan</text:p>
          </table:table-cell>
          <table:table-cell table:style-name="ce277" table:formula="of:=[.J5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5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L5]" office:value-type="string" office:string-value="泰國&#10;Thailand" calcext:value-type="string">
            <text:p>泰國</text:p>
            <text:p>Thailand</text:p>
          </table:table-cell>
          <table:table-cell table:style-name="ce277" table:formula="of:=[.M5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5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6" table:formula="of:=[$World_E_Asian.G42]" office:value-type="float" office:value="3342" calcext:value-type="float">
            <text:p>3342</text:p>
          </table:table-cell>
          <table:table-cell table:style-name="ce276" table:formula="of:=[$World_E_Asian.G47]" office:value-type="float" office:value="469" calcext:value-type="float">
            <text:p>469</text:p>
          </table:table-cell>
          <table:table-cell table:style-name="ce276" table:formula="of:=[$World_E_Asian.G43]" office:value-type="float" office:value="225" calcext:value-type="float">
            <text:p>225</text:p>
          </table:table-cell>
          <table:table-cell table:style-name="ce276" table:formula="of:=[$World_E_Asian.G45]" office:value-type="float" office:value="349" calcext:value-type="float">
            <text:p>349</text:p>
          </table:table-cell>
          <table:table-cell table:style-name="ce276" table:formula="of:=[$World_E_Asian.G46]" office:value-type="float" office:value="119" calcext:value-type="float">
            <text:p>119</text:p>
          </table:table-cell>
          <table:table-cell table:style-name="ce276" table:formula="of:=[$World_E_Asian.G44]" office:value-type="float" office:value="83" calcext:value-type="float">
            <text:p>83</text:p>
          </table:table-cell>
          <table:table-cell table:style-name="ce276" table:formula="of:=[$World_E_Asian.G48]" office:value-type="float" office:value="10" calcext:value-type="float">
            <text:p>10</text:p>
          </table:table-cell>
          <table:table-cell table:style-name="ce276" table:formula="of:=[$World_E_Asian.G49]" office:value-type="float" office:value="41" calcext:value-type="float">
            <text:p>41</text:p>
          </table:table-cell>
          <table:table-cell table:style-name="ce276" table:formula="of:=[$World_E_Asian.G51]" office:value-type="float" office:value="6" calcext:value-type="float">
            <text:p>6</text:p>
          </table:table-cell>
          <table:table-cell table:style-name="ce276" table:formula="of:=[$World_E_Asian.G50]" office:value-type="float" office:value="4" calcext:value-type="float">
            <text:p>4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9]" office:value-type="string" office:string-value="New York State" calcext:value-type="string">
            <text:p>New York State</text:p>
          </table:table-cell>
          <table:table-cell table:style-name="ce310" table:formula="of:=[$US_Top10_Asian.E9]" office:value-type="string" office:string-value="紐約州" calcext:value-type="string">
            <text:p>紐約州</text:p>
          </table:table-cell>
          <table:table-cell table:style-name="ce335" table:formula="of:=[$US_Top10_Asian.G9]" office:value-type="float" office:value="10834" calcext:value-type="float">
            <text:p>10834</text:p>
          </table:table-cell>
          <table:table-cell table:style-name="ce549" table:formula="of:=[.$D31]/[.E$30]" office:value-type="float" office:value="3.24177139437463" calcext:value-type="float">
            <text:p>3</text:p>
          </table:table-cell>
          <table:table-cell table:style-name="ce549" table:formula="of:=[.$D31]/[.F$30]" office:value-type="float" office:value="23.1002132196162" calcext:value-type="float">
            <text:p>23</text:p>
          </table:table-cell>
          <table:table-cell table:style-name="ce549" table:formula="of:=[.$D31]/[.G$30]" office:value-type="float" office:value="48.1511111111111" calcext:value-type="float">
            <text:p>48</text:p>
          </table:table-cell>
          <table:table-cell table:style-name="ce549" table:formula="of:=[.$D31]/[.H$30]" office:value-type="float" office:value="31.0429799426934" calcext:value-type="float">
            <text:p>31</text:p>
          </table:table-cell>
          <table:table-cell table:style-name="ce549" table:formula="of:=[.$D31]/[.I$30]" office:value-type="float" office:value="91.0420168067227" calcext:value-type="float">
            <text:p>91</text:p>
          </table:table-cell>
          <table:table-cell table:style-name="ce549" table:formula="of:=[.$D31]/[.J$30]" office:value-type="float" office:value="130.530120481928" calcext:value-type="float">
            <text:p>131</text:p>
          </table:table-cell>
          <table:table-cell table:style-name="ce549" table:formula="of:=[.$D31]/[.K$30]" office:value-type="float" office:value="1083.4" calcext:value-type="float">
            <text:p>1083</text:p>
          </table:table-cell>
          <table:table-cell table:style-name="ce549" table:formula="of:=[.$D31]/[.L$30]" office:value-type="float" office:value="264.243902439024" calcext:value-type="float">
            <text:p>264</text:p>
          </table:table-cell>
          <table:table-cell table:style-name="ce549" table:formula="of:=[.$D31]/[.M$30]" office:value-type="float" office:value="1805.66666666667" calcext:value-type="float">
            <text:p>1806</text:p>
          </table:table-cell>
          <table:table-cell table:style-name="ce549" table:formula="of:=[.$D31]/[.N$30]" office:value-type="float" office:value="2708.5" calcext:value-type="float">
            <text:p>2709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0]" office:value-type="string" office:string-value="New Jersey" calcext:value-type="string">
            <text:p>New Jersey</text:p>
          </table:table-cell>
          <table:table-cell table:style-name="ce310" table:formula="of:=[$US_Top10_Asian.E10]" office:value-type="string" office:string-value="新澤西州" calcext:value-type="string">
            <text:p>新澤西州</text:p>
          </table:table-cell>
          <table:table-cell table:style-name="ce335" table:formula="of:=[$US_Top10_Asian.G10]" office:value-type="float" office:value="2805" calcext:value-type="float">
            <text:p>2805</text:p>
          </table:table-cell>
          <table:table-cell table:formula="of:=[.$D32]/[.E$30]" office:value-type="float" office:value="0.839317773788151" calcext:value-type="float">
            <text:p>0.8</text:p>
          </table:table-cell>
          <table:table-cell table:style-name="ce549" table:formula="of:=[.$D32]/[.F$30]" office:value-type="float" office:value="5.98081023454158" calcext:value-type="float">
            <text:p>6</text:p>
          </table:table-cell>
          <table:table-cell table:style-name="ce549" table:formula="of:=[.$D32]/[.G$30]" office:value-type="float" office:value="12.4666666666667" calcext:value-type="float">
            <text:p>12</text:p>
          </table:table-cell>
          <table:table-cell table:style-name="ce549" table:formula="of:=[.$D32]/[.H$30]" office:value-type="float" office:value="8.03724928366762" calcext:value-type="float">
            <text:p>8</text:p>
          </table:table-cell>
          <table:table-cell table:style-name="ce549" table:formula="of:=[.$D32]/[.I$30]" office:value-type="float" office:value="23.5714285714286" calcext:value-type="float">
            <text:p>24</text:p>
          </table:table-cell>
          <table:table-cell table:style-name="ce549" table:formula="of:=[.$D32]/[.J$30]" office:value-type="float" office:value="33.7951807228916" calcext:value-type="float">
            <text:p>34</text:p>
          </table:table-cell>
          <table:table-cell table:style-name="ce549" table:formula="of:=[.$D32]/[.K$30]" office:value-type="float" office:value="280.5" calcext:value-type="float">
            <text:p>281</text:p>
          </table:table-cell>
          <table:table-cell table:style-name="ce549" table:formula="of:=[.$D32]/[.L$30]" office:value-type="float" office:value="68.4146341463415" calcext:value-type="float">
            <text:p>68</text:p>
          </table:table-cell>
          <table:table-cell table:style-name="ce549" table:formula="of:=[.$D32]/[.M$30]" office:value-type="float" office:value="467.5" calcext:value-type="float">
            <text:p>468</text:p>
          </table:table-cell>
          <table:table-cell table:style-name="ce549" table:formula="of:=[.$D32]/[.N$30]" office:value-type="float" office:value="701.25" calcext:value-type="float">
            <text:p>70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1]" office:value-type="string" office:string-value="Michigan" calcext:value-type="string">
            <text:p>Michigan</text:p>
          </table:table-cell>
          <table:table-cell table:style-name="ce310" table:formula="of:=[$US_Top10_Asian.E11]" office:value-type="string" office:string-value="密芝根州" calcext:value-type="string">
            <text:p>密芝根州</text:p>
          </table:table-cell>
          <table:table-cell table:style-name="ce335" table:formula="of:=[$US_Top10_Asian.G11]" office:value-type="float" office:value="1602" calcext:value-type="float">
            <text:p>1602</text:p>
          </table:table-cell>
          <table:table-cell table:formula="of:=[.$D33]/[.E$30]" office:value-type="float" office:value="0.47935368043088" calcext:value-type="float">
            <text:p>0.5</text:p>
          </table:table-cell>
          <table:table-cell table:style-name="ce549" table:formula="of:=[.$D33]/[.F$30]" office:value-type="float" office:value="3.41577825159915" calcext:value-type="float">
            <text:p>3</text:p>
          </table:table-cell>
          <table:table-cell table:style-name="ce549" table:formula="of:=[.$D33]/[.G$30]" office:value-type="float" office:value="7.12" calcext:value-type="float">
            <text:p>7</text:p>
          </table:table-cell>
          <table:table-cell table:style-name="ce549" table:formula="of:=[.$D33]/[.H$30]" office:value-type="float" office:value="4.59025787965616" calcext:value-type="float">
            <text:p>5</text:p>
          </table:table-cell>
          <table:table-cell table:style-name="ce549" table:formula="of:=[.$D33]/[.I$30]" office:value-type="float" office:value="13.4621848739496" calcext:value-type="float">
            <text:p>13</text:p>
          </table:table-cell>
          <table:table-cell table:style-name="ce549" table:formula="of:=[.$D33]/[.J$30]" office:value-type="float" office:value="19.3012048192771" calcext:value-type="float">
            <text:p>19</text:p>
          </table:table-cell>
          <table:table-cell table:style-name="ce549" table:formula="of:=[.$D33]/[.K$30]" office:value-type="float" office:value="160.2" calcext:value-type="float">
            <text:p>160</text:p>
          </table:table-cell>
          <table:table-cell table:style-name="ce549" table:formula="of:=[.$D33]/[.L$30]" office:value-type="float" office:value="39.0731707317073" calcext:value-type="float">
            <text:p>39</text:p>
          </table:table-cell>
          <table:table-cell table:style-name="ce549" table:formula="of:=[.$D33]/[.M$30]" office:value-type="float" office:value="267" calcext:value-type="float">
            <text:p>267</text:p>
          </table:table-cell>
          <table:table-cell table:style-name="ce549" table:formula="of:=[.$D33]/[.N$30]" office:value-type="float" office:value="400.5" calcext:value-type="float">
            <text:p>40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2]" office:value-type="string" office:string-value="California" calcext:value-type="string">
            <text:p>California</text:p>
          </table:table-cell>
          <table:table-cell table:style-name="ce310" table:formula="of:=[$US_Top10_Asian.E12]" office:value-type="string" office:string-value="加利福尼亞州" calcext:value-type="string">
            <text:p>加利福尼亞州</text:p>
          </table:table-cell>
          <table:table-cell table:style-name="ce335" table:formula="of:=[$US_Top10_Asian.G12]" office:value-type="float" office:value="758" calcext:value-type="float">
            <text:p>758</text:p>
          </table:table-cell>
          <table:table-cell table:formula="of:=[.$D34]/[.E$30]" office:value-type="float" office:value="0.226810293237582" calcext:value-type="float">
            <text:p>0.2</text:p>
          </table:table-cell>
          <table:table-cell table:style-name="ce549" table:formula="of:=[.$D34]/[.F$30]" office:value-type="float" office:value="1.61620469083156" calcext:value-type="float">
            <text:p>2</text:p>
          </table:table-cell>
          <table:table-cell table:style-name="ce549" table:formula="of:=[.$D34]/[.G$30]" office:value-type="float" office:value="3.36888888888889" calcext:value-type="float">
            <text:p>3</text:p>
          </table:table-cell>
          <table:table-cell table:style-name="ce549" table:formula="of:=[.$D34]/[.H$30]" office:value-type="float" office:value="2.17191977077364" calcext:value-type="float">
            <text:p>2</text:p>
          </table:table-cell>
          <table:table-cell table:style-name="ce549" table:formula="of:=[.$D34]/[.I$30]" office:value-type="float" office:value="6.36974789915966" calcext:value-type="float">
            <text:p>6</text:p>
          </table:table-cell>
          <table:table-cell table:style-name="ce549" table:formula="of:=[.$D34]/[.J$30]" office:value-type="float" office:value="9.13253012048193" calcext:value-type="float">
            <text:p>9</text:p>
          </table:table-cell>
          <table:table-cell table:style-name="ce549" table:formula="of:=[.$D34]/[.K$30]" office:value-type="float" office:value="75.8" calcext:value-type="float">
            <text:p>76</text:p>
          </table:table-cell>
          <table:table-cell table:style-name="ce549" table:formula="of:=[.$D34]/[.L$30]" office:value-type="float" office:value="18.4878048780488" calcext:value-type="float">
            <text:p>18</text:p>
          </table:table-cell>
          <table:table-cell table:style-name="ce549" table:formula="of:=[.$D34]/[.M$30]" office:value-type="float" office:value="126.333333333333" calcext:value-type="float">
            <text:p>126</text:p>
          </table:table-cell>
          <table:table-cell table:style-name="ce549" table:formula="of:=[.$D34]/[.N$30]" office:value-type="float" office:value="189.5" calcext:value-type="float">
            <text:p>190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3]" office:value-type="string" office:string-value="Massachusetts" calcext:value-type="string">
            <text:p>Massachusetts</text:p>
          </table:table-cell>
          <table:table-cell table:style-name="ce310" table:formula="of:=[$US_Top10_Asian.E13]" office:value-type="string" office:string-value="麻省" calcext:value-type="string">
            <text:p>麻省</text:p>
          </table:table-cell>
          <table:table-cell table:style-name="ce335" table:formula="of:=[$US_Top10_Asian.G13]" office:value-type="float" office:value="1013" calcext:value-type="float">
            <text:p>1013</text:p>
          </table:table-cell>
          <table:table-cell table:formula="of:=[.$D35]/[.E$30]" office:value-type="float" office:value="0.303111909036505" calcext:value-type="float">
            <text:p>0.3</text:p>
          </table:table-cell>
          <table:table-cell table:style-name="ce549" table:formula="of:=[.$D35]/[.F$30]" office:value-type="float" office:value="2.15991471215352" calcext:value-type="float">
            <text:p>2</text:p>
          </table:table-cell>
          <table:table-cell table:style-name="ce549" table:formula="of:=[.$D35]/[.G$30]" office:value-type="float" office:value="4.50222222222222" calcext:value-type="float">
            <text:p>5</text:p>
          </table:table-cell>
          <table:table-cell table:style-name="ce549" table:formula="of:=[.$D35]/[.H$30]" office:value-type="float" office:value="2.9025787965616" calcext:value-type="float">
            <text:p>3</text:p>
          </table:table-cell>
          <table:table-cell table:style-name="ce549" table:formula="of:=[.$D35]/[.I$30]" office:value-type="float" office:value="8.51260504201681" calcext:value-type="float">
            <text:p>9</text:p>
          </table:table-cell>
          <table:table-cell table:style-name="ce549" table:formula="of:=[.$D35]/[.J$30]" office:value-type="float" office:value="12.2048192771084" calcext:value-type="float">
            <text:p>12</text:p>
          </table:table-cell>
          <table:table-cell table:style-name="ce549" table:formula="of:=[.$D35]/[.K$30]" office:value-type="float" office:value="101.3" calcext:value-type="float">
            <text:p>101</text:p>
          </table:table-cell>
          <table:table-cell table:style-name="ce549" table:formula="of:=[.$D35]/[.L$30]" office:value-type="float" office:value="24.7073170731707" calcext:value-type="float">
            <text:p>25</text:p>
          </table:table-cell>
          <table:table-cell table:style-name="ce549" table:formula="of:=[.$D35]/[.M$30]" office:value-type="float" office:value="168.833333333333" calcext:value-type="float">
            <text:p>169</text:p>
          </table:table-cell>
          <table:table-cell table:style-name="ce549" table:formula="of:=[.$D35]/[.N$30]" office:value-type="float" office:value="253.25" calcext:value-type="float">
            <text:p>253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4]" office:value-type="string" office:string-value="Louisiana" calcext:value-type="string">
            <text:p>Louisiana</text:p>
          </table:table-cell>
          <table:table-cell table:style-name="ce310" table:formula="of:=[$US_Top10_Asian.E14]" office:value-type="string" office:string-value="路易斯安那州" calcext:value-type="string">
            <text:p>路易斯安那州</text:p>
          </table:table-cell>
          <table:table-cell table:style-name="ce335" table:formula="of:=[$US_Top10_Asian.G14]" office:value-type="float" office:value="104" calcext:value-type="float">
            <text:p>104</text:p>
          </table:table-cell>
          <table:table-cell table:formula="of:=[.$D36]/[.E$30]" office:value-type="float" office:value="0.0311190903650509" calcext:value-type="float">
            <text:p>0.0</text:p>
          </table:table-cell>
          <table:table-cell table:style-name="ce549" table:formula="of:=[.$D36]/[.F$30]" office:value-type="float" office:value="0.221748400852878" calcext:value-type="float">
            <text:p>0</text:p>
          </table:table-cell>
          <table:table-cell table:style-name="ce549" table:formula="of:=[.$D36]/[.G$30]" office:value-type="float" office:value="0.462222222222222" calcext:value-type="float">
            <text:p>0</text:p>
          </table:table-cell>
          <table:table-cell table:style-name="ce549" table:formula="of:=[.$D36]/[.H$30]" office:value-type="float" office:value="0.297994269340974" calcext:value-type="float">
            <text:p>0</text:p>
          </table:table-cell>
          <table:table-cell table:style-name="ce549" table:formula="of:=[.$D36]/[.I$30]" office:value-type="float" office:value="0.873949579831933" calcext:value-type="float">
            <text:p>1</text:p>
          </table:table-cell>
          <table:table-cell table:style-name="ce549" table:formula="of:=[.$D36]/[.J$30]" office:value-type="float" office:value="1.25301204819277" calcext:value-type="float">
            <text:p>1</text:p>
          </table:table-cell>
          <table:table-cell table:style-name="ce549" table:formula="of:=[.$D36]/[.K$30]" office:value-type="float" office:value="10.4" calcext:value-type="float">
            <text:p>10</text:p>
          </table:table-cell>
          <table:table-cell table:style-name="ce549" table:formula="of:=[.$D36]/[.L$30]" office:value-type="float" office:value="2.53658536585366" calcext:value-type="float">
            <text:p>3</text:p>
          </table:table-cell>
          <table:table-cell table:style-name="ce549" table:formula="of:=[.$D36]/[.M$30]" office:value-type="float" office:value="17.3333333333333" calcext:value-type="float">
            <text:p>17</text:p>
          </table:table-cell>
          <table:table-cell table:style-name="ce549" table:formula="of:=[.$D36]/[.N$30]" office:value-type="float" office:value="26" calcext:value-type="float">
            <text:p>2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5]" office:value-type="string" office:string-value="Illinois" calcext:value-type="string">
            <text:p>Illinois</text:p>
          </table:table-cell>
          <table:table-cell table:style-name="ce310" table:formula="of:=[$US_Top10_Asian.E15]" office:value-type="string" office:string-value="伊利諾州" calcext:value-type="string">
            <text:p>伊利諾州</text:p>
          </table:table-cell>
          <table:table-cell table:style-name="ce335" table:formula="of:=[$US_Top10_Asian.G15]" office:value-type="float" office:value="868" calcext:value-type="float">
            <text:p>868</text:p>
          </table:table-cell>
          <table:table-cell table:formula="of:=[.$D37]/[.E$30]" office:value-type="float" office:value="0.259724715739078" calcext:value-type="float">
            <text:p>0.3</text:p>
          </table:table-cell>
          <table:table-cell table:style-name="ce549" table:formula="of:=[.$D37]/[.F$30]" office:value-type="float" office:value="1.85074626865672" calcext:value-type="float">
            <text:p>2</text:p>
          </table:table-cell>
          <table:table-cell table:style-name="ce549" table:formula="of:=[.$D37]/[.G$30]" office:value-type="float" office:value="3.85777777777778" calcext:value-type="float">
            <text:p>4</text:p>
          </table:table-cell>
          <table:table-cell table:style-name="ce549" table:formula="of:=[.$D37]/[.H$30]" office:value-type="float" office:value="2.48710601719198" calcext:value-type="float">
            <text:p>2</text:p>
          </table:table-cell>
          <table:table-cell table:style-name="ce549" table:formula="of:=[.$D37]/[.I$30]" office:value-type="float" office:value="7.29411764705882" calcext:value-type="float">
            <text:p>7</text:p>
          </table:table-cell>
          <table:table-cell table:style-name="ce549" table:formula="of:=[.$D37]/[.J$30]" office:value-type="float" office:value="10.4578313253012" calcext:value-type="float">
            <text:p>10</text:p>
          </table:table-cell>
          <table:table-cell table:style-name="ce549" table:formula="of:=[.$D37]/[.K$30]" office:value-type="float" office:value="86.8" calcext:value-type="float">
            <text:p>87</text:p>
          </table:table-cell>
          <table:table-cell table:style-name="ce549" table:formula="of:=[.$D37]/[.L$30]" office:value-type="float" office:value="21.1707317073171" calcext:value-type="float">
            <text:p>21</text:p>
          </table:table-cell>
          <table:table-cell table:style-name="ce549" table:formula="of:=[.$D37]/[.M$30]" office:value-type="float" office:value="144.666666666667" calcext:value-type="float">
            <text:p>145</text:p>
          </table:table-cell>
          <table:table-cell table:style-name="ce549" table:formula="of:=[.$D37]/[.N$30]" office:value-type="float" office:value="217" calcext:value-type="float">
            <text:p>217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6]" office:value-type="string" office:string-value="Pennsylvania" calcext:value-type="string">
            <text:p>Pennsylvania</text:p>
          </table:table-cell>
          <table:table-cell table:style-name="ce310" table:formula="of:=[$US_Top10_Asian.E16]" office:value-type="string" office:string-value="賓夕凡尼亞州" calcext:value-type="string">
            <text:p>賓夕凡尼亞州</text:p>
          </table:table-cell>
          <table:table-cell table:style-name="ce335" table:formula="of:=[$US_Top10_Asian.G16]" office:value-type="float" office:value="584" calcext:value-type="float">
            <text:p>584</text:p>
          </table:table-cell>
          <table:table-cell table:formula="of:=[.$D38]/[.E$30]" office:value-type="float" office:value="0.17474566128067" calcext:value-type="float">
            <text:p>0.2</text:p>
          </table:table-cell>
          <table:table-cell table:style-name="ce549" table:formula="of:=[.$D38]/[.F$30]" office:value-type="float" office:value="1.24520255863539" calcext:value-type="float">
            <text:p>1</text:p>
          </table:table-cell>
          <table:table-cell table:style-name="ce549" table:formula="of:=[.$D38]/[.G$30]" office:value-type="float" office:value="2.59555555555556" calcext:value-type="float">
            <text:p>3</text:p>
          </table:table-cell>
          <table:table-cell table:style-name="ce549" table:formula="of:=[.$D38]/[.H$30]" office:value-type="float" office:value="1.67335243553009" calcext:value-type="float">
            <text:p>2</text:p>
          </table:table-cell>
          <table:table-cell table:style-name="ce549" table:formula="of:=[.$D38]/[.I$30]" office:value-type="float" office:value="4.90756302521008" calcext:value-type="float">
            <text:p>5</text:p>
          </table:table-cell>
          <table:table-cell table:style-name="ce549" table:formula="of:=[.$D38]/[.J$30]" office:value-type="float" office:value="7.03614457831325" calcext:value-type="float">
            <text:p>7</text:p>
          </table:table-cell>
          <table:table-cell table:style-name="ce549" table:formula="of:=[.$D38]/[.K$30]" office:value-type="float" office:value="58.4" calcext:value-type="float">
            <text:p>58</text:p>
          </table:table-cell>
          <table:table-cell table:style-name="ce549" table:formula="of:=[.$D38]/[.L$30]" office:value-type="float" office:value="14.2439024390244" calcext:value-type="float">
            <text:p>14</text:p>
          </table:table-cell>
          <table:table-cell table:style-name="ce549" table:formula="of:=[.$D38]/[.M$30]" office:value-type="float" office:value="97.3333333333333" calcext:value-type="float">
            <text:p>97</text:p>
          </table:table-cell>
          <table:table-cell table:style-name="ce549" table:formula="of:=[.$D38]/[.N$30]" office:value-type="float" office:value="146" calcext:value-type="float">
            <text:p>14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7]" office:value-type="string" office:string-value="Florida" calcext:value-type="string">
            <text:p>Florida</text:p>
          </table:table-cell>
          <table:table-cell table:style-name="ce310" table:formula="of:=[$US_Top10_Asian.E17]" office:value-type="string" office:string-value="佛羅里達州" calcext:value-type="string">
            <text:p>佛羅里達州</text:p>
          </table:table-cell>
          <table:table-cell table:style-name="ce335" table:formula="of:=[$US_Top10_Asian.G17]" office:value-type="float" office:value="524" calcext:value-type="float">
            <text:p>524</text:p>
          </table:table-cell>
          <table:table-cell table:formula="of:=[.$D39]/[.E$30]" office:value-type="float" office:value="0.156792339916218" calcext:value-type="float">
            <text:p>0.2</text:p>
          </table:table-cell>
          <table:table-cell table:style-name="ce549" table:formula="of:=[.$D39]/[.F$30]" office:value-type="float" office:value="1.11727078891258" calcext:value-type="float">
            <text:p>1</text:p>
          </table:table-cell>
          <table:table-cell table:style-name="ce549" table:formula="of:=[.$D39]/[.G$30]" office:value-type="float" office:value="2.32888888888889" calcext:value-type="float">
            <text:p>2</text:p>
          </table:table-cell>
          <table:table-cell table:style-name="ce549" table:formula="of:=[.$D39]/[.H$30]" office:value-type="float" office:value="1.50143266475645" calcext:value-type="float">
            <text:p>2</text:p>
          </table:table-cell>
          <table:table-cell table:style-name="ce549" table:formula="of:=[.$D39]/[.I$30]" office:value-type="float" office:value="4.40336134453782" calcext:value-type="float">
            <text:p>4</text:p>
          </table:table-cell>
          <table:table-cell table:style-name="ce549" table:formula="of:=[.$D39]/[.J$30]" office:value-type="float" office:value="6.31325301204819" calcext:value-type="float">
            <text:p>6</text:p>
          </table:table-cell>
          <table:table-cell table:style-name="ce549" table:formula="of:=[.$D39]/[.K$30]" office:value-type="float" office:value="52.4" calcext:value-type="float">
            <text:p>52</text:p>
          </table:table-cell>
          <table:table-cell table:style-name="ce549" table:formula="of:=[.$D39]/[.L$30]" office:value-type="float" office:value="12.7804878048781" calcext:value-type="float">
            <text:p>13</text:p>
          </table:table-cell>
          <table:table-cell table:style-name="ce549" table:formula="of:=[.$D39]/[.M$30]" office:value-type="float" office:value="87.3333333333333" calcext:value-type="float">
            <text:p>87</text:p>
          </table:table-cell>
          <table:table-cell table:style-name="ce549" table:formula="of:=[.$D39]/[.N$30]" office:value-type="float" office:value="131" calcext:value-type="float">
            <text:p>13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8]" office:value-type="string" office:string-value="Washington" calcext:value-type="string">
            <text:p>Washington</text:p>
          </table:table-cell>
          <table:table-cell table:style-name="ce310" table:formula="of:=[$US_Top10_Asian.E18]" office:value-type="string" office:string-value="華盛頓州" calcext:value-type="string">
            <text:p>華盛頓州</text:p>
          </table:table-cell>
          <table:table-cell table:style-name="ce310" table:formula="of:=[$US_Top10_Asian.G18]" office:value-type="float" office:value="491" calcext:value-type="float">
            <text:p>491</text:p>
          </table:table-cell>
          <table:table-cell table:formula="of:=[.$D40]/[.E$30]" office:value-type="float" office:value="0.146918013165769" calcext:value-type="float">
            <text:p>0.1</text:p>
          </table:table-cell>
          <table:table-cell table:style-name="ce549" table:formula="of:=[.$D40]/[.F$30]" office:value-type="float" office:value="1.04690831556503" calcext:value-type="float">
            <text:p>1</text:p>
          </table:table-cell>
          <table:table-cell table:style-name="ce549" table:formula="of:=[.$D40]/[.G$30]" office:value-type="float" office:value="2.18222222222222" calcext:value-type="float">
            <text:p>2</text:p>
          </table:table-cell>
          <table:table-cell table:style-name="ce549" table:formula="of:=[.$D40]/[.H$30]" office:value-type="float" office:value="1.40687679083095" calcext:value-type="float">
            <text:p>1</text:p>
          </table:table-cell>
          <table:table-cell table:style-name="ce549" table:formula="of:=[.$D40]/[.I$30]" office:value-type="float" office:value="4.12605042016807" calcext:value-type="float">
            <text:p>4</text:p>
          </table:table-cell>
          <table:table-cell table:style-name="ce549" table:formula="of:=[.$D40]/[.J$30]" office:value-type="float" office:value="5.91566265060241" calcext:value-type="float">
            <text:p>6</text:p>
          </table:table-cell>
          <table:table-cell table:style-name="ce549" table:formula="of:=[.$D40]/[.K$30]" office:value-type="float" office:value="49.1" calcext:value-type="float">
            <text:p>49</text:p>
          </table:table-cell>
          <table:table-cell table:style-name="ce549" table:formula="of:=[.$D40]/[.L$30]" office:value-type="float" office:value="11.9756097560976" calcext:value-type="float">
            <text:p>12</text:p>
          </table:table-cell>
          <table:table-cell table:style-name="ce549" table:formula="of:=[.$D40]/[.M$30]" office:value-type="float" office:value="81.8333333333333" calcext:value-type="float">
            <text:p>82</text:p>
          </table:table-cell>
          <table:table-cell table:style-name="ce549" table:formula="of:=[.$D40]/[.N$30]" office:value-type="float" office:value="122.75" calcext:value-type="float">
            <text:p>123</text:p>
          </table:table-cell>
          <table:table-cell table:number-columns-repeated="33"/>
        </table:table-row>
        <table:table-row table:style-name="ro40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30" calcext:value-type="float">
            <text:p>30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17" calcext:value-type="float">
            <text:p>17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19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USA_Top_E_Asian_Ratio.E7:USA_Top_E_Asian_Ratio.N16">
            <calcext:condition calcext:apply-style-name="Default" calcext:value="&lt;10" calcext:base-cell-address="USA_Top_E_Asian_Ratio.E7"/>
            <calcext:condition calcext:apply-style-name="Times10" calcext:value="&lt;=100" calcext:base-cell-address="USA_Top_E_Asian_Ratio.E7"/>
            <calcext:condition calcext:apply-style-name="Times100" calcext:value="&lt;500" calcext:base-cell-address="USA_Top_E_Asian_Ratio.E7"/>
            <calcext:condition calcext:apply-style-name="Times500" calcext:value="&lt;1000" calcext:base-cell-address="USA_Top_E_Asian_Ratio.E7"/>
            <calcext:condition calcext:apply-style-name="Times1000" calcext:value="&gt;=1000" calcext:base-cell-address="USA_Top_E_Asian_Ratio.E7"/>
          </calcext:conditional-format>
          <calcext:conditional-format calcext:target-range-address="USA_Top_E_Asian_Ratio.E31:USA_Top_E_Asian_Ratio.N40">
            <calcext:condition calcext:apply-style-name="Default" calcext:value="&lt;10" calcext:base-cell-address="USA_Top_E_Asian_Ratio.E31"/>
            <calcext:condition calcext:apply-style-name="Times10" calcext:value="&lt;=100" calcext:base-cell-address="USA_Top_E_Asian_Ratio.E31"/>
            <calcext:condition calcext:apply-style-name="Times100" calcext:value="&lt;500" calcext:base-cell-address="USA_Top_E_Asian_Ratio.E31"/>
            <calcext:condition calcext:apply-style-name="Times500" calcext:value="&lt;1000" calcext:base-cell-address="USA_Top_E_Asian_Ratio.E31"/>
            <calcext:condition calcext:apply-style-name="Times1000" calcext:value="&gt;=1000" calcext:base-cell-address="USA_Top_E_Asian_Ratio.E31"/>
          </calcext:conditional-format>
        </calcext:conditional-formats>
      </table:table>
      <table:table table:name="USA_Top_E_Asian_perM_Ratio" table:style-name="ta1">
        <office:forms form:automatic-focus="false" form:apply-design-mode="false"/>
        <table:table-column table:style-name="co13" table:default-cell-style-name="Default"/>
        <table:table-column table:style-name="co23" table:default-cell-style-name="ce272"/>
        <table:table-column table:style-name="co24" table:default-cell-style-name="ce272"/>
        <table:table-column table:style-name="co27" table:default-cell-style-name="ce518"/>
        <table:table-column table:style-name="co16" table:default-cell-style-name="ce563"/>
        <table:table-column table:style-name="co16" table:number-columns-repeated="9" table:default-cell-style-name="ce561"/>
        <table:table-column table:style-name="co26" table:default-cell-style-name="Default"/>
        <table:table-column table:style-name="co11" table:number-columns-repeated="32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19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4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41">
          <table:table-cell/>
          <table:table-cell table:style-name="ce532" office:value-type="string" calcext:value-type="string" table:number-columns-spanned="2" table:number-rows-spanned="1">
            <text:p>Cases per million ratio </text:p>
            <text:p>每百萬確診倍數</text:p>
          </table:table-cell>
          <table:covered-table-cell table:style-name="ce259"/>
          <table:table-cell table:style-name="ce379"/>
          <table:table-cell table:style-name="ce277" table:formula="of:=[$World_E_Asian_Ratio.E4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$World_E_Asian_Ratio.F4]" office:value-type="string" office:string-value="南韓&#10;Korea" calcext:value-type="string">
            <text:p>南韓</text:p>
            <text:p>Korea</text:p>
          </table:table-cell>
          <table:table-cell table:style-name="ce277" table:formula="of:=[$World_E_Asian_Ratio.G4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$World_E_Asian_Ratio.H4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$World_E_Asian_Ratio.I4]" office:value-type="string" office:string-value="日本&#10;Japan" calcext:value-type="string">
            <text:p>日本</text:p>
            <text:p>Japan</text:p>
          </table:table-cell>
          <table:table-cell table:style-name="ce277" table:formula="of:=[$World_E_Asian_Ratio.J4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$World_E_Asian_Ratio.K4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$World_E_Asian_Ratio.L4]" office:value-type="string" office:string-value="泰國&#10;Thailand" calcext:value-type="string">
            <text:p>泰國</text:p>
            <text:p>Thailand</text:p>
          </table:table-cell>
          <table:table-cell table:style-name="ce277" table:formula="of:=[$World_E_Asian_Ratio.M4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$World_E_Asian_Ratio.N4]" office:value-type="string" office:string-value="台灣&#10;Taiwan" calcext:value-type="string">
            <text:p>台灣</text:p>
            <text:p>Taiwan</text:p>
          </table:table-cell>
          <table:table-cell table:style-name="ce401"/>
          <table:table-cell table:number-columns-repeated="32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446" table:formula="of:=[$World_E_Asian.I42]" office:value-type="float" office:value="57.3970821425569" calcext:value-type="float">
            <text:p>57</text:p>
          </table:table-cell>
          <table:table-cell table:style-name="ce446" table:formula="of:=[$World_E_Asian.I43]" office:value-type="float" office:value="206.753271254123" calcext:value-type="float">
            <text:p>207</text:p>
          </table:table-cell>
          <table:table-cell table:style-name="ce446" table:formula="of:=[$World_E_Asian.I44]" office:value-type="float" office:value="158.749151832891" calcext:value-type="float">
            <text:p>159</text:p>
          </table:table-cell>
          <table:table-cell table:style-name="ce446" table:formula="of:=[$World_E_Asian.I45]" office:value-type="float" office:value="50.268408225641" calcext:value-type="float">
            <text:p>50</text:p>
          </table:table-cell>
          <table:table-cell table:style-name="ce446" table:formula="of:=[$World_E_Asian.I46]" office:value-type="float" office:value="63.8497617942748" calcext:value-type="float">
            <text:p>64</text:p>
          </table:table-cell>
          <table:table-cell table:style-name="ce446" table:formula="of:=[$World_E_Asian.I47]" office:value-type="float" office:value="22.4343687935982" calcext:value-type="float">
            <text:p>22</text:p>
          </table:table-cell>
          <table:table-cell table:style-name="ce446" table:formula="of:=[$World_E_Asian.I48]" office:value-type="float" office:value="560.270707920646" calcext:value-type="float">
            <text:p>560</text:p>
          </table:table-cell>
          <table:table-cell table:style-name="ce446" table:formula="of:=[$World_E_Asian.I49]" office:value-type="float" office:value="39.3004253560388" calcext:value-type="float">
            <text:p>39</text:p>
          </table:table-cell>
          <table:table-cell table:style-name="ce446" table:formula="of:=[$World_E_Asian.I50]" office:value-type="float" office:value="135.587345181116" calcext:value-type="float">
            <text:p>136</text:p>
          </table:table-cell>
          <table:table-cell table:style-name="ce446" table:formula="of:=[$World_E_Asian.I51]" office:value-type="float" office:value="16.6148759251541" calcext:value-type="float">
            <text:p>17</text:p>
          </table:table-cell>
          <table:table-cell table:number-columns-repeated="33"/>
        </table:table-row>
        <table:table-row table:style-name="ro2">
          <table:table-cell/>
          <table:table-cell table:formula="of:=[$US_Top10_Asian.D9]" office:value-type="string" office:string-value="New York State" calcext:value-type="string">
            <text:p>New York State</text:p>
          </table:table-cell>
          <table:table-cell table:formula="of:=[$US_Top10_Asian.E9]" office:value-type="string" office:string-value="紐約州" calcext:value-type="string">
            <text:p>紐約州</text:p>
          </table:table-cell>
          <table:table-cell table:formula="of:=[$US_Top10_Asian.I9]" office:value-type="float" office:value="10278.3617935774" calcext:value-type="float">
            <text:p>10,278</text:p>
          </table:table-cell>
          <table:table-cell table:style-name="ce561" table:formula="of:=[.E6]/[.D7]" office:value-type="float" office:value="0.00558426364972115" calcext:value-type="float">
            <text:p>0</text:p>
          </table:table-cell>
          <table:table-cell table:formula="of:=[.$D7]/[.F$6]" office:value-type="float" office:value="49.7131761506405" calcext:value-type="float">
            <text:p>50</text:p>
          </table:table-cell>
          <table:table-cell table:formula="of:=[.$D7]/[.G$6]" office:value-type="float" office:value="64.7459320248654" calcext:value-type="float">
            <text:p>65</text:p>
          </table:table-cell>
          <table:table-cell table:formula="of:=[.$D7]/[.H$6]" office:value-type="float" office:value="204.469609370574" calcext:value-type="float">
            <text:p>204</text:p>
          </table:table-cell>
          <table:table-cell table:formula="of:=[.$D7]/[.I$6]" office:value-type="float" office:value="160.977292706189" calcext:value-type="float">
            <text:p>161</text:p>
          </table:table-cell>
          <table:table-cell table:formula="of:=[.$D7]/[.J$6]" office:value-type="float" office:value="458.152484170198" calcext:value-type="float">
            <text:p>458</text:p>
          </table:table-cell>
          <table:table-cell table:formula="of:=[.$D7]/[.K$6]" office:value-type="float" office:value="18.3453492182803" calcext:value-type="float">
            <text:p>18</text:p>
          </table:table-cell>
          <table:table-cell table:formula="of:=[.$D7]/[.L$6]" office:value-type="float" office:value="261.533092847252" calcext:value-type="float">
            <text:p>262</text:p>
          </table:table-cell>
          <table:table-cell table:formula="of:=[.$D7]/[.M$6]" office:value-type="float" office:value="75.806202856525" calcext:value-type="float">
            <text:p>76</text:p>
          </table:table-cell>
          <table:table-cell table:formula="of:=[.$D7]/[.N$6]" office:value-type="float" office:value="618.624047502902" calcext:value-type="float">
            <text:p>619</text:p>
          </table:table-cell>
          <table:table-cell table:number-columns-repeated="33"/>
        </table:table-row>
        <table:table-row table:style-name="ro2">
          <table:table-cell/>
          <table:table-cell table:formula="of:=[$US_Top10_Asian.D10]" office:value-type="string" office:string-value="New Jersey" calcext:value-type="string">
            <text:p>New Jersey</text:p>
          </table:table-cell>
          <table:table-cell table:formula="of:=[$US_Top10_Asian.E10]" office:value-type="string" office:string-value="新澤西州" calcext:value-type="string">
            <text:p>新澤西州</text:p>
          </table:table-cell>
          <table:table-cell table:formula="of:=[$US_Top10_Asian.I10]" office:value-type="float" office:value="7729.2012398796" calcext:value-type="float">
            <text:p>7,729</text:p>
          </table:table-cell>
          <table:table-cell table:style-name="ce561" table:formula="of:=[.$D8]/[.E$6]" office:value-type="float" office:value="134.661919236288" calcext:value-type="float">
            <text:p>135</text:p>
          </table:table-cell>
          <table:table-cell table:formula="of:=[.$D8]/[.F$6]" office:value-type="float" office:value="37.3836950341624" calcext:value-type="float">
            <text:p>37</text:p>
          </table:table-cell>
          <table:table-cell table:formula="of:=[.$D8]/[.G$6]" office:value-type="float" office:value="48.6881419562848" calcext:value-type="float">
            <text:p>49</text:p>
          </table:table-cell>
          <table:table-cell table:formula="of:=[.$D8]/[.H$6]" office:value-type="float" office:value="153.75862321292" calcext:value-type="float">
            <text:p>154</text:p>
          </table:table-cell>
          <table:table-cell table:formula="of:=[.$D8]/[.I$6]" office:value-type="float" office:value="121.052937750704" calcext:value-type="float">
            <text:p>121</text:p>
          </table:table-cell>
          <table:table-cell table:formula="of:=[.$D8]/[.J$6]" office:value-type="float" office:value="344.525014765968" calcext:value-type="float">
            <text:p>345</text:p>
          </table:table-cell>
          <table:table-cell table:formula="of:=[.$D8]/[.K$6]" office:value-type="float" office:value="13.7954762414142" calcext:value-type="float">
            <text:p>14</text:p>
          </table:table-cell>
          <table:table-cell table:formula="of:=[.$D8]/[.L$6]" office:value-type="float" office:value="196.669658657828" calcext:value-type="float">
            <text:p>197</text:p>
          </table:table-cell>
          <table:table-cell table:formula="of:=[.$D8]/[.M$6]" office:value-type="float" office:value="57.0053291445083" calcext:value-type="float">
            <text:p>57</text:p>
          </table:table-cell>
          <table:table-cell table:formula="of:=[.$D8]/[.N$6]" office:value-type="float" office:value="465.197650268212" calcext:value-type="float">
            <text:p>465</text:p>
          </table:table-cell>
          <table:table-cell table:number-columns-repeated="33"/>
        </table:table-row>
        <table:table-row table:style-name="ro2">
          <table:table-cell/>
          <table:table-cell table:formula="of:=[$US_Top10_Asian.D11]" office:value-type="string" office:string-value="Michigan" calcext:value-type="string">
            <text:p>Michigan</text:p>
          </table:table-cell>
          <table:table-cell table:formula="of:=[$US_Top10_Asian.E11]" office:value-type="string" office:string-value="密芝根州" calcext:value-type="string">
            <text:p>密芝根州</text:p>
          </table:table-cell>
          <table:table-cell table:formula="of:=[$US_Top10_Asian.I11]" office:value-type="float" office:value="2589.24460013468" calcext:value-type="float">
            <text:p>2,589</text:p>
          </table:table-cell>
          <table:table-cell table:style-name="ce562" table:formula="of:=[.$D9]/[.E$6]" office:value-type="float" office:value="45.1110841088365" calcext:value-type="float">
            <text:p>45.1</text:p>
          </table:table-cell>
          <table:table-cell table:formula="of:=[.$D9]/[.F$6]" office:value-type="float" office:value="12.5233549361945" calcext:value-type="float">
            <text:p>13</text:p>
          </table:table-cell>
          <table:table-cell table:formula="of:=[.$D9]/[.G$6]" office:value-type="float" office:value="16.3102893479411" calcext:value-type="float">
            <text:p>16</text:p>
          </table:table-cell>
          <table:table-cell table:formula="of:=[.$D9]/[.H$6]" office:value-type="float" office:value="51.5083865101174" calcext:value-type="float">
            <text:p>52</text:p>
          </table:table-cell>
          <table:table-cell table:formula="of:=[.$D9]/[.I$6]" office:value-type="float" office:value="40.5521418932975" calcext:value-type="float">
            <text:p>41</text:p>
          </table:table-cell>
          <table:table-cell table:formula="of:=[.$D9]/[.J$6]" office:value-type="float" office:value="115.414194353154" calcext:value-type="float">
            <text:p>115</text:p>
          </table:table-cell>
          <table:table-cell table:formula="of:=[.$D9]/[.K$6]" office:value-type="float" office:value="4.62141704631363" calcext:value-type="float">
            <text:p>5</text:p>
          </table:table-cell>
          <table:table-cell table:formula="of:=[.$D9]/[.L$6]" office:value-type="float" office:value="65.8833734413213" calcext:value-type="float">
            <text:p>66</text:p>
          </table:table-cell>
          <table:table-cell table:formula="of:=[.$D9]/[.M$6]" office:value-type="float" office:value="19.0965063640415" calcext:value-type="float">
            <text:p>19</text:p>
          </table:table-cell>
          <table:table-cell table:formula="of:=[.$D9]/[.N$6]" office:value-type="float" office:value="155.838936853852" calcext:value-type="float">
            <text:p>156</text:p>
          </table:table-cell>
          <table:table-cell table:number-columns-repeated="33"/>
        </table:table-row>
        <table:table-row table:style-name="ro2">
          <table:table-cell/>
          <table:table-cell table:formula="of:=[$US_Top10_Asian.D12]" office:value-type="string" office:string-value="California" calcext:value-type="string">
            <text:p>California</text:p>
          </table:table-cell>
          <table:table-cell table:formula="of:=[$US_Top10_Asian.E12]" office:value-type="string" office:string-value="加利福尼亞州" calcext:value-type="string">
            <text:p>加利福尼亞州</text:p>
          </table:table-cell>
          <table:table-cell table:formula="of:=[$US_Top10_Asian.I12]" office:value-type="float" office:value="607.420893696294" calcext:value-type="float">
            <text:p>607</text:p>
          </table:table-cell>
          <table:table-cell table:style-name="ce562" table:formula="of:=[.$D10]/[.E$6]" office:value-type="float" office:value="10.5827834973849" calcext:value-type="float">
            <text:p>10.6</text:p>
          </table:table-cell>
          <table:table-cell table:formula="of:=[.$D10]/[.F$6]" office:value-type="float" office:value="2.9379022155819" calcext:value-type="float">
            <text:p>3</text:p>
          </table:table-cell>
          <table:table-cell table:formula="of:=[.$D10]/[.G$6]" office:value-type="float" office:value="3.82629378918322" calcext:value-type="float">
            <text:p>4</text:p>
          </table:table-cell>
          <table:table-cell table:formula="of:=[.$D10]/[.H$6]" office:value-type="float" office:value="12.0835513822071" calcext:value-type="float">
            <text:p>12</text:p>
          </table:table-cell>
          <table:table-cell table:formula="of:=[.$D10]/[.I$6]" office:value-type="float" office:value="9.5132836306174" calcext:value-type="float">
            <text:p>10</text:p>
          </table:table-cell>
          <table:table-cell table:formula="of:=[.$D10]/[.J$6]" office:value-type="float" office:value="27.0754617294883" calcext:value-type="float">
            <text:p>27</text:p>
          </table:table-cell>
          <table:table-cell table:formula="of:=[.$D10]/[.K$6]" office:value-type="float" office:value="1.08415607867604" calcext:value-type="float">
            <text:p>1</text:p>
          </table:table-cell>
          <table:table-cell table:formula="of:=[.$D10]/[.L$6]" office:value-type="float" office:value="15.4558351008524" calcext:value-type="float">
            <text:p>15</text:p>
          </table:table-cell>
          <table:table-cell table:formula="of:=[.$D10]/[.M$6]" office:value-type="float" office:value="4.47992320289852" calcext:value-type="float">
            <text:p>4</text:p>
          </table:table-cell>
          <table:table-cell table:formula="of:=[.$D10]/[.N$6]" office:value-type="float" office:value="36.5588582444174" calcext:value-type="float">
            <text:p>37</text:p>
          </table:table-cell>
          <table:table-cell table:number-columns-repeated="33"/>
        </table:table-row>
        <table:table-row table:style-name="ro2">
          <table:table-cell/>
          <table:table-cell table:formula="of:=[$US_Top10_Asian.D13]" office:value-type="string" office:string-value="Massachusetts" calcext:value-type="string">
            <text:p>Massachusetts</text:p>
          </table:table-cell>
          <table:table-cell table:formula="of:=[$US_Top10_Asian.E13]" office:value-type="string" office:string-value="麻省" calcext:value-type="string">
            <text:p>麻省</text:p>
          </table:table-cell>
          <table:table-cell table:formula="of:=[$US_Top10_Asian.I13]" office:value-type="float" office:value="4199.93122152188" calcext:value-type="float">
            <text:p>4,200</text:p>
          </table:table-cell>
          <table:table-cell table:style-name="ce562" table:formula="of:=[.$D11]/[.E$6]" office:value-type="float" office:value="73.1732531470942" calcext:value-type="float">
            <text:p>73.2</text:p>
          </table:table-cell>
          <table:table-cell table:formula="of:=[.$D11]/[.F$6]" office:value-type="float" office:value="20.313735284796" calcext:value-type="float">
            <text:p>20</text:p>
          </table:table-cell>
          <table:table-cell table:formula="of:=[.$D11]/[.G$6]" office:value-type="float" office:value="26.4564010139908" calcext:value-type="float">
            <text:p>26</text:p>
          </table:table-cell>
          <table:table-cell table:formula="of:=[.$D11]/[.H$6]" office:value-type="float" office:value="83.5501136751645" calcext:value-type="float">
            <text:p>84</text:p>
          </table:table-cell>
          <table:table-cell table:formula="of:=[.$D11]/[.I$6]" office:value-type="float" office:value="65.7783381409337" calcext:value-type="float">
            <text:p>66</text:p>
          </table:table-cell>
          <table:table-cell table:formula="of:=[.$D11]/[.J$6]" office:value-type="float" office:value="187.209689747115" calcext:value-type="float">
            <text:p>187</text:p>
          </table:table-cell>
          <table:table-cell table:formula="of:=[.$D11]/[.K$6]" office:value-type="float" office:value="7.4962534398938" calcext:value-type="float">
            <text:p>7</text:p>
          </table:table-cell>
          <table:table-cell table:formula="of:=[.$D11]/[.L$6]" office:value-type="float" office:value="106.867322261094" calcext:value-type="float">
            <text:p>107</text:p>
          </table:table-cell>
          <table:table-cell table:formula="of:=[.$D11]/[.M$6]" office:value-type="float" office:value="30.9758349196353" calcext:value-type="float">
            <text:p>31</text:p>
          </table:table-cell>
          <table:table-cell table:formula="of:=[.$D11]/[.N$6]" office:value-type="float" office:value="252.781377389847" calcext:value-type="float">
            <text:p>253</text:p>
          </table:table-cell>
          <table:table-cell table:number-columns-repeated="33"/>
        </table:table-row>
        <table:table-row table:style-name="ro2">
          <table:table-cell/>
          <table:table-cell table:formula="of:=[$US_Top10_Asian.D14]" office:value-type="string" office:string-value="Louisiana" calcext:value-type="string">
            <text:p>Louisiana</text:p>
          </table:table-cell>
          <table:table-cell table:formula="of:=[$US_Top10_Asian.E14]" office:value-type="string" office:string-value="路易斯安那州" calcext:value-type="string">
            <text:p>路易斯安那州</text:p>
          </table:table-cell>
          <table:table-cell table:formula="of:=[$US_Top10_Asian.I14]" office:value-type="float" office:value="2402.87603647619" calcext:value-type="float">
            <text:p>2,403</text:p>
          </table:table-cell>
          <table:table-cell table:style-name="ce562" table:formula="of:=[.$D12]/[.E$6]" office:value-type="float" office:value="41.8640799633016" calcext:value-type="float">
            <text:p>41.9</text:p>
          </table:table-cell>
          <table:table-cell table:formula="of:=[.$D12]/[.F$6]" office:value-type="float" office:value="11.6219493017007" calcext:value-type="float">
            <text:p>12</text:p>
          </table:table-cell>
          <table:table-cell table:formula="of:=[.$D12]/[.G$6]" office:value-type="float" office:value="15.1363078714626" calcext:value-type="float">
            <text:p>15</text:p>
          </table:table-cell>
          <table:table-cell table:formula="of:=[.$D12]/[.H$6]" office:value-type="float" office:value="47.8009175403037" calcext:value-type="float">
            <text:p>48</text:p>
          </table:table-cell>
          <table:table-cell table:formula="of:=[.$D12]/[.I$6]" office:value-type="float" office:value="37.6332811423526" calcext:value-type="float">
            <text:p>38</text:p>
          </table:table-cell>
          <table:table-cell table:formula="of:=[.$D12]/[.J$6]" office:value-type="float" office:value="107.106915223836" calcext:value-type="float">
            <text:p>107</text:p>
          </table:table-cell>
          <table:table-cell table:formula="of:=[.$D12]/[.K$6]" office:value-type="float" office:value="4.28877684038502" calcext:value-type="float">
            <text:p>4</text:p>
          </table:table-cell>
          <table:table-cell table:formula="of:=[.$D12]/[.L$6]" office:value-type="float" office:value="61.1412221294691" calcext:value-type="float">
            <text:p>61</text:p>
          </table:table-cell>
          <table:table-cell table:formula="of:=[.$D12]/[.M$6]" office:value-type="float" office:value="17.7219786497512" calcext:value-type="float">
            <text:p>18</text:p>
          </table:table-cell>
          <table:table-cell table:formula="of:=[.$D12]/[.N$6]" office:value-type="float" office:value="144.621966922928" calcext:value-type="float">
            <text:p>145</text:p>
          </table:table-cell>
          <table:table-cell table:number-columns-repeated="33"/>
        </table:table-row>
        <table:table-row table:style-name="ro2">
          <table:table-cell/>
          <table:table-cell table:formula="of:=[$US_Top10_Asian.D15]" office:value-type="string" office:string-value="Illinois" calcext:value-type="string">
            <text:p>Illinois</text:p>
          </table:table-cell>
          <table:table-cell table:formula="of:=[$US_Top10_Asian.E15]" office:value-type="string" office:string-value="伊利諾州" calcext:value-type="string">
            <text:p>伊利諾州</text:p>
          </table:table-cell>
          <table:table-cell table:formula="of:=[$US_Top10_Asian.I15]" office:value-type="float" office:value="1359.70189148705" calcext:value-type="float">
            <text:p>1,360</text:p>
          </table:table-cell>
          <table:table-cell table:style-name="ce562" table:formula="of:=[.$D13]/[.E$6]" office:value-type="float" office:value="23.6893904834738" calcext:value-type="float">
            <text:p>23.7</text:p>
          </table:table-cell>
          <table:table-cell table:formula="of:=[.$D13]/[.F$6]" office:value-type="float" office:value="6.57644681140655" calcext:value-type="float">
            <text:p>7</text:p>
          </table:table-cell>
          <table:table-cell table:formula="of:=[.$D13]/[.G$6]" office:value-type="float" office:value="8.56509704642931" calcext:value-type="float">
            <text:p>9</text:p>
          </table:table-cell>
          <table:table-cell table:formula="of:=[.$D13]/[.H$6]" office:value-type="float" office:value="27.0488352323337" calcext:value-type="float">
            <text:p>27</text:p>
          </table:table-cell>
          <table:table-cell table:formula="of:=[.$D13]/[.I$6]" office:value-type="float" office:value="21.2953322499156" calcext:value-type="float">
            <text:p>21</text:p>
          </table:table-cell>
          <table:table-cell table:formula="of:=[.$D13]/[.J$6]" office:value-type="float" office:value="60.607985185438" calcext:value-type="float">
            <text:p>61</text:p>
          </table:table-cell>
          <table:table-cell table:formula="of:=[.$D13]/[.K$6]" office:value-type="float" office:value="2.42686592796072" calcext:value-type="float">
            <text:p>2</text:p>
          </table:table-cell>
          <table:table-cell table:formula="of:=[.$D13]/[.L$6]" office:value-type="float" office:value="34.5976380451089" calcext:value-type="float">
            <text:p>35</text:p>
          </table:table-cell>
          <table:table-cell table:formula="of:=[.$D13]/[.M$6]" office:value-type="float" office:value="10.028235966054" calcext:value-type="float">
            <text:p>10</text:p>
          </table:table-cell>
          <table:table-cell table:formula="of:=[.$D13]/[.N$6]" office:value-type="float" office:value="81.8364156080471" calcext:value-type="float">
            <text:p>82</text:p>
          </table:table-cell>
          <table:table-cell table:number-columns-repeated="33"/>
        </table:table-row>
        <table:table-row table:style-name="ro2">
          <table:table-cell/>
          <table:table-cell table:formula="of:=[$US_Top10_Asian.D16]" office:value-type="string" office:string-value="Pennsylvania" calcext:value-type="string">
            <text:p>Pennsylvania</text:p>
          </table:table-cell>
          <table:table-cell table:formula="of:=[$US_Top10_Asian.E16]" office:value-type="string" office:string-value="賓夕凡尼亞州" calcext:value-type="string">
            <text:p>賓夕凡尼亞州</text:p>
          </table:table-cell>
          <table:table-cell table:formula="of:=[$US_Top10_Asian.I16]" office:value-type="float" office:value="1983.24527473914" calcext:value-type="float">
            <text:p>1,983</text:p>
          </table:table-cell>
          <table:table-cell table:style-name="ce562" table:formula="of:=[.$D14]/[.E$6]" office:value-type="float" office:value="34.5530678687352" calcext:value-type="float">
            <text:p>34.6</text:p>
          </table:table-cell>
          <table:table-cell table:formula="of:=[.$D14]/[.F$6]" office:value-type="float" office:value="9.59232839562429" calcext:value-type="float">
            <text:p>10</text:p>
          </table:table-cell>
          <table:table-cell table:formula="of:=[.$D14]/[.G$6]" office:value-type="float" office:value="12.4929503675511" calcext:value-type="float">
            <text:p>12</text:p>
          </table:table-cell>
          <table:table-cell table:formula="of:=[.$D14]/[.H$6]" office:value-type="float" office:value="39.4531146846126" calcext:value-type="float">
            <text:p>39</text:p>
          </table:table-cell>
          <table:table-cell table:formula="of:=[.$D14]/[.I$6]" office:value-type="float" office:value="31.0611225321277" calcext:value-type="float">
            <text:p>31</text:p>
          </table:table-cell>
          <table:table-cell table:formula="of:=[.$D14]/[.J$6]" office:value-type="float" office:value="88.4020982709828" calcext:value-type="float">
            <text:p>88</text:p>
          </table:table-cell>
          <table:table-cell table:formula="of:=[.$D14]/[.K$6]" office:value-type="float" office:value="3.53979825591745" calcext:value-type="float">
            <text:p>4</text:p>
          </table:table-cell>
          <table:table-cell table:formula="of:=[.$D14]/[.L$6]" office:value-type="float" office:value="50.4637101703632" calcext:value-type="float">
            <text:p>50</text:p>
          </table:table-cell>
          <table:table-cell table:formula="of:=[.$D14]/[.M$6]" office:value-type="float" office:value="14.6270676816478" calcext:value-type="float">
            <text:p>15</text:p>
          </table:table-cell>
          <table:table-cell table:formula="of:=[.$D14]/[.N$6]" office:value-type="float" office:value="119.36563858034" calcext:value-type="float">
            <text:p>119</text:p>
          </table:table-cell>
          <table:table-cell table:number-columns-repeated="33"/>
        </table:table-row>
        <table:table-row table:style-name="ro2">
          <table:table-cell/>
          <table:table-cell table:formula="of:=[$US_Top10_Asian.D17]" office:value-type="string" office:string-value="Florida" calcext:value-type="string">
            <text:p>Florida</text:p>
          </table:table-cell>
          <table:table-cell table:formula="of:=[$US_Top10_Asian.E17]" office:value-type="string" office:string-value="佛羅里達州" calcext:value-type="string">
            <text:p>佛羅里達州</text:p>
          </table:table-cell>
          <table:table-cell table:formula="of:=[$US_Top10_Asian.I17]" office:value-type="float" office:value="1087.61315157277" calcext:value-type="float">
            <text:p>1,088</text:p>
          </table:table-cell>
          <table:table-cell table:style-name="ce562" table:formula="of:=[.$D15]/[.E$6]" office:value-type="float" office:value="18.9489275582244" calcext:value-type="float">
            <text:p>18.9</text:p>
          </table:table-cell>
          <table:table-cell table:formula="of:=[.$D15]/[.F$6]" office:value-type="float" office:value="5.2604398710382" calcext:value-type="float">
            <text:p>5</text:p>
          </table:table-cell>
          <table:table-cell table:formula="of:=[.$D15]/[.G$6]" office:value-type="float" office:value="6.85114307078412" calcext:value-type="float">
            <text:p>7</text:p>
          </table:table-cell>
          <table:table-cell table:formula="of:=[.$D15]/[.H$6]" office:value-type="float" office:value="21.6361167970701" calcext:value-type="float">
            <text:p>22</text:p>
          </table:table-cell>
          <table:table-cell table:formula="of:=[.$D15]/[.I$6]" office:value-type="float" office:value="17.0339421950716" calcext:value-type="float">
            <text:p>17</text:p>
          </table:table-cell>
          <table:table-cell table:formula="of:=[.$D15]/[.J$6]" office:value-type="float" office:value="48.4797750085629" calcext:value-type="float">
            <text:p>48</text:p>
          </table:table-cell>
          <table:table-cell table:formula="of:=[.$D15]/[.K$6]" office:value-type="float" office:value="1.94122793891772" calcext:value-type="float">
            <text:p>2</text:p>
          </table:table-cell>
          <table:table-cell table:formula="of:=[.$D15]/[.L$6]" office:value-type="float" office:value="27.6743353721907" calcext:value-type="float">
            <text:p>28</text:p>
          </table:table-cell>
          <table:table-cell table:formula="of:=[.$D15]/[.M$6]" office:value-type="float" office:value="8.02149455850722" calcext:value-type="float">
            <text:p>8</text:p>
          </table:table-cell>
          <table:table-cell table:formula="of:=[.$D15]/[.N$6]" office:value-type="float" office:value="65.4602030416713" calcext:value-type="float">
            <text:p>65</text:p>
          </table:table-cell>
          <table:table-cell table:number-columns-repeated="33"/>
        </table:table-row>
        <table:table-row table:style-name="ro2">
          <table:table-cell/>
          <table:table-cell table:formula="of:=[$US_Top10_Asian.D18]" office:value-type="string" office:string-value="Washington" calcext:value-type="string">
            <text:p>Washington</text:p>
          </table:table-cell>
          <table:table-cell table:formula="of:=[$US_Top10_Asian.E18]" office:value-type="string" office:string-value="華盛頓州" calcext:value-type="string">
            <text:p>華盛頓州</text:p>
          </table:table-cell>
          <table:table-cell table:formula="of:=[$US_Top10_Asian.I18]" office:value-type="float" office:value="886.013466295438" calcext:value-type="float">
            <text:p>886</text:p>
          </table:table-cell>
          <table:table-cell table:style-name="ce562" table:formula="of:=[.$D16]/[.E$6]" office:value-type="float" office:value="15.4365593723885" calcext:value-type="float">
            <text:p>15.4</text:p>
          </table:table-cell>
          <table:table-cell table:formula="of:=[.$D16]/[.F$6]" office:value-type="float" office:value="4.28536613191686" calcext:value-type="float">
            <text:p>4</text:p>
          </table:table-cell>
          <table:table-cell table:formula="of:=[.$D16]/[.G$6]" office:value-type="float" office:value="5.58121700850478" calcext:value-type="float">
            <text:p>6</text:p>
          </table:table-cell>
          <table:table-cell table:formula="of:=[.$D16]/[.H$6]" office:value-type="float" office:value="17.6256519267204" calcext:value-type="float">
            <text:p>18</text:p>
          </table:table-cell>
          <table:table-cell table:formula="of:=[.$D16]/[.I$6]" office:value-type="float" office:value="13.8765351881843" calcext:value-type="float">
            <text:p>14</text:p>
          </table:table-cell>
          <table:table-cell table:formula="of:=[.$D16]/[.J$6]" office:value-type="float" office:value="39.4935767726288" calcext:value-type="float">
            <text:p>39</text:p>
          </table:table-cell>
          <table:table-cell table:formula="of:=[.$D16]/[.K$6]" office:value-type="float" office:value="1.58140244308637" calcext:value-type="float">
            <text:p>2</text:p>
          </table:table-cell>
          <table:table-cell table:formula="of:=[.$D16]/[.L$6]" office:value-type="float" office:value="22.5446279084431" calcext:value-type="float">
            <text:p>23</text:p>
          </table:table-cell>
          <table:table-cell table:formula="of:=[.$D16]/[.M$6]" office:value-type="float" office:value="6.53463245490874" calcext:value-type="float">
            <text:p>7</text:p>
          </table:table-cell>
          <table:table-cell table:formula="of:=[.$D16]/[.N$6]" office:value-type="float" office:value="53.3265171697162" calcext:value-type="float">
            <text:p>53</text:p>
          </table:table-cell>
          <table:table-cell table:number-columns-repeated="33"/>
        </table:table-row>
        <table:table-row table:style-name="ro26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0"/>
          <table:table-cell table:style-name="ce327"/>
          <table:table-cell table:number-columns-repeated="2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7:.N16];&quot;&gt;=&quot; &amp; 10) - COUNTIF([.E7:.N16];&quot;&gt;&quot; &amp; 100)" office:value-type="float" office:value="59" calcext:value-type="float">
            <text:p>59</text:p>
          </table:table-cell>
          <table:table-cell table:number-columns-repeated="30"/>
          <table:table-cell table:style-name="ce327" table:number-columns-repeated="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7:.N16];&quot;&gt;=&quot; &amp; 100) - COUNTIF([.E7:.N16];&quot;&gt;&quot; &amp; 500)" office:value-type="float" office:value="18" calcext:value-type="float">
            <text:p>18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/>500 times or more cases 五百倍或以上確診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7:.N16];&quot;&gt;=&quot; &amp; 500) - COUNTIF([.E7:.N16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4" table:visibility="collapse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/>1000 times or more cases 一千倍或以上確診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7:.N16];&quot;&gt;&quot; &amp; 1000)" office:value-type="float" office:value="0" calcext:value-type="float">
            <text:p>0</text:p>
          </table:table-cell>
          <table:table-cell table:style-name="ce380"/>
          <table:table-cell table:number-columns-repeated="32"/>
        </table:table-row>
        <table:table-row table:style-name="ro26">
          <table:table-cell/>
          <table:table-cell table:style-name="ce235"/>
          <table:table-cell table:style-name="ce261" table:number-columns-repeated="2"/>
          <table:table-cell table:style-name="ce388"/>
          <table:table-cell table:style-name="ce393"/>
          <table:table-cell table:style-name="ce388"/>
          <table:table-cell table:style-name="ce393" table:number-columns-repeated="6"/>
          <table:table-cell table:style-name="ce399"/>
          <table:table-cell table:style-name="ce380"/>
          <table:table-cell table:number-columns-repeated="32"/>
        </table:table-row>
        <table:table-row table:style-name="ro26">
          <table:table-cell/>
          <table:table-cell table:style-name="Default" table:number-columns-repeated="2"/>
          <table:table-cell table:style-name="ce380"/>
          <table:table-cell table:style-name="ce389"/>
          <table:table-cell table:style-name="ce394"/>
          <table:table-cell table:style-name="ce389"/>
          <table:table-cell table:style-name="ce394" table:number-columns-repeated="7"/>
          <table:table-cell table:style-name="ce380"/>
          <table:table-cell table:number-columns-repeated="32"/>
        </table:table-row>
        <table:table-row table:style-name="ro27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32">
          <table:table-cell/>
          <table:table-cell table:style-name="ce98" office:value-type="string" calcext:value-type="string">
            <text:p><text:span text:style-name="T6">USA Top-10 states vs Top-10 East Asian countries  美國前十位地區及東亞前十位</text:span>國家或地區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24">
          <table:table-cell/>
          <table:table-cell table:style-name="ce375"/>
          <table:table-cell table:style-name="ce314"/>
          <table:table-cell table:style-name="ce320"/>
          <table:table-cell table:style-name="ce384" office:value-type="string" calcext:value-type="string" table:number-columns-spanned="10" table:number-rows-spanned="1">
            <text:p>East Asian Countries 東亞國家地區</text:p>
          </table:table-cell>
          <table:covered-table-cell table:number-columns-repeated="8" table:style-name="ce314"/>
          <table:covered-table-cell table:style-name="ce320"/>
          <table:table-cell table:number-columns-repeated="33"/>
        </table:table-row>
        <table:table-row table:style-name="ro39">
          <table:table-cell/>
          <table:table-cell table:style-name="ce533" office:value-type="string" calcext:value-type="string" table:number-columns-spanned="2" table:number-rows-spanned="1">
            <text:p>Deaths per million ratio </text:p>
            <text:p>每百萬死亡倍數</text:p>
          </table:table-cell>
          <table:covered-table-cell table:style-name="ce259"/>
          <table:table-cell table:style-name="ce263"/>
          <table:table-cell table:style-name="ce277" table:formula="of:=[.E5]" office:value-type="string" office:string-value="中國大陸&#10;China" calcext:value-type="string">
            <text:p>中國大陸</text:p>
            <text:p>China</text:p>
          </table:table-cell>
          <table:table-cell table:style-name="ce277" table:formula="of:=[.F5]" office:value-type="string" office:string-value="南韓&#10;Korea" calcext:value-type="string">
            <text:p>南韓</text:p>
            <text:p>Korea</text:p>
          </table:table-cell>
          <table:table-cell table:style-name="ce277" table:formula="of:=[.G5]" office:value-type="string" office:string-value="馬來西亞&#10;Malaysia" calcext:value-type="string">
            <text:p>馬來西亞</text:p>
            <text:p>Malaysia</text:p>
          </table:table-cell>
          <table:table-cell table:style-name="ce277" table:formula="of:=[.H5]" office:value-type="string" office:string-value="菲律賓&#10;Philippines" calcext:value-type="string">
            <text:p>菲律賓</text:p>
            <text:p>Philippines</text:p>
          </table:table-cell>
          <table:table-cell table:style-name="ce277" table:formula="of:=[.I5]" office:value-type="string" office:string-value="日本&#10;Japan" calcext:value-type="string">
            <text:p>日本</text:p>
            <text:p>Japan</text:p>
          </table:table-cell>
          <table:table-cell table:style-name="ce277" table:formula="of:=[.J5]" office:value-type="string" office:string-value="印尼&#10;Indonesia" calcext:value-type="string">
            <text:p>印尼</text:p>
            <text:p>Indonesia</text:p>
          </table:table-cell>
          <table:table-cell table:style-name="ce277" table:formula="of:=[.K5]" office:value-type="string" office:string-value="新加玻&#10;Singapore" calcext:value-type="string">
            <text:p>新加玻</text:p>
            <text:p>Singapore</text:p>
          </table:table-cell>
          <table:table-cell table:style-name="ce277" table:formula="of:=[.L5]" office:value-type="string" office:string-value="泰國&#10;Thailand" calcext:value-type="string">
            <text:p>泰國</text:p>
            <text:p>Thailand</text:p>
          </table:table-cell>
          <table:table-cell table:style-name="ce277" table:formula="of:=[.M5]" office:value-type="string" office:string-value="香港&#10;Hong Kong" calcext:value-type="string">
            <text:p>香港</text:p>
            <text:p>Hong Kong</text:p>
          </table:table-cell>
          <table:table-cell table:style-name="ce277" table:formula="of:=[.N5]" office:value-type="string" office:string-value="台灣&#10;Taiwan" calcext:value-type="string">
            <text:p>台灣</text:p>
            <text:p>Taiwan</text:p>
          </table:table-cell>
          <table:table-cell table:number-columns-repeated="33"/>
        </table:table-row>
        <table:table-row table:style-name="ro2">
          <table:table-cell/>
          <table:table-cell table:style-name="ce377"/>
          <table:table-cell table:style-name="ce378"/>
          <table:table-cell table:style-name="ce264"/>
          <table:table-cell table:style-name="ce278" table:formula="of:=[$World_E_Asian.J42]" office:value-type="float" office:value="2.330895540682" calcext:value-type="float">
            <text:p>2.33</text:p>
          </table:table-cell>
          <table:table-cell table:style-name="ce278" table:formula="of:=[$World_E_Asian.J43]" office:value-type="float" office:value="4.39236012011875" calcext:value-type="float">
            <text:p>4.39</text:p>
          </table:table-cell>
          <table:table-cell table:style-name="ce278" table:formula="of:=[$World_E_Asian.J44]" office:value-type="float" office:value="2.59782720862183" calcext:value-type="float">
            <text:p>2.60</text:p>
          </table:table-cell>
          <table:table-cell table:style-name="ce278" table:formula="of:=[$World_E_Asian.J45]" office:value-type="float" office:value="3.21725187433499" calcext:value-type="float">
            <text:p>3.22</text:p>
          </table:table-cell>
          <table:table-cell table:style-name="ce278" table:formula="of:=[$World_E_Asian.J46]" office:value-type="float" office:value="0.938039710310951" calcext:value-type="float">
            <text:p>0.94</text:p>
          </table:table-cell>
          <table:table-cell table:style-name="ce278" table:formula="of:=[$World_E_Asian.J47]" office:value-type="float" office:value="1.75713409555737" calcext:value-type="float">
            <text:p>1.76</text:p>
          </table:table-cell>
          <table:table-cell table:style-name="ce278" table:formula="of:=[$World_E_Asian.J48]" office:value-type="float" office:value="1.72284965535254" calcext:value-type="float">
            <text:p>1.72</text:p>
          </table:table-cell>
          <table:table-cell table:style-name="ce278" table:formula="of:=[$World_E_Asian.J49]" office:value-type="float" office:value="0.616654205739607" calcext:value-type="float">
            <text:p>0.62</text:p>
          </table:table-cell>
          <table:table-cell table:style-name="ce278" table:formula="of:=[$World_E_Asian.J50]" office:value-type="float" office:value="0.533283560201048" calcext:value-type="float">
            <text:p>0.53</text:p>
          </table:table-cell>
          <table:table-cell table:style-name="ce278" table:formula="of:=[$World_E_Asian.J51]" office:value-type="float" office:value="0.25237786215424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9]" office:value-type="string" office:string-value="New York State" calcext:value-type="string">
            <text:p>New York State</text:p>
          </table:table-cell>
          <table:table-cell table:style-name="ce310" table:formula="of:=[$US_Top10_Asian.E9]" office:value-type="string" office:string-value="紐約州" calcext:value-type="string">
            <text:p>紐約州</text:p>
          </table:table-cell>
          <table:table-cell table:style-name="ce534" table:formula="of:=[$US_Top10_Asian.J9]" office:value-type="float" office:value="550.699139854098" calcext:value-type="float">
            <text:p>550.70</text:p>
          </table:table-cell>
          <table:table-cell table:formula="of:=[.$D31]/[.E$30]" office:value-type="float" office:value="236.260754822573" calcext:value-type="float">
            <text:p>236</text:p>
          </table:table-cell>
          <table:table-cell table:style-name="ce563" table:formula="of:=[.$D31]/[.F$30]" office:value-type="float" office:value="125.376591352717" calcext:value-type="float">
            <text:p>125</text:p>
          </table:table-cell>
          <table:table-cell table:style-name="ce563" table:formula="of:=[.$D31]/[.G$30]" office:value-type="float" office:value="211.984514607593" calcext:value-type="float">
            <text:p>212</text:p>
          </table:table-cell>
          <table:table-cell table:style-name="ce563" table:formula="of:=[.$D31]/[.H$30]" office:value-type="float" office:value="171.170664083591" calcext:value-type="float">
            <text:p>171</text:p>
          </table:table-cell>
          <table:table-cell table:style-name="ce563" table:formula="of:=[.$D31]/[.I$30]" office:value-type="float" office:value="587.074442372537" calcext:value-type="float">
            <text:p>587</text:p>
          </table:table-cell>
          <table:table-cell table:style-name="ce563" table:formula="of:=[.$D31]/[.J$30]" office:value-type="float" office:value="313.407577285337" calcext:value-type="float">
            <text:p>313</text:p>
          </table:table-cell>
          <table:table-cell table:style-name="ce563" table:formula="of:=[.$D31]/[.K$30]" office:value-type="float" office:value="319.644339332331" calcext:value-type="float">
            <text:p>320</text:p>
          </table:table-cell>
          <table:table-cell table:style-name="ce563" table:formula="of:=[.$D31]/[.L$30]" office:value-type="float" office:value="893.043677847938" calcext:value-type="float">
            <text:p>893</text:p>
          </table:table-cell>
          <table:table-cell table:style-name="ce563" table:formula="of:=[.$D31]/[.M$30]" office:value-type="float" office:value="1032.65725957591" calcext:value-type="float">
            <text:p>1033</text:p>
          </table:table-cell>
          <table:table-cell table:style-name="ce563" table:formula="of:=[.$D31]/[.N$30]" office:value-type="float" office:value="2182.04217736633" calcext:value-type="float">
            <text:p>2182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0]" office:value-type="string" office:string-value="New Jersey" calcext:value-type="string">
            <text:p>New Jersey</text:p>
          </table:table-cell>
          <table:table-cell table:style-name="ce310" table:formula="of:=[$US_Top10_Asian.E10]" office:value-type="string" office:string-value="新澤西州" calcext:value-type="string">
            <text:p>新澤西州</text:p>
          </table:table-cell>
          <table:table-cell table:style-name="ce534" table:formula="of:=[$US_Top10_Asian.J10]" office:value-type="float" office:value="315.012342756339" calcext:value-type="float">
            <text:p>315.01</text:p>
          </table:table-cell>
          <table:table-cell table:formula="of:=[.$D32]/[.E$30]" office:value-type="float" office:value="135.146486514865" calcext:value-type="float">
            <text:p>135</text:p>
          </table:table-cell>
          <table:table-cell table:style-name="ce563" table:formula="of:=[.$D32]/[.F$30]" office:value-type="float" office:value="71.718241251089" calcext:value-type="float">
            <text:p>72</text:p>
          </table:table-cell>
          <table:table-cell table:style-name="ce563" table:formula="of:=[.$D32]/[.G$30]" office:value-type="float" office:value="121.259928955573" calcext:value-type="float">
            <text:p>121</text:p>
          </table:table-cell>
          <table:table-cell table:style-name="ce563" table:formula="of:=[.$D32]/[.H$30]" office:value-type="float" office:value="97.9134848810842" calcext:value-type="float">
            <text:p>98</text:p>
          </table:table-cell>
          <table:table-cell table:style-name="ce563" table:formula="of:=[.$D32]/[.I$30]" office:value-type="float" office:value="335.819837149448" calcext:value-type="float">
            <text:p>336</text:p>
          </table:table-cell>
          <table:table-cell table:style-name="ce563" table:formula="of:=[.$D32]/[.J$30]" office:value-type="float" office:value="179.276210935065" calcext:value-type="float">
            <text:p>179</text:p>
          </table:table-cell>
          <table:table-cell table:style-name="ce563" table:formula="of:=[.$D32]/[.K$30]" office:value-type="float" office:value="182.84377965173" calcext:value-type="float">
            <text:p>183</text:p>
          </table:table-cell>
          <table:table-cell table:style-name="ce563" table:formula="of:=[.$D32]/[.L$30]" office:value-type="float" office:value="510.841148611834" calcext:value-type="float">
            <text:p>511</text:p>
          </table:table-cell>
          <table:table-cell table:style-name="ce563" table:formula="of:=[.$D32]/[.M$30]" office:value-type="float" office:value="590.703269828118" calcext:value-type="float">
            <text:p>591</text:p>
          </table:table-cell>
          <table:table-cell table:style-name="ce563" table:formula="of:=[.$D32]/[.N$30]" office:value-type="float" office:value="1248.17739585978" calcext:value-type="float">
            <text:p>1248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1]" office:value-type="string" office:string-value="Michigan" calcext:value-type="string">
            <text:p>Michigan</text:p>
          </table:table-cell>
          <table:table-cell table:style-name="ce310" table:formula="of:=[$US_Top10_Asian.E11]" office:value-type="string" office:string-value="密芝根州" calcext:value-type="string">
            <text:p>密芝根州</text:p>
          </table:table-cell>
          <table:table-cell table:style-name="ce534" table:formula="of:=[$US_Top10_Asian.J11]" office:value-type="float" office:value="161.808849206778" calcext:value-type="float">
            <text:p>161.81</text:p>
          </table:table-cell>
          <table:table-cell table:formula="of:=[.$D33]/[.E$30]" office:value-type="float" office:value="69.419176613738" calcext:value-type="float">
            <text:p>69</text:p>
          </table:table-cell>
          <table:table-cell table:style-name="ce563" table:formula="of:=[.$D33]/[.F$30]" office:value-type="float" office:value="36.8387028344123" calcext:value-type="float">
            <text:p>37</text:p>
          </table:table-cell>
          <table:table-cell table:style-name="ce563" table:formula="of:=[.$D33]/[.G$30]" office:value-type="float" office:value="62.2862246841348" calcext:value-type="float">
            <text:p>62</text:p>
          </table:table-cell>
          <table:table-cell table:style-name="ce563" table:formula="of:=[.$D33]/[.H$30]" office:value-type="float" office:value="50.2941191821434" calcext:value-type="float">
            <text:p>50</text:p>
          </table:table-cell>
          <table:table-cell table:style-name="ce563" table:formula="of:=[.$D33]/[.I$30]" office:value-type="float" office:value="172.496800965004" calcext:value-type="float">
            <text:p>172</text:p>
          </table:table-cell>
          <table:table-cell table:style-name="ce563" table:formula="of:=[.$D33]/[.J$30]" office:value-type="float" office:value="92.0867961164064" calcext:value-type="float">
            <text:p>92</text:p>
          </table:table-cell>
          <table:table-cell table:style-name="ce563" table:formula="of:=[.$D33]/[.K$30]" office:value-type="float" office:value="93.9193090378322" calcext:value-type="float">
            <text:p>94</text:p>
          </table:table-cell>
          <table:table-cell table:style-name="ce563" table:formula="of:=[.$D33]/[.L$30]" office:value-type="float" office:value="262.398030696485" calcext:value-type="float">
            <text:p>262</text:p>
          </table:table-cell>
          <table:table-cell table:style-name="ce563" table:formula="of:=[.$D33]/[.M$30]" office:value-type="float" office:value="303.41990881132" calcext:value-type="float">
            <text:p>303</text:p>
          </table:table-cell>
          <table:table-cell table:style-name="ce563" table:formula="of:=[.$D33]/[.N$30]" office:value-type="float" office:value="641.137252790774" calcext:value-type="float">
            <text:p>64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2]" office:value-type="string" office:string-value="California" calcext:value-type="string">
            <text:p>California</text:p>
          </table:table-cell>
          <table:table-cell table:style-name="ce310" table:formula="of:=[$US_Top10_Asian.E12]" office:value-type="string" office:string-value="加利福尼亞州" calcext:value-type="string">
            <text:p>加利福尼亞州</text:p>
          </table:table-cell>
          <table:table-cell table:style-name="ce534" table:formula="of:=[$US_Top10_Asian.J12]" office:value-type="float" office:value="19.7285558926125" calcext:value-type="float">
            <text:p>19.73</text:p>
          </table:table-cell>
          <table:table-cell table:style-name="ce564" table:formula="of:=[.$D34]/[.E$30]" office:value-type="float" office:value="8.46393823673459" calcext:value-type="float">
            <text:p>8.5</text:p>
          </table:table-cell>
          <table:table-cell table:style-name="ce564" table:formula="of:=[.$D34]/[.F$30]" office:value-type="float" office:value="4.49156156441907" calcext:value-type="float">
            <text:p>4.5</text:p>
          </table:table-cell>
          <table:table-cell table:style-name="ce563" table:formula="of:=[.$D34]/[.G$30]" office:value-type="float" office:value="7.59425254579526" calcext:value-type="float">
            <text:p>8</text:p>
          </table:table-cell>
          <table:table-cell table:style-name="ce563" table:formula="of:=[.$D34]/[.H$30]" office:value-type="float" office:value="6.13211419658911" calcext:value-type="float">
            <text:p>6</text:p>
          </table:table-cell>
          <table:table-cell table:style-name="ce563" table:formula="of:=[.$D34]/[.I$30]" office:value-type="float" office:value="21.0316852002702" calcext:value-type="float">
            <text:p>21</text:p>
          </table:table-cell>
          <table:table-cell table:style-name="ce563" table:formula="of:=[.$D34]/[.J$30]" office:value-type="float" office:value="11.2276894190904" calcext:value-type="float">
            <text:p>11</text:p>
          </table:table-cell>
          <table:table-cell table:style-name="ce563" table:formula="of:=[.$D34]/[.K$30]" office:value-type="float" office:value="11.4511186924059" calcext:value-type="float">
            <text:p>11</text:p>
          </table:table-cell>
          <table:table-cell table:style-name="ce563" table:formula="of:=[.$D34]/[.L$30]" office:value-type="float" office:value="31.9928992764273" calcext:value-type="float">
            <text:p>32</text:p>
          </table:table-cell>
          <table:table-cell table:style-name="ce563" table:formula="of:=[.$D34]/[.M$30]" office:value-type="float" office:value="36.9944947959297" calcext:value-type="float">
            <text:p>37</text:p>
          </table:table-cell>
          <table:table-cell table:style-name="ce563" table:formula="of:=[.$D34]/[.N$30]" office:value-type="float" office:value="78.17070690834" calcext:value-type="float">
            <text:p>78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3]" office:value-type="string" office:string-value="Massachusetts" calcext:value-type="string">
            <text:p>Massachusetts</text:p>
          </table:table-cell>
          <table:table-cell table:style-name="ce310" table:formula="of:=[$US_Top10_Asian.E13]" office:value-type="string" office:string-value="麻省" calcext:value-type="string">
            <text:p>麻省</text:p>
          </table:table-cell>
          <table:table-cell table:style-name="ce534" table:formula="of:=[$US_Top10_Asian.J13]" office:value-type="float" office:value="151.068079657766" calcext:value-type="float">
            <text:p>151.07</text:p>
          </table:table-cell>
          <table:table-cell table:formula="of:=[.$D35]/[.E$30]" office:value-type="float" office:value="64.8111753706323" calcext:value-type="float">
            <text:p>65</text:p>
          </table:table-cell>
          <table:table-cell table:style-name="ce563" table:formula="of:=[.$D35]/[.F$30]" office:value-type="float" office:value="34.3933729308338" calcext:value-type="float">
            <text:p>34</text:p>
          </table:table-cell>
          <table:table-cell table:style-name="ce563" table:formula="of:=[.$D35]/[.G$30]" office:value-type="float" office:value="58.1517042998055" calcext:value-type="float">
            <text:p>58</text:p>
          </table:table-cell>
          <table:table-cell table:style-name="ce563" table:formula="of:=[.$D35]/[.H$30]" office:value-type="float" office:value="46.9556272118085" calcext:value-type="float">
            <text:p>47</text:p>
          </table:table-cell>
          <table:table-cell table:style-name="ce563" table:formula="of:=[.$D35]/[.I$30]" office:value-type="float" office:value="161.046571906522" calcext:value-type="float">
            <text:p>161</text:p>
          </table:table-cell>
          <table:table-cell table:style-name="ce563" table:formula="of:=[.$D35]/[.J$30]" office:value-type="float" office:value="85.9741325603532" calcext:value-type="float">
            <text:p>86</text:p>
          </table:table-cell>
          <table:table-cell table:style-name="ce563" table:formula="of:=[.$D35]/[.K$30]" office:value-type="float" office:value="87.6850044276518" calcext:value-type="float">
            <text:p>88</text:p>
          </table:table-cell>
          <table:table-cell table:style-name="ce563" table:formula="of:=[.$D35]/[.L$30]" office:value-type="float" office:value="244.980214602732" calcext:value-type="float">
            <text:p>245</text:p>
          </table:table-cell>
          <table:table-cell table:style-name="ce563" table:formula="of:=[.$D35]/[.M$30]" office:value-type="float" office:value="283.279086272251" calcext:value-type="float">
            <text:p>283</text:p>
          </table:table-cell>
          <table:table-cell table:style-name="ce563" table:formula="of:=[.$D35]/[.N$30]" office:value-type="float" office:value="598.578965556976" calcext:value-type="float">
            <text:p>599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4]" office:value-type="string" office:string-value="Louisiana" calcext:value-type="string">
            <text:p>Louisiana</text:p>
          </table:table-cell>
          <table:table-cell table:style-name="ce310" table:formula="of:=[$US_Top10_Asian.E14]" office:value-type="string" office:string-value="路易斯安那州" calcext:value-type="string">
            <text:p>路易斯安那州</text:p>
          </table:table-cell>
          <table:table-cell table:style-name="ce534" table:formula="of:=[$US_Top10_Asian.J14]" office:value-type="float" office:value="11.6134913929512" calcext:value-type="float">
            <text:p>11.61</text:p>
          </table:table-cell>
          <table:table-cell table:formula="of:=[.$D36]/[.E$30]" office:value-type="float" office:value="4.98241606723963" calcext:value-type="float">
            <text:p>5</text:p>
          </table:table-cell>
          <table:table-cell table:style-name="ce563" table:formula="of:=[.$D36]/[.F$30]" office:value-type="float" office:value="2.64402077137455" calcext:value-type="float">
            <text:p>3</text:p>
          </table:table-cell>
          <table:table-cell table:style-name="ce563" table:formula="of:=[.$D36]/[.G$30]" office:value-type="float" office:value="4.47046337585795" calcext:value-type="float">
            <text:p>4</text:p>
          </table:table-cell>
          <table:table-cell table:style-name="ce563" table:formula="of:=[.$D36]/[.H$30]" office:value-type="float" office:value="3.60975510981767" calcext:value-type="float">
            <text:p>4</text:p>
          </table:table-cell>
          <table:table-cell table:style-name="ce563" table:formula="of:=[.$D36]/[.I$30]" office:value-type="float" office:value="12.3805967543756" calcext:value-type="float">
            <text:p>12</text:p>
          </table:table-cell>
          <table:table-cell table:style-name="ce563" table:formula="of:=[.$D36]/[.J$30]" office:value-type="float" office:value="6.60933700069563" calcext:value-type="float">
            <text:p>7</text:p>
          </table:table-cell>
          <table:table-cell table:style-name="ce563" table:formula="of:=[.$D36]/[.K$30]" office:value-type="float" office:value="6.74086177912881" calcext:value-type="float">
            <text:p>7</text:p>
          </table:table-cell>
          <table:table-cell table:style-name="ce563" table:formula="of:=[.$D36]/[.L$30]" office:value-type="float" office:value="18.8330693034391" calcext:value-type="float">
            <text:p>19</text:p>
          </table:table-cell>
          <table:table-cell table:style-name="ce563" table:formula="of:=[.$D36]/[.M$30]" office:value-type="float" office:value="21.7773287227772" calcext:value-type="float">
            <text:p>22</text:p>
          </table:table-cell>
          <table:table-cell table:style-name="ce563" table:formula="of:=[.$D36]/[.N$30]" office:value-type="float" office:value="46.0162840505149" calcext:value-type="float">
            <text:p>4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5]" office:value-type="string" office:string-value="Illinois" calcext:value-type="string">
            <text:p>Illinois</text:p>
          </table:table-cell>
          <table:table-cell table:style-name="ce310" table:formula="of:=[$US_Top10_Asian.E15]" office:value-type="string" office:string-value="伊利諾州" calcext:value-type="string">
            <text:p>伊利諾州</text:p>
          </table:table-cell>
          <table:table-cell table:style-name="ce534" table:formula="of:=[$US_Top10_Asian.J15]" office:value-type="float" office:value="50.7687547559152" calcext:value-type="float">
            <text:p>50.77</text:p>
          </table:table-cell>
          <table:table-cell table:formula="of:=[.$D37]/[.E$30]" office:value-type="float" office:value="21.7807936348193" calcext:value-type="float">
            <text:p>22</text:p>
          </table:table-cell>
          <table:table-cell table:style-name="ce563" table:formula="of:=[.$D37]/[.F$30]" office:value-type="float" office:value="11.558422662881" calcext:value-type="float">
            <text:p>12</text:p>
          </table:table-cell>
          <table:table-cell table:style-name="ce563" table:formula="of:=[.$D37]/[.G$30]" office:value-type="float" office:value="19.5427758195082" calcext:value-type="float">
            <text:p>20</text:p>
          </table:table-cell>
          <table:table-cell table:style-name="ce563" table:formula="of:=[.$D37]/[.H$30]" office:value-type="float" office:value="15.7801616842353" calcext:value-type="float">
            <text:p>16</text:p>
          </table:table-cell>
          <table:table-cell table:style-name="ce563" table:formula="of:=[.$D37]/[.I$30]" office:value-type="float" office:value="54.1221807540385" calcext:value-type="float">
            <text:p>54</text:p>
          </table:table-cell>
          <table:table-cell table:style-name="ce563" table:formula="of:=[.$D37]/[.J$30]" office:value-type="float" office:value="28.8929313273675" calcext:value-type="float">
            <text:p>29</text:p>
          </table:table-cell>
          <table:table-cell table:style-name="ce563" table:formula="of:=[.$D37]/[.K$30]" office:value-type="float" office:value="29.4678961673684" calcext:value-type="float">
            <text:p>29</text:p>
          </table:table-cell>
          <table:table-cell table:style-name="ce563" table:formula="of:=[.$D37]/[.L$30]" office:value-type="float" office:value="82.3293740371458" calcext:value-type="float">
            <text:p>82</text:p>
          </table:table-cell>
          <table:table-cell table:style-name="ce563" table:formula="of:=[.$D37]/[.M$30]" office:value-type="float" office:value="95.2002996994232" calcext:value-type="float">
            <text:p>95</text:p>
          </table:table-cell>
          <table:table-cell table:style-name="ce563" table:formula="of:=[.$D37]/[.N$30]" office:value-type="float" office:value="201.161680040256" calcext:value-type="float">
            <text:p>20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6]" office:value-type="string" office:string-value="Pennsylvania" calcext:value-type="string">
            <text:p>Pennsylvania</text:p>
          </table:table-cell>
          <table:table-cell table:style-name="ce310" table:formula="of:=[$US_Top10_Asian.E16]" office:value-type="string" office:string-value="賓夕凡尼亞州" calcext:value-type="string">
            <text:p>賓夕凡尼亞州</text:p>
          </table:table-cell>
          <table:table-cell table:style-name="ce534" table:formula="of:=[$US_Top10_Asian.J16]" office:value-type="float" office:value="45.6979775280196" calcext:value-type="float">
            <text:p>45.70</text:p>
          </table:table-cell>
          <table:table-cell table:formula="of:=[.$D38]/[.E$30]" office:value-type="float" office:value="19.6053305394581" calcext:value-type="float">
            <text:p>20</text:p>
          </table:table-cell>
          <table:table-cell table:style-name="ce563" table:formula="of:=[.$D38]/[.F$30]" office:value-type="float" office:value="10.4039687726661" calcext:value-type="float">
            <text:p>10</text:p>
          </table:table-cell>
          <table:table-cell table:style-name="ce563" table:formula="of:=[.$D38]/[.G$30]" office:value-type="float" office:value="17.5908456791715" calcext:value-type="float">
            <text:p>18</text:p>
          </table:table-cell>
          <table:table-cell table:style-name="ce563" table:formula="of:=[.$D38]/[.H$30]" office:value-type="float" office:value="14.204040999266" calcext:value-type="float">
            <text:p>14</text:p>
          </table:table-cell>
          <table:table-cell table:style-name="ce563" table:formula="of:=[.$D38]/[.I$30]" office:value-type="float" office:value="48.7164637335781" calcext:value-type="float">
            <text:p>49</text:p>
          </table:table-cell>
          <table:table-cell table:style-name="ce563" table:formula="of:=[.$D38]/[.J$30]" office:value-type="float" office:value="26.0071087594051" calcext:value-type="float">
            <text:p>26</text:p>
          </table:table-cell>
          <table:table-cell table:style-name="ce563" table:formula="of:=[.$D38]/[.K$30]" office:value-type="float" office:value="26.5246461791052" calcext:value-type="float">
            <text:p>27</text:p>
          </table:table-cell>
          <table:table-cell table:style-name="ce563" table:formula="of:=[.$D38]/[.L$30]" office:value-type="float" office:value="74.1063258835801" calcext:value-type="float">
            <text:p>74</text:p>
          </table:table-cell>
          <table:table-cell table:style-name="ce563" table:formula="of:=[.$D38]/[.M$30]" office:value-type="float" office:value="85.691705011104" calcext:value-type="float">
            <text:p>86</text:p>
          </table:table-cell>
          <table:table-cell table:style-name="ce563" table:formula="of:=[.$D38]/[.N$30]" office:value-type="float" office:value="181.069675200321" calcext:value-type="float">
            <text:p>181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7]" office:value-type="string" office:string-value="Florida" calcext:value-type="string">
            <text:p>Florida</text:p>
          </table:table-cell>
          <table:table-cell table:style-name="ce310" table:formula="of:=[$US_Top10_Asian.E17]" office:value-type="string" office:string-value="佛羅里達州" calcext:value-type="string">
            <text:p>佛羅里達州</text:p>
          </table:table-cell>
          <table:table-cell table:style-name="ce534" table:formula="of:=[$US_Top10_Asian.J17]" office:value-type="float" office:value="26.672405645347" calcext:value-type="float">
            <text:p>26.67</text:p>
          </table:table-cell>
          <table:table-cell table:formula="of:=[.$D39]/[.E$30]" office:value-type="float" office:value="11.442986259926" calcext:value-type="float">
            <text:p>11</text:p>
          </table:table-cell>
          <table:table-cell table:style-name="ce563" table:formula="of:=[.$D39]/[.F$30]" office:value-type="float" office:value="6.07245419681706" calcext:value-type="float">
            <text:p>6</text:p>
          </table:table-cell>
          <table:table-cell table:style-name="ce563" table:formula="of:=[.$D39]/[.G$30]" office:value-type="float" office:value="10.2671977400286" calcext:value-type="float">
            <text:p>10</text:p>
          </table:table-cell>
          <table:table-cell table:style-name="ce563" table:formula="of:=[.$D39]/[.H$30]" office:value-type="float" office:value="8.29043130198198" calcext:value-type="float">
            <text:p>8</text:p>
          </table:table-cell>
          <table:table-cell table:style-name="ce563" table:formula="of:=[.$D39]/[.I$30]" office:value-type="float" office:value="28.4341967106119" calcext:value-type="float">
            <text:p>28</text:p>
          </table:table-cell>
          <table:table-cell table:style-name="ce563" table:formula="of:=[.$D39]/[.J$30]" office:value-type="float" office:value="15.1794935359708" calcext:value-type="float">
            <text:p>15</text:p>
          </table:table-cell>
          <table:table-cell table:style-name="ce563" table:formula="of:=[.$D39]/[.K$30]" office:value-type="float" office:value="15.4815630966296" calcext:value-type="float">
            <text:p>15</text:p>
          </table:table-cell>
          <table:table-cell table:style-name="ce563" table:formula="of:=[.$D39]/[.L$30]" office:value-type="float" office:value="43.2534237131432" calcext:value-type="float">
            <text:p>43</text:p>
          </table:table-cell>
          <table:table-cell table:style-name="ce563" table:formula="of:=[.$D39]/[.M$30]" office:value-type="float" office:value="50.0154282560135" calcext:value-type="float">
            <text:p>50</text:p>
          </table:table-cell>
          <table:table-cell table:style-name="ce563" table:formula="of:=[.$D39]/[.N$30]" office:value-type="float" office:value="105.68441073903" calcext:value-type="float">
            <text:p>106</text:p>
          </table:table-cell>
          <table:table-cell table:number-columns-repeated="33"/>
        </table:table-row>
        <table:table-row table:style-name="ro2">
          <table:table-cell/>
          <table:table-cell table:style-name="ce310" table:formula="of:=[$US_Top10_Asian.D18]" office:value-type="string" office:string-value="Washington" calcext:value-type="string">
            <text:p>Washington</text:p>
          </table:table-cell>
          <table:table-cell table:style-name="ce310" table:formula="of:=[$US_Top10_Asian.E18]" office:value-type="string" office:string-value="華盛頓州" calcext:value-type="string">
            <text:p>華盛頓州</text:p>
          </table:table-cell>
          <table:table-cell table:style-name="ce534" table:formula="of:=[$US_Top10_Asian.J18]" office:value-type="float" office:value="42.5501381016295" calcext:value-type="float">
            <text:p>42.55</text:p>
          </table:table-cell>
          <table:table-cell table:formula="of:=[.$D40]/[.E$30]" office:value-type="float" office:value="18.2548455557042" calcext:value-type="float">
            <text:p>18</text:p>
          </table:table-cell>
          <table:table-cell table:style-name="ce563" table:formula="of:=[.$D40]/[.F$30]" office:value-type="float" office:value="9.68730635421558" calcext:value-type="float">
            <text:p>10</text:p>
          </table:table-cell>
          <table:table-cell table:style-name="ce563" table:formula="of:=[.$D40]/[.G$30]" office:value-type="float" office:value="16.3791255863406" calcext:value-type="float">
            <text:p>16</text:p>
          </table:table-cell>
          <table:table-cell table:style-name="ce563" table:formula="of:=[.$D40]/[.H$30]" office:value-type="float" office:value="13.2256160734772" calcext:value-type="float">
            <text:p>13</text:p>
          </table:table-cell>
          <table:table-cell table:style-name="ce563" table:formula="of:=[.$D40]/[.I$30]" office:value-type="float" office:value="45.3607002282713" calcext:value-type="float">
            <text:p>45</text:p>
          </table:table-cell>
          <table:table-cell table:style-name="ce563" table:formula="of:=[.$D40]/[.J$30]" office:value-type="float" office:value="24.215646494602" calcext:value-type="float">
            <text:p>24</text:p>
          </table:table-cell>
          <table:table-cell table:style-name="ce563" table:formula="of:=[.$D40]/[.K$30]" office:value-type="float" office:value="24.6975340938398" calcext:value-type="float">
            <text:p>25</text:p>
          </table:table-cell>
          <table:table-cell table:style-name="ce563" table:formula="of:=[.$D40]/[.L$30]" office:value-type="float" office:value="69.0016182579918" calcext:value-type="float">
            <text:p>69</text:p>
          </table:table-cell>
          <table:table-cell table:style-name="ce563" table:formula="of:=[.$D40]/[.M$30]" office:value-type="float" office:value="79.7889552147231" calcext:value-type="float">
            <text:p>80</text:p>
          </table:table-cell>
          <table:table-cell table:style-name="ce563" table:formula="of:=[.$D40]/[.N$30]" office:value-type="float" office:value="168.596951168503" calcext:value-type="float">
            <text:p>169</text:p>
          </table:table-cell>
          <table:table-cell table:number-columns-repeated="33"/>
        </table:table-row>
        <table:table-row table:style-name="ro40">
          <table:table-cell/>
          <table:table-cell table:style-name="ce250"/>
          <table:table-cell table:style-name="ce293" table:number-columns-repeated="11"/>
          <table:table-cell table:style-name="ce339"/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31:.N40];&quot;&gt;=&quot; &amp; 10) - COUNTIF([.E31:.N40];&quot;&gt;&quot; &amp; 100)" office:value-type="float" office:value="57" calcext:value-type="float">
            <text:p>57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31:.N40];&quot;&gt;=&quot; &amp; 100) - COUNTIF([.E31:.N40];&quot;&gt;&quot; &amp; 500)" office:value-type="float" office:value="21" calcext:value-type="float">
            <text:p>21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31:.N40];&quot;&gt;=&quot; &amp; 500) - COUNTIF([.E31:.N40];&quot;&gt;&quot; &amp; 1000)" office:value-type="float" office:value="6" calcext:value-type="float">
            <text:p>6</text:p>
          </table:table-cell>
          <table:table-cell table:number-columns-repeated="3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31:.N40];&quot;&gt;&quot; &amp; 1000)" office:value-type="float" office:value="3" calcext:value-type="float">
            <text:p>3</text:p>
          </table:table-cell>
          <table:table-cell table:number-columns-repeated="33"/>
        </table:table-row>
        <table:table-row table:style-name="ro19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USA_Top_E_Asian_perM_Ratio.E31:USA_Top_E_Asian_perM_Ratio.N40">
            <calcext:condition calcext:apply-style-name="Default" calcext:value="&lt;10" calcext:base-cell-address="USA_Top_E_Asian_perM_Ratio.E31"/>
            <calcext:condition calcext:apply-style-name="Times10" calcext:value="&lt;100" calcext:base-cell-address="USA_Top_E_Asian_perM_Ratio.E31"/>
            <calcext:condition calcext:apply-style-name="Times100" calcext:value="&lt;500" calcext:base-cell-address="USA_Top_E_Asian_perM_Ratio.E31"/>
            <calcext:condition calcext:apply-style-name="Times500" calcext:value="&lt;1000" calcext:base-cell-address="USA_Top_E_Asian_perM_Ratio.E31"/>
            <calcext:condition calcext:apply-style-name="Times1000" calcext:value="&gt;=1000" calcext:base-cell-address="USA_Top_E_Asian_perM_Ratio.E31"/>
          </calcext:conditional-format>
          <calcext:conditional-format calcext:target-range-address="USA_Top_E_Asian_perM_Ratio.E31:USA_Top_E_Asian_perM_Ratio.N40 USA_Top_E_Asian_perM_Ratio.E7:USA_Top_E_Asian_perM_Ratio.N16">
            <calcext:condition calcext:apply-style-name="Default" calcext:value="&lt;10" calcext:base-cell-address="USA_Top_E_Asian_perM_Ratio.E7"/>
            <calcext:condition calcext:apply-style-name="Times10" calcext:value="&lt;=100" calcext:base-cell-address="USA_Top_E_Asian_perM_Ratio.E7"/>
            <calcext:condition calcext:apply-style-name="Times100" calcext:value="&lt;500" calcext:base-cell-address="USA_Top_E_Asian_perM_Ratio.E7"/>
            <calcext:condition calcext:apply-style-name="Times500" calcext:value="&lt;1000" calcext:base-cell-address="USA_Top_E_Asian_perM_Ratio.E7"/>
            <calcext:condition calcext:apply-style-name="Times1000" calcext:value="&gt;=1000" calcext:base-cell-address="USA_Top_E_Asian_perM_Ratio.E7"/>
          </calcext:conditional-format>
        </calcext:conditional-formats>
      </table:table>
      <table:table table:name="World_E_Asian_Cities" table:style-name="ta1">
        <office:forms form:automatic-focus="false" form:apply-design-mode="false"/>
        <table:table-column table:style-name="co1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3" table:default-cell-style-name="ce2"/>
        <table:table-column table:style-name="co34" table:number-columns-repeated="2" table:default-cell-style-name="ce2"/>
        <table:table-column table:style-name="co35" table:default-cell-style-name="ce2"/>
        <table:table-column table:style-name="co11" table:number-columns-repeated="50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8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World_E_Asian.J2]" office:value-type="string" office:string-value="2020-04-13" calcext:value-type="string">
            <text:p>2020-04-13</text:p>
          </table:table-cell>
          <table:table-cell table:number-columns-repeated="50"/>
        </table:table-row>
        <table:table-row table:style-name="ro4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or regions comparison <text:s/>城市或區域比較</text:p>
          </table:table-cell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173"/>
          <table:table-cell table:style-name="ce183"/>
          <table:table-cell table:style-name="ce229" office:value-type="string" calcext:value-type="string">
            <text:p>Cases</text:p>
          </table:table-cell>
          <table:table-cell table:style-name="ce229" office:value-type="string" calcext:value-type="string">
            <text:p>Deaths</text:p>
          </table:table-cell>
          <table:table-cell table:style-name="ce229" office:value-type="string" calcext:value-type="string">
            <text:p>Population</text:p>
          </table:table-cell>
          <table:table-cell table:style-name="ce229"/>
          <table:table-cell table:style-name="ce229" office:value-type="string" calcext:value-type="string">
            <text:p>Cases per</text:p>
          </table:table-cell>
          <table:table-cell table:style-name="ce229" office:value-type="string" calcext:value-type="string">
            <text:p>Deaths per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114" office:value-type="string" calcext:value-type="string">
            <text:p>Cities</text:p>
          </table:table-cell>
          <table:table-cell table:style-name="ce184" office:value-type="string" calcext:value-type="string">
            <text:p>城市</text:p>
          </table:table-cell>
          <table:table-cell table:style-name="ce230" table:number-columns-repeated="2"/>
          <table:table-cell table:style-name="ce230" office:value-type="string" calcext:value-type="string">
            <text:p>million</text:p>
          </table:table-cell>
          <table:table-cell table:style-name="ce230"/>
          <table:table-cell table:number-columns-repeated="2" table:style-name="ce230" office:value-type="string" calcext:value-type="string">
            <text:p>million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00"/>
          <table:table-cell table:style-name="ce186"/>
          <table:table-cell table:style-name="ce231" office:value-type="string" calcext:value-type="string">
            <text:p>確診個案</text:p>
          </table:table-cell>
          <table:table-cell table:style-name="ce231" office:value-type="string" calcext:value-type="string">
            <text:p>死亡人數</text:p>
          </table:table-cell>
          <table:table-cell table:style-name="ce231" office:value-type="string" calcext:value-type="string">
            <text:p>地區人口</text:p>
          </table:table-cell>
          <table:table-cell table:style-name="ce231"/>
          <table:table-cell table:style-name="ce231" office:value-type="string" calcext:value-type="string">
            <text:p>每百萬人確診</text:p>
          </table:table-cell>
          <table:table-cell table:style-name="ce231" office:value-type="string" calcext:value-type="string">
            <text:p>每百萬人死亡</text:p>
          </table:table-cell>
          <table:table-cell table:style-name="ce339"/>
          <table:table-cell table:number-columns-repeated="50"/>
        </table:table-row>
        <table:table-row table:style-name="ro43">
          <table:table-cell table:style-name="ce8"/>
          <table:table-cell table:style-name="ce169"/>
          <table:table-cell table:style-name="ce179"/>
          <table:table-cell table:style-name="ce169" table:number-columns-repeated="6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6" office:value-type="string" calcext:value-type="string">
            <text:p>European &amp; US Cities</text:p>
          </table:table-cell>
          <table:table-cell table:style-name="ce24"/>
          <table:table-cell table:style-name="ce41" table:number-columns-repeated="3"/>
          <table:table-cell table:style-name="ce24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New York City</text:p>
          </table:table-cell>
          <table:table-cell table:style-name="ce25" office:value-type="string" calcext:value-type="string">
            <text:p>紐約市</text:p>
          </table:table-cell>
          <table:table-cell table:style-name="ce157" office:value-type="float" office:value="110425" calcext:value-type="float">
            <text:p>110,425</text:p>
          </table:table-cell>
          <table:table-cell table:style-name="ce157" office:value-type="float" office:value="7905" calcext:value-type="float">
            <text:p>7,905</text:p>
          </table:table-cell>
          <table:table-cell table:style-name="ce41" office:value-type="float" office:value="8175133" calcext:value-type="float">
            <text:p>8,175,133</text:p>
          </table:table-cell>
          <table:table-cell table:style-name="ce25"/>
          <table:table-cell table:style-name="ce46" table:formula="of:=[.D10]*1000000/[.F10]" office:value-type="float" office:value="13507.4255061049" calcext:value-type="float">
            <text:p>13507.43</text:p>
          </table:table-cell>
          <table:table-cell table:style-name="ce46" table:formula="of:=[.E10]*1000000/[.F10]" office:value-type="float" office:value="966.956745535516" calcext:value-type="float">
            <text:p>966.9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Lombardy (with Milan)</text:p>
          </table:table-cell>
          <table:table-cell table:style-name="ce24" office:value-type="string" calcext:value-type="string">
            <text:p>倫巴底(包括米蘭)</text:p>
          </table:table-cell>
          <table:table-cell table:style-name="ce41" office:value-type="float" office:value="60314" calcext:value-type="float">
            <text:p>60,314</text:p>
          </table:table-cell>
          <table:table-cell table:style-name="ce41" office:value-type="float" office:value="10901" calcext:value-type="float">
            <text:p>10,901</text:p>
          </table:table-cell>
          <table:table-cell table:style-name="ce41" table:formula="of:=10078012" office:value-type="float" office:value="10078012" calcext:value-type="float">
            <text:p>10,078,012</text:p>
          </table:table-cell>
          <table:table-cell table:style-name="ce24"/>
          <table:table-cell table:style-name="ce46" table:formula="of:=[.D11]*1000000/[.F11]" office:value-type="float" office:value="5984.71206424442" calcext:value-type="float">
            <text:p>5984.71</text:p>
          </table:table-cell>
          <table:table-cell table:style-name="ce46" table:formula="of:=[.E11]*1000000/[.F11]" office:value-type="float" office:value="1081.66174043055" calcext:value-type="float">
            <text:p>1081.6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Community of Madrid</text:p>
          </table:table-cell>
          <table:table-cell table:style-name="ce24" office:value-type="string" calcext:value-type="string">
            <text:p>馬德里大區</text:p>
          </table:table-cell>
          <table:table-cell table:style-name="ce41" office:value-type="float" office:value="48048" calcext:value-type="float">
            <text:p>48,048</text:p>
          </table:table-cell>
          <table:table-cell table:style-name="ce41" office:value-type="float" office:value="6568" calcext:value-type="float">
            <text:p>6,568</text:p>
          </table:table-cell>
          <table:table-cell table:style-name="ce41" table:formula="of:=6661949" office:value-type="float" office:value="6661949" calcext:value-type="float">
            <text:p>6,661,949</text:p>
          </table:table-cell>
          <table:table-cell table:style-name="ce24"/>
          <table:table-cell table:style-name="ce46" table:formula="of:=[.D12]*1000000/[.F12]" office:value-type="float" office:value="7212.30378677471" calcext:value-type="float">
            <text:p>7212.30</text:p>
          </table:table-cell>
          <table:table-cell table:style-name="ce46" table:formula="of:=[.E12]*1000000/[.F12]" office:value-type="float" office:value="985.89767048652" calcext:value-type="float">
            <text:p>985.9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varia(with Munich)</text:p>
          </table:table-cell>
          <table:table-cell table:style-name="ce24" office:value-type="string" calcext:value-type="string">
            <text:p>拜仁(包括慕尼克)</text:p>
          </table:table-cell>
          <table:table-cell table:style-name="ce41" office:value-type="float" office:value="33569" calcext:value-type="float">
            <text:p>33,569</text:p>
          </table:table-cell>
          <table:table-cell table:style-name="ce41" office:value-type="float" office:value="872" calcext:value-type="float">
            <text:p>872</text:p>
          </table:table-cell>
          <table:table-cell table:style-name="ce41" table:formula="of:=13076721" office:value-type="float" office:value="13076721" calcext:value-type="float">
            <text:p>13,076,721</text:p>
          </table:table-cell>
          <table:table-cell table:style-name="ce24"/>
          <table:table-cell table:style-name="ce46" table:formula="of:=[.D13]*1000000/[.F13]" office:value-type="float" office:value="2567.08084541989" calcext:value-type="float">
            <text:p>2567.08</text:p>
          </table:table-cell>
          <table:table-cell table:style-name="ce46" table:formula="of:=[.E13]*1000000/[.F13]" office:value-type="float" office:value="66.6833833955775" calcext:value-type="float">
            <text:p>66.68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Île-de-France(with Paris)</text:p>
          </table:table-cell>
          <table:table-cell table:style-name="ce24" office:value-type="string" calcext:value-type="string">
            <text:p>巴黎大區</text:p>
          </table:table-cell>
          <table:table-cell table:style-name="ce41" office:value-type="float" office:value="18062" calcext:value-type="float">
            <text:p>18,062</text:p>
          </table:table-cell>
          <table:table-cell table:style-name="ce41" office:value-type="float" office:value="1767" calcext:value-type="float">
            <text:p>1,767</text:p>
          </table:table-cell>
          <table:table-cell table:style-name="ce41" table:formula="of:=12213364" office:value-type="float" office:value="12213364" calcext:value-type="float">
            <text:p>12,213,364</text:p>
          </table:table-cell>
          <table:table-cell table:style-name="ce24"/>
          <table:table-cell table:style-name="ce46" table:formula="of:=[.D14]*1000000/[.F14]" office:value-type="float" office:value="1478.87183252706" calcext:value-type="float">
            <text:p>1478.87</text:p>
          </table:table-cell>
          <table:table-cell table:style-name="ce46" table:formula="of:=[.E14]*1000000/[.F14]" office:value-type="float" office:value="144.677584324843" calcext:value-type="float">
            <text:p>144.68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London</text:p>
          </table:table-cell>
          <table:table-cell table:style-name="ce25" office:value-type="string" calcext:value-type="string">
            <text:p>倫敦</text:p>
          </table:table-cell>
          <table:table-cell table:style-name="ce330" office:value-type="float" office:value="18000" calcext:value-type="float">
            <text:p>18,000</text:p>
          </table:table-cell>
          <table:table-cell table:style-name="ce157" office:value-type="float" office:value="3071" calcext:value-type="float">
            <text:p>3,071</text:p>
          </table:table-cell>
          <table:table-cell table:style-name="ce41" office:value-type="float" office:value="8899375" calcext:value-type="float">
            <text:p>8,899,375</text:p>
          </table:table-cell>
          <table:table-cell table:style-name="ce25"/>
          <table:table-cell table:style-name="ce46" table:formula="of:=[.D15]*1000000/[.F15]" office:value-type="float" office:value="2022.61394760868" calcext:value-type="float">
            <text:p>2022.61</text:p>
          </table:table-cell>
          <table:table-cell table:style-name="ce46" table:formula="of:=[.E15]*1000000/[.F15]" office:value-type="float" office:value="345.080412950348" calcext:value-type="float">
            <text:p>345.08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Stockholm</text:p>
          </table:table-cell>
          <table:table-cell table:style-name="ce25" office:value-type="string" calcext:value-type="string">
            <text:p>斯德哥爾摩</text:p>
          </table:table-cell>
          <table:table-cell table:style-name="ce330" office:value-type="float" office:value="4806" calcext:value-type="float">
            <text:p>4,806</text:p>
          </table:table-cell>
          <table:table-cell table:style-name="ce157" office:value-type="float" office:value="616" calcext:value-type="float">
            <text:p>616</text:p>
          </table:table-cell>
          <table:table-cell table:style-name="ce41" table:formula="of:=2377081" office:value-type="float" office:value="2377081" calcext:value-type="float">
            <text:p>2,377,081</text:p>
          </table:table-cell>
          <table:table-cell table:style-name="ce25"/>
          <table:table-cell table:style-name="ce46" table:formula="of:=[.D16]*1000000/[.F16]" office:value-type="float" office:value="2021.80741842621" calcext:value-type="float">
            <text:p>2021.81</text:p>
          </table:table-cell>
          <table:table-cell table:style-name="ce46" table:formula="of:=[.E16]*1000000/[.F16]" office:value-type="float" office:value="259.141358666364" calcext:value-type="float">
            <text:p>259.1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Brussels Metro *</text:p>
          </table:table-cell>
          <table:table-cell table:style-name="ce25" office:value-type="string" calcext:value-type="string">
            <text:p>布魯塞爾大區 *</text:p>
          </table:table-cell>
          <table:table-cell table:style-name="ce330" office:value-type="float" office:value="3247" calcext:value-type="float">
            <text:p>3,247</text:p>
          </table:table-cell>
          <table:table-cell table:style-name="ce157" office:value-type="float" office:value="244" calcext:value-type="float">
            <text:p>244</text:p>
          </table:table-cell>
          <table:table-cell table:style-name="ce41" table:formula="of:=2500000" office:value-type="float" office:value="2500000" calcext:value-type="float">
            <text:p>2,500,000</text:p>
          </table:table-cell>
          <table:table-cell table:style-name="ce25"/>
          <table:table-cell table:style-name="ce46" table:formula="of:=[.D17]*1000000/[.F17]" office:value-type="float" office:value="1298.8" calcext:value-type="float">
            <text:p>1298.80</text:p>
          </table:table-cell>
          <table:table-cell table:style-name="ce46" table:formula="of:=[.E17]*1000000/[.F17]" office:value-type="float" office:value="97.6" calcext:value-type="float">
            <text:p>97.6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5" office:value-type="string" calcext:value-type="string">
            <text:p>Tehran *</text:p>
          </table:table-cell>
          <table:table-cell table:style-name="ce25" office:value-type="string" calcext:value-type="string">
            <text:p>德克蘭 *</text:p>
          </table:table-cell>
          <table:table-cell table:style-name="ce330" office:value-type="float" office:value="5098" calcext:value-type="float">
            <text:p>5,098</text:p>
          </table:table-cell>
          <table:table-cell table:style-name="ce157" table:formula="of:=[.I39]" office:value-type="float" office:value="318.804356648209" calcext:value-type="float">
            <text:p>319</text:p>
          </table:table-cell>
          <table:table-cell table:style-name="ce41" table:formula="of:=2500001" office:value-type="float" office:value="2500001" calcext:value-type="float">
            <text:p>2,500,001</text:p>
          </table:table-cell>
          <table:table-cell table:style-name="ce25"/>
          <table:table-cell table:style-name="ce46" table:formula="of:=[.D18]*1000000/[.F18]" office:value-type="float" office:value="2039.19918432033" calcext:value-type="float">
            <text:p>2039.20</text:p>
          </table:table-cell>
          <table:table-cell table:style-name="ce46" table:formula="of:=[.E18]*1000000/[.F18]" office:value-type="float" office:value="127.521691650607" calcext:value-type="float">
            <text:p>127.52</text:p>
          </table:table-cell>
          <table:table-cell table:style-name="ce339"/>
          <table:table-cell table:number-columns-repeated="50"/>
        </table:table-row>
        <table:table-row table:style-name="ro2" table:number-rows-repeated="2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339" table:number-columns-repeated="9"/>
          <table:table-cell table:number-columns-repeated="50"/>
        </table:table-row>
        <table:table-row table:style-name="ro44">
          <table:table-cell table:style-name="ce8"/>
          <table:table-cell table:style-name="ce25" table:number-columns-repeated="2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407" office:value-type="string" calcext:value-type="string">
            <text:p>East Asian Cities</text:p>
          </table:table-cell>
          <table:table-cell table:style-name="ce25"/>
          <table:table-cell table:style-name="ce330"/>
          <table:table-cell table:style-name="ce157"/>
          <table:table-cell table:style-name="ce41"/>
          <table:table-cell table:style-name="ce25"/>
          <table:table-cell table:style-name="ce46" table:number-columns-repeated="2"/>
          <table:table-cell table:style-name="ce41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Wuhan</text:p>
          </table:table-cell>
          <table:table-cell table:style-name="ce24" office:value-type="string" calcext:value-type="string">
            <text:p>武漢</text:p>
          </table:table-cell>
          <table:table-cell table:style-name="ce41" office:value-type="float" office:value="50008" calcext:value-type="float">
            <text:p>50,008</text:p>
          </table:table-cell>
          <table:table-cell table:style-name="ce41" office:value-type="float" office:value="2577" calcext:value-type="float">
            <text:p>2,577</text:p>
          </table:table-cell>
          <table:table-cell table:style-name="ce41" table:formula="of:=11081000" office:value-type="float" office:value="11081000" calcext:value-type="float">
            <text:p>11,081,000</text:p>
          </table:table-cell>
          <table:table-cell table:style-name="ce24"/>
          <table:table-cell table:style-name="ce46" table:formula="of:=[.D24]*1000000/[.F24]" office:value-type="float" office:value="4512.95009475679" calcext:value-type="float">
            <text:p>4512.95</text:p>
          </table:table-cell>
          <table:table-cell table:style-name="ce46" table:formula="of:=[.E24]*1000000/[.F24]" office:value-type="float" office:value="232.560238245646" calcext:value-type="float">
            <text:p>232.5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Daegu</text:p>
          </table:table-cell>
          <table:table-cell table:style-name="ce24" office:value-type="string" calcext:value-type="string">
            <text:p>大邱</text:p>
          </table:table-cell>
          <table:table-cell table:style-name="ce41" office:value-type="float" office:value="6761" calcext:value-type="float">
            <text:p>6,761</text:p>
          </table:table-cell>
          <table:table-cell table:style-name="ce41" office:value-type="float" office:value="122" calcext:value-type="float">
            <text:p>122</text:p>
          </table:table-cell>
          <table:table-cell table:style-name="ce41" table:formula="of:=2489802" office:value-type="float" office:value="2489802" calcext:value-type="float">
            <text:p>2,489,802</text:p>
          </table:table-cell>
          <table:table-cell table:style-name="ce24"/>
          <table:table-cell table:style-name="ce46" table:formula="of:=[.D25]*1000000/[.F25]" office:value-type="float" office:value="2715.476973671" calcext:value-type="float">
            <text:p>2715.48</text:p>
          </table:table-cell>
          <table:table-cell table:style-name="ce46" table:formula="of:=[.E25]*1000000/[.F25]" office:value-type="float" office:value="48.9998803117678" calcext:value-type="float">
            <text:p>49.00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Singapore</text:p>
          </table:table-cell>
          <table:table-cell table:style-name="ce24" office:value-type="string" calcext:value-type="string">
            <text:p>新加坡</text:p>
          </table:table-cell>
          <table:table-cell table:style-name="ce41" table:formula="of:=[$World_E_Asian.F48]" office:value-type="float" office:value="3252" calcext:value-type="float">
            <text:p>3,252</text:p>
          </table:table-cell>
          <table:table-cell table:style-name="ce41" table:formula="of:=[$World_E_Asian.G48]" office:value-type="float" office:value="10" calcext:value-type="float">
            <text:p>10</text:p>
          </table:table-cell>
          <table:table-cell table:style-name="ce41" table:formula="of:=5703600" office:value-type="float" office:value="5703600" calcext:value-type="float">
            <text:p>5,703,600</text:p>
          </table:table-cell>
          <table:table-cell table:style-name="ce24"/>
          <table:table-cell table:style-name="ce46" table:formula="of:=[.D26]*1000000/[.F26]" office:value-type="float" office:value="570.166210814223" calcext:value-type="float">
            <text:p>570.17</text:p>
          </table:table-cell>
          <table:table-cell table:style-name="ce46" table:formula="of:=[.E26]*1000000/[.F26]" office:value-type="float" office:value="1.75327863104004" calcext:value-type="float">
            <text:p>1.75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Manila</text:p>
          </table:table-cell>
          <table:table-cell table:style-name="ce24" office:value-type="string" calcext:value-type="string">
            <text:p>馬尼拉</text:p>
          </table:table-cell>
          <table:table-cell table:style-name="ce41" office:value-type="float" office:value="1186" calcext:value-type="float">
            <text:p>1,186</text:p>
          </table:table-cell>
          <table:table-cell table:style-name="ce41" office:value-type="float" office:value="52" calcext:value-type="float">
            <text:p>52</text:p>
          </table:table-cell>
          <table:table-cell table:style-name="ce41" table:formula="of:=12877253" office:value-type="float" office:value="12877253" calcext:value-type="float">
            <text:p>12,877,253</text:p>
          </table:table-cell>
          <table:table-cell table:style-name="ce24"/>
          <table:table-cell table:style-name="ce46" table:formula="of:=[.D27]*1000000/[.F27]" office:value-type="float" office:value="92.1003881806159" calcext:value-type="float">
            <text:p>92.10</text:p>
          </table:table-cell>
          <table:table-cell table:style-name="ce46" table:formula="of:=[.E27]*1000000/[.F27]" office:value-type="float" office:value="4.03812831820575" calcext:value-type="float">
            <text:p>4.0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Jakarta</text:p>
          </table:table-cell>
          <table:table-cell table:style-name="ce24" office:value-type="string" calcext:value-type="string">
            <text:p>雅加達</text:p>
          </table:table-cell>
          <table:table-cell table:style-name="ce41" office:value-type="float" office:value="808" calcext:value-type="float">
            <text:p>808</text:p>
          </table:table-cell>
          <table:table-cell table:style-name="ce41" office:value-type="float" office:value="85" calcext:value-type="float">
            <text:p>85</text:p>
          </table:table-cell>
          <table:table-cell table:style-name="ce41" table:formula="of:=10075310" office:value-type="float" office:value="10075310" calcext:value-type="float">
            <text:p>10,075,310</text:p>
          </table:table-cell>
          <table:table-cell table:style-name="ce24"/>
          <table:table-cell table:style-name="ce46" table:formula="of:=[.D28]*1000000/[.F28]" office:value-type="float" office:value="80.1960435956809" calcext:value-type="float">
            <text:p>80.20</text:p>
          </table:table-cell>
          <table:table-cell table:style-name="ce46" table:formula="of:=[.E28]*1000000/[.F28]" office:value-type="float" office:value="8.43646498221891" calcext:value-type="float">
            <text:p>8.44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Hong Kong</text:p>
          </table:table-cell>
          <table:table-cell table:style-name="ce24" office:value-type="string" calcext:value-type="string">
            <text:p>香港</text:p>
          </table:table-cell>
          <table:table-cell table:style-name="ce41" table:formula="of:=[$World_E_Asian.F50]" office:value-type="float" office:value="1017" calcext:value-type="float">
            <text:p>1,017</text:p>
          </table:table-cell>
          <table:table-cell table:style-name="ce41" table:formula="of:=[$World_E_Asian.G50]" office:value-type="float" office:value="4" calcext:value-type="float">
            <text:p>4</text:p>
          </table:table-cell>
          <table:table-cell table:style-name="ce41" table:formula="of:=7500700" office:value-type="float" office:value="7500700" calcext:value-type="float">
            <text:p>7,500,700</text:p>
          </table:table-cell>
          <table:table-cell table:style-name="ce24"/>
          <table:table-cell table:style-name="ce46" table:formula="of:=[.D29]*1000000/[.F29]" office:value-type="float" office:value="135.587345181116" calcext:value-type="float">
            <text:p>135.59</text:p>
          </table:table-cell>
          <table:table-cell table:style-name="ce46" table:formula="of:=[.E29]*1000000/[.F29]" office:value-type="float" office:value="0.533283560201048" calcext:value-type="float">
            <text:p>0.53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Bangkok</text:p>
          </table:table-cell>
          <table:table-cell table:style-name="ce24" office:value-type="string" calcext:value-type="string">
            <text:p>曼谷</text:p>
          </table:table-cell>
          <table:table-cell table:style-name="ce41" office:value-type="float" office:value="945" calcext:value-type="float">
            <text:p>945</text:p>
          </table:table-cell>
          <table:table-cell table:style-name="ce41" office:value-type="float" office:value="11" calcext:value-type="float">
            <text:p>11</text:p>
          </table:table-cell>
          <table:table-cell table:style-name="ce41" table:formula="of:=8750600" office:value-type="float" office:value="8750600" calcext:value-type="float">
            <text:p>8,750,600</text:p>
          </table:table-cell>
          <table:table-cell table:style-name="ce24"/>
          <table:table-cell table:style-name="ce46" table:formula="of:=[.D30]*1000000/[.F30]" office:value-type="float" office:value="107.9925947935" calcext:value-type="float">
            <text:p>107.99</text:p>
          </table:table-cell>
          <table:table-cell table:style-name="ce46" table:formula="of:=[.E30]*1000000/[.F30]" office:value-type="float" office:value="1.25705665897196" calcext:value-type="float">
            <text:p>1.26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Tokyo</text:p>
          </table:table-cell>
          <table:table-cell table:style-name="ce24" office:value-type="string" calcext:value-type="string">
            <text:p>東京</text:p>
          </table:table-cell>
          <table:table-cell table:style-name="ce41" office:value-type="float" office:value="587" calcext:value-type="float">
            <text:p>587</text:p>
          </table:table-cell>
          <table:table-cell table:style-name="ce41" office:value-type="float" office:value="16" calcext:value-type="float">
            <text:p>16</text:p>
          </table:table-cell>
          <table:table-cell table:style-name="ce41" table:formula="of:=13929286" office:value-type="float" office:value="13929286" calcext:value-type="float">
            <text:p>13,929,286</text:p>
          </table:table-cell>
          <table:table-cell table:style-name="ce24"/>
          <table:table-cell table:style-name="ce46" table:formula="of:=[.D31]*1000000/[.F31]" office:value-type="float" office:value="42.1414277802897" calcext:value-type="float">
            <text:p>42.14</text:p>
          </table:table-cell>
          <table:table-cell table:style-name="ce46" table:formula="of:=[.E31]*1000000/[.F31]" office:value-type="float" office:value="1.14865901956497" calcext:value-type="float">
            <text:p>1.15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Kuala Lumpur</text:p>
          </table:table-cell>
          <table:table-cell table:style-name="ce24" office:value-type="string" calcext:value-type="string">
            <text:p>吉隆坡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52" calcext:value-type="float">
            <text:p>52</text:p>
          </table:table-cell>
          <table:table-cell table:style-name="ce41" table:formula="of:=7200000" office:value-type="float" office:value="7200000" calcext:value-type="float">
            <text:p>7,200,000</text:p>
          </table:table-cell>
          <table:table-cell table:style-name="ce24"/>
          <table:table-cell table:style-name="ce46" table:formula="of:=[.D32]*1000000/[.F32]" office:value-type="float" office:value="82.6388888888889" calcext:value-type="float">
            <text:p>82.64</text:p>
          </table:table-cell>
          <table:table-cell table:style-name="ce46" table:formula="of:=[.E32]*1000000/[.F32]" office:value-type="float" office:value="7.22222222222222" calcext:value-type="float">
            <text:p>7.22</text:p>
          </table:table-cell>
          <table:table-cell table:style-name="ce339"/>
          <table:table-cell table:number-columns-repeated="50"/>
        </table:table-row>
        <table:table-row table:style-name="ro2">
          <table:table-cell table:style-name="ce8"/>
          <table:table-cell table:style-name="ce24" office:value-type="string" calcext:value-type="string">
            <text:p>New Taipei City</text:p>
          </table:table-cell>
          <table:table-cell table:style-name="ce24" office:value-type="string" calcext:value-type="string">
            <text:p>新北市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" calcext:value-type="float">
            <text:p>1</text:p>
          </table:table-cell>
          <table:table-cell table:style-name="ce41" table:formula="of:=4020572" office:value-type="float" office:value="4020572" calcext:value-type="float">
            <text:p>4,020,572</text:p>
          </table:table-cell>
          <table:table-cell table:style-name="ce24"/>
          <table:table-cell table:style-name="ce46" table:formula="of:=[.D33]*1000000/[.F33]" office:value-type="float" office:value="24.8720828777597" calcext:value-type="float">
            <text:p>24.87</text:p>
          </table:table-cell>
          <table:table-cell table:style-name="ce46" table:formula="of:=[.E33]*1000000/[.F33]" office:value-type="float" office:value="0.248720828777597" calcext:value-type="float">
            <text:p>0.25</text:p>
          </table:table-cell>
          <table:table-cell table:style-name="ce339"/>
          <table:table-cell table:number-columns-repeated="50"/>
        </table:table-row>
        <table:table-row table:style-name="ro7">
          <table:table-cell table:style-name="ce8"/>
          <table:table-cell table:style-name="ce26" table:number-columns-repeated="8"/>
          <table:table-cell table:style-name="ce264"/>
          <table:table-cell table:number-columns-repeated="50"/>
        </table:table-row>
        <table:table-row table:style-name="ro2">
          <table:table-cell table:style-name="ce8"/>
          <table:table-cell table:style-name="ce19" table:number-columns-repeated="9"/>
          <table:table-cell table:number-columns-repeated="50"/>
        </table:table-row>
        <table:table-row table:style-name="ro2">
          <table:table-cell table:style-name="ce8"/>
          <table:table-cell table:style-name="ce363" office:value-type="string" calcext:value-type="string">
            <text:p>The following cities deaths number is estimated by using proportion of national cases ratio 以下城市死亡人數以全國比例估算</text:p>
          </table:table-cell>
          <table:table-cell table:style-name="ce148" table:number-columns-repeated="7"/>
          <table:table-cell table:style-name="ce289"/>
          <table:table-cell table:number-columns-repeated="50"/>
        </table:table-row>
        <table:table-row table:style-name="ro2">
          <table:table-cell table:style-name="ce8"/>
          <table:table-cell table:style-name="ce364" office:value-type="string" calcext:value-type="string">
            <text:p>Cities</text:p>
          </table:table-cell>
          <table:table-cell table:style-name="ce364" office:value-type="string" calcext:value-type="string">
            <text:p>城市</text:p>
          </table:table-cell>
          <table:table-cell table:style-name="ce398" office:value-type="string" calcext:value-type="string">
            <text:p>City Cases</text:p>
          </table:table-cell>
          <table:table-cell table:style-name="ce398" office:value-type="string" calcext:value-type="string">
            <text:p>National Cases</text:p>
          </table:table-cell>
          <table:table-cell table:style-name="ce410" office:value-type="string" calcext:value-type="string" table:number-columns-spanned="3" table:number-rows-spanned="1">
            <text:p>National Deaths</text:p>
          </table:table-cell>
          <table:covered-table-cell table:style-name="ce124"/>
          <table:covered-table-cell table:style-name="ce604"/>
          <table:table-cell table:style-name="ce608" office:value-type="string" calcext:value-type="string" table:number-columns-spanned="2" table:number-rows-spanned="1">
            <text:p>Estimated city deaths</text:p>
          </table:table-cell>
          <table:covered-table-cell table:style-name="ce604"/>
          <table:table-cell table:number-columns-repeated="50"/>
        </table:table-row>
        <table:table-row table:style-name="ro2">
          <table:table-cell table:style-name="ce8"/>
          <table:table-cell table:style-name="ce26" table:number-columns-repeated="2"/>
          <table:table-cell table:style-name="ce163" office:value-type="string" calcext:value-type="string">
            <text:p>城市確診人數</text:p>
          </table:table-cell>
          <table:table-cell table:style-name="ce163" office:value-type="string" calcext:value-type="string">
            <text:p>全國確診人數</text:p>
          </table:table-cell>
          <table:table-cell table:style-name="ce411" office:value-type="string" calcext:value-type="string" table:number-columns-spanned="3" table:number-rows-spanned="1">
            <text:p>全國死亡人數</text:p>
          </table:table-cell>
          <table:covered-table-cell table:style-name="ce412"/>
          <table:covered-table-cell table:style-name="ce414"/>
          <table:table-cell table:style-name="ce609" office:value-type="string" calcext:value-type="string" table:number-columns-spanned="2" table:number-rows-spanned="1">
            <text:p>估計城市死亡人數</text:p>
          </table:table-cell>
          <table:covered-table-cell table:style-name="ce612"/>
          <table:table-cell table:number-columns-repeated="50"/>
        </table:table-row>
        <table:table-row table:style-name="ro2">
          <table:table-cell table:style-name="ce8"/>
          <table:table-cell table:style-name="ce573" office:value-type="string" calcext:value-type="string">
            <text:p>Tehran </text:p>
          </table:table-cell>
          <table:table-cell table:style-name="ce573" office:value-type="string" calcext:value-type="string">
            <text:p>德克蘭 </text:p>
          </table:table-cell>
          <table:table-cell table:style-name="ce596" table:formula="of:=[.D18]" office:value-type="float" office:value="5098" calcext:value-type="float">
            <text:p>5,098</text:p>
          </table:table-cell>
          <table:table-cell table:style-name="ce596" table:formula="of:=[$World_E_Asian.F15]" office:value-type="float" office:value="76389" calcext:value-type="float">
            <text:p>76,389</text:p>
          </table:table-cell>
          <table:table-cell table:style-name="ce593" table:formula="of:=[$World_E_Asian.G15]" office:value-type="float" office:value="4777" calcext:value-type="float" table:number-columns-spanned="3" table:number-rows-spanned="1">
            <text:p>4,777</text:p>
          </table:table-cell>
          <table:covered-table-cell table:style-name="ce573"/>
          <table:covered-table-cell table:style-name="ce606"/>
          <table:table-cell table:style-name="ce593" table:formula="of:=[.D39]/[.E39]*[.F39]" office:value-type="float" office:value="318.804356648209" calcext:value-type="float" table:number-columns-spanned="2" table:number-rows-spanned="1">
            <text:p>319</text:p>
          </table:table-cell>
          <table:covered-table-cell table:style-name="ce606"/>
          <table:table-cell table:number-columns-repeated="50"/>
        </table:table-row>
        <table:table-row table:style-name="ro2">
          <table:table-cell table:style-name="ce8"/>
          <table:table-cell table:style-name="ce584" table:formula="of:=[.B17]" office:value-type="string" office:string-value="Brussels Metro *" calcext:value-type="string">
            <text:p>Brussels Metro *</text:p>
          </table:table-cell>
          <table:table-cell table:style-name="ce584" table:formula="of:=[.C17]" office:value-type="string" office:string-value="布魯塞爾大區 *" calcext:value-type="string">
            <text:p>布魯塞爾大區 *</text:p>
          </table:table-cell>
          <table:table-cell table:style-name="ce597" table:formula="of:=[.D17]" office:value-type="float" office:value="3247" calcext:value-type="float">
            <text:p>3,247</text:p>
          </table:table-cell>
          <table:table-cell table:style-name="ce596" table:formula="of:=[$World_E_Asian.F17]" office:value-type="float" office:value="33573" calcext:value-type="float">
            <text:p>33,573</text:p>
          </table:table-cell>
          <table:table-cell table:style-name="ce593" table:formula="of:=[$World_E_Asian.G17]" office:value-type="float" office:value="4440" calcext:value-type="float" table:number-columns-spanned="3" table:number-rows-spanned="1">
            <text:p>4,440</text:p>
          </table:table-cell>
          <table:covered-table-cell table:style-name="ce573"/>
          <table:covered-table-cell table:style-name="ce606"/>
          <table:table-cell table:style-name="ce593" table:formula="of:=[.D40]/[.E40]*[.F40]" office:value-type="float" office:value="429.41292109731" calcext:value-type="float" table:number-columns-spanned="2" table:number-rows-spanned="1">
            <text:p>429</text:p>
          </table:table-cell>
          <table:covered-table-cell table:style-name="ce606"/>
          <table:table-cell table:number-columns-repeated="50"/>
        </table:table-row>
        <table:table-row table:style-name="ro2">
          <table:table-cell table:style-name="ce8"/>
          <table:table-cell table:style-name="ce573" office:value-type="string" calcext:value-type="string">
            <text:p>London</text:p>
          </table:table-cell>
          <table:table-cell table:style-name="ce573" office:value-type="string" calcext:value-type="string">
            <text:p>倫敦</text:p>
          </table:table-cell>
          <table:table-cell table:style-name="ce596" table:formula="of:=[.D15]" office:value-type="float" office:value="18000" calcext:value-type="float">
            <text:p>18,000</text:p>
          </table:table-cell>
          <table:table-cell table:style-name="ce596" table:formula="of:=[$World_E_Asian.F14]" office:value-type="float" office:value="93873" calcext:value-type="float">
            <text:p>93,873</text:p>
          </table:table-cell>
          <table:table-cell table:style-name="ce593" table:formula="of:=[$World_E_Asian.G14]" office:value-type="float" office:value="12107" calcext:value-type="float" table:number-columns-spanned="3" table:number-rows-spanned="1">
            <text:p>12,107</text:p>
          </table:table-cell>
          <table:covered-table-cell table:style-name="ce573"/>
          <table:covered-table-cell table:style-name="ce606"/>
          <table:table-cell table:style-name="ce593" table:formula="of:=[.D41]/[.E41]*[.F41]" office:value-type="float" office:value="2321.49819436899" calcext:value-type="float" table:number-columns-spanned="2" table:number-rows-spanned="1">
            <text:p>2,321</text:p>
          </table:table-cell>
          <table:covered-table-cell table:style-name="ce606"/>
          <table:table-cell table:number-columns-repeated="50"/>
        </table:table-row>
        <table:table-row table:style-name="ro2" table:number-rows-repeated="3">
          <table:table-cell table:style-name="ce8" table:number-columns-repeated="3"/>
          <table:table-cell table:style-name="ce404" table:number-columns-repeated="3"/>
          <table:table-cell table:style-name="ce8"/>
          <table:table-cell table:style-name="ce418"/>
          <table:table-cell table:style-name="ce404"/>
          <table:table-cell table:style-name="ce418"/>
          <table:table-cell table:number-columns-repeated="50"/>
        </table:table-row>
        <table:table-row table:style-name="ro45">
          <table:table-cell table:style-name="ce8" table:number-columns-repeated="10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3"/>
          <table:table-cell table:style-name="ce222" office:value-type="string" calcext:value-type="string">
            <text:p>Date 日期 :</text:p>
          </table:table-cell>
          <table:table-cell table:style-name="ce299" table:formula="of:=[$World_E_Asian.J2]" office:value-type="string" office:string-value="2020-04-13" calcext:value-type="string">
            <text:p>2020-04-13</text:p>
          </table:table-cell>
          <table:table-cell table:number-columns-repeated="50"/>
        </table:table-row>
        <table:table-row table:style-name="ro2">
          <table:table-cell table:style-name="ce8"/>
          <table:table-cell table:style-name="ce31"/>
          <table:table-cell table:style-name="ce159" table:number-columns-repeated="7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比較</text:p>
          </table:table-cell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408"/>
          <table:table-cell table:style-name="ce124" table:number-columns-repeated="7"/>
          <table:table-cell table:style-name="ce29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Cities</text:p>
          </table:table-cell>
          <table:table-cell table:style-name="ce19" office:value-type="string" calcext:value-type="string">
            <text:p>城市</text:p>
          </table:table-cell>
          <table:table-cell table:style-name="ce19" office:value-type="string" calcext:value-type="string">
            <text:p>Distance to Wuhan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/>
          <table:table-cell table:style-name="ce125" office:value-type="string" calcext:value-type="string">
            <text:p>武漢相隔距離</text:p>
          </table:table-cell>
          <table:table-cell table:style-name="ce19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3">Hong Kong</text:span></text:p>
          </table:table-cell>
          <table:table-cell table:style-name="ce19" office:value-type="string" calcext:value-type="string">
            <text:p/>
            <text:p><text:span text:style-name="T3">香港</text:span></text:p>
          </table:table-cell>
          <table:table-cell table:style-name="ce417" office:value-type="string" calcext:value-type="string">
            <text:p>919 km</text:p>
          </table:table-cell>
          <table:table-cell table:style-name="ce146" office:value-type="string" calcext:value-type="string">
            <text:p>( with ground transportation to Wuhan)</text:p>
          </table:table-cell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Taipei</text:p>
          </table:table-cell>
          <table:table-cell table:style-name="ce19" office:value-type="string" calcext:value-type="string">
            <text:p>台北</text:p>
          </table:table-cell>
          <table:table-cell table:style-name="ce417" office:value-type="string" calcext:value-type="string">
            <text:p>943 km</text:p>
          </table:table-cell>
          <table:table-cell table:style-name="ce146" office:value-type="string" calcext:value-type="string">
            <text:p>( no ground transportation to Wuhan)</text:p>
          </table:table-cell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8" office:value-type="string" calcext:value-type="string">
            <text:p>Daegu</text:p>
          </table:table-cell>
          <table:table-cell table:style-name="ce155" office:value-type="string" calcext:value-type="string">
            <text:p>大邱</text:p>
          </table:table-cell>
          <table:table-cell table:style-name="ce417" office:value-type="string" calcext:value-type="string">
            <text:p>1,451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Manila</text:p>
          </table:table-cell>
          <table:table-cell table:style-name="ce415" office:value-type="string" calcext:value-type="string">
            <text:p>馬尼拉</text:p>
          </table:table-cell>
          <table:table-cell table:style-name="ce417" office:value-type="string" calcext:value-type="string">
            <text:p>1,904 km</text:p>
          </table:table-cell>
          <table:table-cell table:style-name="ce19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17" office:value-type="string" calcext:value-type="string">
            <text:p>2,344 km</text:p>
          </table:table-cell>
          <table:table-cell table:style-name="ce293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okyo</text:p>
          </table:table-cell>
          <table:table-cell table:style-name="ce146" office:value-type="string" calcext:value-type="string">
            <text:p>東京</text:p>
          </table:table-cell>
          <table:table-cell table:style-name="ce417" office:value-type="string" calcext:value-type="string">
            <text:p>2,428 km</text:p>
          </table:table-cell>
          <table:table-cell table:style-name="ce417"/>
          <table:table-cell table:style-name="ce146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17" office:value-type="string" calcext:value-type="string">
            <text:p>3,432 km</text:p>
          </table:table-cell>
          <table:table-cell table:style-name="ce293"/>
          <table:table-cell table:style-name="ce19" table:number-columns-repeated="3"/>
          <table:table-cell table:style-name="ce293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Kuala Lumpur</text:p>
          </table:table-cell>
          <table:table-cell table:style-name="ce415" office:value-type="string" calcext:value-type="string">
            <text:p>吉隆坡</text:p>
          </table:table-cell>
          <table:table-cell table:style-name="ce417" office:value-type="string" calcext:value-type="string">
            <text:p>3,326 km</text:p>
          </table:table-cell>
          <table:table-cell table:style-name="ce293" table:number-columns-repeated="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Jakarta</text:p>
          </table:table-cell>
          <table:table-cell table:style-name="ce146" office:value-type="string" calcext:value-type="string">
            <text:p>雅加達</text:p>
          </table:table-cell>
          <table:table-cell table:style-name="ce417" office:value-type="string" calcext:value-type="string">
            <text:p>4,166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ehran </text:p>
          </table:table-cell>
          <table:table-cell table:style-name="ce146" office:value-type="string" calcext:value-type="string">
            <text:p>德克蘭 </text:p>
          </table:table-cell>
          <table:table-cell table:style-name="ce417" office:value-type="string" calcext:value-type="string">
            <text:p>5,782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Stockholm</text:p>
          </table:table-cell>
          <table:table-cell table:style-name="ce146" office:value-type="string" calcext:value-type="string">
            <text:p>斯德哥爾摩</text:p>
          </table:table-cell>
          <table:table-cell table:style-name="ce417" office:value-type="string" calcext:value-type="string">
            <text:p>7,45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mbardia</text:p>
          </table:table-cell>
          <table:table-cell table:style-name="ce19" office:value-type="string" calcext:value-type="string">
            <text:p>倫巴底</text:p>
          </table:table-cell>
          <table:table-cell table:style-name="ce417" office:value-type="string" calcext:value-type="string">
            <text:p>8,64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ndon</text:p>
          </table:table-cell>
          <table:table-cell table:style-name="ce19" office:value-type="string" calcext:value-type="string">
            <text:p>倫敦</text:p>
          </table:table-cell>
          <table:table-cell table:style-name="ce417" office:value-type="string" calcext:value-type="string">
            <text:p>8,87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Madrid</text:p>
          </table:table-cell>
          <table:table-cell table:style-name="ce19" office:value-type="string" calcext:value-type="string">
            <text:p>馬德里</text:p>
          </table:table-cell>
          <table:table-cell table:style-name="ce417" office:value-type="string" calcext:value-type="string">
            <text:p>9,860 km</text:p>
          </table:table-cell>
          <table:table-cell table:style-name="ce417"/>
          <table:table-cell table:style-name="ce19" table:number-columns-repeated="2"/>
          <table:table-cell table:style-name="ce417" table:number-columns-repeated="2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York</text:p>
          </table:table-cell>
          <table:table-cell table:style-name="ce19" office:value-type="string" calcext:value-type="string">
            <text:p>紐約</text:p>
          </table:table-cell>
          <table:table-cell table:style-name="ce417" office:value-type="string" calcext:value-type="string">
            <text:p>12,033 km</text:p>
          </table:table-cell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417"/>
          <table:table-cell table:style-name="ce293"/>
          <table:table-cell table:style-name="ce19" table:number-columns-repeated="3"/>
          <table:table-cell table:style-name="ce417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 table:number-columns-repeated="7"/>
          <table:table-cell table:style-name="ce295"/>
          <table:table-cell table:number-columns-repeated="50"/>
        </table:table-row>
        <table:table-row table:style-name="ro2">
          <table:table-cell table:style-name="ce8" table:number-columns-repeated="10"/>
          <table:table-cell table:number-columns-repeated="50"/>
        </table:table-row>
        <table:table-row table:style-name="ro2" table:number-rows-repeated="1047912">
          <table:table-cell table:number-columns-repeated="60"/>
        </table:table-row>
        <table:table-row table:style-name="ro8" table:number-rows-repeated="594">
          <table:table-cell table:number-columns-repeated="60"/>
        </table:table-row>
        <table:table-row table:style-name="ro8">
          <table:table-cell table:number-columns-repeated="60"/>
        </table:table-row>
      </table:table>
      <table:table table:name="CitiesRatio" table:style-name="ta1">
        <office:forms form:automatic-focus="false" form:apply-design-mode="false"/>
        <table:table-column table:style-name="co13" table:default-cell-style-name="Default"/>
        <table:table-column table:style-name="co36" table:default-cell-style-name="ce439"/>
        <table:table-column table:style-name="co37" table:default-cell-style-name="ce439"/>
        <table:table-column table:style-name="co25" table:default-cell-style-name="ce446"/>
        <table:table-column table:style-name="co25" table:default-cell-style-name="ce619"/>
        <table:table-column table:style-name="co25" table:number-columns-repeated="7" table:default-cell-style-name="ce618"/>
        <table:table-column table:style-name="co20" table:default-cell-style-name="ce623"/>
        <table:table-column table:style-name="co38" table:default-cell-style-name="ce623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6">
          <table:table-cell/>
          <table:table-cell table:style-name="ce494" office:value-type="string" calcext:value-type="string" table:number-columns-spanned="2" table:number-rows-spanned="1">
            <text:p><text:span text:style-name="T8">Cases ratio </text:span></text:p>
            <text:p><text:span text:style-name="T8">確診個案比例</text:span></text:p>
          </table:table-cell>
          <table:covered-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277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277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277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277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277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277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277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_Cities.D24]" office:value-type="float" office:value="50008" calcext:value-type="float">
            <text:p>50,008</text:p>
          </table:table-cell>
          <table:table-cell table:style-name="ce446" table:formula="of:=[$World_E_Asian_Cities.D25]" office:value-type="float" office:value="6761" calcext:value-type="float">
            <text:p>6,761</text:p>
          </table:table-cell>
          <table:table-cell table:style-name="ce446" table:formula="of:=[$World_E_Asian_Cities.D26]" office:value-type="float" office:value="3252" calcext:value-type="float">
            <text:p>3,252</text:p>
          </table:table-cell>
          <table:table-cell table:style-name="ce446" table:formula="of:=[$World_E_Asian_Cities.D27]" office:value-type="float" office:value="1186" calcext:value-type="float">
            <text:p>1,186</text:p>
          </table:table-cell>
          <table:table-cell table:style-name="ce446" table:formula="of:=[$World_E_Asian_Cities.D30]" office:value-type="float" office:value="945" calcext:value-type="float">
            <text:p>945</text:p>
          </table:table-cell>
          <table:table-cell table:style-name="ce446" table:formula="of:=[$World_E_Asian_Cities.D29]" office:value-type="float" office:value="1017" calcext:value-type="float">
            <text:p>1,017</text:p>
          </table:table-cell>
          <table:table-cell table:style-name="ce446" table:formula="of:=[$World_E_Asian_Cities.D28]" office:value-type="float" office:value="808" calcext:value-type="float">
            <text:p>808</text:p>
          </table:table-cell>
          <table:table-cell table:style-name="ce446" table:formula="of:=[$World_E_Asian_Cities.D32]" office:value-type="float" office:value="595" calcext:value-type="float">
            <text:p>595</text:p>
          </table:table-cell>
          <table:table-cell table:style-name="ce446" table:formula="of:=[$World_E_Asian_Cities.D31]" office:value-type="float" office:value="587" calcext:value-type="float">
            <text:p>587</text:p>
          </table:table-cell>
          <table:table-cell table:style-name="ce446" table:formula="of:=[$World_E_Asian_Cities.D33]" office:value-type="float" office:value="100" calcext:value-type="float">
            <text:p>10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formula="of:=[$World_E_Asian_Cities.D10]" office:value-type="float" office:value="110425" calcext:value-type="float">
            <text:p>110,425</text:p>
          </table:table-cell>
          <table:table-cell table:style-name="ce618" table:formula="of:=[.$D6]/[.E$5]" office:value-type="float" office:value="2.20814669652856" calcext:value-type="float">
            <text:p>2</text:p>
          </table:table-cell>
          <table:table-cell table:formula="of:=[.$D6]/[.F$5]" office:value-type="float" office:value="16.3326431001331" calcext:value-type="float">
            <text:p>16</text:p>
          </table:table-cell>
          <table:table-cell table:formula="of:=[.$D6]/[.G$5]" office:value-type="float" office:value="33.9560270602706" calcext:value-type="float">
            <text:p>34</text:p>
          </table:table-cell>
          <table:table-cell table:formula="of:=[.$D6]/[.H$5]" office:value-type="float" office:value="93.1070826306914" calcext:value-type="float">
            <text:p>93</text:p>
          </table:table-cell>
          <table:table-cell table:formula="of:=[.$D6]/[.I$5]" office:value-type="float" office:value="116.851851851852" calcext:value-type="float">
            <text:p>117</text:p>
          </table:table-cell>
          <table:table-cell table:formula="of:=[.$D6]/[.J$5]" office:value-type="float" office:value="108.579154375615" calcext:value-type="float">
            <text:p>109</text:p>
          </table:table-cell>
          <table:table-cell table:formula="of:=[.$D6]/[.K$5]" office:value-type="float" office:value="136.664603960396" calcext:value-type="float">
            <text:p>137</text:p>
          </table:table-cell>
          <table:table-cell table:formula="of:=[.$D6]/[.L$5]" office:value-type="float" office:value="185.588235294118" calcext:value-type="float">
            <text:p>186</text:p>
          </table:table-cell>
          <table:table-cell table:formula="of:=[.$D6]/[.M$5]" office:value-type="float" office:value="188.117546848382" calcext:value-type="float">
            <text:p>188</text:p>
          </table:table-cell>
          <table:table-cell table:formula="of:=[.$D6]/[.N$5]" office:value-type="float" office:value="1104.25" calcext:value-type="float">
            <text:p>1104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 (with Milan)" calcext:value-type="string">
            <text:p>Lombardy (with Milan)</text:p>
          </table:table-cell>
          <table:table-cell table:formula="of:=[$World_E_Asian_Cities.C11]" office:value-type="string" office:string-value="倫巴底(包括米蘭)" calcext:value-type="string">
            <text:p>倫巴底(包括米蘭)</text:p>
          </table:table-cell>
          <table:table-cell table:formula="of:=[$World_E_Asian_Cities.D11]" office:value-type="float" office:value="60314" calcext:value-type="float">
            <text:p>60,314</text:p>
          </table:table-cell>
          <table:table-cell table:style-name="ce618" table:formula="of:=[.$D7]/[.E$5]" office:value-type="float" office:value="1.20608702607583" calcext:value-type="float">
            <text:p>1</text:p>
          </table:table-cell>
          <table:table-cell table:formula="of:=[.$D7]/[.F$5]" office:value-type="float" office:value="8.92086969383227" calcext:value-type="float">
            <text:p>9</text:p>
          </table:table-cell>
          <table:table-cell table:formula="of:=[.$D7]/[.G$5]" office:value-type="float" office:value="18.5467404674047" calcext:value-type="float">
            <text:p>19</text:p>
          </table:table-cell>
          <table:table-cell table:formula="of:=[.$D7]/[.H$5]" office:value-type="float" office:value="50.8549747048904" calcext:value-type="float">
            <text:p>51</text:p>
          </table:table-cell>
          <table:table-cell table:formula="of:=[.$D7]/[.I$5]" office:value-type="float" office:value="63.8243386243386" calcext:value-type="float">
            <text:p>64</text:p>
          </table:table-cell>
          <table:table-cell table:formula="of:=[.$D7]/[.J$5]" office:value-type="float" office:value="59.3058013765978" calcext:value-type="float">
            <text:p>59</text:p>
          </table:table-cell>
          <table:table-cell table:formula="of:=[.$D7]/[.K$5]" office:value-type="float" office:value="74.6460396039604" calcext:value-type="float">
            <text:p>75</text:p>
          </table:table-cell>
          <table:table-cell table:formula="of:=[.$D7]/[.L$5]" office:value-type="float" office:value="101.368067226891" calcext:value-type="float">
            <text:p>101</text:p>
          </table:table-cell>
          <table:table-cell table:formula="of:=[.$D7]/[.M$5]" office:value-type="float" office:value="102.749574105622" calcext:value-type="float">
            <text:p>103</text:p>
          </table:table-cell>
          <table:table-cell table:formula="of:=[.$D7]/[.N$5]" office:value-type="float" office:value="603.14" calcext:value-type="float">
            <text:p>603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formula="of:=[$World_E_Asian_Cities.D12]" office:value-type="float" office:value="48048" calcext:value-type="float">
            <text:p>48,048</text:p>
          </table:table-cell>
          <table:table-cell table:style-name="ce618" table:formula="of:=[.$D8]/[.E$5]" office:value-type="float" office:value="0.96080627099664" calcext:value-type="float">
            <text:p>1</text:p>
          </table:table-cell>
          <table:table-cell table:formula="of:=[.$D8]/[.F$5]" office:value-type="float" office:value="7.10664102943352" calcext:value-type="float">
            <text:p>7</text:p>
          </table:table-cell>
          <table:table-cell table:formula="of:=[.$D8]/[.G$5]" office:value-type="float" office:value="14.7749077490775" calcext:value-type="float">
            <text:p>15</text:p>
          </table:table-cell>
          <table:table-cell table:formula="of:=[.$D8]/[.H$5]" office:value-type="float" office:value="40.5126475548061" calcext:value-type="float">
            <text:p>41</text:p>
          </table:table-cell>
          <table:table-cell table:formula="of:=[.$D8]/[.I$5]" office:value-type="float" office:value="50.8444444444444" calcext:value-type="float">
            <text:p>51</text:p>
          </table:table-cell>
          <table:table-cell table:formula="of:=[.$D8]/[.J$5]" office:value-type="float" office:value="47.2448377581121" calcext:value-type="float">
            <text:p>47</text:p>
          </table:table-cell>
          <table:table-cell table:formula="of:=[.$D8]/[.K$5]" office:value-type="float" office:value="59.4653465346535" calcext:value-type="float">
            <text:p>59</text:p>
          </table:table-cell>
          <table:table-cell table:formula="of:=[.$D8]/[.L$5]" office:value-type="float" office:value="80.7529411764706" calcext:value-type="float">
            <text:p>81</text:p>
          </table:table-cell>
          <table:table-cell table:formula="of:=[.$D8]/[.M$5]" office:value-type="float" office:value="81.8534923339012" calcext:value-type="float">
            <text:p>82</text:p>
          </table:table-cell>
          <table:table-cell table:formula="of:=[.$D8]/[.N$5]" office:value-type="float" office:value="480.48" calcext:value-type="float">
            <text:p>48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formula="of:=[$World_E_Asian_Cities.D13]" office:value-type="float" office:value="33569" calcext:value-type="float">
            <text:p>33,569</text:p>
          </table:table-cell>
          <table:table-cell table:style-name="ce618" table:formula="of:=[.$D9]/[.E$5]" office:value-type="float" office:value="0.671272596384578" calcext:value-type="float">
            <text:p>1</text:p>
          </table:table-cell>
          <table:table-cell table:formula="of:=[.$D9]/[.F$5]" office:value-type="float" office:value="4.9650939210176" calcext:value-type="float">
            <text:p>5</text:p>
          </table:table-cell>
          <table:table-cell table:formula="of:=[.$D9]/[.G$5]" office:value-type="float" office:value="10.3225707257073" calcext:value-type="float">
            <text:p>10</text:p>
          </table:table-cell>
          <table:table-cell table:formula="of:=[.$D9]/[.H$5]" office:value-type="float" office:value="28.3043844856661" calcext:value-type="float">
            <text:p>28</text:p>
          </table:table-cell>
          <table:table-cell table:formula="of:=[.$D9]/[.I$5]" office:value-type="float" office:value="35.5227513227513" calcext:value-type="float">
            <text:p>36</text:p>
          </table:table-cell>
          <table:table-cell table:formula="of:=[.$D9]/[.J$5]" office:value-type="float" office:value="33.007866273353" calcext:value-type="float">
            <text:p>33</text:p>
          </table:table-cell>
          <table:table-cell table:formula="of:=[.$D9]/[.K$5]" office:value-type="float" office:value="41.5457920792079" calcext:value-type="float">
            <text:p>42</text:p>
          </table:table-cell>
          <table:table-cell table:formula="of:=[.$D9]/[.L$5]" office:value-type="float" office:value="56.418487394958" calcext:value-type="float">
            <text:p>56</text:p>
          </table:table-cell>
          <table:table-cell table:formula="of:=[.$D9]/[.M$5]" office:value-type="float" office:value="57.1873935264055" calcext:value-type="float">
            <text:p>57</text:p>
          </table:table-cell>
          <table:table-cell table:formula="of:=[.$D9]/[.N$5]" office:value-type="float" office:value="335.69" calcext:value-type="float">
            <text:p>336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formula="of:=[$World_E_Asian_Cities.D14]" office:value-type="float" office:value="18062" calcext:value-type="float">
            <text:p>18,062</text:p>
          </table:table-cell>
          <table:table-cell table:formula="of:=[.$D10]/[.E$5]" office:value-type="float" office:value="0.361182210846265" calcext:value-type="float">
            <text:p>0.4</text:p>
          </table:table-cell>
          <table:table-cell table:formula="of:=[.$D10]/[.F$5]" office:value-type="float" office:value="2.67149829906818" calcext:value-type="float">
            <text:p>3</text:p>
          </table:table-cell>
          <table:table-cell table:formula="of:=[.$D10]/[.G$5]" office:value-type="float" office:value="5.55412054120541" calcext:value-type="float">
            <text:p>6</text:p>
          </table:table-cell>
          <table:table-cell table:formula="of:=[.$D10]/[.H$5]" office:value-type="float" office:value="15.2293423271501" calcext:value-type="float">
            <text:p>15</text:p>
          </table:table-cell>
          <table:table-cell table:formula="of:=[.$D10]/[.I$5]" office:value-type="float" office:value="19.1132275132275" calcext:value-type="float">
            <text:p>19</text:p>
          </table:table-cell>
          <table:table-cell table:formula="of:=[.$D10]/[.J$5]" office:value-type="float" office:value="17.7600786627335" calcext:value-type="float">
            <text:p>18</text:p>
          </table:table-cell>
          <table:table-cell table:formula="of:=[.$D10]/[.K$5]" office:value-type="float" office:value="22.3539603960396" calcext:value-type="float">
            <text:p>22</text:p>
          </table:table-cell>
          <table:table-cell table:formula="of:=[.$D10]/[.L$5]" office:value-type="float" office:value="30.3563025210084" calcext:value-type="float">
            <text:p>30</text:p>
          </table:table-cell>
          <table:table-cell table:formula="of:=[.$D10]/[.M$5]" office:value-type="float" office:value="30.7700170357751" calcext:value-type="float">
            <text:p>31</text:p>
          </table:table-cell>
          <table:table-cell table:formula="of:=[.$D10]/[.N$5]" office:value-type="float" office:value="180.62" calcext:value-type="float">
            <text:p>18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" calcext:value-type="string">
            <text:p>London</text:p>
          </table:table-cell>
          <table:table-cell table:formula="of:=[$World_E_Asian_Cities.C15]" office:value-type="string" office:string-value="倫敦" calcext:value-type="string">
            <text:p>倫敦</text:p>
          </table:table-cell>
          <table:table-cell table:formula="of:=[$World_E_Asian_Cities.D15]" office:value-type="float" office:value="18000" calcext:value-type="float">
            <text:p>18,000</text:p>
          </table:table-cell>
          <table:table-cell table:formula="of:=[.$D11]/[.E$5]" office:value-type="float" office:value="0.359942409214526" calcext:value-type="float">
            <text:p>0.4</text:p>
          </table:table-cell>
          <table:table-cell table:formula="of:=[.$D11]/[.F$5]" office:value-type="float" office:value="2.66232805797959" calcext:value-type="float">
            <text:p>3</text:p>
          </table:table-cell>
          <table:table-cell table:formula="of:=[.$D11]/[.G$5]" office:value-type="float" office:value="5.53505535055351" calcext:value-type="float">
            <text:p>6</text:p>
          </table:table-cell>
          <table:table-cell table:formula="of:=[.$D11]/[.H$5]" office:value-type="float" office:value="15.177065767285" calcext:value-type="float">
            <text:p>15</text:p>
          </table:table-cell>
          <table:table-cell table:formula="of:=[.$D11]/[.I$5]" office:value-type="float" office:value="19.047619047619" calcext:value-type="float">
            <text:p>19</text:p>
          </table:table-cell>
          <table:table-cell table:formula="of:=[.$D11]/[.J$5]" office:value-type="float" office:value="17.6991150442478" calcext:value-type="float">
            <text:p>18</text:p>
          </table:table-cell>
          <table:table-cell table:formula="of:=[.$D11]/[.K$5]" office:value-type="float" office:value="22.2772277227723" calcext:value-type="float">
            <text:p>22</text:p>
          </table:table-cell>
          <table:table-cell table:formula="of:=[.$D11]/[.L$5]" office:value-type="float" office:value="30.2521008403361" calcext:value-type="float">
            <text:p>30</text:p>
          </table:table-cell>
          <table:table-cell table:formula="of:=[.$D11]/[.M$5]" office:value-type="float" office:value="30.664395229983" calcext:value-type="float">
            <text:p>31</text:p>
          </table:table-cell>
          <table:table-cell table:formula="of:=[.$D11]/[.N$5]" office:value-type="float" office:value="180" calcext:value-type="float">
            <text:p>180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8]" office:value-type="string" office:string-value="Tehran *" calcext:value-type="string">
            <text:p>Tehran *</text:p>
          </table:table-cell>
          <table:table-cell table:style-name="ce434"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D18]" office:value-type="float" office:value="5098" calcext:value-type="float">
            <text:p>5,098</text:p>
          </table:table-cell>
          <table:table-cell table:formula="of:=[.$D12]/[.E$5]" office:value-type="float" office:value="0.101943689009758" calcext:value-type="float">
            <text:p>0.1</text:p>
          </table:table-cell>
          <table:table-cell table:formula="of:=[.$D12]/[.F$5]" office:value-type="float" office:value="0.754030468865552" calcext:value-type="float">
            <text:p>1</text:p>
          </table:table-cell>
          <table:table-cell table:formula="of:=[.$D12]/[.G$5]" office:value-type="float" office:value="1.56765067650677" calcext:value-type="float">
            <text:p>2</text:p>
          </table:table-cell>
          <table:table-cell table:formula="of:=[.$D12]/[.H$5]" office:value-type="float" office:value="4.29848229342327" calcext:value-type="float">
            <text:p>4</text:p>
          </table:table-cell>
          <table:table-cell table:formula="of:=[.$D12]/[.I$5]" office:value-type="float" office:value="5.394708994709" calcext:value-type="float">
            <text:p>5</text:p>
          </table:table-cell>
          <table:table-cell table:formula="of:=[.$D12]/[.J$5]" office:value-type="float" office:value="5.01278269419862" calcext:value-type="float">
            <text:p>5</text:p>
          </table:table-cell>
          <table:table-cell table:formula="of:=[.$D12]/[.K$5]" office:value-type="float" office:value="6.30940594059406" calcext:value-type="float">
            <text:p>6</text:p>
          </table:table-cell>
          <table:table-cell table:formula="of:=[.$D12]/[.L$5]" office:value-type="float" office:value="8.56806722689076" calcext:value-type="float">
            <text:p>9</text:p>
          </table:table-cell>
          <table:table-cell table:formula="of:=[.$D12]/[.M$5]" office:value-type="float" office:value="8.68483816013629" calcext:value-type="float">
            <text:p>9</text:p>
          </table:table-cell>
          <table:table-cell table:formula="of:=[.$D12]/[.N$5]" office:value-type="float" office:value="50.98" calcext:value-type="float">
            <text:p>5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formula="of:=[$World_E_Asian_Cities.D16]" office:value-type="float" office:value="4806" calcext:value-type="float">
            <text:p>4,806</text:p>
          </table:table-cell>
          <table:table-cell table:formula="of:=[.$D13]/[.E$5]" office:value-type="float" office:value="0.0961046232602784" calcext:value-type="float">
            <text:p>0.1</text:p>
          </table:table-cell>
          <table:table-cell table:formula="of:=[.$D13]/[.F$5]" office:value-type="float" office:value="0.71084159148055" calcext:value-type="float">
            <text:p>1</text:p>
          </table:table-cell>
          <table:table-cell table:formula="of:=[.$D13]/[.G$5]" office:value-type="float" office:value="1.47785977859779" calcext:value-type="float">
            <text:p>1</text:p>
          </table:table-cell>
          <table:table-cell table:formula="of:=[.$D13]/[.H$5]" office:value-type="float" office:value="4.05227655986509" calcext:value-type="float">
            <text:p>4</text:p>
          </table:table-cell>
          <table:table-cell table:formula="of:=[.$D13]/[.I$5]" office:value-type="float" office:value="5.08571428571429" calcext:value-type="float">
            <text:p>5</text:p>
          </table:table-cell>
          <table:table-cell table:formula="of:=[.$D13]/[.J$5]" office:value-type="float" office:value="4.72566371681416" calcext:value-type="float">
            <text:p>5</text:p>
          </table:table-cell>
          <table:table-cell table:formula="of:=[.$D13]/[.K$5]" office:value-type="float" office:value="5.9480198019802" calcext:value-type="float">
            <text:p>6</text:p>
          </table:table-cell>
          <table:table-cell table:formula="of:=[.$D13]/[.L$5]" office:value-type="float" office:value="8.07731092436975" calcext:value-type="float">
            <text:p>8</text:p>
          </table:table-cell>
          <table:table-cell table:formula="of:=[.$D13]/[.M$5]" office:value-type="float" office:value="8.18739352640545" calcext:value-type="float">
            <text:p>8</text:p>
          </table:table-cell>
          <table:table-cell table:formula="of:=[.$D13]/[.N$5]" office:value-type="float" office:value="48.06" calcext:value-type="float">
            <text:p>48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7]" office:value-type="string" office:string-value="Brussels Metro *" calcext:value-type="string">
            <text:p>Brussels Metro *</text:p>
          </table:table-cell>
          <table:table-cell table:style-name="ce434" table:formula="of:=[$World_E_Asian_Cities.C17]" office:value-type="string" office:string-value="布魯塞爾大區 *" calcext:value-type="string">
            <text:p>布魯塞爾大區 *</text:p>
          </table:table-cell>
          <table:table-cell table:formula="of:=[$World_E_Asian_Cities.D17]" office:value-type="float" office:value="3247" calcext:value-type="float">
            <text:p>3,247</text:p>
          </table:table-cell>
          <table:table-cell table:formula="of:=[.$D14]/[.E$5]" office:value-type="float" office:value="0.0649296112621981" calcext:value-type="float">
            <text:p>0.1</text:p>
          </table:table-cell>
          <table:table-cell table:style-name="ce619" table:formula="of:=[.$D14]/[.F$5]" office:value-type="float" office:value="0.480254400236651" calcext:value-type="float">
            <text:p>0.5</text:p>
          </table:table-cell>
          <table:table-cell table:formula="of:=[.$D14]/[.G$5]" office:value-type="float" office:value="0.998462484624846" calcext:value-type="float">
            <text:p>1</text:p>
          </table:table-cell>
          <table:table-cell table:formula="of:=[.$D14]/[.H$5]" office:value-type="float" office:value="2.73777403035413" calcext:value-type="float">
            <text:p>3</text:p>
          </table:table-cell>
          <table:table-cell table:formula="of:=[.$D14]/[.I$5]" office:value-type="float" office:value="3.43597883597884" calcext:value-type="float">
            <text:p>3</text:p>
          </table:table-cell>
          <table:table-cell table:formula="of:=[.$D14]/[.J$5]" office:value-type="float" office:value="3.19272369714848" calcext:value-type="float">
            <text:p>3</text:p>
          </table:table-cell>
          <table:table-cell table:formula="of:=[.$D14]/[.K$5]" office:value-type="float" office:value="4.01856435643564" calcext:value-type="float">
            <text:p>4</text:p>
          </table:table-cell>
          <table:table-cell table:formula="of:=[.$D14]/[.L$5]" office:value-type="float" office:value="5.45714285714286" calcext:value-type="float">
            <text:p>5</text:p>
          </table:table-cell>
          <table:table-cell table:formula="of:=[.$D14]/[.M$5]" office:value-type="float" office:value="5.53151618398637" calcext:value-type="float">
            <text:p>6</text:p>
          </table:table-cell>
          <table:table-cell table:formula="of:=[.$D14]/[.N$5]" office:value-type="float" office:value="32.47" calcext:value-type="float">
            <text:p>32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427" table:number-columns-repeated="9"/>
          <table:table-cell table:style-name="ce437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37" calcext:value-type="float">
            <text:p>37</text:p>
          </table:table-cell>
          <table:table-cell table:number-columns-repeated="30"/>
          <table:table-cell table:style-name="ce327" table:number-columns-repeated="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11" calcext:value-type="float">
            <text:p>11</text:p>
          </table:table-cell>
          <table:table-cell table:number-columns-repeated="33"/>
        </table:table-row>
        <table:table-row table:style-name="ro35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6:.N15];&quot;&gt;=&quot; &amp; 500) - COUNTIF([.E6:.N15];&quot;&gt;&quot; &amp; 1000)" office:value-type="float" office:value="1" calcext:value-type="float">
            <text:p>1</text:p>
          </table:table-cell>
          <table:table-cell table:number-columns-repeated="33"/>
        </table:table-row>
        <table:table-row table:style-name="ro26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6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27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table:formula="of:=[.B3]" office:value-type="string" office:string-value="World cities and East Asian major cities  世界主要城市及東亞城市比較" calcext:value-type="string">
            <text:p>World cities and East Asian major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7">
          <table:table-cell/>
          <table:table-cell table:style-name="ce317" office:value-type="string" calcext:value-type="string" table:number-columns-spanned="2" table:number-rows-spanned="1">
            <text:p><text:span text:style-name="T8">Deaths ratio </text:span></text:p>
            <text:p><text:span text:style-name="T8">死亡人數比例</text:span></text:p>
          </table:table-cell>
          <table:covered-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459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459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459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459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459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459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517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459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446" table:formula="of:=[$World_E_Asian_Cities.E24]" office:value-type="float" office:value="2577" calcext:value-type="float">
            <text:p>2,577</text:p>
          </table:table-cell>
          <table:table-cell table:style-name="ce446" table:formula="of:=[$World_E_Asian_Cities.E25]" office:value-type="float" office:value="122" calcext:value-type="float">
            <text:p>122</text:p>
          </table:table-cell>
          <table:table-cell table:style-name="ce446" table:formula="of:=[$World_E_Asian_Cities.E28]" office:value-type="float" office:value="85" calcext:value-type="float">
            <text:p>85</text:p>
          </table:table-cell>
          <table:table-cell table:style-name="ce446" table:formula="of:=[$World_E_Asian_Cities.E27]" office:value-type="float" office:value="52" calcext:value-type="float">
            <text:p>52</text:p>
          </table:table-cell>
          <table:table-cell table:style-name="ce446" table:formula="of:=[$World_E_Asian_Cities.E32]" office:value-type="float" office:value="52" calcext:value-type="float">
            <text:p>52</text:p>
          </table:table-cell>
          <table:table-cell table:style-name="ce446" table:formula="of:=[$World_E_Asian_Cities.E31]" office:value-type="float" office:value="16" calcext:value-type="float">
            <text:p>16</text:p>
          </table:table-cell>
          <table:table-cell table:style-name="ce446" table:formula="of:=[$World_E_Asian_Cities.E30]" office:value-type="float" office:value="11" calcext:value-type="float">
            <text:p>11</text:p>
          </table:table-cell>
          <table:table-cell table:style-name="ce446" table:formula="of:=[$World_E_Asian_Cities.E26]" office:value-type="float" office:value="10" calcext:value-type="float">
            <text:p>10</text:p>
          </table:table-cell>
          <table:table-cell table:style-name="ce446" table:formula="of:=[$World_E_Asian_Cities.E29]" office:value-type="float" office:value="4" calcext:value-type="float">
            <text:p>4</text:p>
          </table:table-cell>
          <table:table-cell table:style-name="ce446" table:formula="of:=[$World_E_Asian_Cities.E33]" office:value-type="float" office:value="1" calcext:value-type="float">
            <text:p>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style-name="ce276" table:formula="of:=[$World_E_Asian_Cities.E10]" office:value-type="float" office:value="7905" calcext:value-type="float">
            <text:p>7905</text:p>
          </table:table-cell>
          <table:table-cell table:style-name="ce641" table:formula="of:=[.$D28]/[.E$27]" office:value-type="float" office:value="3.06752037252619" calcext:value-type="float">
            <text:p>3.1</text:p>
          </table:table-cell>
          <table:table-cell table:style-name="ce646" table:formula="of:=[.$D28]/[.F$27]" office:value-type="float" office:value="64.7950819672131" calcext:value-type="float">
            <text:p>65</text:p>
          </table:table-cell>
          <table:table-cell table:style-name="ce646" table:formula="of:=[.$D28]/[.G$27]" office:value-type="float" office:value="93" calcext:value-type="float">
            <text:p>93</text:p>
          </table:table-cell>
          <table:table-cell table:style-name="ce646" table:formula="of:=[.$D28]/[.H$27]" office:value-type="float" office:value="152.019230769231" calcext:value-type="float">
            <text:p>152</text:p>
          </table:table-cell>
          <table:table-cell table:style-name="ce646" table:formula="of:=[.$D28]/[.I$27]" office:value-type="float" office:value="152.019230769231" calcext:value-type="float">
            <text:p>152</text:p>
          </table:table-cell>
          <table:table-cell table:style-name="ce646" table:formula="of:=[.$D28]/[.J$27]" office:value-type="float" office:value="494.0625" calcext:value-type="float">
            <text:p>494</text:p>
          </table:table-cell>
          <table:table-cell table:style-name="ce646" table:formula="of:=[.$D28]/[.K$27]" office:value-type="float" office:value="718.636363636364" calcext:value-type="float">
            <text:p>719</text:p>
          </table:table-cell>
          <table:table-cell table:style-name="ce646" table:formula="of:=[.$D28]/[.L$27]" office:value-type="float" office:value="790.5" calcext:value-type="float">
            <text:p>791</text:p>
          </table:table-cell>
          <table:table-cell table:style-name="ce653" table:formula="of:=[.$D28]/[.M$27]" office:value-type="float" office:value="1976.25" calcext:value-type="float">
            <text:p>1976</text:p>
          </table:table-cell>
          <table:table-cell table:style-name="ce653" table:formula="of:=[.$D28]/[.N$27]" office:value-type="float" office:value="7905" calcext:value-type="float">
            <text:p>790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 (with Milan)" calcext:value-type="string">
            <text:p>Lombardy (with Milan)</text:p>
          </table:table-cell>
          <table:table-cell table:formula="of:=[$World_E_Asian_Cities.C11]" office:value-type="string" office:string-value="倫巴底(包括米蘭)" calcext:value-type="string">
            <text:p>倫巴底(包括米蘭)</text:p>
          </table:table-cell>
          <table:table-cell table:style-name="ce276" table:formula="of:=[$World_E_Asian_Cities.E11]" office:value-type="float" office:value="10901" calcext:value-type="float">
            <text:p>10901</text:p>
          </table:table-cell>
          <table:table-cell table:style-name="ce642" table:formula="of:=[.$D29]/[.E$27]" office:value-type="float" office:value="4.23011253395421" calcext:value-type="float">
            <text:p>4</text:p>
          </table:table-cell>
          <table:table-cell table:style-name="ce642" table:formula="of:=[.$D29]/[.F$27]" office:value-type="float" office:value="89.3524590163934" calcext:value-type="float">
            <text:p>89</text:p>
          </table:table-cell>
          <table:table-cell table:style-name="ce642" table:formula="of:=[.$D29]/[.G$27]" office:value-type="float" office:value="128.247058823529" calcext:value-type="float">
            <text:p>128</text:p>
          </table:table-cell>
          <table:table-cell table:style-name="ce642" table:formula="of:=[.$D29]/[.H$27]" office:value-type="float" office:value="209.634615384615" calcext:value-type="float">
            <text:p>210</text:p>
          </table:table-cell>
          <table:table-cell table:style-name="ce642" table:formula="of:=[.$D29]/[.I$27]" office:value-type="float" office:value="209.634615384615" calcext:value-type="float">
            <text:p>210</text:p>
          </table:table-cell>
          <table:table-cell table:style-name="ce642" table:formula="of:=[.$D29]/[.J$27]" office:value-type="float" office:value="681.3125" calcext:value-type="float">
            <text:p>681</text:p>
          </table:table-cell>
          <table:table-cell table:style-name="ce642" table:formula="of:=[.$D29]/[.K$27]" office:value-type="float" office:value="991" calcext:value-type="float">
            <text:p>991</text:p>
          </table:table-cell>
          <table:table-cell table:style-name="ce642" table:formula="of:=[.$D29]/[.L$27]" office:value-type="float" office:value="1090.1" calcext:value-type="float">
            <text:p>1090</text:p>
          </table:table-cell>
          <table:table-cell table:style-name="ce625" table:formula="of:=[.$D29]/[.M$27]" office:value-type="float" office:value="2725.25" calcext:value-type="float">
            <text:p>2725</text:p>
          </table:table-cell>
          <table:table-cell table:style-name="ce625" table:formula="of:=[.$D29]/[.N$27]" office:value-type="float" office:value="10901" calcext:value-type="float">
            <text:p>1090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style-name="ce276" table:formula="of:=[$World_E_Asian_Cities.E12]" office:value-type="float" office:value="6568" calcext:value-type="float">
            <text:p>6568</text:p>
          </table:table-cell>
          <table:table-cell table:style-name="ce642" table:formula="of:=[.$D30]/[.E$27]" office:value-type="float" office:value="2.54870003880481" calcext:value-type="float">
            <text:p>3</text:p>
          </table:table-cell>
          <table:table-cell table:style-name="ce642" table:formula="of:=[.$D30]/[.F$27]" office:value-type="float" office:value="53.8360655737705" calcext:value-type="float">
            <text:p>54</text:p>
          </table:table-cell>
          <table:table-cell table:style-name="ce642" table:formula="of:=[.$D30]/[.G$27]" office:value-type="float" office:value="77.2705882352941" calcext:value-type="float">
            <text:p>77</text:p>
          </table:table-cell>
          <table:table-cell table:style-name="ce642" table:formula="of:=[.$D30]/[.H$27]" office:value-type="float" office:value="126.307692307692" calcext:value-type="float">
            <text:p>126</text:p>
          </table:table-cell>
          <table:table-cell table:style-name="ce642" table:formula="of:=[.$D30]/[.I$27]" office:value-type="float" office:value="126.307692307692" calcext:value-type="float">
            <text:p>126</text:p>
          </table:table-cell>
          <table:table-cell table:style-name="ce642" table:formula="of:=[.$D30]/[.J$27]" office:value-type="float" office:value="410.5" calcext:value-type="float">
            <text:p>411</text:p>
          </table:table-cell>
          <table:table-cell table:style-name="ce642" table:formula="of:=[.$D30]/[.K$27]" office:value-type="float" office:value="597.090909090909" calcext:value-type="float">
            <text:p>597</text:p>
          </table:table-cell>
          <table:table-cell table:style-name="ce642" table:formula="of:=[.$D30]/[.L$27]" office:value-type="float" office:value="656.8" calcext:value-type="float">
            <text:p>657</text:p>
          </table:table-cell>
          <table:table-cell table:style-name="ce625" table:formula="of:=[.$D30]/[.M$27]" office:value-type="float" office:value="1642" calcext:value-type="float">
            <text:p>1642</text:p>
          </table:table-cell>
          <table:table-cell table:style-name="ce625" table:formula="of:=[.$D30]/[.N$27]" office:value-type="float" office:value="6568" calcext:value-type="float">
            <text:p>656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style-name="ce276" table:formula="of:=[$World_E_Asian_Cities.E13]" office:value-type="float" office:value="872" calcext:value-type="float">
            <text:p>872</text:p>
          </table:table-cell>
          <table:table-cell table:style-name="ce429" table:formula="of:=[.$D31]/[.E$27]" office:value-type="float" office:value="0.338377958866899" calcext:value-type="float">
            <text:p>0.3</text:p>
          </table:table-cell>
          <table:table-cell table:style-name="ce642" table:formula="of:=[.$D31]/[.F$27]" office:value-type="float" office:value="7.14754098360656" calcext:value-type="float">
            <text:p>7</text:p>
          </table:table-cell>
          <table:table-cell table:style-name="ce642" table:formula="of:=[.$D31]/[.G$27]" office:value-type="float" office:value="10.2588235294118" calcext:value-type="float">
            <text:p>10</text:p>
          </table:table-cell>
          <table:table-cell table:style-name="ce642" table:formula="of:=[.$D31]/[.H$27]" office:value-type="float" office:value="16.7692307692308" calcext:value-type="float">
            <text:p>17</text:p>
          </table:table-cell>
          <table:table-cell table:style-name="ce642" table:formula="of:=[.$D31]/[.I$27]" office:value-type="float" office:value="16.7692307692308" calcext:value-type="float">
            <text:p>17</text:p>
          </table:table-cell>
          <table:table-cell table:style-name="ce642" table:formula="of:=[.$D31]/[.J$27]" office:value-type="float" office:value="54.5" calcext:value-type="float">
            <text:p>55</text:p>
          </table:table-cell>
          <table:table-cell table:style-name="ce642" table:formula="of:=[.$D31]/[.K$27]" office:value-type="float" office:value="79.2727272727273" calcext:value-type="float">
            <text:p>79</text:p>
          </table:table-cell>
          <table:table-cell table:style-name="ce642" table:formula="of:=[.$D31]/[.L$27]" office:value-type="float" office:value="87.2" calcext:value-type="float">
            <text:p>87</text:p>
          </table:table-cell>
          <table:table-cell table:style-name="ce625" table:formula="of:=[.$D31]/[.M$27]" office:value-type="float" office:value="218" calcext:value-type="float">
            <text:p>218</text:p>
          </table:table-cell>
          <table:table-cell table:style-name="ce625" table:formula="of:=[.$D31]/[.N$27]" office:value-type="float" office:value="872" calcext:value-type="float">
            <text:p>87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style-name="ce276" table:formula="of:=[$World_E_Asian_Cities.E14]" office:value-type="float" office:value="1767" calcext:value-type="float">
            <text:p>1767</text:p>
          </table:table-cell>
          <table:table-cell table:style-name="ce429" table:formula="of:=[.$D32]/[.E$27]" office:value-type="float" office:value="0.685681024447031" calcext:value-type="float">
            <text:p>0.7</text:p>
          </table:table-cell>
          <table:table-cell table:style-name="ce429" table:formula="of:=[.$D32]/[.F$27]" office:value-type="float" office:value="14.4836065573771" calcext:value-type="float">
            <text:p>14.5</text:p>
          </table:table-cell>
          <table:table-cell table:style-name="ce642" table:formula="of:=[.$D32]/[.G$27]" office:value-type="float" office:value="20.7882352941176" calcext:value-type="float">
            <text:p>21</text:p>
          </table:table-cell>
          <table:table-cell table:style-name="ce642" table:formula="of:=[.$D32]/[.H$27]" office:value-type="float" office:value="33.9807692307692" calcext:value-type="float">
            <text:p>34</text:p>
          </table:table-cell>
          <table:table-cell table:style-name="ce642" table:formula="of:=[.$D32]/[.I$27]" office:value-type="float" office:value="33.9807692307692" calcext:value-type="float">
            <text:p>34</text:p>
          </table:table-cell>
          <table:table-cell table:style-name="ce642" table:formula="of:=[.$D32]/[.J$27]" office:value-type="float" office:value="110.4375" calcext:value-type="float">
            <text:p>110</text:p>
          </table:table-cell>
          <table:table-cell table:style-name="ce642" table:formula="of:=[.$D32]/[.K$27]" office:value-type="float" office:value="160.636363636364" calcext:value-type="float">
            <text:p>161</text:p>
          </table:table-cell>
          <table:table-cell table:style-name="ce642" table:formula="of:=[.$D32]/[.L$27]" office:value-type="float" office:value="176.7" calcext:value-type="float">
            <text:p>177</text:p>
          </table:table-cell>
          <table:table-cell table:style-name="ce625" table:formula="of:=[.$D32]/[.M$27]" office:value-type="float" office:value="441.75" calcext:value-type="float">
            <text:p>442</text:p>
          </table:table-cell>
          <table:table-cell table:style-name="ce625" table:formula="of:=[.$D32]/[.N$27]" office:value-type="float" office:value="1767" calcext:value-type="float">
            <text:p>176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" calcext:value-type="string">
            <text:p>London</text:p>
          </table:table-cell>
          <table:table-cell table:formula="of:=[$World_E_Asian_Cities.C15]" office:value-type="string" office:string-value="倫敦" calcext:value-type="string">
            <text:p>倫敦</text:p>
          </table:table-cell>
          <table:table-cell table:style-name="ce276" table:formula="of:=[$World_E_Asian_Cities.E15]" office:value-type="float" office:value="3071" calcext:value-type="float">
            <text:p>3071</text:p>
          </table:table-cell>
          <table:table-cell table:style-name="ce429" table:formula="of:=[.$D33]/[.E$27]" office:value-type="float" office:value="1.19169577027551" calcext:value-type="float">
            <text:p>1.2</text:p>
          </table:table-cell>
          <table:table-cell table:style-name="ce642" table:formula="of:=[.$D33]/[.F$27]" office:value-type="float" office:value="25.172131147541" calcext:value-type="float">
            <text:p>25</text:p>
          </table:table-cell>
          <table:table-cell table:style-name="ce642" table:formula="of:=[.$D33]/[.G$27]" office:value-type="float" office:value="36.1294117647059" calcext:value-type="float">
            <text:p>36</text:p>
          </table:table-cell>
          <table:table-cell table:style-name="ce642" table:formula="of:=[.$D33]/[.H$27]" office:value-type="float" office:value="59.0576923076923" calcext:value-type="float">
            <text:p>59</text:p>
          </table:table-cell>
          <table:table-cell table:style-name="ce642" table:formula="of:=[.$D33]/[.I$27]" office:value-type="float" office:value="59.0576923076923" calcext:value-type="float">
            <text:p>59</text:p>
          </table:table-cell>
          <table:table-cell table:style-name="ce642" table:formula="of:=[.$D33]/[.J$27]" office:value-type="float" office:value="191.9375" calcext:value-type="float">
            <text:p>192</text:p>
          </table:table-cell>
          <table:table-cell table:style-name="ce642" table:formula="of:=[.$D33]/[.K$27]" office:value-type="float" office:value="279.181818181818" calcext:value-type="float">
            <text:p>279</text:p>
          </table:table-cell>
          <table:table-cell table:style-name="ce642" table:formula="of:=[.$D33]/[.L$27]" office:value-type="float" office:value="307.1" calcext:value-type="float">
            <text:p>307</text:p>
          </table:table-cell>
          <table:table-cell table:style-name="ce625" table:formula="of:=[.$D33]/[.M$27]" office:value-type="float" office:value="767.75" calcext:value-type="float">
            <text:p>768</text:p>
          </table:table-cell>
          <table:table-cell table:style-name="ce625" table:formula="of:=[.$D33]/[.N$27]" office:value-type="float" office:value="3071" calcext:value-type="float">
            <text:p>307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8]" office:value-type="string" office:string-value="Tehran *" calcext:value-type="string">
            <text:p>Tehran *</text:p>
          </table:table-cell>
          <table:table-cell table:formula="of:=[$World_E_Asian_Cities.C18]" office:value-type="string" office:string-value="德克蘭 *" calcext:value-type="string">
            <text:p>德克蘭 *</text:p>
          </table:table-cell>
          <table:table-cell table:style-name="ce276" table:formula="of:=[$World_E_Asian_Cities.E18]" office:value-type="float" office:value="318.804356648209" calcext:value-type="float">
            <text:p>319</text:p>
          </table:table-cell>
          <table:table-cell table:style-name="ce429" table:formula="of:=[.$D34]/[.E$27]" office:value-type="float" office:value="0.123711430596899" calcext:value-type="float">
            <text:p>0.1</text:p>
          </table:table-cell>
          <table:table-cell table:style-name="ce642" table:formula="of:=[.$D34]/[.F$27]" office:value-type="float" office:value="2.61315046432958" calcext:value-type="float">
            <text:p>3</text:p>
          </table:table-cell>
          <table:table-cell table:style-name="ce642" table:formula="of:=[.$D34]/[.G$27]" office:value-type="float" office:value="3.75063948997892" calcext:value-type="float">
            <text:p>4</text:p>
          </table:table-cell>
          <table:table-cell table:style-name="ce642" table:formula="of:=[.$D34]/[.H$27]" office:value-type="float" office:value="6.13085301246555" calcext:value-type="float">
            <text:p>6</text:p>
          </table:table-cell>
          <table:table-cell table:style-name="ce642" table:formula="of:=[.$D34]/[.I$27]" office:value-type="float" office:value="6.13085301246555" calcext:value-type="float">
            <text:p>6</text:p>
          </table:table-cell>
          <table:table-cell table:style-name="ce642" table:formula="of:=[.$D34]/[.J$27]" office:value-type="float" office:value="19.925272290513" calcext:value-type="float">
            <text:p>20</text:p>
          </table:table-cell>
          <table:table-cell table:style-name="ce642" table:formula="of:=[.$D34]/[.K$27]" office:value-type="float" office:value="28.9822142407462" calcext:value-type="float">
            <text:p>29</text:p>
          </table:table-cell>
          <table:table-cell table:style-name="ce642" table:formula="of:=[.$D34]/[.L$27]" office:value-type="float" office:value="31.8804356648209" calcext:value-type="float">
            <text:p>32</text:p>
          </table:table-cell>
          <table:table-cell table:style-name="ce625" table:formula="of:=[.$D34]/[.M$27]" office:value-type="float" office:value="79.7010891620521" calcext:value-type="float">
            <text:p>80</text:p>
          </table:table-cell>
          <table:table-cell table:style-name="ce625" table:formula="of:=[.$D34]/[.N$27]" office:value-type="float" office:value="318.804356648209" calcext:value-type="float">
            <text:p>319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6]" office:value-type="string" office:string-value="Stockholm" calcext:value-type="string">
            <text:p>Stockholm</text:p>
          </table:table-cell>
          <table:table-cell table:style-name="ce434" table:formula="of:=[$World_E_Asian_Cities.C16]" office:value-type="string" office:string-value="斯德哥爾摩" calcext:value-type="string">
            <text:p>斯德哥爾摩</text:p>
          </table:table-cell>
          <table:table-cell table:style-name="ce276" table:formula="of:=[$World_E_Asian_Cities.E16]" office:value-type="float" office:value="616" calcext:value-type="float">
            <text:p>616</text:p>
          </table:table-cell>
          <table:table-cell table:style-name="ce663" table:formula="of:=[.$D35]/[.E$27]" office:value-type="float" office:value="0.239037640667443" calcext:value-type="float">
            <text:p>0.2</text:p>
          </table:table-cell>
          <table:table-cell table:style-name="ce644" table:formula="of:=[.$D35]/[.F$27]" office:value-type="float" office:value="5.04918032786885" calcext:value-type="float">
            <text:p>5</text:p>
          </table:table-cell>
          <table:table-cell table:style-name="ce644" table:formula="of:=[.$D35]/[.G$27]" office:value-type="float" office:value="7.24705882352941" calcext:value-type="float">
            <text:p>7</text:p>
          </table:table-cell>
          <table:table-cell table:style-name="ce644" table:formula="of:=[.$D35]/[.H$27]" office:value-type="float" office:value="11.8461538461538" calcext:value-type="float">
            <text:p>12</text:p>
          </table:table-cell>
          <table:table-cell table:style-name="ce644" table:formula="of:=[.$D35]/[.I$27]" office:value-type="float" office:value="11.8461538461538" calcext:value-type="float">
            <text:p>12</text:p>
          </table:table-cell>
          <table:table-cell table:style-name="ce644" table:formula="of:=[.$D35]/[.J$27]" office:value-type="float" office:value="38.5" calcext:value-type="float">
            <text:p>39</text:p>
          </table:table-cell>
          <table:table-cell table:style-name="ce644" table:formula="of:=[.$D35]/[.K$27]" office:value-type="float" office:value="56" calcext:value-type="float">
            <text:p>56</text:p>
          </table:table-cell>
          <table:table-cell table:style-name="ce644" table:formula="of:=[.$D35]/[.L$27]" office:value-type="float" office:value="61.6" calcext:value-type="float">
            <text:p>62</text:p>
          </table:table-cell>
          <table:table-cell table:style-name="ce626" table:formula="of:=[.$D35]/[.M$27]" office:value-type="float" office:value="154" calcext:value-type="float">
            <text:p>154</text:p>
          </table:table-cell>
          <table:table-cell table:style-name="ce626" table:formula="of:=[.$D35]/[.N$27]" office:value-type="float" office:value="616" calcext:value-type="float">
            <text:p>616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.B14]" office:value-type="string" office:string-value="Brussels Metro *" calcext:value-type="string">
            <text:p>Brussels Metro *</text:p>
          </table:table-cell>
          <table:table-cell table:style-name="ce434" table:formula="of:=[.C14]" office:value-type="string" office:string-value="布魯塞爾大區 *" calcext:value-type="string">
            <text:p>布魯塞爾大區 *</text:p>
          </table:table-cell>
          <table:table-cell table:style-name="ce276" table:formula="of:=[$World_E_Asian_Cities.E18]" office:value-type="float" office:value="318.804356648209" calcext:value-type="float">
            <text:p>319</text:p>
          </table:table-cell>
          <table:table-cell table:style-name="ce663" table:formula="of:=[.$D36]/[.E$27]" office:value-type="float" office:value="0.123711430596899" calcext:value-type="float">
            <text:p>0.1</text:p>
          </table:table-cell>
          <table:table-cell table:style-name="ce644" table:formula="of:=[.$D36]/[.F$27]" office:value-type="float" office:value="2.61315046432958" calcext:value-type="float">
            <text:p>3</text:p>
          </table:table-cell>
          <table:table-cell table:style-name="ce644" table:formula="of:=[.$D36]/[.G$27]" office:value-type="float" office:value="3.75063948997892" calcext:value-type="float">
            <text:p>4</text:p>
          </table:table-cell>
          <table:table-cell table:style-name="ce644" table:formula="of:=[.$D36]/[.H$27]" office:value-type="float" office:value="6.13085301246555" calcext:value-type="float">
            <text:p>6</text:p>
          </table:table-cell>
          <table:table-cell table:style-name="ce644" table:formula="of:=[.$D36]/[.I$27]" office:value-type="float" office:value="6.13085301246555" calcext:value-type="float">
            <text:p>6</text:p>
          </table:table-cell>
          <table:table-cell table:style-name="ce644" table:formula="of:=[.$D36]/[.J$27]" office:value-type="float" office:value="19.925272290513" calcext:value-type="float">
            <text:p>20</text:p>
          </table:table-cell>
          <table:table-cell table:style-name="ce644" table:formula="of:=[.$D36]/[.K$27]" office:value-type="float" office:value="28.9822142407462" calcext:value-type="float">
            <text:p>29</text:p>
          </table:table-cell>
          <table:table-cell table:style-name="ce644" table:formula="of:=[.$D36]/[.L$27]" office:value-type="float" office:value="31.8804356648209" calcext:value-type="float">
            <text:p>32</text:p>
          </table:table-cell>
          <table:table-cell table:style-name="ce626" table:formula="of:=[.$D36]/[.M$27]" office:value-type="float" office:value="79.7010891620521" calcext:value-type="float">
            <text:p>80</text:p>
          </table:table-cell>
          <table:table-cell table:style-name="ce626" table:formula="of:=[.$D36]/[.N$27]" office:value-type="float" office:value="318.804356648209" calcext:value-type="float">
            <text:p>319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430" table:number-columns-repeated="8"/>
          <table:table-cell table:style-name="ce435"/>
          <table:table-cell table:style-name="ce438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9:.N37];&quot;&gt;=&quot; &amp; 10) - COUNTIF([.E29:.N37];&quot;&gt;&quot; &amp; 100)" office:value-type="float" office:value="30" calcext:value-type="float">
            <text:p>30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9:.N37];&quot;&gt;=&quot; &amp; 100) - COUNTIF([.E29:.N37];&quot;&gt;&quot; &amp; 500)" office:value-type="float" office:value="17" calcext:value-type="float">
            <text:p>17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9:.N37];&quot;&gt;=&quot; &amp; 500) - COUNTIF([.E29:.N37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9:.N37];&quot;&gt;&quot; &amp; 1000)" office:value-type="float" office:value="7" calcext:value-type="float">
            <text:p>7</text:p>
          </table:table-cell>
          <table:table-cell table:number-columns-repeated="33"/>
        </table:table-row>
        <table:table-row table:style-name="ro26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Ratio.M37:CitiesRatio.N37">
            <calcext:condition calcext:apply-style-name="Default" calcext:value="&lt;10" calcext:base-cell-address="CitiesRatio.M37"/>
            <calcext:condition calcext:apply-style-name="Times10" calcext:value="&lt;100" calcext:base-cell-address="CitiesRatio.M37"/>
            <calcext:condition calcext:apply-style-name="Times100" calcext:value="&lt;500" calcext:base-cell-address="CitiesRatio.M37"/>
            <calcext:condition calcext:apply-style-name="Times500" calcext:value="&lt;1000" calcext:base-cell-address="CitiesRatio.M37"/>
            <calcext:condition calcext:apply-style-name="Times1000" calcext:value="&gt;=1000" calcext:base-cell-address="CitiesRatio.M37"/>
          </calcext:conditional-format>
          <calcext:conditional-format calcext:target-range-address="CitiesRatio.M37:CitiesRatio.N37 CitiesRatio.E15:CitiesRatio.N15 CitiesRatio.E6:CitiesRatio.L14">
            <calcext:condition calcext:apply-style-name="Default" calcext:value="&lt;10" calcext:base-cell-address="CitiesRatio.E6"/>
            <calcext:condition calcext:apply-style-name="Times10" calcext:value="&lt;=100" calcext:base-cell-address="CitiesRatio.E6"/>
            <calcext:condition calcext:apply-style-name="Times100" calcext:value="&lt;500" calcext:base-cell-address="CitiesRatio.E6"/>
            <calcext:condition calcext:apply-style-name="Times500" calcext:value="&lt;1000" calcext:base-cell-address="CitiesRatio.E6"/>
            <calcext:condition calcext:apply-style-name="Times1000" calcext:value="&gt;=1000" calcext:base-cell-address="CitiesRatio.E6"/>
          </calcext:conditional-format>
          <calcext:conditional-format calcext:target-range-address="CitiesRatio.E37:CitiesRatio.L37 CitiesRatio.E29:CitiesRatio.L34">
            <calcext:condition calcext:apply-style-name="Default" calcext:value="&lt;10" calcext:base-cell-address="CitiesRatio.E29"/>
            <calcext:condition calcext:apply-style-name="Times10" calcext:value="&lt;100" calcext:base-cell-address="CitiesRatio.E29"/>
            <calcext:condition calcext:apply-style-name="Times100" calcext:value="&lt;500" calcext:base-cell-address="CitiesRatio.E29"/>
            <calcext:condition calcext:apply-style-name="Times500" calcext:value="&lt;1000" calcext:base-cell-address="CitiesRatio.E29"/>
            <calcext:condition calcext:apply-style-name="Times1000" calcext:value="&gt;=1000" calcext:base-cell-address="CitiesRatio.E29"/>
          </calcext:conditional-format>
          <calcext:conditional-format calcext:target-range-address="CitiesRatio.E37:CitiesRatio.L37 CitiesRatio.E29:CitiesRatio.L34">
            <calcext:condition calcext:apply-style-name="Default" calcext:value="&lt;10" calcext:base-cell-address="CitiesRatio.E29"/>
            <calcext:condition calcext:apply-style-name="Times10" calcext:value="&lt;=100" calcext:base-cell-address="CitiesRatio.E29"/>
            <calcext:condition calcext:apply-style-name="Times100" calcext:value="&lt;500" calcext:base-cell-address="CitiesRatio.E29"/>
            <calcext:condition calcext:apply-style-name="Times500" calcext:value="&lt;1000" calcext:base-cell-address="CitiesRatio.E29"/>
            <calcext:condition calcext:apply-style-name="Times1000" calcext:value="&gt;=1000" calcext:base-cell-address="CitiesRatio.E29"/>
          </calcext:conditional-format>
          <calcext:conditional-format calcext:target-range-address="CitiesRatio.M29:CitiesRatio.N34">
            <calcext:condition calcext:apply-style-name="Default" calcext:value="&lt;10" calcext:base-cell-address="CitiesRatio.M29"/>
            <calcext:condition calcext:apply-style-name="Times10" calcext:value="&lt;100" calcext:base-cell-address="CitiesRatio.M29"/>
            <calcext:condition calcext:apply-style-name="Times100" calcext:value="&lt;500" calcext:base-cell-address="CitiesRatio.M29"/>
            <calcext:condition calcext:apply-style-name="Times500" calcext:value="&lt;1000" calcext:base-cell-address="CitiesRatio.M29"/>
            <calcext:condition calcext:apply-style-name="Times1000" calcext:value="&gt;=1000" calcext:base-cell-address="CitiesRatio.M29"/>
          </calcext:conditional-format>
          <calcext:conditional-format calcext:target-range-address="CitiesRatio.M29:CitiesRatio.N34">
            <calcext:condition calcext:apply-style-name="Default" calcext:value="&lt;10" calcext:base-cell-address="CitiesRatio.M29"/>
            <calcext:condition calcext:apply-style-name="Times10" calcext:value="&lt;=100" calcext:base-cell-address="CitiesRatio.M29"/>
            <calcext:condition calcext:apply-style-name="Times100" calcext:value="&lt;500" calcext:base-cell-address="CitiesRatio.M29"/>
            <calcext:condition calcext:apply-style-name="Times500" calcext:value="&lt;1000" calcext:base-cell-address="CitiesRatio.M29"/>
            <calcext:condition calcext:apply-style-name="Times1000" calcext:value="&gt;=1000" calcext:base-cell-address="CitiesRatio.M29"/>
          </calcext:conditional-format>
          <calcext:conditional-format calcext:target-range-address="CitiesRatio.E35:CitiesRatio.L36">
            <calcext:condition calcext:apply-style-name="Default" calcext:value="&lt;10" calcext:base-cell-address="CitiesRatio.E35"/>
            <calcext:condition calcext:apply-style-name="Times10" calcext:value="&lt;100" calcext:base-cell-address="CitiesRatio.E35"/>
            <calcext:condition calcext:apply-style-name="Times100" calcext:value="&lt;500" calcext:base-cell-address="CitiesRatio.E35"/>
            <calcext:condition calcext:apply-style-name="Times500" calcext:value="&lt;1000" calcext:base-cell-address="CitiesRatio.E35"/>
            <calcext:condition calcext:apply-style-name="Times1000" calcext:value="&gt;=1000" calcext:base-cell-address="CitiesRatio.E35"/>
          </calcext:conditional-format>
          <calcext:conditional-format calcext:target-range-address="CitiesRatio.E35:CitiesRatio.L36">
            <calcext:condition calcext:apply-style-name="Default" calcext:value="&lt;10" calcext:base-cell-address="CitiesRatio.E35"/>
            <calcext:condition calcext:apply-style-name="Times10" calcext:value="&lt;=100" calcext:base-cell-address="CitiesRatio.E35"/>
            <calcext:condition calcext:apply-style-name="Times100" calcext:value="&lt;500" calcext:base-cell-address="CitiesRatio.E35"/>
            <calcext:condition calcext:apply-style-name="Times500" calcext:value="&lt;1000" calcext:base-cell-address="CitiesRatio.E35"/>
            <calcext:condition calcext:apply-style-name="Times1000" calcext:value="&gt;=1000" calcext:base-cell-address="CitiesRatio.E35"/>
          </calcext:conditional-format>
          <calcext:conditional-format calcext:target-range-address="CitiesRatio.M35:CitiesRatio.N36">
            <calcext:condition calcext:apply-style-name="Default" calcext:value="&lt;10" calcext:base-cell-address="CitiesRatio.M35"/>
            <calcext:condition calcext:apply-style-name="Times10" calcext:value="&lt;100" calcext:base-cell-address="CitiesRatio.M35"/>
            <calcext:condition calcext:apply-style-name="Times100" calcext:value="&lt;500" calcext:base-cell-address="CitiesRatio.M35"/>
            <calcext:condition calcext:apply-style-name="Times500" calcext:value="&lt;1000" calcext:base-cell-address="CitiesRatio.M35"/>
            <calcext:condition calcext:apply-style-name="Times1000" calcext:value="&gt;=1000" calcext:base-cell-address="CitiesRatio.M35"/>
          </calcext:conditional-format>
          <calcext:conditional-format calcext:target-range-address="CitiesRatio.M35:CitiesRatio.N36">
            <calcext:condition calcext:apply-style-name="Default" calcext:value="&lt;10" calcext:base-cell-address="CitiesRatio.M35"/>
            <calcext:condition calcext:apply-style-name="Times10" calcext:value="&lt;=100" calcext:base-cell-address="CitiesRatio.M35"/>
            <calcext:condition calcext:apply-style-name="Times100" calcext:value="&lt;500" calcext:base-cell-address="CitiesRatio.M35"/>
            <calcext:condition calcext:apply-style-name="Times500" calcext:value="&lt;1000" calcext:base-cell-address="CitiesRatio.M35"/>
            <calcext:condition calcext:apply-style-name="Times1000" calcext:value="&gt;=1000" calcext:base-cell-address="CitiesRatio.M35"/>
          </calcext:conditional-format>
          <calcext:conditional-format calcext:target-range-address="CitiesRatio.M6:CitiesRatio.N14">
            <calcext:condition calcext:apply-style-name="Default" calcext:value="&lt;10" calcext:base-cell-address="CitiesRatio.M6"/>
            <calcext:condition calcext:apply-style-name="Times10" calcext:value="&lt;=100" calcext:base-cell-address="CitiesRatio.M6"/>
            <calcext:condition calcext:apply-style-name="Times100" calcext:value="&lt;500" calcext:base-cell-address="CitiesRatio.M6"/>
            <calcext:condition calcext:apply-style-name="Times500" calcext:value="&lt;1000" calcext:base-cell-address="CitiesRatio.M6"/>
            <calcext:condition calcext:apply-style-name="Times1000" calcext:value="&gt;=1000" calcext:base-cell-address="CitiesRatio.M6"/>
          </calcext:conditional-format>
          <calcext:conditional-format calcext:target-range-address="CitiesRatio.E28:CitiesRatio.L28">
            <calcext:condition calcext:apply-style-name="Default" calcext:value="&lt;10" calcext:base-cell-address="CitiesRatio.E28"/>
            <calcext:condition calcext:apply-style-name="Times10" calcext:value="&lt;100" calcext:base-cell-address="CitiesRatio.E28"/>
            <calcext:condition calcext:apply-style-name="Times100" calcext:value="&lt;500" calcext:base-cell-address="CitiesRatio.E28"/>
            <calcext:condition calcext:apply-style-name="Times500" calcext:value="&lt;1000" calcext:base-cell-address="CitiesRatio.E28"/>
            <calcext:condition calcext:apply-style-name="Times1000" calcext:value="&gt;=1000" calcext:base-cell-address="CitiesRatio.E28"/>
          </calcext:conditional-format>
          <calcext:conditional-format calcext:target-range-address="CitiesRatio.E28:CitiesRatio.L28">
            <calcext:condition calcext:apply-style-name="Default" calcext:value="&lt;10" calcext:base-cell-address="CitiesRatio.E28"/>
            <calcext:condition calcext:apply-style-name="Times10" calcext:value="&lt;=100" calcext:base-cell-address="CitiesRatio.E28"/>
            <calcext:condition calcext:apply-style-name="Times100" calcext:value="&lt;500" calcext:base-cell-address="CitiesRatio.E28"/>
            <calcext:condition calcext:apply-style-name="Times500" calcext:value="&lt;1000" calcext:base-cell-address="CitiesRatio.E28"/>
            <calcext:condition calcext:apply-style-name="Times1000" calcext:value="&gt;=1000" calcext:base-cell-address="CitiesRatio.E28"/>
          </calcext:conditional-format>
          <calcext:conditional-format calcext:target-range-address="CitiesRatio.M28:CitiesRatio.N28">
            <calcext:condition calcext:apply-style-name="Default" calcext:value="&lt;10" calcext:base-cell-address="CitiesRatio.M28"/>
            <calcext:condition calcext:apply-style-name="Times10" calcext:value="&lt;100" calcext:base-cell-address="CitiesRatio.M28"/>
            <calcext:condition calcext:apply-style-name="Times100" calcext:value="&lt;500" calcext:base-cell-address="CitiesRatio.M28"/>
            <calcext:condition calcext:apply-style-name="Times500" calcext:value="&lt;1000" calcext:base-cell-address="CitiesRatio.M28"/>
            <calcext:condition calcext:apply-style-name="Times1000" calcext:value="&gt;=1000" calcext:base-cell-address="CitiesRatio.M28"/>
          </calcext:conditional-format>
          <calcext:conditional-format calcext:target-range-address="CitiesRatio.M28:CitiesRatio.N28">
            <calcext:condition calcext:apply-style-name="Default" calcext:value="&lt;10" calcext:base-cell-address="CitiesRatio.M28"/>
            <calcext:condition calcext:apply-style-name="Times10" calcext:value="&lt;=100" calcext:base-cell-address="CitiesRatio.M28"/>
            <calcext:condition calcext:apply-style-name="Times100" calcext:value="&lt;500" calcext:base-cell-address="CitiesRatio.M28"/>
            <calcext:condition calcext:apply-style-name="Times500" calcext:value="&lt;1000" calcext:base-cell-address="CitiesRatio.M28"/>
            <calcext:condition calcext:apply-style-name="Times1000" calcext:value="&gt;=1000" calcext:base-cell-address="CitiesRatio.M28"/>
          </calcext:conditional-format>
        </calcext:conditional-formats>
      </table:table>
      <table:table table:name="Cities_perM_ratio" table:style-name="ta1">
        <office:forms form:automatic-focus="false" form:apply-design-mode="false"/>
        <table:table-column table:style-name="co13" table:default-cell-style-name="Default"/>
        <table:table-column table:style-name="co36" table:default-cell-style-name="ce439"/>
        <table:table-column table:style-name="co37" table:default-cell-style-name="ce439"/>
        <table:table-column table:style-name="co25" table:default-cell-style-name="ce276"/>
        <table:table-column table:style-name="co25" table:default-cell-style-name="ce643"/>
        <table:table-column table:style-name="co25" table:number-columns-repeated="4" table:default-cell-style-name="ce640"/>
        <table:table-column table:style-name="co25" table:default-cell-style-name="ce346"/>
        <table:table-column table:style-name="co25" table:default-cell-style-name="ce640"/>
        <table:table-column table:style-name="co25" table:default-cell-style-name="ce346"/>
        <table:table-column table:style-name="co20" table:default-cell-style-name="ce655"/>
        <table:table-column table:style-name="co38" table:default-cell-style-name="ce655"/>
        <table:table-column table:style-name="co11" table:number-columns-repeated="33" table:default-cell-style-name="Default"/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office:value-type="string" calcext:value-type="string">
            <text:p>World cities and East Asian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6">
          <table:table-cell/>
          <table:table-cell table:style-name="ce360" office:value-type="string" calcext:value-type="string" table:number-columns-spanned="2" table:number-rows-spanned="1">
            <text:p><text:span text:style-name="T8">Cases per million ratio </text:span></text:p>
            <text:p><text:span text:style-name="T8">每百萬確診個案比例</text:span></text:p>
          </table:table-cell>
          <table:covered-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277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277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277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277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277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277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277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277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World_E_Asian_Cities.H24]" office:value-type="float" office:value="4512.95009475679" calcext:value-type="float">
            <text:p>4513</text:p>
          </table:table-cell>
          <table:table-cell table:style-name="ce276" table:formula="of:=[$World_E_Asian_Cities.H25]" office:value-type="float" office:value="2715.476973671" calcext:value-type="float">
            <text:p>2715</text:p>
          </table:table-cell>
          <table:table-cell table:style-name="ce278" table:formula="of:=[$World_E_Asian_Cities.H26]" office:value-type="float" office:value="570.166210814223" calcext:value-type="float">
            <text:p>570.17</text:p>
          </table:table-cell>
          <table:table-cell table:style-name="ce278" table:formula="of:=[$World_E_Asian_Cities.H29]" office:value-type="float" office:value="135.587345181116" calcext:value-type="float">
            <text:p>135.59</text:p>
          </table:table-cell>
          <table:table-cell table:style-name="ce278" table:formula="of:=[$World_E_Asian_Cities.H30]" office:value-type="float" office:value="107.9925947935" calcext:value-type="float">
            <text:p>107.99</text:p>
          </table:table-cell>
          <table:table-cell table:style-name="ce278" table:formula="of:=[$World_E_Asian_Cities.H27]" office:value-type="float" office:value="92.1003881806159" calcext:value-type="float">
            <text:p>92.10</text:p>
          </table:table-cell>
          <table:table-cell table:style-name="ce278" table:formula="of:=[$World_E_Asian_Cities.H32]" office:value-type="float" office:value="82.6388888888889" calcext:value-type="float">
            <text:p>82.64</text:p>
          </table:table-cell>
          <table:table-cell table:style-name="ce278" table:formula="of:=[$World_E_Asian_Cities.H28]" office:value-type="float" office:value="80.1960435956809" calcext:value-type="float">
            <text:p>80.20</text:p>
          </table:table-cell>
          <table:table-cell table:style-name="ce278" table:formula="of:=[$World_E_Asian_Cities.H31]" office:value-type="float" office:value="42.1414277802897" calcext:value-type="float">
            <text:p>42.14</text:p>
          </table:table-cell>
          <table:table-cell table:style-name="ce278" table:formula="of:=[$World_E_Asian_Cities.H33]" office:value-type="float" office:value="24.8720828777597" calcext:value-type="float">
            <text:p>24.8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 (with Milan)" calcext:value-type="string">
            <text:p>Lombardy (with Milan)</text:p>
          </table:table-cell>
          <table:table-cell table:formula="of:=[$World_E_Asian_Cities.C11]" office:value-type="string" office:string-value="倫巴底(包括米蘭)" calcext:value-type="string">
            <text:p>倫巴底(包括米蘭)</text:p>
          </table:table-cell>
          <table:table-cell table:style-name="ce657" table:formula="of:=[$World_E_Asian_Cities.H11]" office:value-type="float" office:value="5984.71206424442" calcext:value-type="float">
            <text:p>5,985</text:p>
          </table:table-cell>
          <table:table-cell table:style-name="ce640" table:formula="of:=[.$D6]/[.E$5]" office:value-type="float" office:value="1.32611970852448" calcext:value-type="float">
            <text:p>1</text:p>
          </table:table-cell>
          <table:table-cell table:formula="of:=[.$D6]/[.F$5]" office:value-type="float" office:value="2.20392664797809" calcext:value-type="float">
            <text:p>2</text:p>
          </table:table-cell>
          <table:table-cell table:formula="of:=[.$D6]/[.G$5]" office:value-type="float" office:value="10.4964341112006" calcext:value-type="float">
            <text:p>10</text:p>
          </table:table-cell>
          <table:table-cell table:formula="of:=[.$D6]/[.H$5]" office:value-type="float" office:value="44.1391639924072" calcext:value-type="float">
            <text:p>44</text:p>
          </table:table-cell>
          <table:table-cell table:formula="of:=[.$D6]/[.I$5]" office:value-type="float" office:value="55.4178004120393" calcext:value-type="float">
            <text:p>55</text:p>
          </table:table-cell>
          <table:table-cell table:formula="of:=[.$D6]/[.J$5]" office:value-type="float" office:value="64.9803131394836" calcext:value-type="float">
            <text:p>64.98</text:p>
          </table:table-cell>
          <table:table-cell table:formula="of:=[.$D6]/[.K$5]" office:value-type="float" office:value="72.4200451471593" calcext:value-type="float">
            <text:p>72</text:p>
          </table:table-cell>
          <table:table-cell table:formula="of:=[.$D6]/[.L$5]" office:value-type="float" office:value="74.6260263712901" calcext:value-type="float">
            <text:p>74.63</text:p>
          </table:table-cell>
          <table:table-cell table:formula="of:=[.$D6]/[.M$5]" office:value-type="float" office:value="142.01493351024" calcext:value-type="float">
            <text:p>142</text:p>
          </table:table-cell>
          <table:table-cell table:formula="of:=[.$D6]/[.N$5]" office:value-type="float" office:value="240.619657535633" calcext:value-type="float">
            <text:p>24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style-name="ce657" table:formula="of:=[$World_E_Asian_Cities.H10]" office:value-type="float" office:value="13507.4255061049" calcext:value-type="float">
            <text:p>13,507</text:p>
          </table:table-cell>
          <table:table-cell table:style-name="ce640" table:formula="of:=[.$D7]/[.E$5]" office:value-type="float" office:value="2.99303675478221" calcext:value-type="float">
            <text:p>3</text:p>
          </table:table-cell>
          <table:table-cell table:formula="of:=[.$D7]/[.F$5]" office:value-type="float" office:value="4.97423680519909" calcext:value-type="float">
            <text:p>5</text:p>
          </table:table-cell>
          <table:table-cell table:formula="of:=[.$D7]/[.G$5]" office:value-type="float" office:value="23.6903296791574" calcext:value-type="float">
            <text:p>24</text:p>
          </table:table-cell>
          <table:table-cell table:formula="of:=[.$D7]/[.H$5]" office:value-type="float" office:value="99.6215796397651" calcext:value-type="float">
            <text:p>100</text:p>
          </table:table-cell>
          <table:table-cell table:formula="of:=[.$D7]/[.I$5]" office:value-type="float" office:value="125.077330829335" calcext:value-type="float">
            <text:p>125</text:p>
          </table:table-cell>
          <table:table-cell table:formula="of:=[.$D7]/[.J$5]" office:value-type="float" office:value="146.659810810089" calcext:value-type="float">
            <text:p>146.66</text:p>
          </table:table-cell>
          <table:table-cell table:formula="of:=[.$D7]/[.K$5]" office:value-type="float" office:value="163.451199401606" calcext:value-type="float">
            <text:p>163</text:p>
          </table:table-cell>
          <table:table-cell table:formula="of:=[.$D7]/[.L$5]" office:value-type="float" office:value="168.43007336128" calcext:value-type="float">
            <text:p>168.43</text:p>
          </table:table-cell>
          <table:table-cell table:formula="of:=[.$D7]/[.M$5]" office:value-type="float" office:value="320.526052807888" calcext:value-type="float">
            <text:p>321</text:p>
          </table:table-cell>
          <table:table-cell table:formula="of:=[.$D7]/[.N$5]" office:value-type="float" office:value="543.075767819312" calcext:value-type="float">
            <text:p>543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style-name="ce657" table:formula="of:=[$World_E_Asian_Cities.H12]" office:value-type="float" office:value="7212.30378677471" calcext:value-type="float">
            <text:p>7,212</text:p>
          </table:table-cell>
          <table:table-cell table:style-name="ce640" table:formula="of:=[.$D8]/[.E$5]" office:value-type="float" office:value="1.59813506361483" calcext:value-type="float">
            <text:p>2</text:p>
          </table:table-cell>
          <table:table-cell table:formula="of:=[.$D8]/[.F$5]" office:value-type="float" office:value="2.65599887485864" calcext:value-type="float">
            <text:p>3</text:p>
          </table:table-cell>
          <table:table-cell table:formula="of:=[.$D8]/[.G$5]" office:value-type="float" office:value="12.6494759773211" calcext:value-type="float">
            <text:p>13</text:p>
          </table:table-cell>
          <table:table-cell table:formula="of:=[.$D8]/[.H$5]" office:value-type="float" office:value="53.1930452443078" calcext:value-type="float">
            <text:p>53</text:p>
          </table:table-cell>
          <table:table-cell table:formula="of:=[.$D8]/[.I$5]" office:value-type="float" office:value="66.7851698587838" calcext:value-type="float">
            <text:p>67</text:p>
          </table:table-cell>
          <table:table-cell table:formula="of:=[.$D8]/[.J$5]" office:value-type="float" office:value="78.309157314634" calcext:value-type="float">
            <text:p>78.31</text:p>
          </table:table-cell>
          <table:table-cell table:formula="of:=[.$D8]/[.K$5]" office:value-type="float" office:value="87.2749365794587" calcext:value-type="float">
            <text:p>87</text:p>
          </table:table-cell>
          <table:table-cell table:formula="of:=[.$D8]/[.L$5]" office:value-type="float" office:value="89.9334114677341" calcext:value-type="float">
            <text:p>89.93</text:p>
          </table:table-cell>
          <table:table-cell table:formula="of:=[.$D8]/[.M$5]" office:value-type="float" office:value="171.145216635209" calcext:value-type="float">
            <text:p>171</text:p>
          </table:table-cell>
          <table:table-cell table:formula="of:=[.$D8]/[.N$5]" office:value-type="float" office:value="289.975866606004" calcext:value-type="float">
            <text:p>290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style-name="ce657" table:formula="of:=[$World_E_Asian_Cities.H13]" office:value-type="float" office:value="2567.08084541989" calcext:value-type="float">
            <text:p>2,567</text:p>
          </table:table-cell>
          <table:table-cell table:formula="of:=[.$D9]/[.E$5]" office:value-type="float" office:value="0.568825444890773" calcext:value-type="float">
            <text:p>0.6</text:p>
          </table:table-cell>
          <table:table-cell table:formula="of:=[.$D9]/[.F$5]" office:value-type="float" office:value="0.94535172653278" calcext:value-type="float">
            <text:p>1</text:p>
          </table:table-cell>
          <table:table-cell table:formula="of:=[.$D9]/[.G$5]" office:value-type="float" office:value="4.50233773368293" calcext:value-type="float">
            <text:p>5</text:p>
          </table:table-cell>
          <table:table-cell table:formula="of:=[.$D9]/[.H$5]" office:value-type="float" office:value="18.9330415902074" calcext:value-type="float">
            <text:p>19</text:p>
          </table:table-cell>
          <table:table-cell table:formula="of:=[.$D9]/[.I$5]" office:value-type="float" office:value="23.7708969798214" calcext:value-type="float">
            <text:p>24</text:p>
          </table:table-cell>
          <table:table-cell table:style-name="ce640" table:formula="of:=[.$D9]/[.J$5]" office:value-type="float" office:value="27.8726387166322" calcext:value-type="float">
            <text:p>28</text:p>
          </table:table-cell>
          <table:table-cell table:formula="of:=[.$D9]/[.K$5]" office:value-type="float" office:value="31.0638354403751" calcext:value-type="float">
            <text:p>31</text:p>
          </table:table-cell>
          <table:table-cell table:style-name="ce640" table:formula="of:=[.$D9]/[.L$5]" office:value-type="float" office:value="32.0100684562716" calcext:value-type="float">
            <text:p>32</text:p>
          </table:table-cell>
          <table:table-cell table:formula="of:=[.$D9]/[.M$5]" office:value-type="float" office:value="60.9158488602647" calcext:value-type="float">
            <text:p>61</text:p>
          </table:table-cell>
          <table:table-cell table:formula="of:=[.$D9]/[.N$5]" office:value-type="float" office:value="103.211333688315" calcext:value-type="float">
            <text:p>103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style-name="ce657" table:formula="of:=[$World_E_Asian_Cities.H14]" office:value-type="float" office:value="1478.87183252706" calcext:value-type="float">
            <text:p>1,479</text:p>
          </table:table-cell>
          <table:table-cell table:formula="of:=[.$D10]/[.E$5]" office:value-type="float" office:value="0.327695144301558" calcext:value-type="float">
            <text:p>0.3</text:p>
          </table:table-cell>
          <table:table-cell table:formula="of:=[.$D10]/[.F$5]" office:value-type="float" office:value="0.544608496726746" calcext:value-type="float">
            <text:p>1</text:p>
          </table:table-cell>
          <table:table-cell table:formula="of:=[.$D10]/[.G$5]" office:value-type="float" office:value="2.59375565313694" calcext:value-type="float">
            <text:p>3</text:p>
          </table:table-cell>
          <table:table-cell table:formula="of:=[.$D10]/[.H$5]" office:value-type="float" office:value="10.9071523640469" calcext:value-type="float">
            <text:p>11</text:p>
          </table:table-cell>
          <table:table-cell table:formula="of:=[.$D10]/[.I$5]" office:value-type="float" office:value="13.6941966748267" calcext:value-type="float">
            <text:p>14</text:p>
          </table:table-cell>
          <table:table-cell table:formula="of:=[.$D10]/[.J$5]" office:value-type="float" office:value="16.0571726323984" calcext:value-type="float">
            <text:p>16.06</text:p>
          </table:table-cell>
          <table:table-cell table:formula="of:=[.$D10]/[.K$5]" office:value-type="float" office:value="17.8955919230165" calcext:value-type="float">
            <text:p>18</text:p>
          </table:table-cell>
          <table:table-cell table:formula="of:=[.$D10]/[.L$5]" office:value-type="float" office:value="18.4407081224978" calcext:value-type="float">
            <text:p>18.44</text:p>
          </table:table-cell>
          <table:table-cell table:formula="of:=[.$D10]/[.M$5]" office:value-type="float" office:value="35.0930642463603" calcext:value-type="float">
            <text:p>35</text:p>
          </table:table-cell>
          <table:table-cell table:formula="of:=[.$D10]/[.N$5]" office:value-type="float" office:value="59.4591068144698" calcext:value-type="float">
            <text:p>5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" calcext:value-type="string">
            <text:p>London</text:p>
          </table:table-cell>
          <table:table-cell table:formula="of:=[$World_E_Asian_Cities.C15]" office:value-type="string" office:string-value="倫敦" calcext:value-type="string">
            <text:p>倫敦</text:p>
          </table:table-cell>
          <table:table-cell table:style-name="ce657" table:formula="of:=[$World_E_Asian_Cities.H15]" office:value-type="float" office:value="2022.61394760868" calcext:value-type="float">
            <text:p>2,023</text:p>
          </table:table-cell>
          <table:table-cell table:formula="of:=[.$D11]/[.E$5]" office:value-type="float" office:value="0.448179994269953" calcext:value-type="float">
            <text:p>0.4</text:p>
          </table:table-cell>
          <table:table-cell table:formula="of:=[.$D11]/[.F$5]" office:value-type="float" office:value="0.744846657592662" calcext:value-type="float">
            <text:p>1</text:p>
          </table:table-cell>
          <table:table-cell table:formula="of:=[.$D11]/[.G$5]" office:value-type="float" office:value="3.54741110442216" calcext:value-type="float">
            <text:p>4</text:p>
          </table:table-cell>
          <table:table-cell table:formula="of:=[.$D11]/[.H$5]" office:value-type="float" office:value="14.9174242250034" calcext:value-type="float">
            <text:p>15</text:p>
          </table:table-cell>
          <table:table-cell table:formula="of:=[.$D11]/[.I$5]" office:value-type="float" office:value="18.7291911216344" calcext:value-type="float">
            <text:p>19</text:p>
          </table:table-cell>
          <table:table-cell table:formula="of:=[.$D11]/[.J$5]" office:value-type="float" office:value="21.9609709314382" calcext:value-type="float">
            <text:p>21.96</text:p>
          </table:table-cell>
          <table:table-cell table:formula="of:=[.$D11]/[.K$5]" office:value-type="float" office:value="24.4753284416513" calcext:value-type="float">
            <text:p>24</text:p>
          </table:table-cell>
          <table:table-cell table:formula="of:=[.$D11]/[.L$5]" office:value-type="float" office:value="25.2208694708926" calcext:value-type="float">
            <text:p>25.22</text:p>
          </table:table-cell>
          <table:table-cell table:formula="of:=[.$D11]/[.M$5]" office:value-type="float" office:value="47.995857144515" calcext:value-type="float">
            <text:p>48</text:p>
          </table:table-cell>
          <table:table-cell table:formula="of:=[.$D11]/[.N$5]" office:value-type="float" office:value="81.3206500456492" calcext:value-type="float">
            <text:p>8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style-name="ce657" table:formula="of:=[$World_E_Asian_Cities.H16]" office:value-type="float" office:value="2021.80741842621" calcext:value-type="float">
            <text:p>2,022</text:p>
          </table:table-cell>
          <table:table-cell table:formula="of:=[.$D12]/[.E$5]" office:value-type="float" office:value="0.448001279866839" calcext:value-type="float">
            <text:p>0.4</text:p>
          </table:table-cell>
          <table:table-cell table:formula="of:=[.$D12]/[.F$5]" office:value-type="float" office:value="0.744549645616391" calcext:value-type="float">
            <text:p>1</text:p>
          </table:table-cell>
          <table:table-cell table:formula="of:=[.$D12]/[.G$5]" office:value-type="float" office:value="3.54599655342428" calcext:value-type="float">
            <text:p>4</text:p>
          </table:table-cell>
          <table:table-cell table:formula="of:=[.$D12]/[.H$5]" office:value-type="float" office:value="14.9114758145423" calcext:value-type="float">
            <text:p>15</text:p>
          </table:table-cell>
          <table:table-cell table:formula="of:=[.$D12]/[.I$5]" office:value-type="float" office:value="18.7217227467517" calcext:value-type="float">
            <text:p>19</text:p>
          </table:table-cell>
          <table:table-cell table:formula="of:=[.$D12]/[.J$5]" office:value-type="float" office:value="21.9522138653889" calcext:value-type="float">
            <text:p>21.95</text:p>
          </table:table-cell>
          <table:table-cell table:formula="of:=[.$D12]/[.K$5]" office:value-type="float" office:value="24.4655687607878" calcext:value-type="float">
            <text:p>24</text:p>
          </table:table-cell>
          <table:table-cell table:formula="of:=[.$D12]/[.L$5]" office:value-type="float" office:value="25.2108125011681" calcext:value-type="float">
            <text:p>25.21</text:p>
          </table:table-cell>
          <table:table-cell table:formula="of:=[.$D12]/[.M$5]" office:value-type="float" office:value="47.9767185147877" calcext:value-type="float">
            <text:p>48</text:p>
          </table:table-cell>
          <table:table-cell table:formula="of:=[.$D12]/[.N$5]" office:value-type="float" office:value="81.2882229591671" calcext:value-type="float">
            <text:p>81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7]" office:value-type="string" office:string-value="Brussels Metro *" calcext:value-type="string">
            <text:p>Brussels Metro *</text:p>
          </table:table-cell>
          <table:table-cell table:formula="of:=[$World_E_Asian_Cities.C17]" office:value-type="string" office:string-value="布魯塞爾大區 *" calcext:value-type="string">
            <text:p>布魯塞爾大區 *</text:p>
          </table:table-cell>
          <table:table-cell table:style-name="ce657" table:formula="of:=[$World_E_Asian_Cities.H17]" office:value-type="float" office:value="1298.8" calcext:value-type="float">
            <text:p>1,299</text:p>
          </table:table-cell>
          <table:table-cell table:formula="of:=[.$D13]/[.E$5]" office:value-type="float" office:value="0.287794008958567" calcext:value-type="float">
            <text:p>0.3</text:p>
          </table:table-cell>
          <table:table-cell table:style-name="ce643" table:formula="of:=[.$D13]/[.F$5]" office:value-type="float" office:value="0.478295346487206" calcext:value-type="float">
            <text:p>0.5</text:p>
          </table:table-cell>
          <table:table-cell table:formula="of:=[.$D13]/[.G$5]" office:value-type="float" office:value="2.27793225092251" calcext:value-type="float">
            <text:p>2</text:p>
          </table:table-cell>
          <table:table-cell table:formula="of:=[.$D13]/[.H$5]" office:value-type="float" office:value="9.57906505408063" calcext:value-type="float">
            <text:p>10</text:p>
          </table:table-cell>
          <table:table-cell table:formula="of:=[.$D13]/[.I$5]" office:value-type="float" office:value="12.0267505608465" calcext:value-type="float">
            <text:p>12</text:p>
          </table:table-cell>
          <table:table-cell table:formula="of:=[.$D13]/[.J$5]" office:value-type="float" office:value="14.1020035382799" calcext:value-type="float">
            <text:p>14.10</text:p>
          </table:table-cell>
          <table:table-cell table:formula="of:=[.$D13]/[.K$5]" office:value-type="float" office:value="15.7165714285714" calcext:value-type="float">
            <text:p>16</text:p>
          </table:table-cell>
          <table:table-cell table:formula="of:=[.$D13]/[.L$5]" office:value-type="float" office:value="16.1953126584158" calcext:value-type="float">
            <text:p>16.20</text:p>
          </table:table-cell>
          <table:table-cell table:formula="of:=[.$D13]/[.M$5]" office:value-type="float" office:value="30.8200283761499" calcext:value-type="float">
            <text:p>31</text:p>
          </table:table-cell>
          <table:table-cell table:formula="of:=[.$D13]/[.N$5]" office:value-type="float" office:value="52.219189136" calcext:value-type="float">
            <text:p>5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8]" office:value-type="string" office:string-value="Tehran *" calcext:value-type="string">
            <text:p>Tehran *</text:p>
          </table:table-cell>
          <table:table-cell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H18]" office:value-type="float" office:value="2039.19918432033" calcext:value-type="float">
            <text:p>2039</text:p>
          </table:table-cell>
          <table:table-cell table:style-name="ce640" table:formula="of:=[.$D14]/[.E$5]" office:value-type="float" office:value="0.451855026424843" calcext:value-type="float">
            <text:p>0</text:p>
          </table:table-cell>
          <table:table-cell table:formula="of:=[.$D14]/[.F$5]" office:value-type="float" office:value="0.750954327395225" calcext:value-type="float">
            <text:p>1</text:p>
          </table:table-cell>
          <table:table-cell table:formula="of:=[.$D14]/[.G$5]" office:value-type="float" office:value="3.57649952880979" calcext:value-type="float">
            <text:p>4</text:p>
          </table:table-cell>
          <table:table-cell table:formula="of:=[.$D14]/[.H$5]" office:value-type="float" office:value="15.039745645852" calcext:value-type="float">
            <text:p>15</text:p>
          </table:table-cell>
          <table:table-cell table:formula="of:=[.$D14]/[.I$5]" office:value-type="float" office:value="18.8827686585328" calcext:value-type="float">
            <text:p>19</text:p>
          </table:table-cell>
          <table:table-cell table:style-name="ce640" table:formula="of:=[.$D14]/[.J$5]" office:value-type="float" office:value="22.1410487469532" calcext:value-type="float">
            <text:p>22</text:p>
          </table:table-cell>
          <table:table-cell table:formula="of:=[.$D14]/[.K$5]" office:value-type="float" office:value="24.6760237430359" calcext:value-type="float">
            <text:p>25</text:p>
          </table:table-cell>
          <table:table-cell table:style-name="ce640" table:formula="of:=[.$D14]/[.L$5]" office:value-type="float" office:value="25.4276781358594" calcext:value-type="float">
            <text:p>25</text:p>
          </table:table-cell>
          <table:table-cell table:formula="of:=[.$D14]/[.M$5]" office:value-type="float" office:value="48.3894184827335" calcext:value-type="float">
            <text:p>48</text:p>
          </table:table-cell>
          <table:table-cell table:formula="of:=[.$D14]/[.N$5]" office:value-type="float" office:value="81.9874714290114" calcext:value-type="float">
            <text:p>82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/>
          <table:table-cell table:style-name="ce425"/>
          <table:table-cell table:style-name="ce645" table:number-columns-repeated="9"/>
          <table:table-cell table:style-name="ce661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ce141" office:value-type="string" calcext:value-type="string">
            <text:p><text:s/>10 times or more deaths 十倍或以上確診</text:p>
          </table:table-cell>
          <table:table-cell table:style-name="ce153" table:number-columns-repeated="5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6:.N15];&quot;&gt;=&quot; &amp; 10) - COUNTIF([.E6:.N15];&quot;&gt;&quot; &amp; 100)" office:value-type="float" office:value="54" calcext:value-type="float">
            <text:p>54</text:p>
          </table:table-cell>
          <table:table-cell table:number-columns-repeated="30"/>
          <table:table-cell table:style-name="ce327" table:number-columns-repeated="3"/>
        </table:table-row>
        <table:table-row table:style-name="ro24">
          <table:table-cell/>
          <table:table-cell table:style-name="ce250"/>
          <table:table-cell table:style-name="ce293" table:number-columns-repeated="2"/>
          <table:table-cell table:style-name="ce287" office:value-type="string" calcext:value-type="string">
            <text:p><text:s/>100 times or more cases 一百倍或以上確診</text:p>
          </table:table-cell>
          <table:table-cell table:style-name="ce294" table:number-columns-repeated="5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6:.N15];&quot;&gt;=&quot; &amp; 100) - COUNTIF([.E6:.N15];&quot;&gt;&quot; &amp; 500)" office:value-type="float" office:value="10" calcext:value-type="float">
            <text:p>10</text:p>
          </table:table-cell>
          <table:table-cell table:number-columns-repeated="33"/>
        </table:table-row>
        <table:table-row table:style-name="ro26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table:table-row table:style-name="ro26" table:number-rows-repeated="2">
          <table:table-cell/>
          <table:table-cell table:style-name="Default" table:number-columns-repeated="13"/>
          <table:table-cell table:number-columns-repeated="33"/>
        </table:table-row>
        <table:table-row table:style-name="ro27">
          <table:table-cell/>
          <table:table-cell table:style-name="Default" table:number-columns-repeated="13"/>
          <table:table-cell table:number-columns-repeated="33"/>
        </table:table-row>
        <table:table-row table:style-name="ro18">
          <table:table-cell/>
          <table:table-cell table:style-name="ce30" office:value-type="string" calcext:value-type="string">
            <text:p>2019–20 Coronavirus pandemic</text:p>
          </table:table-cell>
          <table:table-cell table:style-name="ce158" table:number-columns-repeated="2"/>
          <table:table-cell table:style-name="ce218"/>
          <table:table-cell table:style-name="ce218" office:value-type="string" calcext:value-type="string">
            <text:p>2019-20 冠狀病毒病疫情 COVID-19</text:p>
          </table:table-cell>
          <table:table-cell table:style-name="ce158" table:number-columns-repeated="2"/>
          <table:table-cell table:style-name="ce222"/>
          <table:table-cell table:style-name="ce300"/>
          <table:table-cell table:style-name="ce222"/>
          <table:table-cell table:style-name="ce309" office:value-type="string" calcext:value-type="string">
            <text:p>Date 日期 :</text:p>
          </table:table-cell>
          <table:table-cell table:style-name="ce300" table:formula="of:=[$World_E_Asian.J2]" office:value-type="string" office:string-value="2020-04-13" calcext:value-type="string">
            <text:p>2020-04-13</text:p>
          </table:table-cell>
          <table:table-cell table:style-name="ce263"/>
          <table:table-cell table:number-columns-repeated="33"/>
        </table:table-row>
        <table:table-row table:style-name="ro28">
          <table:table-cell/>
          <table:table-cell table:style-name="ce44"/>
          <table:table-cell table:style-name="ce161" table:number-columns-repeated="8"/>
          <table:table-cell table:style-name="ce261"/>
          <table:table-cell table:style-name="ce161"/>
          <table:table-cell table:style-name="ce261"/>
          <table:table-cell table:style-name="ce264"/>
          <table:table-cell table:number-columns-repeated="33"/>
        </table:table-row>
        <table:table-row table:style-name="ro18">
          <table:table-cell/>
          <table:table-cell table:style-name="ce98" table:formula="of:=[.B3]" office:value-type="string" office:string-value="World cities and East Asian cities  世界主要城市及東亞城市比較" calcext:value-type="string">
            <text:p>World cities and East Asian cities <text:s/>世界主要城市及東亞城市比較</text:p>
          </table:table-cell>
          <table:table-cell table:style-name="ce140"/>
          <table:table-cell table:style-name="ce168" table:number-columns-repeated="3"/>
          <table:table-cell table:style-name="ce140" table:number-columns-repeated="4"/>
          <table:table-cell table:style-name="ce259"/>
          <table:table-cell table:style-name="ce140"/>
          <table:table-cell table:style-name="ce259"/>
          <table:table-cell table:style-name="ce263"/>
          <table:table-cell table:number-columns-repeated="33"/>
        </table:table-row>
        <table:table-row table:style-name="ro47">
          <table:table-cell/>
          <table:table-cell table:style-name="ce362" office:value-type="string" calcext:value-type="string" table:number-columns-spanned="2" table:number-rows-spanned="1">
            <text:p><text:span text:style-name="T8">Deaths per million ratio </text:span></text:p>
            <text:p><text:span text:style-name="T8">每百萬死亡人數比例</text:span></text:p>
          </table:table-cell>
          <table:covered-table-cell table:style-name="ce259"/>
          <table:table-cell table:style-name="ce424"/>
          <table:table-cell table:style-name="ce277" table:formula="of:=COM.MICROSOFT.CONCAT([$World_E_Asian_Cities.$C24];CHAR(10); [$World_E_Asian_Cities.$B24])" office:value-type="string" office:string-value="武漢&#10;Wuhan" calcext:value-type="string">
            <text:p>武漢</text:p>
            <text:p>Wuhan</text:p>
          </table:table-cell>
          <table:table-cell table:style-name="ce277" table:formula="of:=COM.MICROSOFT.CONCAT([$World_E_Asian_Cities.$C25];CHAR(10); [$World_E_Asian_Cities.$B25])" office:value-type="string" office:string-value="大邱&#10;Daegu" calcext:value-type="string">
            <text:p>大邱</text:p>
            <text:p>Daegu</text:p>
          </table:table-cell>
          <table:table-cell table:style-name="ce459" table:formula="of:=COM.MICROSOFT.CONCAT([$World_E_Asian_Cities.$C28];CHAR(10); [$World_E_Asian_Cities.$B28])" office:value-type="string" office:string-value="雅加達&#10;Jakarta" calcext:value-type="string">
            <text:p>雅加達</text:p>
            <text:p>Jakarta</text:p>
          </table:table-cell>
          <table:table-cell table:style-name="ce459" table:formula="of:=COM.MICROSOFT.CONCAT([$World_E_Asian_Cities.$C32];CHAR(10); [$World_E_Asian_Cities.$B32])" office:value-type="string" office:string-value="吉隆坡&#10;Kuala Lumpur" calcext:value-type="string">
            <text:p>吉隆坡</text:p>
            <text:p>Kuala Lumpur</text:p>
          </table:table-cell>
          <table:table-cell table:style-name="ce459" table:formula="of:=COM.MICROSOFT.CONCAT([$World_E_Asian_Cities.$C27]; CHAR(10); [$World_E_Asian_Cities.$B27])" office:value-type="string" office:string-value="馬尼拉&#10;Manila" calcext:value-type="string">
            <text:p>馬尼拉</text:p>
            <text:p>Manila</text:p>
          </table:table-cell>
          <table:table-cell table:style-name="ce459" table:formula="of:=COM.MICROSOFT.CONCAT([$World_E_Asian_Cities.$C30];CHAR(10); [$World_E_Asian_Cities.$B30])" office:value-type="string" office:string-value="曼谷&#10;Bangkok" calcext:value-type="string">
            <text:p>曼谷</text:p>
            <text:p>Bangkok</text:p>
          </table:table-cell>
          <table:table-cell table:style-name="ce459" table:formula="of:=COM.MICROSOFT.CONCAT([$World_E_Asian_Cities.$C31];CHAR(10); [$World_E_Asian_Cities.$B31])" office:value-type="string" office:string-value="東京&#10;Tokyo" calcext:value-type="string">
            <text:p>東京</text:p>
            <text:p>Tokyo</text:p>
          </table:table-cell>
          <table:table-cell table:style-name="ce459" table:formula="of:=COM.MICROSOFT.CONCAT([$World_E_Asian_Cities.$C26];CHAR(10); [$World_E_Asian_Cities.$B26])" office:value-type="string" office:string-value="新加坡&#10;Singapore" calcext:value-type="string">
            <text:p>新加坡</text:p>
            <text:p>Singapore</text:p>
          </table:table-cell>
          <table:table-cell table:style-name="ce459" table:formula="of:=COM.MICROSOFT.CONCAT([$World_E_Asian_Cities.$C29]; CHAR(10); [$World_E_Asian_Cities.$B29])" office:value-type="string" office:string-value="香港&#10;Hong Kong" calcext:value-type="string">
            <text:p>香港</text:p>
            <text:p>Hong Kong</text:p>
          </table:table-cell>
          <table:table-cell table:style-name="ce459" table:formula="of:=COM.MICROSOFT.CONCAT([$World_E_Asian_Cities.$C33];CHAR(10); [$World_E_Asian_Cities.$B33])" office:value-type="string" office:string-value="新北市&#10;New Taipei City" calcext:value-type="string">
            <text:p>新北市</text:p>
            <text:p>New Taipei City</text:p>
          </table:table-cell>
          <table:table-cell table:number-columns-repeated="33"/>
        </table:table-row>
        <table:table-row table:style-name="ro2">
          <table:table-cell/>
          <table:table-cell table:style-name="ce235"/>
          <table:table-cell table:style-name="ce261"/>
          <table:table-cell table:style-name="ce264"/>
          <table:table-cell table:style-name="ce276" table:formula="of:=[$World_E_Asian_Cities.I24]" office:value-type="float" office:value="232.560238245646" calcext:value-type="float">
            <text:p>233</text:p>
          </table:table-cell>
          <table:table-cell table:style-name="ce276" table:formula="of:=[$World_E_Asian_Cities.I25]" office:value-type="float" office:value="48.9998803117678" calcext:value-type="float">
            <text:p>49</text:p>
          </table:table-cell>
          <table:table-cell table:style-name="ce278" table:formula="of:=[$World_E_Asian_Cities.I28]" office:value-type="float" office:value="8.43646498221891" calcext:value-type="float">
            <text:p>8.44</text:p>
          </table:table-cell>
          <table:table-cell table:style-name="ce278" table:formula="of:=[$World_E_Asian_Cities.I32]" office:value-type="float" office:value="7.22222222222222" calcext:value-type="float">
            <text:p>7.22</text:p>
          </table:table-cell>
          <table:table-cell table:style-name="ce278" table:formula="of:=[$World_E_Asian_Cities.I27]" office:value-type="float" office:value="4.03812831820575" calcext:value-type="float">
            <text:p>4.04</text:p>
          </table:table-cell>
          <table:table-cell table:style-name="ce278" table:formula="of:=[$World_E_Asian_Cities.I30]" office:value-type="float" office:value="1.25705665897196" calcext:value-type="float">
            <text:p>1.26</text:p>
          </table:table-cell>
          <table:table-cell table:style-name="ce278" table:formula="of:=[$World_E_Asian_Cities.I31]" office:value-type="float" office:value="1.14865901956497" calcext:value-type="float">
            <text:p>1.15</text:p>
          </table:table-cell>
          <table:table-cell table:style-name="ce278" table:formula="of:=[$World_E_Asian_Cities.I26]" office:value-type="float" office:value="1.75327863104004" calcext:value-type="float">
            <text:p>1.75</text:p>
          </table:table-cell>
          <table:table-cell table:style-name="ce278" table:formula="of:=[$World_E_Asian_Cities.I29]" office:value-type="float" office:value="0.533283560201048" calcext:value-type="float">
            <text:p>0.53</text:p>
          </table:table-cell>
          <table:table-cell table:style-name="ce278" table:formula="of:=[$World_E_Asian_Cities.I33]" office:value-type="float" office:value="0.248720828777597" calcext:value-type="float">
            <text:p>0.25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0]" office:value-type="string" office:string-value="New York City" calcext:value-type="string">
            <text:p>New York City</text:p>
          </table:table-cell>
          <table:table-cell table:formula="of:=[$World_E_Asian_Cities.C10]" office:value-type="string" office:string-value="紐約市" calcext:value-type="string">
            <text:p>紐約市</text:p>
          </table:table-cell>
          <table:table-cell table:formula="of:=[$World_E_Asian_Cities.I10]" office:value-type="float" office:value="966.956745535516" calcext:value-type="float">
            <text:p>967</text:p>
          </table:table-cell>
          <table:table-cell table:style-name="ce647" table:formula="of:=[.$D27]/[.E$26]" office:value-type="float" office:value="4.15787648322819" calcext:value-type="float">
            <text:p>4</text:p>
          </table:table-cell>
          <table:table-cell table:style-name="ce647" table:formula="of:=[.$D27]/[.F$26]" office:value-type="float" office:value="19.7338593356378" calcext:value-type="float">
            <text:p>20</text:p>
          </table:table-cell>
          <table:table-cell table:style-name="ce647" table:formula="of:=[.$D27]/[.G$26]" office:value-type="float" office:value="114.61634079837" calcext:value-type="float">
            <text:p>115</text:p>
          </table:table-cell>
          <table:table-cell table:style-name="ce647" table:formula="of:=[.$D27]/[.H$26]" office:value-type="float" office:value="133.88631861261" calcext:value-type="float">
            <text:p>134</text:p>
          </table:table-cell>
          <table:table-cell table:style-name="ce647" table:formula="of:=[.$D27]/[.I$26]" office:value-type="float" office:value="239.456666390721" calcext:value-type="float">
            <text:p>239</text:p>
          </table:table-cell>
          <table:table-cell table:style-name="ce647" table:formula="of:=[.$D27]/[.J$26]" office:value-type="float" office:value="769.222881589369" calcext:value-type="float">
            <text:p>769</text:p>
          </table:table-cell>
          <table:table-cell table:style-name="ce647" table:formula="of:=[.$D27]/[.K$26]" office:value-type="float" office:value="841.813566137086" calcext:value-type="float">
            <text:p>842</text:p>
          </table:table-cell>
          <table:table-cell table:style-name="ce647" table:formula="of:=[.$D27]/[.L$26]" office:value-type="float" office:value="551.513449383637" calcext:value-type="float">
            <text:p>552</text:p>
          </table:table-cell>
          <table:table-cell table:style-name="ce656" table:formula="of:=[.$D27]/[.M$26]" office:value-type="float" office:value="1813.21311530956" calcext:value-type="float">
            <text:p>1813</text:p>
          </table:table-cell>
          <table:table-cell table:style-name="ce656" table:formula="of:=[.$D27]/[.N$26]" office:value-type="float" office:value="3887.71921631122" calcext:value-type="float">
            <text:p>388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1]" office:value-type="string" office:string-value="Lombardy (with Milan)" calcext:value-type="string">
            <text:p>Lombardy (with Milan)</text:p>
          </table:table-cell>
          <table:table-cell table:formula="of:=[$World_E_Asian_Cities.C11]" office:value-type="string" office:string-value="倫巴底(包括米蘭)" calcext:value-type="string">
            <text:p>倫巴底(包括米蘭)</text:p>
          </table:table-cell>
          <table:table-cell table:formula="of:=[$World_E_Asian_Cities.I11]" office:value-type="float" office:value="1081.66174043055" calcext:value-type="float">
            <text:p>1082</text:p>
          </table:table-cell>
          <table:table-cell table:style-name="ce648" table:formula="of:=[.$D28]/[.E$26]" office:value-type="float" office:value="4.65110351017111" calcext:value-type="float">
            <text:p>5</text:p>
          </table:table-cell>
          <table:table-cell table:style-name="ce648" table:formula="of:=[.$D28]/[.F$26]" office:value-type="float" office:value="22.0747833167825" calcext:value-type="float">
            <text:p>22</text:p>
          </table:table-cell>
          <table:table-cell table:style-name="ce648" table:formula="of:=[.$D28]/[.G$26]" office:value-type="float" office:value="128.212674705616" calcext:value-type="float">
            <text:p>128</text:p>
          </table:table-cell>
          <table:table-cell table:style-name="ce648" table:formula="of:=[.$D28]/[.H$26]" office:value-type="float" office:value="149.768548675" calcext:value-type="float">
            <text:p>150</text:p>
          </table:table-cell>
          <table:table-cell table:style-name="ce648" table:formula="of:=[.$D28]/[.I$26]" office:value-type="float" office:value="267.862151768165" calcext:value-type="float">
            <text:p>268</text:p>
          </table:table-cell>
          <table:table-cell table:style-name="ce648" table:formula="of:=[.$D28]/[.J$26]" office:value-type="float" office:value="860.471747801052" calcext:value-type="float">
            <text:p>860</text:p>
          </table:table-cell>
          <table:table-cell table:style-name="ce648" table:formula="of:=[.$D28]/[.K$26]" office:value-type="float" office:value="941.67348360718" calcext:value-type="float">
            <text:p>942</text:p>
          </table:table-cell>
          <table:table-cell table:style-name="ce648" table:formula="of:=[.$D28]/[.L$26]" office:value-type="float" office:value="616.93659027197" calcext:value-type="float">
            <text:p>617</text:p>
          </table:table-cell>
          <table:table-cell table:style-name="ce658" table:formula="of:=[.$D28]/[.M$26]" office:value-type="float" office:value="2028.30505411186" calcext:value-type="float">
            <text:p>2028</text:p>
          </table:table-cell>
          <table:table-cell table:style-name="ce658" table:formula="of:=[.$D28]/[.N$26]" office:value-type="float" office:value="4348.89890704635" calcext:value-type="float">
            <text:p>4349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2]" office:value-type="string" office:string-value="Community of Madrid" calcext:value-type="string">
            <text:p>Community of Madrid</text:p>
          </table:table-cell>
          <table:table-cell table:formula="of:=[$World_E_Asian_Cities.C12]" office:value-type="string" office:string-value="馬德里大區" calcext:value-type="string">
            <text:p>馬德里大區</text:p>
          </table:table-cell>
          <table:table-cell table:formula="of:=[$World_E_Asian_Cities.I12]" office:value-type="float" office:value="985.89767048652" calcext:value-type="float">
            <text:p>986</text:p>
          </table:table-cell>
          <table:table-cell table:style-name="ce649" table:formula="of:=[.$D29]/[.E$26]" office:value-type="float" office:value="4.23932172551848" calcext:value-type="float">
            <text:p>4.2</text:p>
          </table:table-cell>
          <table:table-cell table:style-name="ce648" table:formula="of:=[.$D29]/[.F$26]" office:value-type="float" office:value="20.1204097686285" calcext:value-type="float">
            <text:p>20</text:p>
          </table:table-cell>
          <table:table-cell table:style-name="ce648" table:formula="of:=[.$D29]/[.G$26]" office:value-type="float" office:value="116.861466569759" calcext:value-type="float">
            <text:p>117</text:p>
          </table:table-cell>
          <table:table-cell table:style-name="ce648" table:formula="of:=[.$D29]/[.H$26]" office:value-type="float" office:value="136.50890822121" calcext:value-type="float">
            <text:p>137</text:p>
          </table:table-cell>
          <table:table-cell table:style-name="ce648" table:formula="of:=[.$D29]/[.I$26]" office:value-type="float" office:value="244.147187210876" calcext:value-type="float">
            <text:p>244</text:p>
          </table:table-cell>
          <table:table-cell table:style-name="ce648" table:formula="of:=[.$D29]/[.J$26]" office:value-type="float" office:value="784.290559578119" calcext:value-type="float">
            <text:p>784</text:p>
          </table:table-cell>
          <table:table-cell table:style-name="ce648" table:formula="of:=[.$D29]/[.K$26]" office:value-type="float" office:value="858.303163683778" calcext:value-type="float">
            <text:p>858</text:p>
          </table:table-cell>
          <table:table-cell table:style-name="ce648" table:formula="of:=[.$D29]/[.L$26]" office:value-type="float" office:value="562.316595338692" calcext:value-type="float">
            <text:p>562</text:p>
          </table:table-cell>
          <table:table-cell table:style-name="ce658" table:formula="of:=[.$D29]/[.M$26]" office:value-type="float" office:value="1848.73066425456" calcext:value-type="float">
            <text:p>1849</text:p>
          </table:table-cell>
          <table:table-cell table:style-name="ce658" table:formula="of:=[.$D29]/[.N$26]" office:value-type="float" office:value="3963.87256882332" calcext:value-type="float">
            <text:p>3964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3]" office:value-type="string" office:string-value="Bavaria(with Munich)" calcext:value-type="string">
            <text:p>Bavaria(with Munich)</text:p>
          </table:table-cell>
          <table:table-cell table:formula="of:=[$World_E_Asian_Cities.C13]" office:value-type="string" office:string-value="拜仁(包括慕尼克)" calcext:value-type="string">
            <text:p>拜仁(包括慕尼克)</text:p>
          </table:table-cell>
          <table:table-cell table:formula="of:=[$World_E_Asian_Cities.I13]" office:value-type="float" office:value="66.6833833955775" calcext:value-type="float">
            <text:p>67</text:p>
          </table:table-cell>
          <table:table-cell table:style-name="ce649" table:formula="of:=[.$D30]/[.E$26]" office:value-type="float" office:value="0.28673596096484" calcext:value-type="float">
            <text:p>0.3</text:p>
          </table:table-cell>
          <table:table-cell table:style-name="ce648" table:formula="of:=[.$D30]/[.F$26]" office:value-type="float" office:value="1.3608886995498" calcext:value-type="float">
            <text:p>1</text:p>
          </table:table-cell>
          <table:table-cell table:style-name="ce648" table:formula="of:=[.$D30]/[.G$26]" office:value-type="float" office:value="7.90418540657996" calcext:value-type="float">
            <text:p>8</text:p>
          </table:table-cell>
          <table:table-cell table:style-name="ce648" table:formula="of:=[.$D30]/[.H$26]" office:value-type="float" office:value="9.23308385477228" calcext:value-type="float">
            <text:p>9</text:p>
          </table:table-cell>
          <table:table-cell table:style-name="ce648" table:formula="of:=[.$D30]/[.I$26]" office:value-type="float" office:value="16.5134384400164" calcext:value-type="float">
            <text:p>17</text:p>
          </table:table-cell>
          <table:table-cell table:style-name="ce648" table:formula="of:=[.$D30]/[.J$26]" office:value-type="float" office:value="53.0472377037581" calcext:value-type="float">
            <text:p>53</text:p>
          </table:table-cell>
          <table:table-cell table:style-name="ce648" table:formula="of:=[.$D30]/[.K$26]" office:value-type="float" office:value="58.0532449227904" calcext:value-type="float">
            <text:p>58</text:p>
          </table:table-cell>
          <table:table-cell table:style-name="ce648" table:formula="of:=[.$D30]/[.L$26]" office:value-type="float" office:value="38.0335345535016" calcext:value-type="float">
            <text:p>38</text:p>
          </table:table-cell>
          <table:table-cell table:style-name="ce658" table:formula="of:=[.$D30]/[.M$26]" office:value-type="float" office:value="125.043013458802" calcext:value-type="float">
            <text:p>125</text:p>
          </table:table-cell>
          <table:table-cell table:style-name="ce658" table:formula="of:=[.$D30]/[.N$26]" office:value-type="float" office:value="268.105344145524" calcext:value-type="float">
            <text:p>268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4]" office:value-type="string" office:string-value="Île-de-France(with Paris)" calcext:value-type="string">
            <text:p>Île-de-France(with Paris)</text:p>
          </table:table-cell>
          <table:table-cell table:formula="of:=[$World_E_Asian_Cities.C14]" office:value-type="string" office:string-value="巴黎大區" calcext:value-type="string">
            <text:p>巴黎大區</text:p>
          </table:table-cell>
          <table:table-cell table:formula="of:=[$World_E_Asian_Cities.I14]" office:value-type="float" office:value="144.677584324843" calcext:value-type="float">
            <text:p>145</text:p>
          </table:table-cell>
          <table:table-cell table:style-name="ce649" table:formula="of:=[.$D31]/[.E$26]" office:value-type="float" office:value="0.622107998410393" calcext:value-type="float">
            <text:p>0.6</text:p>
          </table:table-cell>
          <table:table-cell table:style-name="ce649" table:formula="of:=[.$D31]/[.F$26]" office:value-type="float" office:value="2.9526109738292" calcext:value-type="float">
            <text:p>3.0</text:p>
          </table:table-cell>
          <table:table-cell table:style-name="ce648" table:formula="of:=[.$D31]/[.G$26]" office:value-type="float" office:value="17.1490766132227" calcext:value-type="float">
            <text:p>17</text:p>
          </table:table-cell>
          <table:table-cell table:style-name="ce648" table:formula="of:=[.$D31]/[.H$26]" office:value-type="float" office:value="20.0322809065167" calcext:value-type="float">
            <text:p>20</text:p>
          </table:table-cell>
          <table:table-cell table:style-name="ce648" table:formula="of:=[.$D31]/[.I$26]" office:value-type="float" office:value="35.8278818611507" calcext:value-type="float">
            <text:p>36</text:p>
          </table:table-cell>
          <table:table-cell table:style-name="ce648" table:formula="of:=[.$D31]/[.J$26]" office:value-type="float" office:value="115.092333581179" calcext:value-type="float">
            <text:p>115</text:p>
          </table:table-cell>
          <table:table-cell table:style-name="ce648" table:formula="of:=[.$D31]/[.K$26]" office:value-type="float" office:value="125.953465615616" calcext:value-type="float">
            <text:p>126</text:p>
          </table:table-cell>
          <table:table-cell table:style-name="ce648" table:formula="of:=[.$D31]/[.L$26]" office:value-type="float" office:value="82.5183069955175" calcext:value-type="float">
            <text:p>83</text:p>
          </table:table-cell>
          <table:table-cell table:style-name="ce658" table:formula="of:=[.$D31]/[.M$26]" office:value-type="float" office:value="271.295789186337" calcext:value-type="float">
            <text:p>271</text:p>
          </table:table-cell>
          <table:table-cell table:style-name="ce658" table:formula="of:=[.$D31]/[.N$26]" office:value-type="float" office:value="581.686644564102" calcext:value-type="float">
            <text:p>58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5]" office:value-type="string" office:string-value="London" calcext:value-type="string">
            <text:p>London</text:p>
          </table:table-cell>
          <table:table-cell table:formula="of:=[$World_E_Asian_Cities.C15]" office:value-type="string" office:string-value="倫敦" calcext:value-type="string">
            <text:p>倫敦</text:p>
          </table:table-cell>
          <table:table-cell table:formula="of:=[$World_E_Asian_Cities.I15]" office:value-type="float" office:value="345.080412950348" calcext:value-type="float">
            <text:p>345</text:p>
          </table:table-cell>
          <table:table-cell table:style-name="ce649" table:formula="of:=[.$D32]/[.E$26]" office:value-type="float" office:value="1.48383238490601" calcext:value-type="float">
            <text:p>1.5</text:p>
          </table:table-cell>
          <table:table-cell table:style-name="ce649" table:formula="of:=[.$D32]/[.F$26]" office:value-type="float" office:value="7.04247460921804" calcext:value-type="float">
            <text:p>7.0</text:p>
          </table:table-cell>
          <table:table-cell table:style-name="ce648" table:formula="of:=[.$D32]/[.G$26]" office:value-type="float" office:value="40.9034368870914" calcext:value-type="float">
            <text:p>41</text:p>
          </table:table-cell>
          <table:table-cell table:style-name="ce648" table:formula="of:=[.$D32]/[.H$26]" office:value-type="float" office:value="47.7803648700482" calcext:value-type="float">
            <text:p>48</text:p>
          </table:table-cell>
          <table:table-cell table:style-name="ce648" table:formula="of:=[.$D32]/[.I$26]" office:value-type="float" office:value="85.4555342866559" calcext:value-type="float">
            <text:p>85</text:p>
          </table:table-cell>
          <table:table-cell table:style-name="ce648" table:formula="of:=[.$D32]/[.J$26]" office:value-type="float" office:value="274.514605596664" calcext:value-type="float">
            <text:p>275</text:p>
          </table:table-cell>
          <table:table-cell table:style-name="ce648" table:formula="of:=[.$D32]/[.K$26]" office:value-type="float" office:value="300.420235311467" calcext:value-type="float">
            <text:p>300</text:p>
          </table:table-cell>
          <table:table-cell table:style-name="ce648" table:formula="of:=[.$D32]/[.L$26]" office:value-type="float" office:value="196.82006433036" calcext:value-type="float">
            <text:p>197</text:p>
          </table:table-cell>
          <table:table-cell table:style-name="ce658" table:formula="of:=[.$D32]/[.M$26]" office:value-type="float" office:value="647.086163354168" calcext:value-type="float">
            <text:p>647</text:p>
          </table:table-cell>
          <table:table-cell table:style-name="ce658" table:formula="of:=[.$D32]/[.N$26]" office:value-type="float" office:value="1387.4206460566" calcext:value-type="float">
            <text:p>1387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6]" office:value-type="string" office:string-value="Stockholm" calcext:value-type="string">
            <text:p>Stockholm</text:p>
          </table:table-cell>
          <table:table-cell table:formula="of:=[$World_E_Asian_Cities.C16]" office:value-type="string" office:string-value="斯德哥爾摩" calcext:value-type="string">
            <text:p>斯德哥爾摩</text:p>
          </table:table-cell>
          <table:table-cell table:formula="of:=[$World_E_Asian_Cities.I16]" office:value-type="float" office:value="259.141358666364" calcext:value-type="float">
            <text:p>259</text:p>
          </table:table-cell>
          <table:table-cell table:style-name="ce648" table:formula="of:=[.$D33]/[.E$26]" office:value-type="float" office:value="1.11429778633371" calcext:value-type="float">
            <text:p>1</text:p>
          </table:table-cell>
          <table:table-cell table:style-name="ce648" table:formula="of:=[.$D33]/[.F$26]" office:value-type="float" office:value="5.28861207451009" calcext:value-type="float">
            <text:p>5</text:p>
          </table:table-cell>
          <table:table-cell table:style-name="ce648" table:formula="of:=[.$D33]/[.G$26]" office:value-type="float" office:value="30.7168179104095" calcext:value-type="float">
            <text:p>31</text:p>
          </table:table-cell>
          <table:table-cell table:style-name="ce648" table:formula="of:=[.$D33]/[.H$26]" office:value-type="float" office:value="35.8811111999582" calcext:value-type="float">
            <text:p>36</text:p>
          </table:table-cell>
          <table:table-cell table:style-name="ce648" table:formula="of:=[.$D33]/[.I$26]" office:value-type="float" office:value="64.1736315059715" calcext:value-type="float">
            <text:p>64</text:p>
          </table:table-cell>
          <table:table-cell table:style-name="ce648" table:formula="of:=[.$D33]/[.J$26]" office:value-type="float" office:value="206.149306649626" calcext:value-type="float">
            <text:p>206</text:p>
          </table:table-cell>
          <table:table-cell table:style-name="ce648" table:formula="of:=[.$D33]/[.K$26]" office:value-type="float" office:value="225.603381205772" calcext:value-type="float">
            <text:p>226</text:p>
          </table:table-cell>
          <table:table-cell table:style-name="ce648" table:formula="of:=[.$D33]/[.L$26]" office:value-type="float" office:value="147.803865328948" calcext:value-type="float">
            <text:p>148</text:p>
          </table:table-cell>
          <table:table-cell table:style-name="ce658" table:formula="of:=[.$D33]/[.M$26]" office:value-type="float" office:value="485.9353972372" calcext:value-type="float">
            <text:p>486</text:p>
          </table:table-cell>
          <table:table-cell table:style-name="ce658" table:formula="of:=[.$D33]/[.N$26]" office:value-type="float" office:value="1041.89649069594" calcext:value-type="float">
            <text:p>1042</text:p>
          </table:table-cell>
          <table:table-cell table:number-columns-repeated="33"/>
        </table:table-row>
        <table:table-row table:style-name="ro2">
          <table:table-cell/>
          <table:table-cell table:formula="of:=[$World_E_Asian_Cities.B17]" office:value-type="string" office:string-value="Brussels Metro *" calcext:value-type="string">
            <text:p>Brussels Metro *</text:p>
          </table:table-cell>
          <table:table-cell table:formula="of:=[$World_E_Asian_Cities.C17]" office:value-type="string" office:string-value="布魯塞爾大區 *" calcext:value-type="string">
            <text:p>布魯塞爾大區 *</text:p>
          </table:table-cell>
          <table:table-cell table:formula="of:=[$World_E_Asian_Cities.I17]" office:value-type="float" office:value="97.6" calcext:value-type="float">
            <text:p>98</text:p>
          </table:table-cell>
          <table:table-cell table:style-name="ce650" table:formula="of:=[.$D34]/[.E$26]" office:value-type="float" office:value="0.419676212650369" calcext:value-type="float">
            <text:p>0.4</text:p>
          </table:table-cell>
          <table:table-cell table:style-name="ce650" table:formula="of:=[.$D34]/[.F$26]" office:value-type="float" office:value="1.9918416" calcext:value-type="float">
            <text:p>2.0</text:p>
          </table:table-cell>
          <table:table-cell table:style-name="ce652" table:formula="of:=[.$D34]/[.G$26]" office:value-type="float" office:value="11.5688265411765" calcext:value-type="float">
            <text:p>12</text:p>
          </table:table-cell>
          <table:table-cell table:style-name="ce652" table:formula="of:=[.$D34]/[.H$26]" office:value-type="float" office:value="13.5138461538462" calcext:value-type="float">
            <text:p>14</text:p>
          </table:table-cell>
          <table:table-cell table:style-name="ce652" table:formula="of:=[.$D34]/[.I$26]" office:value-type="float" office:value="24.1696133230769" calcext:value-type="float">
            <text:p>24</text:p>
          </table:table-cell>
          <table:table-cell table:style-name="ce652" table:formula="of:=[.$D34]/[.J$26]" office:value-type="float" office:value="77.6416872727273" calcext:value-type="float">
            <text:p>78</text:p>
          </table:table-cell>
          <table:table-cell table:style-name="ce652" table:formula="of:=[.$D34]/[.K$26]" office:value-type="float" office:value="84.9686446" calcext:value-type="float">
            <text:p>85</text:p>
          </table:table-cell>
          <table:table-cell table:style-name="ce652" table:formula="of:=[.$D34]/[.L$26]" office:value-type="float" office:value="55.667136" calcext:value-type="float">
            <text:p>56</text:p>
          </table:table-cell>
          <table:table-cell table:style-name="ce659" table:formula="of:=[.$D34]/[.M$26]" office:value-type="float" office:value="183.01708" calcext:value-type="float">
            <text:p>183</text:p>
          </table:table-cell>
          <table:table-cell table:style-name="ce659" table:formula="of:=[.$D34]/[.N$26]" office:value-type="float" office:value="392.4078272" calcext:value-type="float">
            <text:p>392</text:p>
          </table:table-cell>
          <table:table-cell table:number-columns-repeated="33"/>
        </table:table-row>
        <table:table-row table:style-name="ro2">
          <table:table-cell/>
          <table:table-cell table:style-name="ce434" table:formula="of:=[$World_E_Asian_Cities.B18]" office:value-type="string" office:string-value="Tehran *" calcext:value-type="string">
            <text:p>Tehran *</text:p>
          </table:table-cell>
          <table:table-cell table:style-name="ce434" table:formula="of:=[$World_E_Asian_Cities.C18]" office:value-type="string" office:string-value="德克蘭 *" calcext:value-type="string">
            <text:p>德克蘭 *</text:p>
          </table:table-cell>
          <table:table-cell table:formula="of:=[$World_E_Asian_Cities.I18]" office:value-type="float" office:value="127.521691650607" calcext:value-type="float">
            <text:p>128</text:p>
          </table:table-cell>
          <table:table-cell table:style-name="ce650" table:formula="of:=[.$D35]/[.E$26]" office:value-type="float" office:value="0.548338325642364" calcext:value-type="float">
            <text:p>0.5</text:p>
          </table:table-cell>
          <table:table-cell table:style-name="ce650" table:formula="of:=[.$D35]/[.F$26]" office:value-type="float" office:value="2.60248985995954" calcext:value-type="float">
            <text:p>2.6</text:p>
          </table:table-cell>
          <table:table-cell table:style-name="ce652" table:formula="of:=[.$D35]/[.G$26]" office:value-type="float" office:value="15.1155361776974" calcext:value-type="float">
            <text:p>15</text:p>
          </table:table-cell>
          <table:table-cell table:style-name="ce652" table:formula="of:=[.$D35]/[.H$26]" office:value-type="float" office:value="17.6568496131609" calcext:value-type="float">
            <text:p>18</text:p>
          </table:table-cell>
          <table:table-cell table:style-name="ce652" table:formula="of:=[.$D35]/[.I$26]" office:value-type="float" office:value="31.5794055071702" calcext:value-type="float">
            <text:p>32</text:p>
          </table:table-cell>
          <table:table-cell table:style-name="ce652" table:formula="of:=[.$D35]/[.J$26]" office:value-type="float" office:value="101.444664996163" calcext:value-type="float">
            <text:p>101</text:p>
          </table:table-cell>
          <table:table-cell table:style-name="ce652" table:formula="of:=[.$D35]/[.K$26]" office:value-type="float" office:value="111.017882137819" calcext:value-type="float">
            <text:p>111</text:p>
          </table:table-cell>
          <table:table-cell table:style-name="ce652" table:formula="of:=[.$D35]/[.L$26]" office:value-type="float" office:value="72.7332720498401" calcext:value-type="float">
            <text:p>73</text:p>
          </table:table-cell>
          <table:table-cell table:style-name="ce659" table:formula="of:=[.$D35]/[.M$26]" office:value-type="float" office:value="239.125488140926" calcext:value-type="float">
            <text:p>239</text:p>
          </table:table-cell>
          <table:table-cell table:style-name="ce659" table:formula="of:=[.$D35]/[.N$26]" office:value-type="float" office:value="512.710142843063" calcext:value-type="float">
            <text:p>513</text:p>
          </table:table-cell>
          <table:table-cell table:number-columns-repeated="33"/>
        </table:table-row>
        <table:table-row table:style-name="ro2">
          <table:table-cell/>
          <table:table-cell table:style-name="ce440"/>
          <table:table-cell table:style-name="ce441"/>
          <table:table-cell table:style-name="ce425"/>
          <table:table-cell table:style-name="ce651" table:number-columns-repeated="8"/>
          <table:table-cell table:style-name="ce660"/>
          <table:table-cell table:style-name="ce662"/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" office:value-type="string" calcext:value-type="string">
            <text:p><text:s/>10 times or more deaths 十倍或以上死亡</text:p>
          </table:table-cell>
          <table:table-cell table:style-name="ce141"/>
          <table:table-cell table:style-name="Times10"/>
          <table:table-cell table:style-name="ce141" table:number-columns-repeated="3"/>
          <table:table-cell table:style-name="ce141" office:value-type="string" calcext:value-type="string">
            <text:p>Ratios count 共計：</text:p>
          </table:table-cell>
          <table:table-cell table:style-name="ce141" table:number-columns-repeated="2"/>
          <table:table-cell table:style-name="ce322" table:formula="of:=COUNTIF([.E28:.N36];&quot;&gt;=&quot; &amp; 10) - COUNTIF([.E28:.N36];&quot;&gt;&quot; &amp; 100)" office:value-type="float" office:value="26" calcext:value-type="float">
            <text:p>26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" office:value-type="string" calcext:value-type="string">
            <text:p><text:span text:style-name="T4"> 100 times or more deaths 一百倍或以上</text:span>死亡</text:p>
          </table:table-cell>
          <table:table-cell table:style-name="ce287"/>
          <table:table-cell table:style-name="Times100"/>
          <table:table-cell table:style-name="ce287" table:number-columns-repeated="3"/>
          <table:table-cell table:style-name="ce287" office:value-type="string" calcext:value-type="string">
            <text:p>Ratios count 共計：</text:p>
          </table:table-cell>
          <table:table-cell table:style-name="ce287" table:number-columns-repeated="2"/>
          <table:table-cell table:style-name="ce323" table:formula="of:=COUNTIF([.E28:.N36];&quot;&gt;=&quot; &amp; 100) - COUNTIF([.E28:.N36];&quot;&gt;&quot; &amp; 500)" office:value-type="float" office:value="23" calcext:value-type="float">
            <text:p>23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500" office:value-type="string" calcext:value-type="string">
            <text:p><text:span text:style-name="T4"> 500 times or more deaths 五百倍或以上</text:span>死亡</text:p>
          </table:table-cell>
          <table:table-cell table:style-name="ce296"/>
          <table:table-cell table:style-name="Times500"/>
          <table:table-cell table:style-name="ce296" table:number-columns-repeated="3"/>
          <table:table-cell table:style-name="ce296" office:value-type="string" calcext:value-type="string">
            <text:p>Ratios count 共計：</text:p>
          </table:table-cell>
          <table:table-cell table:style-name="ce296" table:number-columns-repeated="2"/>
          <table:table-cell table:style-name="ce324" table:formula="of:=COUNTIF([.E28:.N36];&quot;&gt;=&quot; &amp; 500) - COUNTIF([.E28:.N36];&quot;&gt;&quot; &amp; 1000)" office:value-type="float" office:value="9" calcext:value-type="float">
            <text:p>9</text:p>
          </table:table-cell>
          <table:table-cell table:number-columns-repeated="33"/>
        </table:table-row>
        <table:table-row table:style-name="ro2">
          <table:table-cell/>
          <table:table-cell table:style-name="ce250"/>
          <table:table-cell table:style-name="ce293" table:number-columns-repeated="2"/>
          <table:table-cell table:style-name="Times1000" office:value-type="string" calcext:value-type="string">
            <text:p><text:span text:style-name="T5"> 1000 times or more deaths 一千倍或以上</text:span>死亡</text:p>
          </table:table-cell>
          <table:table-cell table:style-name="ce297"/>
          <table:table-cell table:style-name="Times1000"/>
          <table:table-cell table:style-name="ce297" table:number-columns-repeated="3"/>
          <table:table-cell table:style-name="ce297" office:value-type="string" calcext:value-type="string">
            <text:p>Ratios count 共計：</text:p>
          </table:table-cell>
          <table:table-cell table:style-name="ce297" table:number-columns-repeated="2"/>
          <table:table-cell table:style-name="ce325" table:formula="of:= COUNTIF([.E28:.N36];&quot;&gt;&quot; &amp; 1000)" office:value-type="float" office:value="6" calcext:value-type="float">
            <text:p>6</text:p>
          </table:table-cell>
          <table:table-cell table:number-columns-repeated="33"/>
        </table:table-row>
        <table:table-row table:style-name="ro26">
          <table:table-cell/>
          <table:table-cell table:style-name="ce235"/>
          <table:table-cell table:style-name="ce261" table:number-columns-repeated="11"/>
          <table:table-cell table:style-name="ce264"/>
          <table:table-cell table:number-columns-repeated="33"/>
        </table:table-row>
        <calcext:conditional-formats>
          <calcext:conditional-format calcext:target-range-address="Cities_perM_ratio.M36:Cities_perM_ratio.N36">
            <calcext:condition calcext:apply-style-name="Default" calcext:value="&lt;10" calcext:base-cell-address="Cities_perM_ratio.M36"/>
            <calcext:condition calcext:apply-style-name="Times10" calcext:value="&lt;100" calcext:base-cell-address="Cities_perM_ratio.M36"/>
            <calcext:condition calcext:apply-style-name="Times100" calcext:value="&lt;500" calcext:base-cell-address="Cities_perM_ratio.M36"/>
            <calcext:condition calcext:apply-style-name="Times500" calcext:value="&lt;1000" calcext:base-cell-address="Cities_perM_ratio.M36"/>
            <calcext:condition calcext:apply-style-name="Times1000" calcext:value="&gt;=1000" calcext:base-cell-address="Cities_perM_ratio.M36"/>
          </calcext:conditional-format>
          <calcext:conditional-format calcext:target-range-address="Cities_perM_ratio.M36:Cities_perM_ratio.N36 Cities_perM_ratio.E15:Cities_perM_ratio.N15 Cities_perM_ratio.E6:Cities_perM_ratio.L14">
            <calcext:condition calcext:apply-style-name="Default" calcext:value="&lt;10" calcext:base-cell-address="Cities_perM_ratio.E6"/>
            <calcext:condition calcext:apply-style-name="Times10" calcext:value="&lt;=100" calcext:base-cell-address="Cities_perM_ratio.E6"/>
            <calcext:condition calcext:apply-style-name="Times100" calcext:value="&lt;500" calcext:base-cell-address="Cities_perM_ratio.E6"/>
            <calcext:condition calcext:apply-style-name="Times500" calcext:value="&lt;1000" calcext:base-cell-address="Cities_perM_ratio.E6"/>
            <calcext:condition calcext:apply-style-name="Times1000" calcext:value="&gt;=1000" calcext:base-cell-address="Cities_perM_ratio.E6"/>
          </calcext:conditional-format>
          <calcext:conditional-format calcext:target-range-address="Cities_perM_ratio.E36:Cities_perM_ratio.L36 Cities_perM_ratio.E28:Cities_perM_ratio.L33">
            <calcext:condition calcext:apply-style-name="Default" calcext:value="&lt;10" calcext:base-cell-address="Cities_perM_ratio.E28"/>
            <calcext:condition calcext:apply-style-name="Times10" calcext:value="&lt;100" calcext:base-cell-address="Cities_perM_ratio.E28"/>
            <calcext:condition calcext:apply-style-name="Times100" calcext:value="&lt;500" calcext:base-cell-address="Cities_perM_ratio.E28"/>
            <calcext:condition calcext:apply-style-name="Times500" calcext:value="&lt;1000" calcext:base-cell-address="Cities_perM_ratio.E28"/>
            <calcext:condition calcext:apply-style-name="Times1000" calcext:value="&gt;=1000" calcext:base-cell-address="Cities_perM_ratio.E28"/>
          </calcext:conditional-format>
          <calcext:conditional-format calcext:target-range-address="Cities_perM_ratio.E36:Cities_perM_ratio.L36 Cities_perM_ratio.E28:Cities_perM_ratio.L33">
            <calcext:condition calcext:apply-style-name="Default" calcext:value="&lt;10" calcext:base-cell-address="Cities_perM_ratio.E28"/>
            <calcext:condition calcext:apply-style-name="Times10" calcext:value="&lt;=100" calcext:base-cell-address="Cities_perM_ratio.E28"/>
            <calcext:condition calcext:apply-style-name="Times100" calcext:value="&lt;500" calcext:base-cell-address="Cities_perM_ratio.E28"/>
            <calcext:condition calcext:apply-style-name="Times500" calcext:value="&lt;1000" calcext:base-cell-address="Cities_perM_ratio.E28"/>
            <calcext:condition calcext:apply-style-name="Times1000" calcext:value="&gt;=1000" calcext:base-cell-address="Cities_perM_ratio.E28"/>
          </calcext:conditional-format>
          <calcext:conditional-format calcext:target-range-address="Cities_perM_ratio.M28:Cities_perM_ratio.N33">
            <calcext:condition calcext:apply-style-name="Default" calcext:value="&lt;10" calcext:base-cell-address="Cities_perM_ratio.M28"/>
            <calcext:condition calcext:apply-style-name="Times10" calcext:value="&lt;100" calcext:base-cell-address="Cities_perM_ratio.M28"/>
            <calcext:condition calcext:apply-style-name="Times100" calcext:value="&lt;500" calcext:base-cell-address="Cities_perM_ratio.M28"/>
            <calcext:condition calcext:apply-style-name="Times500" calcext:value="&lt;1000" calcext:base-cell-address="Cities_perM_ratio.M28"/>
            <calcext:condition calcext:apply-style-name="Times1000" calcext:value="&gt;=1000" calcext:base-cell-address="Cities_perM_ratio.M28"/>
          </calcext:conditional-format>
          <calcext:conditional-format calcext:target-range-address="Cities_perM_ratio.M28:Cities_perM_ratio.N33">
            <calcext:condition calcext:apply-style-name="Default" calcext:value="&lt;10" calcext:base-cell-address="Cities_perM_ratio.M28"/>
            <calcext:condition calcext:apply-style-name="Times10" calcext:value="&lt;=100" calcext:base-cell-address="Cities_perM_ratio.M28"/>
            <calcext:condition calcext:apply-style-name="Times100" calcext:value="&lt;500" calcext:base-cell-address="Cities_perM_ratio.M28"/>
            <calcext:condition calcext:apply-style-name="Times500" calcext:value="&lt;1000" calcext:base-cell-address="Cities_perM_ratio.M28"/>
            <calcext:condition calcext:apply-style-name="Times1000" calcext:value="&gt;=1000" calcext:base-cell-address="Cities_perM_ratio.M28"/>
          </calcext:conditional-format>
          <calcext:conditional-format calcext:target-range-address="Cities_perM_ratio.E34:Cities_perM_ratio.L35">
            <calcext:condition calcext:apply-style-name="Default" calcext:value="&lt;10" calcext:base-cell-address="Cities_perM_ratio.E34"/>
            <calcext:condition calcext:apply-style-name="Times10" calcext:value="&lt;100" calcext:base-cell-address="Cities_perM_ratio.E34"/>
            <calcext:condition calcext:apply-style-name="Times100" calcext:value="&lt;500" calcext:base-cell-address="Cities_perM_ratio.E34"/>
            <calcext:condition calcext:apply-style-name="Times500" calcext:value="&lt;1000" calcext:base-cell-address="Cities_perM_ratio.E34"/>
            <calcext:condition calcext:apply-style-name="Times1000" calcext:value="&gt;=1000" calcext:base-cell-address="Cities_perM_ratio.E34"/>
          </calcext:conditional-format>
          <calcext:conditional-format calcext:target-range-address="Cities_perM_ratio.E34:Cities_perM_ratio.L35">
            <calcext:condition calcext:apply-style-name="Default" calcext:value="&lt;10" calcext:base-cell-address="Cities_perM_ratio.E34"/>
            <calcext:condition calcext:apply-style-name="Times10" calcext:value="&lt;=100" calcext:base-cell-address="Cities_perM_ratio.E34"/>
            <calcext:condition calcext:apply-style-name="Times100" calcext:value="&lt;500" calcext:base-cell-address="Cities_perM_ratio.E34"/>
            <calcext:condition calcext:apply-style-name="Times500" calcext:value="&lt;1000" calcext:base-cell-address="Cities_perM_ratio.E34"/>
            <calcext:condition calcext:apply-style-name="Times1000" calcext:value="&gt;=1000" calcext:base-cell-address="Cities_perM_ratio.E34"/>
          </calcext:conditional-format>
          <calcext:conditional-format calcext:target-range-address="Cities_perM_ratio.M34:Cities_perM_ratio.N35">
            <calcext:condition calcext:apply-style-name="Default" calcext:value="&lt;10" calcext:base-cell-address="Cities_perM_ratio.M34"/>
            <calcext:condition calcext:apply-style-name="Times10" calcext:value="&lt;100" calcext:base-cell-address="Cities_perM_ratio.M34"/>
            <calcext:condition calcext:apply-style-name="Times100" calcext:value="&lt;500" calcext:base-cell-address="Cities_perM_ratio.M34"/>
            <calcext:condition calcext:apply-style-name="Times500" calcext:value="&lt;1000" calcext:base-cell-address="Cities_perM_ratio.M34"/>
            <calcext:condition calcext:apply-style-name="Times1000" calcext:value="&gt;=1000" calcext:base-cell-address="Cities_perM_ratio.M34"/>
          </calcext:conditional-format>
          <calcext:conditional-format calcext:target-range-address="Cities_perM_ratio.M34:Cities_perM_ratio.N35">
            <calcext:condition calcext:apply-style-name="Default" calcext:value="&lt;10" calcext:base-cell-address="Cities_perM_ratio.M34"/>
            <calcext:condition calcext:apply-style-name="Times10" calcext:value="&lt;=100" calcext:base-cell-address="Cities_perM_ratio.M34"/>
            <calcext:condition calcext:apply-style-name="Times100" calcext:value="&lt;500" calcext:base-cell-address="Cities_perM_ratio.M34"/>
            <calcext:condition calcext:apply-style-name="Times500" calcext:value="&lt;1000" calcext:base-cell-address="Cities_perM_ratio.M34"/>
            <calcext:condition calcext:apply-style-name="Times1000" calcext:value="&gt;=1000" calcext:base-cell-address="Cities_perM_ratio.M34"/>
          </calcext:conditional-format>
          <calcext:conditional-format calcext:target-range-address="Cities_perM_ratio.M6:Cities_perM_ratio.N14">
            <calcext:condition calcext:apply-style-name="Default" calcext:value="&lt;10" calcext:base-cell-address="Cities_perM_ratio.M6"/>
            <calcext:condition calcext:apply-style-name="Times10" calcext:value="&lt;=100" calcext:base-cell-address="Cities_perM_ratio.M6"/>
            <calcext:condition calcext:apply-style-name="Times100" calcext:value="&lt;500" calcext:base-cell-address="Cities_perM_ratio.M6"/>
            <calcext:condition calcext:apply-style-name="Times500" calcext:value="&lt;1000" calcext:base-cell-address="Cities_perM_ratio.M6"/>
            <calcext:condition calcext:apply-style-name="Times1000" calcext:value="&gt;=1000" calcext:base-cell-address="Cities_perM_ratio.M6"/>
          </calcext:conditional-format>
          <calcext:conditional-format calcext:target-range-address="Cities_perM_ratio.E27:Cities_perM_ratio.L27">
            <calcext:condition calcext:apply-style-name="Default" calcext:value="&lt;10" calcext:base-cell-address="Cities_perM_ratio.E27"/>
            <calcext:condition calcext:apply-style-name="Times10" calcext:value="&lt;100" calcext:base-cell-address="Cities_perM_ratio.E27"/>
            <calcext:condition calcext:apply-style-name="Times100" calcext:value="&lt;500" calcext:base-cell-address="Cities_perM_ratio.E27"/>
            <calcext:condition calcext:apply-style-name="Times500" calcext:value="&lt;1000" calcext:base-cell-address="Cities_perM_ratio.E27"/>
            <calcext:condition calcext:apply-style-name="Times1000" calcext:value="&gt;=1000" calcext:base-cell-address="Cities_perM_ratio.E27"/>
          </calcext:conditional-format>
          <calcext:conditional-format calcext:target-range-address="Cities_perM_ratio.E27:Cities_perM_ratio.L27">
            <calcext:condition calcext:apply-style-name="Default" calcext:value="&lt;10" calcext:base-cell-address="Cities_perM_ratio.E27"/>
            <calcext:condition calcext:apply-style-name="Times10" calcext:value="&lt;=100" calcext:base-cell-address="Cities_perM_ratio.E27"/>
            <calcext:condition calcext:apply-style-name="Times100" calcext:value="&lt;500" calcext:base-cell-address="Cities_perM_ratio.E27"/>
            <calcext:condition calcext:apply-style-name="Times500" calcext:value="&lt;1000" calcext:base-cell-address="Cities_perM_ratio.E27"/>
            <calcext:condition calcext:apply-style-name="Times1000" calcext:value="&gt;=1000" calcext:base-cell-address="Cities_perM_ratio.E27"/>
          </calcext:conditional-format>
          <calcext:conditional-format calcext:target-range-address="Cities_perM_ratio.M27:Cities_perM_ratio.N27">
            <calcext:condition calcext:apply-style-name="Default" calcext:value="&lt;10" calcext:base-cell-address="Cities_perM_ratio.M27"/>
            <calcext:condition calcext:apply-style-name="Times10" calcext:value="&lt;100" calcext:base-cell-address="Cities_perM_ratio.M27"/>
            <calcext:condition calcext:apply-style-name="Times100" calcext:value="&lt;500" calcext:base-cell-address="Cities_perM_ratio.M27"/>
            <calcext:condition calcext:apply-style-name="Times500" calcext:value="&lt;1000" calcext:base-cell-address="Cities_perM_ratio.M27"/>
            <calcext:condition calcext:apply-style-name="Times1000" calcext:value="&gt;=1000" calcext:base-cell-address="Cities_perM_ratio.M27"/>
          </calcext:conditional-format>
          <calcext:conditional-format calcext:target-range-address="Cities_perM_ratio.M27:Cities_perM_ratio.N27">
            <calcext:condition calcext:apply-style-name="Default" calcext:value="&lt;10" calcext:base-cell-address="Cities_perM_ratio.M27"/>
            <calcext:condition calcext:apply-style-name="Times10" calcext:value="&lt;=100" calcext:base-cell-address="Cities_perM_ratio.M27"/>
            <calcext:condition calcext:apply-style-name="Times100" calcext:value="&lt;500" calcext:base-cell-address="Cities_perM_ratio.M27"/>
            <calcext:condition calcext:apply-style-name="Times500" calcext:value="&lt;1000" calcext:base-cell-address="Cities_perM_ratio.M27"/>
            <calcext:condition calcext:apply-style-name="Times1000" calcext:value="&gt;=1000" calcext:base-cell-address="Cities_perM_ratio.M27"/>
          </calcext:conditional-format>
        </calcext:conditional-formats>
      </table:table>
      <table:table table:name="CitiesDistance" table:style-name="ta1" table:print="false">
        <office:forms form:automatic-focus="false" form:apply-design-mode="false"/>
        <table:shapes>
          <draw:frame draw:z-index="0" draw:style-name="gr9" draw:text-style-name="P3" svg:width="159.99mm" svg:height="89.99mm" svg:x="28.98mm" svg:y="137.24mm">
            <draw:object draw:notify-on-update-of-ranges="CitiesDistance.D6:CitiesDistance.D23 CitiesDistance.E5:CitiesDistance.E5 CitiesDistance.E6:CitiesDistance.E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9" draw:text-style-name="P3" svg:width="159.99mm" svg:height="89.99mm" svg:x="27.18mm" svg:y="248.43mm">
            <draw:object draw:notify-on-update-of-ranges="CitiesDistance.D5:CitiesDistance.D5 CitiesDistance.D6:CitiesDistance.D23 CitiesDistance.H5:CitiesDistance.H5 CitiesDistance.H6:CitiesDistance.H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8" table:default-cell-style-name="ce2"/>
        <table:table-column table:style-name="co29" table:default-cell-style-name="ce2"/>
        <table:table-column table:style-name="co30" table:default-cell-style-name="ce2"/>
        <table:table-column table:style-name="co31" table:default-cell-style-name="ce2"/>
        <table:table-column table:style-name="co32" table:default-cell-style-name="ce2"/>
        <table:table-column table:style-name="co34" table:number-columns-repeated="2" table:default-cell-style-name="ce2"/>
        <table:table-column table:style-name="co35" table:default-cell-style-name="ce2"/>
        <table:table-column table:style-name="co11" table:number-columns-repeated="50" table:default-cell-style-name="ce2"/>
        <table:table-row table:style-name="ro12">
          <table:table-cell table:style-name="ce8"/>
          <table:table-cell table:style-name="ce112"/>
          <table:table-cell table:style-name="ce8" table:number-columns-repeated="7"/>
          <table:table-cell table:number-columns-repeated="50"/>
        </table:table-row>
        <table:table-row table:style-name="ro2">
          <table:table-cell table:style-name="ce8"/>
          <table:table-cell table:style-name="ce30" office:value-type="string" calcext:value-type="string">
            <text:p>2019–20 Coronavirus pandemic</text:p>
          </table:table-cell>
          <table:table-cell table:style-name="ce158"/>
          <table:table-cell table:style-name="ce218" office:value-type="string" calcext:value-type="string">
            <text:p>2019-20 冠狀病毒病疫情 COVID-19</text:p>
          </table:table-cell>
          <table:table-cell table:style-name="ce218"/>
          <table:table-cell table:style-name="ce158" table:number-columns-repeated="2"/>
          <table:table-cell table:style-name="ce222" office:value-type="string" calcext:value-type="string">
            <text:p>Date 日期 :</text:p>
          </table:table-cell>
          <table:table-cell table:style-name="ce299" table:formula="of:=[$World_E_Asian.J2]" office:value-type="string" office:string-value="2020-04-13" calcext:value-type="string">
            <text:p>2020-04-13</text:p>
          </table:table-cell>
          <table:table-cell table:number-columns-repeated="50"/>
        </table:table-row>
        <table:table-row table:style-name="ro2">
          <table:table-cell table:style-name="ce8"/>
          <table:table-cell table:style-name="ce31"/>
          <table:table-cell table:style-name="ce159" table:number-columns-repeated="6"/>
          <table:table-cell table:style-name="ce55"/>
          <table:table-cell table:number-columns-repeated="50"/>
        </table:table-row>
        <table:table-row table:style-name="ro2">
          <table:table-cell table:style-name="ce8"/>
          <table:table-cell table:style-name="ce113" office:value-type="string" calcext:value-type="string">
            <text:p>Cities comparison <text:s/>城市距離比較</text:p>
          </table:table-cell>
          <table:table-cell table:style-name="ce124" table:number-columns-repeated="6"/>
          <table:table-cell table:style-name="ce248"/>
          <table:table-cell table:number-columns-repeated="50"/>
        </table:table-row>
        <table:table-row table:style-name="ro2">
          <table:table-cell table:style-name="ce8"/>
          <table:table-cell table:style-name="ce673" office:value-type="string" calcext:value-type="string" table:number-columns-spanned="1" table:number-rows-spanned="3">
            <text:p>Cities</text:p>
          </table:table-cell>
          <table:table-cell table:style-name="ce673" office:value-type="string" calcext:value-type="string" table:number-columns-spanned="1" table:number-rows-spanned="3">
            <text:p>城市</text:p>
          </table:table-cell>
          <table:table-cell table:style-name="ce673" office:value-type="string" calcext:value-type="string" table:number-columns-spanned="1" table:number-rows-spanned="3">
            <text:p>Distance to </text:p>
            <text:p>Wuhan (km)</text:p>
            <text:p> 至武漢距離</text:p>
          </table:table-cell>
          <table:table-cell table:style-name="ce676" office:value-type="string" calcext:value-type="string" table:number-columns-spanned="1" table:number-rows-spanned="3">
            <text:p>Cases </text:p>
            <text:p>確診個案</text:p>
          </table:table-cell>
          <table:table-cell table:style-name="ce676" office:value-type="string" calcext:value-type="string" table:number-columns-spanned="1" table:number-rows-spanned="3">
            <text:p>Deaths </text:p>
            <text:p>死亡人數</text:p>
          </table:table-cell>
          <table:table-cell table:style-name="ce676" office:value-type="string" calcext:value-type="string" table:number-columns-spanned="1" table:number-rows-spanned="3">
            <text:p>Cases per </text:p>
            <text:p>million </text:p>
            <text:p>每百萬人確診</text:p>
          </table:table-cell>
          <table:table-cell table:style-name="ce676" office:value-type="string" calcext:value-type="string" table:number-columns-spanned="1" table:number-rows-spanned="3">
            <text:p>Deaths per </text:p>
            <text:p>million </text:p>
            <text:p>每百萬人死亡</text:p>
          </table:table-cell>
          <table:table-cell table:style-name="ce248"/>
          <table:table-cell table:number-columns-repeated="50"/>
        </table:table-row>
        <table:table-row table:style-name="ro2">
          <table:table-cell table:style-name="ce8"/>
          <table:covered-table-cell table:number-columns-repeated="2" table:style-name="ce674"/>
          <table:covered-table-cell table:style-name="ce675"/>
          <table:covered-table-cell table:number-columns-repeated="4" table:style-name="ce677"/>
          <table:table-cell table:style-name="ce58"/>
          <table:table-cell table:number-columns-repeated="50"/>
        </table:table-row>
        <table:table-row table:style-name="ro2">
          <table:table-cell table:style-name="ce8"/>
          <table:covered-table-cell table:number-columns-repeated="3" table:style-name="ce674"/>
          <table:covered-table-cell table:number-columns-repeated="4" table:style-name="ce678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/>
            <text:p><text:span text:style-name="T3">Hong Kong</text:span></text:p>
          </table:table-cell>
          <table:table-cell table:style-name="ce19" office:value-type="string" calcext:value-type="string">
            <text:p/>
            <text:p><text:span text:style-name="T3">香港</text:span></text:p>
          </table:table-cell>
          <table:table-cell table:style-name="ce474" office:value-type="float" office:value="919" calcext:value-type="float">
            <text:p>919</text:p>
          </table:table-cell>
          <table:table-cell table:style-name="ce679" table:formula="of:=[$World_E_Asian_Cities.D29]" office:value-type="float" office:value="1017" calcext:value-type="float">
            <text:p>1,017</text:p>
          </table:table-cell>
          <table:table-cell table:style-name="ce679" table:formula="of:=[$World_E_Asian_Cities.E29]" office:value-type="float" office:value="4" calcext:value-type="float">
            <text:p>4</text:p>
          </table:table-cell>
          <table:table-cell table:style-name="ce679" table:formula="of:=[$World_E_Asian_Cities.H29]" office:value-type="float" office:value="135.587345181116" calcext:value-type="float">
            <text:p>136</text:p>
          </table:table-cell>
          <table:table-cell table:style-name="ce681" table:formula="of:=[$World_E_Asian_Cities.I29]" office:value-type="float" office:value="0.533283560201048" calcext:value-type="float">
            <text:p>0.53</text:p>
          </table:table-cell>
          <table:table-cell table:style-name="ce682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Taipei City</text:p>
          </table:table-cell>
          <table:table-cell table:style-name="ce19" office:value-type="string" calcext:value-type="string">
            <text:p>新北市</text:p>
          </table:table-cell>
          <table:table-cell table:style-name="ce474" office:value-type="float" office:value="943" calcext:value-type="float">
            <text:p>943</text:p>
          </table:table-cell>
          <table:table-cell table:style-name="ce679" table:formula="of:=[$World_E_Asian_Cities.D33]" office:value-type="float" office:value="100" calcext:value-type="float">
            <text:p>100</text:p>
          </table:table-cell>
          <table:table-cell table:style-name="ce679" table:formula="of:=[$World_E_Asian_Cities.E33]" office:value-type="float" office:value="1" calcext:value-type="float">
            <text:p>1</text:p>
          </table:table-cell>
          <table:table-cell table:style-name="ce679" table:formula="of:=[$World_E_Asian_Cities.H33]" office:value-type="float" office:value="24.8720828777597" calcext:value-type="float">
            <text:p>25</text:p>
          </table:table-cell>
          <table:table-cell table:style-name="ce681" table:formula="of:=[$World_E_Asian_Cities.I33]" office:value-type="float" office:value="0.248720828777597" calcext:value-type="float">
            <text:p>0.25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8" office:value-type="string" calcext:value-type="string">
            <text:p>Daegu</text:p>
          </table:table-cell>
          <table:table-cell table:style-name="ce155" office:value-type="string" calcext:value-type="string">
            <text:p>大邱</text:p>
          </table:table-cell>
          <table:table-cell table:style-name="ce474" office:value-type="float" office:value="1451" calcext:value-type="float">
            <text:p>1,451</text:p>
          </table:table-cell>
          <table:table-cell table:style-name="ce680" table:formula="of:=[$World_E_Asian_Cities.D25]" office:value-type="float" office:value="6761" calcext:value-type="float">
            <text:p>6,761</text:p>
          </table:table-cell>
          <table:table-cell table:style-name="ce680" table:formula="of:=[$World_E_Asian_Cities.E25]" office:value-type="float" office:value="122" calcext:value-type="float">
            <text:p>122</text:p>
          </table:table-cell>
          <table:table-cell table:style-name="ce679" table:formula="of:=[$World_E_Asian_Cities.H25]" office:value-type="float" office:value="2715.476973671" calcext:value-type="float">
            <text:p>2,715</text:p>
          </table:table-cell>
          <table:table-cell table:style-name="ce681" table:formula="of:=[$World_E_Asian_Cities.I25]" office:value-type="float" office:value="48.9998803117678" calcext:value-type="float">
            <text:p>49.00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Manila</text:p>
          </table:table-cell>
          <table:table-cell table:style-name="ce415" office:value-type="string" calcext:value-type="string">
            <text:p>馬尼拉</text:p>
          </table:table-cell>
          <table:table-cell table:style-name="ce474" office:value-type="float" office:value="1904" calcext:value-type="float">
            <text:p>1,904</text:p>
          </table:table-cell>
          <table:table-cell table:style-name="ce680" table:formula="of:=[$World_E_Asian_Cities.D27]" office:value-type="float" office:value="1186" calcext:value-type="float">
            <text:p>1,186</text:p>
          </table:table-cell>
          <table:table-cell table:style-name="ce680" table:formula="of:=[$World_E_Asian_Cities.E27]" office:value-type="float" office:value="52" calcext:value-type="float">
            <text:p>52</text:p>
          </table:table-cell>
          <table:table-cell table:style-name="ce679" table:formula="of:=[$World_E_Asian_Cities.H27]" office:value-type="float" office:value="92.1003881806159" calcext:value-type="float">
            <text:p>92</text:p>
          </table:table-cell>
          <table:table-cell table:style-name="ce681" table:formula="of:=[$World_E_Asian_Cities.I27]" office:value-type="float" office:value="4.03812831820575" calcext:value-type="float">
            <text:p>4.04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Bangkok</text:p>
          </table:table-cell>
          <table:table-cell table:style-name="ce19" office:value-type="string" calcext:value-type="string">
            <text:p>曼谷</text:p>
          </table:table-cell>
          <table:table-cell table:style-name="ce474" office:value-type="float" office:value="2344" calcext:value-type="float">
            <text:p>2,344</text:p>
          </table:table-cell>
          <table:table-cell table:style-name="ce680" table:formula="of:=[$World_E_Asian_Cities.D30]" office:value-type="float" office:value="945" calcext:value-type="float">
            <text:p>945</text:p>
          </table:table-cell>
          <table:table-cell table:style-name="ce680" table:formula="of:=[$World_E_Asian_Cities.E30]" office:value-type="float" office:value="11" calcext:value-type="float">
            <text:p>11</text:p>
          </table:table-cell>
          <table:table-cell table:style-name="ce679" table:formula="of:=[$World_E_Asian_Cities.H30]" office:value-type="float" office:value="107.9925947935" calcext:value-type="float">
            <text:p>108</text:p>
          </table:table-cell>
          <table:table-cell table:style-name="ce681" table:formula="of:=[$World_E_Asian_Cities.I30]" office:value-type="float" office:value="1.25705665897196" calcext:value-type="float">
            <text:p>1.26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okyo</text:p>
          </table:table-cell>
          <table:table-cell table:style-name="ce146" office:value-type="string" calcext:value-type="string">
            <text:p>東京</text:p>
          </table:table-cell>
          <table:table-cell table:style-name="ce474" office:value-type="float" office:value="2428" calcext:value-type="float">
            <text:p>2,428</text:p>
          </table:table-cell>
          <table:table-cell table:style-name="ce680" table:formula="of:=[$World_E_Asian_Cities.D31]" office:value-type="float" office:value="587" calcext:value-type="float">
            <text:p>587</text:p>
          </table:table-cell>
          <table:table-cell table:style-name="ce680" table:formula="of:=[$World_E_Asian_Cities.E31]" office:value-type="float" office:value="16" calcext:value-type="float">
            <text:p>16</text:p>
          </table:table-cell>
          <table:table-cell table:style-name="ce679" table:formula="of:=[$World_E_Asian_Cities.H31]" office:value-type="float" office:value="42.1414277802897" calcext:value-type="float">
            <text:p>42</text:p>
          </table:table-cell>
          <table:table-cell table:style-name="ce681" table:formula="of:=[$World_E_Asian_Cities.I31]" office:value-type="float" office:value="1.14865901956497" calcext:value-type="float">
            <text:p>1.15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Singapore</text:p>
          </table:table-cell>
          <table:table-cell table:style-name="ce19" office:value-type="string" calcext:value-type="string">
            <text:p>新加坡</text:p>
          </table:table-cell>
          <table:table-cell table:style-name="ce474" office:value-type="float" office:value="3432" calcext:value-type="float">
            <text:p>3,432</text:p>
          </table:table-cell>
          <table:table-cell table:style-name="ce680" table:formula="of:=[$World_E_Asian_Cities.D26]" office:value-type="float" office:value="3252" calcext:value-type="float">
            <text:p>3,252</text:p>
          </table:table-cell>
          <table:table-cell table:style-name="ce680" table:formula="of:=[$World_E_Asian_Cities.E26]" office:value-type="float" office:value="10" calcext:value-type="float">
            <text:p>10</text:p>
          </table:table-cell>
          <table:table-cell table:style-name="ce679" table:formula="of:=[$World_E_Asian_Cities.H26]" office:value-type="float" office:value="570.166210814223" calcext:value-type="float">
            <text:p>570</text:p>
          </table:table-cell>
          <table:table-cell table:style-name="ce681" table:formula="of:=[$World_E_Asian_Cities.I26]" office:value-type="float" office:value="1.75327863104004" calcext:value-type="float">
            <text:p>1.75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409" office:value-type="string" calcext:value-type="string">
            <text:p>Kuala Lumpur</text:p>
          </table:table-cell>
          <table:table-cell table:style-name="ce415" office:value-type="string" calcext:value-type="string">
            <text:p>吉隆坡</text:p>
          </table:table-cell>
          <table:table-cell table:style-name="ce474" office:value-type="float" office:value="3326" calcext:value-type="float">
            <text:p>3,326</text:p>
          </table:table-cell>
          <table:table-cell table:style-name="ce680" table:formula="of:=[$World_E_Asian_Cities.D32]" office:value-type="float" office:value="595" calcext:value-type="float">
            <text:p>595</text:p>
          </table:table-cell>
          <table:table-cell table:style-name="ce680" table:formula="of:=[$World_E_Asian_Cities.E32]" office:value-type="float" office:value="52" calcext:value-type="float">
            <text:p>52</text:p>
          </table:table-cell>
          <table:table-cell table:style-name="ce679" table:formula="of:=[$World_E_Asian_Cities.H32]" office:value-type="float" office:value="82.6388888888889" calcext:value-type="float">
            <text:p>83</text:p>
          </table:table-cell>
          <table:table-cell table:style-name="ce681" table:formula="of:=[$World_E_Asian_Cities.I32]" office:value-type="float" office:value="7.22222222222222" calcext:value-type="float">
            <text:p>7.22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Jakarta</text:p>
          </table:table-cell>
          <table:table-cell table:style-name="ce146" office:value-type="string" calcext:value-type="string">
            <text:p>雅加達</text:p>
          </table:table-cell>
          <table:table-cell table:style-name="ce474" office:value-type="float" office:value="4166" calcext:value-type="float">
            <text:p>4,166</text:p>
          </table:table-cell>
          <table:table-cell table:style-name="ce680" table:formula="of:=[$World_E_Asian_Cities.D28]" office:value-type="float" office:value="808" calcext:value-type="float">
            <text:p>808</text:p>
          </table:table-cell>
          <table:table-cell table:style-name="ce680" table:formula="of:=[$World_E_Asian_Cities.E28]" office:value-type="float" office:value="85" calcext:value-type="float">
            <text:p>85</text:p>
          </table:table-cell>
          <table:table-cell table:style-name="ce679" table:formula="of:=[$World_E_Asian_Cities.H28]" office:value-type="float" office:value="80.1960435956809" calcext:value-type="float">
            <text:p>80</text:p>
          </table:table-cell>
          <table:table-cell table:style-name="ce681" table:formula="of:=[$World_E_Asian_Cities.I28]" office:value-type="float" office:value="8.43646498221891" calcext:value-type="float">
            <text:p>8.44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Tehran </text:p>
          </table:table-cell>
          <table:table-cell table:style-name="ce146" office:value-type="string" calcext:value-type="string">
            <text:p>德克蘭 </text:p>
          </table:table-cell>
          <table:table-cell table:style-name="ce474" office:value-type="float" office:value="5782" calcext:value-type="float">
            <text:p>5,782</text:p>
          </table:table-cell>
          <table:table-cell table:style-name="ce680" table:formula="of:=[$World_E_Asian_Cities.D18]" office:value-type="float" office:value="5098" calcext:value-type="float">
            <text:p>5,098</text:p>
          </table:table-cell>
          <table:table-cell table:style-name="ce680" table:formula="of:=[$World_E_Asian_Cities.E18]" office:value-type="float" office:value="318.804356648209" calcext:value-type="float">
            <text:p>319</text:p>
          </table:table-cell>
          <table:table-cell table:style-name="ce679" table:formula="of:=[$World_E_Asian_Cities.H18]" office:value-type="float" office:value="2039.19918432033" calcext:value-type="float">
            <text:p>2,039</text:p>
          </table:table-cell>
          <table:table-cell table:style-name="ce681" table:formula="of:=[$World_E_Asian_Cities.I18]" office:value-type="float" office:value="127.521691650607" calcext:value-type="float">
            <text:p>127.52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6" office:value-type="string" calcext:value-type="string">
            <text:p>Stockholm</text:p>
          </table:table-cell>
          <table:table-cell table:style-name="ce146" office:value-type="string" calcext:value-type="string">
            <text:p>斯德哥爾摩</text:p>
          </table:table-cell>
          <table:table-cell table:style-name="ce474" office:value-type="float" office:value="7450" calcext:value-type="float">
            <text:p>7,450</text:p>
          </table:table-cell>
          <table:table-cell table:style-name="ce680" table:formula="of:=[$World_E_Asian_Cities.D16]" office:value-type="float" office:value="4806" calcext:value-type="float">
            <text:p>4,806</text:p>
          </table:table-cell>
          <table:table-cell table:style-name="ce680" table:formula="of:=[$World_E_Asian_Cities.E16]" office:value-type="float" office:value="616" calcext:value-type="float">
            <text:p>616</text:p>
          </table:table-cell>
          <table:table-cell table:style-name="ce679" table:formula="of:=[$World_E_Asian_Cities.H16]" office:value-type="float" office:value="2021.80741842621" calcext:value-type="float">
            <text:p>2,022</text:p>
          </table:table-cell>
          <table:table-cell table:style-name="ce681" table:formula="of:=[$World_E_Asian_Cities.I16]" office:value-type="float" office:value="259.141358666364" calcext:value-type="float">
            <text:p>259.14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mbardia</text:p>
          </table:table-cell>
          <table:table-cell table:style-name="ce19" office:value-type="string" calcext:value-type="string">
            <text:p>倫巴底</text:p>
          </table:table-cell>
          <table:table-cell table:style-name="ce474" office:value-type="float" office:value="8640" calcext:value-type="float">
            <text:p>8,640</text:p>
          </table:table-cell>
          <table:table-cell table:style-name="ce680" table:formula="of:=[$World_E_Asian_Cities.D11]" office:value-type="float" office:value="60314" calcext:value-type="float">
            <text:p>60,314</text:p>
          </table:table-cell>
          <table:table-cell table:style-name="ce680" table:formula="of:=[$World_E_Asian_Cities.E11]" office:value-type="float" office:value="10901" calcext:value-type="float">
            <text:p>10,901</text:p>
          </table:table-cell>
          <table:table-cell table:style-name="ce679" table:formula="of:=[$World_E_Asian_Cities.H11]" office:value-type="float" office:value="5984.71206424442" calcext:value-type="float">
            <text:p>5,985</text:p>
          </table:table-cell>
          <table:table-cell table:style-name="ce681" table:formula="of:=[$World_E_Asian_Cities.I11]" office:value-type="float" office:value="1081.66174043055" calcext:value-type="float">
            <text:p>1,081.66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London</text:p>
          </table:table-cell>
          <table:table-cell table:style-name="ce19" office:value-type="string" calcext:value-type="string">
            <text:p>倫敦</text:p>
          </table:table-cell>
          <table:table-cell table:style-name="ce474" office:value-type="float" office:value="8870" calcext:value-type="float">
            <text:p>8,870</text:p>
          </table:table-cell>
          <table:table-cell table:style-name="ce680" table:formula="of:=[$World_E_Asian_Cities.D15]" office:value-type="float" office:value="18000" calcext:value-type="float">
            <text:p>18,000</text:p>
          </table:table-cell>
          <table:table-cell table:style-name="ce680" table:formula="of:=[$World_E_Asian_Cities.E15]" office:value-type="float" office:value="3071" calcext:value-type="float">
            <text:p>3,071</text:p>
          </table:table-cell>
          <table:table-cell table:style-name="ce679" table:formula="of:=[$World_E_Asian_Cities.H15]" office:value-type="float" office:value="2022.61394760868" calcext:value-type="float">
            <text:p>2,023</text:p>
          </table:table-cell>
          <table:table-cell table:style-name="ce681" table:formula="of:=[$World_E_Asian_Cities.I15]" office:value-type="float" office:value="345.080412950348" calcext:value-type="float">
            <text:p>345.08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Paris</text:p>
          </table:table-cell>
          <table:table-cell table:style-name="ce19" office:value-type="string" calcext:value-type="string">
            <text:p>巴黎</text:p>
          </table:table-cell>
          <table:table-cell table:style-name="ce474" office:value-type="float" office:value="8940" calcext:value-type="float">
            <text:p>8,940</text:p>
          </table:table-cell>
          <table:table-cell table:style-name="ce680" table:formula="of:=[$World_E_Asian_Cities.D14]" office:value-type="float" office:value="18062" calcext:value-type="float">
            <text:p>18,062</text:p>
          </table:table-cell>
          <table:table-cell table:style-name="ce680" table:formula="of:=[$World_E_Asian_Cities.E14]" office:value-type="float" office:value="1767" calcext:value-type="float">
            <text:p>1,767</text:p>
          </table:table-cell>
          <table:table-cell table:style-name="ce679" table:formula="of:=[$World_E_Asian_Cities.H14]" office:value-type="float" office:value="1478.87183252706" calcext:value-type="float">
            <text:p>1,479</text:p>
          </table:table-cell>
          <table:table-cell table:style-name="ce681" table:formula="of:=[$World_E_Asian_Cities.I14]" office:value-type="float" office:value="144.677584324843" calcext:value-type="float">
            <text:p>144.68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Madrid</text:p>
          </table:table-cell>
          <table:table-cell table:style-name="ce19" office:value-type="string" calcext:value-type="string">
            <text:p>馬德里</text:p>
          </table:table-cell>
          <table:table-cell table:style-name="ce474" office:value-type="float" office:value="9860" calcext:value-type="float">
            <text:p>9,860</text:p>
          </table:table-cell>
          <table:table-cell table:style-name="ce680" table:formula="of:=[$World_E_Asian_Cities.D12]" office:value-type="float" office:value="48048" calcext:value-type="float">
            <text:p>48,048</text:p>
          </table:table-cell>
          <table:table-cell table:style-name="ce680" table:formula="of:=[$World_E_Asian_Cities.E12]" office:value-type="float" office:value="6568" calcext:value-type="float">
            <text:p>6,568</text:p>
          </table:table-cell>
          <table:table-cell table:style-name="ce679" table:formula="of:=[$World_E_Asian_Cities.H12]" office:value-type="float" office:value="7212.30378677471" calcext:value-type="float">
            <text:p>7,212</text:p>
          </table:table-cell>
          <table:table-cell table:style-name="ce681" table:formula="of:=[$World_E_Asian_Cities.I12]" office:value-type="float" office:value="985.89767048652" calcext:value-type="float">
            <text:p>985.90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 office:value-type="string" calcext:value-type="string">
            <text:p>New York</text:p>
          </table:table-cell>
          <table:table-cell table:style-name="ce19" office:value-type="string" calcext:value-type="string">
            <text:p>紐約</text:p>
          </table:table-cell>
          <table:table-cell table:style-name="ce474" office:value-type="float" office:value="12033" calcext:value-type="float">
            <text:p>12,033</text:p>
          </table:table-cell>
          <table:table-cell table:style-name="ce680" table:formula="of:=[$World_E_Asian_Cities.D10]" office:value-type="float" office:value="110425" calcext:value-type="float">
            <text:p>110,425</text:p>
          </table:table-cell>
          <table:table-cell table:style-name="ce680" table:formula="of:=[$World_E_Asian_Cities.E10]" office:value-type="float" office:value="7905" calcext:value-type="float">
            <text:p>7,905</text:p>
          </table:table-cell>
          <table:table-cell table:style-name="ce679" table:formula="of:=[$World_E_Asian_Cities.H10]" office:value-type="float" office:value="13507.4255061049" calcext:value-type="float">
            <text:p>13,507</text:p>
          </table:table-cell>
          <table:table-cell table:style-name="ce681" table:formula="of:=[$World_E_Asian_Cities.I10]" office:value-type="float" office:value="966.956745535516" calcext:value-type="float">
            <text:p>966.96</text:p>
          </table:table-cell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09"/>
          <table:table-cell table:style-name="ce19"/>
          <table:table-cell table:style-name="ce405"/>
          <table:table-cell table:style-name="ce293"/>
          <table:table-cell table:style-name="ce19" table:number-columns-repeated="2"/>
          <table:table-cell table:style-name="ce405"/>
          <table:table-cell table:style-name="ce58"/>
          <table:table-cell table:number-columns-repeated="50"/>
        </table:table-row>
        <table:table-row table:style-name="ro2">
          <table:table-cell table:style-name="ce8"/>
          <table:table-cell table:style-name="ce110"/>
          <table:table-cell table:style-name="ce125" table:number-columns-repeated="6"/>
          <table:table-cell table:style-name="ce232"/>
          <table:table-cell table:number-columns-repeated="50"/>
        </table:table-row>
        <table:table-row table:style-name="ro2">
          <table:table-cell table:style-name="ce8" table:number-columns-repeated="9"/>
          <table:table-cell table:number-columns-repeated="50"/>
        </table:table-row>
        <table:table-row table:style-name="ro2" table:number-rows-repeated="1047912">
          <table:table-cell table:number-columns-repeated="59"/>
        </table:table-row>
        <table:table-row table:style-name="ro8" table:number-rows-repeated="637">
          <table:table-cell table:number-columns-repeated="59"/>
        </table:table-row>
        <table:table-row table:style-name="ro8">
          <table:table-cell table:number-columns-repeated="59"/>
        </table:table-row>
      </table:table>
      <table:named-expressions/>
      <table:database-ranges>
        <table:database-range table:name="__Anonymous_Sheet_DB__2" table:target-range-address="World_E_Asian_Ratio.E4:World_E_Asian_Ratio.N25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World_EAsian_perM_Ratio.B37:World_EAsian_perM_Ratio.N56" table:contains-header="false">
          <table:sort>
            <table:sort-by table:field-number="2" table:order="descending" table:data-type="automatic"/>
          </table:sort>
        </table:database-range>
        <table:database-range table:name="__Anonymous_Sheet_DB__8" table:target-range-address="USA_Top_E_Asian_Ratio.E29:USA_Top_E_Asian_Ratio.N40" table:orientation="column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CitiesRatio.E4:CitiesRatio.N14" table:contains-header="false" table:orientation="column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Cities_perM_ratio.E25:Cities_perM_ratio.N35" table:contains-header="false" table:orientation="column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" svg:font-family="'Noto Sans CJK T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family-asian="'AR PL UMing TW'" style:font-family-generic-asian="system" style:font-pitch-asian="variable" style:font-size-asian="12pt" style:language-asian="zh" style:country-asian="TW" style:font-name-complex="Noto Sans CJK TC" style:font-size-complex="12pt" style:language-complex="hi" style:country-complex="IN"/>
    </style:default-style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37">
      <number:number number:decimal-places="4" loext:min-decimal-places="4" number:min-integer-digits="1"/>
    </number:number-style>
    <number:number-style style:name="N138">
      <number:number number:decimal-places="3" loext:min-decimal-places="3" number:min-integer-digits="1"/>
    </number:number-style>
    <number:number-style style:name="N139">
      <number:number number:decimal-places="12" loext:min-decimal-places="12" number:min-integer-digits="1"/>
    </number:number-style>
    <number:number-style style:name="N140">
      <number:number number:decimal-places="1" loext:min-decimal-places="1" number:min-integer-digits="1" number:grouping="true"/>
    </number:number-style>
    <number:number-style style:name="N141">
      <number:number number:decimal-places="3" loext:min-decimal-places="3" number:min-integer-digits="1" number:grouping="true"/>
    </number:number-style>
    <number:number-style style:name="N142">
      <number:number number:decimal-places="4" loext:min-decimal-places="4" number:min-integer-digits="1" number:grouping="true"/>
    </number:number-style>
    <number:number-style style:name="N143">
      <number:number number:decimal-places="11" loext:min-decimal-places="11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9" loext:min-decimal-places="9" number:min-integer-digits="1"/>
    </number:number-style>
    <number:number-style style:name="N146">
      <number:number number:decimal-places="8" loext:min-decimal-places="8" number:min-integer-digits="1"/>
    </number:number-style>
    <number:number-style style:name="N147">
      <number:number number:decimal-places="7" loext:min-decimal-places="7" number:min-integer-digits="1"/>
    </number:number-style>
    <number:number-style style:name="N148">
      <number:number number:decimal-places="6" loext:min-decimal-places="6" number:min-integer-digits="1"/>
    </number:number-style>
    <number:number-style style:name="N149">
      <number:number number:decimal-places="5" loext:min-decimal-places="5" number:min-integer-digits="1"/>
    </number:number-style>
    <number:number-style style:name="N150">
      <number:number number:decimal-places="1" loext:min-decimal-places="1" number:min-integer-digits="1"/>
    </number:number-style>
    <style:style style:name="Default" style:family="table-cell">
      <style:text-properties style:font-name-asian="Noto Sans CJK TC" style:font-family-asian="'Noto Sans CJK TC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Times10" style:family="table-cell" style:parent-style-name="Default" style:data-style-name="N1">
      <style:table-cell-properties fo:background-color="#99ffff" fo:border="none"/>
      <style:text-properties fo:color="#000000" style:text-underline-style="none"/>
    </style:style>
    <style:style style:name="Times100" style:family="table-cell" style:parent-style-name="Default" style:data-style-name="N1">
      <style:table-cell-properties fo:background-color="#ffff66" fo:border="none"/>
      <style:text-properties fo:color="#000000" style:text-underline-style="none"/>
    </style:style>
    <style:style style:name="Times500" style:family="table-cell" style:parent-style-name="Default" style:data-style-name="N1">
      <style:table-cell-properties fo:background-color="#ffcc00" fo:border="none"/>
      <style:text-properties fo:color="#000000" style:text-underline-style="none"/>
    </style:style>
    <style:style style:name="Times1000" style:family="table-cell" style:parent-style-name="Default" style:data-style-name="N1">
      <style:table-cell-properties fo:background-color="#ff3333" fo:border="none"/>
      <style:text-properties fo:color="#ffffff"/>
    </style:style>
  </office:styles>
  <office:automatic-styles>
    <style:page-layout style:name="Mpm1">
      <style:page-layout-properties fo:page-width="279.4mm" fo:page-height="215.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5">0000/00/00</text:date>, <text:time style:data-style-name="N2" text:time-value="05:17:23.95860471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2T14:33:37.778944543</meta:creation-date>
    <dc:date>2020-03-22T14:52:15.234742967</dc:date>
    <meta:editing-duration>PT18M42S</meta:editing-duration>
    <meta:editing-cycles>4</meta:editing-cycles>
    <meta:generator>LibreOffice/6.0.7.3$Linux_X86_64 LibreOffice_project/00m0$Build-3</meta:generator>
    <dc:title>Tables</dc:title>
    <meta:document-statistic meta:table-count="14" meta:cell-count="4422" meta:object-count="1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16cm" svg:y="0.316cm" chart:style-name="ch2">
          <text:p>Distances and cases plot</text:p>
        </chart:title>
        <chart:legend chart:legend-position="end" svg:x="13.869cm" svg:y="3.949cm" style:legend-expansion="high" chart:style-name="ch3"/>
        <chart:plot-area chart:style-name="ch4" table:cell-range-address="CitiesDistance.D6:CitiesDistance.E23 CitiesDistance.E5:CitiesDistance.E5" chart:data-source-has-labels="row" svg:x="0.32cm" svg:y="1.275cm" svg:width="13.229cm" svg:height="7.545cm">
          <chartooo:coordinate-region svg:x="1.603cm" svg:y="1.474cm" svg:width="11.243cm" svg:height="6.699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CitiesDistance.E6:CitiesDistance.E23" chart:label-cell-address="CitiesDistance.E5:CitiesDistance.E5" chart:class="chart:scatter">
            <chart:domain table:cell-range-address="CitiesDistance.D6:CitiesDistance.D23"/>
            <chart:data-point chart:repeated="1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ases 
確診個案</text:p>
                <draw:g>
                  <svg:desc>CitiesDistance.E5:CitiesDistance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CitiesDistance.D6:CitiesDistance.D23</svg:desc>
                </draw:g>
              </table:table-cell>
              <table:table-cell office:value-type="float" office:value="NaN">
                <text:p>NaN</text:p>
                <draw:g>
                  <svg:desc>CitiesDistance.E6:CitiesDistance.E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19">
                <text:p>919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3">
                <text:p>94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51">
                <text:p>1451</text:p>
              </table:table-cell>
              <table:table-cell office:value-type="float" office:value="6761">
                <text:p>67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04">
                <text:p>1904</text:p>
              </table:table-cell>
              <table:table-cell office:value-type="float" office:value="1186">
                <text:p>11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44">
                <text:p>2344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8">
                <text:p>2428</text:p>
              </table:table-cell>
              <table:table-cell office:value-type="float" office:value="587">
                <text:p>58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32">
                <text:p>3432</text:p>
              </table:table-cell>
              <table:table-cell office:value-type="float" office:value="3252">
                <text:p>325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326">
                <text:p>3326</text:p>
              </table:table-cell>
              <table:table-cell office:value-type="float" office:value="595">
                <text:p>5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66">
                <text:p>4166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782">
                <text:p>5782</text:p>
              </table:table-cell>
              <table:table-cell office:value-type="float" office:value="5098">
                <text:p>5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450">
                <text:p>7450</text:p>
              </table:table-cell>
              <table:table-cell office:value-type="float" office:value="4806">
                <text:p>480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640">
                <text:p>8640</text:p>
              </table:table-cell>
              <table:table-cell office:value-type="float" office:value="60314">
                <text:p>603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870">
                <text:p>8870</text:p>
              </table:table-cell>
              <table:table-cell office:value-type="float" office:value="18000">
                <text:p>18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40">
                <text:p>8940</text:p>
              </table:table-cell>
              <table:table-cell office:value-type="float" office:value="18062">
                <text:p>180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860">
                <text:p>9860</text:p>
              </table:table-cell>
              <table:table-cell office:value-type="float" office:value="48048">
                <text:p>480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033">
                <text:p>12033</text:p>
              </table:table-cell>
              <table:table-cell office:value-type="float" office:value="110425">
                <text:p>1104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3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3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0" chart:style-name="ch1">
        <chart:title svg:x="5.35cm" svg:y="0.316cm" chart:style-name="ch2">
          <text:p>Distances and deaths plot</text:p>
        </chart:title>
        <chart:legend chart:legend-position="end" svg:x="13.181cm" svg:y="3.751cm" style:legend-expansion="high" chart:style-name="ch3"/>
        <chart:plot-area chart:style-name="ch4" table:cell-range-address="CitiesDistance.D5:CitiesDistance.D23 CitiesDistance.H5:CitiesDistance.H23" chart:data-source-has-labels="both" svg:x="1.331cm" svg:y="1.275cm" svg:width="11.53cm" svg:height="7.545cm">
          <chartooo:coordinate-region svg:x="2.614cm" svg:y="1.474cm" svg:width="9.438cm" svg:height="6.699cm"/>
          <chart:axis chart:dimension="x" chart:name="primary-x" chart:style-name="ch5" chartooo:axis-type="auto">
            <chart:categories table:cell-range-address="CitiesDistance.D5:CitiesDistance.D5"/>
          </chart:axis>
          <chart:axis chart:dimension="y" chart:name="primary-y" chart:style-name="ch6">
            <chart:title svg:x="0.451cm" svg:y="5.898cm" chart:style-name="ch7">
              <text:p>Y Axis Title</text:p>
            </chart:title>
            <chart:grid chart:style-name="ch8" chart:class="major"/>
          </chart:axis>
          <chart:series chart:style-name="ch9" chart:values-cell-range-address="CitiesDistance.H6:CitiesDistance.H23" chart:label-cell-address="CitiesDistance.H5:CitiesDistance.H5" chart:class="chart:scatter">
            <chart:domain table:cell-range-address="CitiesDistance.D6:CitiesDistance.D23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Deaths per 
million 
每百萬人死亡</text:p>
                <draw:g>
                  <svg:desc>CitiesDistance.H5:CitiesDistance.H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stance to 
Wuhan (km)
 至武漢距離</text:p>
                <draw:g>
                  <svg:desc>CitiesDistance.D5:CitiesDistance.D5</svg:desc>
                </draw:g>
              </table:table-cell>
              <table:table-cell office:value-type="float" office:value="NaN">
                <text:p>NaN</text:p>
                <draw:g>
                  <svg:desc>CitiesDistance.D6:CitiesDistance.D23</svg:desc>
                </draw:g>
              </table:table-cell>
              <table:table-cell office:value-type="float" office:value="NaN">
                <text:p>NaN</text:p>
                <draw:g>
                  <svg:desc>CitiesDistance.H6:CitiesDistance.H23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919">
                <text:p>919</text:p>
              </table:table-cell>
              <table:table-cell office:value-type="float" office:value="0.533283560201048">
                <text:p>0.533283560201048</text:p>
              </table:table-cell>
            </table:table-row>
            <table:table-row>
              <table:table-cell office:value-type="string"/>
              <table:table-cell office:value-type="float" office:value="943">
                <text:p>943</text:p>
              </table:table-cell>
              <table:table-cell office:value-type="float" office:value="0.248720828777597">
                <text:p>0.248720828777597</text:p>
              </table:table-cell>
            </table:table-row>
            <table:table-row>
              <table:table-cell office:value-type="string"/>
              <table:table-cell office:value-type="float" office:value="1451">
                <text:p>1451</text:p>
              </table:table-cell>
              <table:table-cell office:value-type="float" office:value="48.9998803117678">
                <text:p>48.9998803117678</text:p>
              </table:table-cell>
            </table:table-row>
            <table:table-row>
              <table:table-cell office:value-type="string"/>
              <table:table-cell office:value-type="float" office:value="1904">
                <text:p>1904</text:p>
              </table:table-cell>
              <table:table-cell office:value-type="float" office:value="4.03812831820575">
                <text:p>4.03812831820575</text:p>
              </table:table-cell>
            </table:table-row>
            <table:table-row>
              <table:table-cell office:value-type="string"/>
              <table:table-cell office:value-type="float" office:value="2344">
                <text:p>2344</text:p>
              </table:table-cell>
              <table:table-cell office:value-type="float" office:value="1.25705665897196">
                <text:p>1.25705665897196</text:p>
              </table:table-cell>
            </table:table-row>
            <table:table-row>
              <table:table-cell office:value-type="string"/>
              <table:table-cell office:value-type="float" office:value="2428">
                <text:p>2428</text:p>
              </table:table-cell>
              <table:table-cell office:value-type="float" office:value="1.14865901956497">
                <text:p>1.14865901956497</text:p>
              </table:table-cell>
            </table:table-row>
            <table:table-row>
              <table:table-cell office:value-type="string"/>
              <table:table-cell office:value-type="float" office:value="3432">
                <text:p>3432</text:p>
              </table:table-cell>
              <table:table-cell office:value-type="float" office:value="1.75327863104004">
                <text:p>1.75327863104004</text:p>
              </table:table-cell>
            </table:table-row>
            <table:table-row>
              <table:table-cell office:value-type="string"/>
              <table:table-cell office:value-type="float" office:value="3326">
                <text:p>3326</text:p>
              </table:table-cell>
              <table:table-cell office:value-type="float" office:value="7.22222222222222">
                <text:p>7.22222222222222</text:p>
              </table:table-cell>
            </table:table-row>
            <table:table-row>
              <table:table-cell office:value-type="string"/>
              <table:table-cell office:value-type="float" office:value="4166">
                <text:p>4166</text:p>
              </table:table-cell>
              <table:table-cell office:value-type="float" office:value="8.43646498221891">
                <text:p>8.43646498221891</text:p>
              </table:table-cell>
            </table:table-row>
            <table:table-row>
              <table:table-cell office:value-type="string"/>
              <table:table-cell office:value-type="float" office:value="5782">
                <text:p>5782</text:p>
              </table:table-cell>
              <table:table-cell office:value-type="float" office:value="127.521691650607">
                <text:p>127.521691650607</text:p>
              </table:table-cell>
            </table:table-row>
            <table:table-row>
              <table:table-cell office:value-type="string"/>
              <table:table-cell office:value-type="float" office:value="7450">
                <text:p>7450</text:p>
              </table:table-cell>
              <table:table-cell office:value-type="float" office:value="259.141358666364">
                <text:p>259.141358666364</text:p>
              </table:table-cell>
            </table:table-row>
            <table:table-row>
              <table:table-cell office:value-type="string"/>
              <table:table-cell office:value-type="float" office:value="8640">
                <text:p>8640</text:p>
              </table:table-cell>
              <table:table-cell office:value-type="float" office:value="1081.66174043055">
                <text:p>1081.66174043055</text:p>
              </table:table-cell>
            </table:table-row>
            <table:table-row>
              <table:table-cell office:value-type="string"/>
              <table:table-cell office:value-type="float" office:value="8870">
                <text:p>8870</text:p>
              </table:table-cell>
              <table:table-cell office:value-type="float" office:value="345.080412950348">
                <text:p>345.080412950348</text:p>
              </table:table-cell>
            </table:table-row>
            <table:table-row>
              <table:table-cell office:value-type="string"/>
              <table:table-cell office:value-type="float" office:value="8940">
                <text:p>8940</text:p>
              </table:table-cell>
              <table:table-cell office:value-type="float" office:value="144.677584324843">
                <text:p>144.677584324843</text:p>
              </table:table-cell>
            </table:table-row>
            <table:table-row>
              <table:table-cell office:value-type="string"/>
              <table:table-cell office:value-type="float" office:value="9860">
                <text:p>9860</text:p>
              </table:table-cell>
              <table:table-cell office:value-type="float" office:value="985.89767048652">
                <text:p>985.89767048652</text:p>
              </table:table-cell>
            </table:table-row>
            <table:table-row>
              <table:table-cell office:value-type="string"/>
              <table:table-cell office:value-type="float" office:value="12033">
                <text:p>12033</text:p>
              </table:table-cell>
              <table:table-cell office:value-type="float" office:value="966.956745535516">
                <text:p>966.956745535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